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fo:wrap-option="wrap"/>
      <style:text-properties fo:color="#0000FF" style:text-underline-style="solid" style:text-underline-type="single"/>
    </style:style>
    <style:style style:name="ce6" style:family="table-cell" style:parent-style-name="Heading_32_1"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style:vertical-align="top" fo:wrap-option="wrap"/>
      <style:text-properties fo:color="#0000FF" style:text-underline-style="solid" style:text-underline-type="single"/>
    </style:style>
    <style:style style:name="ce9" style:family="table-cell" style:parent-style-name="Default" style:data-style-name="N0">
      <style:table-cell-properties style:vertical-align="top" fo:wrap-option="wrap"/>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36"/>
    <style:style style:name="ce12" style:family="table-cell" style:parent-style-name="Default" style:data-style-name="N36">
      <style:text-properties fo:color="#0000FF" style:text-underline-style="solid" style:text-underline-type="single"/>
    </style:style>
    <style:style style:name="co1" style:family="table-column">
      <style:table-column-properties fo:break-before="auto" style:column-width="24.209375cm"/>
    </style:style>
    <style:style style:name="co2" style:family="table-column">
      <style:table-column-properties fo:break-before="auto" style:column-width="2.11666666666667cm"/>
    </style:style>
    <style:style style:name="co3" style:family="table-column">
      <style:table-column-properties fo:break-before="auto" style:column-width="3.46604166666667cm"/>
    </style:style>
    <style:style style:name="co4" style:family="table-column">
      <style:table-column-properties fo:break-before="auto" style:column-width="5.318125cm"/>
    </style:style>
    <style:style style:name="co5" style:family="table-column">
      <style:table-column-properties fo:break-before="auto" style:column-width="12.1708333333333cm"/>
    </style:style>
    <style:style style:name="co6" style:family="table-column">
      <style:table-column-properties fo:break-before="auto" style:column-width="4.57729166666667cm"/>
    </style:style>
    <style:style style:name="co7" style:family="table-column">
      <style:table-column-properties fo:break-before="auto" style:column-width="2.72520833333333cm"/>
    </style:style>
    <style:style style:name="co8" style:family="table-column">
      <style:table-column-properties fo:break-before="auto" style:column-width="23.2833333333333cm"/>
    </style:style>
    <style:style style:name="co9" style:family="table-column">
      <style:table-column-properties fo:break-before="auto" style:column-width="14.9489583333333cm"/>
    </style:style>
    <style:style style:name="co10" style:family="table-column">
      <style:table-column-properties fo:break-before="auto" style:column-width="7.72583333333333cm"/>
    </style:style>
    <style:style style:name="co11" style:family="table-column">
      <style:table-column-properties fo:break-before="auto" style:column-width="7.17020833333333cm"/>
    </style:style>
    <style:style style:name="co12" style:family="table-column">
      <style:table-column-properties fo:break-before="auto" style:column-width="1.42875cm"/>
    </style:style>
    <style:style style:name="co13" style:family="table-column">
      <style:table-column-properties fo:break-before="auto" style:column-width="2.35479166666667cm"/>
    </style:style>
    <style:style style:name="ro1" style:family="table-row">
      <style:table-row-properties style:row-height="21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35.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EEP - Annex F - Final Energy Demand</text:p>
          </table:table-cell>
          <table:table-cell table:number-columns-repeated="16383"/>
        </table:table-row>
        <table:table-row table:style-name="ro2">
          <table:table-cell office:value-type="string" table:style-name="ce3">
            <text:p>The 'Table_of_contents' sheet contains details of the scenarios published.</text:p>
          </table:table-cell>
          <table:table-cell table:number-columns-repeated="16383"/>
        </table:table-row>
        <table:table-row table:style-name="ro3">
          <table:table-cell office:value-type="string" table:style-name="ce3">
            <text:p>The 'Notes' sheet contains details of key assumptions. Some cells in tables may refer to notes which can also be found on this sheet. Note markers are presented in square brackets, for example: [note 1].</text:p>
          </table:table-cell>
          <table:table-cell table:number-columns-repeated="16383"/>
        </table:table-row>
        <table:table-row table:style-name="ro4">
          <table:table-cell office:value-type="string" table:style-name="ce4">
            <text:p>Publication details</text:p>
          </table:table-cell>
          <table:table-cell table:number-columns-repeated="16383"/>
        </table:table-row>
        <table:table-row table:style-name="ro2">
          <table:table-cell office:value-type="string" table:style-name="ce3">
            <text:p>Annex scenarios for EEP 2021-2040 publication</text:p>
          </table:table-cell>
          <table:table-cell table:number-columns-repeated="16383"/>
        </table:table-row>
        <table:table-row table:style-name="ro4">
          <table:table-cell office:value-type="string" table:style-name="ce4">
            <text:p>Version details</text:p>
          </table:table-cell>
          <table:table-cell table:number-columns-repeated="16383"/>
        </table:table-row>
        <table:table-row table:style-name="ro2">
          <table:table-cell office:value-type="string" table:style-name="ce3">
            <text:p>Last published: October 2022</text:p>
          </table:table-cell>
          <table:table-cell table:number-columns-repeated="16383"/>
        </table:table-row>
        <table:table-row table:style-name="ro4">
          <table:table-cell office:value-type="string" table:style-name="ce4">
            <text:p>Collection</text:p>
          </table:table-cell>
          <table:table-cell table:number-columns-repeated="16383"/>
        </table:table-row>
        <table:table-row table:style-name="ro2">
          <table:table-cell office:value-type="string" office:string-value="Energy and emissions projections" table:formula="of:=HYPERLINK(&quot;https://www.gov.uk/government/collections/energy-and-emissions-projections&quot;;&quot;Energy and emissions projections&quot;)" table:style-name="ce5">
            <text:p>Energy and emissions projections</text:p>
          </table:table-cell>
          <table:table-cell table:number-columns-repeated="16383"/>
        </table:table-row>
        <table:table-row table:style-name="ro4">
          <table:table-cell office:value-type="string" table:style-name="ce4">
            <text:p>From</text:p>
          </table:table-cell>
          <table:table-cell table:number-columns-repeated="16383"/>
        </table:table-row>
        <table:table-row table:style-name="ro2">
          <table:table-cell office:value-type="string" office:string-value="Department for Business, Energy &amp; Industrial Strategy" table:formula="of:=HYPERLINK(&quot;https://www.gov.uk/government/organisations/department-for-business-energy-and-industrial-strategy&quot;;&quot;Department for Business, Energy &amp; Industrial Strategy&quot;)" table:style-name="ce5">
            <text:p>Department for Business, Energy &amp; Industrial Strategy</text:p>
          </table:table-cell>
          <table:table-cell table:number-columns-repeated="16383"/>
        </table:table-row>
        <table:table-row table:style-name="ro4">
          <table:table-cell office:value-type="string" table:style-name="ce4">
            <text:p>Contact details</text:p>
          </table:table-cell>
          <table:table-cell table:number-columns-repeated="16383"/>
        </table:table-row>
        <table:table-row table:style-name="ro2">
          <table:table-cell office:value-type="string" office:string-value="emissionsprojections@beis.gov.uk" table:formula="of:=HYPERLINK(&quot;mailto:emissionsprojections@beis.gov.uk&quot;;&quot;emissionsprojections@beis.gov.uk&quot;)" table:style-name="ce5">
            <text:p>emissionsprojections@beis.gov.uk</text:p>
          </table:table-cell>
          <table:table-cell table:number-columns-repeated="16383"/>
        </table:table-row>
        <table:table-row table:number-rows-repeated="1048563" table:style-name="ro2">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5" table:default-cell-style-name="ce1"/>
        <table:table-column table:style-name="co6" table:number-columns-repeated="4" table:default-cell-style-name="ce1"/>
        <table:table-column table:style-name="co2" table:number-columns-repeated="16377" table:default-cell-style-name="ce1"/>
        <table:table-row table:style-name="ro1">
          <table:table-cell office:value-type="string" table:style-name="ce6">
            <text:p>Table of contents</text:p>
          </table:table-cell>
          <table:table-cell table:number-columns-repeated="16383" table:style-name="ce1"/>
        </table:table-row>
        <table:table-row table:style-name="ro2">
          <table:table-cell office:value-type="string" table:style-name="ce1">
            <text:p>This worksheet contains one table.</text:p>
          </table:table-cell>
          <table:table-cell table:number-columns-repeated="16383" table:style-name="ce1"/>
        </table:table-row>
        <table:table-row table:style-name="ro3">
          <table:table-cell office:value-type="string" table:style-name="ce7">
            <text:p>scenario</text:p>
          </table:table-cell>
          <table:table-cell office:value-type="string" table:style-name="ce7">
            <text:p>Scenario name</text:p>
          </table:table-cell>
          <table:table-cell office:value-type="string" table:style-name="ce7">
            <text:p>Scenario Description</text:p>
          </table:table-cell>
          <table:table-cell office:value-type="string" table:style-name="ce7">
            <text:p>Fossil fuel price assumptions</text:p>
          </table:table-cell>
          <table:table-cell office:value-type="string" table:style-name="ce7">
            <text:p>Economic assumptions</text:p>
          </table:table-cell>
          <table:table-cell office:value-type="string" table:style-name="ce7">
            <text:p>Policy assumptions</text:p>
          </table:table-cell>
          <table:table-cell office:value-type="string" table:style-name="ce7">
            <text:p>GWPs</text:p>
          </table:table-cell>
          <table:table-cell table:number-columns-repeated="16377"/>
        </table:table-row>
        <table:table-row table:style-name="ro5">
          <table:table-cell office:value-type="string" office:string-value="Reference" table:formula="of:=HYPERLINK(&quot;#Reference!A1&quot;;&quot;Reference&quot;)" table:style-name="ce8">
            <text:p>Reference</text:p>
          </table:table-cell>
          <table:table-cell office:value-type="string" table:style-name="ce9">
            <text:p>Reference</text:p>
          </table:table-cell>
          <table:table-cell office:value-type="string" table:style-name="ce9">
            <text:p>Contains all "EEP-ready" policies i.e. policies that have been implemented and those that are planned where the level of funding has been agreed and the design of the policy is near final. See Annex D on policy savings for definitions of each policy implementation status.</text:p>
          </table:table-cell>
          <table:table-cell office:value-type="string" table:style-name="ce9">
            <text:p>Central</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FFP_Low" table:formula="of:=HYPERLINK(&quot;#FFP_Low!A1&quot;;&quot;FFP_Low&quot;)" table:style-name="ce8">
            <text:p>FFP_Low</text:p>
          </table:table-cell>
          <table:table-cell office:value-type="string" table:style-name="ce9">
            <text:p>Fossil Fuel Prices - Low</text:p>
          </table:table-cell>
          <table:table-cell office:value-type="string" table:style-name="ce9">
            <text:p>Reference assumptions with lower fossil fuel prices</text:p>
          </table:table-cell>
          <table:table-cell office:value-type="string" table:style-name="ce9">
            <text:p>Low</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FFP_High" table:formula="of:=HYPERLINK(&quot;#FFP_High!A1&quot;;&quot;FFP_High&quot;)" table:style-name="ce8">
            <text:p>FFP_High</text:p>
          </table:table-cell>
          <table:table-cell office:value-type="string" table:style-name="ce9">
            <text:p>Fossil Fuel Prices - High</text:p>
          </table:table-cell>
          <table:table-cell office:value-type="string" table:style-name="ce9">
            <text:p>Reference assumptions with higher fossil fuel prices</text:p>
          </table:table-cell>
          <table:table-cell office:value-type="string" table:style-name="ce9">
            <text:p>High</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3">
          <table:table-cell office:value-type="string" office:string-value="FFP_Exten_High" table:formula="of:=HYPERLINK(&quot;#FFP_Exten_High!A1&quot;;&quot;FFP_Exten_High&quot;)" table:style-name="ce8">
            <text:p>FFP_Exten_High</text:p>
          </table:table-cell>
          <table:table-cell office:value-type="string" table:style-name="ce9">
            <text:p>Fossil Fuel Prices - Extended High</text:p>
          </table:table-cell>
          <table:table-cell office:value-type="string" table:style-name="ce9">
            <text:p>Reference assumptions with extended higher fossil fuel prices</text:p>
          </table:table-cell>
          <table:table-cell office:value-type="string" table:style-name="ce9">
            <text:p>Extended High</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GDP_Low" table:formula="of:=HYPERLINK(&quot;#GDP_Low!A1&quot;;&quot;GDP_Low&quot;)" table:style-name="ce8">
            <text:p>GDP_Low</text:p>
          </table:table-cell>
          <table:table-cell office:value-type="string" table:style-name="ce9">
            <text:p>Economic Growth - Low</text:p>
          </table:table-cell>
          <table:table-cell office:value-type="string" table:style-name="ce9">
            <text:p>Reference assumptions with lower economic growth</text:p>
          </table:table-cell>
          <table:table-cell office:value-type="string" table:style-name="ce9">
            <text:p>Central</text:p>
          </table:table-cell>
          <table:table-cell office:value-type="string" table:style-name="ce9">
            <text:p>Low</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GDP_High" table:formula="of:=HYPERLINK(&quot;#GDP_High!A1&quot;;&quot;GDP_High&quot;)" table:style-name="ce8">
            <text:p>GDP_High</text:p>
          </table:table-cell>
          <table:table-cell office:value-type="string" table:style-name="ce9">
            <text:p>Economic Growth - High</text:p>
          </table:table-cell>
          <table:table-cell office:value-type="string" table:style-name="ce9">
            <text:p>Reference assumptions with higher economic growth</text:p>
          </table:table-cell>
          <table:table-cell office:value-type="string" table:style-name="ce9">
            <text:p>Central</text:p>
          </table:table-cell>
          <table:table-cell office:value-type="string" table:style-name="ce9">
            <text:p>High</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Existing" table:formula="of:=HYPERLINK(&quot;#Existing!A1&quot;;&quot;Existing&quot;)" table:style-name="ce8">
            <text:p>Existing</text:p>
          </table:table-cell>
          <table:table-cell office:value-type="string" table:style-name="ce9">
            <text:p>With Existing Measures</text:p>
          </table:table-cell>
          <table:table-cell office:value-type="string" table:style-name="ce9">
            <text:p>Reference assumptions, but excluding planned policies</text:p>
          </table:table-cell>
          <table:table-cell office:value-type="string" table:style-name="ce9">
            <text:p>Central</text:p>
          </table:table-cell>
          <table:table-cell office:value-type="string" table:style-name="ce9">
            <text:p>Central</text:p>
          </table:table-cell>
          <table:table-cell office:value-type="string" table:style-name="ce9">
            <text:p>Existing</text:p>
          </table:table-cell>
          <table:table-cell office:value-type="string" table:style-name="ce9">
            <text:p>AR5 without feedback</text:p>
          </table:table-cell>
          <table:table-cell table:number-columns-repeated="16377"/>
        </table:table-row>
        <table:table-row table:style-name="ro3">
          <table:table-cell office:value-type="string" office:string-value="Pre2010_Baseline" table:formula="of:=HYPERLINK(&quot;#Pre2010_Baseline!A1&quot;;&quot;Pre2010_Baseline&quot;)" table:style-name="ce8">
            <text:p>Pre2010_Baseline</text:p>
          </table:table-cell>
          <table:table-cell office:value-type="string" table:style-name="ce9">
            <text:p>Pre2010 Baseline</text:p>
          </table:table-cell>
          <table:table-cell office:value-type="string" table:style-name="ce9">
            <text:p>Reference assumptions, but only including policies that existed before the Low Carbon Transition Plan of July 2009.</text:p>
          </table:table-cell>
          <table:table-cell office:value-type="string" table:style-name="ce9">
            <text:p>Central</text:p>
          </table:table-cell>
          <table:table-cell office:value-type="string" table:style-name="ce9">
            <text:p>Central</text:p>
          </table:table-cell>
          <table:table-cell office:value-type="string" table:style-name="ce9">
            <text:p>Pre2010 Baseline policies only</text:p>
          </table:table-cell>
          <table:table-cell office:value-type="string" table:style-name="ce9">
            <text:p>AR5 without feedback</text:p>
          </table:table-cell>
          <table:table-cell table:number-columns-repeated="16377"/>
        </table:table-row>
        <table:table-row table:style-name="ro2">
          <table:table-cell table:number-columns-repeated="7" table:style-name="ce9"/>
          <table:table-cell table:number-columns-repeated="16377"/>
        </table:table-row>
        <table:table-row table:number-rows-repeated="1048564" table:style-name="ro2">
          <table:table-cell table:number-columns-repeated="16384"/>
        </table:table-row>
      </table:table>
      <table:table table:name="Notes" table:style-name="ta1">
        <table:table-column table:style-name="co7" table:default-cell-style-name="ce1"/>
        <table:table-column table:style-name="co8" table:default-cell-style-name="ce1"/>
        <table:table-column table:style-name="co9" table:default-cell-style-name="ce1"/>
        <table:table-column table:style-name="co2" table:number-columns-repeated="16381" table:default-cell-style-name="ce1"/>
        <table:table-row table:style-name="ro1">
          <table:table-cell office:value-type="string" table:style-name="ce6">
            <text:p>Notes</text:p>
          </table:table-cell>
          <table:table-cell table:number-columns-repeated="16383" table:style-name="ce1"/>
        </table:table-row>
        <table:table-row table:style-name="ro2">
          <table:table-cell office:value-type="string" table:style-name="ce1">
            <text:p>This worksheet contains one table. Some cells in the 'Link' column are empty where no relevant link is required.</text:p>
          </table:table-cell>
          <table:table-cell table:number-columns-repeated="16383" table:style-name="ce1"/>
        </table:table-row>
        <table:table-row table:style-name="ro2">
          <table:table-cell office:value-type="string" table:style-name="ce7">
            <text:p>Note</text:p>
          </table:table-cell>
          <table:table-cell office:value-type="string" table:style-name="ce7">
            <text:p>Note text</text:p>
          </table:table-cell>
          <table:table-cell office:value-type="string" table:style-name="ce7">
            <text:p>Link</text:p>
          </table:table-cell>
          <table:table-cell table:number-columns-repeated="16381"/>
        </table:table-row>
        <table:table-row table:style-name="ro2">
          <table:table-cell office:value-type="string" table:style-name="ce9">
            <text:p>[note 1]</text:p>
          </table:table-cell>
          <table:table-cell office:value-type="string" table:style-name="ce9">
            <text:p>Annex M for EEP 2021-2040 contains details of how we vary the growth and price inputs for the different scenarios in this annex.</text:p>
          </table:table-cell>
          <table:table-cell table:style-name="ce8"/>
          <table:table-cell table:number-columns-repeated="16381"/>
        </table:table-row>
        <table:table-row table:style-name="ro2">
          <table:table-cell office:value-type="string" table:style-name="ce9">
            <text:p>[note 2]</text:p>
          </table:table-cell>
          <table:table-cell office:value-type="string" table:style-name="ce9">
            <text:p>This reflects a set of assumptions for growth and prices. This does not reflect a desired or preferred outcome for Government.</text:p>
          </table:table-cell>
          <table:table-cell table:style-name="ce8"/>
          <table:table-cell table:number-columns-repeated="16381"/>
        </table:table-row>
        <table:table-row table:style-name="ro6">
          <table:table-cell office:value-type="string" table:style-name="ce9">
            <text:p>[note 3]</text:p>
          </table:table-cell>
          <table:table-cell office:value-type="string" table:style-name="ce9">
            <text:p>The geographic coverage of figures is the UK. It excludes the Crown dependencies (Isle of Man &amp; Channel Islands) and the UK Overseas Territories. This is broadly consistent with the Digest of UK Energy Statistics (DUKES). Note, however, that DUKES includes UK sales of fuels to the Crown Dependencies since HMRC does not treat these as exports. We include figures for international aviation but not international shipping. This is also consistent with DUKES but differs from the Inventory's treatment of emissions. The Inventory excludes both international aviation and international shipping.<text:s/></text:p>
          </table:table-cell>
          <table:table-cell office:value-type="string" office:string-value="Digest of UK Energy Statistics" table:formula="of:=HYPERLINK(&quot;https://www.gov.uk/government/collections/digest-of-uk-energy-statistics-dukes&quot;;&quot;Digest of UK Energy Statistics&quot;)" table:style-name="ce8">
            <text:p>Digest of UK Energy Statistics</text:p>
          </table:table-cell>
          <table:table-cell table:number-columns-repeated="16381"/>
        </table:table-row>
        <table:table-row table:style-name="ro3">
          <table:table-cell office:value-type="string" table:style-name="ce9">
            <text:p>[note 4]</text:p>
          </table:table-cell>
          <table:table-cell office:value-type="string" table:style-name="ce9">
            <text:p>We present energy figures on a basis consistent with DUKES final consumption Table 1.1 except that we do not show heat sold under contract.</text:p>
          </table:table-cell>
          <table:table-cell table:style-name="ce8"/>
          <table:table-cell table:number-columns-repeated="16381"/>
        </table:table-row>
        <table:table-row table:style-name="ro2">
          <table:table-cell office:value-type="string" table:style-name="ce9">
            <text:p>[note 5]</text:p>
          </table:table-cell>
          <table:table-cell office:value-type="string" table:style-name="ce9">
            <text:p>"Solid / manufactured fuels" includes steam coal, anthracite, manufactured sold fuels, benzole, tars, blast furnace gas and coke oven gas.</text:p>
          </table:table-cell>
          <table:table-cell table:style-name="ce8"/>
          <table:table-cell table:number-columns-repeated="16381"/>
        </table:table-row>
        <table:table-row table:style-name="ro2">
          <table:table-cell office:value-type="string" table:style-name="ce9">
            <text:p>[note 6]</text:p>
          </table:table-cell>
          <table:table-cell office:value-type="string" table:style-name="ce9">
            <text:p>The Commercial sector also includes the "Miscellaneous" category used in DUKES.</text:p>
          </table:table-cell>
          <table:table-cell table:style-name="ce8"/>
          <table:table-cell table:number-columns-repeated="16381"/>
        </table:table-row>
        <table:table-row table:style-name="ro2">
          <table:table-cell office:value-type="string" table:style-name="ce9">
            <text:p>[note 7]</text:p>
          </table:table-cell>
          <table:table-cell office:value-type="string" table:style-name="ce9">
            <text:p>"Residential" corresponds to the DUKES "domestic" sector.</text:p>
          </table:table-cell>
          <table:table-cell table:style-name="ce8"/>
          <table:table-cell table:number-columns-repeated="16381"/>
        </table:table-row>
        <table:table-row table:style-name="ro2">
          <table:table-cell office:value-type="string" table:style-name="ce9">
            <text:p>[note 8]</text:p>
          </table:table-cell>
          <table:table-cell office:value-type="string" table:style-name="ce9">
            <text:p>Taken together "Iron &amp; Steel" and "Other Industry sectors" correspond to the DUKES industry sector.</text:p>
          </table:table-cell>
          <table:table-cell table:style-name="ce8"/>
          <table:table-cell table:number-columns-repeated="16381"/>
        </table:table-row>
        <table:table-row table:style-name="ro2">
          <table:table-cell office:value-type="string" table:style-name="ce9">
            <text:p>[note 9]</text:p>
          </table:table-cell>
          <table:table-cell office:value-type="string" table:style-name="ce9">
            <text:p>"Public services" corresponds to the DUKES "public administration" sector.</text:p>
          </table:table-cell>
          <table:table-cell table:style-name="ce8"/>
          <table:table-cell table:number-columns-repeated="16381"/>
        </table:table-row>
        <table:table-row table:style-name="ro2">
          <table:table-cell office:value-type="string" table:style-name="ce9">
            <text:p>[note 10]</text:p>
          </table:table-cell>
          <table:table-cell office:value-type="string" table:style-name="ce9">
            <text:p>"Aviation fuel" in the transport block includes fuels for international aviation.</text:p>
          </table:table-cell>
          <table:table-cell table:style-name="ce8"/>
          <table:table-cell table:number-columns-repeated="16381"/>
        </table:table-row>
        <table:table-row table:style-name="ro2">
          <table:table-cell office:value-type="string" table:style-name="ce9">
            <text:p>[note 11]</text:p>
          </table:table-cell>
          <table:table-cell office:value-type="string" table:style-name="ce9">
            <text:p>"Renewables" in transport are biofuels: bioethanol and biodiesel.</text:p>
          </table:table-cell>
          <table:table-cell table:style-name="ce8"/>
          <table:table-cell table:number-columns-repeated="16381"/>
        </table:table-row>
        <table:table-row table:style-name="ro2">
          <table:table-cell table:number-columns-repeated="3" table:style-name="ce9"/>
          <table:table-cell table:number-columns-repeated="16381"/>
        </table:table-row>
        <table:table-row table:number-rows-repeated="1048561" table:style-name="ro2">
          <table:table-cell table:number-columns-repeated="16384"/>
        </table:table-row>
      </table:table>
      <table:table table:name="Reference"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Reference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10880283" table:style-name="ce11">
            <text:p>126,235</text:p>
          </table:table-cell>
          <table:table-cell office:value-type="float" office:value="132435.30984091401" table:style-name="ce11">
            <text:p>132,435</text:p>
          </table:table-cell>
          <table:table-cell office:value-type="float" office:value="127001.606775936" table:style-name="ce11">
            <text:p>127,002</text:p>
          </table:table-cell>
          <table:table-cell office:value-type="float" office:value="125966.992019695" table:style-name="ce11">
            <text:p>125,967</text:p>
          </table:table-cell>
          <table:table-cell office:value-type="float" office:value="126820.157701353" table:style-name="ce11">
            <text:p>126,820</text:p>
          </table:table-cell>
          <table:table-cell office:value-type="float" office:value="129603.987523363" table:style-name="ce11">
            <text:p>129,604</text:p>
          </table:table-cell>
          <table:table-cell office:value-type="float" office:value="131175.61409120701" table:style-name="ce11">
            <text:p>131,176</text:p>
          </table:table-cell>
          <table:table-cell office:value-type="float" office:value="131441.59126124799" table:style-name="ce11">
            <text:p>131,442</text:p>
          </table:table-cell>
          <table:table-cell office:value-type="float" office:value="131354.98491756199" table:style-name="ce11">
            <text:p>131,355</text:p>
          </table:table-cell>
          <table:table-cell office:value-type="float" office:value="131168.74992377599" table:style-name="ce11">
            <text:p>131,169</text:p>
          </table:table-cell>
          <table:table-cell office:value-type="float" office:value="130739.46845163799" table:style-name="ce11">
            <text:p>130,739</text:p>
          </table:table-cell>
          <table:table-cell office:value-type="float" office:value="130557.097489393" table:style-name="ce11">
            <text:p>130,557</text:p>
          </table:table-cell>
          <table:table-cell office:value-type="float" office:value="130360.79021008" table:style-name="ce11">
            <text:p>130,361</text:p>
          </table:table-cell>
          <table:table-cell office:value-type="float" office:value="130149.873020491" table:style-name="ce11">
            <text:p>130,150</text:p>
          </table:table-cell>
          <table:table-cell office:value-type="float" office:value="129925.903317663" table:style-name="ce11">
            <text:p>129,926</text:p>
          </table:table-cell>
          <table:table-cell office:value-type="float" office:value="129962.006462993" table:style-name="ce11">
            <text:p>129,962</text:p>
          </table:table-cell>
          <table:table-cell office:value-type="float" office:value="130313.157953987" table:style-name="ce11">
            <text:p>130,313</text:p>
          </table:table-cell>
          <table:table-cell office:value-type="float" office:value="130909.942687016" table:style-name="ce11">
            <text:p>130,910</text:p>
          </table:table-cell>
          <table:table-cell office:value-type="float" office:value="131644.84867334101" table:style-name="ce11">
            <text:p>131,645</text:p>
          </table:table-cell>
          <table:table-cell office:value-type="float" office:value="132277.97733503499" table:style-name="ce11">
            <text:p>132,278</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299" table:style-name="ce11">
            <text:p>126,070</text:p>
          </table:table-cell>
          <table:table-cell office:value-type="float" office:value="127312.141930945"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7149323401" table:style-name="ce11">
            <text:p>121,274</text:p>
          </table:table-cell>
          <table:table-cell office:value-type="float" office:value="119887.486730802" table:style-name="ce11">
            <text:p>119,887</text:p>
          </table:table-cell>
          <table:table-cell office:value-type="float" office:value="114516.408404303" table:style-name="ce11">
            <text:p>114,516</text:p>
          </table:table-cell>
          <table:table-cell office:value-type="float" office:value="113501.31943665" table:style-name="ce11">
            <text:p>113,501</text:p>
          </table:table-cell>
          <table:table-cell office:value-type="float" office:value="114341.515376457" table:style-name="ce11">
            <text:p>114,342</text:p>
          </table:table-cell>
          <table:table-cell office:value-type="float" office:value="117037.458184298" table:style-name="ce11">
            <text:p>117,037</text:p>
          </table:table-cell>
          <table:table-cell office:value-type="float" office:value="118574.19713147701" table:style-name="ce11">
            <text:p>118,574</text:p>
          </table:table-cell>
          <table:table-cell office:value-type="float" office:value="118776.86394643001" table:style-name="ce11">
            <text:p>118,777</text:p>
          </table:table-cell>
          <table:table-cell office:value-type="float" office:value="118620.88301581499" table:style-name="ce11">
            <text:p>118,621</text:p>
          </table:table-cell>
          <table:table-cell office:value-type="float" office:value="118262.76185531401" table:style-name="ce11">
            <text:p>118,263</text:p>
          </table:table-cell>
          <table:table-cell office:value-type="float" office:value="117913.05820868901" table:style-name="ce11">
            <text:p>117,913</text:p>
          </table:table-cell>
          <table:table-cell office:value-type="float" office:value="117626.716117192" table:style-name="ce11">
            <text:p>117,627</text:p>
          </table:table-cell>
          <table:table-cell office:value-type="float" office:value="117498.009439763" table:style-name="ce11">
            <text:p>117,498</text:p>
          </table:table-cell>
          <table:table-cell office:value-type="float" office:value="117323.99261769799" table:style-name="ce11">
            <text:p>117,324</text:p>
          </table:table-cell>
          <table:table-cell office:value-type="float" office:value="117212.178478949" table:style-name="ce11">
            <text:p>117,212</text:p>
          </table:table-cell>
          <table:table-cell office:value-type="float" office:value="117307.434152715" table:style-name="ce11">
            <text:p>117,307</text:p>
          </table:table-cell>
          <table:table-cell office:value-type="float" office:value="117588.90145089899" table:style-name="ce11">
            <text:p>117,589</text:p>
          </table:table-cell>
          <table:table-cell office:value-type="float" office:value="117975.981617079" table:style-name="ce11">
            <text:p>117,976</text:p>
          </table:table-cell>
          <table:table-cell office:value-type="float" office:value="118492.149912629" table:style-name="ce11">
            <text:p>118,492</text:p>
          </table:table-cell>
          <table:table-cell office:value-type="float" office:value="119092.656694404" table:style-name="ce11">
            <text:p>119,093</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482.386225175" table:style-name="ce11">
            <text:p>13,482</text:p>
          </table:table-cell>
          <table:table-cell office:value-type="float" office:value="13296.2732209858" table:style-name="ce11">
            <text:p>13,296</text:p>
          </table:table-cell>
          <table:table-cell office:value-type="float" office:value="13227.795091046401" table:style-name="ce11">
            <text:p>13,228</text:p>
          </table:table-cell>
          <table:table-cell office:value-type="float" office:value="13154.781827463699" table:style-name="ce11">
            <text:p>13,155</text:p>
          </table:table-cell>
          <table:table-cell office:value-type="float" office:value="13164.095364291599" table:style-name="ce11">
            <text:p>13,164</text:p>
          </table:table-cell>
          <table:table-cell office:value-type="float" office:value="13253.1676812515" table:style-name="ce11">
            <text:p>13,253</text:p>
          </table:table-cell>
          <table:table-cell office:value-type="float" office:value="13398.385182" table:style-name="ce11">
            <text:p>13,398</text:p>
          </table:table-cell>
          <table:table-cell office:value-type="float" office:value="13515.690738539901" table:style-name="ce11">
            <text:p>13,516</text:p>
          </table:table-cell>
          <table:table-cell office:value-type="float" office:value="13629.486846125301" table:style-name="ce11">
            <text:p>13,629</text:p>
          </table:table-cell>
          <table:table-cell office:value-type="float" office:value="13748.304166882001" table:style-name="ce11">
            <text:p>13,748</text:p>
          </table:table-cell>
          <table:table-cell office:value-type="float" office:value="13853.2946116124" table:style-name="ce11">
            <text:p>13,853</text:p>
          </table:table-cell>
          <table:table-cell office:value-type="float" office:value="13956.299630386" table:style-name="ce11">
            <text:p>13,956</text:p>
          </table:table-cell>
          <table:table-cell office:value-type="float" office:value="14044.8403482381" table:style-name="ce11">
            <text:p>14,045</text:p>
          </table:table-cell>
          <table:table-cell office:value-type="float" office:value="14130.243984003" table:style-name="ce11">
            <text:p>14,130</text:p>
          </table:table-cell>
          <table:table-cell office:value-type="float" office:value="14247.350903427499" table:style-name="ce11">
            <text:p>14,247</text:p>
          </table:table-cell>
          <table:table-cell office:value-type="float" office:value="14370.8896166126" table:style-name="ce11">
            <text:p>14,371</text:p>
          </table:table-cell>
          <table:table-cell office:value-type="float" office:value="14479.8200529309" table:style-name="ce11">
            <text:p>14,480</text:p>
          </table:table-cell>
          <table:table-cell office:value-type="float" office:value="14561.859482153999" table:style-name="ce11">
            <text:p>14,562</text:p>
          </table:table-cell>
          <table:table-cell office:value-type="float" office:value="14640.9145921322" table:style-name="ce11">
            <text:p>14,641</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403"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6826.8662927025" table:style-name="ce11">
            <text:p>36,827</text:p>
          </table:table-cell>
          <table:table-cell office:value-type="float" office:value="32240.225541479202" table:style-name="ce11">
            <text:p>32,240</text:p>
          </table:table-cell>
          <table:table-cell office:value-type="float" office:value="31722.378067536702" table:style-name="ce11">
            <text:p>31,722</text:p>
          </table:table-cell>
          <table:table-cell office:value-type="float" office:value="33307.704400133203" table:style-name="ce11">
            <text:p>33,308</text:p>
          </table:table-cell>
          <table:table-cell office:value-type="float" office:value="36417.703572150604" table:style-name="ce11">
            <text:p>36,418</text:p>
          </table:table-cell>
          <table:table-cell office:value-type="float" office:value="38580.9342351991" table:style-name="ce11">
            <text:p>38,581</text:p>
          </table:table-cell>
          <table:table-cell office:value-type="float" office:value="39302.137378006002" table:style-name="ce11">
            <text:p>39,302</text:p>
          </table:table-cell>
          <table:table-cell office:value-type="float" office:value="39681.637340769703" table:style-name="ce11">
            <text:p>39,682</text:p>
          </table:table-cell>
          <table:table-cell office:value-type="float" office:value="40016.831079726398" table:style-name="ce11">
            <text:p>40,017</text:p>
          </table:table-cell>
          <table:table-cell office:value-type="float" office:value="40244.500363073799" table:style-name="ce11">
            <text:p>40,245</text:p>
          </table:table-cell>
          <table:table-cell office:value-type="float" office:value="40463.102628187196" table:style-name="ce11">
            <text:p>40,463</text:p>
          </table:table-cell>
          <table:table-cell office:value-type="float" office:value="40697.563272248699" table:style-name="ce11">
            <text:p>40,698</text:p>
          </table:table-cell>
          <table:table-cell office:value-type="float" office:value="40913.0009937984" table:style-name="ce11">
            <text:p>40,913</text:p>
          </table:table-cell>
          <table:table-cell office:value-type="float" office:value="41133.696269643697" table:style-name="ce11">
            <text:p>41,134</text:p>
          </table:table-cell>
          <table:table-cell office:value-type="float" office:value="41352.009746469099" table:style-name="ce11">
            <text:p>41,352</text:p>
          </table:table-cell>
          <table:table-cell office:value-type="float" office:value="41639.7738046628" table:style-name="ce11">
            <text:p>41,640</text:p>
          </table:table-cell>
          <table:table-cell office:value-type="float" office:value="41973.568384507802" table:style-name="ce11">
            <text:p>41,974</text:p>
          </table:table-cell>
          <table:table-cell office:value-type="float" office:value="42298.915585037299" table:style-name="ce11">
            <text:p>42,299</text:p>
          </table:table-cell>
          <table:table-cell office:value-type="float" office:value="42674.317951554302" table:style-name="ce11">
            <text:p>42,674</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2662309836805" table:style-name="ce11">
            <text:p>874</text:p>
          </table:table-cell>
          <table:table-cell office:value-type="float" office:value="718.24613838744301" table:style-name="ce11">
            <text:p>718</text:p>
          </table:table-cell>
          <table:table-cell office:value-type="float" office:value="718.67582634348196" table:style-name="ce11">
            <text:p>719</text:p>
          </table:table-cell>
          <table:table-cell office:value-type="float" office:value="752.88229084141403" table:style-name="ce11">
            <text:p>753</text:p>
          </table:table-cell>
          <table:table-cell office:value-type="float" office:value="851.33862277392302" table:style-name="ce11">
            <text:p>851</text:p>
          </table:table-cell>
          <table:table-cell office:value-type="float" office:value="854.769245513687" table:style-name="ce11">
            <text:p>855</text:p>
          </table:table-cell>
          <table:table-cell office:value-type="float" office:value="857.062598050014" table:style-name="ce11">
            <text:p>857</text:p>
          </table:table-cell>
          <table:table-cell office:value-type="float" office:value="855.02016480673501" table:style-name="ce11">
            <text:p>855</text:p>
          </table:table-cell>
          <table:table-cell office:value-type="float" office:value="848.21581619687197" table:style-name="ce11">
            <text:p>848</text:p>
          </table:table-cell>
          <table:table-cell office:value-type="float" office:value="840.70198330754204" table:style-name="ce11">
            <text:p>841</text:p>
          </table:table-cell>
          <table:table-cell office:value-type="float" office:value="833.43565505013703" table:style-name="ce11">
            <text:p>833</text:p>
          </table:table-cell>
          <table:table-cell office:value-type="float" office:value="827.92479017711105" table:style-name="ce11">
            <text:p>828</text:p>
          </table:table-cell>
          <table:table-cell office:value-type="float" office:value="825.19254909403401" table:style-name="ce11">
            <text:p>825</text:p>
          </table:table-cell>
          <table:table-cell office:value-type="float" office:value="818.46224725792899" table:style-name="ce11">
            <text:p>818</text:p>
          </table:table-cell>
          <table:table-cell office:value-type="float" office:value="807.29465288019298" table:style-name="ce11">
            <text:p>807</text:p>
          </table:table-cell>
          <table:table-cell office:value-type="float" office:value="800.41650489769904" table:style-name="ce11">
            <text:p>800</text:p>
          </table:table-cell>
          <table:table-cell office:value-type="float" office:value="796.20398053617896" table:style-name="ce11">
            <text:p>796</text:p>
          </table:table-cell>
          <table:table-cell office:value-type="float" office:value="786.39646795813803" table:style-name="ce11">
            <text:p>786</text:p>
          </table:table-cell>
          <table:table-cell office:value-type="float" office:value="778.54808714145895" table:style-name="ce11">
            <text:p>779</text:p>
          </table:table-cell>
          <table:table-cell office:value-type="float" office:value="771.05990185324197" table:style-name="ce11">
            <text:p>771</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573.2696585866" table:style-name="ce11">
            <text:p>20,573</text:p>
          </table:table-cell>
          <table:table-cell office:value-type="float" office:value="20496.244559053201" table:style-name="ce11">
            <text:p>20,496</text:p>
          </table:table-cell>
          <table:table-cell office:value-type="float" office:value="20194.487202596199" table:style-name="ce11">
            <text:p>20,194</text:p>
          </table:table-cell>
          <table:table-cell office:value-type="float" office:value="19962.8406439951" table:style-name="ce11">
            <text:p>19,963</text:p>
          </table:table-cell>
          <table:table-cell office:value-type="float" office:value="19880.0150746564" table:style-name="ce11">
            <text:p>19,880</text:p>
          </table:table-cell>
          <table:table-cell office:value-type="float" office:value="19864.774494266101" table:style-name="ce11">
            <text:p>19,865</text:p>
          </table:table-cell>
          <table:table-cell office:value-type="float" office:value="19921.088953409198" table:style-name="ce11">
            <text:p>19,921</text:p>
          </table:table-cell>
          <table:table-cell office:value-type="float" office:value="19999.9454743608" table:style-name="ce11">
            <text:p>20,000</text:p>
          </table:table-cell>
          <table:table-cell office:value-type="float" office:value="20087.448167266" table:style-name="ce11">
            <text:p>20,087</text:p>
          </table:table-cell>
          <table:table-cell office:value-type="float" office:value="20197.069582944499" table:style-name="ce11">
            <text:p>20,197</text:p>
          </table:table-cell>
          <table:table-cell office:value-type="float" office:value="20326.653765350002" table:style-name="ce11">
            <text:p>20,327</text:p>
          </table:table-cell>
          <table:table-cell office:value-type="float" office:value="20477.114910673099" table:style-name="ce11">
            <text:p>20,477</text:p>
          </table:table-cell>
          <table:table-cell office:value-type="float" office:value="20651.8613693886" table:style-name="ce11">
            <text:p>20,652</text:p>
          </table:table-cell>
          <table:table-cell office:value-type="float" office:value="20849.016379734101" table:style-name="ce11">
            <text:p>20,849</text:p>
          </table:table-cell>
          <table:table-cell office:value-type="float" office:value="21107.588397668002" table:style-name="ce11">
            <text:p>21,108</text:p>
          </table:table-cell>
          <table:table-cell office:value-type="float" office:value="21395.275223382199" table:style-name="ce11">
            <text:p>21,395</text:p>
          </table:table-cell>
          <table:table-cell office:value-type="float" office:value="21718.073564266" table:style-name="ce11">
            <text:p>21,718</text:p>
          </table:table-cell>
          <table:table-cell office:value-type="float" office:value="22079.3364646175" table:style-name="ce11">
            <text:p>22,079</text:p>
          </table:table-cell>
          <table:table-cell office:value-type="float" office:value="22475.275348994001" table:style-name="ce11">
            <text:p>22,475</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9"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09.0324622240096" table:style-name="ce11">
            <text:p>5,309</text:p>
          </table:table-cell>
          <table:table-cell office:value-type="float" office:value="5249.6289455872002" table:style-name="ce11">
            <text:p>5,250</text:p>
          </table:table-cell>
          <table:table-cell office:value-type="float" office:value="5200.5415201423803" table:style-name="ce11">
            <text:p>5,201</text:p>
          </table:table-cell>
          <table:table-cell office:value-type="float" office:value="5184.4281169278602" table:style-name="ce11">
            <text:p>5,184</text:p>
          </table:table-cell>
          <table:table-cell office:value-type="float" office:value="5219.3794657485096" table:style-name="ce11">
            <text:p>5,219</text:p>
          </table:table-cell>
          <table:table-cell office:value-type="float" office:value="5254.8850086338798" table:style-name="ce11">
            <text:p>5,255</text:p>
          </table:table-cell>
          <table:table-cell office:value-type="float" office:value="5315.5761711472196" table:style-name="ce11">
            <text:p>5,316</text:p>
          </table:table-cell>
          <table:table-cell office:value-type="float" office:value="5345.8790248413197" table:style-name="ce11">
            <text:p>5,346</text:p>
          </table:table-cell>
          <table:table-cell office:value-type="float" office:value="5361.6519306739201" table:style-name="ce11">
            <text:p>5,362</text:p>
          </table:table-cell>
          <table:table-cell office:value-type="float" office:value="5406.8638283177897" table:style-name="ce11">
            <text:p>5,407</text:p>
          </table:table-cell>
          <table:table-cell office:value-type="float" office:value="5427.3035316529704" table:style-name="ce11">
            <text:p>5,427</text:p>
          </table:table-cell>
          <table:table-cell office:value-type="float" office:value="5449.8581649756698" table:style-name="ce11">
            <text:p>5,450</text:p>
          </table:table-cell>
          <table:table-cell office:value-type="float" office:value="5472.9765438615796" table:style-name="ce11">
            <text:p>5,473</text:p>
          </table:table-cell>
          <table:table-cell office:value-type="float" office:value="5502.5910886249703" table:style-name="ce11">
            <text:p>5,503</text:p>
          </table:table-cell>
          <table:table-cell office:value-type="float" office:value="5535.5747739430999" table:style-name="ce11">
            <text:p>5,536</text:p>
          </table:table-cell>
          <table:table-cell office:value-type="float" office:value="5569.3542676758898" table:style-name="ce11">
            <text:p>5,569</text:p>
          </table:table-cell>
          <table:table-cell office:value-type="float" office:value="5604.8093920777601" table:style-name="ce11">
            <text:p>5,605</text:p>
          </table:table-cell>
          <table:table-cell office:value-type="float" office:value="5644.1002619696101" table:style-name="ce11">
            <text:p>5,644</text:p>
          </table:table-cell>
          <table:table-cell office:value-type="float" office:value="5674.7225554876304" table:style-name="ce11">
            <text:p>5,675</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8901"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97"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4047.855292827902" table:style-name="ce11">
            <text:p>54,048</text:p>
          </table:table-cell>
          <table:table-cell office:value-type="float" office:value="53522.904696245903" table:style-name="ce11">
            <text:p>53,523</text:p>
          </table:table-cell>
          <table:table-cell office:value-type="float" office:value="53391.253799862097" table:style-name="ce11">
            <text:p>53,391</text:p>
          </table:table-cell>
          <table:table-cell office:value-type="float" office:value="52881.410047005302" table:style-name="ce11">
            <text:p>52,881</text:p>
          </table:table-cell>
          <table:table-cell office:value-type="float" office:value="52590.370782894403" table:style-name="ce11">
            <text:p>52,590</text:p>
          </table:table-cell>
          <table:table-cell office:value-type="float" office:value="51887.136111563399" table:style-name="ce11">
            <text:p>51,887</text:p>
          </table:table-cell>
          <table:table-cell office:value-type="float" office:value="51171.729518550099" table:style-name="ce11">
            <text:p>51,172</text:p>
          </table:table-cell>
          <table:table-cell office:value-type="float" office:value="50485.962681065699" table:style-name="ce11">
            <text:p>50,486</text:p>
          </table:table-cell>
          <table:table-cell office:value-type="float" office:value="49754.976110353302" table:style-name="ce11">
            <text:p>49,755</text:p>
          </table:table-cell>
          <table:table-cell office:value-type="float" office:value="48831.641095509898" table:style-name="ce11">
            <text:p>48,832</text:p>
          </table:table-cell>
          <table:table-cell office:value-type="float" office:value="48181.164482254302" table:style-name="ce11">
            <text:p>48,181</text:p>
          </table:table-cell>
          <table:table-cell office:value-type="float" office:value="47477.108154053698" table:style-name="ce11">
            <text:p>47,477</text:p>
          </table:table-cell>
          <table:table-cell office:value-type="float" office:value="46771.078804616503" table:style-name="ce11">
            <text:p>46,771</text:p>
          </table:table-cell>
          <table:table-cell office:value-type="float" office:value="46025.409117905998" table:style-name="ce11">
            <text:p>46,025</text:p>
          </table:table-cell>
          <table:table-cell office:value-type="float" office:value="45441.414311716697" table:style-name="ce11">
            <text:p>45,441</text:p>
          </table:table-cell>
          <table:table-cell office:value-type="float" office:value="45064.0092362461" table:style-name="ce11">
            <text:p>45,064</text:p>
          </table:table-cell>
          <table:table-cell office:value-type="float" office:value="44869.623000404397" table:style-name="ce11">
            <text:p>44,870</text:p>
          </table:table-cell>
          <table:table-cell office:value-type="float" office:value="44804.436967549598" table:style-name="ce11">
            <text:p>44,804</text:p>
          </table:table-cell>
          <table:table-cell office:value-type="float" office:value="44564.0351600965" table:style-name="ce11">
            <text:p>44,564</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000493001" table:style-name="ce11">
            <text:p>24,996</text:p>
          </table:table-cell>
          <table:table-cell office:value-type="float" office:value="24967.299085891202" table:style-name="ce11">
            <text:p>24,967</text:p>
          </table:table-cell>
          <table:table-cell office:value-type="float" office:value="24708.395490201801" table:style-name="ce11">
            <text:p>24,708</text:p>
          </table:table-cell>
          <table:table-cell office:value-type="float" office:value="24600.494262902401" table:style-name="ce11">
            <text:p>24,600</text:p>
          </table:table-cell>
          <table:table-cell office:value-type="float" office:value="24785.977095894599" table:style-name="ce11">
            <text:p>24,786</text:p>
          </table:table-cell>
          <table:table-cell office:value-type="float" office:value="25176.247024665201" table:style-name="ce11">
            <text:p>25,176</text:p>
          </table:table-cell>
          <table:table-cell office:value-type="float" office:value="25826.611426788601" table:style-name="ce11">
            <text:p>25,827</text:p>
          </table:table-cell>
          <table:table-cell office:value-type="float" office:value="26526.2158111549" table:style-name="ce11">
            <text:p>26,526</text:p>
          </table:table-cell>
          <table:table-cell office:value-type="float" office:value="27204.297731487099" table:style-name="ce11">
            <text:p>27,204</text:p>
          </table:table-cell>
          <table:table-cell office:value-type="float" office:value="27911.464327059199" table:style-name="ce11">
            <text:p>27,911</text:p>
          </table:table-cell>
          <table:table-cell office:value-type="float" office:value="28467.1513859429" table:style-name="ce11">
            <text:p>28,467</text:p>
          </table:table-cell>
          <table:table-cell office:value-type="float" office:value="29086.635729196802" table:style-name="ce11">
            <text:p>29,087</text:p>
          </table:table-cell>
          <table:table-cell office:value-type="float" office:value="29809.227705818001" table:style-name="ce11">
            <text:p>29,809</text:p>
          </table:table-cell>
          <table:table-cell office:value-type="float" office:value="30444.3781252437" table:style-name="ce11">
            <text:p>30,444</text:p>
          </table:table-cell>
          <table:table-cell office:value-type="float" office:value="31057.592659173199" table:style-name="ce11">
            <text:p>31,058</text:p>
          </table:table-cell>
          <table:table-cell office:value-type="float" office:value="31706.5033028043" table:style-name="ce11">
            <text:p>31,707</text:p>
          </table:table-cell>
          <table:table-cell office:value-type="float" office:value="32379.910330381699" table:style-name="ce11">
            <text:p>32,380</text:p>
          </table:table-cell>
          <table:table-cell office:value-type="float" office:value="33042.202072506101" table:style-name="ce11">
            <text:p>33,042</text:p>
          </table:table-cell>
          <table:table-cell office:value-type="float" office:value="33654.393117395899" table:style-name="ce11">
            <text:p>33,654</text:p>
          </table:table-cell>
          <table:table-cell office:value-type="float" office:value="34264.873798469896" table:style-name="ce11">
            <text:p>34,26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8274926" table:style-name="ce11">
            <text:p>44,750</text:p>
          </table:table-cell>
          <table:table-cell office:value-type="float" office:value="39658.489462185302" table:style-name="ce11">
            <text:p>39,658</text:p>
          </table:table-cell>
          <table:table-cell office:value-type="float" office:value="35145.567589493199" table:style-name="ce11">
            <text:p>35,146</text:p>
          </table:table-cell>
          <table:table-cell office:value-type="float" office:value="34604.5800243911" table:style-name="ce11">
            <text:p>34,605</text:p>
          </table:table-cell>
          <table:table-cell office:value-type="float" office:value="36062.352016285302" table:style-name="ce11">
            <text:p>36,062</text:p>
          </table:table-cell>
          <table:table-cell office:value-type="float" office:value="39096.056952819803" table:style-name="ce11">
            <text:p>39,096</text:p>
          </table:table-cell>
          <table:table-cell office:value-type="float" office:value="41019.5799281613" table:style-name="ce11">
            <text:p>41,020</text:p>
          </table:table-cell>
          <table:table-cell office:value-type="float" office:value="41602.0356086916" table:style-name="ce11">
            <text:p>41,602</text:p>
          </table:table-cell>
          <table:table-cell office:value-type="float" office:value="41825.399662335403" table:style-name="ce11">
            <text:p>41,825</text:p>
          </table:table-cell>
          <table:table-cell office:value-type="float" office:value="41947.713591865097" table:style-name="ce11">
            <text:p>41,948</text:p>
          </table:table-cell>
          <table:table-cell office:value-type="float" office:value="42187.836560291798" table:style-name="ce11">
            <text:p>42,188</text:p>
          </table:table-cell>
          <table:table-cell office:value-type="float" office:value="42340.724031661302" table:style-name="ce11">
            <text:p>42,341</text:p>
          </table:table-cell>
          <table:table-cell office:value-type="float" office:value="42584.640909060698" table:style-name="ce11">
            <text:p>42,585</text:p>
          </table:table-cell>
          <table:table-cell office:value-type="float" office:value="42891.306998884298" table:style-name="ce11">
            <text:p>42,891</text:p>
          </table:table-cell>
          <table:table-cell office:value-type="float" office:value="43328.9507933032" table:style-name="ce11">
            <text:p>43,329</text:p>
          </table:table-cell>
          <table:table-cell office:value-type="float" office:value="43805.9118282005" table:style-name="ce11">
            <text:p>43,806</text:p>
          </table:table-cell>
          <table:table-cell office:value-type="float" office:value="44349.208678917901" table:style-name="ce11">
            <text:p>44,349</text:p>
          </table:table-cell>
          <table:table-cell office:value-type="float" office:value="44859.8565948838" table:style-name="ce11">
            <text:p>44,860</text:p>
          </table:table-cell>
          <table:table-cell office:value-type="float" office:value="45369.083726349498" table:style-name="ce11">
            <text:p>45,369</text:p>
          </table:table-cell>
          <table:table-cell office:value-type="float" office:value="45903.398256615503" table:style-name="ce11">
            <text:p>45,903</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07"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07" table:style-name="ce11">
            <text:p>66,550</text:p>
          </table:table-cell>
          <table:table-cell office:value-type="float" office:value="63442.0914706326" table:style-name="ce11">
            <text:p>63,442</text:p>
          </table:table-cell>
          <table:table-cell office:value-type="float" office:value="63269.959567753896" table:style-name="ce11">
            <text:p>63,270</text:p>
          </table:table-cell>
          <table:table-cell office:value-type="float" office:value="61551.523344444598"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402" table:style-name="ce11">
            <text:p>63,265</text:p>
          </table:table-cell>
          <table:table-cell office:value-type="float" office:value="64318.165134668197"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699" table:style-name="ce11">
            <text:p>48,267</text:p>
          </table:table-cell>
          <table:table-cell office:value-type="float" office:value="58761.520514226497" table:style-name="ce11">
            <text:p>58,762</text:p>
          </table:table-cell>
          <table:table-cell office:value-type="float" office:value="57897.822798759" table:style-name="ce11">
            <text:p>57,898</text:p>
          </table:table-cell>
          <table:table-cell office:value-type="float" office:value="57359.567386246803" table:style-name="ce11">
            <text:p>57,360</text:p>
          </table:table-cell>
          <table:table-cell office:value-type="float" office:value="56476.1461665303" table:style-name="ce11">
            <text:p>56,476</text:p>
          </table:table-cell>
          <table:table-cell office:value-type="float" office:value="55743.517778875699" table:style-name="ce11">
            <text:p>55,744</text:p>
          </table:table-cell>
          <table:table-cell office:value-type="float" office:value="54688.947953354203" table:style-name="ce11">
            <text:p>54,689</text:p>
          </table:table-cell>
          <table:table-cell office:value-type="float" office:value="53629.964881409702" table:style-name="ce11">
            <text:p>53,630</text:p>
          </table:table-cell>
          <table:table-cell office:value-type="float" office:value="52604.267078817102" table:style-name="ce11">
            <text:p>52,604</text:p>
          </table:table-cell>
          <table:table-cell office:value-type="float" office:value="51571.777068641" table:style-name="ce11">
            <text:p>51,572</text:p>
          </table:table-cell>
          <table:table-cell office:value-type="float" office:value="50347.051264928603" table:style-name="ce11">
            <text:p>50,347</text:p>
          </table:table-cell>
          <table:table-cell office:value-type="float" office:value="49394.606364936997" table:style-name="ce11">
            <text:p>49,395</text:p>
          </table:table-cell>
          <table:table-cell office:value-type="float" office:value="48383.067735259203" table:style-name="ce11">
            <text:p>48,383</text:p>
          </table:table-cell>
          <table:table-cell office:value-type="float" office:value="47482.613609666703" table:style-name="ce11">
            <text:p>47,483</text:p>
          </table:table-cell>
          <table:table-cell office:value-type="float" office:value="46652.236700503898" table:style-name="ce11">
            <text:p>46,652</text:p>
          </table:table-cell>
          <table:table-cell office:value-type="float" office:value="45913.534266435301" table:style-name="ce11">
            <text:p>45,914</text:p>
          </table:table-cell>
          <table:table-cell office:value-type="float" office:value="45390.750165834499" table:style-name="ce11">
            <text:p>45,391</text:p>
          </table:table-cell>
          <table:table-cell office:value-type="float" office:value="45035.8726922879" table:style-name="ce11">
            <text:p>45,036</text:p>
          </table:table-cell>
          <table:table-cell office:value-type="float" office:value="44800.02301846" table:style-name="ce11">
            <text:p>44,800</text:p>
          </table:table-cell>
          <table:table-cell office:value-type="float" office:value="44412.521644733097" table:style-name="ce11">
            <text:p>44,413</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402" table:style-name="ce11">
            <text:p>5,273</text:p>
          </table:table-cell>
          <table:table-cell office:value-type="float" office:value="5201.4102231985398" table:style-name="ce11">
            <text:p>5,201</text:p>
          </table:table-cell>
          <table:table-cell office:value-type="float" office:value="6354.8675158148899" table:style-name="ce11">
            <text:p>6,355</text:p>
          </table:table-cell>
          <table:table-cell office:value-type="float" office:value="7230.3396397275701" table:style-name="ce11">
            <text:p>7,230</text:p>
          </table:table-cell>
          <table:table-cell office:value-type="float" office:value="7461.0054313991704" table:style-name="ce11">
            <text:p>7,461</text:p>
          </table:table-cell>
          <table:table-cell office:value-type="float" office:value="7641.3724623973803" table:style-name="ce11">
            <text:p>7,641</text:p>
          </table:table-cell>
          <table:table-cell office:value-type="float" office:value="7766.6124020919697" table:style-name="ce11">
            <text:p>7,767</text:p>
          </table:table-cell>
          <table:table-cell office:value-type="float" office:value="7865.3822429089096" table:style-name="ce11">
            <text:p>7,865</text:p>
          </table:table-cell>
          <table:table-cell office:value-type="float" office:value="7918.67655496922" table:style-name="ce11">
            <text:p>7,919</text:p>
          </table:table-cell>
          <table:table-cell office:value-type="float" office:value="7967.06590170032" table:style-name="ce11">
            <text:p>7,967</text:p>
          </table:table-cell>
          <table:table-cell office:value-type="float" office:value="8008.5345566964297" table:style-name="ce11">
            <text:p>8,009</text:p>
          </table:table-cell>
          <table:table-cell office:value-type="float" office:value="8022.9608520211996" table:style-name="ce11">
            <text:p>8,023</text:p>
          </table:table-cell>
          <table:table-cell office:value-type="float" office:value="8026.5336868828599" table:style-name="ce11">
            <text:p>8,027</text:p>
          </table:table-cell>
          <table:table-cell office:value-type="float" office:value="8023.1966318384502" table:style-name="ce11">
            <text:p>8,023</text:p>
          </table:table-cell>
          <table:table-cell office:value-type="float" office:value="7882.3743138360396" table:style-name="ce11">
            <text:p>7,882</text:p>
          </table:table-cell>
          <table:table-cell office:value-type="float" office:value="7637.8776399866001" table:style-name="ce11">
            <text:p>7,638</text:p>
          </table:table-cell>
          <table:table-cell office:value-type="float" office:value="7196.4316939087403" table:style-name="ce11">
            <text:p>7,196</text:p>
          </table:table-cell>
          <table:table-cell office:value-type="float" office:value="6848.3912957695202" table:style-name="ce11">
            <text:p>6,848</text:p>
          </table:table-cell>
          <table:table-cell office:value-type="float" office:value="6507.3503193208298" table:style-name="ce11">
            <text:p>6,507</text:p>
          </table:table-cell>
          <table:table-cell office:value-type="float" office:value="6288.2209829216899" table:style-name="ce11">
            <text:p>6,288</text:p>
          </table:table-cell>
          <table:table-cell office:value-type="float" office:value="6139.1751046550398" table:style-name="ce11">
            <text:p>6,139</text:p>
          </table:table-cell>
          <table:table-cell office:value-type="float" office:value="6015.2171728610201" table:style-name="ce11">
            <text:p>6,01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000493001" table:style-name="ce11">
            <text:p>24,996</text:p>
          </table:table-cell>
          <table:table-cell office:value-type="float" office:value="24967.299085891202" table:style-name="ce11">
            <text:p>24,967</text:p>
          </table:table-cell>
          <table:table-cell office:value-type="float" office:value="24708.395490201801" table:style-name="ce11">
            <text:p>24,708</text:p>
          </table:table-cell>
          <table:table-cell office:value-type="float" office:value="24600.494262902401" table:style-name="ce11">
            <text:p>24,600</text:p>
          </table:table-cell>
          <table:table-cell office:value-type="float" office:value="24785.977095894599" table:style-name="ce11">
            <text:p>24,786</text:p>
          </table:table-cell>
          <table:table-cell office:value-type="float" office:value="25176.247024665201" table:style-name="ce11">
            <text:p>25,176</text:p>
          </table:table-cell>
          <table:table-cell office:value-type="float" office:value="25826.611426788601" table:style-name="ce11">
            <text:p>25,827</text:p>
          </table:table-cell>
          <table:table-cell office:value-type="float" office:value="26526.2158111549" table:style-name="ce11">
            <text:p>26,526</text:p>
          </table:table-cell>
          <table:table-cell office:value-type="float" office:value="27204.297731487099" table:style-name="ce11">
            <text:p>27,204</text:p>
          </table:table-cell>
          <table:table-cell office:value-type="float" office:value="27911.464327059199" table:style-name="ce11">
            <text:p>27,911</text:p>
          </table:table-cell>
          <table:table-cell office:value-type="float" office:value="28467.1513859429" table:style-name="ce11">
            <text:p>28,467</text:p>
          </table:table-cell>
          <table:table-cell office:value-type="float" office:value="29086.635729196802" table:style-name="ce11">
            <text:p>29,087</text:p>
          </table:table-cell>
          <table:table-cell office:value-type="float" office:value="29809.227705818001" table:style-name="ce11">
            <text:p>29,809</text:p>
          </table:table-cell>
          <table:table-cell office:value-type="float" office:value="30444.3781252437" table:style-name="ce11">
            <text:p>30,444</text:p>
          </table:table-cell>
          <table:table-cell office:value-type="float" office:value="31057.592659173199" table:style-name="ce11">
            <text:p>31,058</text:p>
          </table:table-cell>
          <table:table-cell office:value-type="float" office:value="31706.5033028043" table:style-name="ce11">
            <text:p>31,707</text:p>
          </table:table-cell>
          <table:table-cell office:value-type="float" office:value="32379.910330381699" table:style-name="ce11">
            <text:p>32,380</text:p>
          </table:table-cell>
          <table:table-cell office:value-type="float" office:value="33042.202072506101" table:style-name="ce11">
            <text:p>33,042</text:p>
          </table:table-cell>
          <table:table-cell office:value-type="float" office:value="33654.393117395899" table:style-name="ce11">
            <text:p>33,654</text:p>
          </table:table-cell>
          <table:table-cell office:value-type="float" office:value="34264.873798469896" table:style-name="ce11">
            <text:p>34,265</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8274926" table:style-name="ce11">
            <text:p>44,750</text:p>
          </table:table-cell>
          <table:table-cell office:value-type="float" office:value="39658.489462185302" table:style-name="ce11">
            <text:p>39,658</text:p>
          </table:table-cell>
          <table:table-cell office:value-type="float" office:value="35145.567589493199" table:style-name="ce11">
            <text:p>35,146</text:p>
          </table:table-cell>
          <table:table-cell office:value-type="float" office:value="34604.5800243911" table:style-name="ce11">
            <text:p>34,605</text:p>
          </table:table-cell>
          <table:table-cell office:value-type="float" office:value="36062.352016285302" table:style-name="ce11">
            <text:p>36,062</text:p>
          </table:table-cell>
          <table:table-cell office:value-type="float" office:value="39096.056952819803" table:style-name="ce11">
            <text:p>39,096</text:p>
          </table:table-cell>
          <table:table-cell office:value-type="float" office:value="41019.5799281613" table:style-name="ce11">
            <text:p>41,020</text:p>
          </table:table-cell>
          <table:table-cell office:value-type="float" office:value="41602.0356086916" table:style-name="ce11">
            <text:p>41,602</text:p>
          </table:table-cell>
          <table:table-cell office:value-type="float" office:value="41825.399662335403" table:style-name="ce11">
            <text:p>41,825</text:p>
          </table:table-cell>
          <table:table-cell office:value-type="float" office:value="41947.713591865097" table:style-name="ce11">
            <text:p>41,948</text:p>
          </table:table-cell>
          <table:table-cell office:value-type="float" office:value="42187.836560291798" table:style-name="ce11">
            <text:p>42,188</text:p>
          </table:table-cell>
          <table:table-cell office:value-type="float" office:value="42340.724031661302" table:style-name="ce11">
            <text:p>42,341</text:p>
          </table:table-cell>
          <table:table-cell office:value-type="float" office:value="42584.640909060698" table:style-name="ce11">
            <text:p>42,585</text:p>
          </table:table-cell>
          <table:table-cell office:value-type="float" office:value="42891.306998884298" table:style-name="ce11">
            <text:p>42,891</text:p>
          </table:table-cell>
          <table:table-cell office:value-type="float" office:value="43328.9507933032" table:style-name="ce11">
            <text:p>43,329</text:p>
          </table:table-cell>
          <table:table-cell office:value-type="float" office:value="43805.9118282005" table:style-name="ce11">
            <text:p>43,806</text:p>
          </table:table-cell>
          <table:table-cell office:value-type="float" office:value="44349.208678917901" table:style-name="ce11">
            <text:p>44,349</text:p>
          </table:table-cell>
          <table:table-cell office:value-type="float" office:value="44859.8565948838" table:style-name="ce11">
            <text:p>44,860</text:p>
          </table:table-cell>
          <table:table-cell office:value-type="float" office:value="45369.083726349498" table:style-name="ce11">
            <text:p>45,369</text:p>
          </table:table-cell>
          <table:table-cell office:value-type="float" office:value="45903.398256615503" table:style-name="ce11">
            <text:p>45,903</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199"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799" table:style-name="ce11">
            <text:p>54,418</text:p>
          </table:table-cell>
          <table:table-cell office:value-type="float" office:value="51915.058067363301"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96" table:style-name="ce11">
            <text:p>51,651</text:p>
          </table:table-cell>
          <table:table-cell office:value-type="float" office:value="51807.351523022902"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6239.838698077903" table:style-name="ce11">
            <text:p>46,240</text:p>
          </table:table-cell>
          <table:table-cell office:value-type="float" office:value="45464.646091169503" table:style-name="ce11">
            <text:p>45,465</text:p>
          </table:table-cell>
          <table:table-cell office:value-type="float" office:value="44971.805256846397" table:style-name="ce11">
            <text:p>44,972</text:p>
          </table:table-cell>
          <table:table-cell office:value-type="float" office:value="44101.492523515597" table:style-name="ce11">
            <text:p>44,101</text:p>
          </table:table-cell>
          <table:table-cell office:value-type="float" office:value="43307.889791281399" table:style-name="ce11">
            <text:p>43,308</text:p>
          </table:table-cell>
          <table:table-cell office:value-type="float" office:value="42245.048705620997" table:style-name="ce11">
            <text:p>42,245</text:p>
          </table:table-cell>
          <table:table-cell office:value-type="float" office:value="41149.9315023772" table:style-name="ce11">
            <text:p>41,150</text:p>
          </table:table-cell>
          <table:table-cell office:value-type="float" office:value="40082.400213011002" table:style-name="ce11">
            <text:p>40,082</text:p>
          </table:table-cell>
          <table:table-cell office:value-type="float" office:value="38907.776276463002" table:style-name="ce11">
            <text:p>38,908</text:p>
          </table:table-cell>
          <table:table-cell office:value-type="float" office:value="37782.131777787603" table:style-name="ce11">
            <text:p>37,782</text:p>
          </table:table-cell>
          <table:table-cell office:value-type="float" office:value="36750.848942151897" table:style-name="ce11">
            <text:p>36,751</text:p>
          </table:table-cell>
          <table:table-cell office:value-type="float" office:value="35830.3042792993" table:style-name="ce11">
            <text:p>35,830</text:p>
          </table:table-cell>
          <table:table-cell office:value-type="float" office:value="34992.848446749304" table:style-name="ce11">
            <text:p>34,993</text:p>
          </table:table-cell>
          <table:table-cell office:value-type="float" office:value="34300.774677720598" table:style-name="ce11">
            <text:p>34,301</text:p>
          </table:table-cell>
          <table:table-cell office:value-type="float" office:value="33651.018183529799" table:style-name="ce11">
            <text:p>33,651</text:p>
          </table:table-cell>
          <table:table-cell office:value-type="float" office:value="33095.124328805097" table:style-name="ce11">
            <text:p>33,095</text:p>
          </table:table-cell>
          <table:table-cell office:value-type="float" office:value="32575.643180694799" table:style-name="ce11">
            <text:p>32,576</text:p>
          </table:table-cell>
          <table:table-cell office:value-type="float" office:value="32171.124356736102" table:style-name="ce11">
            <text:p>32,171</text:p>
          </table:table-cell>
          <table:table-cell office:value-type="float" office:value="31798.1421331987" table:style-name="ce11">
            <text:p>31,798</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402" table:style-name="ce11">
            <text:p>5,273</text:p>
          </table:table-cell>
          <table:table-cell office:value-type="float" office:value="5201.4102231985398" table:style-name="ce11">
            <text:p>5,201</text:p>
          </table:table-cell>
          <table:table-cell office:value-type="float" office:value="6354.8675158148899" table:style-name="ce11">
            <text:p>6,355</text:p>
          </table:table-cell>
          <table:table-cell office:value-type="float" office:value="7204.1983457641099" table:style-name="ce11">
            <text:p>7,204</text:p>
          </table:table-cell>
          <table:table-cell office:value-type="float" office:value="7408.9837673556303" table:style-name="ce11">
            <text:p>7,409</text:p>
          </table:table-cell>
          <table:table-cell office:value-type="float" office:value="7563.4620087533503" table:style-name="ce11">
            <text:p>7,563</text:p>
          </table:table-cell>
          <table:table-cell office:value-type="float" office:value="7662.6237202107104" table:style-name="ce11">
            <text:p>7,663</text:p>
          </table:table-cell>
          <table:table-cell office:value-type="float" office:value="7734.4808914381401" table:style-name="ce11">
            <text:p>7,734</text:p>
          </table:table-cell>
          <table:table-cell office:value-type="float" office:value="7761.1588429725998" table:style-name="ce11">
            <text:p>7,761</text:p>
          </table:table-cell>
          <table:table-cell office:value-type="float" office:value="7782.3719659141198" table:style-name="ce11">
            <text:p>7,782</text:p>
          </table:table-cell>
          <table:table-cell office:value-type="float" office:value="7796.2995207559597" table:style-name="ce11">
            <text:p>7,796</text:p>
          </table:table-cell>
          <table:table-cell office:value-type="float" office:value="7780.9735757375502" table:style-name="ce11">
            <text:p>7,781</text:p>
          </table:table-cell>
          <table:table-cell office:value-type="float" office:value="7765.0429310744603" table:style-name="ce11">
            <text:p>7,765</text:p>
          </table:table-cell>
          <table:table-cell office:value-type="float" office:value="7736.5726824233998" table:style-name="ce11">
            <text:p>7,737</text:p>
          </table:table-cell>
          <table:table-cell office:value-type="float" office:value="7572.3569994785203" table:style-name="ce11">
            <text:p>7,572</text:p>
          </table:table-cell>
          <table:table-cell office:value-type="float" office:value="7301.7624001110398" table:style-name="ce11">
            <text:p>7,302</text:p>
          </table:table-cell>
          <table:table-cell office:value-type="float" office:value="6834.1688779778397" table:style-name="ce11">
            <text:p>6,834</text:p>
          </table:table-cell>
          <table:table-cell office:value-type="float" office:value="6456.3350683961398" table:style-name="ce11">
            <text:p>6,456</text:p>
          </table:table-cell>
          <table:table-cell office:value-type="float" office:value="6078.7196532623702" table:style-name="ce11">
            <text:p>6,079</text:p>
          </table:table-cell>
          <table:table-cell office:value-type="float" office:value="5814.4894245771802" table:style-name="ce11">
            <text:p>5,814</text:p>
          </table:table-cell>
          <table:table-cell office:value-type="float" office:value="5615.3750056673198" table:style-name="ce11">
            <text:p>5,615</text:p>
          </table:table-cell>
          <table:table-cell office:value-type="float" office:value="5444.2760437644902" table:style-name="ce11">
            <text:p>5,444</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3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607"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3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6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73.5655540237804" table:style-name="ce11">
            <text:p>5,674</text:p>
          </table:table-cell>
          <table:table-cell office:value-type="float" office:value="5548.3420225397304" table:style-name="ce11">
            <text:p>5,548</text:p>
          </table:table-cell>
          <table:table-cell office:value-type="float" office:value="5501.2851278303797" table:style-name="ce11">
            <text:p>5,501</text:p>
          </table:table-cell>
          <table:table-cell office:value-type="float" office:value="5451.5145669233598" table:style-name="ce11">
            <text:p>5,452</text:p>
          </table:table-cell>
          <table:table-cell office:value-type="float" office:value="5416.63142432527" table:style-name="ce11">
            <text:p>5,417</text:p>
          </table:table-cell>
          <table:table-cell office:value-type="float" office:value="5424.43587434642" table:style-name="ce11">
            <text:p>5,424</text:p>
          </table:table-cell>
          <table:table-cell office:value-type="float" office:value="5470.1777423461099" table:style-name="ce11">
            <text:p>5,470</text:p>
          </table:table-cell>
          <table:table-cell office:value-type="float" office:value="5527.0106630194196" table:style-name="ce11">
            <text:p>5,527</text:p>
          </table:table-cell>
          <table:table-cell office:value-type="float" office:value="5615.5932552641498" table:style-name="ce11">
            <text:p>5,616</text:p>
          </table:table-cell>
          <table:table-cell office:value-type="float" office:value="5699.7682324951502" table:style-name="ce11">
            <text:p>5,700</text:p>
          </table:table-cell>
          <table:table-cell office:value-type="float" office:value="5790.9824415180401" table:style-name="ce11">
            <text:p>5,791</text:p>
          </table:table-cell>
          <table:table-cell office:value-type="float" office:value="5884.7337430449797" table:style-name="ce11">
            <text:p>5,885</text:p>
          </table:table-cell>
          <table:table-cell office:value-type="float" office:value="5978.8376351118504" table:style-name="ce11">
            <text:p>5,979</text:p>
          </table:table-cell>
          <table:table-cell office:value-type="float" office:value="6078.9872675667702" table:style-name="ce11">
            <text:p>6,079</text:p>
          </table:table-cell>
          <table:table-cell office:value-type="float" office:value="6198.2844719765299" table:style-name="ce11">
            <text:p>6,198</text:p>
          </table:table-cell>
          <table:table-cell office:value-type="float" office:value="6317.3662750035201" table:style-name="ce11">
            <text:p>6,317</text:p>
          </table:table-cell>
          <table:table-cell office:value-type="float" office:value="6420.5135936472498" table:style-name="ce11">
            <text:p>6,421</text:p>
          </table:table-cell>
          <table:table-cell office:value-type="float" office:value="6495.9022234292297" table:style-name="ce11">
            <text:p>6,496</text:p>
          </table:table-cell>
          <table:table-cell office:value-type="float" office:value="6567.5964718205496" table:style-name="ce11">
            <text:p>6,568</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503" table:style-name="ce11">
            <text:p>4,656</text:p>
          </table:table-cell>
          <table:table-cell office:value-type="float" office:value="4474.4964641763099" table:style-name="ce11">
            <text:p>4,474</text:p>
          </table:table-cell>
          <table:table-cell office:value-type="float" office:value="4401.9990122745903" table:style-name="ce11">
            <text:p>4,402</text:p>
          </table:table-cell>
          <table:table-cell office:value-type="float" office:value="4370.3560657384596" table:style-name="ce11">
            <text:p>4,370</text:p>
          </table:table-cell>
          <table:table-cell office:value-type="float" office:value="4336.1974323748" table:style-name="ce11">
            <text:p>4,336</text:p>
          </table:table-cell>
          <table:table-cell office:value-type="float" office:value="4373.8010077564004" table:style-name="ce11">
            <text:p>4,374</text:p>
          </table:table-cell>
          <table:table-cell office:value-type="float" office:value="4446.7879046223898" table:style-name="ce11">
            <text:p>4,447</text:p>
          </table:table-cell>
          <table:table-cell office:value-type="float" office:value="4534.4844204506098" table:style-name="ce11">
            <text:p>4,534</text:p>
          </table:table-cell>
          <table:table-cell office:value-type="float" office:value="4584.3539929886201" table:style-name="ce11">
            <text:p>4,584</text:p>
          </table:table-cell>
          <table:table-cell office:value-type="float" office:value="4596.5588318686196" table:style-name="ce11">
            <text:p>4,597</text:p>
          </table:table-cell>
          <table:table-cell office:value-type="float" office:value="4625.2448298365498" table:style-name="ce11">
            <text:p>4,625</text:p>
          </table:table-cell>
          <table:table-cell office:value-type="float" office:value="4637.1325512074" table:style-name="ce11">
            <text:p>4,637</text:p>
          </table:table-cell>
          <table:table-cell office:value-type="float" office:value="4651.497773436" table:style-name="ce11">
            <text:p>4,651</text:p>
          </table:table-cell>
          <table:table-cell office:value-type="float" office:value="4665.6018681522401" table:style-name="ce11">
            <text:p>4,666</text:p>
          </table:table-cell>
          <table:table-cell office:value-type="float" office:value="4689.9400447749604" table:style-name="ce11">
            <text:p>4,690</text:p>
          </table:table-cell>
          <table:table-cell office:value-type="float" office:value="4712.0407902110901" table:style-name="ce11">
            <text:p>4,712</text:p>
          </table:table-cell>
          <table:table-cell office:value-type="float" office:value="4739.4602019879003" table:style-name="ce11">
            <text:p>4,739</text:p>
          </table:table-cell>
          <table:table-cell office:value-type="float" office:value="4759.70035616323" table:style-name="ce11">
            <text:p>4,760</text:p>
          </table:table-cell>
          <table:table-cell office:value-type="float" office:value="4777.1099180455103" table:style-name="ce11">
            <text:p>4,777</text:p>
          </table:table-cell>
          <table:table-cell office:value-type="float" office:value="4791.5045458473396" table:style-name="ce11">
            <text:p>4,792</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0464675717108" table:style-name="ce11">
            <text:p>9</text:p>
          </table:table-cell>
          <table:table-cell office:value-type="float" office:value="7.7800406199672096" table:style-name="ce11">
            <text:p>8</text:p>
          </table:table-cell>
          <table:table-cell office:value-type="float" office:value="8.4300440136662598" table:style-name="ce11">
            <text:p>8</text:p>
          </table:table-cell>
          <table:table-cell office:value-type="float" office:value="8.4400440658770304" table:style-name="ce11">
            <text:p>8</text:p>
          </table:table-cell>
          <table:table-cell office:value-type="float" office:value="8.4700442225093102" table:style-name="ce11">
            <text:p>8</text:p>
          </table:table-cell>
          <table:table-cell office:value-type="float" office:value="8.4700442225093102" table:style-name="ce11">
            <text:p>8</text:p>
          </table:table-cell>
          <table:table-cell office:value-type="float" office:value="8.4300440136662793" table:style-name="ce11">
            <text:p>8</text:p>
          </table:table-cell>
          <table:table-cell office:value-type="float" office:value="8.4300440136662793" table:style-name="ce11">
            <text:p>8</text:p>
          </table:table-cell>
          <table:table-cell office:value-type="float" office:value="8.4300440136662296" table:style-name="ce11">
            <text:p>8</text:p>
          </table:table-cell>
          <table:table-cell office:value-type="float" office:value="8.4300440136662793"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395" table:style-name="ce11">
            <text:p>10</text:p>
          </table:table-cell>
          <table:table-cell office:value-type="float" office:value="9.5643201627261103" table:style-name="ce11">
            <text:p>10</text:p>
          </table:table-cell>
          <table:table-cell office:value-type="float" office:value="9.52010656364296" table:style-name="ce11">
            <text:p>10</text:p>
          </table:table-cell>
          <table:table-cell office:value-type="float" office:value="9.7526565834283705" table:style-name="ce11">
            <text:p>10</text:p>
          </table:table-cell>
          <table:table-cell office:value-type="float" office:value="9.7723645567044404" table:style-name="ce11">
            <text:p>10</text:p>
          </table:table-cell>
          <table:table-cell office:value-type="float" office:value="9.7995650541039794" table:style-name="ce11">
            <text:p>10</text:p>
          </table:table-cell>
          <table:table-cell office:value-type="float" office:value="9.8302967394538197" table:style-name="ce11">
            <text:p>10</text:p>
          </table:table-cell>
          <table:table-cell office:value-type="float" office:value="9.8707120113343496" table:style-name="ce11">
            <text:p>10</text:p>
          </table:table-cell>
          <table:table-cell office:value-type="float" office:value="9.9871978576603002"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9101" table:style-name="ce11">
            <text:p>9,164</text:p>
          </table:table-cell>
          <table:table-cell office:value-type="float" office:value="8963.5992821690706" table:style-name="ce11">
            <text:p>8,964</text:p>
          </table:table-cell>
          <table:table-cell office:value-type="float" office:value="8661.9914567779197" table:style-name="ce11">
            <text:p>8,662</text:p>
          </table:table-cell>
          <table:table-cell office:value-type="float" office:value="8358.55388647574" table:style-name="ce11">
            <text:p>8,359</text:p>
          </table:table-cell>
          <table:table-cell office:value-type="float" office:value="8303.4970686760607" table:style-name="ce11">
            <text:p>8,303</text:p>
          </table:table-cell>
          <table:table-cell office:value-type="float" office:value="8371.7926481757695" table:style-name="ce11">
            <text:p>8,372</text:p>
          </table:table-cell>
          <table:table-cell office:value-type="float" office:value="8696.3735203871602" table:style-name="ce11">
            <text:p>8,696</text:p>
          </table:table-cell>
          <table:table-cell office:value-type="float" office:value="8994.9509543581498" table:style-name="ce11">
            <text:p>8,995</text:p>
          </table:table-cell>
          <table:table-cell office:value-type="float" office:value="9255.9809272926195" table:style-name="ce11">
            <text:p>9,256</text:p>
          </table:table-cell>
          <table:table-cell office:value-type="float" office:value="9515.2073394327508" table:style-name="ce11">
            <text:p>9,515</text:p>
          </table:table-cell>
          <table:table-cell office:value-type="float" office:value="9620.3017036564397" table:style-name="ce11">
            <text:p>9,620</text:p>
          </table:table-cell>
          <table:table-cell office:value-type="float" office:value="9783.1259284637908" table:style-name="ce11">
            <text:p>9,783</text:p>
          </table:table-cell>
          <table:table-cell office:value-type="float" office:value="9927.3619002420692" table:style-name="ce11">
            <text:p>9,927</text:p>
          </table:table-cell>
          <table:table-cell office:value-type="float" office:value="10069.463160691101" table:style-name="ce11">
            <text:p>10,069</text:p>
          </table:table-cell>
          <table:table-cell office:value-type="float" office:value="10208.6847749357" table:style-name="ce11">
            <text:p>10,209</text:p>
          </table:table-cell>
          <table:table-cell office:value-type="float" office:value="10347.569425936101" table:style-name="ce11">
            <text:p>10,348</text:p>
          </table:table-cell>
          <table:table-cell office:value-type="float" office:value="10507.612767574001" table:style-name="ce11">
            <text:p>10,508</text:p>
          </table:table-cell>
          <table:table-cell office:value-type="float" office:value="10699.969245432099" table:style-name="ce11">
            <text:p>10,700</text:p>
          </table:table-cell>
          <table:table-cell office:value-type="float" office:value="10890.687104578101" table:style-name="ce11">
            <text:p>10,891</text:p>
          </table:table-cell>
          <table:table-cell office:value-type="float" office:value="11102.546953020899" table:style-name="ce11">
            <text:p>11,103</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701"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3828.043784244201" table:style-name="ce11">
            <text:p>23,828</text:p>
          </table:table-cell>
          <table:table-cell office:value-type="float" office:value="19517.165383066302" table:style-name="ce11">
            <text:p>19,517</text:p>
          </table:table-cell>
          <table:table-cell office:value-type="float" office:value="19288.529314159699" table:style-name="ce11">
            <text:p>19,289</text:p>
          </table:table-cell>
          <table:table-cell office:value-type="float" office:value="20907.7929299036" table:style-name="ce11">
            <text:p>20,908</text:p>
          </table:table-cell>
          <table:table-cell office:value-type="float" office:value="23950.8495172281" table:style-name="ce11">
            <text:p>23,951</text:p>
          </table:table-cell>
          <table:table-cell office:value-type="float" office:value="25789.045428127101" table:style-name="ce11">
            <text:p>25,789</text:p>
          </table:table-cell>
          <table:table-cell office:value-type="float" office:value="26219.941180143" table:style-name="ce11">
            <text:p>26,220</text:p>
          </table:table-cell>
          <table:table-cell office:value-type="float" office:value="26348.869856635902" table:style-name="ce11">
            <text:p>26,349</text:p>
          </table:table-cell>
          <table:table-cell office:value-type="float" office:value="26427.5502472716" table:style-name="ce11">
            <text:p>26,428</text:p>
          </table:table-cell>
          <table:table-cell office:value-type="float" office:value="26567.018624085202" table:style-name="ce11">
            <text:p>26,567</text:p>
          </table:table-cell>
          <table:table-cell office:value-type="float" office:value="26637.2662451781" table:style-name="ce11">
            <text:p>26,637</text:p>
          </table:table-cell>
          <table:table-cell office:value-type="float" office:value="26765.004958717502" table:style-name="ce11">
            <text:p>26,765</text:p>
          </table:table-cell>
          <table:table-cell office:value-type="float" office:value="26918.987852712002" table:style-name="ce11">
            <text:p>26,919</text:p>
          </table:table-cell>
          <table:table-cell office:value-type="float" office:value="27135.4624903443" table:style-name="ce11">
            <text:p>27,135</text:p>
          </table:table-cell>
          <table:table-cell office:value-type="float" office:value="27347.737377966499" table:style-name="ce11">
            <text:p>27,348</text:p>
          </table:table-cell>
          <table:table-cell office:value-type="float" office:value="27576.452563389601" table:style-name="ce11">
            <text:p>27,576</text:p>
          </table:table-cell>
          <table:table-cell office:value-type="float" office:value="27813.2549506285" table:style-name="ce11">
            <text:p>27,813</text:p>
          </table:table-cell>
          <table:table-cell office:value-type="float" office:value="28058.287131410401" table:style-name="ce11">
            <text:p>28,058</text:p>
          </table:table-cell>
          <table:table-cell office:value-type="float" office:value="28324.316237887801" table:style-name="ce11">
            <text:p>28,324</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301"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02"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5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495" table:style-name="ce11">
            <text:p>752</text:p>
          </table:table-cell>
          <table:table-cell office:value-type="float" office:value="786.01410381753601" table:style-name="ce11">
            <text:p>786</text:p>
          </table:table-cell>
          <table:table-cell office:value-type="float" office:value="885.20462169601399" table:style-name="ce11">
            <text:p>885</text:p>
          </table:table-cell>
          <table:table-cell office:value-type="float" office:value="957.054996830287" table:style-name="ce11">
            <text:p>957</text:p>
          </table:table-cell>
          <table:table-cell office:value-type="float" office:value="987.24515445455404"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701" table:style-name="ce11">
            <text:p>1,479</text:p>
          </table:table-cell>
          <table:table-cell office:value-type="float" office:value="1481.60492547376" table:style-name="ce11">
            <text:p>1,482</text:p>
          </table:table-cell>
          <table:table-cell office:value-type="float" office:value="1481.8305012150399" table:style-name="ce11">
            <text:p>1,482</text:p>
          </table:table-cell>
          <table:table-cell office:value-type="float" office:value="1482.45864886207" table:style-name="ce11">
            <text:p>1,482</text:p>
          </table:table-cell>
          <table:table-cell office:value-type="float" office:value="1482.95931760675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4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05"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95" table:style-name="ce11">
            <text:p>765</text:p>
          </table:table-cell>
          <table:table-cell office:value-type="float" office:value="728.14380167390095" table:style-name="ce11">
            <text:p>728</text:p>
          </table:table-cell>
          <table:table-cell office:value-type="float" office:value="691.14360849410605" table:style-name="ce11">
            <text:p>691</text:p>
          </table:table-cell>
          <table:table-cell office:value-type="float" office:value="706.54368889866703"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1903"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702"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302" table:style-name="ce11">
            <text:p>326</text:p>
          </table:table-cell>
          <table:table-cell office:value-type="float" office:value="309.78760003831502"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38655506054" table:style-name="ce11">
            <text:p>171</text:p>
          </table:table-cell>
          <table:table-cell office:value-type="float" office:value="134.56106344040401" table:style-name="ce11">
            <text:p>135</text:p>
          </table:table-cell>
          <table:table-cell office:value-type="float" office:value="134.75069448178101" table:style-name="ce11">
            <text:p>135</text:p>
          </table:table-cell>
          <table:table-cell office:value-type="float" office:value="142.86933540690799" table:style-name="ce11">
            <text:p>143</text:p>
          </table:table-cell>
          <table:table-cell office:value-type="float" office:value="164.23664607276299" table:style-name="ce11">
            <text:p>164</text:p>
          </table:table-cell>
          <table:table-cell office:value-type="float" office:value="164.63580260892601" table:style-name="ce11">
            <text:p>165</text:p>
          </table:table-cell>
          <table:table-cell office:value-type="float" office:value="164.86960059719601" table:style-name="ce11">
            <text:p>165</text:p>
          </table:table-cell>
          <table:table-cell office:value-type="float" office:value="164.06470286718499" table:style-name="ce11">
            <text:p>164</text:p>
          </table:table-cell>
          <table:table-cell office:value-type="float" office:value="162.23520406412001" table:style-name="ce11">
            <text:p>162</text:p>
          </table:table-cell>
          <table:table-cell office:value-type="float" office:value="160.23954737068101" table:style-name="ce11">
            <text:p>160</text:p>
          </table:table-cell>
          <table:table-cell office:value-type="float" office:value="158.283285729201" table:style-name="ce11">
            <text:p>158</text:p>
          </table:table-cell>
          <table:table-cell office:value-type="float" office:value="156.73632748487199" table:style-name="ce11">
            <text:p>157</text:p>
          </table:table-cell>
          <table:table-cell office:value-type="float" office:value="155.74684313117601" table:style-name="ce11">
            <text:p>156</text:p>
          </table:table-cell>
          <table:table-cell office:value-type="float" office:value="153.92041813060001" table:style-name="ce11">
            <text:p>154</text:p>
          </table:table-cell>
          <table:table-cell office:value-type="float" office:value="151.19394648533" table:style-name="ce11">
            <text:p>151</text:p>
          </table:table-cell>
          <table:table-cell office:value-type="float" office:value="149.33183186716801" table:style-name="ce11">
            <text:p>149</text:p>
          </table:table-cell>
          <table:table-cell office:value-type="float" office:value="148.00158575324701" table:style-name="ce11">
            <text:p>148</text:p>
          </table:table-cell>
          <table:table-cell office:value-type="float" office:value="145.556876357948" table:style-name="ce11">
            <text:p>146</text:p>
          </table:table-cell>
          <table:table-cell office:value-type="float" office:value="143.49883046040699" table:style-name="ce11">
            <text:p>143</text:p>
          </table:table-cell>
          <table:table-cell office:value-type="float" office:value="141.50729901275699" table:style-name="ce11">
            <text:p>142</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2609019660503" table:style-name="ce11">
            <text:p>313</text:p>
          </table:table-cell>
          <table:table-cell office:value-type="float" office:value="196.472027367192" table:style-name="ce11">
            <text:p>196</text:p>
          </table:table-cell>
          <table:table-cell office:value-type="float" office:value="199.919040054514" table:style-name="ce11">
            <text:p>200</text:p>
          </table:table-cell>
          <table:table-cell office:value-type="float" office:value="228.911849597952" table:style-name="ce11">
            <text:p>229</text:p>
          </table:table-cell>
          <table:table-cell office:value-type="float" office:value="307.030098028861" table:style-name="ce11">
            <text:p>307</text:p>
          </table:table-cell>
          <table:table-cell office:value-type="float" office:value="312.90459744858902" table:style-name="ce11">
            <text:p>313</text:p>
          </table:table-cell>
          <table:table-cell office:value-type="float" office:value="318.318871599082" table:style-name="ce11">
            <text:p>318</text:p>
          </table:table-cell>
          <table:table-cell office:value-type="float" office:value="319.91262800947698" table:style-name="ce11">
            <text:p>320</text:p>
          </table:table-cell>
          <table:table-cell office:value-type="float" office:value="317.63281381097403" table:style-name="ce11">
            <text:p>318</text:p>
          </table:table-cell>
          <table:table-cell office:value-type="float" office:value="314.72435319598497" table:style-name="ce11">
            <text:p>315</text:p>
          </table:table-cell>
          <table:table-cell office:value-type="float" office:value="311.97479042933901" table:style-name="ce11">
            <text:p>312</text:p>
          </table:table-cell>
          <table:table-cell office:value-type="float" office:value="310.82660043075998" table:style-name="ce11">
            <text:p>311</text:p>
          </table:table-cell>
          <table:table-cell office:value-type="float" office:value="311.89500756716001" table:style-name="ce11">
            <text:p>312</text:p>
          </table:table-cell>
          <table:table-cell office:value-type="float" office:value="309.711701974638" table:style-name="ce11">
            <text:p>310</text:p>
          </table:table-cell>
          <table:table-cell office:value-type="float" office:value="303.972697038403" table:style-name="ce11">
            <text:p>304</text:p>
          </table:table-cell>
          <table:table-cell office:value-type="float" office:value="301.65996183495702" table:style-name="ce11">
            <text:p>302</text:p>
          </table:table-cell>
          <table:table-cell office:value-type="float" office:value="301.49657884490699" table:style-name="ce11">
            <text:p>301</text:p>
          </table:table-cell>
          <table:table-cell office:value-type="float" office:value="296.87906948776202" table:style-name="ce11">
            <text:p>297</text:p>
          </table:table-cell>
          <table:table-cell office:value-type="float" office:value="293.82229126013198" table:style-name="ce11">
            <text:p>294</text:p>
          </table:table-cell>
          <table:table-cell office:value-type="float" office:value="291.04625958202797" table:style-name="ce11">
            <text:p>291</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65.2497734014096" table:style-name="ce11">
            <text:p>7,565</text:p>
          </table:table-cell>
          <table:table-cell office:value-type="float" office:value="7558.8785483604097" table:style-name="ce11">
            <text:p>7,559</text:p>
          </table:table-cell>
          <table:table-cell office:value-type="float" office:value="7577.9355847364895" table:style-name="ce11">
            <text:p>7,578</text:p>
          </table:table-cell>
          <table:table-cell office:value-type="float" office:value="7592.2449182865103" table:style-name="ce11">
            <text:p>7,592</text:p>
          </table:table-cell>
          <table:table-cell office:value-type="float" office:value="7593.0846151659398" table:style-name="ce11">
            <text:p>7,593</text:p>
          </table:table-cell>
          <table:table-cell office:value-type="float" office:value="7608.8550322569899" table:style-name="ce11">
            <text:p>7,609</text:p>
          </table:table-cell>
          <table:table-cell office:value-type="float" office:value="7644.3247136374002" table:style-name="ce11">
            <text:p>7,644</text:p>
          </table:table-cell>
          <table:table-cell office:value-type="float" office:value="7689.9561328098298" table:style-name="ce11">
            <text:p>7,690</text:p>
          </table:table-cell>
          <table:table-cell office:value-type="float" office:value="7740.6274054103296" table:style-name="ce11">
            <text:p>7,741</text:p>
          </table:table-cell>
          <table:table-cell office:value-type="float" office:value="7798.8320476772196" table:style-name="ce11">
            <text:p>7,799</text:p>
          </table:table-cell>
          <table:table-cell office:value-type="float" office:value="7864.9903064195096" table:style-name="ce11">
            <text:p>7,865</text:p>
          </table:table-cell>
          <table:table-cell office:value-type="float" office:value="7942.19052628384" table:style-name="ce11">
            <text:p>7,942</text:p>
          </table:table-cell>
          <table:table-cell office:value-type="float" office:value="8029.4834205198704" table:style-name="ce11">
            <text:p>8,029</text:p>
          </table:table-cell>
          <table:table-cell office:value-type="float" office:value="8129.1440974260004" table:style-name="ce11">
            <text:p>8,129</text:p>
          </table:table-cell>
          <table:table-cell office:value-type="float" office:value="8249.5785954474795" table:style-name="ce11">
            <text:p>8,250</text:p>
          </table:table-cell>
          <table:table-cell office:value-type="float" office:value="8386.9046883834799" table:style-name="ce11">
            <text:p>8,387</text:p>
          </table:table-cell>
          <table:table-cell office:value-type="float" office:value="8530.0679447136899" table:style-name="ce11">
            <text:p>8,530</text:p>
          </table:table-cell>
          <table:table-cell office:value-type="float" office:value="8677.7298699253497" table:style-name="ce11">
            <text:p>8,678</text:p>
          </table:table-cell>
          <table:table-cell office:value-type="float" office:value="8833.4003791038795" table:style-name="ce11">
            <text:p>8,83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699"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796" table:style-name="ce11">
            <text:p>8,579</text:p>
          </table:table-cell>
          <table:table-cell office:value-type="float" office:value="8496.1643588837906" table:style-name="ce11">
            <text:p>8,496</text:p>
          </table:table-cell>
          <table:table-cell office:value-type="float" office:value="7792.9306872668903" table:style-name="ce11">
            <text:p>7,793</text:p>
          </table:table-cell>
          <table:table-cell office:value-type="float" office:value="8079.5900525344896" table:style-name="ce11">
            <text:p>8,080</text:p>
          </table:table-cell>
          <table:table-cell office:value-type="float" office:value="8008.0346657712698" table:style-name="ce11">
            <text:p>8,008</text:p>
          </table:table-cell>
          <table:table-cell office:value-type="float" office:value="7903.8622873517897" table:style-name="ce11">
            <text:p>7,904</text:p>
          </table:table-cell>
          <table:table-cell office:value-type="float" office:value="7614.9215343429996" table:style-name="ce11">
            <text:p>7,615</text:p>
          </table:table-cell>
          <table:table-cell office:value-type="float" office:value="7400.1905149398699" table:style-name="ce11">
            <text:p>7,400</text:p>
          </table:table-cell>
          <table:table-cell office:value-type="float" office:value="7314.3716942525398" table:style-name="ce11">
            <text:p>7,314</text:p>
          </table:table-cell>
          <table:table-cell office:value-type="float" office:value="7270.20632727458" table:style-name="ce11">
            <text:p>7,270</text:p>
          </table:table-cell>
          <table:table-cell office:value-type="float" office:value="7269.4153039522398" table:style-name="ce11">
            <text:p>7,269</text:p>
          </table:table-cell>
          <table:table-cell office:value-type="float" office:value="7277.8034072093296" table:style-name="ce11">
            <text:p>7,278</text:p>
          </table:table-cell>
          <table:table-cell office:value-type="float" office:value="7289.69771666427" table:style-name="ce11">
            <text:p>7,290</text:p>
          </table:table-cell>
          <table:table-cell office:value-type="float" office:value="7315.1264936084099" table:style-name="ce11">
            <text:p>7,315</text:p>
          </table:table-cell>
          <table:table-cell office:value-type="float" office:value="7360.9326577537104" table:style-name="ce11">
            <text:p>7,361</text:p>
          </table:table-cell>
          <table:table-cell office:value-type="float" office:value="7433.1545787866298" table:style-name="ce11">
            <text:p>7,433</text:p>
          </table:table-cell>
          <table:table-cell office:value-type="float" office:value="7538.1090792721398" table:style-name="ce11">
            <text:p>7,538</text:p>
          </table:table-cell>
          <table:table-cell office:value-type="float" office:value="7694.8221402977697" table:style-name="ce11">
            <text:p>7,695</text:p>
          </table:table-cell>
          <table:table-cell office:value-type="float" office:value="7896.7316913632903" table:style-name="ce11">
            <text:p>7,897</text:p>
          </table:table-cell>
          <table:table-cell office:value-type="float" office:value="8143.1131736068201" table:style-name="ce11">
            <text:p>8,143</text:p>
          </table:table-cell>
          <table:table-cell office:value-type="float" office:value="8360.7558293597394" table:style-name="ce11">
            <text:p>8,361</text:p>
          </table:table-cell>
          <table:table-cell office:value-type="float" office:value="8566.7369926686806" table:style-name="ce11">
            <text:p>8,567</text:p>
          </table:table-cell>
          <table:table-cell office:value-type="float" office:value="8784.3307108900099" table:style-name="ce11">
            <text:p>8,78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3.30137706184" table:style-name="ce11">
            <text:p>2,183</text:p>
          </table:table-cell>
          <table:table-cell office:value-type="float" office:value="2172.95359939934" table:style-name="ce11">
            <text:p>2,173</text:p>
          </table:table-cell>
          <table:table-cell office:value-type="float" office:value="2136.6222843626601" table:style-name="ce11">
            <text:p>2,137</text:p>
          </table:table-cell>
          <table:table-cell office:value-type="float" office:value="2111.0047156043001" table:style-name="ce11">
            <text:p>2,111</text:p>
          </table:table-cell>
          <table:table-cell office:value-type="float" office:value="2102.8965545449" table:style-name="ce11">
            <text:p>2,103</text:p>
          </table:table-cell>
          <table:table-cell office:value-type="float" office:value="2104.3384478401999" table:style-name="ce11">
            <text:p>2,104</text:p>
          </table:table-cell>
          <table:table-cell office:value-type="float" office:value="2110.78012029197" table:style-name="ce11">
            <text:p>2,111</text:p>
          </table:table-cell>
          <table:table-cell office:value-type="float" office:value="2118.0684726524901" table:style-name="ce11">
            <text:p>2,118</text:p>
          </table:table-cell>
          <table:table-cell office:value-type="float" office:value="2126.0960795881601" table:style-name="ce11">
            <text:p>2,126</text:p>
          </table:table-cell>
          <table:table-cell office:value-type="float" office:value="2134.7246487753901" table:style-name="ce11">
            <text:p>2,135</text:p>
          </table:table-cell>
          <table:table-cell office:value-type="float" office:value="2149.58295821819" table:style-name="ce11">
            <text:p>2,150</text:p>
          </table:table-cell>
          <table:table-cell office:value-type="float" office:value="2176.62421036763" table:style-name="ce11">
            <text:p>2,177</text:p>
          </table:table-cell>
          <table:table-cell office:value-type="float" office:value="2213.3145025632398" table:style-name="ce11">
            <text:p>2,213</text:p>
          </table:table-cell>
          <table:table-cell office:value-type="float" office:value="2269.1402067582098" table:style-name="ce11">
            <text:p>2,269</text:p>
          </table:table-cell>
          <table:table-cell office:value-type="float" office:value="2322.54656493835" table:style-name="ce11">
            <text:p>2,323</text:p>
          </table:table-cell>
          <table:table-cell office:value-type="float" office:value="2394.5450696197599" table:style-name="ce11">
            <text:p>2,395</text:p>
          </table:table-cell>
          <table:table-cell office:value-type="float" office:value="2442.6366250917299" table:style-name="ce11">
            <text:p>2,443</text:p>
          </table:table-cell>
          <table:table-cell office:value-type="float" office:value="2474.6680722954802" table:style-name="ce11">
            <text:p>2,475</text:p>
          </table:table-cell>
          <table:table-cell office:value-type="float" office:value="2506.2691394645099" table:style-name="ce11">
            <text:p>2,50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59.5674895883899" table:style-name="ce11">
            <text:p>1,860</text:p>
          </table:table-cell>
          <table:table-cell office:value-type="float" office:value="1916.3037232967099" table:style-name="ce11">
            <text:p>1,916</text:p>
          </table:table-cell>
          <table:table-cell office:value-type="float" office:value="1933.1627211642101" table:style-name="ce11">
            <text:p>1,933</text:p>
          </table:table-cell>
          <table:table-cell office:value-type="float" office:value="1961.9379752612101" table:style-name="ce11">
            <text:p>1,962</text:p>
          </table:table-cell>
          <table:table-cell office:value-type="float" office:value="1977.20352192583" table:style-name="ce11">
            <text:p>1,977</text:p>
          </table:table-cell>
          <table:table-cell office:value-type="float" office:value="1984.0316924797" table:style-name="ce11">
            <text:p>1,984</text:p>
          </table:table-cell>
          <table:table-cell office:value-type="float" office:value="1995.98678272147" table:style-name="ce11">
            <text:p>1,996</text:p>
          </table:table-cell>
          <table:table-cell office:value-type="float" office:value="2006.7925652414101" table:style-name="ce11">
            <text:p>2,007</text:p>
          </table:table-cell>
          <table:table-cell office:value-type="float" office:value="2016.58656425339" table:style-name="ce11">
            <text:p>2,017</text:p>
          </table:table-cell>
          <table:table-cell office:value-type="float" office:value="2027.07721239684" table:style-name="ce11">
            <text:p>2,027</text:p>
          </table:table-cell>
          <table:table-cell office:value-type="float" office:value="2021.3931830496999" table:style-name="ce11">
            <text:p>2,021</text:p>
          </table:table-cell>
          <table:table-cell office:value-type="float" office:value="1985.7327228527299" table:style-name="ce11">
            <text:p>1,986</text:p>
          </table:table-cell>
          <table:table-cell office:value-type="float" office:value="1920.8318661625101" table:style-name="ce11">
            <text:p>1,921</text:p>
          </table:table-cell>
          <table:table-cell office:value-type="float" office:value="1793.47844112194" table:style-name="ce11">
            <text:p>1,793</text:p>
          </table:table-cell>
          <table:table-cell office:value-type="float" office:value="1661.53584760731" table:style-name="ce11">
            <text:p>1,662</text:p>
          </table:table-cell>
          <table:table-cell office:value-type="float" office:value="1476.5046884390999" table:style-name="ce11">
            <text:p>1,477</text:p>
          </table:table-cell>
          <table:table-cell office:value-type="float" office:value="1373.2893027897201" table:style-name="ce11">
            <text:p>1,373</text:p>
          </table:table-cell>
          <table:table-cell office:value-type="float" office:value="1331.23796790351" table:style-name="ce11">
            <text:p>1,331</text:p>
          </table:table-cell>
          <table:table-cell office:value-type="float" office:value="1303.69053670106" table:style-name="ce11">
            <text:p>1,30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704" table:style-name="ce11">
            <text:p>989</text:p>
          </table:table-cell>
          <table:table-cell office:value-type="float" office:value="957.11635276372704" table:style-name="ce11">
            <text:p>957</text:p>
          </table:table-cell>
          <table:table-cell office:value-type="float" office:value="944.24640064493701" table:style-name="ce11">
            <text:p>944</text:p>
          </table:table-cell>
          <table:table-cell office:value-type="float" office:value="931.84507798980701" table:style-name="ce11">
            <text:p>932</text:p>
          </table:table-cell>
          <table:table-cell office:value-type="float" office:value="897.46251990318501" table:style-name="ce11">
            <text:p>897</text:p>
          </table:table-cell>
          <table:table-cell office:value-type="float" office:value="892.458688767176" table:style-name="ce11">
            <text:p>892</text:p>
          </table:table-cell>
          <table:table-cell office:value-type="float" office:value="897.34299441467499" table:style-name="ce11">
            <text:p>897</text:p>
          </table:table-cell>
          <table:table-cell office:value-type="float" office:value="900.58203280613702" table:style-name="ce11">
            <text:p>901</text:p>
          </table:table-cell>
          <table:table-cell office:value-type="float" office:value="907.32489644770806" table:style-name="ce11">
            <text:p>907</text:p>
          </table:table-cell>
          <table:table-cell office:value-type="float" office:value="914.44040134984402" table:style-name="ce11">
            <text:p>914</text:p>
          </table:table-cell>
          <table:table-cell office:value-type="float" office:value="921.30918048665603" table:style-name="ce11">
            <text:p>921</text:p>
          </table:table-cell>
          <table:table-cell office:value-type="float" office:value="929.75465990892906" table:style-name="ce11">
            <text:p>930</text:p>
          </table:table-cell>
          <table:table-cell office:value-type="float" office:value="939.41287238223299" table:style-name="ce11">
            <text:p>939</text:p>
          </table:table-cell>
          <table:table-cell office:value-type="float" office:value="950.12250087078996" table:style-name="ce11">
            <text:p>950</text:p>
          </table:table-cell>
          <table:table-cell office:value-type="float" office:value="962.43149413021501" table:style-name="ce11">
            <text:p>962</text:p>
          </table:table-cell>
          <table:table-cell office:value-type="float" office:value="977.19569831161402" table:style-name="ce11">
            <text:p>977</text:p>
          </table:table-cell>
          <table:table-cell office:value-type="float" office:value="994.20760333303701" table:style-name="ce11">
            <text:p>994</text:p>
          </table:table-cell>
          <table:table-cell office:value-type="float" office:value="1011.32386231111" table:style-name="ce11">
            <text:p>1,011</text:p>
          </table:table-cell>
          <table:table-cell office:value-type="float" office:value="1028.9635618244799" table:style-name="ce11">
            <text:p>1,029</text:p>
          </table:table-cell>
          <table:table-cell office:value-type="float" office:value="1047.58458283459" table:style-name="ce11">
            <text:p>1,048</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4.9544025206501" table:style-name="ce11">
            <text:p>1,435</text:p>
          </table:table-cell>
          <table:table-cell office:value-type="float" office:value="1400.4832295507599" table:style-name="ce11">
            <text:p>1,400</text:p>
          </table:table-cell>
          <table:table-cell office:value-type="float" office:value="1369.45454237985" table:style-name="ce11">
            <text:p>1,369</text:p>
          </table:table-cell>
          <table:table-cell office:value-type="float" office:value="1337.99623492674" table:style-name="ce11">
            <text:p>1,338</text:p>
          </table:table-cell>
          <table:table-cell office:value-type="float" office:value="1336.3440982454699" table:style-name="ce11">
            <text:p>1,336</text:p>
          </table:table-cell>
          <table:table-cell office:value-type="float" office:value="1317.6785145193501" table:style-name="ce11">
            <text:p>1,318</text:p>
          </table:table-cell>
          <table:table-cell office:value-type="float" office:value="1311.4209217267601" table:style-name="ce11">
            <text:p>1,311</text:p>
          </table:table-cell>
          <table:table-cell office:value-type="float" office:value="1301.1978313049999" table:style-name="ce11">
            <text:p>1,301</text:p>
          </table:table-cell>
          <table:table-cell office:value-type="float" office:value="1292.56460992914" table:style-name="ce11">
            <text:p>1,293</text:p>
          </table:table-cell>
          <table:table-cell office:value-type="float" office:value="1286.14201699059" table:style-name="ce11">
            <text:p>1,286</text:p>
          </table:table-cell>
          <table:table-cell office:value-type="float" office:value="1279.6144769596001" table:style-name="ce11">
            <text:p>1,280</text:p>
          </table:table-cell>
          <table:table-cell office:value-type="float" office:value="1275.0355233969301" table:style-name="ce11">
            <text:p>1,275</text:p>
          </table:table-cell>
          <table:table-cell office:value-type="float" office:value="1271.2791146073" table:style-name="ce11">
            <text:p>1,271</text:p>
          </table:table-cell>
          <table:table-cell office:value-type="float" office:value="1272.58166070517" table:style-name="ce11">
            <text:p>1,273</text:p>
          </table:table-cell>
          <table:table-cell office:value-type="float" office:value="1278.72553576208" table:style-name="ce11">
            <text:p>1,279</text:p>
          </table:table-cell>
          <table:table-cell office:value-type="float" office:value="1285.6497504997201" table:style-name="ce11">
            <text:p>1,286</text:p>
          </table:table-cell>
          <table:table-cell office:value-type="float" office:value="1291.1919662816499" table:style-name="ce11">
            <text:p>1,291</text:p>
          </table:table-cell>
          <table:table-cell office:value-type="float" office:value="1297.2184744431599" table:style-name="ce11">
            <text:p>1,297</text:p>
          </table:table-cell>
          <table:table-cell office:value-type="float" office:value="1297.73851869126" table:style-name="ce11">
            <text:p>1,29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2"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802" table:style-name="ce11">
            <text:p>2,999</text:p>
          </table:table-cell>
          <table:table-cell office:value-type="float" office:value="3157.8319740455099" table:style-name="ce11">
            <text:p>3,158</text:p>
          </table:table-cell>
          <table:table-cell office:value-type="float" office:value="3059.9729396478201" table:style-name="ce11">
            <text:p>3,060</text:p>
          </table:table-cell>
          <table:table-cell office:value-type="float" office:value="3031.1758936484798" table:style-name="ce11">
            <text:p>3,031</text:p>
          </table:table-cell>
          <table:table-cell office:value-type="float" office:value="3010.4314777862401" table:style-name="ce11">
            <text:p>3,010</text:p>
          </table:table-cell>
          <table:table-cell office:value-type="float" office:value="3019.7183288303199" table:style-name="ce11">
            <text:p>3,020</text:p>
          </table:table-cell>
          <table:table-cell office:value-type="float" office:value="3052.6584298972498" table:style-name="ce11">
            <text:p>3,053</text:p>
          </table:table-cell>
          <table:table-cell office:value-type="float" office:value="3103.7024412442001" table:style-name="ce11">
            <text:p>3,104</text:p>
          </table:table-cell>
          <table:table-cell office:value-type="float" office:value="3166.7212936464698" table:style-name="ce11">
            <text:p>3,167</text:p>
          </table:table-cell>
          <table:table-cell office:value-type="float" office:value="3205.1487910279102" table:style-name="ce11">
            <text:p>3,205</text:p>
          </table:table-cell>
          <table:table-cell office:value-type="float" office:value="3227.5990253938899" table:style-name="ce11">
            <text:p>3,228</text:p>
          </table:table-cell>
          <table:table-cell office:value-type="float" office:value="3276.89933843478" table:style-name="ce11">
            <text:p>3,277</text:p>
          </table:table-cell>
          <table:table-cell office:value-type="float" office:value="3303.0023609381801" table:style-name="ce11">
            <text:p>3,303</text:p>
          </table:table-cell>
          <table:table-cell office:value-type="float" office:value="3331.5189744683698" table:style-name="ce11">
            <text:p>3,332</text:p>
          </table:table-cell>
          <table:table-cell office:value-type="float" office:value="3367.17329729019" table:style-name="ce11">
            <text:p>3,367</text:p>
          </table:table-cell>
          <table:table-cell office:value-type="float" office:value="3412.8528596416099" table:style-name="ce11">
            <text:p>3,413</text:p>
          </table:table-cell>
          <table:table-cell office:value-type="float" office:value="3455.6874400644601" table:style-name="ce11">
            <text:p>3,456</text:p>
          </table:table-cell>
          <table:table-cell office:value-type="float" office:value="3496.54882301013" table:style-name="ce11">
            <text:p>3,497</text:p>
          </table:table-cell>
          <table:table-cell office:value-type="float" office:value="3536.9863417268102" table:style-name="ce11">
            <text:p>3,537</text:p>
          </table:table-cell>
          <table:table-cell office:value-type="float" office:value="3580.65040155408" table:style-name="ce11">
            <text:p>3,581</text:p>
          </table:table-cell>
          <table:table-cell office:value-type="float" office:value="3619.5448821813902" table:style-name="ce11">
            <text:p>3,620</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5901" table:style-name="ce11">
            <text:p>695</text:p>
          </table:table-cell>
          <table:table-cell office:value-type="float" office:value="697.75559624070502" table:style-name="ce11">
            <text:p>698</text:p>
          </table:table-cell>
          <table:table-cell office:value-type="float" office:value="699.91356855788899"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402"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597" table:style-name="ce11">
            <text:p>79</text:p>
          </table:table-cell>
          <table:table-cell office:value-type="float" office:value="87.087888021101605" table:style-name="ce11">
            <text:p>87</text:p>
          </table:table-cell>
          <table:table-cell office:value-type="float" office:value="99.331204404937196" table:style-name="ce11">
            <text:p>99</text:p>
          </table:table-cell>
          <table:table-cell office:value-type="float" office:value="112.966189745056" table:style-name="ce11">
            <text:p>113</text:p>
          </table:table-cell>
          <table:table-cell office:value-type="float" office:value="119.56641722918501" table:style-name="ce11">
            <text:p>120</text:p>
          </table:table-cell>
          <table:table-cell office:value-type="float" office:value="124.522048309507" table:style-name="ce11">
            <text:p>125</text:p>
          </table:table-cell>
          <table:table-cell office:value-type="float" office:value="129.75556545247301" table:style-name="ce11">
            <text:p>130</text:p>
          </table:table-cell>
          <table:table-cell office:value-type="float" office:value="132.03889912620301" table:style-name="ce11">
            <text:p>132</text:p>
          </table:table-cell>
          <table:table-cell office:value-type="float" office:value="133.904464942369" table:style-name="ce11">
            <text:p>134</text:p>
          </table:table-cell>
          <table:table-cell office:value-type="float" office:value="135.332370913754" table:style-name="ce11">
            <text:p>135</text:p>
          </table:table-cell>
          <table:table-cell office:value-type="float" office:value="136.020793375968" table:style-name="ce11">
            <text:p>136</text:p>
          </table:table-cell>
          <table:table-cell office:value-type="float" office:value="136.556262413697" table:style-name="ce11">
            <text:p>137</text:p>
          </table:table-cell>
          <table:table-cell office:value-type="float" office:value="137.049093116081" table:style-name="ce11">
            <text:p>137</text:p>
          </table:table-cell>
          <table:table-cell office:value-type="float" office:value="136.09009838516499" table:style-name="ce11">
            <text:p>136</text:p>
          </table:table-cell>
          <table:table-cell office:value-type="float" office:value="131.828338111254" table:style-name="ce11">
            <text:p>132</text:p>
          </table:table-cell>
          <table:table-cell office:value-type="float" office:value="119.03454747114201" table:style-name="ce11">
            <text:p>119</text:p>
          </table:table-cell>
          <table:table-cell office:value-type="float" office:value="95.962510994520898" table:style-name="ce11">
            <text:p>96</text:p>
          </table:table-cell>
          <table:table-cell office:value-type="float" office:value="75.658621892396397" table:style-name="ce11">
            <text:p>76</text:p>
          </table:table-cell>
          <table:table-cell office:value-type="float" office:value="56.500711636265002" table:style-name="ce11">
            <text:p>57</text:p>
          </table:table-cell>
          <table:table-cell office:value-type="float" office:value="42.539226303912898" table:style-name="ce11">
            <text:p>43</text:p>
          </table:table-cell>
          <table:table-cell office:value-type="float" office:value="29.846735799985598" table:style-name="ce11">
            <text:p>30</text:p>
          </table:table-cell>
          <table:table-cell office:value-type="float" office:value="18.706771985487901"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4994"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229695460488" table:style-name="ce11">
            <text:p>11</text:p>
          </table:table-cell>
          <table:table-cell office:value-type="float" office:value="9.1592220836773706" table:style-name="ce11">
            <text:p>9</text:p>
          </table:table-cell>
          <table:table-cell office:value-type="float" office:value="7.8522867678913002" table:style-name="ce11">
            <text:p>8</text:p>
          </table:table-cell>
          <table:table-cell office:value-type="float" office:value="6.6454884832802303" table:style-name="ce11">
            <text:p>7</text:p>
          </table:table-cell>
          <table:table-cell office:value-type="float" office:value="5.9342293176027496" table:style-name="ce11">
            <text:p>6</text:p>
          </table:table-cell>
          <table:table-cell office:value-type="float" office:value="5.0130594898016403" table:style-name="ce11">
            <text:p>5</text:p>
          </table:table-cell>
          <table:table-cell office:value-type="float" office:value="4.3459886195264197" table:style-name="ce11">
            <text:p>4</text:p>
          </table:table-cell>
          <table:table-cell office:value-type="float" office:value="3.5980405745438602" table:style-name="ce11">
            <text:p>4</text:p>
          </table:table-cell>
          <table:table-cell office:value-type="float" office:value="2.9243286142296898" table:style-name="ce11">
            <text:p>3</text:p>
          </table:table-cell>
          <table:table-cell office:value-type="float" office:value="2.4520030169654099" table:style-name="ce11">
            <text:p>2</text:p>
          </table:table-cell>
          <table:table-cell office:value-type="float" office:value="1.92968251552439" table:style-name="ce11">
            <text:p>2</text:p>
          </table:table-cell>
          <table:table-cell office:value-type="float" office:value="1.4956953394671" table:style-name="ce11">
            <text:p>1</text:p>
          </table:table-cell>
          <table:table-cell office:value-type="float" office:value="1.13324694700074" table:style-name="ce11">
            <text:p>1</text:p>
          </table:table-cell>
          <table:table-cell office:value-type="float" office:value="0.85771242178530904" table:style-name="ce11">
            <text:p>1</text:p>
          </table:table-cell>
          <table:table-cell office:value-type="float" office:value="0.60726995408565099" table:style-name="ce11">
            <text:p>1</text:p>
          </table:table-cell>
          <table:table-cell office:value-type="float" office:value="0.449395017943724" table:style-name="ce11">
            <text:p>0</text:p>
          </table:table-cell>
          <table:table-cell office:value-type="float" office:value="0.24656137483981999" table:style-name="ce11">
            <text:p>0</text:p>
          </table:table-cell>
          <table:table-cell office:value-type="float" office:value="2.6389195509589802E-2"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49.19903709095797" table:style-name="ce11">
            <text:p>849</text:p>
          </table:table-cell>
          <table:table-cell office:value-type="float" office:value="1057.77956523237" table:style-name="ce11">
            <text:p>1,058</text:p>
          </table:table-cell>
          <table:table-cell office:value-type="float" office:value="1304.2258129264101" table:style-name="ce11">
            <text:p>1,304</text:p>
          </table:table-cell>
          <table:table-cell office:value-type="float" office:value="1590.31768798087" table:style-name="ce11">
            <text:p>1,590</text:p>
          </table:table-cell>
          <table:table-cell office:value-type="float" office:value="1947.58846299013" table:style-name="ce11">
            <text:p>1,948</text:p>
          </table:table-cell>
          <table:table-cell office:value-type="float" office:value="2268.2289115230101" table:style-name="ce11">
            <text:p>2,268</text:p>
          </table:table-cell>
          <table:table-cell office:value-type="float" office:value="2595.1068030708898" table:style-name="ce11">
            <text:p>2,595</text:p>
          </table:table-cell>
          <table:table-cell office:value-type="float" office:value="2921.7469997352" table:style-name="ce11">
            <text:p>2,922</text:p>
          </table:table-cell>
          <table:table-cell office:value-type="float" office:value="3241.0621964041402" table:style-name="ce11">
            <text:p>3,241</text:p>
          </table:table-cell>
          <table:table-cell office:value-type="float" office:value="3557.65412602372" table:style-name="ce11">
            <text:p>3,558</text:p>
          </table:table-cell>
          <table:table-cell office:value-type="float" office:value="3865.0162749958799" table:style-name="ce11">
            <text:p>3,865</text:p>
          </table:table-cell>
          <table:table-cell office:value-type="float" office:value="4277.9891963753398" table:style-name="ce11">
            <text:p>4,278</text:p>
          </table:table-cell>
          <table:table-cell office:value-type="float" office:value="4595.2244027122997" table:style-name="ce11">
            <text:p>4,595</text:p>
          </table:table-cell>
          <table:table-cell office:value-type="float" office:value="4870.83093859569" table:style-name="ce11">
            <text:p>4,871</text:p>
          </table:table-cell>
          <table:table-cell office:value-type="float" office:value="5136.8434683564001" table:style-name="ce11">
            <text:p>5,137</text:p>
          </table:table-cell>
          <table:table-cell office:value-type="float" office:value="5388.2052897091799" table:style-name="ce11">
            <text:p>5,388</text:p>
          </table:table-cell>
          <table:table-cell office:value-type="float" office:value="5608.73247261488" table:style-name="ce11">
            <text:p>5,609</text:p>
          </table:table-cell>
          <table:table-cell office:value-type="float" office:value="5803.1866411010296" table:style-name="ce11">
            <text:p>5,803</text:p>
          </table:table-cell>
          <table:table-cell office:value-type="float" office:value="5975.9142033619401" table:style-name="ce11">
            <text:p>5,976</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02E-2" table:style-name="ce11">
            <text:p>0</text:p>
          </table:table-cell>
          <table:table-cell office:value-type="float" office:value="4.0695168073080899E-2" table:style-name="ce11">
            <text:p>0</text:p>
          </table:table-cell>
          <table:table-cell office:value-type="float" office:value="4.1984803681030601E-2" table:style-name="ce11">
            <text:p>0</text:p>
          </table:table-cell>
          <table:table-cell office:value-type="float" office:value="4.14116322997196E-2" table:style-name="ce11">
            <text:p>0</text:p>
          </table:table-cell>
          <table:table-cell office:value-type="float" office:value="4.1554925145047397E-2" table:style-name="ce11">
            <text:p>0</text:p>
          </table:table-cell>
          <table:table-cell office:value-type="float" office:value="4.1984803681030601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603E-2" table:style-name="ce11">
            <text:p>0</text:p>
          </table:table-cell>
          <table:table-cell office:value-type="float" office:value="3.9736590899936801E-2" table:style-name="ce11">
            <text:p>0</text:p>
          </table:table-cell>
          <table:table-cell office:value-type="float" office:value="3.1218328712521701E-2" table:style-name="ce11">
            <text:p>0</text:p>
          </table:table-cell>
          <table:table-cell office:value-type="float" office:value="2.1499019234289998E-2" table:style-name="ce11">
            <text:p>0</text:p>
          </table:table-cell>
          <table:table-cell office:value-type="float" office:value="3.26455530749786E-2" table:style-name="ce11">
            <text:p>0</text:p>
          </table:table-cell>
          <table:table-cell office:value-type="float" office:value="6.5833767116574599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901" table:style-name="ce11">
            <text:p>0</text:p>
          </table:table-cell>
          <table:table-cell office:value-type="float" office:value="0.50117771269237898" table:style-name="ce11">
            <text:p>1</text:p>
          </table:table-cell>
          <table:table-cell office:value-type="float" office:value="0.63356788377202999" table:style-name="ce11">
            <text:p>1</text:p>
          </table:table-cell>
          <table:table-cell office:value-type="float" office:value="0.76844153679637806" table:style-name="ce11">
            <text:p>1</text:p>
          </table:table-cell>
          <table:table-cell office:value-type="float" office:value="0.87758097701783599" table:style-name="ce11">
            <text:p>1</text:p>
          </table:table-cell>
          <table:table-cell office:value-type="float" office:value="0.97311307195073604" table:style-name="ce11">
            <text:p>1</text:p>
          </table:table-cell>
          <table:table-cell office:value-type="float" office:value="1.04358002564893" table:style-name="ce11">
            <text:p>1</text:p>
          </table:table-cell>
          <table:table-cell office:value-type="float" office:value="1.0899792548256799" table:style-name="ce11">
            <text:p>1</text:p>
          </table:table-cell>
          <table:table-cell office:value-type="float" office:value="1.11874930096921" table:style-name="ce11">
            <text:p>1</text:p>
          </table:table-cell>
          <table:table-cell office:value-type="float" office:value="1.11227075125346" table:style-name="ce11">
            <text:p>1</text:p>
          </table:table-cell>
          <table:table-cell office:value-type="float" office:value="1.0995377044114001" table:style-name="ce11">
            <text:p>1</text:p>
          </table:table-cell>
          <table:table-cell office:value-type="float" office:value="1.0837723461561" table:style-name="ce11">
            <text:p>1</text:p>
          </table:table-cell>
          <table:table-cell office:value-type="float" office:value="1.06716558304854" table:style-name="ce11">
            <text:p>1</text:p>
          </table:table-cell>
          <table:table-cell office:value-type="float" office:value="1.0501354719562399" table:style-name="ce11">
            <text:p>1</text:p>
          </table:table-cell>
          <table:table-cell office:value-type="float" office:value="1.0345569250965601" table:style-name="ce11">
            <text:p>1</text:p>
          </table:table-cell>
          <table:table-cell office:value-type="float" office:value="1.02195921563965" table:style-name="ce11">
            <text:p>1</text:p>
          </table:table-cell>
          <table:table-cell office:value-type="float" office:value="1.0140774709035201" table:style-name="ce11">
            <text:p>1</text:p>
          </table:table-cell>
          <table:table-cell office:value-type="float" office:value="1.0095415944722099" table:style-name="ce11">
            <text:p>1</text:p>
          </table:table-cell>
          <table:table-cell office:value-type="float" office:value="1.0077656112111899" table:style-name="ce11">
            <text:p>1</text:p>
          </table:table-cell>
          <table:table-cell office:value-type="float" office:value="1.0078980781462299"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03"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7899" table:style-name="ce11">
            <text:p>42,517</text:p>
          </table:table-cell>
          <table:table-cell office:value-type="float" office:value="42895.502413171504"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03"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299" table:style-name="ce11">
            <text:p>40,575</text:p>
          </table:table-cell>
          <table:table-cell office:value-type="float" office:value="40045.822992888301" table:style-name="ce11">
            <text:p>40,046</text:p>
          </table:table-cell>
          <table:table-cell office:value-type="float" office:value="39241.317743223401" table:style-name="ce11">
            <text:p>39,241</text:p>
          </table:table-cell>
          <table:table-cell office:value-type="float" office:value="31829.6355819606" table:style-name="ce11">
            <text:p>31,830</text:p>
          </table:table-cell>
          <table:table-cell office:value-type="float" office:value="32961.070432122797" table:style-name="ce11">
            <text:p>32,961</text:p>
          </table:table-cell>
          <table:table-cell office:value-type="float" office:value="35685.215695946201" table:style-name="ce11">
            <text:p>35,685</text:p>
          </table:table-cell>
          <table:table-cell office:value-type="float" office:value="34937.683138715402" table:style-name="ce11">
            <text:p>34,938</text:p>
          </table:table-cell>
          <table:table-cell office:value-type="float" office:value="34512.504582213798" table:style-name="ce11">
            <text:p>34,513</text:p>
          </table:table-cell>
          <table:table-cell office:value-type="float" office:value="33680.764014280401" table:style-name="ce11">
            <text:p>33,681</text:p>
          </table:table-cell>
          <table:table-cell office:value-type="float" office:value="32922.557409175402" table:style-name="ce11">
            <text:p>32,923</text:p>
          </table:table-cell>
          <table:table-cell office:value-type="float" office:value="31863.669048846299" table:style-name="ce11">
            <text:p>31,864</text:p>
          </table:table-cell>
          <table:table-cell office:value-type="float" office:value="30755.242890188299" table:style-name="ce11">
            <text:p>30,755</text:p>
          </table:table-cell>
          <table:table-cell office:value-type="float" office:value="29669.533872702301" table:style-name="ce11">
            <text:p>29,670</text:p>
          </table:table-cell>
          <table:table-cell office:value-type="float" office:value="28462.9932393216" table:style-name="ce11">
            <text:p>28,463</text:p>
          </table:table-cell>
          <table:table-cell office:value-type="float" office:value="27332.577575786599" table:style-name="ce11">
            <text:p>27,333</text:p>
          </table:table-cell>
          <table:table-cell office:value-type="float" office:value="26280.063067995099" table:style-name="ce11">
            <text:p>26,280</text:p>
          </table:table-cell>
          <table:table-cell office:value-type="float" office:value="25342.542279404101" table:style-name="ce11">
            <text:p>25,343</text:p>
          </table:table-cell>
          <table:table-cell office:value-type="float" office:value="24461.135112580101" table:style-name="ce11">
            <text:p>24,461</text:p>
          </table:table-cell>
          <table:table-cell office:value-type="float" office:value="23666.0350236862" table:style-name="ce11">
            <text:p>23,666</text:p>
          </table:table-cell>
          <table:table-cell office:value-type="float" office:value="22939.159549964199" table:style-name="ce11">
            <text:p>22,939</text:p>
          </table:table-cell>
          <table:table-cell office:value-type="float" office:value="22302.853349457" table:style-name="ce11">
            <text:p>22,303</text:p>
          </table:table-cell>
          <table:table-cell office:value-type="float" office:value="21729.0244822286" table:style-name="ce11">
            <text:p>21,729</text:p>
          </table:table-cell>
          <table:table-cell office:value-type="float" office:value="21290.520387185501" table:style-name="ce11">
            <text:p>21,291</text:p>
          </table:table-cell>
          <table:table-cell office:value-type="float" office:value="20882.644465952399" table:style-name="ce11">
            <text:p>20,883</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2999" table:style-name="ce11">
            <text:p>75</text:p>
          </table:table-cell>
          <table:table-cell office:value-type="float" office:value="192.53690553707" table:style-name="ce11">
            <text:p>193</text:p>
          </table:table-cell>
          <table:table-cell office:value-type="float" office:value="371.63778288552697"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8" table:style-name="ce11">
            <text:p>1,366</text:p>
          </table:table-cell>
          <table:table-cell office:value-type="float" office:value="1432.44069015671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27.91993065004" table:style-name="ce11">
            <text:p>2,528</text:p>
          </table:table-cell>
          <table:table-cell office:value-type="float" office:value="2613.3841984894598" table:style-name="ce11">
            <text:p>2,613</text:p>
          </table:table-cell>
          <table:table-cell office:value-type="float" office:value="2705.01354641628" table:style-name="ce11">
            <text:p>2,705</text:p>
          </table:table-cell>
          <table:table-cell office:value-type="float" office:value="2749.1420436090598" table:style-name="ce11">
            <text:p>2,749</text:p>
          </table:table-cell>
          <table:table-cell office:value-type="float" office:value="2812.9676742842298" table:style-name="ce11">
            <text:p>2,813</text:p>
          </table:table-cell>
          <table:table-cell office:value-type="float" office:value="2846.8016226530199" table:style-name="ce11">
            <text:p>2,847</text:p>
          </table:table-cell>
          <table:table-cell office:value-type="float" office:value="2878.1308807559099" table:style-name="ce11">
            <text:p>2,878</text:p>
          </table:table-cell>
          <table:table-cell office:value-type="float" office:value="2907.2276033694802" table:style-name="ce11">
            <text:p>2,907</text:p>
          </table:table-cell>
          <table:table-cell office:value-type="float" office:value="2910.4778030713001" table:style-name="ce11">
            <text:p>2,910</text:p>
          </table:table-cell>
          <table:table-cell office:value-type="float" office:value="2902.4988072311398" table:style-name="ce11">
            <text:p>2,902</text:p>
          </table:table-cell>
          <table:table-cell office:value-type="float" office:value="2911.7496533468998" table:style-name="ce11">
            <text:p>2,912</text:p>
          </table:table-cell>
          <table:table-cell office:value-type="float" office:value="2835.0577649225702" table:style-name="ce11">
            <text:p>2,835</text:p>
          </table:table-cell>
          <table:table-cell office:value-type="float" office:value="2764.6815976654698" table:style-name="ce11">
            <text:p>2,765</text:p>
          </table:table-cell>
          <table:table-cell office:value-type="float" office:value="2683.9031856648198" table:style-name="ce11">
            <text:p>2,684</text:p>
          </table:table-cell>
          <table:table-cell office:value-type="float" office:value="2646.7121331913399" table:style-name="ce11">
            <text:p>2,647</text:p>
          </table:table-cell>
          <table:table-cell office:value-type="float" office:value="2626.7532899748599" table:style-name="ce11">
            <text:p>2,627</text:p>
          </table:table-cell>
          <table:table-cell office:value-type="float" office:value="2620.1215394805399" table:style-name="ce11">
            <text:p>2,620</text:p>
          </table:table-cell>
          <table:table-cell office:value-type="float" office:value="2630.09956346948" table:style-name="ce11">
            <text:p>2,630</text:p>
          </table:table-cell>
          <table:table-cell office:value-type="float" office:value="2639.0453042294898" table:style-name="ce11">
            <text:p>2,639</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FFP_Low"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Fossil Fuel Prices - Low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23788271" table:style-name="ce11">
            <text:p>126,235</text:p>
          </table:table-cell>
          <table:table-cell office:value-type="float" office:value="133391.67793022201" table:style-name="ce11">
            <text:p>133,392</text:p>
          </table:table-cell>
          <table:table-cell office:value-type="float" office:value="131754.791603171" table:style-name="ce11">
            <text:p>131,755</text:p>
          </table:table-cell>
          <table:table-cell office:value-type="float" office:value="132616.063699502" table:style-name="ce11">
            <text:p>132,616</text:p>
          </table:table-cell>
          <table:table-cell office:value-type="float" office:value="133408.27606886101" table:style-name="ce11">
            <text:p>133,408</text:p>
          </table:table-cell>
          <table:table-cell office:value-type="float" office:value="134346.138769832" table:style-name="ce11">
            <text:p>134,346</text:p>
          </table:table-cell>
          <table:table-cell office:value-type="float" office:value="134541.08960576801" table:style-name="ce11">
            <text:p>134,541</text:p>
          </table:table-cell>
          <table:table-cell office:value-type="float" office:value="134553.31985376799" table:style-name="ce11">
            <text:p>134,553</text:p>
          </table:table-cell>
          <table:table-cell office:value-type="float" office:value="134425.728739357" table:style-name="ce11">
            <text:p>134,426</text:p>
          </table:table-cell>
          <table:table-cell office:value-type="float" office:value="134215.207254726" table:style-name="ce11">
            <text:p>134,215</text:p>
          </table:table-cell>
          <table:table-cell office:value-type="float" office:value="133755.569993018" table:style-name="ce11">
            <text:p>133,756</text:p>
          </table:table-cell>
          <table:table-cell office:value-type="float" office:value="133539.64381380699" table:style-name="ce11">
            <text:p>133,540</text:p>
          </table:table-cell>
          <table:table-cell office:value-type="float" office:value="133367.98421089599" table:style-name="ce11">
            <text:p>133,368</text:p>
          </table:table-cell>
          <table:table-cell office:value-type="float" office:value="133180.73308322401" table:style-name="ce11">
            <text:p>133,181</text:p>
          </table:table-cell>
          <table:table-cell office:value-type="float" office:value="132922.97874527899" table:style-name="ce11">
            <text:p>132,923</text:p>
          </table:table-cell>
          <table:table-cell office:value-type="float" office:value="132977.169243627" table:style-name="ce11">
            <text:p>132,977</text:p>
          </table:table-cell>
          <table:table-cell office:value-type="float" office:value="133336.74530231001" table:style-name="ce11">
            <text:p>133,337</text:p>
          </table:table-cell>
          <table:table-cell office:value-type="float" office:value="133911.16702252501" table:style-name="ce11">
            <text:p>133,911</text:p>
          </table:table-cell>
          <table:table-cell office:value-type="float" office:value="134632.698998985" table:style-name="ce11">
            <text:p>134,633</text:p>
          </table:table-cell>
          <table:table-cell office:value-type="float" office:value="135257.423203827" table:style-name="ce11">
            <text:p>135,257</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99"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4" table:style-name="ce11">
            <text:p>126,070</text:p>
          </table:table-cell>
          <table:table-cell office:value-type="float" office:value="127312.141930946"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84401222" table:style-name="ce11">
            <text:p>121,274</text:p>
          </table:table-cell>
          <table:table-cell office:value-type="float" office:value="120843.85482011001" table:style-name="ce11">
            <text:p>120,844</text:p>
          </table:table-cell>
          <table:table-cell office:value-type="float" office:value="119269.59323153801" table:style-name="ce11">
            <text:p>119,270</text:p>
          </table:table-cell>
          <table:table-cell office:value-type="float" office:value="120150.39111645801" table:style-name="ce11">
            <text:p>120,150</text:p>
          </table:table-cell>
          <table:table-cell office:value-type="float" office:value="120929.63374396499" table:style-name="ce11">
            <text:p>120,930</text:p>
          </table:table-cell>
          <table:table-cell office:value-type="float" office:value="121779.609430767" table:style-name="ce11">
            <text:p>121,780</text:p>
          </table:table-cell>
          <table:table-cell office:value-type="float" office:value="121939.67264603901" table:style-name="ce11">
            <text:p>121,940</text:p>
          </table:table-cell>
          <table:table-cell office:value-type="float" office:value="121888.59253895" table:style-name="ce11">
            <text:p>121,889</text:p>
          </table:table-cell>
          <table:table-cell office:value-type="float" office:value="121691.62683761001" table:style-name="ce11">
            <text:p>121,692</text:p>
          </table:table-cell>
          <table:table-cell office:value-type="float" office:value="121309.219186264" table:style-name="ce11">
            <text:p>121,309</text:p>
          </table:table-cell>
          <table:table-cell office:value-type="float" office:value="120929.15975006801" table:style-name="ce11">
            <text:p>120,929</text:p>
          </table:table-cell>
          <table:table-cell office:value-type="float" office:value="120609.262441607" table:style-name="ce11">
            <text:p>120,609</text:p>
          </table:table-cell>
          <table:table-cell office:value-type="float" office:value="120505.203440579" table:style-name="ce11">
            <text:p>120,505</text:p>
          </table:table-cell>
          <table:table-cell office:value-type="float" office:value="120354.85268043099" table:style-name="ce11">
            <text:p>120,355</text:p>
          </table:table-cell>
          <table:table-cell office:value-type="float" office:value="120209.25390656501" table:style-name="ce11">
            <text:p>120,209</text:p>
          </table:table-cell>
          <table:table-cell office:value-type="float" office:value="120322.596933348" table:style-name="ce11">
            <text:p>120,323</text:p>
          </table:table-cell>
          <table:table-cell office:value-type="float" office:value="120612.488799222" table:style-name="ce11">
            <text:p>120,612</text:p>
          </table:table-cell>
          <table:table-cell office:value-type="float" office:value="120977.205952587" table:style-name="ce11">
            <text:p>120,977</text:p>
          </table:table-cell>
          <table:table-cell office:value-type="float" office:value="121480.000238273" table:style-name="ce11">
            <text:p>121,480</text:p>
          </table:table-cell>
          <table:table-cell office:value-type="float" office:value="122072.10256319599" table:style-name="ce11">
            <text:p>122,072</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482.386225175" table:style-name="ce11">
            <text:p>13,482</text:p>
          </table:table-cell>
          <table:table-cell office:value-type="float" office:value="13296.2732209858" table:style-name="ce11">
            <text:p>13,296</text:p>
          </table:table-cell>
          <table:table-cell office:value-type="float" office:value="13227.795091046401" table:style-name="ce11">
            <text:p>13,228</text:p>
          </table:table-cell>
          <table:table-cell office:value-type="float" office:value="13154.781827463699" table:style-name="ce11">
            <text:p>13,155</text:p>
          </table:table-cell>
          <table:table-cell office:value-type="float" office:value="13164.095364291599" table:style-name="ce11">
            <text:p>13,164</text:p>
          </table:table-cell>
          <table:table-cell office:value-type="float" office:value="13253.1676812515" table:style-name="ce11">
            <text:p>13,253</text:p>
          </table:table-cell>
          <table:table-cell office:value-type="float" office:value="13398.385182" table:style-name="ce11">
            <text:p>13,398</text:p>
          </table:table-cell>
          <table:table-cell office:value-type="float" office:value="13515.690738539901" table:style-name="ce11">
            <text:p>13,516</text:p>
          </table:table-cell>
          <table:table-cell office:value-type="float" office:value="13629.486846125301" table:style-name="ce11">
            <text:p>13,629</text:p>
          </table:table-cell>
          <table:table-cell office:value-type="float" office:value="13748.304166882001" table:style-name="ce11">
            <text:p>13,748</text:p>
          </table:table-cell>
          <table:table-cell office:value-type="float" office:value="13853.2946116124" table:style-name="ce11">
            <text:p>13,853</text:p>
          </table:table-cell>
          <table:table-cell office:value-type="float" office:value="13956.299630386" table:style-name="ce11">
            <text:p>13,956</text:p>
          </table:table-cell>
          <table:table-cell office:value-type="float" office:value="14044.8403482381" table:style-name="ce11">
            <text:p>14,045</text:p>
          </table:table-cell>
          <table:table-cell office:value-type="float" office:value="14130.243984003" table:style-name="ce11">
            <text:p>14,130</text:p>
          </table:table-cell>
          <table:table-cell office:value-type="float" office:value="14247.350903427499" table:style-name="ce11">
            <text:p>14,247</text:p>
          </table:table-cell>
          <table:table-cell office:value-type="float" office:value="14370.8896166126" table:style-name="ce11">
            <text:p>14,371</text:p>
          </table:table-cell>
          <table:table-cell office:value-type="float" office:value="14479.8200529309" table:style-name="ce11">
            <text:p>14,480</text:p>
          </table:table-cell>
          <table:table-cell office:value-type="float" office:value="14561.859482153999" table:style-name="ce11">
            <text:p>14,562</text:p>
          </table:table-cell>
          <table:table-cell office:value-type="float" office:value="14640.9145921322" table:style-name="ce11">
            <text:p>14,641</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403"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7487.682253633597" table:style-name="ce11">
            <text:p>37,488</text:p>
          </table:table-cell>
          <table:table-cell office:value-type="float" office:value="35366.157167789999" table:style-name="ce11">
            <text:p>35,366</text:p>
          </table:table-cell>
          <table:table-cell office:value-type="float" office:value="36623.173665951101" table:style-name="ce11">
            <text:p>36,623</text:p>
          </table:table-cell>
          <table:table-cell office:value-type="float" office:value="38330.983357796402" table:style-name="ce11">
            <text:p>38,331</text:p>
          </table:table-cell>
          <table:table-cell office:value-type="float" office:value="39837.019961333601" table:style-name="ce11">
            <text:p>39,837</text:p>
          </table:table-cell>
          <table:table-cell office:value-type="float" office:value="40644.648829496502" table:style-name="ce11">
            <text:p>40,645</text:p>
          </table:table-cell>
          <table:table-cell office:value-type="float" office:value="41078.814715142202" table:style-name="ce11">
            <text:p>41,079</text:p>
          </table:table-cell>
          <table:table-cell office:value-type="float" office:value="41415.409271316799" table:style-name="ce11">
            <text:p>41,415</text:p>
          </table:table-cell>
          <table:table-cell office:value-type="float" office:value="41707.867173843799" table:style-name="ce11">
            <text:p>41,708</text:p>
          </table:table-cell>
          <table:table-cell office:value-type="float" office:value="41903.293027584303" table:style-name="ce11">
            <text:p>41,903</text:p>
          </table:table-cell>
          <table:table-cell office:value-type="float" office:value="42099.0920859119" table:style-name="ce11">
            <text:p>42,099</text:p>
          </table:table-cell>
          <table:table-cell office:value-type="float" office:value="42364.582909278499" table:style-name="ce11">
            <text:p>42,365</text:p>
          </table:table-cell>
          <table:table-cell office:value-type="float" office:value="42588.126339659299" table:style-name="ce11">
            <text:p>42,588</text:p>
          </table:table-cell>
          <table:table-cell office:value-type="float" office:value="42799.385744217099" table:style-name="ce11">
            <text:p>42,799</text:p>
          </table:table-cell>
          <table:table-cell office:value-type="float" office:value="43064.154731741903" table:style-name="ce11">
            <text:p>43,064</text:p>
          </table:table-cell>
          <table:table-cell office:value-type="float" office:value="43378.258103352797" table:style-name="ce11">
            <text:p>43,378</text:p>
          </table:table-cell>
          <table:table-cell office:value-type="float" office:value="43722.402289179598" table:style-name="ce11">
            <text:p>43,722</text:p>
          </table:table-cell>
          <table:table-cell office:value-type="float" office:value="44049.5753738973" table:style-name="ce11">
            <text:p>44,050</text:p>
          </table:table-cell>
          <table:table-cell office:value-type="float" office:value="44431.566835322403" table:style-name="ce11">
            <text:p>44,432</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3953108623805" table:style-name="ce11">
            <text:p>874</text:p>
          </table:table-cell>
          <table:table-cell office:value-type="float" office:value="778.51892902473003" table:style-name="ce11">
            <text:p>779</text:p>
          </table:table-cell>
          <table:table-cell office:value-type="float" office:value="859.12889089450505" table:style-name="ce11">
            <text:p>859</text:p>
          </table:table-cell>
          <table:table-cell office:value-type="float" office:value="882.60885942127004" table:style-name="ce11">
            <text:p>883</text:p>
          </table:table-cell>
          <table:table-cell office:value-type="float" office:value="882.82599183258799" table:style-name="ce11">
            <text:p>883</text:p>
          </table:table-cell>
          <table:table-cell office:value-type="float" office:value="874.52105435064004" table:style-name="ce11">
            <text:p>875</text:p>
          </table:table-cell>
          <table:table-cell office:value-type="float" office:value="877.21507267956304" table:style-name="ce11">
            <text:p>877</text:p>
          </table:table-cell>
          <table:table-cell office:value-type="float" office:value="872.13080004500102" table:style-name="ce11">
            <text:p>872</text:p>
          </table:table-cell>
          <table:table-cell office:value-type="float" office:value="863.222068294628" table:style-name="ce11">
            <text:p>863</text:p>
          </table:table-cell>
          <table:table-cell office:value-type="float" office:value="854.39177473151301" table:style-name="ce11">
            <text:p>854</text:p>
          </table:table-cell>
          <table:table-cell office:value-type="float" office:value="845.87561489731604" table:style-name="ce11">
            <text:p>846</text:p>
          </table:table-cell>
          <table:table-cell office:value-type="float" office:value="839.42704565791701" table:style-name="ce11">
            <text:p>839</text:p>
          </table:table-cell>
          <table:table-cell office:value-type="float" office:value="837.49896806446804" table:style-name="ce11">
            <text:p>837</text:p>
          </table:table-cell>
          <table:table-cell office:value-type="float" office:value="831.69026357905" table:style-name="ce11">
            <text:p>832</text:p>
          </table:table-cell>
          <table:table-cell office:value-type="float" office:value="821.32247051403203" table:style-name="ce11">
            <text:p>821</text:p>
          </table:table-cell>
          <table:table-cell office:value-type="float" office:value="811.61162086659101" table:style-name="ce11">
            <text:p>812</text:p>
          </table:table-cell>
          <table:table-cell office:value-type="float" office:value="806.53713225743195" table:style-name="ce11">
            <text:p>807</text:p>
          </table:table-cell>
          <table:table-cell office:value-type="float" office:value="796.69911744848901" table:style-name="ce11">
            <text:p>797</text:p>
          </table:table-cell>
          <table:table-cell office:value-type="float" office:value="789.28850315102295" table:style-name="ce11">
            <text:p>789</text:p>
          </table:table-cell>
          <table:table-cell office:value-type="float" office:value="783.25263103531699" table:style-name="ce11">
            <text:p>78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573.2696585866" table:style-name="ce11">
            <text:p>20,573</text:p>
          </table:table-cell>
          <table:table-cell office:value-type="float" office:value="20496.244559053201" table:style-name="ce11">
            <text:p>20,496</text:p>
          </table:table-cell>
          <table:table-cell office:value-type="float" office:value="20194.487202596199" table:style-name="ce11">
            <text:p>20,194</text:p>
          </table:table-cell>
          <table:table-cell office:value-type="float" office:value="19962.8406439951" table:style-name="ce11">
            <text:p>19,963</text:p>
          </table:table-cell>
          <table:table-cell office:value-type="float" office:value="19880.0150746564" table:style-name="ce11">
            <text:p>19,880</text:p>
          </table:table-cell>
          <table:table-cell office:value-type="float" office:value="19864.774494266101" table:style-name="ce11">
            <text:p>19,865</text:p>
          </table:table-cell>
          <table:table-cell office:value-type="float" office:value="19921.088953409198" table:style-name="ce11">
            <text:p>19,921</text:p>
          </table:table-cell>
          <table:table-cell office:value-type="float" office:value="19999.9454743608" table:style-name="ce11">
            <text:p>20,000</text:p>
          </table:table-cell>
          <table:table-cell office:value-type="float" office:value="20087.448167266" table:style-name="ce11">
            <text:p>20,087</text:p>
          </table:table-cell>
          <table:table-cell office:value-type="float" office:value="20197.069582944499" table:style-name="ce11">
            <text:p>20,197</text:p>
          </table:table-cell>
          <table:table-cell office:value-type="float" office:value="20326.653765350002" table:style-name="ce11">
            <text:p>20,327</text:p>
          </table:table-cell>
          <table:table-cell office:value-type="float" office:value="20477.114910673099" table:style-name="ce11">
            <text:p>20,477</text:p>
          </table:table-cell>
          <table:table-cell office:value-type="float" office:value="20651.8613693886" table:style-name="ce11">
            <text:p>20,652</text:p>
          </table:table-cell>
          <table:table-cell office:value-type="float" office:value="20849.016379734101" table:style-name="ce11">
            <text:p>20,849</text:p>
          </table:table-cell>
          <table:table-cell office:value-type="float" office:value="21107.588397668002" table:style-name="ce11">
            <text:p>21,108</text:p>
          </table:table-cell>
          <table:table-cell office:value-type="float" office:value="21395.275223382199" table:style-name="ce11">
            <text:p>21,395</text:p>
          </table:table-cell>
          <table:table-cell office:value-type="float" office:value="21718.073564266" table:style-name="ce11">
            <text:p>21,718</text:p>
          </table:table-cell>
          <table:table-cell office:value-type="float" office:value="22079.3364646175" table:style-name="ce11">
            <text:p>22,079</text:p>
          </table:table-cell>
          <table:table-cell office:value-type="float" office:value="22475.275348994001" table:style-name="ce11">
            <text:p>22,475</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9"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09.0324622240096" table:style-name="ce11">
            <text:p>5,309</text:p>
          </table:table-cell>
          <table:table-cell office:value-type="float" office:value="5249.6289455872002" table:style-name="ce11">
            <text:p>5,250</text:p>
          </table:table-cell>
          <table:table-cell office:value-type="float" office:value="5200.5415201423803" table:style-name="ce11">
            <text:p>5,201</text:p>
          </table:table-cell>
          <table:table-cell office:value-type="float" office:value="5184.4281169278602" table:style-name="ce11">
            <text:p>5,184</text:p>
          </table:table-cell>
          <table:table-cell office:value-type="float" office:value="5219.3794657485096" table:style-name="ce11">
            <text:p>5,219</text:p>
          </table:table-cell>
          <table:table-cell office:value-type="float" office:value="5254.8850086338798" table:style-name="ce11">
            <text:p>5,255</text:p>
          </table:table-cell>
          <table:table-cell office:value-type="float" office:value="5315.5761711472196" table:style-name="ce11">
            <text:p>5,316</text:p>
          </table:table-cell>
          <table:table-cell office:value-type="float" office:value="5345.8790248413197" table:style-name="ce11">
            <text:p>5,346</text:p>
          </table:table-cell>
          <table:table-cell office:value-type="float" office:value="5361.6519306739201" table:style-name="ce11">
            <text:p>5,362</text:p>
          </table:table-cell>
          <table:table-cell office:value-type="float" office:value="5406.8638283177897" table:style-name="ce11">
            <text:p>5,407</text:p>
          </table:table-cell>
          <table:table-cell office:value-type="float" office:value="5427.3035316529704" table:style-name="ce11">
            <text:p>5,427</text:p>
          </table:table-cell>
          <table:table-cell office:value-type="float" office:value="5449.8581649756698" table:style-name="ce11">
            <text:p>5,450</text:p>
          </table:table-cell>
          <table:table-cell office:value-type="float" office:value="5472.9765438615796" table:style-name="ce11">
            <text:p>5,473</text:p>
          </table:table-cell>
          <table:table-cell office:value-type="float" office:value="5502.5910886249703" table:style-name="ce11">
            <text:p>5,503</text:p>
          </table:table-cell>
          <table:table-cell office:value-type="float" office:value="5535.5747739430999" table:style-name="ce11">
            <text:p>5,536</text:p>
          </table:table-cell>
          <table:table-cell office:value-type="float" office:value="5569.3542676758898" table:style-name="ce11">
            <text:p>5,569</text:p>
          </table:table-cell>
          <table:table-cell office:value-type="float" office:value="5604.8093920777601" table:style-name="ce11">
            <text:p>5,605</text:p>
          </table:table-cell>
          <table:table-cell office:value-type="float" office:value="5644.1002619696101" table:style-name="ce11">
            <text:p>5,644</text:p>
          </table:table-cell>
          <table:table-cell office:value-type="float" office:value="5674.7225554876304" table:style-name="ce11">
            <text:p>5,675</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9003"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03"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4283.134630567198" table:style-name="ce11">
            <text:p>54,283</text:p>
          </table:table-cell>
          <table:table-cell office:value-type="float" office:value="55009.704832619398" table:style-name="ce11">
            <text:p>55,010</text:p>
          </table:table-cell>
          <table:table-cell office:value-type="float" office:value="55009.803312675002" table:style-name="ce11">
            <text:p>55,010</text:p>
          </table:table-cell>
          <table:table-cell office:value-type="float" office:value="54414.7620877917" table:style-name="ce11">
            <text:p>54,415</text:p>
          </table:table-cell>
          <table:table-cell office:value-type="float" office:value="53893.453831343402" table:style-name="ce11">
            <text:p>53,893</text:p>
          </table:table-cell>
          <table:table-cell office:value-type="float" office:value="53168.744557197802" table:style-name="ce11">
            <text:p>53,169</text:p>
          </table:table-cell>
          <table:table-cell office:value-type="float" office:value="52489.670138695597" table:style-name="ce11">
            <text:p>52,490</text:p>
          </table:table-cell>
          <table:table-cell office:value-type="float" office:value="51807.928320216102" table:style-name="ce11">
            <text:p>51,808</text:p>
          </table:table-cell>
          <table:table-cell office:value-type="float" office:value="51096.707555761801" table:style-name="ce11">
            <text:p>51,097</text:p>
          </table:table-cell>
          <table:table-cell office:value-type="float" office:value="50176.510012531697" table:style-name="ce11">
            <text:p>50,177</text:p>
          </table:table-cell>
          <table:table-cell office:value-type="float" office:value="49516.219093463304" table:style-name="ce11">
            <text:p>49,516</text:p>
          </table:table-cell>
          <table:table-cell office:value-type="float" office:value="48804.9760988696" table:style-name="ce11">
            <text:p>48,805</text:p>
          </table:table-cell>
          <table:table-cell office:value-type="float" office:value="48113.585505168099" table:style-name="ce11">
            <text:p>48,114</text:p>
          </table:table-cell>
          <table:table-cell office:value-type="float" office:value="47342.767253314203" table:style-name="ce11">
            <text:p>47,343</text:p>
          </table:table-cell>
          <table:table-cell office:value-type="float" office:value="46733.236991108999" table:style-name="ce11">
            <text:p>46,733</text:p>
          </table:table-cell>
          <table:table-cell office:value-type="float" office:value="46338.779134157303" table:style-name="ce11">
            <text:p>46,339</text:p>
          </table:table-cell>
          <table:table-cell office:value-type="float" office:value="46111.710781750597" table:style-name="ce11">
            <text:p>46,112</text:p>
          </table:table-cell>
          <table:table-cell office:value-type="float" office:value="46030.8870883239" table:style-name="ce11">
            <text:p>46,031</text:p>
          </table:table-cell>
          <table:table-cell office:value-type="float" office:value="45774.039415938299" table:style-name="ce11">
            <text:p>45,774</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9804652599" table:style-name="ce11">
            <text:p>24,996</text:p>
          </table:table-cell>
          <table:table-cell office:value-type="float" office:value="24984.556206934201" table:style-name="ce11">
            <text:p>24,985</text:p>
          </table:table-cell>
          <table:table-cell office:value-type="float" office:value="24813.190824417401" table:style-name="ce11">
            <text:p>24,813</text:p>
          </table:table-cell>
          <table:table-cell office:value-type="float" office:value="25008.718622634198" table:style-name="ce11">
            <text:p>25,009</text:p>
          </table:table-cell>
          <table:table-cell office:value-type="float" office:value="25308.3043274847" table:style-name="ce11">
            <text:p>25,308</text:p>
          </table:table-cell>
          <table:table-cell office:value-type="float" office:value="25735.523984329" table:style-name="ce11">
            <text:p>25,736</text:p>
          </table:table-cell>
          <table:table-cell office:value-type="float" office:value="26254.2528154467" table:style-name="ce11">
            <text:p>26,254</text:p>
          </table:table-cell>
          <table:table-cell office:value-type="float" office:value="26858.988290408099" table:style-name="ce11">
            <text:p>26,859</text:p>
          </table:table-cell>
          <table:table-cell office:value-type="float" office:value="27479.398810149702" table:style-name="ce11">
            <text:p>27,479</text:p>
          </table:table-cell>
          <table:table-cell office:value-type="float" office:value="28151.059195105001" table:style-name="ce11">
            <text:p>28,151</text:p>
          </table:table-cell>
          <table:table-cell office:value-type="float" office:value="28688.424215537201" table:style-name="ce11">
            <text:p>28,688</text:p>
          </table:table-cell>
          <table:table-cell office:value-type="float" office:value="29302.130747736999" table:style-name="ce11">
            <text:p>29,302</text:p>
          </table:table-cell>
          <table:table-cell office:value-type="float" office:value="30019.329360941199" table:style-name="ce11">
            <text:p>30,019</text:p>
          </table:table-cell>
          <table:table-cell office:value-type="float" office:value="30660.806001825898" table:style-name="ce11">
            <text:p>30,661</text:p>
          </table:table-cell>
          <table:table-cell office:value-type="float" office:value="31283.009819266201" table:style-name="ce11">
            <text:p>31,283</text:p>
          </table:table-cell>
          <table:table-cell office:value-type="float" office:value="31941.374124748399" table:style-name="ce11">
            <text:p>31,941</text:p>
          </table:table-cell>
          <table:table-cell office:value-type="float" office:value="32624.225143563301" table:style-name="ce11">
            <text:p>32,624</text:p>
          </table:table-cell>
          <table:table-cell office:value-type="float" office:value="33295.123620004102" table:style-name="ce11">
            <text:p>33,295</text:p>
          </table:table-cell>
          <table:table-cell office:value-type="float" office:value="33911.255122721603" table:style-name="ce11">
            <text:p>33,911</text:p>
          </table:table-cell>
          <table:table-cell office:value-type="float" office:value="34528.564336370502" table:style-name="ce11">
            <text:p>34,529</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58378754201" table:style-name="ce11">
            <text:p>44,750</text:p>
          </table:table-cell>
          <table:table-cell office:value-type="float" office:value="40365.163001292298" table:style-name="ce11">
            <text:p>40,365</text:p>
          </table:table-cell>
          <table:table-cell office:value-type="float" office:value="38335.572579025596" table:style-name="ce11">
            <text:p>38,336</text:p>
          </table:table-cell>
          <table:table-cell office:value-type="float" office:value="39268.033666698502" table:style-name="ce11">
            <text:p>39,268</text:p>
          </table:table-cell>
          <table:table-cell office:value-type="float" office:value="40643.889129654301" table:style-name="ce11">
            <text:p>40,644</text:p>
          </table:table-cell>
          <table:table-cell office:value-type="float" office:value="42023.890290890798" table:style-name="ce11">
            <text:p>42,024</text:p>
          </table:table-cell>
          <table:table-cell office:value-type="float" office:value="42732.310666118297" table:style-name="ce11">
            <text:p>42,732</text:p>
          </table:table-cell>
          <table:table-cell office:value-type="float" office:value="43132.711867991798" table:style-name="ce11">
            <text:p>43,133</text:p>
          </table:table-cell>
          <table:table-cell office:value-type="float" office:value="43380.124475940996" table:style-name="ce11">
            <text:p>43,380</text:p>
          </table:table-cell>
          <table:table-cell office:value-type="float" office:value="43508.426187468598" table:style-name="ce11">
            <text:p>43,508</text:p>
          </table:table-cell>
          <table:table-cell office:value-type="float" office:value="43747.2817869789" table:style-name="ce11">
            <text:p>43,747</text:p>
          </table:table-cell>
          <table:table-cell office:value-type="float" office:value="43894.984383151699" table:style-name="ce11">
            <text:p>43,895</text:p>
          </table:table-cell>
          <table:table-cell office:value-type="float" office:value="44190.899942558899" table:style-name="ce11">
            <text:p>44,191</text:p>
          </table:table-cell>
          <table:table-cell office:value-type="float" office:value="44519.603652557103" table:style-name="ce11">
            <text:p>44,520</text:p>
          </table:table-cell>
          <table:table-cell office:value-type="float" office:value="44952.978038207002" table:style-name="ce11">
            <text:p>44,953</text:p>
          </table:table-cell>
          <table:table-cell office:value-type="float" office:value="45477.392536567699" table:style-name="ce11">
            <text:p>45,477</text:p>
          </table:table-cell>
          <table:table-cell office:value-type="float" office:value="46051.324795063199" table:style-name="ce11">
            <text:p>46,051</text:p>
          </table:table-cell>
          <table:table-cell office:value-type="float" office:value="46573.7324567244" table:style-name="ce11">
            <text:p>46,574</text:p>
          </table:table-cell>
          <table:table-cell office:value-type="float" office:value="47092.519752820801" table:style-name="ce11">
            <text:p>47,093</text:p>
          </table:table-cell>
          <table:table-cell office:value-type="float" office:value="47638.334074195198" table:style-name="ce11">
            <text:p>47,638</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94"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94" table:style-name="ce11">
            <text:p>66,550</text:p>
          </table:table-cell>
          <table:table-cell office:value-type="float" office:value="63442.091470632498" table:style-name="ce11">
            <text:p>63,442</text:p>
          </table:table-cell>
          <table:table-cell office:value-type="float" office:value="63269.959567753896" table:style-name="ce11">
            <text:p>63,270</text:p>
          </table:table-cell>
          <table:table-cell office:value-type="float" office:value="61551.5233444447"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301" table:style-name="ce11">
            <text:p>63,265</text:p>
          </table:table-cell>
          <table:table-cell office:value-type="float" office:value="64318.165134668299"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699" table:style-name="ce11">
            <text:p>48,267</text:p>
          </table:table-cell>
          <table:table-cell office:value-type="float" office:value="58978.564665226397" table:style-name="ce11">
            <text:p>58,979</text:p>
          </table:table-cell>
          <table:table-cell office:value-type="float" office:value="59256.2916163353" table:style-name="ce11">
            <text:p>59,256</text:p>
          </table:table-cell>
          <table:table-cell office:value-type="float" office:value="58825.688681499698" table:style-name="ce11">
            <text:p>58,826</text:p>
          </table:table-cell>
          <table:table-cell office:value-type="float" office:value="57852.754384562802" table:style-name="ce11">
            <text:p>57,853</text:p>
          </table:table-cell>
          <table:table-cell office:value-type="float" office:value="56904.062031167297" table:style-name="ce11">
            <text:p>56,904</text:p>
          </table:table-cell>
          <table:table-cell office:value-type="float" office:value="55818.490353080299" table:style-name="ce11">
            <text:p>55,818</text:p>
          </table:table-cell>
          <table:table-cell office:value-type="float" office:value="54777.314125639801" table:style-name="ce11">
            <text:p>54,777</text:p>
          </table:table-cell>
          <table:table-cell office:value-type="float" office:value="53741.069766904402" table:style-name="ce11">
            <text:p>53,741</text:p>
          </table:table-cell>
          <table:table-cell office:value-type="float" office:value="52710.032730197898" table:style-name="ce11">
            <text:p>52,710</text:p>
          </table:table-cell>
          <table:table-cell office:value-type="float" office:value="51472.096631693399" table:style-name="ce11">
            <text:p>51,472</text:p>
          </table:table-cell>
          <table:table-cell office:value-type="float" office:value="50495.211934801198" table:style-name="ce11">
            <text:p>50,495</text:p>
          </table:table-cell>
          <table:table-cell office:value-type="float" office:value="49463.863404391697" table:style-name="ce11">
            <text:p>49,464</text:p>
          </table:table-cell>
          <table:table-cell office:value-type="float" office:value="48559.588462258303" table:style-name="ce11">
            <text:p>48,560</text:p>
          </table:table-cell>
          <table:table-cell office:value-type="float" office:value="47695.382374511799" table:style-name="ce11">
            <text:p>47,695</text:p>
          </table:table-cell>
          <table:table-cell office:value-type="float" office:value="46921.147440265202" table:style-name="ce11">
            <text:p>46,921</text:p>
          </table:table-cell>
          <table:table-cell office:value-type="float" office:value="46369.414760221203" table:style-name="ce11">
            <text:p>46,369</text:p>
          </table:table-cell>
          <table:table-cell office:value-type="float" office:value="45975.518457370403" table:style-name="ce11">
            <text:p>45,976</text:p>
          </table:table-cell>
          <table:table-cell office:value-type="float" office:value="45715.288608653202" table:style-name="ce11">
            <text:p>45,715</text:p>
          </table:table-cell>
          <table:table-cell office:value-type="float" office:value="45303.6028734914" table:style-name="ce11">
            <text:p>45,304</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45.7329178854397" table:style-name="ce11">
            <text:p>7,246</text:p>
          </table:table-cell>
          <table:table-cell office:value-type="float" office:value="7560.9211173103504" table:style-name="ce11">
            <text:p>7,561</text:p>
          </table:table-cell>
          <table:table-cell office:value-type="float" office:value="7752.6448449126001" table:style-name="ce11">
            <text:p>7,753</text:p>
          </table:table-cell>
          <table:table-cell office:value-type="float" office:value="7874.2582066085297" table:style-name="ce11">
            <text:p>7,874</text:p>
          </table:table-cell>
          <table:table-cell office:value-type="float" office:value="7959.8789393514699" table:style-name="ce11">
            <text:p>7,960</text:p>
          </table:table-cell>
          <table:table-cell office:value-type="float" office:value="8014.2375431893297" table:style-name="ce11">
            <text:p>8,014</text:p>
          </table:table-cell>
          <table:table-cell office:value-type="float" office:value="8067.9965114367496" table:style-name="ce11">
            <text:p>8,068</text:p>
          </table:table-cell>
          <table:table-cell office:value-type="float" office:value="8112.6497981360399" table:style-name="ce11">
            <text:p>8,113</text:p>
          </table:table-cell>
          <table:table-cell office:value-type="float" office:value="8130.8550577649903" table:style-name="ce11">
            <text:p>8,131</text:p>
          </table:table-cell>
          <table:table-cell office:value-type="float" office:value="8136.8718052161103" table:style-name="ce11">
            <text:p>8,137</text:p>
          </table:table-cell>
          <table:table-cell office:value-type="float" office:value="8135.3820163582204" table:style-name="ce11">
            <text:p>8,135</text:p>
          </table:table-cell>
          <table:table-cell office:value-type="float" office:value="7992.4119568981896" table:style-name="ce11">
            <text:p>7,992</text:p>
          </table:table-cell>
          <table:table-cell office:value-type="float" office:value="7747.0383198734999" table:style-name="ce11">
            <text:p>7,747</text:p>
          </table:table-cell>
          <table:table-cell office:value-type="float" office:value="7300.9170425194898" table:style-name="ce11">
            <text:p>7,301</text:p>
          </table:table-cell>
          <table:table-cell office:value-type="float" office:value="6949.5893722622995" table:style-name="ce11">
            <text:p>6,950</text:p>
          </table:table-cell>
          <table:table-cell office:value-type="float" office:value="6605.8421439295998" table:style-name="ce11">
            <text:p>6,606</text:p>
          </table:table-cell>
          <table:table-cell office:value-type="float" office:value="6383.0021440089604" table:style-name="ce11">
            <text:p>6,383</text:p>
          </table:table-cell>
          <table:table-cell office:value-type="float" office:value="6231.4618083087498" table:style-name="ce11">
            <text:p>6,231</text:p>
          </table:table-cell>
          <table:table-cell office:value-type="float" office:value="6104.9554574144704" table:style-name="ce11">
            <text:p>6,10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9804652599" table:style-name="ce11">
            <text:p>24,996</text:p>
          </table:table-cell>
          <table:table-cell office:value-type="float" office:value="24984.556206934201" table:style-name="ce11">
            <text:p>24,985</text:p>
          </table:table-cell>
          <table:table-cell office:value-type="float" office:value="24813.190824417401" table:style-name="ce11">
            <text:p>24,813</text:p>
          </table:table-cell>
          <table:table-cell office:value-type="float" office:value="25008.718622634198" table:style-name="ce11">
            <text:p>25,009</text:p>
          </table:table-cell>
          <table:table-cell office:value-type="float" office:value="25308.3043274847" table:style-name="ce11">
            <text:p>25,308</text:p>
          </table:table-cell>
          <table:table-cell office:value-type="float" office:value="25735.523984329" table:style-name="ce11">
            <text:p>25,736</text:p>
          </table:table-cell>
          <table:table-cell office:value-type="float" office:value="26254.2528154467" table:style-name="ce11">
            <text:p>26,254</text:p>
          </table:table-cell>
          <table:table-cell office:value-type="float" office:value="26858.988290408099" table:style-name="ce11">
            <text:p>26,859</text:p>
          </table:table-cell>
          <table:table-cell office:value-type="float" office:value="27479.398810149702" table:style-name="ce11">
            <text:p>27,479</text:p>
          </table:table-cell>
          <table:table-cell office:value-type="float" office:value="28151.059195105001" table:style-name="ce11">
            <text:p>28,151</text:p>
          </table:table-cell>
          <table:table-cell office:value-type="float" office:value="28688.424215537201" table:style-name="ce11">
            <text:p>28,688</text:p>
          </table:table-cell>
          <table:table-cell office:value-type="float" office:value="29302.130747736999" table:style-name="ce11">
            <text:p>29,302</text:p>
          </table:table-cell>
          <table:table-cell office:value-type="float" office:value="30019.329360941199" table:style-name="ce11">
            <text:p>30,019</text:p>
          </table:table-cell>
          <table:table-cell office:value-type="float" office:value="30660.806001825898" table:style-name="ce11">
            <text:p>30,661</text:p>
          </table:table-cell>
          <table:table-cell office:value-type="float" office:value="31283.009819266201" table:style-name="ce11">
            <text:p>31,283</text:p>
          </table:table-cell>
          <table:table-cell office:value-type="float" office:value="31941.374124748399" table:style-name="ce11">
            <text:p>31,941</text:p>
          </table:table-cell>
          <table:table-cell office:value-type="float" office:value="32624.225143563301" table:style-name="ce11">
            <text:p>32,624</text:p>
          </table:table-cell>
          <table:table-cell office:value-type="float" office:value="33295.123620004102" table:style-name="ce11">
            <text:p>33,295</text:p>
          </table:table-cell>
          <table:table-cell office:value-type="float" office:value="33911.255122721603" table:style-name="ce11">
            <text:p>33,911</text:p>
          </table:table-cell>
          <table:table-cell office:value-type="float" office:value="34528.564336370502" table:style-name="ce11">
            <text:p>34,52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58378754201" table:style-name="ce11">
            <text:p>44,750</text:p>
          </table:table-cell>
          <table:table-cell office:value-type="float" office:value="40365.163001292298" table:style-name="ce11">
            <text:p>40,365</text:p>
          </table:table-cell>
          <table:table-cell office:value-type="float" office:value="38335.572579025596" table:style-name="ce11">
            <text:p>38,336</text:p>
          </table:table-cell>
          <table:table-cell office:value-type="float" office:value="39268.033666698502" table:style-name="ce11">
            <text:p>39,268</text:p>
          </table:table-cell>
          <table:table-cell office:value-type="float" office:value="40643.889129654301" table:style-name="ce11">
            <text:p>40,644</text:p>
          </table:table-cell>
          <table:table-cell office:value-type="float" office:value="42023.890290890798" table:style-name="ce11">
            <text:p>42,024</text:p>
          </table:table-cell>
          <table:table-cell office:value-type="float" office:value="42732.310666118297" table:style-name="ce11">
            <text:p>42,732</text:p>
          </table:table-cell>
          <table:table-cell office:value-type="float" office:value="43132.711867991798" table:style-name="ce11">
            <text:p>43,133</text:p>
          </table:table-cell>
          <table:table-cell office:value-type="float" office:value="43380.124475940996" table:style-name="ce11">
            <text:p>43,380</text:p>
          </table:table-cell>
          <table:table-cell office:value-type="float" office:value="43508.426187468598" table:style-name="ce11">
            <text:p>43,508</text:p>
          </table:table-cell>
          <table:table-cell office:value-type="float" office:value="43747.2817869789" table:style-name="ce11">
            <text:p>43,747</text:p>
          </table:table-cell>
          <table:table-cell office:value-type="float" office:value="43894.984383151699" table:style-name="ce11">
            <text:p>43,895</text:p>
          </table:table-cell>
          <table:table-cell office:value-type="float" office:value="44190.899942558899" table:style-name="ce11">
            <text:p>44,191</text:p>
          </table:table-cell>
          <table:table-cell office:value-type="float" office:value="44519.603652557103" table:style-name="ce11">
            <text:p>44,520</text:p>
          </table:table-cell>
          <table:table-cell office:value-type="float" office:value="44952.978038207002" table:style-name="ce11">
            <text:p>44,953</text:p>
          </table:table-cell>
          <table:table-cell office:value-type="float" office:value="45477.392536567699" table:style-name="ce11">
            <text:p>45,477</text:p>
          </table:table-cell>
          <table:table-cell office:value-type="float" office:value="46051.324795063199" table:style-name="ce11">
            <text:p>46,051</text:p>
          </table:table-cell>
          <table:table-cell office:value-type="float" office:value="46573.7324567244" table:style-name="ce11">
            <text:p>46,574</text:p>
          </table:table-cell>
          <table:table-cell office:value-type="float" office:value="47092.519752820801" table:style-name="ce11">
            <text:p>47,093</text:p>
          </table:table-cell>
          <table:table-cell office:value-type="float" office:value="47638.334074195198" table:style-name="ce11">
            <text:p>47,638</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301"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901" table:style-name="ce11">
            <text:p>54,418</text:p>
          </table:table-cell>
          <table:table-cell office:value-type="float" office:value="51915.058067363199"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02" table:style-name="ce11">
            <text:p>51,651</text:p>
          </table:table-cell>
          <table:table-cell office:value-type="float" office:value="51807.351523022997"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6456.882849077701" table:style-name="ce11">
            <text:p>46,457</text:p>
          </table:table-cell>
          <table:table-cell office:value-type="float" office:value="46823.114908745803" table:style-name="ce11">
            <text:p>46,823</text:p>
          </table:table-cell>
          <table:table-cell office:value-type="float" office:value="46437.926552099198" table:style-name="ce11">
            <text:p>46,438</text:p>
          </table:table-cell>
          <table:table-cell office:value-type="float" office:value="45478.100741548202" table:style-name="ce11">
            <text:p>45,478</text:p>
          </table:table-cell>
          <table:table-cell office:value-type="float" office:value="44468.434043572997" table:style-name="ce11">
            <text:p>44,468</text:p>
          </table:table-cell>
          <table:table-cell office:value-type="float" office:value="43374.591105346997" table:style-name="ce11">
            <text:p>43,375</text:p>
          </table:table-cell>
          <table:table-cell office:value-type="float" office:value="42297.280746607401" table:style-name="ce11">
            <text:p>42,297</text:p>
          </table:table-cell>
          <table:table-cell office:value-type="float" office:value="41219.202901098302" table:style-name="ce11">
            <text:p>41,219</text:p>
          </table:table-cell>
          <table:table-cell office:value-type="float" office:value="40046.031938019798" table:style-name="ce11">
            <text:p>40,046</text:p>
          </table:table-cell>
          <table:table-cell office:value-type="float" office:value="38907.177144552399" table:style-name="ce11">
            <text:p>38,907</text:p>
          </table:table-cell>
          <table:table-cell office:value-type="float" office:value="37851.454512015996" table:style-name="ce11">
            <text:p>37,851</text:p>
          </table:table-cell>
          <table:table-cell office:value-type="float" office:value="36911.099948431802" table:style-name="ce11">
            <text:p>36,911</text:p>
          </table:table-cell>
          <table:table-cell office:value-type="float" office:value="36069.823299340998" table:style-name="ce11">
            <text:p>36,070</text:p>
          </table:table-cell>
          <table:table-cell office:value-type="float" office:value="35343.920351728499" table:style-name="ce11">
            <text:p>35,344</text:p>
          </table:table-cell>
          <table:table-cell office:value-type="float" office:value="34658.6313573597" table:style-name="ce11">
            <text:p>34,659</text:p>
          </table:table-cell>
          <table:table-cell office:value-type="float" office:value="34073.788923191903" table:style-name="ce11">
            <text:p>34,074</text:p>
          </table:table-cell>
          <table:table-cell office:value-type="float" office:value="33515.288945777298" table:style-name="ce11">
            <text:p>33,515</text:p>
          </table:table-cell>
          <table:table-cell office:value-type="float" office:value="33086.389946929303" table:style-name="ce11">
            <text:p>33,086</text:p>
          </table:table-cell>
          <table:table-cell office:value-type="float" office:value="32689.223361956901" table:style-name="ce11">
            <text:p>32,68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19.5916239219796" table:style-name="ce11">
            <text:p>7,220</text:p>
          </table:table-cell>
          <table:table-cell office:value-type="float" office:value="7508.8994532668103" table:style-name="ce11">
            <text:p>7,509</text:p>
          </table:table-cell>
          <table:table-cell office:value-type="float" office:value="7674.7343912685701" table:style-name="ce11">
            <text:p>7,675</text:p>
          </table:table-cell>
          <table:table-cell office:value-type="float" office:value="7770.2695247272704" table:style-name="ce11">
            <text:p>7,770</text:p>
          </table:table-cell>
          <table:table-cell office:value-type="float" office:value="7828.9775878806904" table:style-name="ce11">
            <text:p>7,829</text:p>
          </table:table-cell>
          <table:table-cell office:value-type="float" office:value="7856.7198311927104" table:style-name="ce11">
            <text:p>7,857</text:p>
          </table:table-cell>
          <table:table-cell office:value-type="float" office:value="7883.3025756505604" table:style-name="ce11">
            <text:p>7,883</text:p>
          </table:table-cell>
          <table:table-cell office:value-type="float" office:value="7900.4147621955599" table:style-name="ce11">
            <text:p>7,900</text:p>
          </table:table-cell>
          <table:table-cell office:value-type="float" office:value="7888.86778148133" table:style-name="ce11">
            <text:p>7,889</text:p>
          </table:table-cell>
          <table:table-cell office:value-type="float" office:value="7875.3810494077197" table:style-name="ce11">
            <text:p>7,875</text:p>
          </table:table-cell>
          <table:table-cell office:value-type="float" office:value="7848.75806694316" table:style-name="ce11">
            <text:p>7,849</text:p>
          </table:table-cell>
          <table:table-cell office:value-type="float" office:value="7682.3946425406702" table:style-name="ce11">
            <text:p>7,682</text:p>
          </table:table-cell>
          <table:table-cell office:value-type="float" office:value="7410.9230799979496" table:style-name="ce11">
            <text:p>7,411</text:p>
          </table:table-cell>
          <table:table-cell office:value-type="float" office:value="6938.6542265885901" table:style-name="ce11">
            <text:p>6,939</text:p>
          </table:table-cell>
          <table:table-cell office:value-type="float" office:value="6557.5331448889201" table:style-name="ce11">
            <text:p>6,558</text:p>
          </table:table-cell>
          <table:table-cell office:value-type="float" office:value="6177.2114778711402" table:style-name="ce11">
            <text:p>6,177</text:p>
          </table:table-cell>
          <table:table-cell office:value-type="float" office:value="5909.2705856644498" table:style-name="ce11">
            <text:p>5,909</text:p>
          </table:table-cell>
          <table:table-cell office:value-type="float" office:value="5707.6617093210298" table:style-name="ce11">
            <text:p>5,708</text:p>
          </table:table-cell>
          <table:table-cell office:value-type="float" office:value="5534.0143283179304" table:style-name="ce11">
            <text:p>5,534</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3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607"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3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6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73.5655540237804" table:style-name="ce11">
            <text:p>5,674</text:p>
          </table:table-cell>
          <table:table-cell office:value-type="float" office:value="5548.3420225397304" table:style-name="ce11">
            <text:p>5,548</text:p>
          </table:table-cell>
          <table:table-cell office:value-type="float" office:value="5501.2851278303797" table:style-name="ce11">
            <text:p>5,501</text:p>
          </table:table-cell>
          <table:table-cell office:value-type="float" office:value="5451.5145669233598" table:style-name="ce11">
            <text:p>5,452</text:p>
          </table:table-cell>
          <table:table-cell office:value-type="float" office:value="5416.63142432527" table:style-name="ce11">
            <text:p>5,417</text:p>
          </table:table-cell>
          <table:table-cell office:value-type="float" office:value="5424.43587434642" table:style-name="ce11">
            <text:p>5,424</text:p>
          </table:table-cell>
          <table:table-cell office:value-type="float" office:value="5470.1777423461099" table:style-name="ce11">
            <text:p>5,470</text:p>
          </table:table-cell>
          <table:table-cell office:value-type="float" office:value="5527.0106630194196" table:style-name="ce11">
            <text:p>5,527</text:p>
          </table:table-cell>
          <table:table-cell office:value-type="float" office:value="5615.5932552641498" table:style-name="ce11">
            <text:p>5,616</text:p>
          </table:table-cell>
          <table:table-cell office:value-type="float" office:value="5699.7682324951502" table:style-name="ce11">
            <text:p>5,700</text:p>
          </table:table-cell>
          <table:table-cell office:value-type="float" office:value="5790.9824415180401" table:style-name="ce11">
            <text:p>5,791</text:p>
          </table:table-cell>
          <table:table-cell office:value-type="float" office:value="5884.7337430449797" table:style-name="ce11">
            <text:p>5,885</text:p>
          </table:table-cell>
          <table:table-cell office:value-type="float" office:value="5978.8376351118504" table:style-name="ce11">
            <text:p>5,979</text:p>
          </table:table-cell>
          <table:table-cell office:value-type="float" office:value="6078.9872675667702" table:style-name="ce11">
            <text:p>6,079</text:p>
          </table:table-cell>
          <table:table-cell office:value-type="float" office:value="6198.2844719765299" table:style-name="ce11">
            <text:p>6,198</text:p>
          </table:table-cell>
          <table:table-cell office:value-type="float" office:value="6317.3662750035201" table:style-name="ce11">
            <text:p>6,317</text:p>
          </table:table-cell>
          <table:table-cell office:value-type="float" office:value="6420.5135936472498" table:style-name="ce11">
            <text:p>6,421</text:p>
          </table:table-cell>
          <table:table-cell office:value-type="float" office:value="6495.9022234292297" table:style-name="ce11">
            <text:p>6,496</text:p>
          </table:table-cell>
          <table:table-cell office:value-type="float" office:value="6567.5964718205496" table:style-name="ce11">
            <text:p>6,568</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503" table:style-name="ce11">
            <text:p>4,656</text:p>
          </table:table-cell>
          <table:table-cell office:value-type="float" office:value="4474.4964641763099" table:style-name="ce11">
            <text:p>4,474</text:p>
          </table:table-cell>
          <table:table-cell office:value-type="float" office:value="4401.9990122745903" table:style-name="ce11">
            <text:p>4,402</text:p>
          </table:table-cell>
          <table:table-cell office:value-type="float" office:value="4370.3560657384596" table:style-name="ce11">
            <text:p>4,370</text:p>
          </table:table-cell>
          <table:table-cell office:value-type="float" office:value="4336.1974323748" table:style-name="ce11">
            <text:p>4,336</text:p>
          </table:table-cell>
          <table:table-cell office:value-type="float" office:value="4373.8010077564004" table:style-name="ce11">
            <text:p>4,374</text:p>
          </table:table-cell>
          <table:table-cell office:value-type="float" office:value="4446.7879046223898" table:style-name="ce11">
            <text:p>4,447</text:p>
          </table:table-cell>
          <table:table-cell office:value-type="float" office:value="4534.4844204506098" table:style-name="ce11">
            <text:p>4,534</text:p>
          </table:table-cell>
          <table:table-cell office:value-type="float" office:value="4584.3539929886201" table:style-name="ce11">
            <text:p>4,584</text:p>
          </table:table-cell>
          <table:table-cell office:value-type="float" office:value="4596.5588318686196" table:style-name="ce11">
            <text:p>4,597</text:p>
          </table:table-cell>
          <table:table-cell office:value-type="float" office:value="4625.2448298365498" table:style-name="ce11">
            <text:p>4,625</text:p>
          </table:table-cell>
          <table:table-cell office:value-type="float" office:value="4637.1325512074" table:style-name="ce11">
            <text:p>4,637</text:p>
          </table:table-cell>
          <table:table-cell office:value-type="float" office:value="4651.497773436" table:style-name="ce11">
            <text:p>4,651</text:p>
          </table:table-cell>
          <table:table-cell office:value-type="float" office:value="4665.6018681522401" table:style-name="ce11">
            <text:p>4,666</text:p>
          </table:table-cell>
          <table:table-cell office:value-type="float" office:value="4689.9400447749604" table:style-name="ce11">
            <text:p>4,690</text:p>
          </table:table-cell>
          <table:table-cell office:value-type="float" office:value="4712.0407902110901" table:style-name="ce11">
            <text:p>4,712</text:p>
          </table:table-cell>
          <table:table-cell office:value-type="float" office:value="4739.4602019879003" table:style-name="ce11">
            <text:p>4,739</text:p>
          </table:table-cell>
          <table:table-cell office:value-type="float" office:value="4759.70035616323" table:style-name="ce11">
            <text:p>4,760</text:p>
          </table:table-cell>
          <table:table-cell office:value-type="float" office:value="4777.1099180455103" table:style-name="ce11">
            <text:p>4,777</text:p>
          </table:table-cell>
          <table:table-cell office:value-type="float" office:value="4791.5045458473396" table:style-name="ce11">
            <text:p>4,792</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0464675717108" table:style-name="ce11">
            <text:p>9</text:p>
          </table:table-cell>
          <table:table-cell office:value-type="float" office:value="7.7800406199672096" table:style-name="ce11">
            <text:p>8</text:p>
          </table:table-cell>
          <table:table-cell office:value-type="float" office:value="8.4300440136662598" table:style-name="ce11">
            <text:p>8</text:p>
          </table:table-cell>
          <table:table-cell office:value-type="float" office:value="8.4400440658770304" table:style-name="ce11">
            <text:p>8</text:p>
          </table:table-cell>
          <table:table-cell office:value-type="float" office:value="8.4700442225093102" table:style-name="ce11">
            <text:p>8</text:p>
          </table:table-cell>
          <table:table-cell office:value-type="float" office:value="8.4700442225093102" table:style-name="ce11">
            <text:p>8</text:p>
          </table:table-cell>
          <table:table-cell office:value-type="float" office:value="8.4300440136662793" table:style-name="ce11">
            <text:p>8</text:p>
          </table:table-cell>
          <table:table-cell office:value-type="float" office:value="8.4300440136662793" table:style-name="ce11">
            <text:p>8</text:p>
          </table:table-cell>
          <table:table-cell office:value-type="float" office:value="8.4300440136662296" table:style-name="ce11">
            <text:p>8</text:p>
          </table:table-cell>
          <table:table-cell office:value-type="float" office:value="8.4300440136662793"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395" table:style-name="ce11">
            <text:p>10</text:p>
          </table:table-cell>
          <table:table-cell office:value-type="float" office:value="9.5643201627261103" table:style-name="ce11">
            <text:p>10</text:p>
          </table:table-cell>
          <table:table-cell office:value-type="float" office:value="9.52010656364296" table:style-name="ce11">
            <text:p>10</text:p>
          </table:table-cell>
          <table:table-cell office:value-type="float" office:value="9.7526565834283705" table:style-name="ce11">
            <text:p>10</text:p>
          </table:table-cell>
          <table:table-cell office:value-type="float" office:value="9.7723645567044404" table:style-name="ce11">
            <text:p>10</text:p>
          </table:table-cell>
          <table:table-cell office:value-type="float" office:value="9.7995650541039794" table:style-name="ce11">
            <text:p>10</text:p>
          </table:table-cell>
          <table:table-cell office:value-type="float" office:value="9.8302967394538197" table:style-name="ce11">
            <text:p>10</text:p>
          </table:table-cell>
          <table:table-cell office:value-type="float" office:value="9.8707120113343496" table:style-name="ce11">
            <text:p>10</text:p>
          </table:table-cell>
          <table:table-cell office:value-type="float" office:value="9.9871978576603002"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9101" table:style-name="ce11">
            <text:p>9,164</text:p>
          </table:table-cell>
          <table:table-cell office:value-type="float" office:value="8963.5992821690706" table:style-name="ce11">
            <text:p>8,964</text:p>
          </table:table-cell>
          <table:table-cell office:value-type="float" office:value="8706.2289657736692" table:style-name="ce11">
            <text:p>8,706</text:p>
          </table:table-cell>
          <table:table-cell office:value-type="float" office:value="8696.9091495032208" table:style-name="ce11">
            <text:p>8,697</text:p>
          </table:table-cell>
          <table:table-cell office:value-type="float" office:value="8770.0809613499005" table:style-name="ce11">
            <text:p>8,770</text:p>
          </table:table-cell>
          <table:table-cell office:value-type="float" office:value="8878.8900602471804" table:style-name="ce11">
            <text:p>8,879</text:p>
          </table:table-cell>
          <table:table-cell office:value-type="float" office:value="9063.33478430172" table:style-name="ce11">
            <text:p>9,063</text:p>
          </table:table-cell>
          <table:table-cell office:value-type="float" office:value="9254.5419554464806" table:style-name="ce11">
            <text:p>9,255</text:p>
          </table:table-cell>
          <table:table-cell office:value-type="float" office:value="9446.9577288696892" table:style-name="ce11">
            <text:p>9,447</text:p>
          </table:table-cell>
          <table:table-cell office:value-type="float" office:value="9656.4233577390605" table:style-name="ce11">
            <text:p>9,656</text:p>
          </table:table-cell>
          <table:table-cell office:value-type="float" office:value="9729.5562243881304" table:style-name="ce11">
            <text:p>9,730</text:p>
          </table:table-cell>
          <table:table-cell office:value-type="float" office:value="9874.0275843766594" table:style-name="ce11">
            <text:p>9,874</text:p>
          </table:table-cell>
          <table:table-cell office:value-type="float" office:value="9997.9550701461394" table:style-name="ce11">
            <text:p>9,998</text:p>
          </table:table-cell>
          <table:table-cell office:value-type="float" office:value="10126.873237338399" table:style-name="ce11">
            <text:p>10,127</text:p>
          </table:table-cell>
          <table:table-cell office:value-type="float" office:value="10261.5714964054" table:style-name="ce11">
            <text:p>10,262</text:p>
          </table:table-cell>
          <table:table-cell office:value-type="float" office:value="10397.201146903701" table:style-name="ce11">
            <text:p>10,397</text:p>
          </table:table-cell>
          <table:table-cell office:value-type="float" office:value="10552.271894268701" table:style-name="ce11">
            <text:p>10,552</text:p>
          </table:table-cell>
          <table:table-cell office:value-type="float" office:value="10743.198866820399" table:style-name="ce11">
            <text:p>10,743</text:p>
          </table:table-cell>
          <table:table-cell office:value-type="float" office:value="10926.5427273369" table:style-name="ce11">
            <text:p>10,927</text:p>
          </table:table-cell>
          <table:table-cell office:value-type="float" office:value="11134.6702107611" table:style-name="ce11">
            <text:p>11,135</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701"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4488.859745175301" table:style-name="ce11">
            <text:p>24,489</text:p>
          </table:table-cell>
          <table:table-cell office:value-type="float" office:value="22598.859500381401" table:style-name="ce11">
            <text:p>22,599</text:p>
          </table:table-cell>
          <table:table-cell office:value-type="float" office:value="23850.9696495467" table:style-name="ce11">
            <text:p>23,851</text:p>
          </table:table-cell>
          <table:table-cell office:value-type="float" office:value="25464.487994892999" table:style-name="ce11">
            <text:p>25,464</text:p>
          </table:table-cell>
          <table:table-cell office:value-type="float" office:value="26863.068494339699" table:style-name="ce11">
            <text:p>26,863</text:p>
          </table:table-cell>
          <table:table-cell office:value-type="float" office:value="27485.7987585099" table:style-name="ce11">
            <text:p>27,486</text:p>
          </table:table-cell>
          <table:table-cell office:value-type="float" office:value="27737.027516190901" table:style-name="ce11">
            <text:p>27,737</text:p>
          </table:table-cell>
          <table:table-cell office:value-type="float" office:value="27891.664985605901" table:style-name="ce11">
            <text:p>27,892</text:p>
          </table:table-cell>
          <table:table-cell office:value-type="float" office:value="27977.370323082701" table:style-name="ce11">
            <text:p>27,977</text:p>
          </table:table-cell>
          <table:table-cell office:value-type="float" office:value="28116.556767864" table:style-name="ce11">
            <text:p>28,117</text:p>
          </table:table-cell>
          <table:table-cell office:value-type="float" office:value="28182.354046989902" table:style-name="ce11">
            <text:p>28,182</text:p>
          </table:table-cell>
          <table:table-cell office:value-type="float" office:value="28361.431425843199" table:style-name="ce11">
            <text:p>28,361</text:p>
          </table:table-cell>
          <table:table-cell office:value-type="float" office:value="28536.703121925599" table:style-name="ce11">
            <text:p>28,537</text:p>
          </table:table-cell>
          <table:table-cell office:value-type="float" office:value="28748.265243448001" table:style-name="ce11">
            <text:p>28,748</text:p>
          </table:table-cell>
          <table:table-cell office:value-type="float" office:value="29010.250642271702" table:style-name="ce11">
            <text:p>29,010</text:p>
          </table:table-cell>
          <table:table-cell office:value-type="float" office:value="29270.2777353848" table:style-name="ce11">
            <text:p>29,270</text:p>
          </table:table-cell>
          <table:table-cell office:value-type="float" office:value="29518.859233912099" table:style-name="ce11">
            <text:p>29,519</text:p>
          </table:table-cell>
          <table:table-cell office:value-type="float" office:value="29773.091297511601" table:style-name="ce11">
            <text:p>29,773</text:p>
          </table:table-cell>
          <table:table-cell office:value-type="float" office:value="30049.441863915701" table:style-name="ce11">
            <text:p>30,049</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301"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02"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5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495" table:style-name="ce11">
            <text:p>752</text:p>
          </table:table-cell>
          <table:table-cell office:value-type="float" office:value="786.01410381753601" table:style-name="ce11">
            <text:p>786</text:p>
          </table:table-cell>
          <table:table-cell office:value-type="float" office:value="885.20462169601399" table:style-name="ce11">
            <text:p>885</text:p>
          </table:table-cell>
          <table:table-cell office:value-type="float" office:value="957.054996830287" table:style-name="ce11">
            <text:p>957</text:p>
          </table:table-cell>
          <table:table-cell office:value-type="float" office:value="987.24515445455404"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701" table:style-name="ce11">
            <text:p>1,479</text:p>
          </table:table-cell>
          <table:table-cell office:value-type="float" office:value="1481.60492547376" table:style-name="ce11">
            <text:p>1,482</text:p>
          </table:table-cell>
          <table:table-cell office:value-type="float" office:value="1481.8305012150399" table:style-name="ce11">
            <text:p>1,482</text:p>
          </table:table-cell>
          <table:table-cell office:value-type="float" office:value="1482.45864886207" table:style-name="ce11">
            <text:p>1,482</text:p>
          </table:table-cell>
          <table:table-cell office:value-type="float" office:value="1482.95931760675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4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05"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95" table:style-name="ce11">
            <text:p>765</text:p>
          </table:table-cell>
          <table:table-cell office:value-type="float" office:value="728.14380167390095" table:style-name="ce11">
            <text:p>728</text:p>
          </table:table-cell>
          <table:table-cell office:value-type="float" office:value="691.14360849410605" table:style-name="ce11">
            <text:p>691</text:p>
          </table:table-cell>
          <table:table-cell office:value-type="float" office:value="706.54368889866703"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1903"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702"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302" table:style-name="ce11">
            <text:p>326</text:p>
          </table:table-cell>
          <table:table-cell office:value-type="float" office:value="309.78760003831502"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41459665698" table:style-name="ce11">
            <text:p>171</text:p>
          </table:table-cell>
          <table:table-cell office:value-type="float" office:value="148.97738111862699" table:style-name="ce11">
            <text:p>149</text:p>
          </table:table-cell>
          <table:table-cell office:value-type="float" office:value="166.89936951572901" table:style-name="ce11">
            <text:p>167</text:p>
          </table:table-cell>
          <table:table-cell office:value-type="float" office:value="171.59041681998099" table:style-name="ce11">
            <text:p>172</text:p>
          </table:table-cell>
          <table:table-cell office:value-type="float" office:value="170.88974937811301" table:style-name="ce11">
            <text:p>171</text:p>
          </table:table-cell>
          <table:table-cell office:value-type="float" office:value="168.78043874839699" table:style-name="ce11">
            <text:p>169</text:p>
          </table:table-cell>
          <table:table-cell office:value-type="float" office:value="169.05219766130301" table:style-name="ce11">
            <text:p>169</text:p>
          </table:table-cell>
          <table:table-cell office:value-type="float" office:value="167.593738025785" table:style-name="ce11">
            <text:p>168</text:p>
          </table:table-cell>
          <table:table-cell office:value-type="float" office:value="165.32050231607599" table:style-name="ce11">
            <text:p>165</text:p>
          </table:table-cell>
          <table:table-cell office:value-type="float" office:value="163.04597587446199" table:style-name="ce11">
            <text:p>163</text:p>
          </table:table-cell>
          <table:table-cell office:value-type="float" office:value="160.82543458324199" table:style-name="ce11">
            <text:p>161</text:p>
          </table:table-cell>
          <table:table-cell office:value-type="float" office:value="159.075386866635" table:style-name="ce11">
            <text:p>159</text:p>
          </table:table-cell>
          <table:table-cell office:value-type="float" office:value="158.230066027775" table:style-name="ce11">
            <text:p>158</text:p>
          </table:table-cell>
          <table:table-cell office:value-type="float" office:value="156.57671198355899" table:style-name="ce11">
            <text:p>157</text:p>
          </table:table-cell>
          <table:table-cell office:value-type="float" office:value="154.00670513523499" table:style-name="ce11">
            <text:p>154</text:p>
          </table:table-cell>
          <table:table-cell office:value-type="float" office:value="151.568835486571" table:style-name="ce11">
            <text:p>152</text:p>
          </table:table-cell>
          <table:table-cell office:value-type="float" office:value="150.05306677326001" table:style-name="ce11">
            <text:p>150</text:p>
          </table:table-cell>
          <table:table-cell office:value-type="float" office:value="147.597192948242" table:style-name="ce11">
            <text:p>148</text:p>
          </table:table-cell>
          <table:table-cell office:value-type="float" office:value="145.616629191502" table:style-name="ce11">
            <text:p>146</text:p>
          </table:table-cell>
          <table:table-cell office:value-type="float" office:value="143.89909467796201" table:style-name="ce11">
            <text:p>144</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3619402483099" table:style-name="ce11">
            <text:p>313</text:p>
          </table:table-cell>
          <table:table-cell office:value-type="float" office:value="242.32850032625601" table:style-name="ce11">
            <text:p>242</text:p>
          </table:table-cell>
          <table:table-cell office:value-type="float" office:value="308.22342957158997" table:style-name="ce11">
            <text:p>308</text:p>
          </table:table-cell>
          <table:table-cell office:value-type="float" office:value="329.91733676473501" table:style-name="ce11">
            <text:p>330</text:p>
          </table:table-cell>
          <table:table-cell office:value-type="float" office:value="331.86436378217599" table:style-name="ce11">
            <text:p>332</text:p>
          </table:table-cell>
          <table:table-cell office:value-type="float" office:value="328.51177014606998" table:style-name="ce11">
            <text:p>329</text:p>
          </table:table-cell>
          <table:table-cell office:value-type="float" office:value="334.28874916452401" table:style-name="ce11">
            <text:p>334</text:p>
          </table:table-cell>
          <table:table-cell office:value-type="float" office:value="333.49422808914301" table:style-name="ce11">
            <text:p>333</text:p>
          </table:table-cell>
          <table:table-cell office:value-type="float" office:value="329.55376765677403" table:style-name="ce11">
            <text:p>330</text:p>
          </table:table-cell>
          <table:table-cell office:value-type="float" office:value="325.60771611617503" table:style-name="ce11">
            <text:p>326</text:p>
          </table:table-cell>
          <table:table-cell office:value-type="float" office:value="321.872601422478" table:style-name="ce11">
            <text:p>322</text:p>
          </table:table-cell>
          <table:table-cell office:value-type="float" office:value="319.98979652980302" table:style-name="ce11">
            <text:p>320</text:p>
          </table:table-cell>
          <table:table-cell office:value-type="float" office:value="321.71820364099602" table:style-name="ce11">
            <text:p>322</text:p>
          </table:table-cell>
          <table:table-cell office:value-type="float" office:value="320.283424442799" table:style-name="ce11">
            <text:p>320</text:p>
          </table:table-cell>
          <table:table-cell office:value-type="float" office:value="315.187756022337" table:style-name="ce11">
            <text:p>315</text:p>
          </table:table-cell>
          <table:table-cell office:value-type="float" office:value="310.61807418444602" table:style-name="ce11">
            <text:p>311</text:p>
          </table:table-cell>
          <table:table-cell office:value-type="float" office:value="309.778249546148" table:style-name="ce11">
            <text:p>310</text:p>
          </table:table-cell>
          <table:table-cell office:value-type="float" office:value="305.141402387818" table:style-name="ce11">
            <text:p>305</text:p>
          </table:table-cell>
          <table:table-cell office:value-type="float" office:value="302.444908538601" table:style-name="ce11">
            <text:p>302</text:p>
          </table:table-cell>
          <table:table-cell office:value-type="float" office:value="300.84719309889698" table:style-name="ce11">
            <text:p>301</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65.2497734014096" table:style-name="ce11">
            <text:p>7,565</text:p>
          </table:table-cell>
          <table:table-cell office:value-type="float" office:value="7558.8785483604097" table:style-name="ce11">
            <text:p>7,559</text:p>
          </table:table-cell>
          <table:table-cell office:value-type="float" office:value="7577.9355847364895" table:style-name="ce11">
            <text:p>7,578</text:p>
          </table:table-cell>
          <table:table-cell office:value-type="float" office:value="7592.2449182865103" table:style-name="ce11">
            <text:p>7,592</text:p>
          </table:table-cell>
          <table:table-cell office:value-type="float" office:value="7593.0846151659398" table:style-name="ce11">
            <text:p>7,593</text:p>
          </table:table-cell>
          <table:table-cell office:value-type="float" office:value="7608.8550322569899" table:style-name="ce11">
            <text:p>7,609</text:p>
          </table:table-cell>
          <table:table-cell office:value-type="float" office:value="7644.3247136374002" table:style-name="ce11">
            <text:p>7,644</text:p>
          </table:table-cell>
          <table:table-cell office:value-type="float" office:value="7689.9561328098298" table:style-name="ce11">
            <text:p>7,690</text:p>
          </table:table-cell>
          <table:table-cell office:value-type="float" office:value="7740.6274054103296" table:style-name="ce11">
            <text:p>7,741</text:p>
          </table:table-cell>
          <table:table-cell office:value-type="float" office:value="7798.8320476772196" table:style-name="ce11">
            <text:p>7,799</text:p>
          </table:table-cell>
          <table:table-cell office:value-type="float" office:value="7864.9903064195096" table:style-name="ce11">
            <text:p>7,865</text:p>
          </table:table-cell>
          <table:table-cell office:value-type="float" office:value="7942.19052628384" table:style-name="ce11">
            <text:p>7,942</text:p>
          </table:table-cell>
          <table:table-cell office:value-type="float" office:value="8029.4834205198704" table:style-name="ce11">
            <text:p>8,029</text:p>
          </table:table-cell>
          <table:table-cell office:value-type="float" office:value="8129.1440974260004" table:style-name="ce11">
            <text:p>8,129</text:p>
          </table:table-cell>
          <table:table-cell office:value-type="float" office:value="8249.5785954474795" table:style-name="ce11">
            <text:p>8,250</text:p>
          </table:table-cell>
          <table:table-cell office:value-type="float" office:value="8386.9046883834799" table:style-name="ce11">
            <text:p>8,387</text:p>
          </table:table-cell>
          <table:table-cell office:value-type="float" office:value="8530.0679447136899" table:style-name="ce11">
            <text:p>8,530</text:p>
          </table:table-cell>
          <table:table-cell office:value-type="float" office:value="8677.7298699253497" table:style-name="ce11">
            <text:p>8,678</text:p>
          </table:table-cell>
          <table:table-cell office:value-type="float" office:value="8833.4003791038795" table:style-name="ce11">
            <text:p>8,83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699"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796" table:style-name="ce11">
            <text:p>8,579</text:p>
          </table:table-cell>
          <table:table-cell office:value-type="float" office:value="8496.1643588837906" table:style-name="ce11">
            <text:p>8,496</text:p>
          </table:table-cell>
          <table:table-cell office:value-type="float" office:value="7792.9306872668903" table:style-name="ce11">
            <text:p>7,793</text:p>
          </table:table-cell>
          <table:table-cell office:value-type="float" office:value="8079.5900525344896" table:style-name="ce11">
            <text:p>8,080</text:p>
          </table:table-cell>
          <table:table-cell office:value-type="float" office:value="8008.0346657712698" table:style-name="ce11">
            <text:p>8,008</text:p>
          </table:table-cell>
          <table:table-cell office:value-type="float" office:value="7903.8622873517897" table:style-name="ce11">
            <text:p>7,904</text:p>
          </table:table-cell>
          <table:table-cell office:value-type="float" office:value="7614.9215343429996" table:style-name="ce11">
            <text:p>7,615</text:p>
          </table:table-cell>
          <table:table-cell office:value-type="float" office:value="7400.1905149398699" table:style-name="ce11">
            <text:p>7,400</text:p>
          </table:table-cell>
          <table:table-cell office:value-type="float" office:value="7314.3716942525398" table:style-name="ce11">
            <text:p>7,314</text:p>
          </table:table-cell>
          <table:table-cell office:value-type="float" office:value="7270.20632727458" table:style-name="ce11">
            <text:p>7,270</text:p>
          </table:table-cell>
          <table:table-cell office:value-type="float" office:value="7269.4153039522398" table:style-name="ce11">
            <text:p>7,269</text:p>
          </table:table-cell>
          <table:table-cell office:value-type="float" office:value="7277.8034072093296" table:style-name="ce11">
            <text:p>7,278</text:p>
          </table:table-cell>
          <table:table-cell office:value-type="float" office:value="7289.69771666427" table:style-name="ce11">
            <text:p>7,290</text:p>
          </table:table-cell>
          <table:table-cell office:value-type="float" office:value="7315.1264936084099" table:style-name="ce11">
            <text:p>7,315</text:p>
          </table:table-cell>
          <table:table-cell office:value-type="float" office:value="7360.9326577537104" table:style-name="ce11">
            <text:p>7,361</text:p>
          </table:table-cell>
          <table:table-cell office:value-type="float" office:value="7433.1545787866298" table:style-name="ce11">
            <text:p>7,433</text:p>
          </table:table-cell>
          <table:table-cell office:value-type="float" office:value="7538.1090792721398" table:style-name="ce11">
            <text:p>7,538</text:p>
          </table:table-cell>
          <table:table-cell office:value-type="float" office:value="7694.8221402977697" table:style-name="ce11">
            <text:p>7,695</text:p>
          </table:table-cell>
          <table:table-cell office:value-type="float" office:value="7896.7316913632903" table:style-name="ce11">
            <text:p>7,897</text:p>
          </table:table-cell>
          <table:table-cell office:value-type="float" office:value="8143.1131736068201" table:style-name="ce11">
            <text:p>8,143</text:p>
          </table:table-cell>
          <table:table-cell office:value-type="float" office:value="8360.7558293597394" table:style-name="ce11">
            <text:p>8,361</text:p>
          </table:table-cell>
          <table:table-cell office:value-type="float" office:value="8566.7369926686806" table:style-name="ce11">
            <text:p>8,567</text:p>
          </table:table-cell>
          <table:table-cell office:value-type="float" office:value="8784.3307108900099" table:style-name="ce11">
            <text:p>8,78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3.30137706184" table:style-name="ce11">
            <text:p>2,183</text:p>
          </table:table-cell>
          <table:table-cell office:value-type="float" office:value="2172.95359939934" table:style-name="ce11">
            <text:p>2,173</text:p>
          </table:table-cell>
          <table:table-cell office:value-type="float" office:value="2136.6222843626601" table:style-name="ce11">
            <text:p>2,137</text:p>
          </table:table-cell>
          <table:table-cell office:value-type="float" office:value="2111.0047156043001" table:style-name="ce11">
            <text:p>2,111</text:p>
          </table:table-cell>
          <table:table-cell office:value-type="float" office:value="2102.8965545449" table:style-name="ce11">
            <text:p>2,103</text:p>
          </table:table-cell>
          <table:table-cell office:value-type="float" office:value="2104.3384478401999" table:style-name="ce11">
            <text:p>2,104</text:p>
          </table:table-cell>
          <table:table-cell office:value-type="float" office:value="2110.78012029197" table:style-name="ce11">
            <text:p>2,111</text:p>
          </table:table-cell>
          <table:table-cell office:value-type="float" office:value="2118.0684726524901" table:style-name="ce11">
            <text:p>2,118</text:p>
          </table:table-cell>
          <table:table-cell office:value-type="float" office:value="2126.0960795881601" table:style-name="ce11">
            <text:p>2,126</text:p>
          </table:table-cell>
          <table:table-cell office:value-type="float" office:value="2134.7246487753901" table:style-name="ce11">
            <text:p>2,135</text:p>
          </table:table-cell>
          <table:table-cell office:value-type="float" office:value="2149.58295821819" table:style-name="ce11">
            <text:p>2,150</text:p>
          </table:table-cell>
          <table:table-cell office:value-type="float" office:value="2176.62421036763" table:style-name="ce11">
            <text:p>2,177</text:p>
          </table:table-cell>
          <table:table-cell office:value-type="float" office:value="2213.3145025632398" table:style-name="ce11">
            <text:p>2,213</text:p>
          </table:table-cell>
          <table:table-cell office:value-type="float" office:value="2269.1402067582098" table:style-name="ce11">
            <text:p>2,269</text:p>
          </table:table-cell>
          <table:table-cell office:value-type="float" office:value="2322.54656493835" table:style-name="ce11">
            <text:p>2,323</text:p>
          </table:table-cell>
          <table:table-cell office:value-type="float" office:value="2394.5450696197599" table:style-name="ce11">
            <text:p>2,395</text:p>
          </table:table-cell>
          <table:table-cell office:value-type="float" office:value="2442.6366250917299" table:style-name="ce11">
            <text:p>2,443</text:p>
          </table:table-cell>
          <table:table-cell office:value-type="float" office:value="2474.6680722954802" table:style-name="ce11">
            <text:p>2,475</text:p>
          </table:table-cell>
          <table:table-cell office:value-type="float" office:value="2506.2691394645099" table:style-name="ce11">
            <text:p>2,50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59.5674895883899" table:style-name="ce11">
            <text:p>1,860</text:p>
          </table:table-cell>
          <table:table-cell office:value-type="float" office:value="1916.3037232967099" table:style-name="ce11">
            <text:p>1,916</text:p>
          </table:table-cell>
          <table:table-cell office:value-type="float" office:value="1933.1627211642101" table:style-name="ce11">
            <text:p>1,933</text:p>
          </table:table-cell>
          <table:table-cell office:value-type="float" office:value="1961.9379752612101" table:style-name="ce11">
            <text:p>1,962</text:p>
          </table:table-cell>
          <table:table-cell office:value-type="float" office:value="1977.20352192583" table:style-name="ce11">
            <text:p>1,977</text:p>
          </table:table-cell>
          <table:table-cell office:value-type="float" office:value="1984.0316924797" table:style-name="ce11">
            <text:p>1,984</text:p>
          </table:table-cell>
          <table:table-cell office:value-type="float" office:value="1995.98678272147" table:style-name="ce11">
            <text:p>1,996</text:p>
          </table:table-cell>
          <table:table-cell office:value-type="float" office:value="2006.7925652414101" table:style-name="ce11">
            <text:p>2,007</text:p>
          </table:table-cell>
          <table:table-cell office:value-type="float" office:value="2016.58656425339" table:style-name="ce11">
            <text:p>2,017</text:p>
          </table:table-cell>
          <table:table-cell office:value-type="float" office:value="2027.07721239684" table:style-name="ce11">
            <text:p>2,027</text:p>
          </table:table-cell>
          <table:table-cell office:value-type="float" office:value="2021.3931830496999" table:style-name="ce11">
            <text:p>2,021</text:p>
          </table:table-cell>
          <table:table-cell office:value-type="float" office:value="1985.7327228527299" table:style-name="ce11">
            <text:p>1,986</text:p>
          </table:table-cell>
          <table:table-cell office:value-type="float" office:value="1920.8318661625101" table:style-name="ce11">
            <text:p>1,921</text:p>
          </table:table-cell>
          <table:table-cell office:value-type="float" office:value="1793.47844112194" table:style-name="ce11">
            <text:p>1,793</text:p>
          </table:table-cell>
          <table:table-cell office:value-type="float" office:value="1661.53584760731" table:style-name="ce11">
            <text:p>1,662</text:p>
          </table:table-cell>
          <table:table-cell office:value-type="float" office:value="1476.5046884390999" table:style-name="ce11">
            <text:p>1,477</text:p>
          </table:table-cell>
          <table:table-cell office:value-type="float" office:value="1373.2893027897201" table:style-name="ce11">
            <text:p>1,373</text:p>
          </table:table-cell>
          <table:table-cell office:value-type="float" office:value="1331.23796790351" table:style-name="ce11">
            <text:p>1,331</text:p>
          </table:table-cell>
          <table:table-cell office:value-type="float" office:value="1303.69053670106" table:style-name="ce11">
            <text:p>1,30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704" table:style-name="ce11">
            <text:p>989</text:p>
          </table:table-cell>
          <table:table-cell office:value-type="float" office:value="957.11635276372704" table:style-name="ce11">
            <text:p>957</text:p>
          </table:table-cell>
          <table:table-cell office:value-type="float" office:value="944.24640064493701" table:style-name="ce11">
            <text:p>944</text:p>
          </table:table-cell>
          <table:table-cell office:value-type="float" office:value="931.84507798980701" table:style-name="ce11">
            <text:p>932</text:p>
          </table:table-cell>
          <table:table-cell office:value-type="float" office:value="897.46251990318501" table:style-name="ce11">
            <text:p>897</text:p>
          </table:table-cell>
          <table:table-cell office:value-type="float" office:value="892.458688767176" table:style-name="ce11">
            <text:p>892</text:p>
          </table:table-cell>
          <table:table-cell office:value-type="float" office:value="897.34299441467499" table:style-name="ce11">
            <text:p>897</text:p>
          </table:table-cell>
          <table:table-cell office:value-type="float" office:value="900.58203280613702" table:style-name="ce11">
            <text:p>901</text:p>
          </table:table-cell>
          <table:table-cell office:value-type="float" office:value="907.32489644770806" table:style-name="ce11">
            <text:p>907</text:p>
          </table:table-cell>
          <table:table-cell office:value-type="float" office:value="914.44040134984402" table:style-name="ce11">
            <text:p>914</text:p>
          </table:table-cell>
          <table:table-cell office:value-type="float" office:value="921.30918048665603" table:style-name="ce11">
            <text:p>921</text:p>
          </table:table-cell>
          <table:table-cell office:value-type="float" office:value="929.75465990892906" table:style-name="ce11">
            <text:p>930</text:p>
          </table:table-cell>
          <table:table-cell office:value-type="float" office:value="939.41287238223299" table:style-name="ce11">
            <text:p>939</text:p>
          </table:table-cell>
          <table:table-cell office:value-type="float" office:value="950.12250087078996" table:style-name="ce11">
            <text:p>950</text:p>
          </table:table-cell>
          <table:table-cell office:value-type="float" office:value="962.43149413021501" table:style-name="ce11">
            <text:p>962</text:p>
          </table:table-cell>
          <table:table-cell office:value-type="float" office:value="977.19569831161402" table:style-name="ce11">
            <text:p>977</text:p>
          </table:table-cell>
          <table:table-cell office:value-type="float" office:value="994.20760333303701" table:style-name="ce11">
            <text:p>994</text:p>
          </table:table-cell>
          <table:table-cell office:value-type="float" office:value="1011.32386231111" table:style-name="ce11">
            <text:p>1,011</text:p>
          </table:table-cell>
          <table:table-cell office:value-type="float" office:value="1028.9635618244799" table:style-name="ce11">
            <text:p>1,029</text:p>
          </table:table-cell>
          <table:table-cell office:value-type="float" office:value="1047.58458283459" table:style-name="ce11">
            <text:p>1,048</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4.9544025206501" table:style-name="ce11">
            <text:p>1,435</text:p>
          </table:table-cell>
          <table:table-cell office:value-type="float" office:value="1400.4832295507599" table:style-name="ce11">
            <text:p>1,400</text:p>
          </table:table-cell>
          <table:table-cell office:value-type="float" office:value="1369.45454237985" table:style-name="ce11">
            <text:p>1,369</text:p>
          </table:table-cell>
          <table:table-cell office:value-type="float" office:value="1337.99623492674" table:style-name="ce11">
            <text:p>1,338</text:p>
          </table:table-cell>
          <table:table-cell office:value-type="float" office:value="1336.3440982454699" table:style-name="ce11">
            <text:p>1,336</text:p>
          </table:table-cell>
          <table:table-cell office:value-type="float" office:value="1317.6785145193501" table:style-name="ce11">
            <text:p>1,318</text:p>
          </table:table-cell>
          <table:table-cell office:value-type="float" office:value="1311.4209217267601" table:style-name="ce11">
            <text:p>1,311</text:p>
          </table:table-cell>
          <table:table-cell office:value-type="float" office:value="1301.1978313049999" table:style-name="ce11">
            <text:p>1,301</text:p>
          </table:table-cell>
          <table:table-cell office:value-type="float" office:value="1292.56460992914" table:style-name="ce11">
            <text:p>1,293</text:p>
          </table:table-cell>
          <table:table-cell office:value-type="float" office:value="1286.14201699059" table:style-name="ce11">
            <text:p>1,286</text:p>
          </table:table-cell>
          <table:table-cell office:value-type="float" office:value="1279.6144769596001" table:style-name="ce11">
            <text:p>1,280</text:p>
          </table:table-cell>
          <table:table-cell office:value-type="float" office:value="1275.0355233969301" table:style-name="ce11">
            <text:p>1,275</text:p>
          </table:table-cell>
          <table:table-cell office:value-type="float" office:value="1271.2791146073" table:style-name="ce11">
            <text:p>1,271</text:p>
          </table:table-cell>
          <table:table-cell office:value-type="float" office:value="1272.58166070517" table:style-name="ce11">
            <text:p>1,273</text:p>
          </table:table-cell>
          <table:table-cell office:value-type="float" office:value="1278.72553576208" table:style-name="ce11">
            <text:p>1,279</text:p>
          </table:table-cell>
          <table:table-cell office:value-type="float" office:value="1285.6497504997201" table:style-name="ce11">
            <text:p>1,286</text:p>
          </table:table-cell>
          <table:table-cell office:value-type="float" office:value="1291.1919662816499" table:style-name="ce11">
            <text:p>1,291</text:p>
          </table:table-cell>
          <table:table-cell office:value-type="float" office:value="1297.2184744431599" table:style-name="ce11">
            <text:p>1,297</text:p>
          </table:table-cell>
          <table:table-cell office:value-type="float" office:value="1297.73851869126" table:style-name="ce11">
            <text:p>1,29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2"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802" table:style-name="ce11">
            <text:p>2,999</text:p>
          </table:table-cell>
          <table:table-cell office:value-type="float" office:value="3157.8319740455099" table:style-name="ce11">
            <text:p>3,158</text:p>
          </table:table-cell>
          <table:table-cell office:value-type="float" office:value="3059.9729396478201" table:style-name="ce11">
            <text:p>3,060</text:p>
          </table:table-cell>
          <table:table-cell office:value-type="float" office:value="3031.1758936484798" table:style-name="ce11">
            <text:p>3,031</text:p>
          </table:table-cell>
          <table:table-cell office:value-type="float" office:value="3010.4314777862401" table:style-name="ce11">
            <text:p>3,010</text:p>
          </table:table-cell>
          <table:table-cell office:value-type="float" office:value="3019.7183288303199" table:style-name="ce11">
            <text:p>3,020</text:p>
          </table:table-cell>
          <table:table-cell office:value-type="float" office:value="3052.6584298972498" table:style-name="ce11">
            <text:p>3,053</text:p>
          </table:table-cell>
          <table:table-cell office:value-type="float" office:value="3103.7024412442001" table:style-name="ce11">
            <text:p>3,104</text:p>
          </table:table-cell>
          <table:table-cell office:value-type="float" office:value="3166.7212936464698" table:style-name="ce11">
            <text:p>3,167</text:p>
          </table:table-cell>
          <table:table-cell office:value-type="float" office:value="3205.1487910279102" table:style-name="ce11">
            <text:p>3,205</text:p>
          </table:table-cell>
          <table:table-cell office:value-type="float" office:value="3227.5990253938899" table:style-name="ce11">
            <text:p>3,228</text:p>
          </table:table-cell>
          <table:table-cell office:value-type="float" office:value="3276.89933843478" table:style-name="ce11">
            <text:p>3,277</text:p>
          </table:table-cell>
          <table:table-cell office:value-type="float" office:value="3303.0023609381801" table:style-name="ce11">
            <text:p>3,303</text:p>
          </table:table-cell>
          <table:table-cell office:value-type="float" office:value="3331.5189744683698" table:style-name="ce11">
            <text:p>3,332</text:p>
          </table:table-cell>
          <table:table-cell office:value-type="float" office:value="3367.17329729019" table:style-name="ce11">
            <text:p>3,367</text:p>
          </table:table-cell>
          <table:table-cell office:value-type="float" office:value="3412.8528596416099" table:style-name="ce11">
            <text:p>3,413</text:p>
          </table:table-cell>
          <table:table-cell office:value-type="float" office:value="3455.6874400644601" table:style-name="ce11">
            <text:p>3,456</text:p>
          </table:table-cell>
          <table:table-cell office:value-type="float" office:value="3496.54882301013" table:style-name="ce11">
            <text:p>3,497</text:p>
          </table:table-cell>
          <table:table-cell office:value-type="float" office:value="3536.9863417268102" table:style-name="ce11">
            <text:p>3,537</text:p>
          </table:table-cell>
          <table:table-cell office:value-type="float" office:value="3580.65040155408" table:style-name="ce11">
            <text:p>3,581</text:p>
          </table:table-cell>
          <table:table-cell office:value-type="float" office:value="3619.5448821813902" table:style-name="ce11">
            <text:p>3,620</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5901" table:style-name="ce11">
            <text:p>695</text:p>
          </table:table-cell>
          <table:table-cell office:value-type="float" office:value="697.75559624070502" table:style-name="ce11">
            <text:p>698</text:p>
          </table:table-cell>
          <table:table-cell office:value-type="float" office:value="699.91356855788899"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402"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597" table:style-name="ce11">
            <text:p>79</text:p>
          </table:table-cell>
          <table:table-cell office:value-type="float" office:value="87.087888021101605" table:style-name="ce11">
            <text:p>87</text:p>
          </table:table-cell>
          <table:table-cell office:value-type="float" office:value="99.331204404937196" table:style-name="ce11">
            <text:p>99</text:p>
          </table:table-cell>
          <table:table-cell office:value-type="float" office:value="112.966189745056" table:style-name="ce11">
            <text:p>113</text:p>
          </table:table-cell>
          <table:table-cell office:value-type="float" office:value="119.56641722918501" table:style-name="ce11">
            <text:p>120</text:p>
          </table:table-cell>
          <table:table-cell office:value-type="float" office:value="124.522048309507" table:style-name="ce11">
            <text:p>125</text:p>
          </table:table-cell>
          <table:table-cell office:value-type="float" office:value="129.75556545247301" table:style-name="ce11">
            <text:p>130</text:p>
          </table:table-cell>
          <table:table-cell office:value-type="float" office:value="132.03889912620301" table:style-name="ce11">
            <text:p>132</text:p>
          </table:table-cell>
          <table:table-cell office:value-type="float" office:value="133.904464942369" table:style-name="ce11">
            <text:p>134</text:p>
          </table:table-cell>
          <table:table-cell office:value-type="float" office:value="135.332370913754" table:style-name="ce11">
            <text:p>135</text:p>
          </table:table-cell>
          <table:table-cell office:value-type="float" office:value="136.020793375968" table:style-name="ce11">
            <text:p>136</text:p>
          </table:table-cell>
          <table:table-cell office:value-type="float" office:value="136.556262413697" table:style-name="ce11">
            <text:p>137</text:p>
          </table:table-cell>
          <table:table-cell office:value-type="float" office:value="137.049093116081" table:style-name="ce11">
            <text:p>137</text:p>
          </table:table-cell>
          <table:table-cell office:value-type="float" office:value="136.09009838516499" table:style-name="ce11">
            <text:p>136</text:p>
          </table:table-cell>
          <table:table-cell office:value-type="float" office:value="131.828338111254" table:style-name="ce11">
            <text:p>132</text:p>
          </table:table-cell>
          <table:table-cell office:value-type="float" office:value="119.03454747114201" table:style-name="ce11">
            <text:p>119</text:p>
          </table:table-cell>
          <table:table-cell office:value-type="float" office:value="95.962510994520898" table:style-name="ce11">
            <text:p>96</text:p>
          </table:table-cell>
          <table:table-cell office:value-type="float" office:value="75.658621892396397" table:style-name="ce11">
            <text:p>76</text:p>
          </table:table-cell>
          <table:table-cell office:value-type="float" office:value="56.500711636265002" table:style-name="ce11">
            <text:p>57</text:p>
          </table:table-cell>
          <table:table-cell office:value-type="float" office:value="42.539226303912898" table:style-name="ce11">
            <text:p>43</text:p>
          </table:table-cell>
          <table:table-cell office:value-type="float" office:value="29.846735799985598" table:style-name="ce11">
            <text:p>30</text:p>
          </table:table-cell>
          <table:table-cell office:value-type="float" office:value="18.706771985487901"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4994"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229695460488" table:style-name="ce11">
            <text:p>11</text:p>
          </table:table-cell>
          <table:table-cell office:value-type="float" office:value="9.1592220836773706" table:style-name="ce11">
            <text:p>9</text:p>
          </table:table-cell>
          <table:table-cell office:value-type="float" office:value="7.8522867678913002" table:style-name="ce11">
            <text:p>8</text:p>
          </table:table-cell>
          <table:table-cell office:value-type="float" office:value="6.6454884832802303" table:style-name="ce11">
            <text:p>7</text:p>
          </table:table-cell>
          <table:table-cell office:value-type="float" office:value="5.9342293176027496" table:style-name="ce11">
            <text:p>6</text:p>
          </table:table-cell>
          <table:table-cell office:value-type="float" office:value="5.0130594898016403" table:style-name="ce11">
            <text:p>5</text:p>
          </table:table-cell>
          <table:table-cell office:value-type="float" office:value="4.3459886195264197" table:style-name="ce11">
            <text:p>4</text:p>
          </table:table-cell>
          <table:table-cell office:value-type="float" office:value="3.5980405745438602" table:style-name="ce11">
            <text:p>4</text:p>
          </table:table-cell>
          <table:table-cell office:value-type="float" office:value="2.9243286142296898" table:style-name="ce11">
            <text:p>3</text:p>
          </table:table-cell>
          <table:table-cell office:value-type="float" office:value="2.4520030169654099" table:style-name="ce11">
            <text:p>2</text:p>
          </table:table-cell>
          <table:table-cell office:value-type="float" office:value="1.92968251552439" table:style-name="ce11">
            <text:p>2</text:p>
          </table:table-cell>
          <table:table-cell office:value-type="float" office:value="1.4956953394671" table:style-name="ce11">
            <text:p>1</text:p>
          </table:table-cell>
          <table:table-cell office:value-type="float" office:value="1.13324694700074" table:style-name="ce11">
            <text:p>1</text:p>
          </table:table-cell>
          <table:table-cell office:value-type="float" office:value="0.85771242178530904" table:style-name="ce11">
            <text:p>1</text:p>
          </table:table-cell>
          <table:table-cell office:value-type="float" office:value="0.60726995408565099" table:style-name="ce11">
            <text:p>1</text:p>
          </table:table-cell>
          <table:table-cell office:value-type="float" office:value="0.449395017943724" table:style-name="ce11">
            <text:p>0</text:p>
          </table:table-cell>
          <table:table-cell office:value-type="float" office:value="0.24656137483981999" table:style-name="ce11">
            <text:p>0</text:p>
          </table:table-cell>
          <table:table-cell office:value-type="float" office:value="2.6389195509589802E-2"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52.03984045570201" table:style-name="ce11">
            <text:p>852</text:p>
          </table:table-cell>
          <table:table-cell office:value-type="float" office:value="1086.18871541828" table:style-name="ce11">
            <text:p>1,086</text:p>
          </table:table-cell>
          <table:table-cell office:value-type="float" office:value="1345.37382821761" table:style-name="ce11">
            <text:p>1,345</text:p>
          </table:table-cell>
          <table:table-cell office:value-type="float" office:value="1639.40792359184" table:style-name="ce11">
            <text:p>1,639</text:p>
          </table:table-cell>
          <table:table-cell office:value-type="float" office:value="1995.6233744430399" table:style-name="ce11">
            <text:p>1,996</text:p>
          </table:table-cell>
          <table:table-cell office:value-type="float" office:value="2324.7264392024499" table:style-name="ce11">
            <text:p>2,325</text:p>
          </table:table-cell>
          <table:table-cell office:value-type="float" office:value="2664.7592460771798" table:style-name="ce11">
            <text:p>2,665</text:p>
          </table:table-cell>
          <table:table-cell office:value-type="float" office:value="3002.7859785688001" table:style-name="ce11">
            <text:p>3,003</text:p>
          </table:table-cell>
          <table:table-cell office:value-type="float" office:value="3336.6346176398401" table:style-name="ce11">
            <text:p>3,337</text:p>
          </table:table-cell>
          <table:table-cell office:value-type="float" office:value="3667.1302860322398" table:style-name="ce11">
            <text:p>3,667</text:p>
          </table:table-cell>
          <table:table-cell office:value-type="float" office:value="3987.27057824147" table:style-name="ce11">
            <text:p>3,987</text:p>
          </table:table-cell>
          <table:table-cell office:value-type="float" office:value="4415.0144586979204" table:style-name="ce11">
            <text:p>4,415</text:p>
          </table:table-cell>
          <table:table-cell office:value-type="float" office:value="4751.5859087942799" table:style-name="ce11">
            <text:p>4,752</text:p>
          </table:table-cell>
          <table:table-cell office:value-type="float" office:value="5040.5486185690097" table:style-name="ce11">
            <text:p>5,041</text:p>
          </table:table-cell>
          <table:table-cell office:value-type="float" office:value="5319.84556571344" table:style-name="ce11">
            <text:p>5,320</text:p>
          </table:table-cell>
          <table:table-cell office:value-type="float" office:value="5585.8094951759804" table:style-name="ce11">
            <text:p>5,586</text:p>
          </table:table-cell>
          <table:table-cell office:value-type="float" office:value="5816.3840821343401" table:style-name="ce11">
            <text:p>5,816</text:p>
          </table:table-cell>
          <table:table-cell office:value-type="float" office:value="6022.0752249368497" table:style-name="ce11">
            <text:p>6,022</text:p>
          </table:table-cell>
          <table:table-cell office:value-type="float" office:value="6205.0896878571803" table:style-name="ce11">
            <text:p>6,205</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99E-2" table:style-name="ce11">
            <text:p>0</text:p>
          </table:table-cell>
          <table:table-cell office:value-type="float" office:value="4.0695168073080899E-2" table:style-name="ce11">
            <text:p>0</text:p>
          </table:table-cell>
          <table:table-cell office:value-type="float" office:value="4.1984803681030698E-2" table:style-name="ce11">
            <text:p>0</text:p>
          </table:table-cell>
          <table:table-cell office:value-type="float" office:value="4.1411632299719697E-2" table:style-name="ce11">
            <text:p>0</text:p>
          </table:table-cell>
          <table:table-cell office:value-type="float" office:value="4.1554925145047397E-2" table:style-name="ce11">
            <text:p>0</text:p>
          </table:table-cell>
          <table:table-cell office:value-type="float" office:value="4.1984803681030698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7E-2" table:style-name="ce11">
            <text:p>0</text:p>
          </table:table-cell>
          <table:table-cell office:value-type="float" office:value="3.9736590899936697E-2" table:style-name="ce11">
            <text:p>0</text:p>
          </table:table-cell>
          <table:table-cell office:value-type="float" office:value="3.1218328712521799E-2" table:style-name="ce11">
            <text:p>0</text:p>
          </table:table-cell>
          <table:table-cell office:value-type="float" office:value="2.1499019234289998E-2" table:style-name="ce11">
            <text:p>0</text:p>
          </table:table-cell>
          <table:table-cell office:value-type="float" office:value="3.2645553074978698E-2" table:style-name="ce11">
            <text:p>0</text:p>
          </table:table-cell>
          <table:table-cell office:value-type="float" office:value="6.5833767116574807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801" table:style-name="ce11">
            <text:p>0</text:p>
          </table:table-cell>
          <table:table-cell office:value-type="float" office:value="0.50228292957129494" table:style-name="ce11">
            <text:p>1</text:p>
          </table:table-cell>
          <table:table-cell office:value-type="float" office:value="0.64005058397955295" table:style-name="ce11">
            <text:p>1</text:p>
          </table:table-cell>
          <table:table-cell office:value-type="float" office:value="0.77626129048983505" table:style-name="ce11">
            <text:p>1</text:p>
          </table:table-cell>
          <table:table-cell office:value-type="float" office:value="0.88536360339380404" table:style-name="ce11">
            <text:p>1</text:p>
          </table:table-cell>
          <table:table-cell office:value-type="float" office:value="0.98030133380132101" table:style-name="ce11">
            <text:p>1</text:p>
          </table:table-cell>
          <table:table-cell office:value-type="float" office:value="1.0511100343942099" table:style-name="ce11">
            <text:p>1</text:p>
          </table:table-cell>
          <table:table-cell office:value-type="float" office:value="1.09830242748578" table:style-name="ce11">
            <text:p>1</text:p>
          </table:table-cell>
          <table:table-cell office:value-type="float" office:value="1.1274800908474301" table:style-name="ce11">
            <text:p>1</text:p>
          </table:table-cell>
          <table:table-cell office:value-type="float" office:value="1.12142762348364" table:style-name="ce11">
            <text:p>1</text:p>
          </table:table-cell>
          <table:table-cell office:value-type="float" office:value="1.10880961952375" table:style-name="ce11">
            <text:p>1</text:p>
          </table:table-cell>
          <table:table-cell office:value-type="float" office:value="1.0931259256433801" table:style-name="ce11">
            <text:p>1</text:p>
          </table:table-cell>
          <table:table-cell office:value-type="float" office:value="1.0765358816491799" table:style-name="ce11">
            <text:p>1</text:p>
          </table:table-cell>
          <table:table-cell office:value-type="float" office:value="1.05979746295551" table:style-name="ce11">
            <text:p>1</text:p>
          </table:table-cell>
          <table:table-cell office:value-type="float" office:value="1.0439897413422601" table:style-name="ce11">
            <text:p>1</text:p>
          </table:table-cell>
          <table:table-cell office:value-type="float" office:value="1.0312909281517" table:style-name="ce11">
            <text:p>1</text:p>
          </table:table-cell>
          <table:table-cell office:value-type="float" office:value="1.02335091973132" table:style-name="ce11">
            <text:p>1</text:p>
          </table:table-cell>
          <table:table-cell office:value-type="float" office:value="1.01878725138092" table:style-name="ce11">
            <text:p>1</text:p>
          </table:table-cell>
          <table:table-cell office:value-type="float" office:value="1.0170087027988199" table:style-name="ce11">
            <text:p>1</text:p>
          </table:table-cell>
          <table:table-cell office:value-type="float" office:value="1.01715611300659"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98"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8001" table:style-name="ce11">
            <text:p>42,517</text:p>
          </table:table-cell>
          <table:table-cell office:value-type="float" office:value="42895.502413171598"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98"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401" table:style-name="ce11">
            <text:p>40,575</text:p>
          </table:table-cell>
          <table:table-cell office:value-type="float" office:value="40045.822992888301" table:style-name="ce11">
            <text:p>40,046</text:p>
          </table:table-cell>
          <table:table-cell office:value-type="float" office:value="39241.317743223299" table:style-name="ce11">
            <text:p>39,241</text:p>
          </table:table-cell>
          <table:table-cell office:value-type="float" office:value="31829.635581960501" table:style-name="ce11">
            <text:p>31,830</text:p>
          </table:table-cell>
          <table:table-cell office:value-type="float" office:value="32961.070432122702" table:style-name="ce11">
            <text:p>32,961</text:p>
          </table:table-cell>
          <table:table-cell office:value-type="float" office:value="35902.259846946101" table:style-name="ce11">
            <text:p>35,902</text:p>
          </table:table-cell>
          <table:table-cell office:value-type="float" office:value="36296.151956291702" table:style-name="ce11">
            <text:p>36,296</text:p>
          </table:table-cell>
          <table:table-cell office:value-type="float" office:value="35978.6258774667" table:style-name="ce11">
            <text:p>35,979</text:p>
          </table:table-cell>
          <table:table-cell office:value-type="float" office:value="35057.372232312897" table:style-name="ce11">
            <text:p>35,057</text:p>
          </table:table-cell>
          <table:table-cell office:value-type="float" office:value="34083.101661467001" table:style-name="ce11">
            <text:p>34,083</text:p>
          </table:table-cell>
          <table:table-cell office:value-type="float" office:value="32993.211448572401" table:style-name="ce11">
            <text:p>32,993</text:p>
          </table:table-cell>
          <table:table-cell office:value-type="float" office:value="31902.592134418399" table:style-name="ce11">
            <text:p>31,903</text:p>
          </table:table-cell>
          <table:table-cell office:value-type="float" office:value="30806.336560789601" table:style-name="ce11">
            <text:p>30,806</text:p>
          </table:table-cell>
          <table:table-cell office:value-type="float" office:value="29601.2489008784" table:style-name="ce11">
            <text:p>29,601</text:p>
          </table:table-cell>
          <table:table-cell office:value-type="float" office:value="28457.622942551399" table:style-name="ce11">
            <text:p>28,458</text:p>
          </table:table-cell>
          <table:table-cell office:value-type="float" office:value="27380.668637859198" table:style-name="ce11">
            <text:p>27,381</text:p>
          </table:table-cell>
          <table:table-cell office:value-type="float" office:value="26423.337948536599" table:style-name="ce11">
            <text:p>26,423</text:p>
          </table:table-cell>
          <table:table-cell office:value-type="float" office:value="25538.1099651718" table:style-name="ce11">
            <text:p>25,538</text:p>
          </table:table-cell>
          <table:table-cell office:value-type="float" office:value="24709.180697694101" table:style-name="ce11">
            <text:p>24,709</text:p>
          </table:table-cell>
          <table:table-cell office:value-type="float" office:value="23946.7727237941" table:style-name="ce11">
            <text:p>23,947</text:p>
          </table:table-cell>
          <table:table-cell office:value-type="float" office:value="23281.517943843701" table:style-name="ce11">
            <text:p>23,282</text:p>
          </table:table-cell>
          <table:table-cell office:value-type="float" office:value="22668.670247311198" table:style-name="ce11">
            <text:p>22,669</text:p>
          </table:table-cell>
          <table:table-cell office:value-type="float" office:value="22205.785977378699" table:style-name="ce11">
            <text:p>22,206</text:p>
          </table:table-cell>
          <table:table-cell office:value-type="float" office:value="21773.7256947106" table:style-name="ce11">
            <text:p>21,774</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3098" table:style-name="ce11">
            <text:p>75</text:p>
          </table:table-cell>
          <table:table-cell office:value-type="float" office:value="192.53690553707099" table:style-name="ce11">
            <text:p>193</text:p>
          </table:table-cell>
          <table:table-cell office:value-type="float" office:value="371.63778288552601"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9" table:style-name="ce11">
            <text:p>1,366</text:p>
          </table:table-cell>
          <table:table-cell office:value-type="float" office:value="1432.44069015672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43.3132088079001" table:style-name="ce11">
            <text:p>2,543</text:p>
          </table:table-cell>
          <table:table-cell office:value-type="float" office:value="2713.2998844006402" table:style-name="ce11">
            <text:p>2,713</text:p>
          </table:table-cell>
          <table:table-cell office:value-type="float" office:value="2816.2859289315002" table:style-name="ce11">
            <text:p>2,816</text:p>
          </table:table-cell>
          <table:table-cell office:value-type="float" office:value="2856.7878481256198" table:style-name="ce11">
            <text:p>2,857</text:p>
          </table:table-cell>
          <table:table-cell office:value-type="float" office:value="2907.4643707267801" table:style-name="ce11">
            <text:p>2,907</text:p>
          </table:table-cell>
          <table:table-cell office:value-type="float" office:value="2942.3626108731301" table:style-name="ce11">
            <text:p>2,942</text:p>
          </table:table-cell>
          <table:table-cell office:value-type="float" office:value="2979.06149049235" table:style-name="ce11">
            <text:p>2,979</text:p>
          </table:table-cell>
          <table:table-cell office:value-type="float" office:value="3011.3428448090899" table:style-name="ce11">
            <text:p>3,011</text:p>
          </table:table-cell>
          <table:table-cell office:value-type="float" office:value="3018.3720088150899" table:style-name="ce11">
            <text:p>3,018</text:p>
          </table:table-cell>
          <table:table-cell office:value-type="float" office:value="3012.8369255643902" table:style-name="ce11">
            <text:p>3,013</text:p>
          </table:table-cell>
          <table:table-cell office:value-type="float" office:value="3023.93503786666" table:style-name="ce11">
            <text:p>3,024</text:p>
          </table:table-cell>
          <table:table-cell office:value-type="float" office:value="2945.0954079847202" table:style-name="ce11">
            <text:p>2,945</text:p>
          </table:table-cell>
          <table:table-cell office:value-type="float" office:value="2873.84227755238" table:style-name="ce11">
            <text:p>2,874</text:p>
          </table:table-cell>
          <table:table-cell office:value-type="float" office:value="2788.3885342755698" table:style-name="ce11">
            <text:p>2,788</text:p>
          </table:table-cell>
          <table:table-cell office:value-type="float" office:value="2747.9102096841302" table:style-name="ce11">
            <text:p>2,748</text:p>
          </table:table-cell>
          <table:table-cell office:value-type="float" office:value="2725.2451145836299" table:style-name="ce11">
            <text:p>2,725</text:p>
          </table:table-cell>
          <table:table-cell office:value-type="float" office:value="2714.9027005678099" table:style-name="ce11">
            <text:p>2,715</text:p>
          </table:table-cell>
          <table:table-cell office:value-type="float" office:value="2722.38626712319" table:style-name="ce11">
            <text:p>2,722</text:p>
          </table:table-cell>
          <table:table-cell office:value-type="float" office:value="2728.7835887829301" table:style-name="ce11">
            <text:p>2,729</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FFP_High"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Fossil Fuel Prices - High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24083066" table:style-name="ce11">
            <text:p>126,235</text:p>
          </table:table-cell>
          <table:table-cell office:value-type="float" office:value="131123.101823423" table:style-name="ce11">
            <text:p>131,123</text:p>
          </table:table-cell>
          <table:table-cell office:value-type="float" office:value="122496.01698048601" table:style-name="ce11">
            <text:p>122,496</text:p>
          </table:table-cell>
          <table:table-cell office:value-type="float" office:value="118711.99860207" table:style-name="ce11">
            <text:p>118,712</text:p>
          </table:table-cell>
          <table:table-cell office:value-type="float" office:value="118785.632210008" table:style-name="ce11">
            <text:p>118,786</text:p>
          </table:table-cell>
          <table:table-cell office:value-type="float" office:value="123526.550764992" table:style-name="ce11">
            <text:p>123,527</text:p>
          </table:table-cell>
          <table:table-cell office:value-type="float" office:value="126934.409758026" table:style-name="ce11">
            <text:p>126,934</text:p>
          </table:table-cell>
          <table:table-cell office:value-type="float" office:value="127871.82730290201" table:style-name="ce11">
            <text:p>127,872</text:p>
          </table:table-cell>
          <table:table-cell office:value-type="float" office:value="127980.581652391" table:style-name="ce11">
            <text:p>127,981</text:p>
          </table:table-cell>
          <table:table-cell office:value-type="float" office:value="127941.076162703" table:style-name="ce11">
            <text:p>127,941</text:p>
          </table:table-cell>
          <table:table-cell office:value-type="float" office:value="127610.03674498601" table:style-name="ce11">
            <text:p>127,610</text:p>
          </table:table-cell>
          <table:table-cell office:value-type="float" office:value="127475.41041632" table:style-name="ce11">
            <text:p>127,475</text:p>
          </table:table-cell>
          <table:table-cell office:value-type="float" office:value="127357.370874787" table:style-name="ce11">
            <text:p>127,357</text:p>
          </table:table-cell>
          <table:table-cell office:value-type="float" office:value="127208.605941245" table:style-name="ce11">
            <text:p>127,209</text:p>
          </table:table-cell>
          <table:table-cell office:value-type="float" office:value="127030.869818782" table:style-name="ce11">
            <text:p>127,031</text:p>
          </table:table-cell>
          <table:table-cell office:value-type="float" office:value="127107.51382581401" table:style-name="ce11">
            <text:p>127,108</text:p>
          </table:table-cell>
          <table:table-cell office:value-type="float" office:value="127484.48486835499" table:style-name="ce11">
            <text:p>127,484</text:p>
          </table:table-cell>
          <table:table-cell office:value-type="float" office:value="128102.28364593" table:style-name="ce11">
            <text:p>128,102</text:p>
          </table:table-cell>
          <table:table-cell office:value-type="float" office:value="128846.174867676" table:style-name="ce11">
            <text:p>128,846</text:p>
          </table:table-cell>
          <table:table-cell office:value-type="float" office:value="129491.57681538801" table:style-name="ce11">
            <text:p>129,492</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99"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4" table:style-name="ce11">
            <text:p>126,070</text:p>
          </table:table-cell>
          <table:table-cell office:value-type="float" office:value="127312.141930946"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84696017" table:style-name="ce11">
            <text:p>121,274</text:p>
          </table:table-cell>
          <table:table-cell office:value-type="float" office:value="118575.278713311" table:style-name="ce11">
            <text:p>118,575</text:p>
          </table:table-cell>
          <table:table-cell office:value-type="float" office:value="110010.81860885301" table:style-name="ce11">
            <text:p>110,011</text:p>
          </table:table-cell>
          <table:table-cell office:value-type="float" office:value="106246.326019026" table:style-name="ce11">
            <text:p>106,246</text:p>
          </table:table-cell>
          <table:table-cell office:value-type="float" office:value="106306.98988511199" table:style-name="ce11">
            <text:p>106,307</text:p>
          </table:table-cell>
          <table:table-cell office:value-type="float" office:value="110960.021425927" table:style-name="ce11">
            <text:p>110,960</text:p>
          </table:table-cell>
          <table:table-cell office:value-type="float" office:value="114332.99279829601" table:style-name="ce11">
            <text:p>114,333</text:p>
          </table:table-cell>
          <table:table-cell office:value-type="float" office:value="115207.099988084" table:style-name="ce11">
            <text:p>115,207</text:p>
          </table:table-cell>
          <table:table-cell office:value-type="float" office:value="115246.47975064399" table:style-name="ce11">
            <text:p>115,246</text:p>
          </table:table-cell>
          <table:table-cell office:value-type="float" office:value="115035.088094241" table:style-name="ce11">
            <text:p>115,035</text:p>
          </table:table-cell>
          <table:table-cell office:value-type="float" office:value="114783.626502037" table:style-name="ce11">
            <text:p>114,784</text:p>
          </table:table-cell>
          <table:table-cell office:value-type="float" office:value="114545.02904412" table:style-name="ce11">
            <text:p>114,545</text:p>
          </table:table-cell>
          <table:table-cell office:value-type="float" office:value="114494.590104469" table:style-name="ce11">
            <text:p>114,495</text:p>
          </table:table-cell>
          <table:table-cell office:value-type="float" office:value="114382.725538453" table:style-name="ce11">
            <text:p>114,383</text:p>
          </table:table-cell>
          <table:table-cell office:value-type="float" office:value="114317.144980068" table:style-name="ce11">
            <text:p>114,317</text:p>
          </table:table-cell>
          <table:table-cell office:value-type="float" office:value="114452.941515535" table:style-name="ce11">
            <text:p>114,453</text:p>
          </table:table-cell>
          <table:table-cell office:value-type="float" office:value="114760.228365267" table:style-name="ce11">
            <text:p>114,760</text:p>
          </table:table-cell>
          <table:table-cell office:value-type="float" office:value="115168.32257599301" table:style-name="ce11">
            <text:p>115,168</text:p>
          </table:table-cell>
          <table:table-cell office:value-type="float" office:value="115693.476106965" table:style-name="ce11">
            <text:p>115,693</text:p>
          </table:table-cell>
          <table:table-cell office:value-type="float" office:value="116306.256174757" table:style-name="ce11">
            <text:p>116,306</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482.386225175" table:style-name="ce11">
            <text:p>13,482</text:p>
          </table:table-cell>
          <table:table-cell office:value-type="float" office:value="13296.2732209858" table:style-name="ce11">
            <text:p>13,296</text:p>
          </table:table-cell>
          <table:table-cell office:value-type="float" office:value="13227.795091046401" table:style-name="ce11">
            <text:p>13,228</text:p>
          </table:table-cell>
          <table:table-cell office:value-type="float" office:value="13154.781827463699" table:style-name="ce11">
            <text:p>13,155</text:p>
          </table:table-cell>
          <table:table-cell office:value-type="float" office:value="13164.095364291599" table:style-name="ce11">
            <text:p>13,164</text:p>
          </table:table-cell>
          <table:table-cell office:value-type="float" office:value="13253.1676812515" table:style-name="ce11">
            <text:p>13,253</text:p>
          </table:table-cell>
          <table:table-cell office:value-type="float" office:value="13398.385182" table:style-name="ce11">
            <text:p>13,398</text:p>
          </table:table-cell>
          <table:table-cell office:value-type="float" office:value="13515.690738539901" table:style-name="ce11">
            <text:p>13,516</text:p>
          </table:table-cell>
          <table:table-cell office:value-type="float" office:value="13629.486846125301" table:style-name="ce11">
            <text:p>13,629</text:p>
          </table:table-cell>
          <table:table-cell office:value-type="float" office:value="13748.304166882001" table:style-name="ce11">
            <text:p>13,748</text:p>
          </table:table-cell>
          <table:table-cell office:value-type="float" office:value="13853.2946116124" table:style-name="ce11">
            <text:p>13,853</text:p>
          </table:table-cell>
          <table:table-cell office:value-type="float" office:value="13956.299630386" table:style-name="ce11">
            <text:p>13,956</text:p>
          </table:table-cell>
          <table:table-cell office:value-type="float" office:value="14044.8403482381" table:style-name="ce11">
            <text:p>14,045</text:p>
          </table:table-cell>
          <table:table-cell office:value-type="float" office:value="14130.243984003" table:style-name="ce11">
            <text:p>14,130</text:p>
          </table:table-cell>
          <table:table-cell office:value-type="float" office:value="14247.350903427499" table:style-name="ce11">
            <text:p>14,247</text:p>
          </table:table-cell>
          <table:table-cell office:value-type="float" office:value="14370.8896166126" table:style-name="ce11">
            <text:p>14,371</text:p>
          </table:table-cell>
          <table:table-cell office:value-type="float" office:value="14479.8200529309" table:style-name="ce11">
            <text:p>14,480</text:p>
          </table:table-cell>
          <table:table-cell office:value-type="float" office:value="14561.859482153999" table:style-name="ce11">
            <text:p>14,562</text:p>
          </table:table-cell>
          <table:table-cell office:value-type="float" office:value="14640.9145921322" table:style-name="ce11">
            <text:p>14,641</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403"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6008.359962918898" table:style-name="ce11">
            <text:p>36,008</text:p>
          </table:table-cell>
          <table:table-cell office:value-type="float" office:value="29826.787234849198" table:style-name="ce11">
            <text:p>29,827</text:p>
          </table:table-cell>
          <table:table-cell office:value-type="float" office:value="26947.2761011804" table:style-name="ce11">
            <text:p>26,947</text:p>
          </table:table-cell>
          <table:table-cell office:value-type="float" office:value="27439.9567090932" table:style-name="ce11">
            <text:p>27,440</text:p>
          </table:table-cell>
          <table:table-cell office:value-type="float" office:value="32010.492211680601" table:style-name="ce11">
            <text:p>32,010</text:p>
          </table:table-cell>
          <table:table-cell office:value-type="float" office:value="35957.091056676698" table:style-name="ce11">
            <text:p>35,957</text:p>
          </table:table-cell>
          <table:table-cell office:value-type="float" office:value="37303.528299332902" table:style-name="ce11">
            <text:p>37,304</text:p>
          </table:table-cell>
          <table:table-cell office:value-type="float" office:value="37852.398981005601" table:style-name="ce11">
            <text:p>37,852</text:p>
          </table:table-cell>
          <table:table-cell office:value-type="float" office:value="38265.516167772897" table:style-name="ce11">
            <text:p>38,266</text:p>
          </table:table-cell>
          <table:table-cell office:value-type="float" office:value="38543.964207837504" table:style-name="ce11">
            <text:p>38,544</text:p>
          </table:table-cell>
          <table:table-cell office:value-type="float" office:value="38803.349239295203" table:style-name="ce11">
            <text:p>38,803</text:p>
          </table:table-cell>
          <table:table-cell office:value-type="float" office:value="39059.822231433303" table:style-name="ce11">
            <text:p>39,060</text:p>
          </table:table-cell>
          <table:table-cell office:value-type="float" office:value="39294.016535750197" table:style-name="ce11">
            <text:p>39,294</text:p>
          </table:table-cell>
          <table:table-cell office:value-type="float" office:value="39528.713885160199" table:style-name="ce11">
            <text:p>39,529</text:p>
          </table:table-cell>
          <table:table-cell office:value-type="float" office:value="39759.037335197601" table:style-name="ce11">
            <text:p>39,759</text:p>
          </table:table-cell>
          <table:table-cell office:value-type="float" office:value="40046.501794140699" table:style-name="ce11">
            <text:p>40,047</text:p>
          </table:table-cell>
          <table:table-cell office:value-type="float" office:value="40375.588395344399" table:style-name="ce11">
            <text:p>40,376</text:p>
          </table:table-cell>
          <table:table-cell office:value-type="float" office:value="40695.416764643203" table:style-name="ce11">
            <text:p>40,695</text:p>
          </table:table-cell>
          <table:table-cell office:value-type="float" office:value="41056.164048457496" table:style-name="ce11">
            <text:p>41,056</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3982588141603" table:style-name="ce11">
            <text:p>874</text:p>
          </table:table-cell>
          <table:table-cell office:value-type="float" office:value="637.65275529631003" table:style-name="ce11">
            <text:p>638</text:p>
          </table:table-cell>
          <table:table-cell office:value-type="float" office:value="596.20289954635302" table:style-name="ce11">
            <text:p>596</text:p>
          </table:table-cell>
          <table:table-cell office:value-type="float" office:value="625.136389649384" table:style-name="ce11">
            <text:p>625</text:p>
          </table:table-cell>
          <table:table-cell office:value-type="float" office:value="807.64574265270403" table:style-name="ce11">
            <text:p>808</text:p>
          </table:table-cell>
          <table:table-cell office:value-type="float" office:value="829.47041249746701" table:style-name="ce11">
            <text:p>829</text:p>
          </table:table-cell>
          <table:table-cell office:value-type="float" office:value="836.45907704741899" table:style-name="ce11">
            <text:p>836</text:p>
          </table:table-cell>
          <table:table-cell office:value-type="float" office:value="839.47018804158097" table:style-name="ce11">
            <text:p>839</text:p>
          </table:table-cell>
          <table:table-cell office:value-type="float" office:value="834.73152126076502" table:style-name="ce11">
            <text:p>835</text:p>
          </table:table-cell>
          <table:table-cell office:value-type="float" office:value="829.559576211587" table:style-name="ce11">
            <text:p>830</text:p>
          </table:table-cell>
          <table:table-cell office:value-type="float" office:value="821.15311761175997" table:style-name="ce11">
            <text:p>821</text:p>
          </table:table-cell>
          <table:table-cell office:value-type="float" office:value="816.36259891150701" table:style-name="ce11">
            <text:p>816</text:p>
          </table:table-cell>
          <table:table-cell office:value-type="float" office:value="812.92293804625399" table:style-name="ce11">
            <text:p>813</text:p>
          </table:table-cell>
          <table:table-cell office:value-type="float" office:value="807.18516560719399" table:style-name="ce11">
            <text:p>807</text:p>
          </table:table-cell>
          <table:table-cell office:value-type="float" office:value="798.31011798601605" table:style-name="ce11">
            <text:p>798</text:p>
          </table:table-cell>
          <table:table-cell office:value-type="float" office:value="790.55786717352703" table:style-name="ce11">
            <text:p>791</text:p>
          </table:table-cell>
          <table:table-cell office:value-type="float" office:value="786.04258892081702" table:style-name="ce11">
            <text:p>786</text:p>
          </table:table-cell>
          <table:table-cell office:value-type="float" office:value="774.67735936284498" table:style-name="ce11">
            <text:p>775</text:p>
          </table:table-cell>
          <table:table-cell office:value-type="float" office:value="768.33880833063404" table:style-name="ce11">
            <text:p>768</text:p>
          </table:table-cell>
          <table:table-cell office:value-type="float" office:value="761.82283391709802" table:style-name="ce11">
            <text:p>762</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573.2696585866" table:style-name="ce11">
            <text:p>20,573</text:p>
          </table:table-cell>
          <table:table-cell office:value-type="float" office:value="20496.244559053201" table:style-name="ce11">
            <text:p>20,496</text:p>
          </table:table-cell>
          <table:table-cell office:value-type="float" office:value="20194.487202596199" table:style-name="ce11">
            <text:p>20,194</text:p>
          </table:table-cell>
          <table:table-cell office:value-type="float" office:value="19962.8406439951" table:style-name="ce11">
            <text:p>19,963</text:p>
          </table:table-cell>
          <table:table-cell office:value-type="float" office:value="19880.0150746564" table:style-name="ce11">
            <text:p>19,880</text:p>
          </table:table-cell>
          <table:table-cell office:value-type="float" office:value="19864.774494266101" table:style-name="ce11">
            <text:p>19,865</text:p>
          </table:table-cell>
          <table:table-cell office:value-type="float" office:value="19921.088953409198" table:style-name="ce11">
            <text:p>19,921</text:p>
          </table:table-cell>
          <table:table-cell office:value-type="float" office:value="19999.9454743608" table:style-name="ce11">
            <text:p>20,000</text:p>
          </table:table-cell>
          <table:table-cell office:value-type="float" office:value="20087.448167266" table:style-name="ce11">
            <text:p>20,087</text:p>
          </table:table-cell>
          <table:table-cell office:value-type="float" office:value="20197.069582944499" table:style-name="ce11">
            <text:p>20,197</text:p>
          </table:table-cell>
          <table:table-cell office:value-type="float" office:value="20326.653765350002" table:style-name="ce11">
            <text:p>20,327</text:p>
          </table:table-cell>
          <table:table-cell office:value-type="float" office:value="20477.114910673099" table:style-name="ce11">
            <text:p>20,477</text:p>
          </table:table-cell>
          <table:table-cell office:value-type="float" office:value="20651.8613693886" table:style-name="ce11">
            <text:p>20,652</text:p>
          </table:table-cell>
          <table:table-cell office:value-type="float" office:value="20849.016379734101" table:style-name="ce11">
            <text:p>20,849</text:p>
          </table:table-cell>
          <table:table-cell office:value-type="float" office:value="21107.588397668002" table:style-name="ce11">
            <text:p>21,108</text:p>
          </table:table-cell>
          <table:table-cell office:value-type="float" office:value="21395.275223382199" table:style-name="ce11">
            <text:p>21,395</text:p>
          </table:table-cell>
          <table:table-cell office:value-type="float" office:value="21718.073564266" table:style-name="ce11">
            <text:p>21,718</text:p>
          </table:table-cell>
          <table:table-cell office:value-type="float" office:value="22079.3364646175" table:style-name="ce11">
            <text:p>22,079</text:p>
          </table:table-cell>
          <table:table-cell office:value-type="float" office:value="22475.275348994001" table:style-name="ce11">
            <text:p>22,475</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9"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09.0324622240096" table:style-name="ce11">
            <text:p>5,309</text:p>
          </table:table-cell>
          <table:table-cell office:value-type="float" office:value="5249.6289455872002" table:style-name="ce11">
            <text:p>5,250</text:p>
          </table:table-cell>
          <table:table-cell office:value-type="float" office:value="5200.5415201423803" table:style-name="ce11">
            <text:p>5,201</text:p>
          </table:table-cell>
          <table:table-cell office:value-type="float" office:value="5184.4281169278602" table:style-name="ce11">
            <text:p>5,184</text:p>
          </table:table-cell>
          <table:table-cell office:value-type="float" office:value="5219.3794657485096" table:style-name="ce11">
            <text:p>5,219</text:p>
          </table:table-cell>
          <table:table-cell office:value-type="float" office:value="5254.8850086338798" table:style-name="ce11">
            <text:p>5,255</text:p>
          </table:table-cell>
          <table:table-cell office:value-type="float" office:value="5315.5761711472196" table:style-name="ce11">
            <text:p>5,316</text:p>
          </table:table-cell>
          <table:table-cell office:value-type="float" office:value="5345.8790248413197" table:style-name="ce11">
            <text:p>5,346</text:p>
          </table:table-cell>
          <table:table-cell office:value-type="float" office:value="5361.6519306739201" table:style-name="ce11">
            <text:p>5,362</text:p>
          </table:table-cell>
          <table:table-cell office:value-type="float" office:value="5406.8638283177897" table:style-name="ce11">
            <text:p>5,407</text:p>
          </table:table-cell>
          <table:table-cell office:value-type="float" office:value="5427.3035316529704" table:style-name="ce11">
            <text:p>5,427</text:p>
          </table:table-cell>
          <table:table-cell office:value-type="float" office:value="5449.8581649756698" table:style-name="ce11">
            <text:p>5,450</text:p>
          </table:table-cell>
          <table:table-cell office:value-type="float" office:value="5472.9765438615796" table:style-name="ce11">
            <text:p>5,473</text:p>
          </table:table-cell>
          <table:table-cell office:value-type="float" office:value="5502.5910886249703" table:style-name="ce11">
            <text:p>5,503</text:p>
          </table:table-cell>
          <table:table-cell office:value-type="float" office:value="5535.5747739430999" table:style-name="ce11">
            <text:p>5,536</text:p>
          </table:table-cell>
          <table:table-cell office:value-type="float" office:value="5569.3542676758898" table:style-name="ce11">
            <text:p>5,569</text:p>
          </table:table-cell>
          <table:table-cell office:value-type="float" office:value="5604.8093920777601" table:style-name="ce11">
            <text:p>5,605</text:p>
          </table:table-cell>
          <table:table-cell office:value-type="float" office:value="5644.1002619696101" table:style-name="ce11">
            <text:p>5,644</text:p>
          </table:table-cell>
          <table:table-cell office:value-type="float" office:value="5674.7225554876304" table:style-name="ce11">
            <text:p>5,675</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9003"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03"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3634.746988211598" table:style-name="ce11">
            <text:p>53,635</text:p>
          </table:table-cell>
          <table:table-cell office:value-type="float" office:value="51553.226134222998" table:style-name="ce11">
            <text:p>51,553</text:p>
          </table:table-cell>
          <table:table-cell office:value-type="float" office:value="51039.108249786099" table:style-name="ce11">
            <text:p>51,039</text:p>
          </table:table-cell>
          <table:table-cell office:value-type="float" office:value="50758.325126821801" table:style-name="ce11">
            <text:p>50,758</text:p>
          </table:table-cell>
          <table:table-cell office:value-type="float" office:value="50945.444218009703" table:style-name="ce11">
            <text:p>50,945</text:p>
          </table:table-cell>
          <table:table-cell office:value-type="float" office:value="50290.378477907303" table:style-name="ce11">
            <text:p>50,290</text:p>
          </table:table-cell>
          <table:table-cell office:value-type="float" office:value="49616.124615642198" table:style-name="ce11">
            <text:p>49,616</text:p>
          </table:table-cell>
          <table:table-cell office:value-type="float" office:value="48954.282070595596" table:style-name="ce11">
            <text:p>48,954</text:p>
          </table:table-cell>
          <table:table-cell office:value-type="float" office:value="48289.759668329898" table:style-name="ce11">
            <text:p>48,290</text:p>
          </table:table-cell>
          <table:table-cell office:value-type="float" office:value="47415.028081532102" table:style-name="ce11">
            <text:p>47,415</text:p>
          </table:table-cell>
          <table:table-cell office:value-type="float" office:value="46770.792989339403" table:style-name="ce11">
            <text:p>46,771</text:p>
          </table:table-cell>
          <table:table-cell office:value-type="float" office:value="46123.6994706232" table:style-name="ce11">
            <text:p>46,124</text:p>
          </table:table-cell>
          <table:table-cell office:value-type="float" office:value="45460.073265070198" table:style-name="ce11">
            <text:p>45,460</text:p>
          </table:table-cell>
          <table:table-cell office:value-type="float" office:value="44744.342538402598" table:style-name="ce11">
            <text:p>44,744</text:p>
          </table:table-cell>
          <table:table-cell office:value-type="float" office:value="44189.752723533296" table:style-name="ce11">
            <text:p>44,190</text:p>
          </table:table-cell>
          <table:table-cell office:value-type="float" office:value="43838.769552751102" table:style-name="ce11">
            <text:p>43,839</text:p>
          </table:table-cell>
          <table:table-cell office:value-type="float" office:value="43671.663057077101" table:style-name="ce11">
            <text:p>43,672</text:p>
          </table:table-cell>
          <table:table-cell office:value-type="float" office:value="43619.471261090002" table:style-name="ce11">
            <text:p>43,619</text:p>
          </table:table-cell>
          <table:table-cell office:value-type="float" office:value="43405.025611482502" table:style-name="ce11">
            <text:p>43,405</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9868694199" table:style-name="ce11">
            <text:p>24,996</text:p>
          </table:table-cell>
          <table:table-cell office:value-type="float" office:value="24941.583856107001" table:style-name="ce11">
            <text:p>24,942</text:p>
          </table:table-cell>
          <table:table-cell office:value-type="float" office:value="24589.147931372499" table:style-name="ce11">
            <text:p>24,589</text:p>
          </table:table-cell>
          <table:table-cell office:value-type="float" office:value="24222.9946203174" table:style-name="ce11">
            <text:p>24,223</text:p>
          </table:table-cell>
          <table:table-cell office:value-type="float" office:value="24157.401674026802" table:style-name="ce11">
            <text:p>24,157</text:p>
          </table:table-cell>
          <table:table-cell office:value-type="float" office:value="24427.488538513298" table:style-name="ce11">
            <text:p>24,427</text:p>
          </table:table-cell>
          <table:table-cell office:value-type="float" office:value="25239.6639905923" table:style-name="ce11">
            <text:p>25,240</text:p>
          </table:table-cell>
          <table:table-cell office:value-type="float" office:value="26077.8269593447" table:style-name="ce11">
            <text:p>26,078</text:p>
          </table:table-cell>
          <table:table-cell office:value-type="float" office:value="26848.3928936019" table:style-name="ce11">
            <text:p>26,848</text:p>
          </table:table-cell>
          <table:table-cell office:value-type="float" office:value="27622.058024728402" table:style-name="ce11">
            <text:p>27,622</text:p>
          </table:table-cell>
          <table:table-cell office:value-type="float" office:value="28217.282430117401" table:style-name="ce11">
            <text:p>28,217</text:p>
          </table:table-cell>
          <table:table-cell office:value-type="float" office:value="28858.668111201201" table:style-name="ce11">
            <text:p>28,859</text:p>
          </table:table-cell>
          <table:table-cell office:value-type="float" office:value="29588.279334500901" table:style-name="ce11">
            <text:p>29,588</text:p>
          </table:table-cell>
          <table:table-cell office:value-type="float" office:value="30225.227245118502" table:style-name="ce11">
            <text:p>30,225</text:p>
          </table:table-cell>
          <table:table-cell office:value-type="float" office:value="30833.566046822802" table:style-name="ce11">
            <text:p>30,834</text:p>
          </table:table-cell>
          <table:table-cell office:value-type="float" office:value="31475.0906260255" table:style-name="ce11">
            <text:p>31,475</text:p>
          </table:table-cell>
          <table:table-cell office:value-type="float" office:value="32138.570055630898" table:style-name="ce11">
            <text:p>32,139</text:p>
          </table:table-cell>
          <table:table-cell office:value-type="float" office:value="32792.357654944302" table:style-name="ce11">
            <text:p>32,792</text:p>
          </table:table-cell>
          <table:table-cell office:value-type="float" office:value="33395.579952985499" table:style-name="ce11">
            <text:p>33,396</text:p>
          </table:table-cell>
          <table:table-cell office:value-type="float" office:value="33993.450048141698" table:style-name="ce11">
            <text:p>33,993</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58609507799" table:style-name="ce11">
            <text:p>44,750</text:p>
          </table:table-cell>
          <table:table-cell office:value-type="float" office:value="38780.136406070204" table:style-name="ce11">
            <text:p>38,780</text:p>
          </table:table-cell>
          <table:table-cell office:value-type="float" office:value="32692.135477695501" table:style-name="ce11">
            <text:p>32,692</text:p>
          </table:table-cell>
          <table:table-cell office:value-type="float" office:value="30019.523027426301" table:style-name="ce11">
            <text:p>30,020</text:p>
          </table:table-cell>
          <table:table-cell office:value-type="float" office:value="30711.469878039399" table:style-name="ce11">
            <text:p>30,711</text:p>
          </table:table-cell>
          <table:table-cell office:value-type="float" office:value="35353.1566130996" table:style-name="ce11">
            <text:p>35,353</text:p>
          </table:table-cell>
          <table:table-cell office:value-type="float" office:value="38892.789623044198" table:style-name="ce11">
            <text:p>38,893</text:p>
          </table:table-cell>
          <table:table-cell office:value-type="float" office:value="39956.0437703442" table:style-name="ce11">
            <text:p>39,956</text:p>
          </table:table-cell>
          <table:table-cell office:value-type="float" office:value="40246.069441773601" table:style-name="ce11">
            <text:p>40,246</text:p>
          </table:table-cell>
          <table:table-cell office:value-type="float" office:value="40372.834355888597" table:style-name="ce11">
            <text:p>40,373</text:p>
          </table:table-cell>
          <table:table-cell office:value-type="float" office:value="40611.972250973602" table:style-name="ce11">
            <text:p>40,612</text:p>
          </table:table-cell>
          <table:table-cell office:value-type="float" office:value="40767.937620056597" table:style-name="ce11">
            <text:p>40,768</text:p>
          </table:table-cell>
          <table:table-cell office:value-type="float" office:value="41016.000496994202" table:style-name="ce11">
            <text:p>41,016</text:p>
          </table:table-cell>
          <table:table-cell office:value-type="float" office:value="41328.2032830604" table:style-name="ce11">
            <text:p>41,328</text:p>
          </table:table-cell>
          <table:table-cell office:value-type="float" office:value="41773.071482744301" table:style-name="ce11">
            <text:p>41,773</text:p>
          </table:table-cell>
          <table:table-cell office:value-type="float" office:value="42255.201609539603" table:style-name="ce11">
            <text:p>42,255</text:p>
          </table:table-cell>
          <table:table-cell office:value-type="float" office:value="42795.1116055534" table:style-name="ce11">
            <text:p>42,795</text:p>
          </table:table-cell>
          <table:table-cell office:value-type="float" office:value="43296.955232747503" table:style-name="ce11">
            <text:p>43,297</text:p>
          </table:table-cell>
          <table:table-cell office:value-type="float" office:value="43799.696056371999" table:style-name="ce11">
            <text:p>43,800</text:p>
          </table:table-cell>
          <table:table-cell office:value-type="float" office:value="44325.799469904297" table:style-name="ce11">
            <text:p>44,326</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94"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94" table:style-name="ce11">
            <text:p>66,550</text:p>
          </table:table-cell>
          <table:table-cell office:value-type="float" office:value="63442.091470632498" table:style-name="ce11">
            <text:p>63,442</text:p>
          </table:table-cell>
          <table:table-cell office:value-type="float" office:value="63269.959567753896" table:style-name="ce11">
            <text:p>63,270</text:p>
          </table:table-cell>
          <table:table-cell office:value-type="float" office:value="61551.5233444447"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301" table:style-name="ce11">
            <text:p>63,265</text:p>
          </table:table-cell>
          <table:table-cell office:value-type="float" office:value="64318.165134668299"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699" table:style-name="ce11">
            <text:p>48,267</text:p>
          </table:table-cell>
          <table:table-cell office:value-type="float" office:value="58380.405361799902" table:style-name="ce11">
            <text:p>58,380</text:p>
          </table:table-cell>
          <table:table-cell office:value-type="float" office:value="56097.305938104197" table:style-name="ce11">
            <text:p>56,097</text:p>
          </table:table-cell>
          <table:table-cell office:value-type="float" office:value="55228.845477271803" table:style-name="ce11">
            <text:p>55,229</text:p>
          </table:table-cell>
          <table:table-cell office:value-type="float" office:value="54570.115963115401" table:style-name="ce11">
            <text:p>54,570</text:p>
          </table:table-cell>
          <table:table-cell office:value-type="float" office:value="54277.2815659115" table:style-name="ce11">
            <text:p>54,277</text:p>
          </table:table-cell>
          <table:table-cell office:value-type="float" office:value="53280.7442411757" table:style-name="ce11">
            <text:p>53,281</text:p>
          </table:table-cell>
          <table:table-cell office:value-type="float" office:value="52274.111954578198" table:style-name="ce11">
            <text:p>52,274</text:p>
          </table:table-cell>
          <table:table-cell office:value-type="float" office:value="51286.015683967802" table:style-name="ce11">
            <text:p>51,286</text:p>
          </table:table-cell>
          <table:table-cell office:value-type="float" office:value="50326.761381809403" table:style-name="ce11">
            <text:p>50,327</text:p>
          </table:table-cell>
          <table:table-cell office:value-type="float" office:value="49160.102903876403" table:style-name="ce11">
            <text:p>49,160</text:p>
          </table:table-cell>
          <table:table-cell office:value-type="float" office:value="48232.070816947402" table:style-name="ce11">
            <text:p>48,232</text:p>
          </table:table-cell>
          <table:table-cell office:value-type="float" office:value="47281.350739024398" table:style-name="ce11">
            <text:p>47,281</text:p>
          </table:table-cell>
          <table:table-cell office:value-type="float" office:value="46430.284894414202" table:style-name="ce11">
            <text:p>46,430</text:p>
          </table:table-cell>
          <table:table-cell office:value-type="float" office:value="45638.426290789597" table:style-name="ce11">
            <text:p>45,638</text:p>
          </table:table-cell>
          <table:table-cell office:value-type="float" office:value="44938.668990533202" table:style-name="ce11">
            <text:p>44,939</text:p>
          </table:table-cell>
          <table:table-cell office:value-type="float" office:value="44451.578890421602" table:style-name="ce11">
            <text:p>44,452</text:p>
          </table:table-cell>
          <table:table-cell office:value-type="float" office:value="44131.588745652203" table:style-name="ce11">
            <text:p>44,132</text:p>
          </table:table-cell>
          <table:table-cell office:value-type="float" office:value="43917.852205068899" table:style-name="ce11">
            <text:p>43,918</text:p>
          </table:table-cell>
          <table:table-cell office:value-type="float" office:value="43560.394697315001" table:style-name="ce11">
            <text:p>43,560</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03.3150605624896" table:style-name="ce11">
            <text:p>7,203</text:p>
          </table:table-cell>
          <table:table-cell office:value-type="float" office:value="7328.6121672311701" table:style-name="ce11">
            <text:p>7,329</text:p>
          </table:table-cell>
          <table:table-cell office:value-type="float" office:value="7479.6575932979304" table:style-name="ce11">
            <text:p>7,480</text:p>
          </table:table-cell>
          <table:table-cell office:value-type="float" office:value="7617.5746742756501" table:style-name="ce11">
            <text:p>7,618</text:p>
          </table:table-cell>
          <table:table-cell office:value-type="float" office:value="7745.8405233743397" table:style-name="ce11">
            <text:p>7,746</text:p>
          </table:table-cell>
          <table:table-cell office:value-type="float" office:value="7799.4136752800896" table:style-name="ce11">
            <text:p>7,799</text:p>
          </table:table-cell>
          <table:table-cell office:value-type="float" office:value="7847.5355603432899" table:style-name="ce11">
            <text:p>7,848</text:p>
          </table:table-cell>
          <table:table-cell office:value-type="float" office:value="7887.6177448222397" table:style-name="ce11">
            <text:p>7,888</text:p>
          </table:table-cell>
          <table:table-cell office:value-type="float" office:value="7904.5883160872299" table:style-name="ce11">
            <text:p>7,905</text:p>
          </table:table-cell>
          <table:table-cell office:value-type="float" office:value="7909.7836064263001" table:style-name="ce11">
            <text:p>7,910</text:p>
          </table:table-cell>
          <table:table-cell office:value-type="float" office:value="7904.7991363559104" table:style-name="ce11">
            <text:p>7,905</text:p>
          </table:table-cell>
          <table:table-cell office:value-type="float" office:value="7770.2607581606799" table:style-name="ce11">
            <text:p>7,770</text:p>
          </table:table-cell>
          <table:table-cell office:value-type="float" office:value="7531.1938719428999" table:style-name="ce11">
            <text:p>7,531</text:p>
          </table:table-cell>
          <table:table-cell office:value-type="float" office:value="7095.1145276513198" table:style-name="ce11">
            <text:p>7,095</text:p>
          </table:table-cell>
          <table:table-cell office:value-type="float" office:value="6750.8868299322703" table:style-name="ce11">
            <text:p>6,751</text:p>
          </table:table-cell>
          <table:table-cell office:value-type="float" office:value="6413.2858572164096" table:style-name="ce11">
            <text:p>6,413</text:p>
          </table:table-cell>
          <table:table-cell office:value-type="float" office:value="6197.5916681695899" table:style-name="ce11">
            <text:p>6,198</text:p>
          </table:table-cell>
          <table:table-cell office:value-type="float" office:value="6050.8729467695703" table:style-name="ce11">
            <text:p>6,051</text:p>
          </table:table-cell>
          <table:table-cell office:value-type="float" office:value="5929.9661376717104" table:style-name="ce11">
            <text:p>5,930</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9868694199" table:style-name="ce11">
            <text:p>24,996</text:p>
          </table:table-cell>
          <table:table-cell office:value-type="float" office:value="24941.583856107001" table:style-name="ce11">
            <text:p>24,942</text:p>
          </table:table-cell>
          <table:table-cell office:value-type="float" office:value="24589.147931372499" table:style-name="ce11">
            <text:p>24,589</text:p>
          </table:table-cell>
          <table:table-cell office:value-type="float" office:value="24222.9946203174" table:style-name="ce11">
            <text:p>24,223</text:p>
          </table:table-cell>
          <table:table-cell office:value-type="float" office:value="24157.401674026802" table:style-name="ce11">
            <text:p>24,157</text:p>
          </table:table-cell>
          <table:table-cell office:value-type="float" office:value="24427.488538513298" table:style-name="ce11">
            <text:p>24,427</text:p>
          </table:table-cell>
          <table:table-cell office:value-type="float" office:value="25239.6639905923" table:style-name="ce11">
            <text:p>25,240</text:p>
          </table:table-cell>
          <table:table-cell office:value-type="float" office:value="26077.8269593447" table:style-name="ce11">
            <text:p>26,078</text:p>
          </table:table-cell>
          <table:table-cell office:value-type="float" office:value="26848.3928936019" table:style-name="ce11">
            <text:p>26,848</text:p>
          </table:table-cell>
          <table:table-cell office:value-type="float" office:value="27622.058024728402" table:style-name="ce11">
            <text:p>27,622</text:p>
          </table:table-cell>
          <table:table-cell office:value-type="float" office:value="28217.282430117401" table:style-name="ce11">
            <text:p>28,217</text:p>
          </table:table-cell>
          <table:table-cell office:value-type="float" office:value="28858.668111201201" table:style-name="ce11">
            <text:p>28,859</text:p>
          </table:table-cell>
          <table:table-cell office:value-type="float" office:value="29588.279334500901" table:style-name="ce11">
            <text:p>29,588</text:p>
          </table:table-cell>
          <table:table-cell office:value-type="float" office:value="30225.227245118502" table:style-name="ce11">
            <text:p>30,225</text:p>
          </table:table-cell>
          <table:table-cell office:value-type="float" office:value="30833.566046822802" table:style-name="ce11">
            <text:p>30,834</text:p>
          </table:table-cell>
          <table:table-cell office:value-type="float" office:value="31475.0906260255" table:style-name="ce11">
            <text:p>31,475</text:p>
          </table:table-cell>
          <table:table-cell office:value-type="float" office:value="32138.570055630898" table:style-name="ce11">
            <text:p>32,139</text:p>
          </table:table-cell>
          <table:table-cell office:value-type="float" office:value="32792.357654944302" table:style-name="ce11">
            <text:p>32,792</text:p>
          </table:table-cell>
          <table:table-cell office:value-type="float" office:value="33395.579952985499" table:style-name="ce11">
            <text:p>33,396</text:p>
          </table:table-cell>
          <table:table-cell office:value-type="float" office:value="33993.450048141698" table:style-name="ce11">
            <text:p>33,993</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58609507799" table:style-name="ce11">
            <text:p>44,750</text:p>
          </table:table-cell>
          <table:table-cell office:value-type="float" office:value="38780.136406070204" table:style-name="ce11">
            <text:p>38,780</text:p>
          </table:table-cell>
          <table:table-cell office:value-type="float" office:value="32692.135477695501" table:style-name="ce11">
            <text:p>32,692</text:p>
          </table:table-cell>
          <table:table-cell office:value-type="float" office:value="30019.523027426301" table:style-name="ce11">
            <text:p>30,020</text:p>
          </table:table-cell>
          <table:table-cell office:value-type="float" office:value="30711.469878039399" table:style-name="ce11">
            <text:p>30,711</text:p>
          </table:table-cell>
          <table:table-cell office:value-type="float" office:value="35353.1566130996" table:style-name="ce11">
            <text:p>35,353</text:p>
          </table:table-cell>
          <table:table-cell office:value-type="float" office:value="38892.789623044198" table:style-name="ce11">
            <text:p>38,893</text:p>
          </table:table-cell>
          <table:table-cell office:value-type="float" office:value="39956.0437703442" table:style-name="ce11">
            <text:p>39,956</text:p>
          </table:table-cell>
          <table:table-cell office:value-type="float" office:value="40246.069441773601" table:style-name="ce11">
            <text:p>40,246</text:p>
          </table:table-cell>
          <table:table-cell office:value-type="float" office:value="40372.834355888597" table:style-name="ce11">
            <text:p>40,373</text:p>
          </table:table-cell>
          <table:table-cell office:value-type="float" office:value="40611.972250973602" table:style-name="ce11">
            <text:p>40,612</text:p>
          </table:table-cell>
          <table:table-cell office:value-type="float" office:value="40767.937620056597" table:style-name="ce11">
            <text:p>40,768</text:p>
          </table:table-cell>
          <table:table-cell office:value-type="float" office:value="41016.000496994202" table:style-name="ce11">
            <text:p>41,016</text:p>
          </table:table-cell>
          <table:table-cell office:value-type="float" office:value="41328.2032830604" table:style-name="ce11">
            <text:p>41,328</text:p>
          </table:table-cell>
          <table:table-cell office:value-type="float" office:value="41773.071482744301" table:style-name="ce11">
            <text:p>41,773</text:p>
          </table:table-cell>
          <table:table-cell office:value-type="float" office:value="42255.201609539603" table:style-name="ce11">
            <text:p>42,255</text:p>
          </table:table-cell>
          <table:table-cell office:value-type="float" office:value="42795.1116055534" table:style-name="ce11">
            <text:p>42,795</text:p>
          </table:table-cell>
          <table:table-cell office:value-type="float" office:value="43296.955232747503" table:style-name="ce11">
            <text:p>43,297</text:p>
          </table:table-cell>
          <table:table-cell office:value-type="float" office:value="43799.696056371999" table:style-name="ce11">
            <text:p>43,800</text:p>
          </table:table-cell>
          <table:table-cell office:value-type="float" office:value="44325.799469904297" table:style-name="ce11">
            <text:p>44,326</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301"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901" table:style-name="ce11">
            <text:p>54,418</text:p>
          </table:table-cell>
          <table:table-cell office:value-type="float" office:value="51915.058067363199"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02" table:style-name="ce11">
            <text:p>51,651</text:p>
          </table:table-cell>
          <table:table-cell office:value-type="float" office:value="51807.351523022997"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5858.723545651199" table:style-name="ce11">
            <text:p>45,859</text:p>
          </table:table-cell>
          <table:table-cell office:value-type="float" office:value="43664.1292305147" table:style-name="ce11">
            <text:p>43,664</text:p>
          </table:table-cell>
          <table:table-cell office:value-type="float" office:value="42841.083347871303" table:style-name="ce11">
            <text:p>42,841</text:p>
          </table:table-cell>
          <table:table-cell office:value-type="float" office:value="42195.4623201008" table:style-name="ce11">
            <text:p>42,195</text:p>
          </table:table-cell>
          <table:table-cell office:value-type="float" office:value="41841.6535783172" table:style-name="ce11">
            <text:p>41,842</text:p>
          </table:table-cell>
          <table:table-cell office:value-type="float" office:value="40836.844993442501" table:style-name="ce11">
            <text:p>40,837</text:p>
          </table:table-cell>
          <table:table-cell office:value-type="float" office:value="39794.078575545798" table:style-name="ce11">
            <text:p>39,794</text:p>
          </table:table-cell>
          <table:table-cell office:value-type="float" office:value="38764.148818161702" table:style-name="ce11">
            <text:p>38,764</text:p>
          </table:table-cell>
          <table:table-cell office:value-type="float" office:value="37662.760589631303" table:style-name="ce11">
            <text:p>37,663</text:p>
          </table:table-cell>
          <table:table-cell office:value-type="float" office:value="36595.183416735403" table:style-name="ce11">
            <text:p>36,595</text:p>
          </table:table-cell>
          <table:table-cell office:value-type="float" office:value="35588.3133941622" table:style-name="ce11">
            <text:p>35,588</text:p>
          </table:table-cell>
          <table:table-cell office:value-type="float" office:value="34728.587283064502" table:style-name="ce11">
            <text:p>34,729</text:p>
          </table:table-cell>
          <table:table-cell office:value-type="float" office:value="33940.519731496897" table:style-name="ce11">
            <text:p>33,941</text:p>
          </table:table-cell>
          <table:table-cell office:value-type="float" office:value="33286.964268006297" table:style-name="ce11">
            <text:p>33,287</text:p>
          </table:table-cell>
          <table:table-cell office:value-type="float" office:value="32676.1529076277" table:style-name="ce11">
            <text:p>32,676</text:p>
          </table:table-cell>
          <table:table-cell office:value-type="float" office:value="32155.953053392299" table:style-name="ce11">
            <text:p>32,156</text:p>
          </table:table-cell>
          <table:table-cell office:value-type="float" office:value="31671.359234059099" table:style-name="ce11">
            <text:p>31,671</text:p>
          </table:table-cell>
          <table:table-cell office:value-type="float" office:value="31288.953543345" table:style-name="ce11">
            <text:p>31,289</text:p>
          </table:table-cell>
          <table:table-cell office:value-type="float" office:value="30946.015185780499" table:style-name="ce11">
            <text:p>30,946</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177.1737665990304" table:style-name="ce11">
            <text:p>7,177</text:p>
          </table:table-cell>
          <table:table-cell office:value-type="float" office:value="7276.59050318764" table:style-name="ce11">
            <text:p>7,277</text:p>
          </table:table-cell>
          <table:table-cell office:value-type="float" office:value="7401.7471396539004" table:style-name="ce11">
            <text:p>7,402</text:p>
          </table:table-cell>
          <table:table-cell office:value-type="float" office:value="7513.5859923943899" table:style-name="ce11">
            <text:p>7,514</text:p>
          </table:table-cell>
          <table:table-cell office:value-type="float" office:value="7614.9391719035602" table:style-name="ce11">
            <text:p>7,615</text:p>
          </table:table-cell>
          <table:table-cell office:value-type="float" office:value="7641.8959632834703" table:style-name="ce11">
            <text:p>7,642</text:p>
          </table:table-cell>
          <table:table-cell office:value-type="float" office:value="7662.8416245570897" table:style-name="ce11">
            <text:p>7,663</text:p>
          </table:table-cell>
          <table:table-cell office:value-type="float" office:value="7675.3827088817598" table:style-name="ce11">
            <text:p>7,675</text:p>
          </table:table-cell>
          <table:table-cell office:value-type="float" office:value="7662.6010398035696" table:style-name="ce11">
            <text:p>7,663</text:p>
          </table:table-cell>
          <table:table-cell office:value-type="float" office:value="7648.2928506179096" table:style-name="ce11">
            <text:p>7,648</text:p>
          </table:table-cell>
          <table:table-cell office:value-type="float" office:value="7618.1751869408599" table:style-name="ce11">
            <text:p>7,618</text:p>
          </table:table-cell>
          <table:table-cell office:value-type="float" office:value="7460.2434438031596" table:style-name="ce11">
            <text:p>7,460</text:p>
          </table:table-cell>
          <table:table-cell office:value-type="float" office:value="7195.0786320673396" table:style-name="ce11">
            <text:p>7,195</text:p>
          </table:table-cell>
          <table:table-cell office:value-type="float" office:value="6732.8517117204201" table:style-name="ce11">
            <text:p>6,733</text:p>
          </table:table-cell>
          <table:table-cell office:value-type="float" office:value="6358.83060255889" table:style-name="ce11">
            <text:p>6,359</text:p>
          </table:table-cell>
          <table:table-cell office:value-type="float" office:value="5984.65519115795" table:style-name="ce11">
            <text:p>5,985</text:p>
          </table:table-cell>
          <table:table-cell office:value-type="float" office:value="5723.8601098250801" table:style-name="ce11">
            <text:p>5,724</text:p>
          </table:table-cell>
          <table:table-cell office:value-type="float" office:value="5527.0728477818602" table:style-name="ce11">
            <text:p>5,527</text:p>
          </table:table-cell>
          <table:table-cell office:value-type="float" office:value="5359.0250085751704" table:style-name="ce11">
            <text:p>5,35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3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607"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3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6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73.5655540237804" table:style-name="ce11">
            <text:p>5,674</text:p>
          </table:table-cell>
          <table:table-cell office:value-type="float" office:value="5548.3420225397304" table:style-name="ce11">
            <text:p>5,548</text:p>
          </table:table-cell>
          <table:table-cell office:value-type="float" office:value="5501.2851278303797" table:style-name="ce11">
            <text:p>5,501</text:p>
          </table:table-cell>
          <table:table-cell office:value-type="float" office:value="5451.5145669233598" table:style-name="ce11">
            <text:p>5,452</text:p>
          </table:table-cell>
          <table:table-cell office:value-type="float" office:value="5416.63142432527" table:style-name="ce11">
            <text:p>5,417</text:p>
          </table:table-cell>
          <table:table-cell office:value-type="float" office:value="5424.43587434642" table:style-name="ce11">
            <text:p>5,424</text:p>
          </table:table-cell>
          <table:table-cell office:value-type="float" office:value="5470.1777423461099" table:style-name="ce11">
            <text:p>5,470</text:p>
          </table:table-cell>
          <table:table-cell office:value-type="float" office:value="5527.0106630194196" table:style-name="ce11">
            <text:p>5,527</text:p>
          </table:table-cell>
          <table:table-cell office:value-type="float" office:value="5615.5932552641498" table:style-name="ce11">
            <text:p>5,616</text:p>
          </table:table-cell>
          <table:table-cell office:value-type="float" office:value="5699.7682324951502" table:style-name="ce11">
            <text:p>5,700</text:p>
          </table:table-cell>
          <table:table-cell office:value-type="float" office:value="5790.9824415180401" table:style-name="ce11">
            <text:p>5,791</text:p>
          </table:table-cell>
          <table:table-cell office:value-type="float" office:value="5884.7337430449797" table:style-name="ce11">
            <text:p>5,885</text:p>
          </table:table-cell>
          <table:table-cell office:value-type="float" office:value="5978.8376351118504" table:style-name="ce11">
            <text:p>5,979</text:p>
          </table:table-cell>
          <table:table-cell office:value-type="float" office:value="6078.9872675667702" table:style-name="ce11">
            <text:p>6,079</text:p>
          </table:table-cell>
          <table:table-cell office:value-type="float" office:value="6198.2844719765299" table:style-name="ce11">
            <text:p>6,198</text:p>
          </table:table-cell>
          <table:table-cell office:value-type="float" office:value="6317.3662750035201" table:style-name="ce11">
            <text:p>6,317</text:p>
          </table:table-cell>
          <table:table-cell office:value-type="float" office:value="6420.5135936472498" table:style-name="ce11">
            <text:p>6,421</text:p>
          </table:table-cell>
          <table:table-cell office:value-type="float" office:value="6495.9022234292297" table:style-name="ce11">
            <text:p>6,496</text:p>
          </table:table-cell>
          <table:table-cell office:value-type="float" office:value="6567.5964718205496" table:style-name="ce11">
            <text:p>6,568</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503" table:style-name="ce11">
            <text:p>4,656</text:p>
          </table:table-cell>
          <table:table-cell office:value-type="float" office:value="4474.4964641763099" table:style-name="ce11">
            <text:p>4,474</text:p>
          </table:table-cell>
          <table:table-cell office:value-type="float" office:value="4401.9990122745903" table:style-name="ce11">
            <text:p>4,402</text:p>
          </table:table-cell>
          <table:table-cell office:value-type="float" office:value="4370.3560657384596" table:style-name="ce11">
            <text:p>4,370</text:p>
          </table:table-cell>
          <table:table-cell office:value-type="float" office:value="4336.1974323748" table:style-name="ce11">
            <text:p>4,336</text:p>
          </table:table-cell>
          <table:table-cell office:value-type="float" office:value="4373.8010077564004" table:style-name="ce11">
            <text:p>4,374</text:p>
          </table:table-cell>
          <table:table-cell office:value-type="float" office:value="4446.7879046223898" table:style-name="ce11">
            <text:p>4,447</text:p>
          </table:table-cell>
          <table:table-cell office:value-type="float" office:value="4534.4844204506098" table:style-name="ce11">
            <text:p>4,534</text:p>
          </table:table-cell>
          <table:table-cell office:value-type="float" office:value="4584.3539929886201" table:style-name="ce11">
            <text:p>4,584</text:p>
          </table:table-cell>
          <table:table-cell office:value-type="float" office:value="4596.5588318686196" table:style-name="ce11">
            <text:p>4,597</text:p>
          </table:table-cell>
          <table:table-cell office:value-type="float" office:value="4625.2448298365498" table:style-name="ce11">
            <text:p>4,625</text:p>
          </table:table-cell>
          <table:table-cell office:value-type="float" office:value="4637.1325512074" table:style-name="ce11">
            <text:p>4,637</text:p>
          </table:table-cell>
          <table:table-cell office:value-type="float" office:value="4651.497773436" table:style-name="ce11">
            <text:p>4,651</text:p>
          </table:table-cell>
          <table:table-cell office:value-type="float" office:value="4665.6018681522401" table:style-name="ce11">
            <text:p>4,666</text:p>
          </table:table-cell>
          <table:table-cell office:value-type="float" office:value="4689.9400447749604" table:style-name="ce11">
            <text:p>4,690</text:p>
          </table:table-cell>
          <table:table-cell office:value-type="float" office:value="4712.0407902110901" table:style-name="ce11">
            <text:p>4,712</text:p>
          </table:table-cell>
          <table:table-cell office:value-type="float" office:value="4739.4602019879003" table:style-name="ce11">
            <text:p>4,739</text:p>
          </table:table-cell>
          <table:table-cell office:value-type="float" office:value="4759.70035616323" table:style-name="ce11">
            <text:p>4,760</text:p>
          </table:table-cell>
          <table:table-cell office:value-type="float" office:value="4777.1099180455103" table:style-name="ce11">
            <text:p>4,777</text:p>
          </table:table-cell>
          <table:table-cell office:value-type="float" office:value="4791.5045458473396" table:style-name="ce11">
            <text:p>4,792</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0464675717108" table:style-name="ce11">
            <text:p>9</text:p>
          </table:table-cell>
          <table:table-cell office:value-type="float" office:value="7.7800406199672096" table:style-name="ce11">
            <text:p>8</text:p>
          </table:table-cell>
          <table:table-cell office:value-type="float" office:value="8.4300440136662598" table:style-name="ce11">
            <text:p>8</text:p>
          </table:table-cell>
          <table:table-cell office:value-type="float" office:value="8.4400440658770304" table:style-name="ce11">
            <text:p>8</text:p>
          </table:table-cell>
          <table:table-cell office:value-type="float" office:value="8.4700442225093102" table:style-name="ce11">
            <text:p>8</text:p>
          </table:table-cell>
          <table:table-cell office:value-type="float" office:value="8.4700442225093102" table:style-name="ce11">
            <text:p>8</text:p>
          </table:table-cell>
          <table:table-cell office:value-type="float" office:value="8.4300440136662793" table:style-name="ce11">
            <text:p>8</text:p>
          </table:table-cell>
          <table:table-cell office:value-type="float" office:value="8.4300440136662793" table:style-name="ce11">
            <text:p>8</text:p>
          </table:table-cell>
          <table:table-cell office:value-type="float" office:value="8.4300440136662296" table:style-name="ce11">
            <text:p>8</text:p>
          </table:table-cell>
          <table:table-cell office:value-type="float" office:value="8.4300440136662793"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395" table:style-name="ce11">
            <text:p>10</text:p>
          </table:table-cell>
          <table:table-cell office:value-type="float" office:value="9.5643201627261103" table:style-name="ce11">
            <text:p>10</text:p>
          </table:table-cell>
          <table:table-cell office:value-type="float" office:value="9.52010656364296" table:style-name="ce11">
            <text:p>10</text:p>
          </table:table-cell>
          <table:table-cell office:value-type="float" office:value="9.7526565834283705" table:style-name="ce11">
            <text:p>10</text:p>
          </table:table-cell>
          <table:table-cell office:value-type="float" office:value="9.7723645567044404" table:style-name="ce11">
            <text:p>10</text:p>
          </table:table-cell>
          <table:table-cell office:value-type="float" office:value="9.7995650541039794" table:style-name="ce11">
            <text:p>10</text:p>
          </table:table-cell>
          <table:table-cell office:value-type="float" office:value="9.8302967394538197" table:style-name="ce11">
            <text:p>10</text:p>
          </table:table-cell>
          <table:table-cell office:value-type="float" office:value="9.8707120113343496" table:style-name="ce11">
            <text:p>10</text:p>
          </table:table-cell>
          <table:table-cell office:value-type="float" office:value="9.9871978576603002"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9101" table:style-name="ce11">
            <text:p>9,164</text:p>
          </table:table-cell>
          <table:table-cell office:value-type="float" office:value="8963.5992821690706" table:style-name="ce11">
            <text:p>8,964</text:p>
          </table:table-cell>
          <table:table-cell office:value-type="float" office:value="8611.5385354427908" table:style-name="ce11">
            <text:p>8,612</text:p>
          </table:table-cell>
          <table:table-cell office:value-type="float" office:value="8072.6729133141898" table:style-name="ce11">
            <text:p>8,073</text:p>
          </table:table-cell>
          <table:table-cell office:value-type="float" office:value="7752.4259556923498" table:style-name="ce11">
            <text:p>7,752</text:p>
          </table:table-cell>
          <table:table-cell office:value-type="float" office:value="7687.5699223248603" table:style-name="ce11">
            <text:p>7,688</text:p>
          </table:table-cell>
          <table:table-cell office:value-type="float" office:value="8183.0457239685302" table:style-name="ce11">
            <text:p>8,183</text:p>
          </table:table-cell>
          <table:table-cell office:value-type="float" office:value="8630.0167972725903" table:style-name="ce11">
            <text:p>8,630</text:p>
          </table:table-cell>
          <table:table-cell office:value-type="float" office:value="8995.3769875876696" table:style-name="ce11">
            <text:p>8,995</text:p>
          </table:table-cell>
          <table:table-cell office:value-type="float" office:value="9329.9218387652709" table:style-name="ce11">
            <text:p>9,330</text:p>
          </table:table-cell>
          <table:table-cell office:value-type="float" office:value="9485.8681738627492" table:style-name="ce11">
            <text:p>9,486</text:p>
          </table:table-cell>
          <table:table-cell office:value-type="float" office:value="9686.9558598497097" table:style-name="ce11">
            <text:p>9,687</text:p>
          </table:table-cell>
          <table:table-cell office:value-type="float" office:value="9848.4783853833105" table:style-name="ce11">
            <text:p>9,848</text:p>
          </table:table-cell>
          <table:table-cell office:value-type="float" office:value="10004.579195722899" table:style-name="ce11">
            <text:p>10,005</text:p>
          </table:table-cell>
          <table:table-cell office:value-type="float" office:value="10152.402862630701" table:style-name="ce11">
            <text:p>10,152</text:p>
          </table:table-cell>
          <table:table-cell office:value-type="float" office:value="10297.423054630901" table:style-name="ce11">
            <text:p>10,297</text:p>
          </table:table-cell>
          <table:table-cell office:value-type="float" office:value="10460.298435725699" table:style-name="ce11">
            <text:p>10,460</text:p>
          </table:table-cell>
          <table:table-cell office:value-type="float" office:value="10655.5012366598" table:style-name="ce11">
            <text:p>10,656</text:p>
          </table:table-cell>
          <table:table-cell office:value-type="float" office:value="10848.385186342901" table:style-name="ce11">
            <text:p>10,848</text:p>
          </table:table-cell>
          <table:table-cell office:value-type="float" office:value="11054.5709665223" table:style-name="ce11">
            <text:p>11,055</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701"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3009.537454460598" table:style-name="ce11">
            <text:p>23,010</text:p>
          </table:table-cell>
          <table:table-cell office:value-type="float" office:value="17154.179997771502" table:style-name="ce11">
            <text:p>17,154</text:p>
          </table:table-cell>
          <table:table-cell office:value-type="float" office:value="14799.308320964999" table:style-name="ce11">
            <text:p>14,799</text:p>
          </table:table-cell>
          <table:table-cell office:value-type="float" office:value="15591.1163518473" table:style-name="ce11">
            <text:p>15,591</text:p>
          </table:table-cell>
          <table:table-cell office:value-type="float" office:value="20227.8608826091" table:style-name="ce11">
            <text:p>20,228</text:p>
          </table:table-cell>
          <table:table-cell office:value-type="float" office:value="23678.530046023301" table:style-name="ce11">
            <text:p>23,679</text:p>
          </table:table-cell>
          <table:table-cell office:value-type="float" office:value="24586.266258555399" table:style-name="ce11">
            <text:p>24,586</text:p>
          </table:table-cell>
          <table:table-cell office:value-type="float" office:value="24780.235436576699" table:style-name="ce11">
            <text:p>24,780</text:p>
          </table:table-cell>
          <table:table-cell office:value-type="float" office:value="24861.520835985499" table:style-name="ce11">
            <text:p>24,862</text:p>
          </table:table-cell>
          <table:table-cell office:value-type="float" office:value="25000.915998642598" table:style-name="ce11">
            <text:p>25,001</text:p>
          </table:table-cell>
          <table:table-cell office:value-type="float" office:value="25073.6829249002" table:style-name="ce11">
            <text:p>25,074</text:p>
          </table:table-cell>
          <table:table-cell office:value-type="float" office:value="25206.147432760801" table:style-name="ce11">
            <text:p>25,206</text:p>
          </table:table-cell>
          <table:table-cell office:value-type="float" office:value="25364.887359632001" table:style-name="ce11">
            <text:p>25,365</text:p>
          </table:table-cell>
          <table:table-cell office:value-type="float" office:value="25586.762018165799" table:style-name="ce11">
            <text:p>25,587</text:p>
          </table:table-cell>
          <table:table-cell office:value-type="float" office:value="25804.911338000202" table:style-name="ce11">
            <text:p>25,805</text:p>
          </table:table-cell>
          <table:table-cell office:value-type="float" office:value="26030.494884715801" table:style-name="ce11">
            <text:p>26,030</text:p>
          </table:table-cell>
          <table:table-cell office:value-type="float" office:value="26259.742970237501" table:style-name="ce11">
            <text:p>26,260</text:p>
          </table:table-cell>
          <table:table-cell office:value-type="float" office:value="26497.0902292516" table:style-name="ce11">
            <text:p>26,497</text:p>
          </table:table-cell>
          <table:table-cell office:value-type="float" office:value="26754.1383212896" table:style-name="ce11">
            <text:p>26,754</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301"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02"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5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495" table:style-name="ce11">
            <text:p>752</text:p>
          </table:table-cell>
          <table:table-cell office:value-type="float" office:value="786.01410381753601" table:style-name="ce11">
            <text:p>786</text:p>
          </table:table-cell>
          <table:table-cell office:value-type="float" office:value="885.20462169601399" table:style-name="ce11">
            <text:p>885</text:p>
          </table:table-cell>
          <table:table-cell office:value-type="float" office:value="957.054996830287" table:style-name="ce11">
            <text:p>957</text:p>
          </table:table-cell>
          <table:table-cell office:value-type="float" office:value="987.24515445455404"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701" table:style-name="ce11">
            <text:p>1,479</text:p>
          </table:table-cell>
          <table:table-cell office:value-type="float" office:value="1481.60492547376" table:style-name="ce11">
            <text:p>1,482</text:p>
          </table:table-cell>
          <table:table-cell office:value-type="float" office:value="1481.8305012150399" table:style-name="ce11">
            <text:p>1,482</text:p>
          </table:table-cell>
          <table:table-cell office:value-type="float" office:value="1482.45864886207" table:style-name="ce11">
            <text:p>1,482</text:p>
          </table:table-cell>
          <table:table-cell office:value-type="float" office:value="1482.95931760675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4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05"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95" table:style-name="ce11">
            <text:p>765</text:p>
          </table:table-cell>
          <table:table-cell office:value-type="float" office:value="728.14380167390095" table:style-name="ce11">
            <text:p>728</text:p>
          </table:table-cell>
          <table:table-cell office:value-type="float" office:value="691.14360849410605" table:style-name="ce11">
            <text:p>691</text:p>
          </table:table-cell>
          <table:table-cell office:value-type="float" office:value="706.54368889866703"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1903"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702"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302" table:style-name="ce11">
            <text:p>326</text:p>
          </table:table-cell>
          <table:table-cell office:value-type="float" office:value="309.78760003831502"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41523707339" table:style-name="ce11">
            <text:p>171</text:p>
          </table:table-cell>
          <table:table-cell office:value-type="float" office:value="113.81235413515201" table:style-name="ce11">
            <text:p>114</text:p>
          </table:table-cell>
          <table:table-cell office:value-type="float" office:value="102.713531252311" table:style-name="ce11">
            <text:p>103</text:p>
          </table:table-cell>
          <table:table-cell office:value-type="float" office:value="110.94565379478701" table:style-name="ce11">
            <text:p>111</text:p>
          </table:table-cell>
          <table:table-cell office:value-type="float" office:value="154.73614024601801" table:style-name="ce11">
            <text:p>155</text:p>
          </table:table-cell>
          <table:table-cell office:value-type="float" office:value="159.23670078955001" table:style-name="ce11">
            <text:p>159</text:p>
          </table:table-cell>
          <table:table-cell office:value-type="float" office:value="160.528343834879" table:style-name="ce11">
            <text:p>161</text:p>
          </table:table-cell>
          <table:table-cell office:value-type="float" office:value="160.81859262994101" table:style-name="ce11">
            <text:p>161</text:p>
          </table:table-cell>
          <table:table-cell office:value-type="float" office:value="159.43322020682601" table:style-name="ce11">
            <text:p>159</text:p>
          </table:table-cell>
          <table:table-cell office:value-type="float" office:value="157.93389735988799" table:style-name="ce11">
            <text:p>158</text:p>
          </table:table-cell>
          <table:table-cell office:value-type="float" office:value="155.74958649958501" table:style-name="ce11">
            <text:p>156</text:p>
          </table:table-cell>
          <table:table-cell office:value-type="float" office:value="154.36422936874999" table:style-name="ce11">
            <text:p>154</text:p>
          </table:table-cell>
          <table:table-cell office:value-type="float" office:value="153.247629927134" table:style-name="ce11">
            <text:p>153</text:p>
          </table:table-cell>
          <table:table-cell office:value-type="float" office:value="151.63437688501301" table:style-name="ce11">
            <text:p>152</text:p>
          </table:table-cell>
          <table:table-cell office:value-type="float" office:value="149.376123867725" table:style-name="ce11">
            <text:p>149</text:p>
          </table:table-cell>
          <table:table-cell office:value-type="float" office:value="147.34538373971" table:style-name="ce11">
            <text:p>147</text:p>
          </table:table-cell>
          <table:table-cell office:value-type="float" office:value="145.96768158897899" table:style-name="ce11">
            <text:p>146</text:p>
          </table:table-cell>
          <table:table-cell office:value-type="float" office:value="143.21528494202701" table:style-name="ce11">
            <text:p>143</text:p>
          </table:table-cell>
          <table:table-cell office:value-type="float" office:value="141.46846518393801" table:style-name="ce11">
            <text:p>141</text:p>
          </table:table-cell>
          <table:table-cell office:value-type="float" office:value="139.679234739988" table:style-name="ce11">
            <text:p>140</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3642477836797" table:style-name="ce11">
            <text:p>313</text:p>
          </table:table-cell>
          <table:table-cell office:value-type="float" office:value="136.62735358131101" table:style-name="ce11">
            <text:p>137</text:p>
          </table:table-cell>
          <table:table-cell office:value-type="float" office:value="109.483276486855" table:style-name="ce11">
            <text:p>109</text:p>
          </table:table-cell>
          <table:table-cell office:value-type="float" office:value="133.08963001804401" table:style-name="ce11">
            <text:p>133</text:p>
          </table:table-cell>
          <table:table-cell office:value-type="float" office:value="272.837723734387" table:style-name="ce11">
            <text:p>273</text:p>
          </table:table-cell>
          <table:table-cell office:value-type="float" office:value="293.004866251745" table:style-name="ce11">
            <text:p>293</text:p>
          </table:table-cell>
          <table:table-cell office:value-type="float" office:value="302.05660735880502" table:style-name="ce11">
            <text:p>302</text:p>
          </table:table-cell>
          <table:table-cell office:value-type="float" office:value="307.608761481567" table:style-name="ce11">
            <text:p>308</text:p>
          </table:table-cell>
          <table:table-cell office:value-type="float" office:value="306.95050273216202" table:style-name="ce11">
            <text:p>307</text:p>
          </table:table-cell>
          <table:table-cell office:value-type="float" office:value="305.88759611082298" table:style-name="ce11">
            <text:p>306</text:p>
          </table:table-cell>
          <table:table-cell office:value-type="float" office:value="302.22595222057902" table:style-name="ce11">
            <text:p>302</text:p>
          </table:table-cell>
          <table:table-cell office:value-type="float" office:value="301.63650728127698" table:style-name="ce11">
            <text:p>302</text:p>
          </table:table-cell>
          <table:table-cell office:value-type="float" office:value="302.12460972342302" table:style-name="ce11">
            <text:p>302</text:p>
          </table:table-cell>
          <table:table-cell office:value-type="float" office:value="300.72066156949001" table:style-name="ce11">
            <text:p>301</text:p>
          </table:table-cell>
          <table:table-cell office:value-type="float" office:value="296.80598476183098" table:style-name="ce11">
            <text:p>297</text:p>
          </table:table-cell>
          <table:table-cell office:value-type="float" office:value="293.78777223824301" table:style-name="ce11">
            <text:p>294</text:p>
          </table:table-cell>
          <table:table-cell office:value-type="float" office:value="293.36909139381402" table:style-name="ce11">
            <text:p>293</text:p>
          </table:table-cell>
          <table:table-cell office:value-type="float" office:value="287.50155230838999" table:style-name="ce11">
            <text:p>288</text:p>
          </table:table-cell>
          <table:table-cell office:value-type="float" office:value="285.64337772577699" table:style-name="ce11">
            <text:p>286</text:p>
          </table:table-cell>
          <table:table-cell office:value-type="float" office:value="283.63725591865301" table:style-name="ce11">
            <text:p>284</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65.2497734014096" table:style-name="ce11">
            <text:p>7,565</text:p>
          </table:table-cell>
          <table:table-cell office:value-type="float" office:value="7558.8785483604097" table:style-name="ce11">
            <text:p>7,559</text:p>
          </table:table-cell>
          <table:table-cell office:value-type="float" office:value="7577.9355847364895" table:style-name="ce11">
            <text:p>7,578</text:p>
          </table:table-cell>
          <table:table-cell office:value-type="float" office:value="7592.2449182865103" table:style-name="ce11">
            <text:p>7,592</text:p>
          </table:table-cell>
          <table:table-cell office:value-type="float" office:value="7593.0846151659398" table:style-name="ce11">
            <text:p>7,593</text:p>
          </table:table-cell>
          <table:table-cell office:value-type="float" office:value="7608.8550322569899" table:style-name="ce11">
            <text:p>7,609</text:p>
          </table:table-cell>
          <table:table-cell office:value-type="float" office:value="7644.3247136374002" table:style-name="ce11">
            <text:p>7,644</text:p>
          </table:table-cell>
          <table:table-cell office:value-type="float" office:value="7689.9561328098298" table:style-name="ce11">
            <text:p>7,690</text:p>
          </table:table-cell>
          <table:table-cell office:value-type="float" office:value="7740.6274054103296" table:style-name="ce11">
            <text:p>7,741</text:p>
          </table:table-cell>
          <table:table-cell office:value-type="float" office:value="7798.8320476772196" table:style-name="ce11">
            <text:p>7,799</text:p>
          </table:table-cell>
          <table:table-cell office:value-type="float" office:value="7864.9903064195096" table:style-name="ce11">
            <text:p>7,865</text:p>
          </table:table-cell>
          <table:table-cell office:value-type="float" office:value="7942.19052628384" table:style-name="ce11">
            <text:p>7,942</text:p>
          </table:table-cell>
          <table:table-cell office:value-type="float" office:value="8029.4834205198704" table:style-name="ce11">
            <text:p>8,029</text:p>
          </table:table-cell>
          <table:table-cell office:value-type="float" office:value="8129.1440974260004" table:style-name="ce11">
            <text:p>8,129</text:p>
          </table:table-cell>
          <table:table-cell office:value-type="float" office:value="8249.5785954474795" table:style-name="ce11">
            <text:p>8,250</text:p>
          </table:table-cell>
          <table:table-cell office:value-type="float" office:value="8386.9046883834799" table:style-name="ce11">
            <text:p>8,387</text:p>
          </table:table-cell>
          <table:table-cell office:value-type="float" office:value="8530.0679447136899" table:style-name="ce11">
            <text:p>8,530</text:p>
          </table:table-cell>
          <table:table-cell office:value-type="float" office:value="8677.7298699253497" table:style-name="ce11">
            <text:p>8,678</text:p>
          </table:table-cell>
          <table:table-cell office:value-type="float" office:value="8833.4003791038795" table:style-name="ce11">
            <text:p>8,83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699"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796" table:style-name="ce11">
            <text:p>8,579</text:p>
          </table:table-cell>
          <table:table-cell office:value-type="float" office:value="8496.1643588837906" table:style-name="ce11">
            <text:p>8,496</text:p>
          </table:table-cell>
          <table:table-cell office:value-type="float" office:value="7792.9306872668903" table:style-name="ce11">
            <text:p>7,793</text:p>
          </table:table-cell>
          <table:table-cell office:value-type="float" office:value="8079.5900525344896" table:style-name="ce11">
            <text:p>8,080</text:p>
          </table:table-cell>
          <table:table-cell office:value-type="float" office:value="8008.0346657712698" table:style-name="ce11">
            <text:p>8,008</text:p>
          </table:table-cell>
          <table:table-cell office:value-type="float" office:value="7903.8622873517897" table:style-name="ce11">
            <text:p>7,904</text:p>
          </table:table-cell>
          <table:table-cell office:value-type="float" office:value="7614.9215343429996" table:style-name="ce11">
            <text:p>7,615</text:p>
          </table:table-cell>
          <table:table-cell office:value-type="float" office:value="7400.1905149398699" table:style-name="ce11">
            <text:p>7,400</text:p>
          </table:table-cell>
          <table:table-cell office:value-type="float" office:value="7314.3716942525398" table:style-name="ce11">
            <text:p>7,314</text:p>
          </table:table-cell>
          <table:table-cell office:value-type="float" office:value="7270.20632727458" table:style-name="ce11">
            <text:p>7,270</text:p>
          </table:table-cell>
          <table:table-cell office:value-type="float" office:value="7269.4153039522398" table:style-name="ce11">
            <text:p>7,269</text:p>
          </table:table-cell>
          <table:table-cell office:value-type="float" office:value="7277.8034072093296" table:style-name="ce11">
            <text:p>7,278</text:p>
          </table:table-cell>
          <table:table-cell office:value-type="float" office:value="7289.69771666427" table:style-name="ce11">
            <text:p>7,290</text:p>
          </table:table-cell>
          <table:table-cell office:value-type="float" office:value="7315.1264936084099" table:style-name="ce11">
            <text:p>7,315</text:p>
          </table:table-cell>
          <table:table-cell office:value-type="float" office:value="7360.9326577537104" table:style-name="ce11">
            <text:p>7,361</text:p>
          </table:table-cell>
          <table:table-cell office:value-type="float" office:value="7433.1545787866298" table:style-name="ce11">
            <text:p>7,433</text:p>
          </table:table-cell>
          <table:table-cell office:value-type="float" office:value="7538.1090792721398" table:style-name="ce11">
            <text:p>7,538</text:p>
          </table:table-cell>
          <table:table-cell office:value-type="float" office:value="7694.8221402977697" table:style-name="ce11">
            <text:p>7,695</text:p>
          </table:table-cell>
          <table:table-cell office:value-type="float" office:value="7896.7316913632903" table:style-name="ce11">
            <text:p>7,897</text:p>
          </table:table-cell>
          <table:table-cell office:value-type="float" office:value="8143.1131736068201" table:style-name="ce11">
            <text:p>8,143</text:p>
          </table:table-cell>
          <table:table-cell office:value-type="float" office:value="8360.7558293597394" table:style-name="ce11">
            <text:p>8,361</text:p>
          </table:table-cell>
          <table:table-cell office:value-type="float" office:value="8566.7369926686806" table:style-name="ce11">
            <text:p>8,567</text:p>
          </table:table-cell>
          <table:table-cell office:value-type="float" office:value="8784.3307108900099" table:style-name="ce11">
            <text:p>8,78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3.30137706184" table:style-name="ce11">
            <text:p>2,183</text:p>
          </table:table-cell>
          <table:table-cell office:value-type="float" office:value="2172.95359939934" table:style-name="ce11">
            <text:p>2,173</text:p>
          </table:table-cell>
          <table:table-cell office:value-type="float" office:value="2136.6222843626601" table:style-name="ce11">
            <text:p>2,137</text:p>
          </table:table-cell>
          <table:table-cell office:value-type="float" office:value="2111.0047156043001" table:style-name="ce11">
            <text:p>2,111</text:p>
          </table:table-cell>
          <table:table-cell office:value-type="float" office:value="2102.8965545449" table:style-name="ce11">
            <text:p>2,103</text:p>
          </table:table-cell>
          <table:table-cell office:value-type="float" office:value="2104.3384478401999" table:style-name="ce11">
            <text:p>2,104</text:p>
          </table:table-cell>
          <table:table-cell office:value-type="float" office:value="2110.78012029197" table:style-name="ce11">
            <text:p>2,111</text:p>
          </table:table-cell>
          <table:table-cell office:value-type="float" office:value="2118.0684726524901" table:style-name="ce11">
            <text:p>2,118</text:p>
          </table:table-cell>
          <table:table-cell office:value-type="float" office:value="2126.0960795881601" table:style-name="ce11">
            <text:p>2,126</text:p>
          </table:table-cell>
          <table:table-cell office:value-type="float" office:value="2134.7246487753901" table:style-name="ce11">
            <text:p>2,135</text:p>
          </table:table-cell>
          <table:table-cell office:value-type="float" office:value="2149.58295821819" table:style-name="ce11">
            <text:p>2,150</text:p>
          </table:table-cell>
          <table:table-cell office:value-type="float" office:value="2176.62421036763" table:style-name="ce11">
            <text:p>2,177</text:p>
          </table:table-cell>
          <table:table-cell office:value-type="float" office:value="2213.3145025632398" table:style-name="ce11">
            <text:p>2,213</text:p>
          </table:table-cell>
          <table:table-cell office:value-type="float" office:value="2269.1402067582098" table:style-name="ce11">
            <text:p>2,269</text:p>
          </table:table-cell>
          <table:table-cell office:value-type="float" office:value="2322.54656493835" table:style-name="ce11">
            <text:p>2,323</text:p>
          </table:table-cell>
          <table:table-cell office:value-type="float" office:value="2394.5450696197599" table:style-name="ce11">
            <text:p>2,395</text:p>
          </table:table-cell>
          <table:table-cell office:value-type="float" office:value="2442.6366250917299" table:style-name="ce11">
            <text:p>2,443</text:p>
          </table:table-cell>
          <table:table-cell office:value-type="float" office:value="2474.6680722954802" table:style-name="ce11">
            <text:p>2,475</text:p>
          </table:table-cell>
          <table:table-cell office:value-type="float" office:value="2506.2691394645099" table:style-name="ce11">
            <text:p>2,50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59.5674895883899" table:style-name="ce11">
            <text:p>1,860</text:p>
          </table:table-cell>
          <table:table-cell office:value-type="float" office:value="1916.3037232967099" table:style-name="ce11">
            <text:p>1,916</text:p>
          </table:table-cell>
          <table:table-cell office:value-type="float" office:value="1933.1627211642101" table:style-name="ce11">
            <text:p>1,933</text:p>
          </table:table-cell>
          <table:table-cell office:value-type="float" office:value="1961.9379752612101" table:style-name="ce11">
            <text:p>1,962</text:p>
          </table:table-cell>
          <table:table-cell office:value-type="float" office:value="1977.20352192583" table:style-name="ce11">
            <text:p>1,977</text:p>
          </table:table-cell>
          <table:table-cell office:value-type="float" office:value="1984.0316924797" table:style-name="ce11">
            <text:p>1,984</text:p>
          </table:table-cell>
          <table:table-cell office:value-type="float" office:value="1995.98678272147" table:style-name="ce11">
            <text:p>1,996</text:p>
          </table:table-cell>
          <table:table-cell office:value-type="float" office:value="2006.7925652414101" table:style-name="ce11">
            <text:p>2,007</text:p>
          </table:table-cell>
          <table:table-cell office:value-type="float" office:value="2016.58656425339" table:style-name="ce11">
            <text:p>2,017</text:p>
          </table:table-cell>
          <table:table-cell office:value-type="float" office:value="2027.07721239684" table:style-name="ce11">
            <text:p>2,027</text:p>
          </table:table-cell>
          <table:table-cell office:value-type="float" office:value="2021.3931830496999" table:style-name="ce11">
            <text:p>2,021</text:p>
          </table:table-cell>
          <table:table-cell office:value-type="float" office:value="1985.7327228527299" table:style-name="ce11">
            <text:p>1,986</text:p>
          </table:table-cell>
          <table:table-cell office:value-type="float" office:value="1920.8318661625101" table:style-name="ce11">
            <text:p>1,921</text:p>
          </table:table-cell>
          <table:table-cell office:value-type="float" office:value="1793.47844112194" table:style-name="ce11">
            <text:p>1,793</text:p>
          </table:table-cell>
          <table:table-cell office:value-type="float" office:value="1661.53584760731" table:style-name="ce11">
            <text:p>1,662</text:p>
          </table:table-cell>
          <table:table-cell office:value-type="float" office:value="1476.5046884390999" table:style-name="ce11">
            <text:p>1,477</text:p>
          </table:table-cell>
          <table:table-cell office:value-type="float" office:value="1373.2893027897201" table:style-name="ce11">
            <text:p>1,373</text:p>
          </table:table-cell>
          <table:table-cell office:value-type="float" office:value="1331.23796790351" table:style-name="ce11">
            <text:p>1,331</text:p>
          </table:table-cell>
          <table:table-cell office:value-type="float" office:value="1303.69053670106" table:style-name="ce11">
            <text:p>1,30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704" table:style-name="ce11">
            <text:p>989</text:p>
          </table:table-cell>
          <table:table-cell office:value-type="float" office:value="957.11635276372704" table:style-name="ce11">
            <text:p>957</text:p>
          </table:table-cell>
          <table:table-cell office:value-type="float" office:value="944.24640064493701" table:style-name="ce11">
            <text:p>944</text:p>
          </table:table-cell>
          <table:table-cell office:value-type="float" office:value="931.84507798980701" table:style-name="ce11">
            <text:p>932</text:p>
          </table:table-cell>
          <table:table-cell office:value-type="float" office:value="897.46251990318501" table:style-name="ce11">
            <text:p>897</text:p>
          </table:table-cell>
          <table:table-cell office:value-type="float" office:value="892.458688767176" table:style-name="ce11">
            <text:p>892</text:p>
          </table:table-cell>
          <table:table-cell office:value-type="float" office:value="897.34299441467499" table:style-name="ce11">
            <text:p>897</text:p>
          </table:table-cell>
          <table:table-cell office:value-type="float" office:value="900.58203280613702" table:style-name="ce11">
            <text:p>901</text:p>
          </table:table-cell>
          <table:table-cell office:value-type="float" office:value="907.32489644770806" table:style-name="ce11">
            <text:p>907</text:p>
          </table:table-cell>
          <table:table-cell office:value-type="float" office:value="914.44040134984402" table:style-name="ce11">
            <text:p>914</text:p>
          </table:table-cell>
          <table:table-cell office:value-type="float" office:value="921.30918048665603" table:style-name="ce11">
            <text:p>921</text:p>
          </table:table-cell>
          <table:table-cell office:value-type="float" office:value="929.75465990892906" table:style-name="ce11">
            <text:p>930</text:p>
          </table:table-cell>
          <table:table-cell office:value-type="float" office:value="939.41287238223299" table:style-name="ce11">
            <text:p>939</text:p>
          </table:table-cell>
          <table:table-cell office:value-type="float" office:value="950.12250087078996" table:style-name="ce11">
            <text:p>950</text:p>
          </table:table-cell>
          <table:table-cell office:value-type="float" office:value="962.43149413021501" table:style-name="ce11">
            <text:p>962</text:p>
          </table:table-cell>
          <table:table-cell office:value-type="float" office:value="977.19569831161402" table:style-name="ce11">
            <text:p>977</text:p>
          </table:table-cell>
          <table:table-cell office:value-type="float" office:value="994.20760333303701" table:style-name="ce11">
            <text:p>994</text:p>
          </table:table-cell>
          <table:table-cell office:value-type="float" office:value="1011.32386231111" table:style-name="ce11">
            <text:p>1,011</text:p>
          </table:table-cell>
          <table:table-cell office:value-type="float" office:value="1028.9635618244799" table:style-name="ce11">
            <text:p>1,029</text:p>
          </table:table-cell>
          <table:table-cell office:value-type="float" office:value="1047.58458283459" table:style-name="ce11">
            <text:p>1,048</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4.9544025206501" table:style-name="ce11">
            <text:p>1,435</text:p>
          </table:table-cell>
          <table:table-cell office:value-type="float" office:value="1400.4832295507599" table:style-name="ce11">
            <text:p>1,400</text:p>
          </table:table-cell>
          <table:table-cell office:value-type="float" office:value="1369.45454237985" table:style-name="ce11">
            <text:p>1,369</text:p>
          </table:table-cell>
          <table:table-cell office:value-type="float" office:value="1337.99623492674" table:style-name="ce11">
            <text:p>1,338</text:p>
          </table:table-cell>
          <table:table-cell office:value-type="float" office:value="1336.3440982454699" table:style-name="ce11">
            <text:p>1,336</text:p>
          </table:table-cell>
          <table:table-cell office:value-type="float" office:value="1317.6785145193501" table:style-name="ce11">
            <text:p>1,318</text:p>
          </table:table-cell>
          <table:table-cell office:value-type="float" office:value="1311.4209217267601" table:style-name="ce11">
            <text:p>1,311</text:p>
          </table:table-cell>
          <table:table-cell office:value-type="float" office:value="1301.1978313049999" table:style-name="ce11">
            <text:p>1,301</text:p>
          </table:table-cell>
          <table:table-cell office:value-type="float" office:value="1292.56460992914" table:style-name="ce11">
            <text:p>1,293</text:p>
          </table:table-cell>
          <table:table-cell office:value-type="float" office:value="1286.14201699059" table:style-name="ce11">
            <text:p>1,286</text:p>
          </table:table-cell>
          <table:table-cell office:value-type="float" office:value="1279.6144769596001" table:style-name="ce11">
            <text:p>1,280</text:p>
          </table:table-cell>
          <table:table-cell office:value-type="float" office:value="1275.0355233969301" table:style-name="ce11">
            <text:p>1,275</text:p>
          </table:table-cell>
          <table:table-cell office:value-type="float" office:value="1271.2791146073" table:style-name="ce11">
            <text:p>1,271</text:p>
          </table:table-cell>
          <table:table-cell office:value-type="float" office:value="1272.58166070517" table:style-name="ce11">
            <text:p>1,273</text:p>
          </table:table-cell>
          <table:table-cell office:value-type="float" office:value="1278.72553576208" table:style-name="ce11">
            <text:p>1,279</text:p>
          </table:table-cell>
          <table:table-cell office:value-type="float" office:value="1285.6497504997201" table:style-name="ce11">
            <text:p>1,286</text:p>
          </table:table-cell>
          <table:table-cell office:value-type="float" office:value="1291.1919662816499" table:style-name="ce11">
            <text:p>1,291</text:p>
          </table:table-cell>
          <table:table-cell office:value-type="float" office:value="1297.2184744431599" table:style-name="ce11">
            <text:p>1,297</text:p>
          </table:table-cell>
          <table:table-cell office:value-type="float" office:value="1297.73851869126" table:style-name="ce11">
            <text:p>1,29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2"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802" table:style-name="ce11">
            <text:p>2,999</text:p>
          </table:table-cell>
          <table:table-cell office:value-type="float" office:value="3157.8319740455099" table:style-name="ce11">
            <text:p>3,158</text:p>
          </table:table-cell>
          <table:table-cell office:value-type="float" office:value="3059.9729396478201" table:style-name="ce11">
            <text:p>3,060</text:p>
          </table:table-cell>
          <table:table-cell office:value-type="float" office:value="3031.1758936484798" table:style-name="ce11">
            <text:p>3,031</text:p>
          </table:table-cell>
          <table:table-cell office:value-type="float" office:value="3010.4314777862401" table:style-name="ce11">
            <text:p>3,010</text:p>
          </table:table-cell>
          <table:table-cell office:value-type="float" office:value="3019.7183288303199" table:style-name="ce11">
            <text:p>3,020</text:p>
          </table:table-cell>
          <table:table-cell office:value-type="float" office:value="3052.6584298972498" table:style-name="ce11">
            <text:p>3,053</text:p>
          </table:table-cell>
          <table:table-cell office:value-type="float" office:value="3103.7024412442001" table:style-name="ce11">
            <text:p>3,104</text:p>
          </table:table-cell>
          <table:table-cell office:value-type="float" office:value="3166.7212936464698" table:style-name="ce11">
            <text:p>3,167</text:p>
          </table:table-cell>
          <table:table-cell office:value-type="float" office:value="3205.1487910279102" table:style-name="ce11">
            <text:p>3,205</text:p>
          </table:table-cell>
          <table:table-cell office:value-type="float" office:value="3227.5990253938899" table:style-name="ce11">
            <text:p>3,228</text:p>
          </table:table-cell>
          <table:table-cell office:value-type="float" office:value="3276.89933843478" table:style-name="ce11">
            <text:p>3,277</text:p>
          </table:table-cell>
          <table:table-cell office:value-type="float" office:value="3303.0023609381801" table:style-name="ce11">
            <text:p>3,303</text:p>
          </table:table-cell>
          <table:table-cell office:value-type="float" office:value="3331.5189744683698" table:style-name="ce11">
            <text:p>3,332</text:p>
          </table:table-cell>
          <table:table-cell office:value-type="float" office:value="3367.17329729019" table:style-name="ce11">
            <text:p>3,367</text:p>
          </table:table-cell>
          <table:table-cell office:value-type="float" office:value="3412.8528596416099" table:style-name="ce11">
            <text:p>3,413</text:p>
          </table:table-cell>
          <table:table-cell office:value-type="float" office:value="3455.6874400644601" table:style-name="ce11">
            <text:p>3,456</text:p>
          </table:table-cell>
          <table:table-cell office:value-type="float" office:value="3496.54882301013" table:style-name="ce11">
            <text:p>3,497</text:p>
          </table:table-cell>
          <table:table-cell office:value-type="float" office:value="3536.9863417268102" table:style-name="ce11">
            <text:p>3,537</text:p>
          </table:table-cell>
          <table:table-cell office:value-type="float" office:value="3580.65040155408" table:style-name="ce11">
            <text:p>3,581</text:p>
          </table:table-cell>
          <table:table-cell office:value-type="float" office:value="3619.5448821813902" table:style-name="ce11">
            <text:p>3,620</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5901" table:style-name="ce11">
            <text:p>695</text:p>
          </table:table-cell>
          <table:table-cell office:value-type="float" office:value="697.75559624070502" table:style-name="ce11">
            <text:p>698</text:p>
          </table:table-cell>
          <table:table-cell office:value-type="float" office:value="699.91356855788899"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402"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597" table:style-name="ce11">
            <text:p>79</text:p>
          </table:table-cell>
          <table:table-cell office:value-type="float" office:value="87.087888021101605" table:style-name="ce11">
            <text:p>87</text:p>
          </table:table-cell>
          <table:table-cell office:value-type="float" office:value="99.331204404937196" table:style-name="ce11">
            <text:p>99</text:p>
          </table:table-cell>
          <table:table-cell office:value-type="float" office:value="112.966189745056" table:style-name="ce11">
            <text:p>113</text:p>
          </table:table-cell>
          <table:table-cell office:value-type="float" office:value="119.56641722918501" table:style-name="ce11">
            <text:p>120</text:p>
          </table:table-cell>
          <table:table-cell office:value-type="float" office:value="124.522048309507" table:style-name="ce11">
            <text:p>125</text:p>
          </table:table-cell>
          <table:table-cell office:value-type="float" office:value="129.75556545247301" table:style-name="ce11">
            <text:p>130</text:p>
          </table:table-cell>
          <table:table-cell office:value-type="float" office:value="132.03889912620301" table:style-name="ce11">
            <text:p>132</text:p>
          </table:table-cell>
          <table:table-cell office:value-type="float" office:value="133.904464942369" table:style-name="ce11">
            <text:p>134</text:p>
          </table:table-cell>
          <table:table-cell office:value-type="float" office:value="135.332370913754" table:style-name="ce11">
            <text:p>135</text:p>
          </table:table-cell>
          <table:table-cell office:value-type="float" office:value="136.020793375968" table:style-name="ce11">
            <text:p>136</text:p>
          </table:table-cell>
          <table:table-cell office:value-type="float" office:value="136.556262413697" table:style-name="ce11">
            <text:p>137</text:p>
          </table:table-cell>
          <table:table-cell office:value-type="float" office:value="137.049093116081" table:style-name="ce11">
            <text:p>137</text:p>
          </table:table-cell>
          <table:table-cell office:value-type="float" office:value="136.09009838516499" table:style-name="ce11">
            <text:p>136</text:p>
          </table:table-cell>
          <table:table-cell office:value-type="float" office:value="131.828338111254" table:style-name="ce11">
            <text:p>132</text:p>
          </table:table-cell>
          <table:table-cell office:value-type="float" office:value="119.03454747114201" table:style-name="ce11">
            <text:p>119</text:p>
          </table:table-cell>
          <table:table-cell office:value-type="float" office:value="95.962510994520898" table:style-name="ce11">
            <text:p>96</text:p>
          </table:table-cell>
          <table:table-cell office:value-type="float" office:value="75.658621892396397" table:style-name="ce11">
            <text:p>76</text:p>
          </table:table-cell>
          <table:table-cell office:value-type="float" office:value="56.500711636265002" table:style-name="ce11">
            <text:p>57</text:p>
          </table:table-cell>
          <table:table-cell office:value-type="float" office:value="42.539226303912898" table:style-name="ce11">
            <text:p>43</text:p>
          </table:table-cell>
          <table:table-cell office:value-type="float" office:value="29.846735799985598" table:style-name="ce11">
            <text:p>30</text:p>
          </table:table-cell>
          <table:table-cell office:value-type="float" office:value="18.706771985487901"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4994"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229695460488" table:style-name="ce11">
            <text:p>11</text:p>
          </table:table-cell>
          <table:table-cell office:value-type="float" office:value="9.1592220836773706" table:style-name="ce11">
            <text:p>9</text:p>
          </table:table-cell>
          <table:table-cell office:value-type="float" office:value="7.8522867678913002" table:style-name="ce11">
            <text:p>8</text:p>
          </table:table-cell>
          <table:table-cell office:value-type="float" office:value="6.6454884832802303" table:style-name="ce11">
            <text:p>7</text:p>
          </table:table-cell>
          <table:table-cell office:value-type="float" office:value="5.9342293176027496" table:style-name="ce11">
            <text:p>6</text:p>
          </table:table-cell>
          <table:table-cell office:value-type="float" office:value="5.0130594898016403" table:style-name="ce11">
            <text:p>5</text:p>
          </table:table-cell>
          <table:table-cell office:value-type="float" office:value="4.3459886195264197" table:style-name="ce11">
            <text:p>4</text:p>
          </table:table-cell>
          <table:table-cell office:value-type="float" office:value="3.5980405745438602" table:style-name="ce11">
            <text:p>4</text:p>
          </table:table-cell>
          <table:table-cell office:value-type="float" office:value="2.9243286142296898" table:style-name="ce11">
            <text:p>3</text:p>
          </table:table-cell>
          <table:table-cell office:value-type="float" office:value="2.4520030169654099" table:style-name="ce11">
            <text:p>2</text:p>
          </table:table-cell>
          <table:table-cell office:value-type="float" office:value="1.92968251552439" table:style-name="ce11">
            <text:p>2</text:p>
          </table:table-cell>
          <table:table-cell office:value-type="float" office:value="1.4956953394671" table:style-name="ce11">
            <text:p>1</text:p>
          </table:table-cell>
          <table:table-cell office:value-type="float" office:value="1.13324694700074" table:style-name="ce11">
            <text:p>1</text:p>
          </table:table-cell>
          <table:table-cell office:value-type="float" office:value="0.85771242178530904" table:style-name="ce11">
            <text:p>1</text:p>
          </table:table-cell>
          <table:table-cell office:value-type="float" office:value="0.60726995408565099" table:style-name="ce11">
            <text:p>1</text:p>
          </table:table-cell>
          <table:table-cell office:value-type="float" office:value="0.449395017943724" table:style-name="ce11">
            <text:p>0</text:p>
          </table:table-cell>
          <table:table-cell office:value-type="float" office:value="0.24656137483981999" table:style-name="ce11">
            <text:p>0</text:p>
          </table:table-cell>
          <table:table-cell office:value-type="float" office:value="2.6389195509589802E-2"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44.23251661204904" table:style-name="ce11">
            <text:p>844</text:p>
          </table:table-cell>
          <table:table-cell office:value-type="float" office:value="1021.02209096762" table:style-name="ce11">
            <text:p>1,021</text:p>
          </table:table-cell>
          <table:table-cell office:value-type="float" office:value="1244.53082511506" table:style-name="ce11">
            <text:p>1,245</text:p>
          </table:table-cell>
          <table:table-cell office:value-type="float" office:value="1522.3138849235199" table:style-name="ce11">
            <text:p>1,522</text:p>
          </table:table-cell>
          <table:table-cell office:value-type="float" office:value="1888.4518045085699" table:style-name="ce11">
            <text:p>1,888</text:p>
          </table:table-cell>
          <table:table-cell office:value-type="float" office:value="2198.9505285076598" table:style-name="ce11">
            <text:p>2,199</text:p>
          </table:table-cell>
          <table:table-cell office:value-type="float" office:value="2514.8982185834702" table:style-name="ce11">
            <text:p>2,515</text:p>
          </table:table-cell>
          <table:table-cell office:value-type="float" office:value="2829.24808541224" table:style-name="ce11">
            <text:p>2,829</text:p>
          </table:table-cell>
          <table:table-cell office:value-type="float" office:value="3139.2470447516698" table:style-name="ce11">
            <text:p>3,139</text:p>
          </table:table-cell>
          <table:table-cell office:value-type="float" office:value="3444.7523992214901" table:style-name="ce11">
            <text:p>3,445</text:p>
          </table:table-cell>
          <table:table-cell office:value-type="float" office:value="3735.5908237304802" table:style-name="ce11">
            <text:p>3,736</text:p>
          </table:table-cell>
          <table:table-cell office:value-type="float" office:value="4138.4235531210998" table:style-name="ce11">
            <text:p>4,138</text:p>
          </table:table-cell>
          <table:table-cell office:value-type="float" office:value="4443.2435288009801" table:style-name="ce11">
            <text:p>4,443</text:p>
          </table:table-cell>
          <table:table-cell office:value-type="float" office:value="4704.9040611679102" table:style-name="ce11">
            <text:p>4,705</text:p>
          </table:table-cell>
          <table:table-cell office:value-type="float" office:value="4957.5636110102496" table:style-name="ce11">
            <text:p>4,958</text:p>
          </table:table-cell>
          <table:table-cell office:value-type="float" office:value="5196.21325097095" table:style-name="ce11">
            <text:p>5,196</text:p>
          </table:table-cell>
          <table:table-cell office:value-type="float" office:value="5405.6976552413698" table:style-name="ce11">
            <text:p>5,406</text:p>
          </table:table-cell>
          <table:table-cell office:value-type="float" office:value="5588.7057602023697" table:style-name="ce11">
            <text:p>5,589</text:p>
          </table:table-cell>
          <table:table-cell office:value-type="float" office:value="5754.2945038051803" table:style-name="ce11">
            <text:p>5,754</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99E-2" table:style-name="ce11">
            <text:p>0</text:p>
          </table:table-cell>
          <table:table-cell office:value-type="float" office:value="4.0695168073080899E-2" table:style-name="ce11">
            <text:p>0</text:p>
          </table:table-cell>
          <table:table-cell office:value-type="float" office:value="4.1984803681030698E-2" table:style-name="ce11">
            <text:p>0</text:p>
          </table:table-cell>
          <table:table-cell office:value-type="float" office:value="4.1411632299719697E-2" table:style-name="ce11">
            <text:p>0</text:p>
          </table:table-cell>
          <table:table-cell office:value-type="float" office:value="4.1554925145047397E-2" table:style-name="ce11">
            <text:p>0</text:p>
          </table:table-cell>
          <table:table-cell office:value-type="float" office:value="4.1984803681030698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7E-2" table:style-name="ce11">
            <text:p>0</text:p>
          </table:table-cell>
          <table:table-cell office:value-type="float" office:value="3.9736590899936697E-2" table:style-name="ce11">
            <text:p>0</text:p>
          </table:table-cell>
          <table:table-cell office:value-type="float" office:value="3.1218328712521799E-2" table:style-name="ce11">
            <text:p>0</text:p>
          </table:table-cell>
          <table:table-cell office:value-type="float" office:value="2.1499019234289998E-2" table:style-name="ce11">
            <text:p>0</text:p>
          </table:table-cell>
          <table:table-cell office:value-type="float" office:value="3.2645553074978698E-2" table:style-name="ce11">
            <text:p>0</text:p>
          </table:table-cell>
          <table:table-cell office:value-type="float" office:value="6.5833767116574807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801" table:style-name="ce11">
            <text:p>0</text:p>
          </table:table-cell>
          <table:table-cell office:value-type="float" office:value="0.49912516706010501" table:style-name="ce11">
            <text:p>0</text:p>
          </table:table-cell>
          <table:table-cell office:value-type="float" office:value="0.62260494852054304" table:style-name="ce11">
            <text:p>1</text:p>
          </table:table-cell>
          <table:table-cell office:value-type="float" office:value="0.75465734666558903" table:style-name="ce11">
            <text:p>1</text:p>
          </table:table-cell>
          <table:table-cell office:value-type="float" office:value="0.86439508197291903" table:style-name="ce11">
            <text:p>1</text:p>
          </table:table-cell>
          <table:table-cell office:value-type="float" office:value="0.961139167580769" table:style-name="ce11">
            <text:p>1</text:p>
          </table:table-cell>
          <table:table-cell office:value-type="float" office:value="1.03092125257974" table:style-name="ce11">
            <text:p>1</text:p>
          </table:table-cell>
          <table:table-cell office:value-type="float" office:value="1.0769290228905899" table:style-name="ce11">
            <text:p>1</text:p>
          </table:table-cell>
          <table:table-cell office:value-type="float" office:value="1.1052598772701201" table:style-name="ce11">
            <text:p>1</text:p>
          </table:table-cell>
          <table:table-cell office:value-type="float" office:value="1.0992031459942899" table:style-name="ce11">
            <text:p>1</text:p>
          </table:table-cell>
          <table:table-cell office:value-type="float" office:value="1.0866920375553899" table:style-name="ce11">
            <text:p>1</text:p>
          </table:table-cell>
          <table:table-cell office:value-type="float" office:value="1.0707741688505701" table:style-name="ce11">
            <text:p>1</text:p>
          </table:table-cell>
          <table:table-cell office:value-type="float" office:value="1.0546773169327299" table:style-name="ce11">
            <text:p>1</text:p>
          </table:table-cell>
          <table:table-cell office:value-type="float" office:value="1.0379531331276399" table:style-name="ce11">
            <text:p>1</text:p>
          </table:table-cell>
          <table:table-cell office:value-type="float" office:value="1.02243082128438" table:style-name="ce11">
            <text:p>1</text:p>
          </table:table-cell>
          <table:table-cell office:value-type="float" office:value="1.00997011777451" table:style-name="ce11">
            <text:p>1</text:p>
          </table:table-cell>
          <table:table-cell office:value-type="float" office:value="1.00217023130809" table:style-name="ce11">
            <text:p>1</text:p>
          </table:table-cell>
          <table:table-cell office:value-type="float" office:value="0.99767702848728501" table:style-name="ce11">
            <text:p>1</text:p>
          </table:table-cell>
          <table:table-cell office:value-type="float" office:value="0.99591132690101303" table:style-name="ce11">
            <text:p>1</text:p>
          </table:table-cell>
          <table:table-cell office:value-type="float" office:value="0.99603162844145099"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98"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8001" table:style-name="ce11">
            <text:p>42,517</text:p>
          </table:table-cell>
          <table:table-cell office:value-type="float" office:value="42895.502413171598"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98"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401" table:style-name="ce11">
            <text:p>40,575</text:p>
          </table:table-cell>
          <table:table-cell office:value-type="float" office:value="40045.822992888301" table:style-name="ce11">
            <text:p>40,046</text:p>
          </table:table-cell>
          <table:table-cell office:value-type="float" office:value="39241.317743223299" table:style-name="ce11">
            <text:p>39,241</text:p>
          </table:table-cell>
          <table:table-cell office:value-type="float" office:value="31829.635581960501" table:style-name="ce11">
            <text:p>31,830</text:p>
          </table:table-cell>
          <table:table-cell office:value-type="float" office:value="32961.070432122702" table:style-name="ce11">
            <text:p>32,961</text:p>
          </table:table-cell>
          <table:table-cell office:value-type="float" office:value="35304.100543519598" table:style-name="ce11">
            <text:p>35,304</text:p>
          </table:table-cell>
          <table:table-cell office:value-type="float" office:value="33137.166278060598" table:style-name="ce11">
            <text:p>33,137</text:p>
          </table:table-cell>
          <table:table-cell office:value-type="float" office:value="32381.782673238798" table:style-name="ce11">
            <text:p>32,382</text:p>
          </table:table-cell>
          <table:table-cell office:value-type="float" office:value="31774.733810865499" table:style-name="ce11">
            <text:p>31,775</text:p>
          </table:table-cell>
          <table:table-cell office:value-type="float" office:value="31456.3211962112" table:style-name="ce11">
            <text:p>31,456</text:p>
          </table:table-cell>
          <table:table-cell office:value-type="float" office:value="30455.465336667799" table:style-name="ce11">
            <text:p>30,455</text:p>
          </table:table-cell>
          <table:table-cell office:value-type="float" office:value="29399.3899633568" table:style-name="ce11">
            <text:p>29,399</text:p>
          </table:table-cell>
          <table:table-cell office:value-type="float" office:value="28351.282477853001" table:style-name="ce11">
            <text:p>28,351</text:p>
          </table:table-cell>
          <table:table-cell office:value-type="float" office:value="27217.977552489901" table:style-name="ce11">
            <text:p>27,218</text:p>
          </table:table-cell>
          <table:table-cell office:value-type="float" office:value="26145.629214734399" table:style-name="ce11">
            <text:p>26,146</text:p>
          </table:table-cell>
          <table:table-cell office:value-type="float" office:value="25117.527520005398" table:style-name="ce11">
            <text:p>25,118</text:p>
          </table:table-cell>
          <table:table-cell office:value-type="float" office:value="24240.825283169299" table:style-name="ce11">
            <text:p>24,241</text:p>
          </table:table-cell>
          <table:table-cell office:value-type="float" office:value="23408.806397327699" table:style-name="ce11">
            <text:p>23,409</text:p>
          </table:table-cell>
          <table:table-cell office:value-type="float" office:value="22652.224613971899" table:style-name="ce11">
            <text:p>22,652</text:p>
          </table:table-cell>
          <table:table-cell office:value-type="float" office:value="21964.2942740621" table:style-name="ce11">
            <text:p>21,964</text:p>
          </table:table-cell>
          <table:table-cell office:value-type="float" office:value="21363.6820740441" table:style-name="ce11">
            <text:p>21,364</text:p>
          </table:table-cell>
          <table:table-cell office:value-type="float" office:value="20824.740535592999" table:style-name="ce11">
            <text:p>20,825</text:p>
          </table:table-cell>
          <table:table-cell office:value-type="float" office:value="20408.349573794399" table:style-name="ce11">
            <text:p>20,408</text:p>
          </table:table-cell>
          <table:table-cell office:value-type="float" office:value="20030.517518534201" table:style-name="ce11">
            <text:p>20,03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3098" table:style-name="ce11">
            <text:p>75</text:p>
          </table:table-cell>
          <table:table-cell office:value-type="float" office:value="192.53690553707099" table:style-name="ce11">
            <text:p>193</text:p>
          </table:table-cell>
          <table:table-cell office:value-type="float" office:value="371.63778288552601"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9" table:style-name="ce11">
            <text:p>1,366</text:p>
          </table:table-cell>
          <table:table-cell office:value-type="float" office:value="1432.44069015672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00.89535148496" table:style-name="ce11">
            <text:p>2,501</text:p>
          </table:table-cell>
          <table:table-cell office:value-type="float" office:value="2480.9909343214699" table:style-name="ce11">
            <text:p>2,481</text:p>
          </table:table-cell>
          <table:table-cell office:value-type="float" office:value="2543.29867731683" table:style-name="ce11">
            <text:p>2,543</text:p>
          </table:table-cell>
          <table:table-cell office:value-type="float" office:value="2600.1043157927402" table:style-name="ce11">
            <text:p>2,600</text:p>
          </table:table-cell>
          <table:table-cell office:value-type="float" office:value="2693.4259547496499" table:style-name="ce11">
            <text:p>2,693</text:p>
          </table:table-cell>
          <table:table-cell office:value-type="float" office:value="2727.5387429638899" table:style-name="ce11">
            <text:p>2,728</text:p>
          </table:table-cell>
          <table:table-cell office:value-type="float" office:value="2758.6005393988798" table:style-name="ce11">
            <text:p>2,759</text:p>
          </table:table-cell>
          <table:table-cell office:value-type="float" office:value="2786.3107914952898" table:style-name="ce11">
            <text:p>2,786</text:p>
          </table:table-cell>
          <table:table-cell office:value-type="float" office:value="2792.10526713733" table:style-name="ce11">
            <text:p>2,792</text:p>
          </table:table-cell>
          <table:table-cell office:value-type="float" office:value="2785.7487267745801" table:style-name="ce11">
            <text:p>2,786</text:p>
          </table:table-cell>
          <table:table-cell office:value-type="float" office:value="2793.3521578643499" table:style-name="ce11">
            <text:p>2,793</text:p>
          </table:table-cell>
          <table:table-cell office:value-type="float" office:value="2722.94420924721" table:style-name="ce11">
            <text:p>2,723</text:p>
          </table:table-cell>
          <table:table-cell office:value-type="float" office:value="2657.9978296217701" table:style-name="ce11">
            <text:p>2,658</text:p>
          </table:table-cell>
          <table:table-cell office:value-type="float" office:value="2582.5860194073998" table:style-name="ce11">
            <text:p>2,583</text:p>
          </table:table-cell>
          <table:table-cell office:value-type="float" office:value="2549.2076673541001" table:style-name="ce11">
            <text:p>2,549</text:p>
          </table:table-cell>
          <table:table-cell office:value-type="float" office:value="2532.68882787044" table:style-name="ce11">
            <text:p>2,533</text:p>
          </table:table-cell>
          <table:table-cell office:value-type="float" office:value="2529.4922247284399" table:style-name="ce11">
            <text:p>2,529</text:p>
          </table:table-cell>
          <table:table-cell office:value-type="float" office:value="2541.79740558402" table:style-name="ce11">
            <text:p>2,542</text:p>
          </table:table-cell>
          <table:table-cell office:value-type="float" office:value="2553.7942690401801" table:style-name="ce11">
            <text:p>2,554</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FFP_Exten_High"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Fossil Fuel Prices - Extended High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24079138" table:style-name="ce11">
            <text:p>126,235</text:p>
          </table:table-cell>
          <table:table-cell office:value-type="float" office:value="131341.931961644" table:style-name="ce11">
            <text:p>131,342</text:p>
          </table:table-cell>
          <table:table-cell office:value-type="float" office:value="122524.594116391" table:style-name="ce11">
            <text:p>122,525</text:p>
          </table:table-cell>
          <table:table-cell office:value-type="float" office:value="118736.044902187" table:style-name="ce11">
            <text:p>118,736</text:p>
          </table:table-cell>
          <table:table-cell office:value-type="float" office:value="118514.279620542" table:style-name="ce11">
            <text:p>118,514</text:p>
          </table:table-cell>
          <table:table-cell office:value-type="float" office:value="122173.81739475401" table:style-name="ce11">
            <text:p>122,174</text:p>
          </table:table-cell>
          <table:table-cell office:value-type="float" office:value="124149.204803072" table:style-name="ce11">
            <text:p>124,149</text:p>
          </table:table-cell>
          <table:table-cell office:value-type="float" office:value="124536.79332014899" table:style-name="ce11">
            <text:p>124,537</text:p>
          </table:table-cell>
          <table:table-cell office:value-type="float" office:value="124628.90306862201" table:style-name="ce11">
            <text:p>124,629</text:p>
          </table:table-cell>
          <table:table-cell office:value-type="float" office:value="124641.29900688901" table:style-name="ce11">
            <text:p>124,641</text:p>
          </table:table-cell>
          <table:table-cell office:value-type="float" office:value="124382.609058583" table:style-name="ce11">
            <text:p>124,383</text:p>
          </table:table-cell>
          <table:table-cell office:value-type="float" office:value="124358.25058853001" table:style-name="ce11">
            <text:p>124,358</text:p>
          </table:table-cell>
          <table:table-cell office:value-type="float" office:value="124324.49679988" table:style-name="ce11">
            <text:p>124,324</text:p>
          </table:table-cell>
          <table:table-cell office:value-type="float" office:value="124273.393007961" table:style-name="ce11">
            <text:p>124,273</text:p>
          </table:table-cell>
          <table:table-cell office:value-type="float" office:value="124193.62927605301" table:style-name="ce11">
            <text:p>124,194</text:p>
          </table:table-cell>
          <table:table-cell office:value-type="float" office:value="124332.57527247199" table:style-name="ce11">
            <text:p>124,333</text:p>
          </table:table-cell>
          <table:table-cell office:value-type="float" office:value="124725.25617450599" table:style-name="ce11">
            <text:p>124,725</text:p>
          </table:table-cell>
          <table:table-cell office:value-type="float" office:value="125335.94501781301" table:style-name="ce11">
            <text:p>125,336</text:p>
          </table:table-cell>
          <table:table-cell office:value-type="float" office:value="126061.59036428" table:style-name="ce11">
            <text:p>126,062</text:p>
          </table:table-cell>
          <table:table-cell office:value-type="float" office:value="126692.721990936" table:style-name="ce11">
            <text:p>126,693</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99"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4" table:style-name="ce11">
            <text:p>126,070</text:p>
          </table:table-cell>
          <table:table-cell office:value-type="float" office:value="127312.141930946"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8469208999" table:style-name="ce11">
            <text:p>121,274</text:p>
          </table:table-cell>
          <table:table-cell office:value-type="float" office:value="118794.108851532" table:style-name="ce11">
            <text:p>118,794</text:p>
          </table:table-cell>
          <table:table-cell office:value-type="float" office:value="110039.395744758" table:style-name="ce11">
            <text:p>110,039</text:p>
          </table:table-cell>
          <table:table-cell office:value-type="float" office:value="106270.372319143" table:style-name="ce11">
            <text:p>106,270</text:p>
          </table:table-cell>
          <table:table-cell office:value-type="float" office:value="106035.637295646" table:style-name="ce11">
            <text:p>106,036</text:p>
          </table:table-cell>
          <table:table-cell office:value-type="float" office:value="109607.288055689" table:style-name="ce11">
            <text:p>109,607</text:p>
          </table:table-cell>
          <table:table-cell office:value-type="float" office:value="111547.787843342" table:style-name="ce11">
            <text:p>111,548</text:p>
          </table:table-cell>
          <table:table-cell office:value-type="float" office:value="111872.066005331" table:style-name="ce11">
            <text:p>111,872</text:p>
          </table:table-cell>
          <table:table-cell office:value-type="float" office:value="111894.801166875" table:style-name="ce11">
            <text:p>111,895</text:p>
          </table:table-cell>
          <table:table-cell office:value-type="float" office:value="111735.310938428" table:style-name="ce11">
            <text:p>111,735</text:p>
          </table:table-cell>
          <table:table-cell office:value-type="float" office:value="111556.19881563399" table:style-name="ce11">
            <text:p>111,556</text:p>
          </table:table-cell>
          <table:table-cell office:value-type="float" office:value="111427.869216329" table:style-name="ce11">
            <text:p>111,428</text:p>
          </table:table-cell>
          <table:table-cell office:value-type="float" office:value="111461.716029563" table:style-name="ce11">
            <text:p>111,462</text:p>
          </table:table-cell>
          <table:table-cell office:value-type="float" office:value="111447.512605168" table:style-name="ce11">
            <text:p>111,448</text:p>
          </table:table-cell>
          <table:table-cell office:value-type="float" office:value="111479.90443733901" table:style-name="ce11">
            <text:p>111,480</text:p>
          </table:table-cell>
          <table:table-cell office:value-type="float" office:value="111678.002962193" table:style-name="ce11">
            <text:p>111,678</text:p>
          </table:table-cell>
          <table:table-cell office:value-type="float" office:value="112000.999671418" table:style-name="ce11">
            <text:p>112,001</text:p>
          </table:table-cell>
          <table:table-cell office:value-type="float" office:value="112401.98394787499" table:style-name="ce11">
            <text:p>112,402</text:p>
          </table:table-cell>
          <table:table-cell office:value-type="float" office:value="112908.891603568" table:style-name="ce11">
            <text:p>112,909</text:p>
          </table:table-cell>
          <table:table-cell office:value-type="float" office:value="113507.40135030499" table:style-name="ce11">
            <text:p>113,507</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482.386225175" table:style-name="ce11">
            <text:p>13,482</text:p>
          </table:table-cell>
          <table:table-cell office:value-type="float" office:value="13296.2732209858" table:style-name="ce11">
            <text:p>13,296</text:p>
          </table:table-cell>
          <table:table-cell office:value-type="float" office:value="13227.795091046401" table:style-name="ce11">
            <text:p>13,228</text:p>
          </table:table-cell>
          <table:table-cell office:value-type="float" office:value="13154.781827463699" table:style-name="ce11">
            <text:p>13,155</text:p>
          </table:table-cell>
          <table:table-cell office:value-type="float" office:value="13164.095364291599" table:style-name="ce11">
            <text:p>13,164</text:p>
          </table:table-cell>
          <table:table-cell office:value-type="float" office:value="13253.1676812515" table:style-name="ce11">
            <text:p>13,253</text:p>
          </table:table-cell>
          <table:table-cell office:value-type="float" office:value="13398.385182" table:style-name="ce11">
            <text:p>13,398</text:p>
          </table:table-cell>
          <table:table-cell office:value-type="float" office:value="13515.690738539901" table:style-name="ce11">
            <text:p>13,516</text:p>
          </table:table-cell>
          <table:table-cell office:value-type="float" office:value="13629.486846125301" table:style-name="ce11">
            <text:p>13,629</text:p>
          </table:table-cell>
          <table:table-cell office:value-type="float" office:value="13748.304166882001" table:style-name="ce11">
            <text:p>13,748</text:p>
          </table:table-cell>
          <table:table-cell office:value-type="float" office:value="13853.2946116124" table:style-name="ce11">
            <text:p>13,853</text:p>
          </table:table-cell>
          <table:table-cell office:value-type="float" office:value="13956.299630386" table:style-name="ce11">
            <text:p>13,956</text:p>
          </table:table-cell>
          <table:table-cell office:value-type="float" office:value="14044.8403482381" table:style-name="ce11">
            <text:p>14,045</text:p>
          </table:table-cell>
          <table:table-cell office:value-type="float" office:value="14130.243984003" table:style-name="ce11">
            <text:p>14,130</text:p>
          </table:table-cell>
          <table:table-cell office:value-type="float" office:value="14247.350903427499" table:style-name="ce11">
            <text:p>14,247</text:p>
          </table:table-cell>
          <table:table-cell office:value-type="float" office:value="14370.8896166126" table:style-name="ce11">
            <text:p>14,371</text:p>
          </table:table-cell>
          <table:table-cell office:value-type="float" office:value="14479.8200529309" table:style-name="ce11">
            <text:p>14,480</text:p>
          </table:table-cell>
          <table:table-cell office:value-type="float" office:value="14561.859482153999" table:style-name="ce11">
            <text:p>14,562</text:p>
          </table:table-cell>
          <table:table-cell office:value-type="float" office:value="14640.9145921322" table:style-name="ce11">
            <text:p>14,641</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403"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6008.359962918898" table:style-name="ce11">
            <text:p>36,008</text:p>
          </table:table-cell>
          <table:table-cell office:value-type="float" office:value="29826.787234849198" table:style-name="ce11">
            <text:p>29,827</text:p>
          </table:table-cell>
          <table:table-cell office:value-type="float" office:value="26947.270277563599" table:style-name="ce11">
            <text:p>26,947</text:p>
          </table:table-cell>
          <table:table-cell office:value-type="float" office:value="27440.264185924301" table:style-name="ce11">
            <text:p>27,440</text:p>
          </table:table-cell>
          <table:table-cell office:value-type="float" office:value="31295.711511846399" table:style-name="ce11">
            <text:p>31,296</text:p>
          </table:table-cell>
          <table:table-cell office:value-type="float" office:value="33807.397509256298" table:style-name="ce11">
            <text:p>33,807</text:p>
          </table:table-cell>
          <table:table-cell office:value-type="float" office:value="34561.541751834098" table:style-name="ce11">
            <text:p>34,562</text:p>
          </table:table-cell>
          <table:table-cell office:value-type="float" office:value="35047.137153811498" table:style-name="ce11">
            <text:p>35,047</text:p>
          </table:table-cell>
          <table:table-cell office:value-type="float" office:value="35476.228952901598" table:style-name="ce11">
            <text:p>35,476</text:p>
          </table:table-cell>
          <table:table-cell office:value-type="float" office:value="35784.122595525601" table:style-name="ce11">
            <text:p>35,784</text:p>
          </table:table-cell>
          <table:table-cell office:value-type="float" office:value="36089.709181323997" table:style-name="ce11">
            <text:p>36,090</text:p>
          </table:table-cell>
          <table:table-cell office:value-type="float" office:value="36392.924705388497" table:style-name="ce11">
            <text:p>36,393</text:p>
          </table:table-cell>
          <table:table-cell office:value-type="float" office:value="36666.8846659505" table:style-name="ce11">
            <text:p>36,667</text:p>
          </table:table-cell>
          <table:table-cell office:value-type="float" office:value="36945.2341701275" table:style-name="ce11">
            <text:p>36,945</text:p>
          </table:table-cell>
          <table:table-cell office:value-type="float" office:value="37217.802720382097" table:style-name="ce11">
            <text:p>37,218</text:p>
          </table:table-cell>
          <table:table-cell office:value-type="float" office:value="37512.274268016503" table:style-name="ce11">
            <text:p>37,512</text:p>
          </table:table-cell>
          <table:table-cell office:value-type="float" office:value="37831.078384168897" table:style-name="ce11">
            <text:p>37,831</text:p>
          </table:table-cell>
          <table:table-cell office:value-type="float" office:value="38128.210732382599" table:style-name="ce11">
            <text:p>38,128</text:p>
          </table:table-cell>
          <table:table-cell office:value-type="float" office:value="38467.108799430498" table:style-name="ce11">
            <text:p>38,467</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39821953874" table:style-name="ce11">
            <text:p>874</text:p>
          </table:table-cell>
          <table:table-cell office:value-type="float" office:value="637.71063241370803" table:style-name="ce11">
            <text:p>638</text:p>
          </table:table-cell>
          <table:table-cell office:value-type="float" office:value="596.14707361392095" table:style-name="ce11">
            <text:p>596</text:p>
          </table:table-cell>
          <table:table-cell office:value-type="float" office:value="624.87461619026499" table:style-name="ce11">
            <text:p>625</text:p>
          </table:table-cell>
          <table:table-cell office:value-type="float" office:value="787.00994527325201" table:style-name="ce11">
            <text:p>787</text:p>
          </table:table-cell>
          <table:table-cell office:value-type="float" office:value="790.77440375610399" table:style-name="ce11">
            <text:p>791</text:p>
          </table:table-cell>
          <table:table-cell office:value-type="float" office:value="803.03079641494901" table:style-name="ce11">
            <text:p>803</text:p>
          </table:table-cell>
          <table:table-cell office:value-type="float" office:value="813.82654269437103" table:style-name="ce11">
            <text:p>814</text:p>
          </table:table-cell>
          <table:table-cell office:value-type="float" office:value="809.98687295100399" table:style-name="ce11">
            <text:p>810</text:p>
          </table:table-cell>
          <table:table-cell office:value-type="float" office:value="808.59596734882302" table:style-name="ce11">
            <text:p>809</text:p>
          </table:table-cell>
          <table:table-cell office:value-type="float" office:value="799.53665849513197" table:style-name="ce11">
            <text:p>800</text:p>
          </table:table-cell>
          <table:table-cell office:value-type="float" office:value="792.34278442481605" table:style-name="ce11">
            <text:p>792</text:p>
          </table:table-cell>
          <table:table-cell office:value-type="float" office:value="788.79773672671399" table:style-name="ce11">
            <text:p>789</text:p>
          </table:table-cell>
          <table:table-cell office:value-type="float" office:value="784.63787461900301" table:style-name="ce11">
            <text:p>785</text:p>
          </table:table-cell>
          <table:table-cell office:value-type="float" office:value="777.60133341708297" table:style-name="ce11">
            <text:p>778</text:p>
          </table:table-cell>
          <table:table-cell office:value-type="float" office:value="770.26060309902095" table:style-name="ce11">
            <text:p>770</text:p>
          </table:table-cell>
          <table:table-cell office:value-type="float" office:value="761.49321330336204" table:style-name="ce11">
            <text:p>761</text:p>
          </table:table-cell>
          <table:table-cell office:value-type="float" office:value="752.29223258621403" table:style-name="ce11">
            <text:p>752</text:p>
          </table:table-cell>
          <table:table-cell office:value-type="float" office:value="745.34337214397897" table:style-name="ce11">
            <text:p>745</text:p>
          </table:table-cell>
          <table:table-cell office:value-type="float" office:value="742.71057428376196" table:style-name="ce11">
            <text:p>74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573.2696585866" table:style-name="ce11">
            <text:p>20,573</text:p>
          </table:table-cell>
          <table:table-cell office:value-type="float" office:value="20496.244559053201" table:style-name="ce11">
            <text:p>20,496</text:p>
          </table:table-cell>
          <table:table-cell office:value-type="float" office:value="20194.487202596199" table:style-name="ce11">
            <text:p>20,194</text:p>
          </table:table-cell>
          <table:table-cell office:value-type="float" office:value="19962.8406439951" table:style-name="ce11">
            <text:p>19,963</text:p>
          </table:table-cell>
          <table:table-cell office:value-type="float" office:value="19880.0150746564" table:style-name="ce11">
            <text:p>19,880</text:p>
          </table:table-cell>
          <table:table-cell office:value-type="float" office:value="19864.774494266101" table:style-name="ce11">
            <text:p>19,865</text:p>
          </table:table-cell>
          <table:table-cell office:value-type="float" office:value="19921.088953409198" table:style-name="ce11">
            <text:p>19,921</text:p>
          </table:table-cell>
          <table:table-cell office:value-type="float" office:value="19999.9454743608" table:style-name="ce11">
            <text:p>20,000</text:p>
          </table:table-cell>
          <table:table-cell office:value-type="float" office:value="20087.448167266" table:style-name="ce11">
            <text:p>20,087</text:p>
          </table:table-cell>
          <table:table-cell office:value-type="float" office:value="20197.069582944499" table:style-name="ce11">
            <text:p>20,197</text:p>
          </table:table-cell>
          <table:table-cell office:value-type="float" office:value="20326.653765350002" table:style-name="ce11">
            <text:p>20,327</text:p>
          </table:table-cell>
          <table:table-cell office:value-type="float" office:value="20477.114910673099" table:style-name="ce11">
            <text:p>20,477</text:p>
          </table:table-cell>
          <table:table-cell office:value-type="float" office:value="20651.8613693886" table:style-name="ce11">
            <text:p>20,652</text:p>
          </table:table-cell>
          <table:table-cell office:value-type="float" office:value="20849.016379734101" table:style-name="ce11">
            <text:p>20,849</text:p>
          </table:table-cell>
          <table:table-cell office:value-type="float" office:value="21107.588397668002" table:style-name="ce11">
            <text:p>21,108</text:p>
          </table:table-cell>
          <table:table-cell office:value-type="float" office:value="21395.275223382199" table:style-name="ce11">
            <text:p>21,395</text:p>
          </table:table-cell>
          <table:table-cell office:value-type="float" office:value="21718.073564266" table:style-name="ce11">
            <text:p>21,718</text:p>
          </table:table-cell>
          <table:table-cell office:value-type="float" office:value="22079.3364646175" table:style-name="ce11">
            <text:p>22,079</text:p>
          </table:table-cell>
          <table:table-cell office:value-type="float" office:value="22475.275348994001" table:style-name="ce11">
            <text:p>22,475</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9"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09.0324622240096" table:style-name="ce11">
            <text:p>5,309</text:p>
          </table:table-cell>
          <table:table-cell office:value-type="float" office:value="5249.6289455872002" table:style-name="ce11">
            <text:p>5,250</text:p>
          </table:table-cell>
          <table:table-cell office:value-type="float" office:value="5200.5415201423803" table:style-name="ce11">
            <text:p>5,201</text:p>
          </table:table-cell>
          <table:table-cell office:value-type="float" office:value="5184.4281169278602" table:style-name="ce11">
            <text:p>5,184</text:p>
          </table:table-cell>
          <table:table-cell office:value-type="float" office:value="5219.3794657485096" table:style-name="ce11">
            <text:p>5,219</text:p>
          </table:table-cell>
          <table:table-cell office:value-type="float" office:value="5254.8850086338798" table:style-name="ce11">
            <text:p>5,255</text:p>
          </table:table-cell>
          <table:table-cell office:value-type="float" office:value="5315.5761711472196" table:style-name="ce11">
            <text:p>5,316</text:p>
          </table:table-cell>
          <table:table-cell office:value-type="float" office:value="5345.8790248413197" table:style-name="ce11">
            <text:p>5,346</text:p>
          </table:table-cell>
          <table:table-cell office:value-type="float" office:value="5361.6519306739201" table:style-name="ce11">
            <text:p>5,362</text:p>
          </table:table-cell>
          <table:table-cell office:value-type="float" office:value="5406.8638283177897" table:style-name="ce11">
            <text:p>5,407</text:p>
          </table:table-cell>
          <table:table-cell office:value-type="float" office:value="5427.3035316529704" table:style-name="ce11">
            <text:p>5,427</text:p>
          </table:table-cell>
          <table:table-cell office:value-type="float" office:value="5449.8581649756698" table:style-name="ce11">
            <text:p>5,450</text:p>
          </table:table-cell>
          <table:table-cell office:value-type="float" office:value="5472.9765438615796" table:style-name="ce11">
            <text:p>5,473</text:p>
          </table:table-cell>
          <table:table-cell office:value-type="float" office:value="5502.5910886249703" table:style-name="ce11">
            <text:p>5,503</text:p>
          </table:table-cell>
          <table:table-cell office:value-type="float" office:value="5535.5747739430999" table:style-name="ce11">
            <text:p>5,536</text:p>
          </table:table-cell>
          <table:table-cell office:value-type="float" office:value="5569.3542676758898" table:style-name="ce11">
            <text:p>5,569</text:p>
          </table:table-cell>
          <table:table-cell office:value-type="float" office:value="5604.8093920777601" table:style-name="ce11">
            <text:p>5,605</text:p>
          </table:table-cell>
          <table:table-cell office:value-type="float" office:value="5644.1002619696101" table:style-name="ce11">
            <text:p>5,644</text:p>
          </table:table-cell>
          <table:table-cell office:value-type="float" office:value="5674.7225554876304" table:style-name="ce11">
            <text:p>5,675</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9003"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03"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3853.519249315003" table:style-name="ce11">
            <text:p>53,854</text:p>
          </table:table-cell>
          <table:table-cell office:value-type="float" office:value="51581.859096059998" table:style-name="ce11">
            <text:p>51,582</text:p>
          </table:table-cell>
          <table:table-cell office:value-type="float" office:value="51063.422146978599" table:style-name="ce11">
            <text:p>51,063</text:p>
          </table:table-cell>
          <table:table-cell office:value-type="float" office:value="50507.300857904003" table:style-name="ce11">
            <text:p>50,507</text:p>
          </table:table-cell>
          <table:table-cell office:value-type="float" office:value="50346.187556346602" table:style-name="ce11">
            <text:p>50,346</text:p>
          </table:table-cell>
          <table:table-cell office:value-type="float" office:value="49688.295351006003" table:style-name="ce11">
            <text:p>49,688</text:p>
          </table:table-cell>
          <table:table-cell office:value-type="float" office:value="49048.720825735203" table:style-name="ce11">
            <text:p>49,049</text:p>
          </table:table-cell>
          <table:table-cell office:value-type="float" office:value="48432.6099623302" table:style-name="ce11">
            <text:p>48,433</text:p>
          </table:table-cell>
          <table:table-cell office:value-type="float" office:value="47800.233336250603" table:style-name="ce11">
            <text:p>47,800</text:p>
          </table:table-cell>
          <table:table-cell office:value-type="float" office:value="46969.058466558003" table:style-name="ce11">
            <text:p>46,969</text:p>
          </table:table-cell>
          <table:table-cell office:value-type="float" office:value="46391.2930340069" table:style-name="ce11">
            <text:p>46,391</text:p>
          </table:table-cell>
          <table:table-cell office:value-type="float" office:value="45781.848123081101" table:style-name="ce11">
            <text:p>45,782</text:p>
          </table:table-cell>
          <table:table-cell office:value-type="float" office:value="45174.539492573902" table:style-name="ce11">
            <text:p>45,175</text:p>
          </table:table-cell>
          <table:table-cell office:value-type="float" office:value="44511.290495274901" table:style-name="ce11">
            <text:p>44,511</text:p>
          </table:table-cell>
          <table:table-cell office:value-type="float" office:value="43976.346049081301" table:style-name="ce11">
            <text:p>43,976</text:p>
          </table:table-cell>
          <table:table-cell office:value-type="float" office:value="43638.317760644197" table:style-name="ce11">
            <text:p>43,638</text:p>
          </table:table-cell>
          <table:table-cell office:value-type="float" office:value="43472.219566911801" table:style-name="ce11">
            <text:p>43,472</text:p>
          </table:table-cell>
          <table:table-cell office:value-type="float" office:value="43425.088226140797" table:style-name="ce11">
            <text:p>43,425</text:p>
          </table:table-cell>
          <table:table-cell office:value-type="float" office:value="43214.338295690402" table:style-name="ce11">
            <text:p>43,214</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9867840998" table:style-name="ce11">
            <text:p>24,996</text:p>
          </table:table-cell>
          <table:table-cell office:value-type="float" office:value="24944.2261440037" table:style-name="ce11">
            <text:p>24,944</text:p>
          </table:table-cell>
          <table:table-cell office:value-type="float" office:value="24589.350315273299" table:style-name="ce11">
            <text:p>24,589</text:p>
          </table:table-cell>
          <table:table-cell office:value-type="float" office:value="24223.2029765347" table:style-name="ce11">
            <text:p>24,223</text:p>
          </table:table-cell>
          <table:table-cell office:value-type="float" office:value="24143.443606499201" table:style-name="ce11">
            <text:p>24,143</text:p>
          </table:table-cell>
          <table:table-cell office:value-type="float" office:value="24392.4994500553" table:style-name="ce11">
            <text:p>24,392</text:p>
          </table:table-cell>
          <table:table-cell office:value-type="float" office:value="25177.853268924799" table:style-name="ce11">
            <text:p>25,178</text:p>
          </table:table-cell>
          <table:table-cell office:value-type="float" office:value="25972.8595433849" table:style-name="ce11">
            <text:p>25,973</text:p>
          </table:table-cell>
          <table:table-cell office:value-type="float" office:value="26723.257200077998" table:style-name="ce11">
            <text:p>26,723</text:p>
          </table:table-cell>
          <table:table-cell office:value-type="float" office:value="27492.215520187099" table:style-name="ce11">
            <text:p>27,492</text:p>
          </table:table-cell>
          <table:table-cell office:value-type="float" office:value="28083.6367030945" table:style-name="ce11">
            <text:p>28,084</text:p>
          </table:table-cell>
          <table:table-cell office:value-type="float" office:value="28735.061836500801" table:style-name="ce11">
            <text:p>28,735</text:p>
          </table:table-cell>
          <table:table-cell office:value-type="float" office:value="29468.400318542699" table:style-name="ce11">
            <text:p>29,468</text:p>
          </table:table-cell>
          <table:table-cell office:value-type="float" office:value="30105.576204304602" table:style-name="ce11">
            <text:p>30,106</text:p>
          </table:table-cell>
          <table:table-cell office:value-type="float" office:value="30717.0693737365" table:style-name="ce11">
            <text:p>30,717</text:p>
          </table:table-cell>
          <table:table-cell office:value-type="float" office:value="31354.5706725292" table:style-name="ce11">
            <text:p>31,355</text:p>
          </table:table-cell>
          <table:table-cell office:value-type="float" office:value="32014.222375241501" table:style-name="ce11">
            <text:p>32,014</text:p>
          </table:table-cell>
          <table:table-cell office:value-type="float" office:value="32664.2190609383" table:style-name="ce11">
            <text:p>32,664</text:p>
          </table:table-cell>
          <table:table-cell office:value-type="float" office:value="33254.091009919699" table:style-name="ce11">
            <text:p>33,254</text:p>
          </table:table-cell>
          <table:table-cell office:value-type="float" office:value="33842.707939685301" table:style-name="ce11">
            <text:p>33,843</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58606433401" table:style-name="ce11">
            <text:p>44,750</text:p>
          </table:table-cell>
          <table:table-cell office:value-type="float" office:value="38780.179767587397" table:style-name="ce11">
            <text:p>38,780</text:p>
          </table:table-cell>
          <table:table-cell office:value-type="float" office:value="32692.095435033501" table:style-name="ce11">
            <text:p>32,692</text:p>
          </table:table-cell>
          <table:table-cell office:value-type="float" office:value="30019.3258259473" table:style-name="ce11">
            <text:p>30,019</text:p>
          </table:table-cell>
          <table:table-cell office:value-type="float" office:value="30695.423175362099" table:style-name="ce11">
            <text:p>30,695</text:p>
          </table:table-cell>
          <table:table-cell office:value-type="float" office:value="34606.433140455498" table:style-name="ce11">
            <text:p>34,606</text:p>
          </table:table-cell>
          <table:table-cell office:value-type="float" office:value="36739.128745960603" table:style-name="ce11">
            <text:p>36,739</text:p>
          </table:table-cell>
          <table:table-cell office:value-type="float" office:value="37259.3923358432" table:style-name="ce11">
            <text:p>37,259</text:p>
          </table:table-cell>
          <table:table-cell office:value-type="float" office:value="37506.818448778104" table:style-name="ce11">
            <text:p>37,507</text:p>
          </table:table-cell>
          <table:table-cell office:value-type="float" office:value="37656.234838374301" table:style-name="ce11">
            <text:p>37,656</text:p>
          </table:table-cell>
          <table:table-cell office:value-type="float" office:value="37927.709188924702" table:style-name="ce11">
            <text:p>37,928</text:p>
          </table:table-cell>
          <table:table-cell office:value-type="float" office:value="38120.341578181498" table:style-name="ce11">
            <text:p>38,120</text:p>
          </table:table-cell>
          <table:table-cell office:value-type="float" office:value="38410.470947023299" table:style-name="ce11">
            <text:p>38,410</text:p>
          </table:table-cell>
          <table:table-cell office:value-type="float" office:value="38766.542329921103" table:style-name="ce11">
            <text:p>38,767</text:p>
          </table:table-cell>
          <table:table-cell office:value-type="float" office:value="39256.717357569098" table:style-name="ce11">
            <text:p>39,257</text:p>
          </table:table-cell>
          <table:table-cell office:value-type="float" office:value="39783.757112245898" table:style-name="ce11">
            <text:p>39,784</text:p>
          </table:table-cell>
          <table:table-cell office:value-type="float" office:value="40328.202630072803" table:style-name="ce11">
            <text:p>40,328</text:p>
          </table:table-cell>
          <table:table-cell office:value-type="float" office:value="40821.804624428398" table:style-name="ce11">
            <text:p>40,822</text:p>
          </table:table-cell>
          <table:table-cell office:value-type="float" office:value="41312.669888869503" table:style-name="ce11">
            <text:p>41,313</text:p>
          </table:table-cell>
          <table:table-cell office:value-type="float" office:value="41828.300484958199" table:style-name="ce11">
            <text:p>41,828</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94"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94" table:style-name="ce11">
            <text:p>66,550</text:p>
          </table:table-cell>
          <table:table-cell office:value-type="float" office:value="63442.091470632498" table:style-name="ce11">
            <text:p>63,442</text:p>
          </table:table-cell>
          <table:table-cell office:value-type="float" office:value="63269.959567753896" table:style-name="ce11">
            <text:p>63,270</text:p>
          </table:table-cell>
          <table:table-cell office:value-type="float" office:value="61551.5233444447"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301" table:style-name="ce11">
            <text:p>63,265</text:p>
          </table:table-cell>
          <table:table-cell office:value-type="float" office:value="64318.165134668299"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699" table:style-name="ce11">
            <text:p>48,267</text:p>
          </table:table-cell>
          <table:table-cell office:value-type="float" office:value="58582.238810041898" table:style-name="ce11">
            <text:p>58,582</text:p>
          </table:table-cell>
          <table:table-cell office:value-type="float" office:value="56123.787423281101" table:style-name="ce11">
            <text:p>56,124</text:p>
          </table:table-cell>
          <table:table-cell office:value-type="float" office:value="55251.170361083903" table:style-name="ce11">
            <text:p>55,251</text:p>
          </table:table-cell>
          <table:table-cell office:value-type="float" office:value="54346.147503407497" table:style-name="ce11">
            <text:p>54,346</text:p>
          </table:table-cell>
          <table:table-cell office:value-type="float" office:value="53748.641676117601" table:style-name="ce11">
            <text:p>53,749</text:p>
          </table:table-cell>
          <table:table-cell office:value-type="float" office:value="52754.791272030998" table:style-name="ce11">
            <text:p>52,755</text:p>
          </table:table-cell>
          <table:table-cell office:value-type="float" office:value="51783.327837833102" table:style-name="ce11">
            <text:p>51,783</text:p>
          </table:table-cell>
          <table:table-cell office:value-type="float" office:value="50839.290919964398" table:style-name="ce11">
            <text:p>50,839</text:p>
          </table:table-cell>
          <table:table-cell office:value-type="float" office:value="49912.498006877198" table:style-name="ce11">
            <text:p>49,912</text:p>
          </table:table-cell>
          <table:table-cell office:value-type="float" office:value="48787.1435645401" table:style-name="ce11">
            <text:p>48,787</text:p>
          </table:table-cell>
          <table:table-cell office:value-type="float" office:value="47918.310489049698" table:style-name="ce11">
            <text:p>47,918</text:p>
          </table:table-cell>
          <table:table-cell office:value-type="float" office:value="47002.4431635031" table:style-name="ce11">
            <text:p>47,002</text:p>
          </table:table-cell>
          <table:table-cell office:value-type="float" office:value="46200.002370108203" table:style-name="ce11">
            <text:p>46,200</text:p>
          </table:table-cell>
          <table:table-cell office:value-type="float" office:value="45452.8622841951" table:style-name="ce11">
            <text:p>45,453</text:p>
          </table:table-cell>
          <table:table-cell office:value-type="float" office:value="44772.424114395297" table:style-name="ce11">
            <text:p>44,772</text:p>
          </table:table-cell>
          <table:table-cell office:value-type="float" office:value="44298.851999149098" table:style-name="ce11">
            <text:p>44,299</text:p>
          </table:table-cell>
          <table:table-cell office:value-type="float" office:value="43983.167528818398" table:style-name="ce11">
            <text:p>43,983</text:p>
          </table:table-cell>
          <table:table-cell office:value-type="float" office:value="43775.698906354199" table:style-name="ce11">
            <text:p>43,776</text:p>
          </table:table-cell>
          <table:table-cell office:value-type="float" office:value="43423.140340692502" table:style-name="ce11">
            <text:p>43,423</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17.62610112738" table:style-name="ce11">
            <text:p>7,218</text:p>
          </table:table-cell>
          <table:table-cell office:value-type="float" office:value="7330.5454767199999" table:style-name="ce11">
            <text:p>7,331</text:p>
          </table:table-cell>
          <table:table-cell office:value-type="float" office:value="7481.3678548641401" table:style-name="ce11">
            <text:p>7,481</text:p>
          </table:table-cell>
          <table:table-cell office:value-type="float" office:value="7600.1953147224003" table:style-name="ce11">
            <text:p>7,600</text:p>
          </table:table-cell>
          <table:table-cell office:value-type="float" office:value="7703.4596040316501" table:style-name="ce11">
            <text:p>7,703</text:p>
          </table:table-cell>
          <table:table-cell office:value-type="float" office:value="7755.6332882216802" table:style-name="ce11">
            <text:p>7,756</text:p>
          </table:table-cell>
          <table:table-cell office:value-type="float" office:value="7804.9045447961798" table:style-name="ce11">
            <text:p>7,805</text:p>
          </table:table-cell>
          <table:table-cell office:value-type="float" office:value="7847.0506115758599" table:style-name="ce11">
            <text:p>7,847</text:p>
          </table:table-cell>
          <table:table-cell office:value-type="float" office:value="7865.5165572617097" table:style-name="ce11">
            <text:p>7,866</text:p>
          </table:table-cell>
          <table:table-cell office:value-type="float" office:value="7873.22404843191" table:style-name="ce11">
            <text:p>7,873</text:p>
          </table:table-cell>
          <table:table-cell office:value-type="float" office:value="7872.6019530386202" table:style-name="ce11">
            <text:p>7,873</text:p>
          </table:table-cell>
          <table:table-cell office:value-type="float" office:value="7741.7028247047701" table:style-name="ce11">
            <text:p>7,742</text:p>
          </table:table-cell>
          <table:table-cell office:value-type="float" office:value="7507.5754569179699" table:style-name="ce11">
            <text:p>7,508</text:p>
          </table:table-cell>
          <table:table-cell office:value-type="float" office:value="7076.2887897779501" table:style-name="ce11">
            <text:p>7,076</text:p>
          </table:table-cell>
          <table:table-cell office:value-type="float" office:value="6734.1576035182097" table:style-name="ce11">
            <text:p>6,734</text:p>
          </table:table-cell>
          <table:table-cell office:value-type="float" office:value="6398.0407105104696" table:style-name="ce11">
            <text:p>6,398</text:p>
          </table:table-cell>
          <table:table-cell office:value-type="float" office:value="6182.9634592109696" table:style-name="ce11">
            <text:p>6,183</text:p>
          </table:table-cell>
          <table:table-cell office:value-type="float" office:value="6036.9568526561397" table:style-name="ce11">
            <text:p>6,037</text:p>
          </table:table-cell>
          <table:table-cell office:value-type="float" office:value="5916.60676324418" table:style-name="ce11">
            <text:p>5,917</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9867840998" table:style-name="ce11">
            <text:p>24,996</text:p>
          </table:table-cell>
          <table:table-cell office:value-type="float" office:value="24944.2261440037" table:style-name="ce11">
            <text:p>24,944</text:p>
          </table:table-cell>
          <table:table-cell office:value-type="float" office:value="24589.350315273299" table:style-name="ce11">
            <text:p>24,589</text:p>
          </table:table-cell>
          <table:table-cell office:value-type="float" office:value="24223.2029765347" table:style-name="ce11">
            <text:p>24,223</text:p>
          </table:table-cell>
          <table:table-cell office:value-type="float" office:value="24143.443606499201" table:style-name="ce11">
            <text:p>24,143</text:p>
          </table:table-cell>
          <table:table-cell office:value-type="float" office:value="24392.4994500553" table:style-name="ce11">
            <text:p>24,392</text:p>
          </table:table-cell>
          <table:table-cell office:value-type="float" office:value="25177.853268924799" table:style-name="ce11">
            <text:p>25,178</text:p>
          </table:table-cell>
          <table:table-cell office:value-type="float" office:value="25972.8595433849" table:style-name="ce11">
            <text:p>25,973</text:p>
          </table:table-cell>
          <table:table-cell office:value-type="float" office:value="26723.257200077998" table:style-name="ce11">
            <text:p>26,723</text:p>
          </table:table-cell>
          <table:table-cell office:value-type="float" office:value="27492.215520187099" table:style-name="ce11">
            <text:p>27,492</text:p>
          </table:table-cell>
          <table:table-cell office:value-type="float" office:value="28083.6367030945" table:style-name="ce11">
            <text:p>28,084</text:p>
          </table:table-cell>
          <table:table-cell office:value-type="float" office:value="28735.061836500801" table:style-name="ce11">
            <text:p>28,735</text:p>
          </table:table-cell>
          <table:table-cell office:value-type="float" office:value="29468.400318542699" table:style-name="ce11">
            <text:p>29,468</text:p>
          </table:table-cell>
          <table:table-cell office:value-type="float" office:value="30105.576204304602" table:style-name="ce11">
            <text:p>30,106</text:p>
          </table:table-cell>
          <table:table-cell office:value-type="float" office:value="30717.0693737365" table:style-name="ce11">
            <text:p>30,717</text:p>
          </table:table-cell>
          <table:table-cell office:value-type="float" office:value="31354.5706725292" table:style-name="ce11">
            <text:p>31,355</text:p>
          </table:table-cell>
          <table:table-cell office:value-type="float" office:value="32014.222375241501" table:style-name="ce11">
            <text:p>32,014</text:p>
          </table:table-cell>
          <table:table-cell office:value-type="float" office:value="32664.2190609383" table:style-name="ce11">
            <text:p>32,664</text:p>
          </table:table-cell>
          <table:table-cell office:value-type="float" office:value="33254.091009919699" table:style-name="ce11">
            <text:p>33,254</text:p>
          </table:table-cell>
          <table:table-cell office:value-type="float" office:value="33842.707939685301" table:style-name="ce11">
            <text:p>33,843</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58606433401" table:style-name="ce11">
            <text:p>44,750</text:p>
          </table:table-cell>
          <table:table-cell office:value-type="float" office:value="38780.179767587397" table:style-name="ce11">
            <text:p>38,780</text:p>
          </table:table-cell>
          <table:table-cell office:value-type="float" office:value="32692.095435033501" table:style-name="ce11">
            <text:p>32,692</text:p>
          </table:table-cell>
          <table:table-cell office:value-type="float" office:value="30019.3258259473" table:style-name="ce11">
            <text:p>30,019</text:p>
          </table:table-cell>
          <table:table-cell office:value-type="float" office:value="30695.423175362099" table:style-name="ce11">
            <text:p>30,695</text:p>
          </table:table-cell>
          <table:table-cell office:value-type="float" office:value="34606.433140455498" table:style-name="ce11">
            <text:p>34,606</text:p>
          </table:table-cell>
          <table:table-cell office:value-type="float" office:value="36739.128745960603" table:style-name="ce11">
            <text:p>36,739</text:p>
          </table:table-cell>
          <table:table-cell office:value-type="float" office:value="37259.3923358432" table:style-name="ce11">
            <text:p>37,259</text:p>
          </table:table-cell>
          <table:table-cell office:value-type="float" office:value="37506.818448778104" table:style-name="ce11">
            <text:p>37,507</text:p>
          </table:table-cell>
          <table:table-cell office:value-type="float" office:value="37656.234838374301" table:style-name="ce11">
            <text:p>37,656</text:p>
          </table:table-cell>
          <table:table-cell office:value-type="float" office:value="37927.709188924702" table:style-name="ce11">
            <text:p>37,928</text:p>
          </table:table-cell>
          <table:table-cell office:value-type="float" office:value="38120.341578181498" table:style-name="ce11">
            <text:p>38,120</text:p>
          </table:table-cell>
          <table:table-cell office:value-type="float" office:value="38410.470947023299" table:style-name="ce11">
            <text:p>38,410</text:p>
          </table:table-cell>
          <table:table-cell office:value-type="float" office:value="38766.542329921103" table:style-name="ce11">
            <text:p>38,767</text:p>
          </table:table-cell>
          <table:table-cell office:value-type="float" office:value="39256.717357569098" table:style-name="ce11">
            <text:p>39,257</text:p>
          </table:table-cell>
          <table:table-cell office:value-type="float" office:value="39783.757112245898" table:style-name="ce11">
            <text:p>39,784</text:p>
          </table:table-cell>
          <table:table-cell office:value-type="float" office:value="40328.202630072803" table:style-name="ce11">
            <text:p>40,328</text:p>
          </table:table-cell>
          <table:table-cell office:value-type="float" office:value="40821.804624428398" table:style-name="ce11">
            <text:p>40,822</text:p>
          </table:table-cell>
          <table:table-cell office:value-type="float" office:value="41312.669888869503" table:style-name="ce11">
            <text:p>41,313</text:p>
          </table:table-cell>
          <table:table-cell office:value-type="float" office:value="41828.300484958199" table:style-name="ce11">
            <text:p>41,828</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301"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901" table:style-name="ce11">
            <text:p>54,418</text:p>
          </table:table-cell>
          <table:table-cell office:value-type="float" office:value="51915.058067363199"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02" table:style-name="ce11">
            <text:p>51,651</text:p>
          </table:table-cell>
          <table:table-cell office:value-type="float" office:value="51807.351523022997"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6060.556993893297" table:style-name="ce11">
            <text:p>46,061</text:p>
          </table:table-cell>
          <table:table-cell office:value-type="float" office:value="43690.610715691699" table:style-name="ce11">
            <text:p>43,691</text:p>
          </table:table-cell>
          <table:table-cell office:value-type="float" office:value="42863.408231683497" table:style-name="ce11">
            <text:p>42,863</text:p>
          </table:table-cell>
          <table:table-cell office:value-type="float" office:value="41971.493860392897" table:style-name="ce11">
            <text:p>41,971</text:p>
          </table:table-cell>
          <table:table-cell office:value-type="float" office:value="41313.013688523199" table:style-name="ce11">
            <text:p>41,313</text:p>
          </table:table-cell>
          <table:table-cell office:value-type="float" office:value="40310.892024297696" table:style-name="ce11">
            <text:p>40,311</text:p>
          </table:table-cell>
          <table:table-cell office:value-type="float" office:value="39303.294458800701" table:style-name="ce11">
            <text:p>39,303</text:p>
          </table:table-cell>
          <table:table-cell office:value-type="float" office:value="38317.424054158197" table:style-name="ce11">
            <text:p>38,317</text:p>
          </table:table-cell>
          <table:table-cell office:value-type="float" office:value="37248.497214699099" table:style-name="ce11">
            <text:p>37,248</text:p>
          </table:table-cell>
          <table:table-cell office:value-type="float" office:value="36222.2240773991" table:style-name="ce11">
            <text:p>36,222</text:p>
          </table:table-cell>
          <table:table-cell office:value-type="float" office:value="35274.553066264598" table:style-name="ce11">
            <text:p>35,275</text:p>
          </table:table-cell>
          <table:table-cell office:value-type="float" office:value="34449.679707543197" table:style-name="ce11">
            <text:p>34,450</text:p>
          </table:table-cell>
          <table:table-cell office:value-type="float" office:value="33710.237207190803" table:style-name="ce11">
            <text:p>33,710</text:p>
          </table:table-cell>
          <table:table-cell office:value-type="float" office:value="33101.4002614118" table:style-name="ce11">
            <text:p>33,101</text:p>
          </table:table-cell>
          <table:table-cell office:value-type="float" office:value="32509.908031489798" table:style-name="ce11">
            <text:p>32,510</text:p>
          </table:table-cell>
          <table:table-cell office:value-type="float" office:value="32003.226162119801" table:style-name="ce11">
            <text:p>32,003</text:p>
          </table:table-cell>
          <table:table-cell office:value-type="float" office:value="31522.9380172253" table:style-name="ce11">
            <text:p>31,523</text:p>
          </table:table-cell>
          <table:table-cell office:value-type="float" office:value="31146.8002446303" table:style-name="ce11">
            <text:p>31,147</text:p>
          </table:table-cell>
          <table:table-cell office:value-type="float" office:value="30808.760829158" table:style-name="ce11">
            <text:p>30,80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191.4848071639199" table:style-name="ce11">
            <text:p>7,191</text:p>
          </table:table-cell>
          <table:table-cell office:value-type="float" office:value="7278.5238126764698" table:style-name="ce11">
            <text:p>7,279</text:p>
          </table:table-cell>
          <table:table-cell office:value-type="float" office:value="7403.4574012201101" table:style-name="ce11">
            <text:p>7,403</text:p>
          </table:table-cell>
          <table:table-cell office:value-type="float" office:value="7496.2066328411402" table:style-name="ce11">
            <text:p>7,496</text:p>
          </table:table-cell>
          <table:table-cell office:value-type="float" office:value="7572.5582525608697" table:style-name="ce11">
            <text:p>7,573</text:p>
          </table:table-cell>
          <table:table-cell office:value-type="float" office:value="7598.1155762250501" table:style-name="ce11">
            <text:p>7,598</text:p>
          </table:table-cell>
          <table:table-cell office:value-type="float" office:value="7620.2106090099896" table:style-name="ce11">
            <text:p>7,620</text:p>
          </table:table-cell>
          <table:table-cell office:value-type="float" office:value="7634.8155756353899" table:style-name="ce11">
            <text:p>7,635</text:p>
          </table:table-cell>
          <table:table-cell office:value-type="float" office:value="7623.5292809780503" table:style-name="ce11">
            <text:p>7,624</text:p>
          </table:table-cell>
          <table:table-cell office:value-type="float" office:value="7611.7332926235104" table:style-name="ce11">
            <text:p>7,612</text:p>
          </table:table-cell>
          <table:table-cell office:value-type="float" office:value="7585.9780036235697" table:style-name="ce11">
            <text:p>7,586</text:p>
          </table:table-cell>
          <table:table-cell office:value-type="float" office:value="7431.6855103472499" table:style-name="ce11">
            <text:p>7,432</text:p>
          </table:table-cell>
          <table:table-cell office:value-type="float" office:value="7171.4602170424196" table:style-name="ce11">
            <text:p>7,171</text:p>
          </table:table-cell>
          <table:table-cell office:value-type="float" office:value="6714.0259738470504" table:style-name="ce11">
            <text:p>6,714</text:p>
          </table:table-cell>
          <table:table-cell office:value-type="float" office:value="6342.1013761448303" table:style-name="ce11">
            <text:p>6,342</text:p>
          </table:table-cell>
          <table:table-cell office:value-type="float" office:value="5969.410044452" table:style-name="ce11">
            <text:p>5,969</text:p>
          </table:table-cell>
          <table:table-cell office:value-type="float" office:value="5709.2319008664499" table:style-name="ce11">
            <text:p>5,709</text:p>
          </table:table-cell>
          <table:table-cell office:value-type="float" office:value="5513.1567536684197" table:style-name="ce11">
            <text:p>5,513</text:p>
          </table:table-cell>
          <table:table-cell office:value-type="float" office:value="5345.66563414764" table:style-name="ce11">
            <text:p>5,346</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3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607"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3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6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73.5655540237804" table:style-name="ce11">
            <text:p>5,674</text:p>
          </table:table-cell>
          <table:table-cell office:value-type="float" office:value="5548.3420225397304" table:style-name="ce11">
            <text:p>5,548</text:p>
          </table:table-cell>
          <table:table-cell office:value-type="float" office:value="5501.2851278303797" table:style-name="ce11">
            <text:p>5,501</text:p>
          </table:table-cell>
          <table:table-cell office:value-type="float" office:value="5451.5145669233598" table:style-name="ce11">
            <text:p>5,452</text:p>
          </table:table-cell>
          <table:table-cell office:value-type="float" office:value="5416.63142432527" table:style-name="ce11">
            <text:p>5,417</text:p>
          </table:table-cell>
          <table:table-cell office:value-type="float" office:value="5424.43587434642" table:style-name="ce11">
            <text:p>5,424</text:p>
          </table:table-cell>
          <table:table-cell office:value-type="float" office:value="5470.1777423461099" table:style-name="ce11">
            <text:p>5,470</text:p>
          </table:table-cell>
          <table:table-cell office:value-type="float" office:value="5527.0106630194196" table:style-name="ce11">
            <text:p>5,527</text:p>
          </table:table-cell>
          <table:table-cell office:value-type="float" office:value="5615.5932552641498" table:style-name="ce11">
            <text:p>5,616</text:p>
          </table:table-cell>
          <table:table-cell office:value-type="float" office:value="5699.7682324951502" table:style-name="ce11">
            <text:p>5,700</text:p>
          </table:table-cell>
          <table:table-cell office:value-type="float" office:value="5790.9824415180401" table:style-name="ce11">
            <text:p>5,791</text:p>
          </table:table-cell>
          <table:table-cell office:value-type="float" office:value="5884.7337430449797" table:style-name="ce11">
            <text:p>5,885</text:p>
          </table:table-cell>
          <table:table-cell office:value-type="float" office:value="5978.8376351118504" table:style-name="ce11">
            <text:p>5,979</text:p>
          </table:table-cell>
          <table:table-cell office:value-type="float" office:value="6078.9872675667702" table:style-name="ce11">
            <text:p>6,079</text:p>
          </table:table-cell>
          <table:table-cell office:value-type="float" office:value="6198.2844719765299" table:style-name="ce11">
            <text:p>6,198</text:p>
          </table:table-cell>
          <table:table-cell office:value-type="float" office:value="6317.3662750035201" table:style-name="ce11">
            <text:p>6,317</text:p>
          </table:table-cell>
          <table:table-cell office:value-type="float" office:value="6420.5135936472498" table:style-name="ce11">
            <text:p>6,421</text:p>
          </table:table-cell>
          <table:table-cell office:value-type="float" office:value="6495.9022234292297" table:style-name="ce11">
            <text:p>6,496</text:p>
          </table:table-cell>
          <table:table-cell office:value-type="float" office:value="6567.5964718205496" table:style-name="ce11">
            <text:p>6,568</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503" table:style-name="ce11">
            <text:p>4,656</text:p>
          </table:table-cell>
          <table:table-cell office:value-type="float" office:value="4474.4964641763099" table:style-name="ce11">
            <text:p>4,474</text:p>
          </table:table-cell>
          <table:table-cell office:value-type="float" office:value="4401.9990122745903" table:style-name="ce11">
            <text:p>4,402</text:p>
          </table:table-cell>
          <table:table-cell office:value-type="float" office:value="4370.3560657384596" table:style-name="ce11">
            <text:p>4,370</text:p>
          </table:table-cell>
          <table:table-cell office:value-type="float" office:value="4336.1974323748" table:style-name="ce11">
            <text:p>4,336</text:p>
          </table:table-cell>
          <table:table-cell office:value-type="float" office:value="4373.8010077564004" table:style-name="ce11">
            <text:p>4,374</text:p>
          </table:table-cell>
          <table:table-cell office:value-type="float" office:value="4446.7879046223898" table:style-name="ce11">
            <text:p>4,447</text:p>
          </table:table-cell>
          <table:table-cell office:value-type="float" office:value="4534.4844204506098" table:style-name="ce11">
            <text:p>4,534</text:p>
          </table:table-cell>
          <table:table-cell office:value-type="float" office:value="4584.3539929886201" table:style-name="ce11">
            <text:p>4,584</text:p>
          </table:table-cell>
          <table:table-cell office:value-type="float" office:value="4596.5588318686196" table:style-name="ce11">
            <text:p>4,597</text:p>
          </table:table-cell>
          <table:table-cell office:value-type="float" office:value="4625.2448298365498" table:style-name="ce11">
            <text:p>4,625</text:p>
          </table:table-cell>
          <table:table-cell office:value-type="float" office:value="4637.1325512074" table:style-name="ce11">
            <text:p>4,637</text:p>
          </table:table-cell>
          <table:table-cell office:value-type="float" office:value="4651.497773436" table:style-name="ce11">
            <text:p>4,651</text:p>
          </table:table-cell>
          <table:table-cell office:value-type="float" office:value="4665.6018681522401" table:style-name="ce11">
            <text:p>4,666</text:p>
          </table:table-cell>
          <table:table-cell office:value-type="float" office:value="4689.9400447749604" table:style-name="ce11">
            <text:p>4,690</text:p>
          </table:table-cell>
          <table:table-cell office:value-type="float" office:value="4712.0407902110901" table:style-name="ce11">
            <text:p>4,712</text:p>
          </table:table-cell>
          <table:table-cell office:value-type="float" office:value="4739.4602019879003" table:style-name="ce11">
            <text:p>4,739</text:p>
          </table:table-cell>
          <table:table-cell office:value-type="float" office:value="4759.70035616323" table:style-name="ce11">
            <text:p>4,760</text:p>
          </table:table-cell>
          <table:table-cell office:value-type="float" office:value="4777.1099180455103" table:style-name="ce11">
            <text:p>4,777</text:p>
          </table:table-cell>
          <table:table-cell office:value-type="float" office:value="4791.5045458473396" table:style-name="ce11">
            <text:p>4,792</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0464675717108" table:style-name="ce11">
            <text:p>9</text:p>
          </table:table-cell>
          <table:table-cell office:value-type="float" office:value="7.7800406199672096" table:style-name="ce11">
            <text:p>8</text:p>
          </table:table-cell>
          <table:table-cell office:value-type="float" office:value="8.4300440136662598" table:style-name="ce11">
            <text:p>8</text:p>
          </table:table-cell>
          <table:table-cell office:value-type="float" office:value="8.4400440658770304" table:style-name="ce11">
            <text:p>8</text:p>
          </table:table-cell>
          <table:table-cell office:value-type="float" office:value="8.4700442225093102" table:style-name="ce11">
            <text:p>8</text:p>
          </table:table-cell>
          <table:table-cell office:value-type="float" office:value="8.4700442225093102" table:style-name="ce11">
            <text:p>8</text:p>
          </table:table-cell>
          <table:table-cell office:value-type="float" office:value="8.4300440136662793" table:style-name="ce11">
            <text:p>8</text:p>
          </table:table-cell>
          <table:table-cell office:value-type="float" office:value="8.4300440136662793" table:style-name="ce11">
            <text:p>8</text:p>
          </table:table-cell>
          <table:table-cell office:value-type="float" office:value="8.4300440136662296" table:style-name="ce11">
            <text:p>8</text:p>
          </table:table-cell>
          <table:table-cell office:value-type="float" office:value="8.4300440136662793"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395" table:style-name="ce11">
            <text:p>10</text:p>
          </table:table-cell>
          <table:table-cell office:value-type="float" office:value="9.5643201627261103" table:style-name="ce11">
            <text:p>10</text:p>
          </table:table-cell>
          <table:table-cell office:value-type="float" office:value="9.52010656364296" table:style-name="ce11">
            <text:p>10</text:p>
          </table:table-cell>
          <table:table-cell office:value-type="float" office:value="9.7526565834283705" table:style-name="ce11">
            <text:p>10</text:p>
          </table:table-cell>
          <table:table-cell office:value-type="float" office:value="9.7723645567044404" table:style-name="ce11">
            <text:p>10</text:p>
          </table:table-cell>
          <table:table-cell office:value-type="float" office:value="9.7995650541039794" table:style-name="ce11">
            <text:p>10</text:p>
          </table:table-cell>
          <table:table-cell office:value-type="float" office:value="9.8302967394538197" table:style-name="ce11">
            <text:p>10</text:p>
          </table:table-cell>
          <table:table-cell office:value-type="float" office:value="9.8707120113343496" table:style-name="ce11">
            <text:p>10</text:p>
          </table:table-cell>
          <table:table-cell office:value-type="float" office:value="9.9871978576603002"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9101" table:style-name="ce11">
            <text:p>9,164</text:p>
          </table:table-cell>
          <table:table-cell office:value-type="float" office:value="8963.5992821690706" table:style-name="ce11">
            <text:p>8,964</text:p>
          </table:table-cell>
          <table:table-cell office:value-type="float" office:value="8611.5385354427908" table:style-name="ce11">
            <text:p>8,612</text:p>
          </table:table-cell>
          <table:table-cell office:value-type="float" office:value="8072.6729133141898" table:style-name="ce11">
            <text:p>8,073</text:p>
          </table:table-cell>
          <table:table-cell office:value-type="float" office:value="7752.7474193217904" table:style-name="ce11">
            <text:p>7,753</text:p>
          </table:table-cell>
          <table:table-cell office:value-type="float" office:value="7689.28194258434" table:style-name="ce11">
            <text:p>7,689</text:p>
          </table:table-cell>
          <table:table-cell office:value-type="float" office:value="8160.7729814465702" table:style-name="ce11">
            <text:p>8,161</text:p>
          </table:table-cell>
          <table:table-cell office:value-type="float" office:value="8564.4723374257592" table:style-name="ce11">
            <text:p>8,564</text:p>
          </table:table-cell>
          <table:table-cell office:value-type="float" office:value="8909.8361282613205" table:style-name="ce11">
            <text:p>8,910</text:p>
          </table:table-cell>
          <table:table-cell office:value-type="float" office:value="9240.6595975585806" table:style-name="ce11">
            <text:p>9,241</text:p>
          </table:table-cell>
          <table:table-cell office:value-type="float" office:value="9393.1892676533607" table:style-name="ce11">
            <text:p>9,393</text:p>
          </table:table-cell>
          <table:table-cell office:value-type="float" office:value="9601.8877943838197" table:style-name="ce11">
            <text:p>9,602</text:p>
          </table:table-cell>
          <table:table-cell office:value-type="float" office:value="9767.96911372877" table:style-name="ce11">
            <text:p>9,768</text:p>
          </table:table-cell>
          <table:table-cell office:value-type="float" office:value="9921.1927971106506" table:style-name="ce11">
            <text:p>9,921</text:p>
          </table:table-cell>
          <table:table-cell office:value-type="float" office:value="10068.8086903563" table:style-name="ce11">
            <text:p>10,069</text:p>
          </table:table-cell>
          <table:table-cell office:value-type="float" office:value="10211.475745105799" table:style-name="ce11">
            <text:p>10,211</text:p>
          </table:table-cell>
          <table:table-cell office:value-type="float" office:value="10373.4145847862" table:style-name="ce11">
            <text:p>10,373</text:p>
          </table:table-cell>
          <table:table-cell office:value-type="float" office:value="10568.2932886003" table:style-name="ce11">
            <text:p>10,568</text:p>
          </table:table-cell>
          <table:table-cell office:value-type="float" office:value="10749.847250790801" table:style-name="ce11">
            <text:p>10,750</text:p>
          </table:table-cell>
          <table:table-cell office:value-type="float" office:value="10947.7303493338" table:style-name="ce11">
            <text:p>10,948</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701"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3009.537454460598" table:style-name="ce11">
            <text:p>23,010</text:p>
          </table:table-cell>
          <table:table-cell office:value-type="float" office:value="17154.179997771502" table:style-name="ce11">
            <text:p>17,154</text:p>
          </table:table-cell>
          <table:table-cell office:value-type="float" office:value="14799.302497348201" table:style-name="ce11">
            <text:p>14,799</text:p>
          </table:table-cell>
          <table:table-cell office:value-type="float" office:value="15591.102365048901" table:style-name="ce11">
            <text:p>15,591</text:p>
          </table:table-cell>
          <table:table-cell office:value-type="float" office:value="19511.3681625153" table:style-name="ce11">
            <text:p>19,511</text:p>
          </table:table-cell>
          <table:table-cell office:value-type="float" office:value="21551.109241124901" table:style-name="ce11">
            <text:p>21,551</text:p>
          </table:table-cell>
          <table:table-cell office:value-type="float" office:value="21909.824170903499" table:style-name="ce11">
            <text:p>21,910</text:p>
          </table:table-cell>
          <table:table-cell office:value-type="float" office:value="22060.514468709" table:style-name="ce11">
            <text:p>22,061</text:p>
          </table:table-cell>
          <table:table-cell office:value-type="float" office:value="22161.495862320899" table:style-name="ce11">
            <text:p>22,161</text:p>
          </table:table-cell>
          <table:table-cell office:value-type="float" office:value="22333.753292540099" table:style-name="ce11">
            <text:p>22,334</text:p>
          </table:table-cell>
          <table:table-cell office:value-type="float" office:value="22445.1109323948" table:style-name="ce11">
            <text:p>22,445</text:p>
          </table:table-cell>
          <table:table-cell office:value-type="float" office:value="22619.759178370601" table:style-name="ce11">
            <text:p>22,620</text:p>
          </table:table-cell>
          <table:table-cell office:value-type="float" office:value="22821.141888444501" table:style-name="ce11">
            <text:p>22,821</text:p>
          </table:table-cell>
          <table:table-cell office:value-type="float" office:value="23086.8764754074" table:style-name="ce11">
            <text:p>23,087</text:p>
          </table:table-cell>
          <table:table-cell office:value-type="float" office:value="23349.624032709798" table:style-name="ce11">
            <text:p>23,350</text:p>
          </table:table-cell>
          <table:table-cell office:value-type="float" office:value="23583.151209530999" table:style-name="ce11">
            <text:p>23,583</text:p>
          </table:table-cell>
          <table:table-cell office:value-type="float" office:value="23802.440907121501" table:style-name="ce11">
            <text:p>23,802</text:p>
          </table:table-cell>
          <table:table-cell office:value-type="float" office:value="24028.422132543099" table:style-name="ce11">
            <text:p>24,028</text:p>
          </table:table-cell>
          <table:table-cell office:value-type="float" office:value="24271.923689451101" table:style-name="ce11">
            <text:p>24,272</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301"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02"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5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495" table:style-name="ce11">
            <text:p>752</text:p>
          </table:table-cell>
          <table:table-cell office:value-type="float" office:value="786.01410381753601" table:style-name="ce11">
            <text:p>786</text:p>
          </table:table-cell>
          <table:table-cell office:value-type="float" office:value="885.20462169601399" table:style-name="ce11">
            <text:p>885</text:p>
          </table:table-cell>
          <table:table-cell office:value-type="float" office:value="957.054996830287" table:style-name="ce11">
            <text:p>957</text:p>
          </table:table-cell>
          <table:table-cell office:value-type="float" office:value="987.24515445455404"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701" table:style-name="ce11">
            <text:p>1,479</text:p>
          </table:table-cell>
          <table:table-cell office:value-type="float" office:value="1481.60492547376" table:style-name="ce11">
            <text:p>1,482</text:p>
          </table:table-cell>
          <table:table-cell office:value-type="float" office:value="1481.8305012150399" table:style-name="ce11">
            <text:p>1,482</text:p>
          </table:table-cell>
          <table:table-cell office:value-type="float" office:value="1482.45864886207" table:style-name="ce11">
            <text:p>1,482</text:p>
          </table:table-cell>
          <table:table-cell office:value-type="float" office:value="1482.95931760675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4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05"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95" table:style-name="ce11">
            <text:p>765</text:p>
          </table:table-cell>
          <table:table-cell office:value-type="float" office:value="728.14380167390095" table:style-name="ce11">
            <text:p>728</text:p>
          </table:table-cell>
          <table:table-cell office:value-type="float" office:value="691.14360849410605" table:style-name="ce11">
            <text:p>691</text:p>
          </table:table-cell>
          <table:table-cell office:value-type="float" office:value="706.54368889866703"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1903"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702"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302" table:style-name="ce11">
            <text:p>326</text:p>
          </table:table-cell>
          <table:table-cell office:value-type="float" office:value="309.78760003831502"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4152285411499" table:style-name="ce11">
            <text:p>171</text:p>
          </table:table-cell>
          <table:table-cell office:value-type="float" office:value="113.827974952215" table:style-name="ce11">
            <text:p>114</text:p>
          </table:table-cell>
          <table:table-cell office:value-type="float" office:value="102.697751359676" table:style-name="ce11">
            <text:p>103</text:p>
          </table:table-cell>
          <table:table-cell office:value-type="float" office:value="110.87526229213201" table:style-name="ce11">
            <text:p>111</text:p>
          </table:table-cell>
          <table:table-cell office:value-type="float" office:value="150.130860634496" table:style-name="ce11">
            <text:p>150</text:p>
          </table:table-cell>
          <table:table-cell office:value-type="float" office:value="150.766557164663" table:style-name="ce11">
            <text:p>151</text:p>
          </table:table-cell>
          <table:table-cell office:value-type="float" office:value="153.33554160028299" table:style-name="ce11">
            <text:p>153</text:p>
          </table:table-cell>
          <table:table-cell office:value-type="float" office:value="155.38015612918699" table:style-name="ce11">
            <text:p>155</text:p>
          </table:table-cell>
          <table:table-cell office:value-type="float" office:value="154.21501723439101" table:style-name="ce11">
            <text:p>154</text:p>
          </table:table-cell>
          <table:table-cell office:value-type="float" office:value="153.54169299019301" table:style-name="ce11">
            <text:p>154</text:p>
          </table:table-cell>
          <table:table-cell office:value-type="float" office:value="151.23078967523199" table:style-name="ce11">
            <text:p>151</text:p>
          </table:table-cell>
          <table:table-cell office:value-type="float" office:value="149.36661912743401" table:style-name="ce11">
            <text:p>149</text:p>
          </table:table-cell>
          <table:table-cell office:value-type="float" office:value="148.26229989002999" table:style-name="ce11">
            <text:p>148</text:p>
          </table:table-cell>
          <table:table-cell office:value-type="float" office:value="147.00174547501501" table:style-name="ce11">
            <text:p>147</text:p>
          </table:table-cell>
          <table:table-cell office:value-type="float" office:value="145.135678575485" table:style-name="ce11">
            <text:p>145</text:p>
          </table:table-cell>
          <table:table-cell office:value-type="float" office:value="143.205070907959" table:style-name="ce11">
            <text:p>143</text:p>
          </table:table-cell>
          <table:table-cell office:value-type="float" office:value="140.98336678514099" table:style-name="ce11">
            <text:p>141</text:p>
          </table:table-cell>
          <table:table-cell office:value-type="float" office:value="138.67846438005901" table:style-name="ce11">
            <text:p>139</text:p>
          </table:table-cell>
          <table:table-cell office:value-type="float" office:value="136.830860646025" table:style-name="ce11">
            <text:p>137</text:p>
          </table:table-cell>
          <table:table-cell office:value-type="float" office:value="135.85108845946101" table:style-name="ce11">
            <text:p>136</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3642170404902" table:style-name="ce11">
            <text:p>313</text:p>
          </table:table-cell>
          <table:table-cell office:value-type="float" office:value="136.66960988164601" table:style-name="ce11">
            <text:p>137</text:p>
          </table:table-cell>
          <table:table-cell office:value-type="float" office:value="109.44323044705899" table:style-name="ce11">
            <text:p>109</text:p>
          </table:table-cell>
          <table:table-cell office:value-type="float" office:value="132.89824806158001" table:style-name="ce11">
            <text:p>133</text:p>
          </table:table-cell>
          <table:table-cell office:value-type="float" office:value="256.80720596645801" table:style-name="ce11">
            <text:p>257</text:p>
          </table:table-cell>
          <table:table-cell office:value-type="float" office:value="262.779001135268" table:style-name="ce11">
            <text:p>263</text:p>
          </table:table-cell>
          <table:table-cell office:value-type="float" office:value="275.82112896093099" table:style-name="ce11">
            <text:p>276</text:p>
          </table:table-cell>
          <table:table-cell office:value-type="float" office:value="287.403552635111" table:style-name="ce11">
            <text:p>287</text:p>
          </table:table-cell>
          <table:table-cell office:value-type="float" office:value="287.42405739483502" table:style-name="ce11">
            <text:p>287</text:p>
          </table:table-cell>
          <table:table-cell office:value-type="float" office:value="289.31619161775302" table:style-name="ce11">
            <text:p>289</text:p>
          </table:table-cell>
          <table:table-cell office:value-type="float" office:value="285.12828992830401" table:style-name="ce11">
            <text:p>285</text:p>
          </table:table-cell>
          <table:table-cell office:value-type="float" office:value="282.61430303590299" table:style-name="ce11">
            <text:p>283</text:p>
          </table:table-cell>
          <table:table-cell office:value-type="float" office:value="282.98473844098697" table:style-name="ce11">
            <text:p>283</text:p>
          </table:table-cell>
          <table:table-cell office:value-type="float" office:value="282.80600199129702" table:style-name="ce11">
            <text:p>283</text:p>
          </table:table-cell>
          <table:table-cell office:value-type="float" office:value="280.33764548513699" table:style-name="ce11">
            <text:p>280</text:p>
          </table:table-cell>
          <table:table-cell office:value-type="float" office:value="277.63082099548802" table:style-name="ce11">
            <text:p>278</text:p>
          </table:table-cell>
          <table:table-cell office:value-type="float" office:value="273.80403058019601" table:style-name="ce11">
            <text:p>274</text:p>
          </table:table-cell>
          <table:table-cell office:value-type="float" office:value="269.65324609372698" table:style-name="ce11">
            <text:p>270</text:p>
          </table:table-cell>
          <table:table-cell office:value-type="float" office:value="267.28554607703398" table:style-name="ce11">
            <text:p>267</text:p>
          </table:table-cell>
          <table:table-cell office:value-type="float" office:value="268.35314256584297" table:style-name="ce11">
            <text:p>268</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65.2497734014096" table:style-name="ce11">
            <text:p>7,565</text:p>
          </table:table-cell>
          <table:table-cell office:value-type="float" office:value="7558.8785483604097" table:style-name="ce11">
            <text:p>7,559</text:p>
          </table:table-cell>
          <table:table-cell office:value-type="float" office:value="7577.9355847364895" table:style-name="ce11">
            <text:p>7,578</text:p>
          </table:table-cell>
          <table:table-cell office:value-type="float" office:value="7592.2449182865103" table:style-name="ce11">
            <text:p>7,592</text:p>
          </table:table-cell>
          <table:table-cell office:value-type="float" office:value="7593.0846151659398" table:style-name="ce11">
            <text:p>7,593</text:p>
          </table:table-cell>
          <table:table-cell office:value-type="float" office:value="7608.8550322569899" table:style-name="ce11">
            <text:p>7,609</text:p>
          </table:table-cell>
          <table:table-cell office:value-type="float" office:value="7644.3247136374002" table:style-name="ce11">
            <text:p>7,644</text:p>
          </table:table-cell>
          <table:table-cell office:value-type="float" office:value="7689.9561328098298" table:style-name="ce11">
            <text:p>7,690</text:p>
          </table:table-cell>
          <table:table-cell office:value-type="float" office:value="7740.6274054103296" table:style-name="ce11">
            <text:p>7,741</text:p>
          </table:table-cell>
          <table:table-cell office:value-type="float" office:value="7798.8320476772196" table:style-name="ce11">
            <text:p>7,799</text:p>
          </table:table-cell>
          <table:table-cell office:value-type="float" office:value="7864.9903064195096" table:style-name="ce11">
            <text:p>7,865</text:p>
          </table:table-cell>
          <table:table-cell office:value-type="float" office:value="7942.19052628384" table:style-name="ce11">
            <text:p>7,942</text:p>
          </table:table-cell>
          <table:table-cell office:value-type="float" office:value="8029.4834205198704" table:style-name="ce11">
            <text:p>8,029</text:p>
          </table:table-cell>
          <table:table-cell office:value-type="float" office:value="8129.1440974260004" table:style-name="ce11">
            <text:p>8,129</text:p>
          </table:table-cell>
          <table:table-cell office:value-type="float" office:value="8249.5785954474795" table:style-name="ce11">
            <text:p>8,250</text:p>
          </table:table-cell>
          <table:table-cell office:value-type="float" office:value="8386.9046883834799" table:style-name="ce11">
            <text:p>8,387</text:p>
          </table:table-cell>
          <table:table-cell office:value-type="float" office:value="8530.0679447136899" table:style-name="ce11">
            <text:p>8,530</text:p>
          </table:table-cell>
          <table:table-cell office:value-type="float" office:value="8677.7298699253497" table:style-name="ce11">
            <text:p>8,678</text:p>
          </table:table-cell>
          <table:table-cell office:value-type="float" office:value="8833.4003791038795" table:style-name="ce11">
            <text:p>8,83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699"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796" table:style-name="ce11">
            <text:p>8,579</text:p>
          </table:table-cell>
          <table:table-cell office:value-type="float" office:value="8496.1643588837906" table:style-name="ce11">
            <text:p>8,496</text:p>
          </table:table-cell>
          <table:table-cell office:value-type="float" office:value="7792.9306872668903" table:style-name="ce11">
            <text:p>7,793</text:p>
          </table:table-cell>
          <table:table-cell office:value-type="float" office:value="8079.5900525344896" table:style-name="ce11">
            <text:p>8,080</text:p>
          </table:table-cell>
          <table:table-cell office:value-type="float" office:value="8008.0346657712698" table:style-name="ce11">
            <text:p>8,008</text:p>
          </table:table-cell>
          <table:table-cell office:value-type="float" office:value="7903.8622873517897" table:style-name="ce11">
            <text:p>7,904</text:p>
          </table:table-cell>
          <table:table-cell office:value-type="float" office:value="7614.9215343429996" table:style-name="ce11">
            <text:p>7,615</text:p>
          </table:table-cell>
          <table:table-cell office:value-type="float" office:value="7400.1905149398699" table:style-name="ce11">
            <text:p>7,400</text:p>
          </table:table-cell>
          <table:table-cell office:value-type="float" office:value="7314.3716942525398" table:style-name="ce11">
            <text:p>7,314</text:p>
          </table:table-cell>
          <table:table-cell office:value-type="float" office:value="7270.20632727458" table:style-name="ce11">
            <text:p>7,270</text:p>
          </table:table-cell>
          <table:table-cell office:value-type="float" office:value="7269.4153039522398" table:style-name="ce11">
            <text:p>7,269</text:p>
          </table:table-cell>
          <table:table-cell office:value-type="float" office:value="7277.8034072093296" table:style-name="ce11">
            <text:p>7,278</text:p>
          </table:table-cell>
          <table:table-cell office:value-type="float" office:value="7289.69771666427" table:style-name="ce11">
            <text:p>7,290</text:p>
          </table:table-cell>
          <table:table-cell office:value-type="float" office:value="7315.1264936084099" table:style-name="ce11">
            <text:p>7,315</text:p>
          </table:table-cell>
          <table:table-cell office:value-type="float" office:value="7360.9326577537104" table:style-name="ce11">
            <text:p>7,361</text:p>
          </table:table-cell>
          <table:table-cell office:value-type="float" office:value="7433.1545787866298" table:style-name="ce11">
            <text:p>7,433</text:p>
          </table:table-cell>
          <table:table-cell office:value-type="float" office:value="7538.1090792721398" table:style-name="ce11">
            <text:p>7,538</text:p>
          </table:table-cell>
          <table:table-cell office:value-type="float" office:value="7694.8221402977697" table:style-name="ce11">
            <text:p>7,695</text:p>
          </table:table-cell>
          <table:table-cell office:value-type="float" office:value="7896.7316913632903" table:style-name="ce11">
            <text:p>7,897</text:p>
          </table:table-cell>
          <table:table-cell office:value-type="float" office:value="8143.1131736068201" table:style-name="ce11">
            <text:p>8,143</text:p>
          </table:table-cell>
          <table:table-cell office:value-type="float" office:value="8360.7558293597394" table:style-name="ce11">
            <text:p>8,361</text:p>
          </table:table-cell>
          <table:table-cell office:value-type="float" office:value="8566.7369926686806" table:style-name="ce11">
            <text:p>8,567</text:p>
          </table:table-cell>
          <table:table-cell office:value-type="float" office:value="8784.3307108900099" table:style-name="ce11">
            <text:p>8,78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3.30137706184" table:style-name="ce11">
            <text:p>2,183</text:p>
          </table:table-cell>
          <table:table-cell office:value-type="float" office:value="2172.95359939934" table:style-name="ce11">
            <text:p>2,173</text:p>
          </table:table-cell>
          <table:table-cell office:value-type="float" office:value="2136.6222843626601" table:style-name="ce11">
            <text:p>2,137</text:p>
          </table:table-cell>
          <table:table-cell office:value-type="float" office:value="2111.0047156043001" table:style-name="ce11">
            <text:p>2,111</text:p>
          </table:table-cell>
          <table:table-cell office:value-type="float" office:value="2102.8965545449" table:style-name="ce11">
            <text:p>2,103</text:p>
          </table:table-cell>
          <table:table-cell office:value-type="float" office:value="2104.3384478401999" table:style-name="ce11">
            <text:p>2,104</text:p>
          </table:table-cell>
          <table:table-cell office:value-type="float" office:value="2110.78012029197" table:style-name="ce11">
            <text:p>2,111</text:p>
          </table:table-cell>
          <table:table-cell office:value-type="float" office:value="2118.0684726524901" table:style-name="ce11">
            <text:p>2,118</text:p>
          </table:table-cell>
          <table:table-cell office:value-type="float" office:value="2126.0960795881601" table:style-name="ce11">
            <text:p>2,126</text:p>
          </table:table-cell>
          <table:table-cell office:value-type="float" office:value="2134.7246487753901" table:style-name="ce11">
            <text:p>2,135</text:p>
          </table:table-cell>
          <table:table-cell office:value-type="float" office:value="2149.58295821819" table:style-name="ce11">
            <text:p>2,150</text:p>
          </table:table-cell>
          <table:table-cell office:value-type="float" office:value="2176.62421036763" table:style-name="ce11">
            <text:p>2,177</text:p>
          </table:table-cell>
          <table:table-cell office:value-type="float" office:value="2213.3145025632398" table:style-name="ce11">
            <text:p>2,213</text:p>
          </table:table-cell>
          <table:table-cell office:value-type="float" office:value="2269.1402067582098" table:style-name="ce11">
            <text:p>2,269</text:p>
          </table:table-cell>
          <table:table-cell office:value-type="float" office:value="2322.54656493835" table:style-name="ce11">
            <text:p>2,323</text:p>
          </table:table-cell>
          <table:table-cell office:value-type="float" office:value="2394.5450696197599" table:style-name="ce11">
            <text:p>2,395</text:p>
          </table:table-cell>
          <table:table-cell office:value-type="float" office:value="2442.6366250917299" table:style-name="ce11">
            <text:p>2,443</text:p>
          </table:table-cell>
          <table:table-cell office:value-type="float" office:value="2474.6680722954802" table:style-name="ce11">
            <text:p>2,475</text:p>
          </table:table-cell>
          <table:table-cell office:value-type="float" office:value="2506.2691394645099" table:style-name="ce11">
            <text:p>2,50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59.5674895883899" table:style-name="ce11">
            <text:p>1,860</text:p>
          </table:table-cell>
          <table:table-cell office:value-type="float" office:value="1916.3037232967099" table:style-name="ce11">
            <text:p>1,916</text:p>
          </table:table-cell>
          <table:table-cell office:value-type="float" office:value="1933.1627211642101" table:style-name="ce11">
            <text:p>1,933</text:p>
          </table:table-cell>
          <table:table-cell office:value-type="float" office:value="1961.9379752612101" table:style-name="ce11">
            <text:p>1,962</text:p>
          </table:table-cell>
          <table:table-cell office:value-type="float" office:value="1977.20352192583" table:style-name="ce11">
            <text:p>1,977</text:p>
          </table:table-cell>
          <table:table-cell office:value-type="float" office:value="1984.0316924797" table:style-name="ce11">
            <text:p>1,984</text:p>
          </table:table-cell>
          <table:table-cell office:value-type="float" office:value="1995.98678272147" table:style-name="ce11">
            <text:p>1,996</text:p>
          </table:table-cell>
          <table:table-cell office:value-type="float" office:value="2006.7925652414101" table:style-name="ce11">
            <text:p>2,007</text:p>
          </table:table-cell>
          <table:table-cell office:value-type="float" office:value="2016.58656425339" table:style-name="ce11">
            <text:p>2,017</text:p>
          </table:table-cell>
          <table:table-cell office:value-type="float" office:value="2027.07721239684" table:style-name="ce11">
            <text:p>2,027</text:p>
          </table:table-cell>
          <table:table-cell office:value-type="float" office:value="2021.3931830496999" table:style-name="ce11">
            <text:p>2,021</text:p>
          </table:table-cell>
          <table:table-cell office:value-type="float" office:value="1985.7327228527299" table:style-name="ce11">
            <text:p>1,986</text:p>
          </table:table-cell>
          <table:table-cell office:value-type="float" office:value="1920.8318661625101" table:style-name="ce11">
            <text:p>1,921</text:p>
          </table:table-cell>
          <table:table-cell office:value-type="float" office:value="1793.47844112194" table:style-name="ce11">
            <text:p>1,793</text:p>
          </table:table-cell>
          <table:table-cell office:value-type="float" office:value="1661.53584760731" table:style-name="ce11">
            <text:p>1,662</text:p>
          </table:table-cell>
          <table:table-cell office:value-type="float" office:value="1476.5046884390999" table:style-name="ce11">
            <text:p>1,477</text:p>
          </table:table-cell>
          <table:table-cell office:value-type="float" office:value="1373.2893027897201" table:style-name="ce11">
            <text:p>1,373</text:p>
          </table:table-cell>
          <table:table-cell office:value-type="float" office:value="1331.23796790351" table:style-name="ce11">
            <text:p>1,331</text:p>
          </table:table-cell>
          <table:table-cell office:value-type="float" office:value="1303.69053670106" table:style-name="ce11">
            <text:p>1,30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704" table:style-name="ce11">
            <text:p>989</text:p>
          </table:table-cell>
          <table:table-cell office:value-type="float" office:value="957.11635276372704" table:style-name="ce11">
            <text:p>957</text:p>
          </table:table-cell>
          <table:table-cell office:value-type="float" office:value="944.24640064493701" table:style-name="ce11">
            <text:p>944</text:p>
          </table:table-cell>
          <table:table-cell office:value-type="float" office:value="931.84507798980701" table:style-name="ce11">
            <text:p>932</text:p>
          </table:table-cell>
          <table:table-cell office:value-type="float" office:value="897.46251990318501" table:style-name="ce11">
            <text:p>897</text:p>
          </table:table-cell>
          <table:table-cell office:value-type="float" office:value="892.458688767176" table:style-name="ce11">
            <text:p>892</text:p>
          </table:table-cell>
          <table:table-cell office:value-type="float" office:value="897.34299441467499" table:style-name="ce11">
            <text:p>897</text:p>
          </table:table-cell>
          <table:table-cell office:value-type="float" office:value="900.58203280613702" table:style-name="ce11">
            <text:p>901</text:p>
          </table:table-cell>
          <table:table-cell office:value-type="float" office:value="907.32489644770806" table:style-name="ce11">
            <text:p>907</text:p>
          </table:table-cell>
          <table:table-cell office:value-type="float" office:value="914.44040134984402" table:style-name="ce11">
            <text:p>914</text:p>
          </table:table-cell>
          <table:table-cell office:value-type="float" office:value="921.30918048665603" table:style-name="ce11">
            <text:p>921</text:p>
          </table:table-cell>
          <table:table-cell office:value-type="float" office:value="929.75465990892906" table:style-name="ce11">
            <text:p>930</text:p>
          </table:table-cell>
          <table:table-cell office:value-type="float" office:value="939.41287238223299" table:style-name="ce11">
            <text:p>939</text:p>
          </table:table-cell>
          <table:table-cell office:value-type="float" office:value="950.12250087078996" table:style-name="ce11">
            <text:p>950</text:p>
          </table:table-cell>
          <table:table-cell office:value-type="float" office:value="962.43149413021501" table:style-name="ce11">
            <text:p>962</text:p>
          </table:table-cell>
          <table:table-cell office:value-type="float" office:value="977.19569831161402" table:style-name="ce11">
            <text:p>977</text:p>
          </table:table-cell>
          <table:table-cell office:value-type="float" office:value="994.20760333303701" table:style-name="ce11">
            <text:p>994</text:p>
          </table:table-cell>
          <table:table-cell office:value-type="float" office:value="1011.32386231111" table:style-name="ce11">
            <text:p>1,011</text:p>
          </table:table-cell>
          <table:table-cell office:value-type="float" office:value="1028.9635618244799" table:style-name="ce11">
            <text:p>1,029</text:p>
          </table:table-cell>
          <table:table-cell office:value-type="float" office:value="1047.58458283459" table:style-name="ce11">
            <text:p>1,048</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4.9544025206501" table:style-name="ce11">
            <text:p>1,435</text:p>
          </table:table-cell>
          <table:table-cell office:value-type="float" office:value="1400.4832295507599" table:style-name="ce11">
            <text:p>1,400</text:p>
          </table:table-cell>
          <table:table-cell office:value-type="float" office:value="1369.45454237985" table:style-name="ce11">
            <text:p>1,369</text:p>
          </table:table-cell>
          <table:table-cell office:value-type="float" office:value="1337.99623492674" table:style-name="ce11">
            <text:p>1,338</text:p>
          </table:table-cell>
          <table:table-cell office:value-type="float" office:value="1336.3440982454699" table:style-name="ce11">
            <text:p>1,336</text:p>
          </table:table-cell>
          <table:table-cell office:value-type="float" office:value="1317.6785145193501" table:style-name="ce11">
            <text:p>1,318</text:p>
          </table:table-cell>
          <table:table-cell office:value-type="float" office:value="1311.4209217267601" table:style-name="ce11">
            <text:p>1,311</text:p>
          </table:table-cell>
          <table:table-cell office:value-type="float" office:value="1301.1978313049999" table:style-name="ce11">
            <text:p>1,301</text:p>
          </table:table-cell>
          <table:table-cell office:value-type="float" office:value="1292.56460992914" table:style-name="ce11">
            <text:p>1,293</text:p>
          </table:table-cell>
          <table:table-cell office:value-type="float" office:value="1286.14201699059" table:style-name="ce11">
            <text:p>1,286</text:p>
          </table:table-cell>
          <table:table-cell office:value-type="float" office:value="1279.6144769596001" table:style-name="ce11">
            <text:p>1,280</text:p>
          </table:table-cell>
          <table:table-cell office:value-type="float" office:value="1275.0355233969301" table:style-name="ce11">
            <text:p>1,275</text:p>
          </table:table-cell>
          <table:table-cell office:value-type="float" office:value="1271.2791146073" table:style-name="ce11">
            <text:p>1,271</text:p>
          </table:table-cell>
          <table:table-cell office:value-type="float" office:value="1272.58166070517" table:style-name="ce11">
            <text:p>1,273</text:p>
          </table:table-cell>
          <table:table-cell office:value-type="float" office:value="1278.72553576208" table:style-name="ce11">
            <text:p>1,279</text:p>
          </table:table-cell>
          <table:table-cell office:value-type="float" office:value="1285.6497504997201" table:style-name="ce11">
            <text:p>1,286</text:p>
          </table:table-cell>
          <table:table-cell office:value-type="float" office:value="1291.1919662816499" table:style-name="ce11">
            <text:p>1,291</text:p>
          </table:table-cell>
          <table:table-cell office:value-type="float" office:value="1297.2184744431599" table:style-name="ce11">
            <text:p>1,297</text:p>
          </table:table-cell>
          <table:table-cell office:value-type="float" office:value="1297.73851869126" table:style-name="ce11">
            <text:p>1,29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2"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802" table:style-name="ce11">
            <text:p>2,999</text:p>
          </table:table-cell>
          <table:table-cell office:value-type="float" office:value="3157.8319740455099" table:style-name="ce11">
            <text:p>3,158</text:p>
          </table:table-cell>
          <table:table-cell office:value-type="float" office:value="3059.9729396478201" table:style-name="ce11">
            <text:p>3,060</text:p>
          </table:table-cell>
          <table:table-cell office:value-type="float" office:value="3031.1758936484798" table:style-name="ce11">
            <text:p>3,031</text:p>
          </table:table-cell>
          <table:table-cell office:value-type="float" office:value="3010.4314777862401" table:style-name="ce11">
            <text:p>3,010</text:p>
          </table:table-cell>
          <table:table-cell office:value-type="float" office:value="3019.7183288303199" table:style-name="ce11">
            <text:p>3,020</text:p>
          </table:table-cell>
          <table:table-cell office:value-type="float" office:value="3052.6584298972498" table:style-name="ce11">
            <text:p>3,053</text:p>
          </table:table-cell>
          <table:table-cell office:value-type="float" office:value="3103.7024412442001" table:style-name="ce11">
            <text:p>3,104</text:p>
          </table:table-cell>
          <table:table-cell office:value-type="float" office:value="3166.7212936464698" table:style-name="ce11">
            <text:p>3,167</text:p>
          </table:table-cell>
          <table:table-cell office:value-type="float" office:value="3205.1487910279102" table:style-name="ce11">
            <text:p>3,205</text:p>
          </table:table-cell>
          <table:table-cell office:value-type="float" office:value="3227.5990253938899" table:style-name="ce11">
            <text:p>3,228</text:p>
          </table:table-cell>
          <table:table-cell office:value-type="float" office:value="3276.89933843478" table:style-name="ce11">
            <text:p>3,277</text:p>
          </table:table-cell>
          <table:table-cell office:value-type="float" office:value="3303.0023609381801" table:style-name="ce11">
            <text:p>3,303</text:p>
          </table:table-cell>
          <table:table-cell office:value-type="float" office:value="3331.5189744683698" table:style-name="ce11">
            <text:p>3,332</text:p>
          </table:table-cell>
          <table:table-cell office:value-type="float" office:value="3367.17329729019" table:style-name="ce11">
            <text:p>3,367</text:p>
          </table:table-cell>
          <table:table-cell office:value-type="float" office:value="3412.8528596416099" table:style-name="ce11">
            <text:p>3,413</text:p>
          </table:table-cell>
          <table:table-cell office:value-type="float" office:value="3455.6874400644601" table:style-name="ce11">
            <text:p>3,456</text:p>
          </table:table-cell>
          <table:table-cell office:value-type="float" office:value="3496.54882301013" table:style-name="ce11">
            <text:p>3,497</text:p>
          </table:table-cell>
          <table:table-cell office:value-type="float" office:value="3536.9863417268102" table:style-name="ce11">
            <text:p>3,537</text:p>
          </table:table-cell>
          <table:table-cell office:value-type="float" office:value="3580.65040155408" table:style-name="ce11">
            <text:p>3,581</text:p>
          </table:table-cell>
          <table:table-cell office:value-type="float" office:value="3619.5448821813902" table:style-name="ce11">
            <text:p>3,620</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5901" table:style-name="ce11">
            <text:p>695</text:p>
          </table:table-cell>
          <table:table-cell office:value-type="float" office:value="697.75559624070502" table:style-name="ce11">
            <text:p>698</text:p>
          </table:table-cell>
          <table:table-cell office:value-type="float" office:value="699.91356855788899"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402"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597" table:style-name="ce11">
            <text:p>79</text:p>
          </table:table-cell>
          <table:table-cell office:value-type="float" office:value="87.087888021101605" table:style-name="ce11">
            <text:p>87</text:p>
          </table:table-cell>
          <table:table-cell office:value-type="float" office:value="99.331204404937196" table:style-name="ce11">
            <text:p>99</text:p>
          </table:table-cell>
          <table:table-cell office:value-type="float" office:value="112.966189745056" table:style-name="ce11">
            <text:p>113</text:p>
          </table:table-cell>
          <table:table-cell office:value-type="float" office:value="119.56641722918501" table:style-name="ce11">
            <text:p>120</text:p>
          </table:table-cell>
          <table:table-cell office:value-type="float" office:value="124.522048309507" table:style-name="ce11">
            <text:p>125</text:p>
          </table:table-cell>
          <table:table-cell office:value-type="float" office:value="129.75556545247301" table:style-name="ce11">
            <text:p>130</text:p>
          </table:table-cell>
          <table:table-cell office:value-type="float" office:value="132.03889912620301" table:style-name="ce11">
            <text:p>132</text:p>
          </table:table-cell>
          <table:table-cell office:value-type="float" office:value="133.904464942369" table:style-name="ce11">
            <text:p>134</text:p>
          </table:table-cell>
          <table:table-cell office:value-type="float" office:value="135.332370913754" table:style-name="ce11">
            <text:p>135</text:p>
          </table:table-cell>
          <table:table-cell office:value-type="float" office:value="136.020793375968" table:style-name="ce11">
            <text:p>136</text:p>
          </table:table-cell>
          <table:table-cell office:value-type="float" office:value="136.556262413697" table:style-name="ce11">
            <text:p>137</text:p>
          </table:table-cell>
          <table:table-cell office:value-type="float" office:value="137.049093116081" table:style-name="ce11">
            <text:p>137</text:p>
          </table:table-cell>
          <table:table-cell office:value-type="float" office:value="136.09009838516499" table:style-name="ce11">
            <text:p>136</text:p>
          </table:table-cell>
          <table:table-cell office:value-type="float" office:value="131.828338111254" table:style-name="ce11">
            <text:p>132</text:p>
          </table:table-cell>
          <table:table-cell office:value-type="float" office:value="119.03454747114201" table:style-name="ce11">
            <text:p>119</text:p>
          </table:table-cell>
          <table:table-cell office:value-type="float" office:value="95.962510994520898" table:style-name="ce11">
            <text:p>96</text:p>
          </table:table-cell>
          <table:table-cell office:value-type="float" office:value="75.658621892396397" table:style-name="ce11">
            <text:p>76</text:p>
          </table:table-cell>
          <table:table-cell office:value-type="float" office:value="56.500711636265002" table:style-name="ce11">
            <text:p>57</text:p>
          </table:table-cell>
          <table:table-cell office:value-type="float" office:value="42.539226303912898" table:style-name="ce11">
            <text:p>43</text:p>
          </table:table-cell>
          <table:table-cell office:value-type="float" office:value="29.846735799985598" table:style-name="ce11">
            <text:p>30</text:p>
          </table:table-cell>
          <table:table-cell office:value-type="float" office:value="18.706771985487901"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4994"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229695460488" table:style-name="ce11">
            <text:p>11</text:p>
          </table:table-cell>
          <table:table-cell office:value-type="float" office:value="9.1592220836773706" table:style-name="ce11">
            <text:p>9</text:p>
          </table:table-cell>
          <table:table-cell office:value-type="float" office:value="7.8522867678913002" table:style-name="ce11">
            <text:p>8</text:p>
          </table:table-cell>
          <table:table-cell office:value-type="float" office:value="6.6454884832802303" table:style-name="ce11">
            <text:p>7</text:p>
          </table:table-cell>
          <table:table-cell office:value-type="float" office:value="5.9342293176027496" table:style-name="ce11">
            <text:p>6</text:p>
          </table:table-cell>
          <table:table-cell office:value-type="float" office:value="5.0130594898016403" table:style-name="ce11">
            <text:p>5</text:p>
          </table:table-cell>
          <table:table-cell office:value-type="float" office:value="4.3459886195264197" table:style-name="ce11">
            <text:p>4</text:p>
          </table:table-cell>
          <table:table-cell office:value-type="float" office:value="3.5980405745438602" table:style-name="ce11">
            <text:p>4</text:p>
          </table:table-cell>
          <table:table-cell office:value-type="float" office:value="2.9243286142296898" table:style-name="ce11">
            <text:p>3</text:p>
          </table:table-cell>
          <table:table-cell office:value-type="float" office:value="2.4520030169654099" table:style-name="ce11">
            <text:p>2</text:p>
          </table:table-cell>
          <table:table-cell office:value-type="float" office:value="1.92968251552439" table:style-name="ce11">
            <text:p>2</text:p>
          </table:table-cell>
          <table:table-cell office:value-type="float" office:value="1.4956953394671" table:style-name="ce11">
            <text:p>1</text:p>
          </table:table-cell>
          <table:table-cell office:value-type="float" office:value="1.13324694700074" table:style-name="ce11">
            <text:p>1</text:p>
          </table:table-cell>
          <table:table-cell office:value-type="float" office:value="0.85771242178530904" table:style-name="ce11">
            <text:p>1</text:p>
          </table:table-cell>
          <table:table-cell office:value-type="float" office:value="0.60726995408565099" table:style-name="ce11">
            <text:p>1</text:p>
          </table:table-cell>
          <table:table-cell office:value-type="float" office:value="0.449395017943724" table:style-name="ce11">
            <text:p>0</text:p>
          </table:table-cell>
          <table:table-cell office:value-type="float" office:value="0.24656137483981999" table:style-name="ce11">
            <text:p>0</text:p>
          </table:table-cell>
          <table:table-cell office:value-type="float" office:value="2.6389195509589802E-2"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46.85918369165404" table:style-name="ce11">
            <text:p>847</text:p>
          </table:table-cell>
          <table:table-cell office:value-type="float" office:value="1021.24025476103" table:style-name="ce11">
            <text:p>1,021</text:p>
          </table:table-cell>
          <table:table-cell office:value-type="float" office:value="1244.8095728350199" table:style-name="ce11">
            <text:p>1,245</text:p>
          </table:table-cell>
          <table:table-cell office:value-type="float" office:value="1512.6396333780301" table:style-name="ce11">
            <text:p>1,513</text:p>
          </table:table-cell>
          <table:table-cell office:value-type="float" office:value="1860.220839416" table:style-name="ce11">
            <text:p>1,860</text:p>
          </table:table-cell>
          <table:table-cell office:value-type="float" office:value="2166.6053515967401" table:style-name="ce11">
            <text:p>2,167</text:p>
          </table:table-cell>
          <table:table-cell office:value-type="float" office:value="2480.9136989712501" table:style-name="ce11">
            <text:p>2,481</text:p>
          </table:table-cell>
          <table:table-cell office:value-type="float" office:value="2794.87145418712" table:style-name="ce11">
            <text:p>2,795</text:p>
          </table:table-cell>
          <table:table-cell office:value-type="float" office:value="3103.0589857867299" table:style-name="ce11">
            <text:p>3,103</text:p>
          </table:table-cell>
          <table:table-cell office:value-type="float" office:value="3408.3043752323101" table:style-name="ce11">
            <text:p>3,408</text:p>
          </table:table-cell>
          <table:table-cell office:value-type="float" office:value="3702.0502247372801" table:style-name="ce11">
            <text:p>3,702</text:p>
          </table:table-cell>
          <table:table-cell office:value-type="float" office:value="4104.0391388544604" table:style-name="ce11">
            <text:p>4,104</text:p>
          </table:table-cell>
          <table:table-cell office:value-type="float" office:value="4411.6115180092302" table:style-name="ce11">
            <text:p>4,412</text:p>
          </table:table-cell>
          <table:table-cell office:value-type="float" office:value="4676.2420056481897" table:style-name="ce11">
            <text:p>4,676</text:p>
          </table:table-cell>
          <table:table-cell office:value-type="float" office:value="4927.1312798707704" table:style-name="ce11">
            <text:p>4,927</text:p>
          </table:table-cell>
          <table:table-cell office:value-type="float" office:value="5163.7337363248298" table:style-name="ce11">
            <text:p>5,164</text:p>
          </table:table-cell>
          <table:table-cell office:value-type="float" office:value="5369.3038298567999" table:style-name="ce11">
            <text:p>5,369</text:p>
          </table:table-cell>
          <table:table-cell office:value-type="float" office:value="5550.3923572265603" table:style-name="ce11">
            <text:p>5,550</text:p>
          </table:table-cell>
          <table:table-cell office:value-type="float" office:value="5714.2211588178197" table:style-name="ce11">
            <text:p>5,714</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99E-2" table:style-name="ce11">
            <text:p>0</text:p>
          </table:table-cell>
          <table:table-cell office:value-type="float" office:value="4.0695168073080899E-2" table:style-name="ce11">
            <text:p>0</text:p>
          </table:table-cell>
          <table:table-cell office:value-type="float" office:value="4.1984803681030698E-2" table:style-name="ce11">
            <text:p>0</text:p>
          </table:table-cell>
          <table:table-cell office:value-type="float" office:value="4.1411632299719697E-2" table:style-name="ce11">
            <text:p>0</text:p>
          </table:table-cell>
          <table:table-cell office:value-type="float" office:value="4.1554925145047397E-2" table:style-name="ce11">
            <text:p>0</text:p>
          </table:table-cell>
          <table:table-cell office:value-type="float" office:value="4.1984803681030698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7E-2" table:style-name="ce11">
            <text:p>0</text:p>
          </table:table-cell>
          <table:table-cell office:value-type="float" office:value="3.9736590899936697E-2" table:style-name="ce11">
            <text:p>0</text:p>
          </table:table-cell>
          <table:table-cell office:value-type="float" office:value="3.1218328712521799E-2" table:style-name="ce11">
            <text:p>0</text:p>
          </table:table-cell>
          <table:table-cell office:value-type="float" office:value="2.1499019234289998E-2" table:style-name="ce11">
            <text:p>0</text:p>
          </table:table-cell>
          <table:table-cell office:value-type="float" office:value="3.2645553074978698E-2" table:style-name="ce11">
            <text:p>0</text:p>
          </table:table-cell>
          <table:table-cell office:value-type="float" office:value="6.5833767116574807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801" table:style-name="ce11">
            <text:p>0</text:p>
          </table:table-cell>
          <table:table-cell office:value-type="float" office:value="0.50023038393902197" table:style-name="ce11">
            <text:p>1</text:p>
          </table:table-cell>
          <table:table-cell office:value-type="float" office:value="0.62260832633947905" table:style-name="ce11">
            <text:p>1</text:p>
          </table:table-cell>
          <table:table-cell office:value-type="float" office:value="0.75466144090846499" table:style-name="ce11">
            <text:p>1</text:p>
          </table:table-cell>
          <table:table-cell office:value-type="float" office:value="0.86219697093279202" table:style-name="ce11">
            <text:p>1</text:p>
          </table:table-cell>
          <table:table-cell office:value-type="float" office:value="0.95625173366085703" table:style-name="ce11">
            <text:p>1</text:p>
          </table:table-cell>
          <table:table-cell office:value-type="float" office:value="1.0263274652493599" table:style-name="ce11">
            <text:p>1</text:p>
          </table:table-cell>
          <table:table-cell office:value-type="float" office:value="1.0727910202694899" table:style-name="ce11">
            <text:p>1</text:p>
          </table:table-cell>
          <table:table-cell office:value-type="float" office:value="1.1016800867993" table:style-name="ce11">
            <text:p>1</text:p>
          </table:table-cell>
          <table:table-cell office:value-type="float" office:value="1.0960637892829701" table:style-name="ce11">
            <text:p>1</text:p>
          </table:table-cell>
          <table:table-cell office:value-type="float" office:value="1.0839983833779101" table:style-name="ce11">
            <text:p>1</text:p>
          </table:table-cell>
          <table:table-cell office:value-type="float" office:value="1.0689290444934501" table:style-name="ce11">
            <text:p>1</text:p>
          </table:table-cell>
          <table:table-cell office:value-type="float" office:value="1.0532530187172999" table:style-name="ce11">
            <text:p>1</text:p>
          </table:table-cell>
          <table:table-cell office:value-type="float" office:value="1.0371307595347099" table:style-name="ce11">
            <text:p>1</text:p>
          </table:table-cell>
          <table:table-cell office:value-type="float" office:value="1.0221876811675199" table:style-name="ce11">
            <text:p>1</text:p>
          </table:table-cell>
          <table:table-cell office:value-type="float" office:value="1.0097293572035999" table:style-name="ce11">
            <text:p>1</text:p>
          </table:table-cell>
          <table:table-cell office:value-type="float" office:value="1.0019307490885301" table:style-name="ce11">
            <text:p>1</text:p>
          </table:table-cell>
          <table:table-cell office:value-type="float" office:value="0.99743804018605298" table:style-name="ce11">
            <text:p>1</text:p>
          </table:table-cell>
          <table:table-cell office:value-type="float" office:value="0.99567218168063498" table:style-name="ce11">
            <text:p>1</text:p>
          </table:table-cell>
          <table:table-cell office:value-type="float" office:value="0.99579187366443001"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98"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8001" table:style-name="ce11">
            <text:p>42,517</text:p>
          </table:table-cell>
          <table:table-cell office:value-type="float" office:value="42895.502413171598"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98"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401" table:style-name="ce11">
            <text:p>40,575</text:p>
          </table:table-cell>
          <table:table-cell office:value-type="float" office:value="40045.822992888301" table:style-name="ce11">
            <text:p>40,046</text:p>
          </table:table-cell>
          <table:table-cell office:value-type="float" office:value="39241.317743223299" table:style-name="ce11">
            <text:p>39,241</text:p>
          </table:table-cell>
          <table:table-cell office:value-type="float" office:value="31829.635581960501" table:style-name="ce11">
            <text:p>31,830</text:p>
          </table:table-cell>
          <table:table-cell office:value-type="float" office:value="32961.070432122702" table:style-name="ce11">
            <text:p>32,961</text:p>
          </table:table-cell>
          <table:table-cell office:value-type="float" office:value="35505.933991761602" table:style-name="ce11">
            <text:p>35,506</text:p>
          </table:table-cell>
          <table:table-cell office:value-type="float" office:value="33163.647763237503" table:style-name="ce11">
            <text:p>33,164</text:p>
          </table:table-cell>
          <table:table-cell office:value-type="float" office:value="32404.107557050898" table:style-name="ce11">
            <text:p>32,404</text:p>
          </table:table-cell>
          <table:table-cell office:value-type="float" office:value="31550.765351157599" table:style-name="ce11">
            <text:p>31,551</text:p>
          </table:table-cell>
          <table:table-cell office:value-type="float" office:value="30927.681306417198" table:style-name="ce11">
            <text:p>30,928</text:p>
          </table:table-cell>
          <table:table-cell office:value-type="float" office:value="29929.512367523101" table:style-name="ce11">
            <text:p>29,930</text:p>
          </table:table-cell>
          <table:table-cell office:value-type="float" office:value="28908.605846611699" table:style-name="ce11">
            <text:p>28,909</text:p>
          </table:table-cell>
          <table:table-cell office:value-type="float" office:value="27904.557713849601" table:style-name="ce11">
            <text:p>27,905</text:p>
          </table:table-cell>
          <table:table-cell office:value-type="float" office:value="26803.7141775577" table:style-name="ce11">
            <text:p>26,804</text:p>
          </table:table-cell>
          <table:table-cell office:value-type="float" office:value="25772.6698753981" table:style-name="ce11">
            <text:p>25,773</text:p>
          </table:table-cell>
          <table:table-cell office:value-type="float" office:value="24803.7671921078" table:style-name="ce11">
            <text:p>24,804</text:p>
          </table:table-cell>
          <table:table-cell office:value-type="float" office:value="23961.917707648001" table:style-name="ce11">
            <text:p>23,962</text:p>
          </table:table-cell>
          <table:table-cell office:value-type="float" office:value="23178.523873021601" table:style-name="ce11">
            <text:p>23,179</text:p>
          </table:table-cell>
          <table:table-cell office:value-type="float" office:value="22466.660607377398" table:style-name="ce11">
            <text:p>22,467</text:p>
          </table:table-cell>
          <table:table-cell office:value-type="float" office:value="21798.049397924198" table:style-name="ce11">
            <text:p>21,798</text:p>
          </table:table-cell>
          <table:table-cell office:value-type="float" office:value="21210.955182771599" table:style-name="ce11">
            <text:p>21,211</text:p>
          </table:table-cell>
          <table:table-cell office:value-type="float" office:value="20676.319318759099" table:style-name="ce11">
            <text:p>20,676</text:p>
          </table:table-cell>
          <table:table-cell office:value-type="float" office:value="20266.196275079699" table:style-name="ce11">
            <text:p>20,266</text:p>
          </table:table-cell>
          <table:table-cell office:value-type="float" office:value="19893.263161911698" table:style-name="ce11">
            <text:p>19,893</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3098" table:style-name="ce11">
            <text:p>75</text:p>
          </table:table-cell>
          <table:table-cell office:value-type="float" office:value="192.53690553707099" table:style-name="ce11">
            <text:p>193</text:p>
          </table:table-cell>
          <table:table-cell office:value-type="float" office:value="371.63778288552601"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9" table:style-name="ce11">
            <text:p>1,366</text:p>
          </table:table-cell>
          <table:table-cell office:value-type="float" office:value="1432.44069015672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15.2063920498499" table:style-name="ce11">
            <text:p>2,515</text:p>
          </table:table-cell>
          <table:table-cell office:value-type="float" office:value="2482.9242438102901" table:style-name="ce11">
            <text:p>2,483</text:p>
          </table:table-cell>
          <table:table-cell office:value-type="float" office:value="2545.0089388830302" table:style-name="ce11">
            <text:p>2,545</text:p>
          </table:table-cell>
          <table:table-cell office:value-type="float" office:value="2582.72495623949" table:style-name="ce11">
            <text:p>2,583</text:p>
          </table:table-cell>
          <table:table-cell office:value-type="float" office:value="2651.0450354069699" table:style-name="ce11">
            <text:p>2,651</text:p>
          </table:table-cell>
          <table:table-cell office:value-type="float" office:value="2683.7583559054701" table:style-name="ce11">
            <text:p>2,684</text:p>
          </table:table-cell>
          <table:table-cell office:value-type="float" office:value="2715.9695238517802" table:style-name="ce11">
            <text:p>2,716</text:p>
          </table:table-cell>
          <table:table-cell office:value-type="float" office:value="2745.7436582489099" table:style-name="ce11">
            <text:p>2,746</text:p>
          </table:table-cell>
          <table:table-cell office:value-type="float" office:value="2753.0335083118098" table:style-name="ce11">
            <text:p>2,753</text:p>
          </table:table-cell>
          <table:table-cell office:value-type="float" office:value="2749.1891687801899" table:style-name="ce11">
            <text:p>2,749</text:p>
          </table:table-cell>
          <table:table-cell office:value-type="float" office:value="2761.1549745470602" table:style-name="ce11">
            <text:p>2,761</text:p>
          </table:table-cell>
          <table:table-cell office:value-type="float" office:value="2694.3862757912998" table:style-name="ce11">
            <text:p>2,694</text:p>
          </table:table-cell>
          <table:table-cell office:value-type="float" office:value="2634.37941459685" table:style-name="ce11">
            <text:p>2,634</text:p>
          </table:table-cell>
          <table:table-cell office:value-type="float" office:value="2563.7602815340301" table:style-name="ce11">
            <text:p>2,564</text:p>
          </table:table-cell>
          <table:table-cell office:value-type="float" office:value="2532.4784409400299" table:style-name="ce11">
            <text:p>2,532</text:p>
          </table:table-cell>
          <table:table-cell office:value-type="float" office:value="2517.4436811645" table:style-name="ce11">
            <text:p>2,517</text:p>
          </table:table-cell>
          <table:table-cell office:value-type="float" office:value="2514.8640157698201" table:style-name="ce11">
            <text:p>2,515</text:p>
          </table:table-cell>
          <table:table-cell office:value-type="float" office:value="2527.8813114705799" table:style-name="ce11">
            <text:p>2,528</text:p>
          </table:table-cell>
          <table:table-cell office:value-type="float" office:value="2540.4348946126502" table:style-name="ce11">
            <text:p>2,540</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GDP_Low"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Economic Growth - Low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12712403" table:style-name="ce11">
            <text:p>126,235</text:p>
          </table:table-cell>
          <table:table-cell office:value-type="float" office:value="132331.934428015" table:style-name="ce11">
            <text:p>132,332</text:p>
          </table:table-cell>
          <table:table-cell office:value-type="float" office:value="126789.60422691501" table:style-name="ce11">
            <text:p>126,790</text:p>
          </table:table-cell>
          <table:table-cell office:value-type="float" office:value="125644.186418225" table:style-name="ce11">
            <text:p>125,644</text:p>
          </table:table-cell>
          <table:table-cell office:value-type="float" office:value="126385.23233180901" table:style-name="ce11">
            <text:p>126,385</text:p>
          </table:table-cell>
          <table:table-cell office:value-type="float" office:value="129045.091151024" table:style-name="ce11">
            <text:p>129,045</text:p>
          </table:table-cell>
          <table:table-cell office:value-type="float" office:value="130479.95833376401" table:style-name="ce11">
            <text:p>130,480</text:p>
          </table:table-cell>
          <table:table-cell office:value-type="float" office:value="130610.81905332601" table:style-name="ce11">
            <text:p>130,611</text:p>
          </table:table-cell>
          <table:table-cell office:value-type="float" office:value="130385.929900089" table:style-name="ce11">
            <text:p>130,386</text:p>
          </table:table-cell>
          <table:table-cell office:value-type="float" office:value="130063.76895243301" table:style-name="ce11">
            <text:p>130,064</text:p>
          </table:table-cell>
          <table:table-cell office:value-type="float" office:value="129501.013685557" table:style-name="ce11">
            <text:p>129,501</text:p>
          </table:table-cell>
          <table:table-cell office:value-type="float" office:value="129183.179794129" table:style-name="ce11">
            <text:p>129,183</text:p>
          </table:table-cell>
          <table:table-cell office:value-type="float" office:value="128849.73201708301" table:style-name="ce11">
            <text:p>128,850</text:p>
          </table:table-cell>
          <table:table-cell office:value-type="float" office:value="128507.44593767601" table:style-name="ce11">
            <text:p>128,507</text:p>
          </table:table-cell>
          <table:table-cell office:value-type="float" office:value="128151.16731003999" table:style-name="ce11">
            <text:p>128,151</text:p>
          </table:table-cell>
          <table:table-cell office:value-type="float" office:value="128055.361622346" table:style-name="ce11">
            <text:p>128,055</text:p>
          </table:table-cell>
          <table:table-cell office:value-type="float" office:value="128269.07014225201" table:style-name="ce11">
            <text:p>128,269</text:p>
          </table:table-cell>
          <table:table-cell office:value-type="float" office:value="128724.20323593001" table:style-name="ce11">
            <text:p>128,724</text:p>
          </table:table-cell>
          <table:table-cell office:value-type="float" office:value="129314.22935415" table:style-name="ce11">
            <text:p>129,314</text:p>
          </table:table-cell>
          <table:table-cell office:value-type="float" office:value="129803.816493727" table:style-name="ce11">
            <text:p>129,804</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99"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4" table:style-name="ce11">
            <text:p>126,070</text:p>
          </table:table-cell>
          <table:table-cell office:value-type="float" office:value="127312.141930946"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7332535399" table:style-name="ce11">
            <text:p>121,274</text:p>
          </table:table-cell>
          <table:table-cell office:value-type="float" office:value="119784.11131790301" table:style-name="ce11">
            <text:p>119,784</text:p>
          </table:table-cell>
          <table:table-cell office:value-type="float" office:value="114304.40585528201" table:style-name="ce11">
            <text:p>114,304</text:p>
          </table:table-cell>
          <table:table-cell office:value-type="float" office:value="113178.513835181" table:style-name="ce11">
            <text:p>113,179</text:p>
          </table:table-cell>
          <table:table-cell office:value-type="float" office:value="113906.590006913" table:style-name="ce11">
            <text:p>113,907</text:p>
          </table:table-cell>
          <table:table-cell office:value-type="float" office:value="116478.56181195901" table:style-name="ce11">
            <text:p>116,479</text:p>
          </table:table-cell>
          <table:table-cell office:value-type="float" office:value="117878.541374034" table:style-name="ce11">
            <text:p>117,879</text:p>
          </table:table-cell>
          <table:table-cell office:value-type="float" office:value="117946.091738508" table:style-name="ce11">
            <text:p>117,946</text:p>
          </table:table-cell>
          <table:table-cell office:value-type="float" office:value="117651.82799834201" table:style-name="ce11">
            <text:p>117,652</text:p>
          </table:table-cell>
          <table:table-cell office:value-type="float" office:value="117157.78088397101" table:style-name="ce11">
            <text:p>117,158</text:p>
          </table:table-cell>
          <table:table-cell office:value-type="float" office:value="116674.603442608" table:style-name="ce11">
            <text:p>116,675</text:p>
          </table:table-cell>
          <table:table-cell office:value-type="float" office:value="116252.79842192899" table:style-name="ce11">
            <text:p>116,253</text:p>
          </table:table-cell>
          <table:table-cell office:value-type="float" office:value="115986.951246766" table:style-name="ce11">
            <text:p>115,987</text:p>
          </table:table-cell>
          <table:table-cell office:value-type="float" office:value="115681.565534883" table:style-name="ce11">
            <text:p>115,682</text:p>
          </table:table-cell>
          <table:table-cell office:value-type="float" office:value="115437.442471325" table:style-name="ce11">
            <text:p>115,437</text:p>
          </table:table-cell>
          <table:table-cell office:value-type="float" office:value="115400.78931206701" table:style-name="ce11">
            <text:p>115,401</text:p>
          </table:table-cell>
          <table:table-cell office:value-type="float" office:value="115544.813639164" table:style-name="ce11">
            <text:p>115,545</text:p>
          </table:table-cell>
          <table:table-cell office:value-type="float" office:value="115790.24216599199" table:style-name="ce11">
            <text:p>115,790</text:p>
          </table:table-cell>
          <table:table-cell office:value-type="float" office:value="116161.530593438" table:style-name="ce11">
            <text:p>116,162</text:p>
          </table:table-cell>
          <table:table-cell office:value-type="float" office:value="116618.495853096" table:style-name="ce11">
            <text:p>116,618</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452.081119509299" table:style-name="ce11">
            <text:p>13,452</text:p>
          </table:table-cell>
          <table:table-cell office:value-type="float" office:value="13234.937021026" table:style-name="ce11">
            <text:p>13,235</text:p>
          </table:table-cell>
          <table:table-cell office:value-type="float" office:value="13135.1159027781" table:style-name="ce11">
            <text:p>13,135</text:p>
          </table:table-cell>
          <table:table-cell office:value-type="float" office:value="13030.701716605499" table:style-name="ce11">
            <text:p>13,031</text:p>
          </table:table-cell>
          <table:table-cell office:value-type="float" office:value="13008.6056931233" table:style-name="ce11">
            <text:p>13,009</text:p>
          </table:table-cell>
          <table:table-cell office:value-type="float" office:value="13065.864385847801" table:style-name="ce11">
            <text:p>13,066</text:p>
          </table:table-cell>
          <table:table-cell office:value-type="float" office:value="13178.9321027468" table:style-name="ce11">
            <text:p>13,179</text:p>
          </table:table-cell>
          <table:table-cell office:value-type="float" office:value="13263.8907219343" table:style-name="ce11">
            <text:p>13,264</text:p>
          </table:table-cell>
          <table:table-cell office:value-type="float" office:value="13345.2075046465" table:style-name="ce11">
            <text:p>13,345</text:p>
          </table:table-cell>
          <table:table-cell office:value-type="float" office:value="13431.482445903101" table:style-name="ce11">
            <text:p>13,431</text:p>
          </table:table-cell>
          <table:table-cell office:value-type="float" office:value="13503.8554121819" table:style-name="ce11">
            <text:p>13,504</text:p>
          </table:table-cell>
          <table:table-cell office:value-type="float" office:value="13574.157981967999" table:style-name="ce11">
            <text:p>13,574</text:p>
          </table:table-cell>
          <table:table-cell office:value-type="float" office:value="13629.9400182357" table:style-name="ce11">
            <text:p>13,630</text:p>
          </table:table-cell>
          <table:table-cell office:value-type="float" office:value="13682.5272308432" table:style-name="ce11">
            <text:p>13,683</text:p>
          </table:table-cell>
          <table:table-cell office:value-type="float" office:value="13766.3285202761" table:style-name="ce11">
            <text:p>13,766</text:p>
          </table:table-cell>
          <table:table-cell office:value-type="float" office:value="13856.331415930699" table:style-name="ce11">
            <text:p>13,856</text:p>
          </table:table-cell>
          <table:table-cell office:value-type="float" office:value="13931.678045340501" table:style-name="ce11">
            <text:p>13,932</text:p>
          </table:table-cell>
          <table:table-cell office:value-type="float" office:value="13980.105681016799" table:style-name="ce11">
            <text:p>13,980</text:p>
          </table:table-cell>
          <table:table-cell office:value-type="float" office:value="14025.567398605999" table:style-name="ce11">
            <text:p>14,026</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403"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6826.8662927025" table:style-name="ce11">
            <text:p>36,827</text:p>
          </table:table-cell>
          <table:table-cell office:value-type="float" office:value="32240.2255414791" table:style-name="ce11">
            <text:p>32,240</text:p>
          </table:table-cell>
          <table:table-cell office:value-type="float" office:value="31722.313212691901" table:style-name="ce11">
            <text:p>31,722</text:p>
          </table:table-cell>
          <table:table-cell office:value-type="float" office:value="33307.300711943099" table:style-name="ce11">
            <text:p>33,307</text:p>
          </table:table-cell>
          <table:table-cell office:value-type="float" office:value="36406.396521221999" table:style-name="ce11">
            <text:p>36,406</text:p>
          </table:table-cell>
          <table:table-cell office:value-type="float" office:value="38556.742137004898" table:style-name="ce11">
            <text:p>38,557</text:p>
          </table:table-cell>
          <table:table-cell office:value-type="float" office:value="39261.889749815098" table:style-name="ce11">
            <text:p>39,262</text:p>
          </table:table-cell>
          <table:table-cell office:value-type="float" office:value="39624.2834875193" table:style-name="ce11">
            <text:p>39,624</text:p>
          </table:table-cell>
          <table:table-cell office:value-type="float" office:value="39941.888317016397" table:style-name="ce11">
            <text:p>39,942</text:p>
          </table:table-cell>
          <table:table-cell office:value-type="float" office:value="40154.9408763256" table:style-name="ce11">
            <text:p>40,155</text:p>
          </table:table-cell>
          <table:table-cell office:value-type="float" office:value="40360.960962437603" table:style-name="ce11">
            <text:p>40,361</text:p>
          </table:table-cell>
          <table:table-cell office:value-type="float" office:value="40577.624681834401" table:style-name="ce11">
            <text:p>40,578</text:p>
          </table:table-cell>
          <table:table-cell office:value-type="float" office:value="40774.946885720099" table:style-name="ce11">
            <text:p>40,775</text:p>
          </table:table-cell>
          <table:table-cell office:value-type="float" office:value="40982.917911887802" table:style-name="ce11">
            <text:p>40,983</text:p>
          </table:table-cell>
          <table:table-cell office:value-type="float" office:value="41185.075086310499" table:style-name="ce11">
            <text:p>41,185</text:p>
          </table:table-cell>
          <table:table-cell office:value-type="float" office:value="41460.797421738796" table:style-name="ce11">
            <text:p>41,461</text:p>
          </table:table-cell>
          <table:table-cell office:value-type="float" office:value="41780.351922493101" table:style-name="ce11">
            <text:p>41,780</text:p>
          </table:table-cell>
          <table:table-cell office:value-type="float" office:value="42086.195521794798" table:style-name="ce11">
            <text:p>42,086</text:p>
          </table:table-cell>
          <table:table-cell office:value-type="float" office:value="42443.129579524997" table:style-name="ce11">
            <text:p>42,443</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28455218311" table:style-name="ce11">
            <text:p>874</text:p>
          </table:table-cell>
          <table:table-cell office:value-type="float" office:value="718.229321679951" table:style-name="ce11">
            <text:p>718</text:p>
          </table:table-cell>
          <table:table-cell office:value-type="float" office:value="718.68785393081703" table:style-name="ce11">
            <text:p>719</text:p>
          </table:table-cell>
          <table:table-cell office:value-type="float" office:value="752.723110751749" table:style-name="ce11">
            <text:p>753</text:p>
          </table:table-cell>
          <table:table-cell office:value-type="float" office:value="851.04379577633802" table:style-name="ce11">
            <text:p>851</text:p>
          </table:table-cell>
          <table:table-cell office:value-type="float" office:value="854.43648363125499" table:style-name="ce11">
            <text:p>854</text:p>
          </table:table-cell>
          <table:table-cell office:value-type="float" office:value="856.69439426590498" table:style-name="ce11">
            <text:p>857</text:p>
          </table:table-cell>
          <table:table-cell office:value-type="float" office:value="855.54180151745902" table:style-name="ce11">
            <text:p>856</text:p>
          </table:table-cell>
          <table:table-cell office:value-type="float" office:value="848.32529749443199" table:style-name="ce11">
            <text:p>848</text:p>
          </table:table-cell>
          <table:table-cell office:value-type="float" office:value="840.76219438603005" table:style-name="ce11">
            <text:p>841</text:p>
          </table:table-cell>
          <table:table-cell office:value-type="float" office:value="832.26580250148402" table:style-name="ce11">
            <text:p>832</text:p>
          </table:table-cell>
          <table:table-cell office:value-type="float" office:value="826.76952832121299" table:style-name="ce11">
            <text:p>827</text:p>
          </table:table-cell>
          <table:table-cell office:value-type="float" office:value="823.97757364786298" table:style-name="ce11">
            <text:p>824</text:p>
          </table:table-cell>
          <table:table-cell office:value-type="float" office:value="817.245498689751" table:style-name="ce11">
            <text:p>817</text:p>
          </table:table-cell>
          <table:table-cell office:value-type="float" office:value="806.68986352334696" table:style-name="ce11">
            <text:p>807</text:p>
          </table:table-cell>
          <table:table-cell office:value-type="float" office:value="800.05995170255096" table:style-name="ce11">
            <text:p>800</text:p>
          </table:table-cell>
          <table:table-cell office:value-type="float" office:value="794.13252858958106" table:style-name="ce11">
            <text:p>794</text:p>
          </table:table-cell>
          <table:table-cell office:value-type="float" office:value="785.36653338030396" table:style-name="ce11">
            <text:p>785</text:p>
          </table:table-cell>
          <table:table-cell office:value-type="float" office:value="779.21496140279396" table:style-name="ce11">
            <text:p>779</text:p>
          </table:table-cell>
          <table:table-cell office:value-type="float" office:value="770.32566854945503" table:style-name="ce11">
            <text:p>770</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522.285027679402" table:style-name="ce11">
            <text:p>20,522</text:p>
          </table:table-cell>
          <table:table-cell office:value-type="float" office:value="20393.441216609401" table:style-name="ce11">
            <text:p>20,393</text:p>
          </table:table-cell>
          <table:table-cell office:value-type="float" office:value="20041.518820055899" table:style-name="ce11">
            <text:p>20,042</text:p>
          </table:table-cell>
          <table:table-cell office:value-type="float" office:value="19760.026397797599" table:style-name="ce11">
            <text:p>19,760</text:p>
          </table:table-cell>
          <table:table-cell office:value-type="float" office:value="19627.514896345499" table:style-name="ce11">
            <text:p>19,628</text:p>
          </table:table-cell>
          <table:table-cell office:value-type="float" office:value="19562.805441802699" table:style-name="ce11">
            <text:p>19,563</text:p>
          </table:table-cell>
          <table:table-cell office:value-type="float" office:value="19568.868369605902" table:style-name="ce11">
            <text:p>19,569</text:p>
          </table:table-cell>
          <table:table-cell office:value-type="float" office:value="19596.960302138701" table:style-name="ce11">
            <text:p>19,597</text:p>
          </table:table-cell>
          <table:table-cell office:value-type="float" office:value="19633.306526967699" table:style-name="ce11">
            <text:p>19,633</text:p>
          </table:table-cell>
          <table:table-cell office:value-type="float" office:value="19690.995262780201" table:style-name="ce11">
            <text:p>19,691</text:p>
          </table:table-cell>
          <table:table-cell office:value-type="float" office:value="19767.740324636201" table:style-name="ce11">
            <text:p>19,768</text:p>
          </table:table-cell>
          <table:table-cell office:value-type="float" office:value="19864.242060096502" table:style-name="ce11">
            <text:p>19,864</text:p>
          </table:table-cell>
          <table:table-cell office:value-type="float" office:value="19983.6577808086" table:style-name="ce11">
            <text:p>19,984</text:p>
          </table:table-cell>
          <table:table-cell office:value-type="float" office:value="20123.909637564899" table:style-name="ce11">
            <text:p>20,124</text:p>
          </table:table-cell>
          <table:table-cell office:value-type="float" office:value="20322.972244428802" table:style-name="ce11">
            <text:p>20,323</text:p>
          </table:table-cell>
          <table:table-cell office:value-type="float" office:value="20548.7282712132" table:style-name="ce11">
            <text:p>20,549</text:p>
          </table:table-cell>
          <table:table-cell office:value-type="float" office:value="20807.241623006699" table:style-name="ce11">
            <text:p>20,807</text:p>
          </table:table-cell>
          <table:table-cell office:value-type="float" office:value="21101.611523491702" table:style-name="ce11">
            <text:p>21,102</text:p>
          </table:table-cell>
          <table:table-cell office:value-type="float" office:value="21427.829228695598" table:style-name="ce11">
            <text:p>21,428</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9"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03.1605326211602" table:style-name="ce11">
            <text:p>5,303</text:p>
          </table:table-cell>
          <table:table-cell office:value-type="float" office:value="5237.3947182477996" table:style-name="ce11">
            <text:p>5,237</text:p>
          </table:table-cell>
          <table:table-cell office:value-type="float" office:value="5181.6201293116301" table:style-name="ce11">
            <text:p>5,182</text:p>
          </table:table-cell>
          <table:table-cell office:value-type="float" office:value="5158.6186614561202" table:style-name="ce11">
            <text:p>5,159</text:p>
          </table:table-cell>
          <table:table-cell office:value-type="float" office:value="5186.6503594989999" table:style-name="ce11">
            <text:p>5,187</text:p>
          </table:table-cell>
          <table:table-cell office:value-type="float" office:value="5215.0748625201304" table:style-name="ce11">
            <text:p>5,215</text:p>
          </table:table-cell>
          <table:table-cell office:value-type="float" office:value="5268.6306639299401" table:style-name="ce11">
            <text:p>5,269</text:p>
          </table:table-cell>
          <table:table-cell office:value-type="float" office:value="5291.78703305002" table:style-name="ce11">
            <text:p>5,292</text:p>
          </table:table-cell>
          <table:table-cell office:value-type="float" office:value="5300.4176402974099" table:style-name="ce11">
            <text:p>5,300</text:p>
          </table:table-cell>
          <table:table-cell office:value-type="float" office:value="5338.50243265886" table:style-name="ce11">
            <text:p>5,339</text:p>
          </table:table-cell>
          <table:table-cell office:value-type="float" office:value="5351.8429244793697" table:style-name="ce11">
            <text:p>5,352</text:p>
          </table:table-cell>
          <table:table-cell office:value-type="float" office:value="5367.3389469363701" table:style-name="ce11">
            <text:p>5,367</text:p>
          </table:table-cell>
          <table:table-cell office:value-type="float" office:value="5383.4344459697404" table:style-name="ce11">
            <text:p>5,383</text:p>
          </table:table-cell>
          <table:table-cell office:value-type="float" office:value="5406.0477810944403" table:style-name="ce11">
            <text:p>5,406</text:p>
          </table:table-cell>
          <table:table-cell office:value-type="float" office:value="5432.0250941348704" table:style-name="ce11">
            <text:p>5,432</text:p>
          </table:table-cell>
          <table:table-cell office:value-type="float" office:value="5458.8067139508403" table:style-name="ce11">
            <text:p>5,459</text:p>
          </table:table-cell>
          <table:table-cell office:value-type="float" office:value="5487.2859146706896" table:style-name="ce11">
            <text:p>5,487</text:p>
          </table:table-cell>
          <table:table-cell office:value-type="float" office:value="5519.6677629326196" table:style-name="ce11">
            <text:p>5,520</text:p>
          </table:table-cell>
          <table:table-cell office:value-type="float" office:value="5543.4248049170401" table:style-name="ce11">
            <text:p>5,543</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9003"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03"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4031.658362812501" table:style-name="ce11">
            <text:p>54,032</text:p>
          </table:table-cell>
          <table:table-cell office:value-type="float" office:value="53487.263889380403" table:style-name="ce11">
            <text:p>53,487</text:p>
          </table:table-cell>
          <table:table-cell office:value-type="float" office:value="53333.241194966402" table:style-name="ce11">
            <text:p>53,333</text:p>
          </table:table-cell>
          <table:table-cell office:value-type="float" office:value="52799.887005176803" table:style-name="ce11">
            <text:p>52,800</text:p>
          </table:table-cell>
          <table:table-cell office:value-type="float" office:value="52483.8331790952" table:style-name="ce11">
            <text:p>52,484</text:p>
          </table:table-cell>
          <table:table-cell office:value-type="float" office:value="51745.123150079402" table:style-name="ce11">
            <text:p>51,745</text:p>
          </table:table-cell>
          <table:table-cell office:value-type="float" office:value="50999.302472381802" table:style-name="ce11">
            <text:p>50,999</text:p>
          </table:table-cell>
          <table:table-cell office:value-type="float" office:value="50283.029216164803" table:style-name="ce11">
            <text:p>50,283</text:p>
          </table:table-cell>
          <table:table-cell office:value-type="float" office:value="49524.532962796002" table:style-name="ce11">
            <text:p>49,525</text:p>
          </table:table-cell>
          <table:table-cell office:value-type="float" office:value="48575.173105527603" table:style-name="ce11">
            <text:p>48,575</text:p>
          </table:table-cell>
          <table:table-cell office:value-type="float" office:value="47894.356961914396" table:style-name="ce11">
            <text:p>47,894</text:p>
          </table:table-cell>
          <table:table-cell office:value-type="float" office:value="47164.737243950702" table:style-name="ce11">
            <text:p>47,165</text:p>
          </table:table-cell>
          <table:table-cell office:value-type="float" office:value="46440.568594922399" table:style-name="ce11">
            <text:p>46,441</text:p>
          </table:table-cell>
          <table:table-cell office:value-type="float" office:value="45671.423060254499" table:style-name="ce11">
            <text:p>45,671</text:p>
          </table:table-cell>
          <table:table-cell office:value-type="float" office:value="45071.248900621998" table:style-name="ce11">
            <text:p>45,071</text:p>
          </table:table-cell>
          <table:table-cell office:value-type="float" office:value="44672.6219659575" table:style-name="ce11">
            <text:p>44,673</text:p>
          </table:table-cell>
          <table:table-cell office:value-type="float" office:value="44454.627372167102" table:style-name="ce11">
            <text:p>44,455</text:p>
          </table:table-cell>
          <table:table-cell office:value-type="float" office:value="44369.782078639502" table:style-name="ce11">
            <text:p>44,370</text:p>
          </table:table-cell>
          <table:table-cell office:value-type="float" office:value="44115.887988516602" table:style-name="ce11">
            <text:p>44,116</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398508299" table:style-name="ce11">
            <text:p>24,996</text:p>
          </table:table-cell>
          <table:table-cell office:value-type="float" office:value="24931.653076721799" table:style-name="ce11">
            <text:p>24,932</text:p>
          </table:table-cell>
          <table:table-cell office:value-type="float" office:value="24635.609991455502" table:style-name="ce11">
            <text:p>24,636</text:p>
          </table:table-cell>
          <table:table-cell office:value-type="float" office:value="24489.8687703043" table:style-name="ce11">
            <text:p>24,490</text:p>
          </table:table-cell>
          <table:table-cell office:value-type="float" office:value="24636.641646380998" table:style-name="ce11">
            <text:p>24,637</text:p>
          </table:table-cell>
          <table:table-cell office:value-type="float" office:value="24977.027793914898" table:style-name="ce11">
            <text:p>24,977</text:p>
          </table:table-cell>
          <table:table-cell office:value-type="float" office:value="25574.549105939299" table:style-name="ce11">
            <text:p>25,575</text:p>
          </table:table-cell>
          <table:table-cell office:value-type="float" office:value="26220.089206369001" table:style-name="ce11">
            <text:p>26,220</text:p>
          </table:table-cell>
          <table:table-cell office:value-type="float" office:value="26842.7407032255" table:style-name="ce11">
            <text:p>26,843</text:p>
          </table:table-cell>
          <table:table-cell office:value-type="float" office:value="27493.108768479698" table:style-name="ce11">
            <text:p>27,493</text:p>
          </table:table-cell>
          <table:table-cell office:value-type="float" office:value="27990.734997783398" table:style-name="ce11">
            <text:p>27,991</text:p>
          </table:table-cell>
          <table:table-cell office:value-type="float" office:value="28550.9944852589" table:style-name="ce11">
            <text:p>28,551</text:p>
          </table:table-cell>
          <table:table-cell office:value-type="float" office:value="29207.968019186501" table:style-name="ce11">
            <text:p>29,208</text:p>
          </table:table-cell>
          <table:table-cell office:value-type="float" office:value="29776.747828125801" table:style-name="ce11">
            <text:p>29,777</text:p>
          </table:table-cell>
          <table:table-cell office:value-type="float" office:value="30326.5231393268" table:style-name="ce11">
            <text:p>30,327</text:p>
          </table:table-cell>
          <table:table-cell office:value-type="float" office:value="30907.8898918983" table:style-name="ce11">
            <text:p>30,908</text:p>
          </table:table-cell>
          <table:table-cell office:value-type="float" office:value="31514.676420333701" table:style-name="ce11">
            <text:p>31,515</text:p>
          </table:table-cell>
          <table:table-cell office:value-type="float" office:value="32106.565911338901" table:style-name="ce11">
            <text:p>32,107</text:p>
          </table:table-cell>
          <table:table-cell office:value-type="float" office:value="32643.3401106171" table:style-name="ce11">
            <text:p>32,643</text:p>
          </table:table-cell>
          <table:table-cell office:value-type="float" office:value="33178.7957760723" table:style-name="ce11">
            <text:p>33,179</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9709030503" table:style-name="ce11">
            <text:p>44,750</text:p>
          </table:table-cell>
          <table:table-cell office:value-type="float" office:value="39613.888187428398" table:style-name="ce11">
            <text:p>39,614</text:p>
          </table:table-cell>
          <table:table-cell office:value-type="float" office:value="35055.900921474502" table:style-name="ce11">
            <text:p>35,056</text:p>
          </table:table-cell>
          <table:table-cell office:value-type="float" office:value="34470.825736828403" table:style-name="ce11">
            <text:p>34,471</text:p>
          </table:table-cell>
          <table:table-cell office:value-type="float" office:value="35884.853205421401" table:style-name="ce11">
            <text:p>35,885</text:p>
          </table:table-cell>
          <table:table-cell office:value-type="float" office:value="38875.386324817497" table:style-name="ce11">
            <text:p>38,875</text:p>
          </table:table-cell>
          <table:table-cell office:value-type="float" office:value="40755.377142067999" table:style-name="ce11">
            <text:p>40,755</text:p>
          </table:table-cell>
          <table:table-cell office:value-type="float" office:value="41292.059039305102" table:style-name="ce11">
            <text:p>41,292</text:p>
          </table:table-cell>
          <table:table-cell office:value-type="float" office:value="41467.561616674" table:style-name="ce11">
            <text:p>41,468</text:p>
          </table:table-cell>
          <table:table-cell office:value-type="float" office:value="41542.3709712907" table:style-name="ce11">
            <text:p>41,542</text:p>
          </table:table-cell>
          <table:table-cell office:value-type="float" office:value="41736.835509581098" table:style-name="ce11">
            <text:p>41,737</text:p>
          </table:table-cell>
          <table:table-cell office:value-type="float" office:value="41846.275944627399" table:style-name="ce11">
            <text:p>41,846</text:p>
          </table:table-cell>
          <table:table-cell office:value-type="float" office:value="42046.500178714101" table:style-name="ce11">
            <text:p>42,047</text:p>
          </table:table-cell>
          <table:table-cell office:value-type="float" office:value="42309.132810095201" table:style-name="ce11">
            <text:p>42,309</text:p>
          </table:table-cell>
          <table:table-cell office:value-type="float" office:value="42702.529816163602" table:style-name="ce11">
            <text:p>42,703</text:p>
          </table:table-cell>
          <table:table-cell office:value-type="float" office:value="43133.570428169201" table:style-name="ce11">
            <text:p>43,134</text:p>
          </table:table-cell>
          <table:table-cell office:value-type="float" office:value="43628.205058252803" table:style-name="ce11">
            <text:p>43,628</text:p>
          </table:table-cell>
          <table:table-cell office:value-type="float" office:value="44091.3898588503" table:style-name="ce11">
            <text:p>44,091</text:p>
          </table:table-cell>
          <table:table-cell office:value-type="float" office:value="44552.593761492899" table:style-name="ce11">
            <text:p>44,553</text:p>
          </table:table-cell>
          <table:table-cell office:value-type="float" office:value="45035.212472151703" table:style-name="ce11">
            <text:p>45,03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94"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94" table:style-name="ce11">
            <text:p>66,550</text:p>
          </table:table-cell>
          <table:table-cell office:value-type="float" office:value="63442.091470632498" table:style-name="ce11">
            <text:p>63,442</text:p>
          </table:table-cell>
          <table:table-cell office:value-type="float" office:value="63269.959567753896" table:style-name="ce11">
            <text:p>63,270</text:p>
          </table:table-cell>
          <table:table-cell office:value-type="float" office:value="61551.5233444447"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301" table:style-name="ce11">
            <text:p>63,265</text:p>
          </table:table-cell>
          <table:table-cell office:value-type="float" office:value="64318.165134668299"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699" table:style-name="ce11">
            <text:p>48,267</text:p>
          </table:table-cell>
          <table:table-cell office:value-type="float" office:value="58743.829569719703" table:style-name="ce11">
            <text:p>58,744</text:p>
          </table:table-cell>
          <table:table-cell office:value-type="float" office:value="57859.645740545697" table:style-name="ce11">
            <text:p>57,860</text:p>
          </table:table-cell>
          <table:table-cell office:value-type="float" office:value="57298.651515210899" table:style-name="ce11">
            <text:p>57,299</text:p>
          </table:table-cell>
          <table:table-cell office:value-type="float" office:value="56391.823804128297" table:style-name="ce11">
            <text:p>56,392</text:p>
          </table:table-cell>
          <table:table-cell office:value-type="float" office:value="55634.911200466398" table:style-name="ce11">
            <text:p>55,635</text:p>
          </table:table-cell>
          <table:table-cell office:value-type="float" office:value="54547.458093207701" table:style-name="ce11">
            <text:p>54,547</text:p>
          </table:table-cell>
          <table:table-cell office:value-type="float" office:value="53460.622362173199" table:style-name="ce11">
            <text:p>53,461</text:p>
          </table:table-cell>
          <table:table-cell office:value-type="float" office:value="52407.636900414203" table:style-name="ce11">
            <text:p>52,408</text:p>
          </table:table-cell>
          <table:table-cell office:value-type="float" office:value="51351.103617351902" table:style-name="ce11">
            <text:p>51,351</text:p>
          </table:table-cell>
          <table:table-cell office:value-type="float" office:value="50104.267371619702" table:style-name="ce11">
            <text:p>50,104</text:p>
          </table:table-cell>
          <table:table-cell office:value-type="float" office:value="49127.232797383003" table:style-name="ce11">
            <text:p>49,127</text:p>
          </table:table-cell>
          <table:table-cell office:value-type="float" office:value="48094.9243528976" table:style-name="ce11">
            <text:p>48,095</text:p>
          </table:table-cell>
          <table:table-cell office:value-type="float" office:value="47180.054704511902" table:style-name="ce11">
            <text:p>47,180</text:p>
          </table:table-cell>
          <table:table-cell office:value-type="float" office:value="46331.716006318798" table:style-name="ce11">
            <text:p>46,332</text:p>
          </table:table-cell>
          <table:table-cell office:value-type="float" office:value="45581.318216682601" table:style-name="ce11">
            <text:p>45,581</text:p>
          </table:table-cell>
          <table:table-cell office:value-type="float" office:value="45043.604253227197" table:style-name="ce11">
            <text:p>45,044</text:p>
          </table:table-cell>
          <table:table-cell office:value-type="float" office:value="44672.431730451302" table:style-name="ce11">
            <text:p>44,672</text:p>
          </table:table-cell>
          <table:table-cell office:value-type="float" office:value="44422.585583457403" table:style-name="ce11">
            <text:p>44,423</text:p>
          </table:table-cell>
          <table:table-cell office:value-type="float" office:value="44025.491291587401" table:style-name="ce11">
            <text:p>44,02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27.2968868902799" table:style-name="ce11">
            <text:p>7,227</text:p>
          </table:table-cell>
          <table:table-cell office:value-type="float" office:value="7454.4462726206102" table:style-name="ce11">
            <text:p>7,454</text:p>
          </table:table-cell>
          <table:table-cell office:value-type="float" office:value="7631.17448522208" table:style-name="ce11">
            <text:p>7,631</text:p>
          </table:table-cell>
          <table:table-cell office:value-type="float" office:value="7752.4829748595403" table:style-name="ce11">
            <text:p>7,752</text:p>
          </table:table-cell>
          <table:table-cell office:value-type="float" office:value="7847.0284756371502" table:style-name="ce11">
            <text:p>7,847</text:p>
          </table:table-cell>
          <table:table-cell office:value-type="float" office:value="7895.2684253506504" table:style-name="ce11">
            <text:p>7,895</text:p>
          </table:table-cell>
          <table:table-cell office:value-type="float" office:value="7938.6601643302301" table:style-name="ce11">
            <text:p>7,939</text:p>
          </table:table-cell>
          <table:table-cell office:value-type="float" office:value="7974.9267886726602" table:style-name="ce11">
            <text:p>7,975</text:p>
          </table:table-cell>
          <table:table-cell office:value-type="float" office:value="7984.3047903509096" table:style-name="ce11">
            <text:p>7,984</text:p>
          </table:table-cell>
          <table:table-cell office:value-type="float" office:value="7982.7921437209798" table:style-name="ce11">
            <text:p>7,983</text:p>
          </table:table-cell>
          <table:table-cell office:value-type="float" office:value="7973.8749486883198" table:style-name="ce11">
            <text:p>7,974</text:p>
          </table:table-cell>
          <table:table-cell office:value-type="float" office:value="7828.6706300882697" table:style-name="ce11">
            <text:p>7,829</text:p>
          </table:table-cell>
          <table:table-cell office:value-type="float" office:value="7580.36740917529" table:style-name="ce11">
            <text:p>7,580</text:p>
          </table:table-cell>
          <table:table-cell office:value-type="float" office:value="7135.0833768340799" table:style-name="ce11">
            <text:p>7,135</text:p>
          </table:table-cell>
          <table:table-cell office:value-type="float" office:value="6783.2408739482798" table:style-name="ce11">
            <text:p>6,783</text:p>
          </table:table-cell>
          <table:table-cell office:value-type="float" office:value="6438.0300578575598" table:style-name="ce11">
            <text:p>6,438</text:p>
          </table:table-cell>
          <table:table-cell office:value-type="float" office:value="6214.5794183845201" table:style-name="ce11">
            <text:p>6,215</text:p>
          </table:table-cell>
          <table:table-cell office:value-type="float" office:value="6061.3481896041103" table:style-name="ce11">
            <text:p>6,061</text:p>
          </table:table-cell>
          <table:table-cell office:value-type="float" office:value="5933.5533214101897" table:style-name="ce11">
            <text:p>5,934</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5.2667072552499" table:style-name="ce11">
            <text:p>1,815</text:p>
          </table:table-cell>
          <table:table-cell office:value-type="float" office:value="1784.0013008186099" table:style-name="ce11">
            <text:p>1,784</text:p>
          </table:table-cell>
          <table:table-cell office:value-type="float" office:value="1753.6659106597699" table:style-name="ce11">
            <text:p>1,754</text:p>
          </table:table-cell>
          <table:table-cell office:value-type="float" office:value="1719.43070101904" table:style-name="ce11">
            <text:p>1,719</text:p>
          </table:table-cell>
          <table:table-cell office:value-type="float" office:value="1710.7373561883901" table:style-name="ce11">
            <text:p>1,711</text:p>
          </table:table-cell>
          <table:table-cell office:value-type="float" office:value="1707.30556719838" table:style-name="ce11">
            <text:p>1,707</text:p>
          </table:table-cell>
          <table:table-cell office:value-type="float" office:value="1699.3882811486301" table:style-name="ce11">
            <text:p>1,699</text:p>
          </table:table-cell>
          <table:table-cell office:value-type="float" office:value="1693.06389110235" table:style-name="ce11">
            <text:p>1,693</text:p>
          </table:table-cell>
          <table:table-cell office:value-type="float" office:value="1692.88080496003" table:style-name="ce11">
            <text:p>1,693</text:p>
          </table:table-cell>
          <table:table-cell office:value-type="float" office:value="1686.38366285185" table:style-name="ce11">
            <text:p>1,686</text:p>
          </table:table-cell>
          <table:table-cell office:value-type="float" office:value="1684.80161817158" table:style-name="ce11">
            <text:p>1,685</text:p>
          </table:table-cell>
          <table:table-cell office:value-type="float" office:value="1671.66883619649" table:style-name="ce11">
            <text:p>1,672</text:p>
          </table:table-cell>
          <table:table-cell office:value-type="float" office:value="1661.1431857677501" table:style-name="ce11">
            <text:p>1,661</text:p>
          </table:table-cell>
          <table:table-cell office:value-type="float" office:value="1655.31497139629" table:style-name="ce11">
            <text:p>1,655</text:p>
          </table:table-cell>
          <table:table-cell office:value-type="float" office:value="1649.34221164784" table:style-name="ce11">
            <text:p>1,649</text:p>
          </table:table-cell>
          <table:table-cell office:value-type="float" office:value="1644.55435258074" table:style-name="ce11">
            <text:p>1,645</text:p>
          </table:table-cell>
          <table:table-cell office:value-type="float" office:value="1639.2363169047701" table:style-name="ce11">
            <text:p>1,639</text:p>
          </table:table-cell>
          <table:table-cell office:value-type="float" office:value="1634.3617089780701" table:style-name="ce11">
            <text:p>1,634</text:p>
          </table:table-cell>
          <table:table-cell office:value-type="float" office:value="1630.7636325052399" table:style-name="ce11">
            <text:p>1,631</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398508299" table:style-name="ce11">
            <text:p>24,996</text:p>
          </table:table-cell>
          <table:table-cell office:value-type="float" office:value="24931.653076721799" table:style-name="ce11">
            <text:p>24,932</text:p>
          </table:table-cell>
          <table:table-cell office:value-type="float" office:value="24635.609991455502" table:style-name="ce11">
            <text:p>24,636</text:p>
          </table:table-cell>
          <table:table-cell office:value-type="float" office:value="24489.8687703043" table:style-name="ce11">
            <text:p>24,490</text:p>
          </table:table-cell>
          <table:table-cell office:value-type="float" office:value="24636.641646380998" table:style-name="ce11">
            <text:p>24,637</text:p>
          </table:table-cell>
          <table:table-cell office:value-type="float" office:value="24977.027793914898" table:style-name="ce11">
            <text:p>24,977</text:p>
          </table:table-cell>
          <table:table-cell office:value-type="float" office:value="25574.549105939299" table:style-name="ce11">
            <text:p>25,575</text:p>
          </table:table-cell>
          <table:table-cell office:value-type="float" office:value="26220.089206369001" table:style-name="ce11">
            <text:p>26,220</text:p>
          </table:table-cell>
          <table:table-cell office:value-type="float" office:value="26842.7407032255" table:style-name="ce11">
            <text:p>26,843</text:p>
          </table:table-cell>
          <table:table-cell office:value-type="float" office:value="27493.108768479698" table:style-name="ce11">
            <text:p>27,493</text:p>
          </table:table-cell>
          <table:table-cell office:value-type="float" office:value="27990.734997783398" table:style-name="ce11">
            <text:p>27,991</text:p>
          </table:table-cell>
          <table:table-cell office:value-type="float" office:value="28550.9944852589" table:style-name="ce11">
            <text:p>28,551</text:p>
          </table:table-cell>
          <table:table-cell office:value-type="float" office:value="29207.968019186501" table:style-name="ce11">
            <text:p>29,208</text:p>
          </table:table-cell>
          <table:table-cell office:value-type="float" office:value="29776.747828125801" table:style-name="ce11">
            <text:p>29,777</text:p>
          </table:table-cell>
          <table:table-cell office:value-type="float" office:value="30326.5231393268" table:style-name="ce11">
            <text:p>30,327</text:p>
          </table:table-cell>
          <table:table-cell office:value-type="float" office:value="30907.8898918983" table:style-name="ce11">
            <text:p>30,908</text:p>
          </table:table-cell>
          <table:table-cell office:value-type="float" office:value="31514.676420333701" table:style-name="ce11">
            <text:p>31,515</text:p>
          </table:table-cell>
          <table:table-cell office:value-type="float" office:value="32106.565911338901" table:style-name="ce11">
            <text:p>32,107</text:p>
          </table:table-cell>
          <table:table-cell office:value-type="float" office:value="32643.3401106171" table:style-name="ce11">
            <text:p>32,643</text:p>
          </table:table-cell>
          <table:table-cell office:value-type="float" office:value="33178.7957760723" table:style-name="ce11">
            <text:p>33,17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9709030503" table:style-name="ce11">
            <text:p>44,750</text:p>
          </table:table-cell>
          <table:table-cell office:value-type="float" office:value="39613.888187428398" table:style-name="ce11">
            <text:p>39,614</text:p>
          </table:table-cell>
          <table:table-cell office:value-type="float" office:value="35055.900921474502" table:style-name="ce11">
            <text:p>35,056</text:p>
          </table:table-cell>
          <table:table-cell office:value-type="float" office:value="34470.825736828403" table:style-name="ce11">
            <text:p>34,471</text:p>
          </table:table-cell>
          <table:table-cell office:value-type="float" office:value="35884.853205421401" table:style-name="ce11">
            <text:p>35,885</text:p>
          </table:table-cell>
          <table:table-cell office:value-type="float" office:value="38875.386324817497" table:style-name="ce11">
            <text:p>38,875</text:p>
          </table:table-cell>
          <table:table-cell office:value-type="float" office:value="40755.377142067999" table:style-name="ce11">
            <text:p>40,755</text:p>
          </table:table-cell>
          <table:table-cell office:value-type="float" office:value="41292.059039305102" table:style-name="ce11">
            <text:p>41,292</text:p>
          </table:table-cell>
          <table:table-cell office:value-type="float" office:value="41467.561616674" table:style-name="ce11">
            <text:p>41,468</text:p>
          </table:table-cell>
          <table:table-cell office:value-type="float" office:value="41542.3709712907" table:style-name="ce11">
            <text:p>41,542</text:p>
          </table:table-cell>
          <table:table-cell office:value-type="float" office:value="41736.835509581098" table:style-name="ce11">
            <text:p>41,737</text:p>
          </table:table-cell>
          <table:table-cell office:value-type="float" office:value="41846.275944627399" table:style-name="ce11">
            <text:p>41,846</text:p>
          </table:table-cell>
          <table:table-cell office:value-type="float" office:value="42046.500178714101" table:style-name="ce11">
            <text:p>42,047</text:p>
          </table:table-cell>
          <table:table-cell office:value-type="float" office:value="42309.132810095201" table:style-name="ce11">
            <text:p>42,309</text:p>
          </table:table-cell>
          <table:table-cell office:value-type="float" office:value="42702.529816163602" table:style-name="ce11">
            <text:p>42,703</text:p>
          </table:table-cell>
          <table:table-cell office:value-type="float" office:value="43133.570428169201" table:style-name="ce11">
            <text:p>43,134</text:p>
          </table:table-cell>
          <table:table-cell office:value-type="float" office:value="43628.205058252803" table:style-name="ce11">
            <text:p>43,628</text:p>
          </table:table-cell>
          <table:table-cell office:value-type="float" office:value="44091.3898588503" table:style-name="ce11">
            <text:p>44,091</text:p>
          </table:table-cell>
          <table:table-cell office:value-type="float" office:value="44552.593761492899" table:style-name="ce11">
            <text:p>44,553</text:p>
          </table:table-cell>
          <table:table-cell office:value-type="float" office:value="45035.212472151703" table:style-name="ce11">
            <text:p>45,035</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301"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901" table:style-name="ce11">
            <text:p>54,418</text:p>
          </table:table-cell>
          <table:table-cell office:value-type="float" office:value="51915.058067363199"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02" table:style-name="ce11">
            <text:p>51,651</text:p>
          </table:table-cell>
          <table:table-cell office:value-type="float" office:value="51807.351523022997"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6222.147753571" table:style-name="ce11">
            <text:p>46,222</text:p>
          </table:table-cell>
          <table:table-cell office:value-type="float" office:value="45426.4690329562" table:style-name="ce11">
            <text:p>45,426</text:p>
          </table:table-cell>
          <table:table-cell office:value-type="float" office:value="44910.889385810398" table:style-name="ce11">
            <text:p>44,911</text:p>
          </table:table-cell>
          <table:table-cell office:value-type="float" office:value="44017.170161113601" table:style-name="ce11">
            <text:p>44,017</text:p>
          </table:table-cell>
          <table:table-cell office:value-type="float" office:value="43199.283212871997" table:style-name="ce11">
            <text:p>43,199</text:p>
          </table:table-cell>
          <table:table-cell office:value-type="float" office:value="42103.558845474399" table:style-name="ce11">
            <text:p>42,104</text:p>
          </table:table-cell>
          <table:table-cell office:value-type="float" office:value="40980.588983140799" table:style-name="ce11">
            <text:p>40,981</text:p>
          </table:table-cell>
          <table:table-cell office:value-type="float" office:value="39885.770034608096" table:style-name="ce11">
            <text:p>39,886</text:p>
          </table:table-cell>
          <table:table-cell office:value-type="float" office:value="38687.102825173897" table:style-name="ce11">
            <text:p>38,687</text:p>
          </table:table-cell>
          <table:table-cell office:value-type="float" office:value="37539.347884478702" table:style-name="ce11">
            <text:p>37,539</text:p>
          </table:table-cell>
          <table:table-cell office:value-type="float" office:value="36483.475374597903" table:style-name="ce11">
            <text:p>36,483</text:p>
          </table:table-cell>
          <table:table-cell office:value-type="float" office:value="35542.160896937698" table:style-name="ce11">
            <text:p>35,542</text:p>
          </table:table-cell>
          <table:table-cell office:value-type="float" office:value="34690.289541594502" table:style-name="ce11">
            <text:p>34,690</text:p>
          </table:table-cell>
          <table:table-cell office:value-type="float" office:value="33980.253983535498" table:style-name="ce11">
            <text:p>33,980</text:p>
          </table:table-cell>
          <table:table-cell office:value-type="float" office:value="33318.802133777099" table:style-name="ce11">
            <text:p>33,319</text:p>
          </table:table-cell>
          <table:table-cell office:value-type="float" office:value="32747.978416197799" table:style-name="ce11">
            <text:p>32,748</text:p>
          </table:table-cell>
          <table:table-cell office:value-type="float" office:value="32212.202218858201" table:style-name="ce11">
            <text:p>32,212</text:p>
          </table:table-cell>
          <table:table-cell office:value-type="float" office:value="31793.686921733501" table:style-name="ce11">
            <text:p>31,794</text:p>
          </table:table-cell>
          <table:table-cell office:value-type="float" office:value="31411.111780052899" table:style-name="ce11">
            <text:p>31,411</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01.1555929268197" table:style-name="ce11">
            <text:p>7,201</text:p>
          </table:table-cell>
          <table:table-cell office:value-type="float" office:value="7402.4246085770701" table:style-name="ce11">
            <text:p>7,402</text:p>
          </table:table-cell>
          <table:table-cell office:value-type="float" office:value="7553.26403157805" table:style-name="ce11">
            <text:p>7,553</text:p>
          </table:table-cell>
          <table:table-cell office:value-type="float" office:value="7648.4942929782901" table:style-name="ce11">
            <text:p>7,648</text:p>
          </table:table-cell>
          <table:table-cell office:value-type="float" office:value="7716.1271241663799" table:style-name="ce11">
            <text:p>7,716</text:p>
          </table:table-cell>
          <table:table-cell office:value-type="float" office:value="7737.7507133540203" table:style-name="ce11">
            <text:p>7,738</text:p>
          </table:table-cell>
          <table:table-cell office:value-type="float" office:value="7753.96622854404" table:style-name="ce11">
            <text:p>7,754</text:p>
          </table:table-cell>
          <table:table-cell office:value-type="float" office:value="7762.6917527321802" table:style-name="ce11">
            <text:p>7,763</text:p>
          </table:table-cell>
          <table:table-cell office:value-type="float" office:value="7742.3175140672502" table:style-name="ce11">
            <text:p>7,742</text:p>
          </table:table-cell>
          <table:table-cell office:value-type="float" office:value="7721.3013879125801" table:style-name="ce11">
            <text:p>7,721</text:p>
          </table:table-cell>
          <table:table-cell office:value-type="float" office:value="7687.2509992732603" table:style-name="ce11">
            <text:p>7,687</text:p>
          </table:table-cell>
          <table:table-cell office:value-type="float" office:value="7518.6533157307404" table:style-name="ce11">
            <text:p>7,519</text:p>
          </table:table-cell>
          <table:table-cell office:value-type="float" office:value="7244.2521692997298" table:style-name="ce11">
            <text:p>7,244</text:p>
          </table:table-cell>
          <table:table-cell office:value-type="float" office:value="6772.8205609031802" table:style-name="ce11">
            <text:p>6,773</text:p>
          </table:table-cell>
          <table:table-cell office:value-type="float" office:value="6391.1846465749004" table:style-name="ce11">
            <text:p>6,391</text:p>
          </table:table-cell>
          <table:table-cell office:value-type="float" office:value="6009.3993917991002" table:style-name="ce11">
            <text:p>6,009</text:p>
          </table:table-cell>
          <table:table-cell office:value-type="float" office:value="5740.8478600400103" table:style-name="ce11">
            <text:p>5,741</text:p>
          </table:table-cell>
          <table:table-cell office:value-type="float" office:value="5537.5480906163903" table:style-name="ce11">
            <text:p>5,538</text:p>
          </table:table-cell>
          <table:table-cell office:value-type="float" office:value="5362.6121923136598" table:style-name="ce11">
            <text:p>5,363</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5.2667072552499" table:style-name="ce11">
            <text:p>1,815</text:p>
          </table:table-cell>
          <table:table-cell office:value-type="float" office:value="1784.0013008186099" table:style-name="ce11">
            <text:p>1,784</text:p>
          </table:table-cell>
          <table:table-cell office:value-type="float" office:value="1753.6659106597699" table:style-name="ce11">
            <text:p>1,754</text:p>
          </table:table-cell>
          <table:table-cell office:value-type="float" office:value="1719.43070101904" table:style-name="ce11">
            <text:p>1,719</text:p>
          </table:table-cell>
          <table:table-cell office:value-type="float" office:value="1710.7373561883901" table:style-name="ce11">
            <text:p>1,711</text:p>
          </table:table-cell>
          <table:table-cell office:value-type="float" office:value="1707.30556719838" table:style-name="ce11">
            <text:p>1,707</text:p>
          </table:table-cell>
          <table:table-cell office:value-type="float" office:value="1699.3882811486301" table:style-name="ce11">
            <text:p>1,699</text:p>
          </table:table-cell>
          <table:table-cell office:value-type="float" office:value="1693.06389110235" table:style-name="ce11">
            <text:p>1,693</text:p>
          </table:table-cell>
          <table:table-cell office:value-type="float" office:value="1692.88080496003" table:style-name="ce11">
            <text:p>1,693</text:p>
          </table:table-cell>
          <table:table-cell office:value-type="float" office:value="1686.38366285185" table:style-name="ce11">
            <text:p>1,686</text:p>
          </table:table-cell>
          <table:table-cell office:value-type="float" office:value="1684.80161817158" table:style-name="ce11">
            <text:p>1,685</text:p>
          </table:table-cell>
          <table:table-cell office:value-type="float" office:value="1671.66883619649" table:style-name="ce11">
            <text:p>1,672</text:p>
          </table:table-cell>
          <table:table-cell office:value-type="float" office:value="1661.1431857677501" table:style-name="ce11">
            <text:p>1,661</text:p>
          </table:table-cell>
          <table:table-cell office:value-type="float" office:value="1655.31497139629" table:style-name="ce11">
            <text:p>1,655</text:p>
          </table:table-cell>
          <table:table-cell office:value-type="float" office:value="1649.34221164784" table:style-name="ce11">
            <text:p>1,649</text:p>
          </table:table-cell>
          <table:table-cell office:value-type="float" office:value="1644.55435258074" table:style-name="ce11">
            <text:p>1,645</text:p>
          </table:table-cell>
          <table:table-cell office:value-type="float" office:value="1639.2363169047701" table:style-name="ce11">
            <text:p>1,639</text:p>
          </table:table-cell>
          <table:table-cell office:value-type="float" office:value="1634.3617089780701" table:style-name="ce11">
            <text:p>1,634</text:p>
          </table:table-cell>
          <table:table-cell office:value-type="float" office:value="1630.7636325052399" table:style-name="ce11">
            <text:p>1,631</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3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607"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3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6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58.0438345332796" table:style-name="ce11">
            <text:p>5,658</text:p>
          </table:table-cell>
          <table:table-cell office:value-type="float" office:value="5516.7600427958996" table:style-name="ce11">
            <text:p>5,517</text:p>
          </table:table-cell>
          <table:table-cell office:value-type="float" office:value="5453.3242951124103" table:style-name="ce11">
            <text:p>5,453</text:p>
          </table:table-cell>
          <table:table-cell office:value-type="float" office:value="5386.9675457293497" table:style-name="ce11">
            <text:p>5,387</text:p>
          </table:table-cell>
          <table:table-cell office:value-type="float" office:value="5335.3167115799097" table:style-name="ce11">
            <text:p>5,335</text:p>
          </table:table-cell>
          <table:table-cell office:value-type="float" office:value="5325.9838784276699" table:style-name="ce11">
            <text:p>5,326</text:p>
          </table:table-cell>
          <table:table-cell office:value-type="float" office:value="5354.2467731219504" table:style-name="ce11">
            <text:p>5,354</text:p>
          </table:table-cell>
          <table:table-cell office:value-type="float" office:value="5393.3233733532797" table:style-name="ce11">
            <text:p>5,393</text:p>
          </table:table-cell>
          <table:table-cell office:value-type="float" office:value="5463.9024909666496" table:style-name="ce11">
            <text:p>5,464</text:p>
          </table:table-cell>
          <table:table-cell office:value-type="float" office:value="5529.8600993875198" table:style-name="ce11">
            <text:p>5,530</text:p>
          </table:table-cell>
          <table:table-cell office:value-type="float" office:value="5602.6368183636296" table:style-name="ce11">
            <text:p>5,603</text:p>
          </table:table-cell>
          <table:table-cell office:value-type="float" office:value="5677.7251608915303" table:style-name="ce11">
            <text:p>5,678</text:p>
          </table:table-cell>
          <table:table-cell office:value-type="float" office:value="5752.9545095223802" table:style-name="ce11">
            <text:p>5,753</text:p>
          </table:table-cell>
          <table:table-cell office:value-type="float" office:value="5834.0169807893599" table:style-name="ce11">
            <text:p>5,834</text:p>
          </table:table-cell>
          <table:table-cell office:value-type="float" office:value="5933.79505531419" table:style-name="ce11">
            <text:p>5,934</text:p>
          </table:table-cell>
          <table:table-cell office:value-type="float" office:value="6033.0539445241502" table:style-name="ce11">
            <text:p>6,033</text:p>
          </table:table-cell>
          <table:table-cell office:value-type="float" office:value="6116.16639232337" table:style-name="ce11">
            <text:p>6,116</text:p>
          </table:table-cell>
          <table:table-cell office:value-type="float" office:value="6171.3183922020598" table:style-name="ce11">
            <text:p>6,171</text:p>
          </table:table-cell>
          <table:table-cell office:value-type="float" office:value="6222.5983954291796" table:style-name="ce11">
            <text:p>6,223</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503" table:style-name="ce11">
            <text:p>4,656</text:p>
          </table:table-cell>
          <table:table-cell office:value-type="float" office:value="4459.7130780010502" table:style-name="ce11">
            <text:p>4,460</text:p>
          </table:table-cell>
          <table:table-cell office:value-type="float" office:value="4372.2447920586501" table:style-name="ce11">
            <text:p>4,372</text:p>
          </table:table-cell>
          <table:table-cell office:value-type="float" office:value="4325.6377101880898" table:style-name="ce11">
            <text:p>4,326</text:p>
          </table:table-cell>
          <table:table-cell office:value-type="float" office:value="4276.6643427105701" table:style-name="ce11">
            <text:p>4,277</text:p>
          </table:table-cell>
          <table:table-cell office:value-type="float" office:value="4299.6260493335003" table:style-name="ce11">
            <text:p>4,300</text:p>
          </table:table-cell>
          <table:table-cell office:value-type="float" office:value="4357.93660513738" table:style-name="ce11">
            <text:p>4,358</text:p>
          </table:table-cell>
          <table:table-cell office:value-type="float" office:value="4430.9623104215598" table:style-name="ce11">
            <text:p>4,431</text:p>
          </table:table-cell>
          <table:table-cell office:value-type="float" office:value="4466.24126604919" table:style-name="ce11">
            <text:p>4,466</text:p>
          </table:table-cell>
          <table:table-cell office:value-type="float" office:value="4463.9702546872604" table:style-name="ce11">
            <text:p>4,464</text:p>
          </table:table-cell>
          <table:table-cell office:value-type="float" office:value="4478.3312419652102" table:style-name="ce11">
            <text:p>4,478</text:p>
          </table:table-cell>
          <table:table-cell office:value-type="float" office:value="4476.0389749313099" table:style-name="ce11">
            <text:p>4,476</text:p>
          </table:table-cell>
          <table:table-cell office:value-type="float" office:value="4476.3647071714704" table:style-name="ce11">
            <text:p>4,476</text:p>
          </table:table-cell>
          <table:table-cell office:value-type="float" office:value="4476.5846637393397" table:style-name="ce11">
            <text:p>4,477</text:p>
          </table:table-cell>
          <table:table-cell office:value-type="float" office:value="4487.1935783926401" table:style-name="ce11">
            <text:p>4,487</text:p>
          </table:table-cell>
          <table:table-cell office:value-type="float" office:value="4495.5078237220896" table:style-name="ce11">
            <text:p>4,496</text:p>
          </table:table-cell>
          <table:table-cell office:value-type="float" office:value="4509.2143317853397" table:style-name="ce11">
            <text:p>4,509</text:p>
          </table:table-cell>
          <table:table-cell office:value-type="float" office:value="4515.90554989661" table:style-name="ce11">
            <text:p>4,516</text:p>
          </table:table-cell>
          <table:table-cell office:value-type="float" office:value="4519.9399481354403" table:style-name="ce11">
            <text:p>4,520</text:p>
          </table:table-cell>
          <table:table-cell office:value-type="float" office:value="4521.1554287125" table:style-name="ce11">
            <text:p>4,521</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0464675717108" table:style-name="ce11">
            <text:p>9</text:p>
          </table:table-cell>
          <table:table-cell office:value-type="float" office:value="7.7800406199672096" table:style-name="ce11">
            <text:p>8</text:p>
          </table:table-cell>
          <table:table-cell office:value-type="float" office:value="8.4300440136662598" table:style-name="ce11">
            <text:p>8</text:p>
          </table:table-cell>
          <table:table-cell office:value-type="float" office:value="8.4400440658770304" table:style-name="ce11">
            <text:p>8</text:p>
          </table:table-cell>
          <table:table-cell office:value-type="float" office:value="8.4700442225093102" table:style-name="ce11">
            <text:p>8</text:p>
          </table:table-cell>
          <table:table-cell office:value-type="float" office:value="8.4700442225093102" table:style-name="ce11">
            <text:p>8</text:p>
          </table:table-cell>
          <table:table-cell office:value-type="float" office:value="8.4300440136662793" table:style-name="ce11">
            <text:p>8</text:p>
          </table:table-cell>
          <table:table-cell office:value-type="float" office:value="8.4300440136662793" table:style-name="ce11">
            <text:p>8</text:p>
          </table:table-cell>
          <table:table-cell office:value-type="float" office:value="8.4300440136662296" table:style-name="ce11">
            <text:p>8</text:p>
          </table:table-cell>
          <table:table-cell office:value-type="float" office:value="8.4300440136662793"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395" table:style-name="ce11">
            <text:p>10</text:p>
          </table:table-cell>
          <table:table-cell office:value-type="float" office:value="9.5643201627261103" table:style-name="ce11">
            <text:p>10</text:p>
          </table:table-cell>
          <table:table-cell office:value-type="float" office:value="9.52010656364296" table:style-name="ce11">
            <text:p>10</text:p>
          </table:table-cell>
          <table:table-cell office:value-type="float" office:value="9.7526565834283705" table:style-name="ce11">
            <text:p>10</text:p>
          </table:table-cell>
          <table:table-cell office:value-type="float" office:value="9.7723645567044404" table:style-name="ce11">
            <text:p>10</text:p>
          </table:table-cell>
          <table:table-cell office:value-type="float" office:value="9.7995650541039794" table:style-name="ce11">
            <text:p>10</text:p>
          </table:table-cell>
          <table:table-cell office:value-type="float" office:value="9.8302967394538197" table:style-name="ce11">
            <text:p>10</text:p>
          </table:table-cell>
          <table:table-cell office:value-type="float" office:value="9.8707120113343496" table:style-name="ce11">
            <text:p>10</text:p>
          </table:table-cell>
          <table:table-cell office:value-type="float" office:value="9.9871978576603002"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8992" table:style-name="ce11">
            <text:p>9,164</text:p>
          </table:table-cell>
          <table:table-cell office:value-type="float" office:value="8963.5992821690706" table:style-name="ce11">
            <text:p>8,964</text:p>
          </table:table-cell>
          <table:table-cell office:value-type="float" office:value="8661.9914567779106" table:style-name="ce11">
            <text:p>8,662</text:p>
          </table:table-cell>
          <table:table-cell office:value-type="float" office:value="8358.5538864757309" table:style-name="ce11">
            <text:p>8,359</text:p>
          </table:table-cell>
          <table:table-cell office:value-type="float" office:value="8303.2270343200307" table:style-name="ce11">
            <text:p>8,303</text:p>
          </table:table-cell>
          <table:table-cell office:value-type="float" office:value="8360.7253964278607" table:style-name="ce11">
            <text:p>8,361</text:p>
          </table:table-cell>
          <table:table-cell office:value-type="float" office:value="8673.1073588101899" table:style-name="ce11">
            <text:p>8,673</text:p>
          </table:table-cell>
          <table:table-cell office:value-type="float" office:value="8958.9761028560206" table:style-name="ce11">
            <text:p>8,959</text:p>
          </table:table-cell>
          <table:table-cell office:value-type="float" office:value="9207.2956365500304" table:style-name="ce11">
            <text:p>9,207</text:p>
          </table:table-cell>
          <table:table-cell office:value-type="float" office:value="9453.3126134003996" table:style-name="ce11">
            <text:p>9,453</text:p>
          </table:table-cell>
          <table:table-cell office:value-type="float" office:value="9545.2388444480803" table:style-name="ce11">
            <text:p>9,545</text:p>
          </table:table-cell>
          <table:table-cell office:value-type="float" office:value="9695.5143443603301" table:style-name="ce11">
            <text:p>9,696</text:p>
          </table:table-cell>
          <table:table-cell office:value-type="float" office:value="9821.8569125425292" table:style-name="ce11">
            <text:p>9,822</text:p>
          </table:table-cell>
          <table:table-cell office:value-type="float" office:value="9945.6846975941407" table:style-name="ce11">
            <text:p>9,946</text:p>
          </table:table-cell>
          <table:table-cell office:value-type="float" office:value="10072.1624951958" table:style-name="ce11">
            <text:p>10,072</text:p>
          </table:table-cell>
          <table:table-cell office:value-type="float" office:value="10194.9540041493" table:style-name="ce11">
            <text:p>10,195</text:p>
          </table:table-cell>
          <table:table-cell office:value-type="float" office:value="10343.100078043401" table:style-name="ce11">
            <text:p>10,343</text:p>
          </table:table-cell>
          <table:table-cell office:value-type="float" office:value="10521.394025994899" table:style-name="ce11">
            <text:p>10,521</text:p>
          </table:table-cell>
          <table:table-cell office:value-type="float" office:value="10692.781293338199" table:style-name="ce11">
            <text:p>10,693</text:p>
          </table:table-cell>
          <table:table-cell office:value-type="float" office:value="10886.3508823185" table:style-name="ce11">
            <text:p>10,886</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701"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3828.043784244099" table:style-name="ce11">
            <text:p>23,828</text:p>
          </table:table-cell>
          <table:table-cell office:value-type="float" office:value="19517.165383066302" table:style-name="ce11">
            <text:p>19,517</text:p>
          </table:table-cell>
          <table:table-cell office:value-type="float" office:value="19288.464459315001" table:style-name="ce11">
            <text:p>19,288</text:p>
          </table:table-cell>
          <table:table-cell office:value-type="float" office:value="20907.659276069498" table:style-name="ce11">
            <text:p>20,908</text:p>
          </table:table-cell>
          <table:table-cell office:value-type="float" office:value="23950.609718047399" table:style-name="ce11">
            <text:p>23,951</text:p>
          </table:table-cell>
          <table:table-cell office:value-type="float" office:value="25788.119491509799" table:style-name="ce11">
            <text:p>25,788</text:p>
          </table:table-cell>
          <table:table-cell office:value-type="float" office:value="26215.6684034543" table:style-name="ce11">
            <text:p>26,216</text:p>
          </table:table-cell>
          <table:table-cell office:value-type="float" office:value="26340.201294128099" table:style-name="ce11">
            <text:p>26,340</text:p>
          </table:table-cell>
          <table:table-cell office:value-type="float" office:value="26414.502210593899" table:style-name="ce11">
            <text:p>26,415</text:p>
          </table:table-cell>
          <table:table-cell office:value-type="float" office:value="26552.521996545402" table:style-name="ce11">
            <text:p>26,553</text:p>
          </table:table-cell>
          <table:table-cell office:value-type="float" office:value="26622.736163532001" table:style-name="ce11">
            <text:p>26,623</text:p>
          </table:table-cell>
          <table:table-cell office:value-type="float" office:value="26750.5713560027" table:style-name="ce11">
            <text:p>26,751</text:p>
          </table:table-cell>
          <table:table-cell office:value-type="float" office:value="26904.712207730699" table:style-name="ce11">
            <text:p>26,905</text:p>
          </table:table-cell>
          <table:table-cell office:value-type="float" office:value="27121.2064123282" table:style-name="ce11">
            <text:p>27,121</text:p>
          </table:table-cell>
          <table:table-cell office:value-type="float" office:value="27333.418139594702" table:style-name="ce11">
            <text:p>27,333</text:p>
          </table:table-cell>
          <table:table-cell office:value-type="float" office:value="27561.988869996301" table:style-name="ce11">
            <text:p>27,562</text:p>
          </table:table-cell>
          <table:table-cell office:value-type="float" office:value="27798.613708051002" table:style-name="ce11">
            <text:p>27,799</text:p>
          </table:table-cell>
          <table:table-cell office:value-type="float" office:value="28043.472879407898" table:style-name="ce11">
            <text:p>28,043</text:p>
          </table:table-cell>
          <table:table-cell office:value-type="float" office:value="28309.323936560901" table:style-name="ce11">
            <text:p>28,309</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301"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02"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5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495" table:style-name="ce11">
            <text:p>752</text:p>
          </table:table-cell>
          <table:table-cell office:value-type="float" office:value="786.01410381753601" table:style-name="ce11">
            <text:p>786</text:p>
          </table:table-cell>
          <table:table-cell office:value-type="float" office:value="885.20462169601399" table:style-name="ce11">
            <text:p>885</text:p>
          </table:table-cell>
          <table:table-cell office:value-type="float" office:value="957.054996830287" table:style-name="ce11">
            <text:p>957</text:p>
          </table:table-cell>
          <table:table-cell office:value-type="float" office:value="987.24515445455404"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701" table:style-name="ce11">
            <text:p>1,479</text:p>
          </table:table-cell>
          <table:table-cell office:value-type="float" office:value="1481.60492547376" table:style-name="ce11">
            <text:p>1,482</text:p>
          </table:table-cell>
          <table:table-cell office:value-type="float" office:value="1481.8305012150399" table:style-name="ce11">
            <text:p>1,482</text:p>
          </table:table-cell>
          <table:table-cell office:value-type="float" office:value="1482.45864886207" table:style-name="ce11">
            <text:p>1,482</text:p>
          </table:table-cell>
          <table:table-cell office:value-type="float" office:value="1482.95931760675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4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05"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95" table:style-name="ce11">
            <text:p>765</text:p>
          </table:table-cell>
          <table:table-cell office:value-type="float" office:value="728.14380167390095" table:style-name="ce11">
            <text:p>728</text:p>
          </table:table-cell>
          <table:table-cell office:value-type="float" office:value="691.14360849410605" table:style-name="ce11">
            <text:p>691</text:p>
          </table:table-cell>
          <table:table-cell office:value-type="float" office:value="706.54368889866703"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1903"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702"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302" table:style-name="ce11">
            <text:p>326</text:p>
          </table:table-cell>
          <table:table-cell office:value-type="float" office:value="309.78760003831502"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3905352143801" table:style-name="ce11">
            <text:p>171</text:p>
          </table:table-cell>
          <table:table-cell office:value-type="float" office:value="134.556922307881" table:style-name="ce11">
            <text:p>135</text:p>
          </table:table-cell>
          <table:table-cell office:value-type="float" office:value="134.7536272445" table:style-name="ce11">
            <text:p>135</text:p>
          </table:table-cell>
          <table:table-cell office:value-type="float" office:value="142.83212017322199" table:style-name="ce11">
            <text:p>143</text:p>
          </table:table-cell>
          <table:table-cell office:value-type="float" office:value="164.173614026092" table:style-name="ce11">
            <text:p>164</text:p>
          </table:table-cell>
          <table:table-cell office:value-type="float" office:value="164.565457968971" table:style-name="ce11">
            <text:p>165</text:p>
          </table:table-cell>
          <table:table-cell office:value-type="float" office:value="164.79260559828299" table:style-name="ce11">
            <text:p>165</text:p>
          </table:table-cell>
          <table:table-cell office:value-type="float" office:value="164.172944144898" table:style-name="ce11">
            <text:p>164</text:p>
          </table:table-cell>
          <table:table-cell office:value-type="float" office:value="162.257837713166" table:style-name="ce11">
            <text:p>162</text:p>
          </table:table-cell>
          <table:table-cell office:value-type="float" office:value="160.25195370675499" table:style-name="ce11">
            <text:p>160</text:p>
          </table:table-cell>
          <table:table-cell office:value-type="float" office:value="158.04299069396399" table:style-name="ce11">
            <text:p>158</text:p>
          </table:table-cell>
          <table:table-cell office:value-type="float" office:value="156.50026455594499" table:style-name="ce11">
            <text:p>157</text:p>
          </table:table-cell>
          <table:table-cell office:value-type="float" office:value="155.500418671662" table:style-name="ce11">
            <text:p>156</text:p>
          </table:table-cell>
          <table:table-cell office:value-type="float" office:value="153.674729183403" table:style-name="ce11">
            <text:p>154</text:p>
          </table:table-cell>
          <table:table-cell office:value-type="float" office:value="151.071985687221" table:style-name="ce11">
            <text:p>151</text:p>
          </table:table-cell>
          <table:table-cell office:value-type="float" office:value="149.26026097944199" table:style-name="ce11">
            <text:p>149</text:p>
          </table:table-cell>
          <table:table-cell office:value-type="float" office:value="147.58830865116099" table:style-name="ce11">
            <text:p>148</text:p>
          </table:table-cell>
          <table:table-cell office:value-type="float" office:value="145.351980454818" table:style-name="ce11">
            <text:p>145</text:p>
          </table:table-cell>
          <table:table-cell office:value-type="float" office:value="143.63086267089801" table:style-name="ce11">
            <text:p>144</text:p>
          </table:table-cell>
          <table:table-cell office:value-type="float" office:value="141.36250335895599" table:style-name="ce11">
            <text:p>141</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2752430116402" table:style-name="ce11">
            <text:p>313</text:p>
          </table:table-cell>
          <table:table-cell office:value-type="float" office:value="196.459351792224" table:style-name="ce11">
            <text:p>196</text:p>
          </table:table-cell>
          <table:table-cell office:value-type="float" office:value="199.92813487913" table:style-name="ce11">
            <text:p>200</text:p>
          </table:table-cell>
          <table:table-cell office:value-type="float" office:value="228.78988474197399" table:style-name="ce11">
            <text:p>229</text:p>
          </table:table-cell>
          <table:table-cell office:value-type="float" office:value="306.79830307794703" table:style-name="ce11">
            <text:p>307</text:p>
          </table:table-cell>
          <table:table-cell office:value-type="float" office:value="312.64218020611099" table:style-name="ce11">
            <text:p>313</text:p>
          </table:table-cell>
          <table:table-cell office:value-type="float" office:value="318.02766281388602" table:style-name="ce11">
            <text:p>318</text:p>
          </table:table-cell>
          <table:table-cell office:value-type="float" office:value="320.32602344248801" table:style-name="ce11">
            <text:p>320</text:p>
          </table:table-cell>
          <table:table-cell office:value-type="float" office:value="317.71966145948801" table:style-name="ce11">
            <text:p>318</text:p>
          </table:table-cell>
          <table:table-cell office:value-type="float" office:value="314.772157938399" table:style-name="ce11">
            <text:p>315</text:p>
          </table:table-cell>
          <table:table-cell office:value-type="float" office:value="311.04523291592301" table:style-name="ce11">
            <text:p>311</text:p>
          </table:table-cell>
          <table:table-cell office:value-type="float" office:value="309.90740150378798" table:style-name="ce11">
            <text:p>310</text:p>
          </table:table-cell>
          <table:table-cell office:value-type="float" office:value="310.92645658050401" table:style-name="ce11">
            <text:p>311</text:p>
          </table:table-cell>
          <table:table-cell office:value-type="float" office:value="308.74064235365699" table:style-name="ce11">
            <text:p>309</text:p>
          </table:table-cell>
          <table:table-cell office:value-type="float" office:value="303.48986847966501" table:style-name="ce11">
            <text:p>303</text:p>
          </table:table-cell>
          <table:table-cell office:value-type="float" office:value="301.37497952753398" table:style-name="ce11">
            <text:p>301</text:p>
          </table:table-cell>
          <table:table-cell office:value-type="float" office:value="299.838404000396" table:style-name="ce11">
            <text:p>300</text:p>
          </table:table-cell>
          <table:table-cell office:value-type="float" office:value="296.05403081305701" table:style-name="ce11">
            <text:p>296</text:p>
          </table:table-cell>
          <table:table-cell office:value-type="float" office:value="294.35713331097497" table:style-name="ce11">
            <text:p>294</text:p>
          </table:table-cell>
          <table:table-cell office:value-type="float" office:value="290.45682193204198" table:style-name="ce11">
            <text:p>290</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45.9483027136603" table:style-name="ce11">
            <text:p>7,546</text:p>
          </table:table-cell>
          <table:table-cell office:value-type="float" office:value="7519.9489800496704" table:style-name="ce11">
            <text:p>7,520</text:p>
          </table:table-cell>
          <table:table-cell office:value-type="float" office:value="7519.6111829237498" table:style-name="ce11">
            <text:p>7,520</text:p>
          </table:table-cell>
          <table:table-cell office:value-type="float" office:value="7514.6359261040898" table:style-name="ce11">
            <text:p>7,515</text:p>
          </table:table-cell>
          <table:table-cell office:value-type="float" office:value="7496.1769670058602" table:style-name="ce11">
            <text:p>7,496</text:p>
          </table:table-cell>
          <table:table-cell office:value-type="float" office:value="7492.5106624501204" table:style-name="ce11">
            <text:p>7,493</text:p>
          </table:table-cell>
          <table:table-cell office:value-type="float" office:value="7508.2259251169398" table:style-name="ce11">
            <text:p>7,508</text:p>
          </table:table-cell>
          <table:table-cell office:value-type="float" office:value="7533.8207146160703" table:style-name="ce11">
            <text:p>7,534</text:p>
          </table:table-cell>
          <table:table-cell office:value-type="float" office:value="7564.2066256841999" table:style-name="ce11">
            <text:p>7,564</text:p>
          </table:table-cell>
          <table:table-cell office:value-type="float" office:value="7601.7957055503903" table:style-name="ce11">
            <text:p>7,602</text:p>
          </table:table-cell>
          <table:table-cell office:value-type="float" office:value="7646.9357243189197" table:style-name="ce11">
            <text:p>7,647</text:p>
          </table:table-cell>
          <table:table-cell office:value-type="float" office:value="7702.6429279677604" table:style-name="ce11">
            <text:p>7,703</text:p>
          </table:table-cell>
          <table:table-cell office:value-type="float" office:value="7767.89296836633" table:style-name="ce11">
            <text:p>7,768</text:p>
          </table:table-cell>
          <table:table-cell office:value-type="float" office:value="7844.8826127039802" table:style-name="ce11">
            <text:p>7,845</text:p>
          </table:table-cell>
          <table:table-cell office:value-type="float" office:value="7941.6249602487496" table:style-name="ce11">
            <text:p>7,942</text:p>
          </table:table-cell>
          <table:table-cell office:value-type="float" office:value="8054.32301506364" table:style-name="ce11">
            <text:p>8,054</text:p>
          </table:table-cell>
          <table:table-cell office:value-type="float" office:value="8171.9579130935099" table:style-name="ce11">
            <text:p>8,172</text:p>
          </table:table-cell>
          <table:table-cell office:value-type="float" office:value="8293.1052941796297" table:style-name="ce11">
            <text:p>8,293</text:p>
          </table:table-cell>
          <table:table-cell office:value-type="float" office:value="8421.2030258079703" table:style-name="ce11">
            <text:p>8,421</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699"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796" table:style-name="ce11">
            <text:p>8,579</text:p>
          </table:table-cell>
          <table:table-cell office:value-type="float" office:value="8496.1643588837906" table:style-name="ce11">
            <text:p>8,496</text:p>
          </table:table-cell>
          <table:table-cell office:value-type="float" office:value="7792.9306872668903" table:style-name="ce11">
            <text:p>7,793</text:p>
          </table:table-cell>
          <table:table-cell office:value-type="float" office:value="8079.5900525344896" table:style-name="ce11">
            <text:p>8,080</text:p>
          </table:table-cell>
          <table:table-cell office:value-type="float" office:value="7983.4496776072701" table:style-name="ce11">
            <text:p>7,983</text:p>
          </table:table-cell>
          <table:table-cell office:value-type="float" office:value="7854.4437344061898" table:style-name="ce11">
            <text:p>7,854</text:p>
          </table:table-cell>
          <table:table-cell office:value-type="float" office:value="7541.8969240583201" table:style-name="ce11">
            <text:p>7,542</text:p>
          </table:table-cell>
          <table:table-cell office:value-type="float" office:value="7303.7516077956398" table:style-name="ce11">
            <text:p>7,304</text:p>
          </table:table-cell>
          <table:table-cell office:value-type="float" office:value="7194.8023294938303" table:style-name="ce11">
            <text:p>7,195</text:p>
          </table:table-cell>
          <table:table-cell office:value-type="float" office:value="7127.8497024999797" table:style-name="ce11">
            <text:p>7,128</text:p>
          </table:table-cell>
          <table:table-cell office:value-type="float" office:value="7103.9684540239396" table:style-name="ce11">
            <text:p>7,104</text:p>
          </table:table-cell>
          <table:table-cell office:value-type="float" office:value="7089.1769867258099" table:style-name="ce11">
            <text:p>7,089</text:p>
          </table:table-cell>
          <table:table-cell office:value-type="float" office:value="7077.8298000711702" table:style-name="ce11">
            <text:p>7,078</text:p>
          </table:table-cell>
          <table:table-cell office:value-type="float" office:value="7079.7197949752999" table:style-name="ce11">
            <text:p>7,080</text:p>
          </table:table-cell>
          <table:table-cell office:value-type="float" office:value="7101.6459851333102" table:style-name="ce11">
            <text:p>7,102</text:p>
          </table:table-cell>
          <table:table-cell office:value-type="float" office:value="7149.5202019019598" table:style-name="ce11">
            <text:p>7,150</text:p>
          </table:table-cell>
          <table:table-cell office:value-type="float" office:value="7229.5190074824604" table:style-name="ce11">
            <text:p>7,230</text:p>
          </table:table-cell>
          <table:table-cell office:value-type="float" office:value="7360.56672151154" table:style-name="ce11">
            <text:p>7,361</text:p>
          </table:table-cell>
          <table:table-cell office:value-type="float" office:value="7535.6028979960602" table:style-name="ce11">
            <text:p>7,536</text:p>
          </table:table-cell>
          <table:table-cell office:value-type="float" office:value="7753.9692024222104" table:style-name="ce11">
            <text:p>7,754</text:p>
          </table:table-cell>
          <table:table-cell office:value-type="float" office:value="7942.4672980652504" table:style-name="ce11">
            <text:p>7,942</text:p>
          </table:table-cell>
          <table:table-cell office:value-type="float" office:value="8118.0342503549" table:style-name="ce11">
            <text:p>8,118</text:p>
          </table:table-cell>
          <table:table-cell office:value-type="float" office:value="8303.81874387069" table:style-name="ce11">
            <text:p>8,30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0.5643826820601" table:style-name="ce11">
            <text:p>2,181</text:p>
          </table:table-cell>
          <table:table-cell office:value-type="float" office:value="2167.4395847205901" table:style-name="ce11">
            <text:p>2,167</text:p>
          </table:table-cell>
          <table:table-cell office:value-type="float" office:value="2128.4524152686099" table:style-name="ce11">
            <text:p>2,128</text:p>
          </table:table-cell>
          <table:table-cell office:value-type="float" office:value="2100.17455360855" table:style-name="ce11">
            <text:p>2,100</text:p>
          </table:table-cell>
          <table:table-cell office:value-type="float" office:value="2089.4286930210201" table:style-name="ce11">
            <text:p>2,089</text:p>
          </table:table-cell>
          <table:table-cell office:value-type="float" office:value="2088.2537294250701" table:style-name="ce11">
            <text:p>2,088</text:p>
          </table:table-cell>
          <table:table-cell office:value-type="float" office:value="2092.0262704244801" table:style-name="ce11">
            <text:p>2,092</text:p>
          </table:table-cell>
          <table:table-cell office:value-type="float" office:value="2096.6240619517298" table:style-name="ce11">
            <text:p>2,097</text:p>
          </table:table-cell>
          <table:table-cell office:value-type="float" office:value="2101.9401438485802" table:style-name="ce11">
            <text:p>2,102</text:p>
          </table:table-cell>
          <table:table-cell office:value-type="float" office:value="2107.8114762288301" table:style-name="ce11">
            <text:p>2,108</text:p>
          </table:table-cell>
          <table:table-cell office:value-type="float" office:value="2119.86478289247" table:style-name="ce11">
            <text:p>2,120</text:p>
          </table:table-cell>
          <table:table-cell office:value-type="float" office:value="2144.0392487429099" table:style-name="ce11">
            <text:p>2,144</text:p>
          </table:table-cell>
          <table:table-cell office:value-type="float" office:value="2177.78705929122" table:style-name="ce11">
            <text:p>2,178</text:p>
          </table:table-cell>
          <table:table-cell office:value-type="float" office:value="2230.5850494293099" table:style-name="ce11">
            <text:p>2,231</text:p>
          </table:table-cell>
          <table:table-cell office:value-type="float" office:value="2280.8226158105699" table:style-name="ce11">
            <text:p>2,281</text:p>
          </table:table-cell>
          <table:table-cell office:value-type="float" office:value="2349.5210506849999" table:style-name="ce11">
            <text:p>2,350</text:p>
          </table:table-cell>
          <table:table-cell office:value-type="float" office:value="2394.1849815416099" table:style-name="ce11">
            <text:p>2,394</text:p>
          </table:table-cell>
          <table:table-cell office:value-type="float" office:value="2422.6473830436598" table:style-name="ce11">
            <text:p>2,423</text:p>
          </table:table-cell>
          <table:table-cell office:value-type="float" office:value="2450.52610634657" table:style-name="ce11">
            <text:p>2,451</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57.58215915087" table:style-name="ce11">
            <text:p>1,858</text:p>
          </table:table-cell>
          <table:table-cell office:value-type="float" office:value="1912.1430564570201" table:style-name="ce11">
            <text:p>1,912</text:p>
          </table:table-cell>
          <table:table-cell office:value-type="float" office:value="1926.9796305310999" table:style-name="ce11">
            <text:p>1,927</text:p>
          </table:table-cell>
          <table:table-cell office:value-type="float" office:value="1953.58631494012" table:style-name="ce11">
            <text:p>1,954</text:p>
          </table:table-cell>
          <table:table-cell office:value-type="float" office:value="1966.63285300093" table:style-name="ce11">
            <text:p>1,967</text:p>
          </table:table-cell>
          <table:table-cell office:value-type="float" office:value="1971.2744683578401" table:style-name="ce11">
            <text:p>1,971</text:p>
          </table:table-cell>
          <table:table-cell office:value-type="float" office:value="1980.91650967121" table:style-name="ce11">
            <text:p>1,981</text:p>
          </table:table-cell>
          <table:table-cell office:value-type="float" office:value="1989.36364090399" table:style-name="ce11">
            <text:p>1,989</text:p>
          </table:table-cell>
          <table:table-cell office:value-type="float" office:value="1996.7699158089199" table:style-name="ce11">
            <text:p>1,997</text:p>
          </table:table-cell>
          <table:table-cell office:value-type="float" office:value="2004.7980736137299" table:style-name="ce11">
            <text:p>2,005</text:p>
          </table:table-cell>
          <table:table-cell office:value-type="float" office:value="1996.60010800191" table:style-name="ce11">
            <text:p>1,997</text:p>
          </table:table-cell>
          <table:table-cell office:value-type="float" office:value="1958.3666898317999" table:style-name="ce11">
            <text:p>1,958</text:p>
          </table:table-cell>
          <table:table-cell office:value-type="float" office:value="1890.82069147331" table:style-name="ce11">
            <text:p>1,891</text:p>
          </table:table-cell>
          <table:table-cell office:value-type="float" office:value="1760.75340567075" table:style-name="ce11">
            <text:p>1,761</text:p>
          </table:table-cell>
          <table:table-cell office:value-type="float" office:value="1625.98517740027" table:style-name="ce11">
            <text:p>1,626</text:p>
          </table:table-cell>
          <table:table-cell office:value-type="float" office:value="1438.02963671407" table:style-name="ce11">
            <text:p>1,438</text:p>
          </table:table-cell>
          <table:table-cell office:value-type="float" office:value="1331.8024387754899" table:style-name="ce11">
            <text:p>1,332</text:p>
          </table:table-cell>
          <table:table-cell office:value-type="float" office:value="1286.6466423957099" table:style-name="ce11">
            <text:p>1,287</text:p>
          </table:table-cell>
          <table:table-cell office:value-type="float" office:value="1255.8995996860799" table:style-name="ce11">
            <text:p>1,25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602" table:style-name="ce11">
            <text:p>989</text:p>
          </table:table-cell>
          <table:table-cell office:value-type="float" office:value="954.74050552551398" table:style-name="ce11">
            <text:p>955</text:p>
          </table:table-cell>
          <table:table-cell office:value-type="float" office:value="939.46586097595002" table:style-name="ce11">
            <text:p>939</text:p>
          </table:table-cell>
          <table:table-cell office:value-type="float" office:value="924.57866727414603" table:style-name="ce11">
            <text:p>925</text:p>
          </table:table-cell>
          <table:table-cell office:value-type="float" office:value="887.87799534922306" table:style-name="ce11">
            <text:p>888</text:p>
          </table:table-cell>
          <table:table-cell office:value-type="float" office:value="880.47405382382601" table:style-name="ce11">
            <text:p>880</text:p>
          </table:table-cell>
          <table:table-cell office:value-type="float" office:value="882.916879069728" table:style-name="ce11">
            <text:p>883</text:p>
          </table:table-cell>
          <table:table-cell office:value-type="float" office:value="883.73121036932298" table:style-name="ce11">
            <text:p>884</text:p>
          </table:table-cell>
          <table:table-cell office:value-type="float" office:value="887.97489794106002" table:style-name="ce11">
            <text:p>888</text:p>
          </table:table-cell>
          <table:table-cell office:value-type="float" office:value="892.56004155485698" table:style-name="ce11">
            <text:p>893</text:p>
          </table:table-cell>
          <table:table-cell office:value-type="float" office:value="896.87021241191803" table:style-name="ce11">
            <text:p>897</text:p>
          </table:table-cell>
          <table:table-cell office:value-type="float" office:value="902.69372428960298" table:style-name="ce11">
            <text:p>903</text:p>
          </table:table-cell>
          <table:table-cell office:value-type="float" office:value="909.67299165209795" table:style-name="ce11">
            <text:p>910</text:p>
          </table:table-cell>
          <table:table-cell office:value-type="float" office:value="917.63805419528899" table:style-name="ce11">
            <text:p>918</text:p>
          </table:table-cell>
          <table:table-cell office:value-type="float" office:value="927.12184824934798" table:style-name="ce11">
            <text:p>927</text:p>
          </table:table-cell>
          <table:table-cell office:value-type="float" office:value="938.93659297318402" table:style-name="ce11">
            <text:p>939</text:p>
          </table:table-cell>
          <table:table-cell office:value-type="float" office:value="952.885366328283" table:style-name="ce11">
            <text:p>953</text:p>
          </table:table-cell>
          <table:table-cell office:value-type="float" office:value="966.82899153085805" table:style-name="ce11">
            <text:p>967</text:p>
          </table:table-cell>
          <table:table-cell office:value-type="float" office:value="981.177953517795" table:style-name="ce11">
            <text:p>981</text:p>
          </table:table-cell>
          <table:table-cell office:value-type="float" office:value="996.381752984326" table:style-name="ce11">
            <text:p>996</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4.32161834457" table:style-name="ce11">
            <text:p>1,434</text:p>
          </table:table-cell>
          <table:table-cell office:value-type="float" office:value="1398.78630708793" table:style-name="ce11">
            <text:p>1,399</text:p>
          </table:table-cell>
          <table:table-cell office:value-type="float" office:value="1366.4042752837699" table:style-name="ce11">
            <text:p>1,366</text:p>
          </table:table-cell>
          <table:table-cell office:value-type="float" office:value="1333.4043840454401" table:style-name="ce11">
            <text:p>1,333</text:p>
          </table:table-cell>
          <table:table-cell office:value-type="float" office:value="1330.1024522299001" table:style-name="ce11">
            <text:p>1,330</text:p>
          </table:table-cell>
          <table:table-cell office:value-type="float" office:value="1309.7147722898201" table:style-name="ce11">
            <text:p>1,310</text:p>
          </table:table-cell>
          <table:table-cell office:value-type="float" office:value="1301.6961034769199" table:style-name="ce11">
            <text:p>1,302</text:p>
          </table:table-cell>
          <table:table-cell office:value-type="float" office:value="1289.69790720472" table:style-name="ce11">
            <text:p>1,290</text:p>
          </table:table-cell>
          <table:table-cell office:value-type="float" office:value="1279.29242540839" table:style-name="ce11">
            <text:p>1,279</text:p>
          </table:table-cell>
          <table:table-cell office:value-type="float" office:value="1271.11184160778" table:style-name="ce11">
            <text:p>1,271</text:p>
          </table:table-cell>
          <table:table-cell office:value-type="float" office:value="1262.84877137533" table:style-name="ce11">
            <text:p>1,263</text:p>
          </table:table-cell>
          <table:table-cell office:value-type="float" office:value="1256.5629030458999" table:style-name="ce11">
            <text:p>1,257</text:p>
          </table:table-cell>
          <table:table-cell office:value-type="float" office:value="1251.1313643849601" table:style-name="ce11">
            <text:p>1,251</text:p>
          </table:table-cell>
          <table:table-cell office:value-type="float" office:value="1250.7910282381999" table:style-name="ce11">
            <text:p>1,251</text:p>
          </table:table-cell>
          <table:table-cell office:value-type="float" office:value="1255.3218944118901" table:style-name="ce11">
            <text:p>1,255</text:p>
          </table:table-cell>
          <table:table-cell office:value-type="float" office:value="1260.66269393062" table:style-name="ce11">
            <text:p>1,261</text:p>
          </table:table-cell>
          <table:table-cell office:value-type="float" office:value="1264.6520488490901" table:style-name="ce11">
            <text:p>1,265</text:p>
          </table:table-cell>
          <table:table-cell office:value-type="float" office:value="1269.1580824146099" table:style-name="ce11">
            <text:p>1,269</text:p>
          </table:table-cell>
          <table:table-cell office:value-type="float" office:value="1268.1922128106601" table:style-name="ce11">
            <text:p>1,26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2"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802" table:style-name="ce11">
            <text:p>2,999</text:p>
          </table:table-cell>
          <table:table-cell office:value-type="float" office:value="3157.8319740455099" table:style-name="ce11">
            <text:p>3,158</text:p>
          </table:table-cell>
          <table:table-cell office:value-type="float" office:value="3054.7527148051399" table:style-name="ce11">
            <text:p>3,055</text:p>
          </table:table-cell>
          <table:table-cell office:value-type="float" office:value="3020.6729039666702" table:style-name="ce11">
            <text:p>3,021</text:p>
          </table:table-cell>
          <table:table-cell office:value-type="float" office:value="2994.60697575937" table:style-name="ce11">
            <text:p>2,995</text:p>
          </table:table-cell>
          <table:table-cell office:value-type="float" office:value="2998.55696355996" table:style-name="ce11">
            <text:p>2,999</text:p>
          </table:table-cell>
          <table:table-cell office:value-type="float" office:value="3026.2343414997199" table:style-name="ce11">
            <text:p>3,026</text:p>
          </table:table-cell>
          <table:table-cell office:value-type="float" office:value="3071.9248374314302" table:style-name="ce11">
            <text:p>3,072</text:p>
          </table:table-cell>
          <table:table-cell office:value-type="float" office:value="3129.5732466721001" table:style-name="ce11">
            <text:p>3,130</text:p>
          </table:table-cell>
          <table:table-cell office:value-type="float" office:value="3162.6318578193" table:style-name="ce11">
            <text:p>3,163</text:p>
          </table:table-cell>
          <table:table-cell office:value-type="float" office:value="3179.7134399346201" table:style-name="ce11">
            <text:p>3,180</text:p>
          </table:table-cell>
          <table:table-cell office:value-type="float" office:value="3223.64512387594" table:style-name="ce11">
            <text:p>3,224</text:p>
          </table:table-cell>
          <table:table-cell office:value-type="float" office:value="3244.38421956517" table:style-name="ce11">
            <text:p>3,244</text:p>
          </table:table-cell>
          <table:table-cell office:value-type="float" office:value="3267.5483044533598" table:style-name="ce11">
            <text:p>3,268</text:p>
          </table:table-cell>
          <table:table-cell office:value-type="float" office:value="3297.8535967328899" table:style-name="ce11">
            <text:p>3,298</text:p>
          </table:table-cell>
          <table:table-cell office:value-type="float" office:value="3338.1732250130999" table:style-name="ce11">
            <text:p>3,338</text:p>
          </table:table-cell>
          <table:table-cell office:value-type="float" office:value="3375.6126177086899" table:style-name="ce11">
            <text:p>3,376</text:p>
          </table:table-cell>
          <table:table-cell office:value-type="float" office:value="3411.05755728035" table:style-name="ce11">
            <text:p>3,411</text:p>
          </table:table-cell>
          <table:table-cell office:value-type="float" office:value="3446.0699195341899" table:style-name="ce11">
            <text:p>3,446</text:p>
          </table:table-cell>
          <table:table-cell office:value-type="float" office:value="3484.3133052289299" table:style-name="ce11">
            <text:p>3,484</text:p>
          </table:table-cell>
          <table:table-cell office:value-type="float" office:value="3517.80271986447" table:style-name="ce11">
            <text:p>3,518</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5901" table:style-name="ce11">
            <text:p>695</text:p>
          </table:table-cell>
          <table:table-cell office:value-type="float" office:value="697.75559624070502" table:style-name="ce11">
            <text:p>698</text:p>
          </table:table-cell>
          <table:table-cell office:value-type="float" office:value="699.91356855788899"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402"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597" table:style-name="ce11">
            <text:p>79</text:p>
          </table:table-cell>
          <table:table-cell office:value-type="float" office:value="87.087888021101605" table:style-name="ce11">
            <text:p>87</text:p>
          </table:table-cell>
          <table:table-cell office:value-type="float" office:value="99.331204404937196" table:style-name="ce11">
            <text:p>99</text:p>
          </table:table-cell>
          <table:table-cell office:value-type="float" office:value="112.965853551028" table:style-name="ce11">
            <text:p>113</text:p>
          </table:table-cell>
          <table:table-cell office:value-type="float" office:value="119.565727629588" table:style-name="ce11">
            <text:p>120</text:p>
          </table:table-cell>
          <table:table-cell office:value-type="float" office:value="124.520988983365" table:style-name="ce11">
            <text:p>125</text:p>
          </table:table-cell>
          <table:table-cell office:value-type="float" office:value="129.75412111024599" table:style-name="ce11">
            <text:p>130</text:p>
          </table:table-cell>
          <table:table-cell office:value-type="float" office:value="132.03706025172599" table:style-name="ce11">
            <text:p>132</text:p>
          </table:table-cell>
          <table:table-cell office:value-type="float" office:value="133.90221026143999" table:style-name="ce11">
            <text:p>134</text:p>
          </table:table-cell>
          <table:table-cell office:value-type="float" office:value="135.329683627159" table:style-name="ce11">
            <text:p>135</text:p>
          </table:table-cell>
          <table:table-cell office:value-type="float" office:value="136.01765751011101" table:style-name="ce11">
            <text:p>136</text:p>
          </table:table-cell>
          <table:table-cell office:value-type="float" office:value="136.552661451365" table:style-name="ce11">
            <text:p>137</text:p>
          </table:table-cell>
          <table:table-cell office:value-type="float" office:value="137.04501006436701" table:style-name="ce11">
            <text:p>137</text:p>
          </table:table-cell>
          <table:table-cell office:value-type="float" office:value="136.08551613692001" table:style-name="ce11">
            <text:p>136</text:p>
          </table:table-cell>
          <table:table-cell office:value-type="float" office:value="131.82323961774799" table:style-name="ce11">
            <text:p>132</text:p>
          </table:table-cell>
          <table:table-cell office:value-type="float" office:value="119.028914625082" table:style-name="ce11">
            <text:p>119</text:p>
          </table:table-cell>
          <table:table-cell office:value-type="float" office:value="95.956324056564199" table:style-name="ce11">
            <text:p>96</text:p>
          </table:table-cell>
          <table:table-cell office:value-type="float" office:value="75.651858587629405" table:style-name="ce11">
            <text:p>76</text:p>
          </table:table-cell>
          <table:table-cell office:value-type="float" office:value="56.493350156886201" table:style-name="ce11">
            <text:p>56</text:p>
          </table:table-cell>
          <table:table-cell office:value-type="float" office:value="42.531245253823897" table:style-name="ce11">
            <text:p>43</text:p>
          </table:table-cell>
          <table:table-cell office:value-type="float" office:value="29.838114312205398" table:style-name="ce11">
            <text:p>30</text:p>
          </table:table-cell>
          <table:table-cell office:value-type="float" office:value="18.697489612414401"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4994"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04385155991601" table:style-name="ce11">
            <text:p>11</text:p>
          </table:table-cell>
          <table:table-cell office:value-type="float" office:value="9.1255964885166208" table:style-name="ce11">
            <text:p>9</text:p>
          </table:table-cell>
          <table:table-cell office:value-type="float" office:value="7.8067243862327498" table:style-name="ce11">
            <text:p>8</text:p>
          </table:table-cell>
          <table:table-cell office:value-type="float" office:value="6.5906935054195799" table:style-name="ce11">
            <text:p>7</text:p>
          </table:table-cell>
          <table:table-cell office:value-type="float" office:value="5.8726963556750604" table:style-name="ce11">
            <text:p>6</text:p>
          </table:table-cell>
          <table:table-cell office:value-type="float" office:value="4.9465140992821199" table:style-name="ce11">
            <text:p>5</text:p>
          </table:table-cell>
          <table:table-cell office:value-type="float" office:value="4.2760339130633902" table:style-name="ce11">
            <text:p>4</text:p>
          </table:table-cell>
          <table:table-cell office:value-type="float" office:value="3.5260419579989302" table:style-name="ce11">
            <text:p>4</text:p>
          </table:table-cell>
          <table:table-cell office:value-type="float" office:value="2.8514091800842101" table:style-name="ce11">
            <text:p>3</text:p>
          </table:table-cell>
          <table:table-cell office:value-type="float" office:value="2.3790803513928802" table:style-name="ce11">
            <text:p>2</text:p>
          </table:table-cell>
          <table:table-cell office:value-type="float" office:value="1.85750454745195" table:style-name="ce11">
            <text:p>2</text:p>
          </table:table-cell>
          <table:table-cell office:value-type="float" office:value="1.4248661597141199" table:style-name="ce11">
            <text:p>1</text:p>
          </table:table-cell>
          <table:table-cell office:value-type="float" office:value="1.06423268084496" table:style-name="ce11">
            <text:p>1</text:p>
          </table:table-cell>
          <table:table-cell office:value-type="float" office:value="0.79085892469729802" table:style-name="ce11">
            <text:p>1</text:p>
          </table:table-cell>
          <table:table-cell office:value-type="float" office:value="0.54281715657933605" table:style-name="ce11">
            <text:p>1</text:p>
          </table:table-cell>
          <table:table-cell office:value-type="float" office:value="0.387525071159599" table:style-name="ce11">
            <text:p>0</text:p>
          </table:table-cell>
          <table:table-cell office:value-type="float" office:value="0.18740464303350701" table:style-name="ce11">
            <text:p>0</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49.01314340838803" table:style-name="ce11">
            <text:p>849</text:p>
          </table:table-cell>
          <table:table-cell office:value-type="float" office:value="1057.19960424077" table:style-name="ce11">
            <text:p>1,057</text:p>
          </table:table-cell>
          <table:table-cell office:value-type="float" office:value="1302.9730371887099" table:style-name="ce11">
            <text:p>1,303</text:p>
          </table:table-cell>
          <table:table-cell office:value-type="float" office:value="1588.0631691276801" table:style-name="ce11">
            <text:p>1,588</text:p>
          </table:table-cell>
          <table:table-cell office:value-type="float" office:value="1943.9708355487601" table:style-name="ce11">
            <text:p>1,944</text:p>
          </table:table-cell>
          <table:table-cell office:value-type="float" office:value="2262.26985520477" table:style-name="ce11">
            <text:p>2,262</text:p>
          </table:table-cell>
          <table:table-cell office:value-type="float" office:value="2586.6013845038301" table:style-name="ce11">
            <text:p>2,587</text:p>
          </table:table-cell>
          <table:table-cell office:value-type="float" office:value="2910.17526052734" table:style-name="ce11">
            <text:p>2,910</text:p>
          </table:table-cell>
          <table:table-cell office:value-type="float" office:value="3225.97268606527" table:style-name="ce11">
            <text:p>3,226</text:p>
          </table:table-cell>
          <table:table-cell office:value-type="float" office:value="3538.5155427250302" table:style-name="ce11">
            <text:p>3,539</text:p>
          </table:table-cell>
          <table:table-cell office:value-type="float" office:value="3840.3885889295898" table:style-name="ce11">
            <text:p>3,840</text:p>
          </table:table-cell>
          <table:table-cell office:value-type="float" office:value="4247.5097227235101" table:style-name="ce11">
            <text:p>4,248</text:p>
          </table:table-cell>
          <table:table-cell office:value-type="float" office:value="4559.2395856039402" table:style-name="ce11">
            <text:p>4,559</text:p>
          </table:table-cell>
          <table:table-cell office:value-type="float" office:value="4827.4280632536502" table:style-name="ce11">
            <text:p>4,827</text:p>
          </table:table-cell>
          <table:table-cell office:value-type="float" office:value="5086.7637433361397" table:style-name="ce11">
            <text:p>5,087</text:p>
          </table:table-cell>
          <table:table-cell office:value-type="float" office:value="5329.7784066621598" table:style-name="ce11">
            <text:p>5,330</text:p>
          </table:table-cell>
          <table:table-cell office:value-type="float" office:value="5540.8735771645697" table:style-name="ce11">
            <text:p>5,541</text:p>
          </table:table-cell>
          <table:table-cell office:value-type="float" office:value="5727.1762123531298" table:style-name="ce11">
            <text:p>5,727</text:p>
          </table:table-cell>
          <table:table-cell office:value-type="float" office:value="5892.9187828884797" table:style-name="ce11">
            <text:p>5,893</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99E-2" table:style-name="ce11">
            <text:p>0</text:p>
          </table:table-cell>
          <table:table-cell office:value-type="float" office:value="4.0695168073080899E-2" table:style-name="ce11">
            <text:p>0</text:p>
          </table:table-cell>
          <table:table-cell office:value-type="float" office:value="4.1984803681030698E-2" table:style-name="ce11">
            <text:p>0</text:p>
          </table:table-cell>
          <table:table-cell office:value-type="float" office:value="4.1411632299719697E-2" table:style-name="ce11">
            <text:p>0</text:p>
          </table:table-cell>
          <table:table-cell office:value-type="float" office:value="4.1554925145047397E-2" table:style-name="ce11">
            <text:p>0</text:p>
          </table:table-cell>
          <table:table-cell office:value-type="float" office:value="4.1984803681030698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7E-2" table:style-name="ce11">
            <text:p>0</text:p>
          </table:table-cell>
          <table:table-cell office:value-type="float" office:value="3.9736590899936697E-2" table:style-name="ce11">
            <text:p>0</text:p>
          </table:table-cell>
          <table:table-cell office:value-type="float" office:value="3.1218328712521799E-2" table:style-name="ce11">
            <text:p>0</text:p>
          </table:table-cell>
          <table:table-cell office:value-type="float" office:value="2.1499019234289998E-2" table:style-name="ce11">
            <text:p>0</text:p>
          </table:table-cell>
          <table:table-cell office:value-type="float" office:value="3.2645553074978698E-2" table:style-name="ce11">
            <text:p>0</text:p>
          </table:table-cell>
          <table:table-cell office:value-type="float" office:value="6.5833767116574807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801" table:style-name="ce11">
            <text:p>0</text:p>
          </table:table-cell>
          <table:table-cell office:value-type="float" office:value="0.50117771269237898" table:style-name="ce11">
            <text:p>1</text:p>
          </table:table-cell>
          <table:table-cell office:value-type="float" office:value="0.63356788377202899" table:style-name="ce11">
            <text:p>1</text:p>
          </table:table-cell>
          <table:table-cell office:value-type="float" office:value="0.76844153679637694" table:style-name="ce11">
            <text:p>1</text:p>
          </table:table-cell>
          <table:table-cell office:value-type="float" office:value="0.87758097701783599" table:style-name="ce11">
            <text:p>1</text:p>
          </table:table-cell>
          <table:table-cell office:value-type="float" office:value="0.97311307195074104" table:style-name="ce11">
            <text:p>1</text:p>
          </table:table-cell>
          <table:table-cell office:value-type="float" office:value="1.04346740711393" table:style-name="ce11">
            <text:p>1</text:p>
          </table:table-cell>
          <table:table-cell office:value-type="float" office:value="1.08979805576916" table:style-name="ce11">
            <text:p>1</text:p>
          </table:table-cell>
          <table:table-cell office:value-type="float" office:value="1.1184991305178" table:style-name="ce11">
            <text:p>1</text:p>
          </table:table-cell>
          <table:table-cell office:value-type="float" office:value="1.11196134581166" table:style-name="ce11">
            <text:p>1</text:p>
          </table:table-cell>
          <table:table-cell office:value-type="float" office:value="1.0991731101975" table:style-name="ce11">
            <text:p>1</text:p>
          </table:table-cell>
          <table:table-cell office:value-type="float" office:value="1.0833561548567101" table:style-name="ce11">
            <text:p>1</text:p>
          </table:table-cell>
          <table:table-cell office:value-type="float" office:value="1.0667021020715699" table:style-name="ce11">
            <text:p>1</text:p>
          </table:table-cell>
          <table:table-cell office:value-type="float" office:value="1.04962804501046" table:style-name="ce11">
            <text:p>1</text:p>
          </table:table-cell>
          <table:table-cell office:value-type="float" office:value="1.03400615749742" table:style-name="ce11">
            <text:p>1</text:p>
          </table:table-cell>
          <table:table-cell office:value-type="float" office:value="1.02136207552632" table:style-name="ce11">
            <text:p>1</text:p>
          </table:table-cell>
          <table:table-cell office:value-type="float" office:value="1.0134321606493999" table:style-name="ce11">
            <text:p>1</text:p>
          </table:table-cell>
          <table:table-cell office:value-type="float" office:value="1.0088465669269" table:style-name="ce11">
            <text:p>1</text:p>
          </table:table-cell>
          <table:table-cell office:value-type="float" office:value="1.0070192551849699" table:style-name="ce11">
            <text:p>1</text:p>
          </table:table-cell>
          <table:table-cell office:value-type="float" office:value="1.0070990623434499"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98"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8001" table:style-name="ce11">
            <text:p>42,517</text:p>
          </table:table-cell>
          <table:table-cell office:value-type="float" office:value="42895.502413171598"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98"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401" table:style-name="ce11">
            <text:p>40,575</text:p>
          </table:table-cell>
          <table:table-cell office:value-type="float" office:value="40045.822992888301" table:style-name="ce11">
            <text:p>40,046</text:p>
          </table:table-cell>
          <table:table-cell office:value-type="float" office:value="39241.317743223299" table:style-name="ce11">
            <text:p>39,241</text:p>
          </table:table-cell>
          <table:table-cell office:value-type="float" office:value="31829.635581960501" table:style-name="ce11">
            <text:p>31,830</text:p>
          </table:table-cell>
          <table:table-cell office:value-type="float" office:value="32961.070432122702" table:style-name="ce11">
            <text:p>32,961</text:p>
          </table:table-cell>
          <table:table-cell office:value-type="float" office:value="35670.261745819203" table:style-name="ce11">
            <text:p>35,670</text:p>
          </table:table-cell>
          <table:table-cell office:value-type="float" office:value="34905.0200951808" table:style-name="ce11">
            <text:p>34,905</text:p>
          </table:table-cell>
          <table:table-cell office:value-type="float" office:value="34459.758580271999" table:style-name="ce11">
            <text:p>34,460</text:p>
          </table:table-cell>
          <table:table-cell office:value-type="float" office:value="33607.271813874097" table:style-name="ce11">
            <text:p>33,607</text:p>
          </table:table-cell>
          <table:table-cell office:value-type="float" office:value="32827.418692289903" table:style-name="ce11">
            <text:p>32,827</text:p>
          </table:table-cell>
          <table:table-cell office:value-type="float" office:value="31738.263907114899" table:style-name="ce11">
            <text:p>31,738</text:p>
          </table:table-cell>
          <table:table-cell office:value-type="float" office:value="30604.654220819299" table:style-name="ce11">
            <text:p>30,605</text:p>
          </table:table-cell>
          <table:table-cell office:value-type="float" office:value="29494.348105000201" table:style-name="ce11">
            <text:p>29,494</text:p>
          </table:table-cell>
          <table:table-cell office:value-type="float" office:value="28266.475723772099" table:style-name="ce11">
            <text:p>28,266</text:p>
          </table:table-cell>
          <table:table-cell office:value-type="float" office:value="27116.706855024298" table:style-name="ce11">
            <text:p>27,117</text:p>
          </table:table-cell>
          <table:table-cell office:value-type="float" office:value="26042.407675766801" table:style-name="ce11">
            <text:p>26,042</text:p>
          </table:table-cell>
          <table:table-cell office:value-type="float" office:value="25086.9838586673" table:style-name="ce11">
            <text:p>25,087</text:p>
          </table:table-cell>
          <table:table-cell office:value-type="float" office:value="24194.1036506973" table:style-name="ce11">
            <text:p>24,194</text:p>
          </table:table-cell>
          <table:table-cell office:value-type="float" office:value="23384.0694868299" table:style-name="ce11">
            <text:p>23,384</text:p>
          </table:table-cell>
          <table:table-cell office:value-type="float" office:value="22648.6674493393" table:style-name="ce11">
            <text:p>22,649</text:p>
          </table:table-cell>
          <table:table-cell office:value-type="float" office:value="22000.7314557844" table:style-name="ce11">
            <text:p>22,001</text:p>
          </table:table-cell>
          <table:table-cell office:value-type="float" office:value="21414.035163942099" table:style-name="ce11">
            <text:p>21,414</text:p>
          </table:table-cell>
          <table:table-cell office:value-type="float" office:value="20965.103641434798" table:style-name="ce11">
            <text:p>20,965</text:p>
          </table:table-cell>
          <table:table-cell office:value-type="float" office:value="20551.357145924601" table:style-name="ce11">
            <text:p>20,55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3098" table:style-name="ce11">
            <text:p>75</text:p>
          </table:table-cell>
          <table:table-cell office:value-type="float" office:value="192.53690553707099" table:style-name="ce11">
            <text:p>193</text:p>
          </table:table-cell>
          <table:table-cell office:value-type="float" office:value="371.63778288552601"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9" table:style-name="ce11">
            <text:p>1,366</text:p>
          </table:table-cell>
          <table:table-cell office:value-type="float" office:value="1432.44069015672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26.8628444442902" table:style-name="ce11">
            <text:p>2,527</text:p>
          </table:table-cell>
          <table:table-cell office:value-type="float" office:value="2610.9863961501901" table:style-name="ce11">
            <text:p>2,611</text:p>
          </table:table-cell>
          <table:table-cell office:value-type="float" office:value="2700.9997192002302" table:style-name="ce11">
            <text:p>2,701</text:p>
          </table:table-cell>
          <table:table-cell office:value-type="float" office:value="2743.3657210399501" table:style-name="ce11">
            <text:p>2,743</text:p>
          </table:table-cell>
          <table:table-cell office:value-type="float" office:value="2805.1864148118502" table:style-name="ce11">
            <text:p>2,805</text:p>
          </table:table-cell>
          <table:table-cell office:value-type="float" office:value="2836.1529718372199" table:style-name="ce11">
            <text:p>2,836</text:p>
          </table:table-cell>
          <table:table-cell office:value-type="float" office:value="2864.79810372269" table:style-name="ce11">
            <text:p>2,865</text:p>
          </table:table-cell>
          <table:table-cell office:value-type="float" office:value="2891.0518955489802" table:style-name="ce11">
            <text:p>2,891</text:p>
          </table:table-cell>
          <table:table-cell office:value-type="float" office:value="2891.6419908078001" table:style-name="ce11">
            <text:p>2,892</text:p>
          </table:table-cell>
          <table:table-cell office:value-type="float" office:value="2881.04048590408" table:style-name="ce11">
            <text:p>2,881</text:p>
          </table:table-cell>
          <table:table-cell office:value-type="float" office:value="2887.22562749279" table:style-name="ce11">
            <text:p>2,887</text:p>
          </table:table-cell>
          <table:table-cell office:value-type="float" office:value="2808.7252126892299" table:style-name="ce11">
            <text:p>2,809</text:p>
          </table:table-cell>
          <table:table-cell office:value-type="float" office:value="2737.1881743894301" table:style-name="ce11">
            <text:p>2,737</text:p>
          </table:table-cell>
          <table:table-cell office:value-type="float" office:value="2655.2860909792998" table:style-name="ce11">
            <text:p>2,655</text:p>
          </table:table-cell>
          <table:table-cell office:value-type="float" office:value="2617.11914488191" table:style-name="ce11">
            <text:p>2,617</text:p>
          </table:table-cell>
          <table:table-cell office:value-type="float" office:value="2595.9154417159998" table:style-name="ce11">
            <text:p>2,596</text:p>
          </table:table-cell>
          <table:table-cell office:value-type="float" office:value="2587.9748200076801" table:style-name="ce11">
            <text:p>2,588</text:p>
          </table:table-cell>
          <table:table-cell office:value-type="float" office:value="2596.8725954141401" table:style-name="ce11">
            <text:p>2,597</text:p>
          </table:table-cell>
          <table:table-cell office:value-type="float" office:value="2605.1816721667101" table:style-name="ce11">
            <text:p>2,605</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GDP_High"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Economic Growth - High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12712403" table:style-name="ce11">
            <text:p>126,235</text:p>
          </table:table-cell>
          <table:table-cell office:value-type="float" office:value="132538.693886191" table:style-name="ce11">
            <text:p>132,539</text:p>
          </table:table-cell>
          <table:table-cell office:value-type="float" office:value="127214.115873873" table:style-name="ce11">
            <text:p>127,214</text:p>
          </table:table-cell>
          <table:table-cell office:value-type="float" office:value="126291.35934733901" table:style-name="ce11">
            <text:p>126,291</text:p>
          </table:table-cell>
          <table:table-cell office:value-type="float" office:value="127258.255561606" table:style-name="ce11">
            <text:p>127,258</text:p>
          </table:table-cell>
          <table:table-cell office:value-type="float" office:value="130168.32036229099" table:style-name="ce11">
            <text:p>130,168</text:p>
          </table:table-cell>
          <table:table-cell office:value-type="float" office:value="131879.17401271701" table:style-name="ce11">
            <text:p>131,879</text:p>
          </table:table-cell>
          <table:table-cell office:value-type="float" office:value="132287.348387448" table:style-name="ce11">
            <text:p>132,287</text:p>
          </table:table-cell>
          <table:table-cell office:value-type="float" office:value="132345.718088472" table:style-name="ce11">
            <text:p>132,346</text:p>
          </table:table-cell>
          <table:table-cell office:value-type="float" office:value="132303.35403580501" table:style-name="ce11">
            <text:p>132,303</text:p>
          </table:table-cell>
          <table:table-cell office:value-type="float" office:value="132015.67594289299" table:style-name="ce11">
            <text:p>132,016</text:p>
          </table:table-cell>
          <table:table-cell office:value-type="float" office:value="131971.751283388" table:style-name="ce11">
            <text:p>131,972</text:p>
          </table:table-cell>
          <table:table-cell office:value-type="float" office:value="131910.62300205999" table:style-name="ce11">
            <text:p>131,911</text:p>
          </table:table-cell>
          <table:table-cell office:value-type="float" office:value="131836.205835014" table:style-name="ce11">
            <text:p>131,836</text:p>
          </table:table-cell>
          <table:table-cell office:value-type="float" office:value="131752.86011919301" table:style-name="ce11">
            <text:p>131,753</text:p>
          </table:table-cell>
          <table:table-cell office:value-type="float" office:value="131926.27973641999" table:style-name="ce11">
            <text:p>131,926</text:p>
          </table:table-cell>
          <table:table-cell office:value-type="float" office:value="132421.31130575799" table:style-name="ce11">
            <text:p>132,421</text:p>
          </table:table-cell>
          <table:table-cell office:value-type="float" office:value="133167.43644717001" table:style-name="ce11">
            <text:p>133,167</text:p>
          </table:table-cell>
          <table:table-cell office:value-type="float" office:value="134052.863357625" table:style-name="ce11">
            <text:p>134,053</text:p>
          </table:table-cell>
          <table:table-cell office:value-type="float" office:value="134842.10077981401" table:style-name="ce11">
            <text:p>134,842</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99"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4" table:style-name="ce11">
            <text:p>126,070</text:p>
          </table:table-cell>
          <table:table-cell office:value-type="float" office:value="127312.141930946"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7332535399" table:style-name="ce11">
            <text:p>121,274</text:p>
          </table:table-cell>
          <table:table-cell office:value-type="float" office:value="119990.870776079" table:style-name="ce11">
            <text:p>119,991</text:p>
          </table:table-cell>
          <table:table-cell office:value-type="float" office:value="114728.91750224" table:style-name="ce11">
            <text:p>114,729</text:p>
          </table:table-cell>
          <table:table-cell office:value-type="float" office:value="113825.68676429401" table:style-name="ce11">
            <text:p>113,826</text:p>
          </table:table-cell>
          <table:table-cell office:value-type="float" office:value="114779.61323671001" table:style-name="ce11">
            <text:p>114,780</text:p>
          </table:table-cell>
          <table:table-cell office:value-type="float" office:value="117601.791023225" table:style-name="ce11">
            <text:p>117,602</text:p>
          </table:table-cell>
          <table:table-cell office:value-type="float" office:value="119277.757052987" table:style-name="ce11">
            <text:p>119,278</text:p>
          </table:table-cell>
          <table:table-cell office:value-type="float" office:value="119622.621072629" table:style-name="ce11">
            <text:p>119,623</text:p>
          </table:table-cell>
          <table:table-cell office:value-type="float" office:value="119611.616186725" table:style-name="ce11">
            <text:p>119,612</text:p>
          </table:table-cell>
          <table:table-cell office:value-type="float" office:value="119397.36596734299" table:style-name="ce11">
            <text:p>119,397</text:p>
          </table:table-cell>
          <table:table-cell office:value-type="float" office:value="119189.26569994399" table:style-name="ce11">
            <text:p>119,189</text:p>
          </table:table-cell>
          <table:table-cell office:value-type="float" office:value="119041.369911188" table:style-name="ce11">
            <text:p>119,041</text:p>
          </table:table-cell>
          <table:table-cell office:value-type="float" office:value="119047.84223174299" table:style-name="ce11">
            <text:p>119,048</text:p>
          </table:table-cell>
          <table:table-cell office:value-type="float" office:value="119010.325432221" table:style-name="ce11">
            <text:p>119,010</text:p>
          </table:table-cell>
          <table:table-cell office:value-type="float" office:value="119039.13528047899" table:style-name="ce11">
            <text:p>119,039</text:p>
          </table:table-cell>
          <table:table-cell office:value-type="float" office:value="119271.707426141" table:style-name="ce11">
            <text:p>119,272</text:p>
          </table:table-cell>
          <table:table-cell office:value-type="float" office:value="119697.054802671" table:style-name="ce11">
            <text:p>119,697</text:p>
          </table:table-cell>
          <table:table-cell office:value-type="float" office:value="120233.475377233" table:style-name="ce11">
            <text:p>120,233</text:p>
          </table:table-cell>
          <table:table-cell office:value-type="float" office:value="120900.164596913" table:style-name="ce11">
            <text:p>120,900</text:p>
          </table:table-cell>
          <table:table-cell office:value-type="float" office:value="121656.780139183" table:style-name="ce11">
            <text:p>121,657</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512.6844897791" table:style-name="ce11">
            <text:p>13,513</text:p>
          </table:table-cell>
          <table:table-cell office:value-type="float" office:value="13357.7306600437" table:style-name="ce11">
            <text:p>13,358</text:p>
          </table:table-cell>
          <table:table-cell office:value-type="float" office:value="13320.862929745201" table:style-name="ce11">
            <text:p>13,321</text:p>
          </table:table-cell>
          <table:table-cell office:value-type="float" office:value="13279.658686847" table:style-name="ce11">
            <text:p>13,280</text:p>
          </table:table-cell>
          <table:table-cell office:value-type="float" office:value="13320.930948257699" table:style-name="ce11">
            <text:p>13,321</text:p>
          </table:table-cell>
          <table:table-cell office:value-type="float" office:value="13442.51084044" table:style-name="ce11">
            <text:p>13,443</text:p>
          </table:table-cell>
          <table:table-cell office:value-type="float" office:value="13620.719150523501" table:style-name="ce11">
            <text:p>13,621</text:p>
          </table:table-cell>
          <table:table-cell office:value-type="float" office:value="13771.3605039296" table:style-name="ce11">
            <text:p>13,771</text:p>
          </table:table-cell>
          <table:table-cell office:value-type="float" office:value="13918.773276870999" table:style-name="ce11">
            <text:p>13,919</text:p>
          </table:table-cell>
          <table:table-cell office:value-type="float" office:value="14071.4187845532" table:style-name="ce11">
            <text:p>14,071</text:p>
          </table:table-cell>
          <table:table-cell office:value-type="float" office:value="14210.4619528291" table:style-name="ce11">
            <text:p>14,210</text:p>
          </table:table-cell>
          <table:table-cell office:value-type="float" office:value="14347.7551360329" table:style-name="ce11">
            <text:p>14,348</text:p>
          </table:table-cell>
          <table:table-cell office:value-type="float" office:value="14470.7909060483" table:style-name="ce11">
            <text:p>14,471</text:p>
          </table:table-cell>
          <table:table-cell office:value-type="float" office:value="14590.898719889699" table:style-name="ce11">
            <text:p>14,591</text:p>
          </table:table-cell>
          <table:table-cell office:value-type="float" office:value="14743.3635612782" table:style-name="ce11">
            <text:p>14,743</text:p>
          </table:table-cell>
          <table:table-cell office:value-type="float" office:value="14902.650506199199" table:style-name="ce11">
            <text:p>14,903</text:p>
          </table:table-cell>
          <table:table-cell office:value-type="float" office:value="15047.533084288199" table:style-name="ce11">
            <text:p>15,048</text:p>
          </table:table-cell>
          <table:table-cell office:value-type="float" office:value="15165.708491846801" table:style-name="ce11">
            <text:p>15,166</text:p>
          </table:table-cell>
          <table:table-cell office:value-type="float" office:value="15281.035773679399" table:style-name="ce11">
            <text:p>15,281</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403"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6826.8662927025" table:style-name="ce11">
            <text:p>36,827</text:p>
          </table:table-cell>
          <table:table-cell office:value-type="float" office:value="32240.2255414791" table:style-name="ce11">
            <text:p>32,240</text:p>
          </table:table-cell>
          <table:table-cell office:value-type="float" office:value="31722.381059351199" table:style-name="ce11">
            <text:p>31,722</text:p>
          </table:table-cell>
          <table:table-cell office:value-type="float" office:value="33308.312246567002" table:style-name="ce11">
            <text:p>33,308</text:p>
          </table:table-cell>
          <table:table-cell office:value-type="float" office:value="36429.628532294097" table:style-name="ce11">
            <text:p>36,430</text:p>
          </table:table-cell>
          <table:table-cell office:value-type="float" office:value="38605.933492701297" table:style-name="ce11">
            <text:p>38,606</text:p>
          </table:table-cell>
          <table:table-cell office:value-type="float" office:value="39342.984183248402" table:style-name="ce11">
            <text:p>39,343</text:p>
          </table:table-cell>
          <table:table-cell office:value-type="float" office:value="39742.152718426798" table:style-name="ce11">
            <text:p>39,742</text:p>
          </table:table-cell>
          <table:table-cell office:value-type="float" office:value="40096.539964582997" table:style-name="ce11">
            <text:p>40,097</text:p>
          </table:table-cell>
          <table:table-cell office:value-type="float" office:value="40341.068627938803" table:style-name="ce11">
            <text:p>40,341</text:p>
          </table:table-cell>
          <table:table-cell office:value-type="float" office:value="40577.071259497301" table:style-name="ce11">
            <text:p>40,577</text:p>
          </table:table-cell>
          <table:table-cell office:value-type="float" office:value="40825.514515443298" table:style-name="ce11">
            <text:p>40,826</text:p>
          </table:table-cell>
          <table:table-cell office:value-type="float" office:value="41053.676333124997" table:style-name="ce11">
            <text:p>41,054</text:p>
          </table:table-cell>
          <table:table-cell office:value-type="float" office:value="41287.018092037302" table:style-name="ce11">
            <text:p>41,287</text:p>
          </table:table-cell>
          <table:table-cell office:value-type="float" office:value="41522.309363666602" table:style-name="ce11">
            <text:p>41,522</text:p>
          </table:table-cell>
          <table:table-cell office:value-type="float" office:value="41821.394517759603" table:style-name="ce11">
            <text:p>41,821</text:p>
          </table:table-cell>
          <table:table-cell office:value-type="float" office:value="42170.661315956699" table:style-name="ce11">
            <text:p>42,171</text:p>
          </table:table-cell>
          <table:table-cell office:value-type="float" office:value="42513.754524042903" table:style-name="ce11">
            <text:p>42,514</text:p>
          </table:table-cell>
          <table:table-cell office:value-type="float" office:value="42903.301815452804" table:style-name="ce11">
            <text:p>42,903</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28455218311" table:style-name="ce11">
            <text:p>874</text:p>
          </table:table-cell>
          <table:table-cell office:value-type="float" office:value="718.30891058530301" table:style-name="ce11">
            <text:p>718</text:p>
          </table:table-cell>
          <table:table-cell office:value-type="float" office:value="718.78997837261898" table:style-name="ce11">
            <text:p>719</text:p>
          </table:table-cell>
          <table:table-cell office:value-type="float" office:value="753.22425194974699" table:style-name="ce11">
            <text:p>753</text:p>
          </table:table-cell>
          <table:table-cell office:value-type="float" office:value="851.66803662581594" table:style-name="ce11">
            <text:p>852</text:p>
          </table:table-cell>
          <table:table-cell office:value-type="float" office:value="855.21969629762395" table:style-name="ce11">
            <text:p>855</text:p>
          </table:table-cell>
          <table:table-cell office:value-type="float" office:value="857.66265659588896" table:style-name="ce11">
            <text:p>858</text:p>
          </table:table-cell>
          <table:table-cell office:value-type="float" office:value="856.43005747516202" table:style-name="ce11">
            <text:p>856</text:p>
          </table:table-cell>
          <table:table-cell office:value-type="float" office:value="850.25350043149899" table:style-name="ce11">
            <text:p>850</text:p>
          </table:table-cell>
          <table:table-cell office:value-type="float" office:value="843.38627695874595" table:style-name="ce11">
            <text:p>843</text:p>
          </table:table-cell>
          <table:table-cell office:value-type="float" office:value="835.51619083328603" table:style-name="ce11">
            <text:p>836</text:p>
          </table:table-cell>
          <table:table-cell office:value-type="float" office:value="829.71331653251002" table:style-name="ce11">
            <text:p>830</text:p>
          </table:table-cell>
          <table:table-cell office:value-type="float" office:value="826.48980941502896" table:style-name="ce11">
            <text:p>826</text:p>
          </table:table-cell>
          <table:table-cell office:value-type="float" office:value="820.57640172750598" table:style-name="ce11">
            <text:p>821</text:p>
          </table:table-cell>
          <table:table-cell office:value-type="float" office:value="809.216186658006" table:style-name="ce11">
            <text:p>809</text:p>
          </table:table-cell>
          <table:table-cell office:value-type="float" office:value="801.02754219779899" table:style-name="ce11">
            <text:p>801</text:p>
          </table:table-cell>
          <table:table-cell office:value-type="float" office:value="796.70275321538895" table:style-name="ce11">
            <text:p>797</text:p>
          </table:table-cell>
          <table:table-cell office:value-type="float" office:value="786.43962008726498" table:style-name="ce11">
            <text:p>786</text:p>
          </table:table-cell>
          <table:table-cell office:value-type="float" office:value="778.21569738033304" table:style-name="ce11">
            <text:p>778</text:p>
          </table:table-cell>
          <table:table-cell office:value-type="float" office:value="770.69476886660095" table:style-name="ce11">
            <text:p>771</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624.2542894939" table:style-name="ce11">
            <text:p>20,624</text:p>
          </table:table-cell>
          <table:table-cell office:value-type="float" office:value="20599.298279935101" table:style-name="ce11">
            <text:p>20,599</text:p>
          </table:table-cell>
          <table:table-cell office:value-type="float" office:value="20348.203223172401" table:style-name="ce11">
            <text:p>20,348</text:p>
          </table:table-cell>
          <table:table-cell office:value-type="float" office:value="20167.146437816598" table:style-name="ce11">
            <text:p>20,167</text:p>
          </table:table-cell>
          <table:table-cell office:value-type="float" office:value="20134.9976619558" table:style-name="ce11">
            <text:p>20,135</text:p>
          </table:table-cell>
          <table:table-cell office:value-type="float" office:value="20170.460993709599" table:style-name="ce11">
            <text:p>20,170</text:p>
          </table:table-cell>
          <table:table-cell office:value-type="float" office:value="20278.5206278449" table:style-name="ce11">
            <text:p>20,279</text:p>
          </table:table-cell>
          <table:table-cell office:value-type="float" office:value="20409.896729072501" table:style-name="ce11">
            <text:p>20,410</text:p>
          </table:table-cell>
          <table:table-cell office:value-type="float" office:value="20550.5749089823" table:style-name="ce11">
            <text:p>20,551</text:p>
          </table:table-cell>
          <table:table-cell office:value-type="float" office:value="20714.424828773201" table:style-name="ce11">
            <text:p>20,714</text:p>
          </table:table-cell>
          <table:table-cell office:value-type="float" office:value="20899.4307570784" table:style-name="ce11">
            <text:p>20,899</text:p>
          </table:table-cell>
          <table:table-cell office:value-type="float" office:value="21106.734377733901" table:style-name="ce11">
            <text:p>21,107</text:p>
          </table:table-cell>
          <table:table-cell office:value-type="float" office:value="21340.0122058897" table:style-name="ce11">
            <text:p>21,340</text:p>
          </table:table-cell>
          <table:table-cell office:value-type="float" office:value="21597.6065326643" table:style-name="ce11">
            <text:p>21,598</text:p>
          </table:table-cell>
          <table:table-cell office:value-type="float" office:value="21919.606814939802" table:style-name="ce11">
            <text:p>21,920</text:p>
          </table:table-cell>
          <table:table-cell office:value-type="float" office:value="22273.541217755501" table:style-name="ce11">
            <text:p>22,274</text:p>
          </table:table-cell>
          <table:table-cell office:value-type="float" office:value="22665.357092320199" table:style-name="ce11">
            <text:p>22,665</text:p>
          </table:table-cell>
          <table:table-cell office:value-type="float" office:value="23098.691487960201" table:style-name="ce11">
            <text:p>23,099</text:p>
          </table:table-cell>
          <table:table-cell office:value-type="float" office:value="23570.007500368501" table:style-name="ce11">
            <text:p>23,570</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9"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14.9043918268399" table:style-name="ce11">
            <text:p>5,315</text:p>
          </table:table-cell>
          <table:table-cell office:value-type="float" office:value="5261.8924716740103" table:style-name="ce11">
            <text:p>5,262</text:p>
          </table:table-cell>
          <table:table-cell office:value-type="float" office:value="5219.5534088656404" table:style-name="ce11">
            <text:p>5,220</text:p>
          </table:table-cell>
          <table:table-cell office:value-type="float" office:value="5210.4228190069598" table:style-name="ce11">
            <text:p>5,210</text:p>
          </table:table-cell>
          <table:table-cell office:value-type="float" office:value="5252.4224578113499" table:style-name="ce11">
            <text:p>5,252</text:p>
          </table:table-cell>
          <table:table-cell office:value-type="float" office:value="5295.1733525895697" table:style-name="ce11">
            <text:p>5,295</text:p>
          </table:table-cell>
          <table:table-cell office:value-type="float" office:value="5363.2000139233996" table:style-name="ce11">
            <text:p>5,363</text:p>
          </table:table-cell>
          <table:table-cell office:value-type="float" office:value="5400.88536771912" table:style-name="ce11">
            <text:p>5,401</text:p>
          </table:table-cell>
          <table:table-cell office:value-type="float" office:value="5424.0725680913101" table:style-name="ce11">
            <text:p>5,424</text:p>
          </table:table-cell>
          <table:table-cell office:value-type="float" office:value="5476.7195649576797" table:style-name="ce11">
            <text:p>5,477</text:p>
          </table:table-cell>
          <table:table-cell office:value-type="float" office:value="5504.6023180965703" table:style-name="ce11">
            <text:p>5,505</text:p>
          </table:table-cell>
          <table:table-cell office:value-type="float" office:value="5534.5949412624605" table:style-name="ce11">
            <text:p>5,535</text:p>
          </table:table-cell>
          <table:table-cell office:value-type="float" office:value="5565.1511561062098" table:style-name="ce11">
            <text:p>5,565</text:p>
          </table:table-cell>
          <table:table-cell office:value-type="float" office:value="5602.2177907436599" table:style-name="ce11">
            <text:p>5,602</text:p>
          </table:table-cell>
          <table:table-cell office:value-type="float" office:value="5642.6955472135896" table:style-name="ce11">
            <text:p>5,643</text:p>
          </table:table-cell>
          <table:table-cell office:value-type="float" office:value="5683.9971494841702" table:style-name="ce11">
            <text:p>5,684</text:p>
          </table:table-cell>
          <table:table-cell office:value-type="float" office:value="5726.98854462074" table:style-name="ce11">
            <text:p>5,727</text:p>
          </table:table-cell>
          <table:table-cell office:value-type="float" office:value="5773.8142361710497" table:style-name="ce11">
            <text:p>5,774</text:p>
          </table:table-cell>
          <table:table-cell office:value-type="float" office:value="5811.8999305083498" table:style-name="ce11">
            <text:p>5,812</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9003"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03"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4064.021740793098" table:style-name="ce11">
            <text:p>54,064</text:p>
          </table:table-cell>
          <table:table-cell office:value-type="float" office:value="53558.524956127003" table:style-name="ce11">
            <text:p>53,559</text:p>
          </table:table-cell>
          <table:table-cell office:value-type="float" office:value="53449.480426585098" table:style-name="ce11">
            <text:p>53,449</text:p>
          </table:table-cell>
          <table:table-cell office:value-type="float" office:value="52963.393291688597" table:style-name="ce11">
            <text:p>52,963</text:p>
          </table:table-cell>
          <table:table-cell office:value-type="float" office:value="52697.4670475659" table:style-name="ce11">
            <text:p>52,697</text:p>
          </table:table-cell>
          <table:table-cell office:value-type="float" office:value="52029.778714437198" table:style-name="ce11">
            <text:p>52,030</text:p>
          </table:table-cell>
          <table:table-cell office:value-type="float" office:value="51347.8404611035" table:style-name="ce11">
            <text:p>51,348</text:p>
          </table:table-cell>
          <table:table-cell office:value-type="float" office:value="50693.5154271051" table:style-name="ce11">
            <text:p>50,694</text:p>
          </table:table-cell>
          <table:table-cell office:value-type="float" office:value="49992.353233995098" table:style-name="ce11">
            <text:p>49,992</text:p>
          </table:table-cell>
          <table:table-cell office:value-type="float" office:value="49098.8741859769" table:style-name="ce11">
            <text:p>49,099</text:p>
          </table:table-cell>
          <table:table-cell office:value-type="float" office:value="48472.817999195802" table:style-name="ce11">
            <text:p>48,473</text:p>
          </table:table-cell>
          <table:table-cell office:value-type="float" office:value="47791.880693523402" table:style-name="ce11">
            <text:p>47,792</text:p>
          </table:table-cell>
          <table:table-cell office:value-type="float" office:value="47108.346118787304" table:style-name="ce11">
            <text:p>47,108</text:p>
          </table:table-cell>
          <table:table-cell office:value-type="float" office:value="46388.250972328802" table:style-name="ce11">
            <text:p>46,388</text:p>
          </table:table-cell>
          <table:table-cell office:value-type="float" office:value="45819.6250822527" table:style-name="ce11">
            <text:p>45,820</text:p>
          </table:table-cell>
          <table:table-cell office:value-type="float" office:value="45465.373336473203" table:style-name="ce11">
            <text:p>45,465</text:p>
          </table:table-cell>
          <table:table-cell office:value-type="float" office:value="45292.804965025898" table:style-name="ce11">
            <text:p>45,293</text:p>
          </table:table-cell>
          <table:table-cell office:value-type="float" office:value="45245.027095352001" table:style-name="ce11">
            <text:p>45,245</text:p>
          </table:table-cell>
          <table:table-cell office:value-type="float" office:value="45027.509166021402" table:style-name="ce11">
            <text:p>45,028</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398508299" table:style-name="ce11">
            <text:p>24,996</text:p>
          </table:table-cell>
          <table:table-cell office:value-type="float" office:value="25002.949965705098" table:style-name="ce11">
            <text:p>25,003</text:p>
          </table:table-cell>
          <table:table-cell office:value-type="float" office:value="24781.361213841999" table:style-name="ce11">
            <text:p>24,781</text:p>
          </table:table-cell>
          <table:table-cell office:value-type="float" office:value="24711.642467385202" table:style-name="ce11">
            <text:p>24,712</text:p>
          </table:table-cell>
          <table:table-cell office:value-type="float" office:value="24936.573960588201" table:style-name="ce11">
            <text:p>24,937</text:p>
          </table:table-cell>
          <table:table-cell office:value-type="float" office:value="25377.786525314099" table:style-name="ce11">
            <text:p>25,378</text:p>
          </table:table-cell>
          <table:table-cell office:value-type="float" office:value="26082.031620291898" table:style-name="ce11">
            <text:p>26,082</text:p>
          </table:table-cell>
          <table:table-cell office:value-type="float" office:value="26837.131116378499" table:style-name="ce11">
            <text:p>26,837</text:p>
          </table:table-cell>
          <table:table-cell office:value-type="float" office:value="27574.595538819402" table:style-name="ce11">
            <text:p>27,575</text:p>
          </table:table-cell>
          <table:table-cell office:value-type="float" office:value="28342.024813637501" table:style-name="ce11">
            <text:p>28,342</text:p>
          </table:table-cell>
          <table:table-cell office:value-type="float" office:value="28959.8120991941" table:style-name="ce11">
            <text:p>28,960</text:p>
          </table:table-cell>
          <table:table-cell office:value-type="float" office:value="29644.210182242699" table:style-name="ce11">
            <text:p>29,644</text:p>
          </table:table-cell>
          <table:table-cell office:value-type="float" office:value="30430.053415218201" table:style-name="ce11">
            <text:p>30,430</text:p>
          </table:table-cell>
          <table:table-cell office:value-type="float" office:value="31129.3378819155" table:style-name="ce11">
            <text:p>31,129</text:p>
          </table:table-cell>
          <table:table-cell office:value-type="float" office:value="31808.861983696501" table:style-name="ce11">
            <text:p>31,809</text:p>
          </table:table-cell>
          <table:table-cell office:value-type="float" office:value="32528.470068799499" table:style-name="ce11">
            <text:p>32,528</text:p>
          </table:table-cell>
          <table:table-cell office:value-type="float" office:value="33270.846332745597" table:style-name="ce11">
            <text:p>33,271</text:p>
          </table:table-cell>
          <table:table-cell office:value-type="float" office:value="34007.736266999498" table:style-name="ce11">
            <text:p>34,008</text:p>
          </table:table-cell>
          <table:table-cell office:value-type="float" office:value="34696.830681525003" table:style-name="ce11">
            <text:p>34,697</text:p>
          </table:table-cell>
          <table:table-cell office:value-type="float" office:value="35384.002505286502" table:style-name="ce11">
            <text:p>35,384</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9709030503" table:style-name="ce11">
            <text:p>44,750</text:p>
          </table:table-cell>
          <table:table-cell office:value-type="float" office:value="39703.124628662597" table:style-name="ce11">
            <text:p>39,703</text:p>
          </table:table-cell>
          <table:table-cell office:value-type="float" office:value="35235.545536137601" table:style-name="ce11">
            <text:p>35,236</text:p>
          </table:table-cell>
          <table:table-cell office:value-type="float" office:value="34739.059850363497" table:style-name="ce11">
            <text:p>34,739</text:p>
          </table:table-cell>
          <table:table-cell office:value-type="float" office:value="36241.106561899498" table:style-name="ce11">
            <text:p>36,241</text:p>
          </table:table-cell>
          <table:table-cell office:value-type="float" office:value="39318.950452342302" table:style-name="ce11">
            <text:p>39,319</text:p>
          </table:table-cell>
          <table:table-cell office:value-type="float" office:value="41287.180415369003" table:style-name="ce11">
            <text:p>41,287</text:p>
          </table:table-cell>
          <table:table-cell office:value-type="float" office:value="41918.0334224076" table:style-name="ce11">
            <text:p>41,918</text:p>
          </table:table-cell>
          <table:table-cell office:value-type="float" office:value="42190.906794128801" table:style-name="ce11">
            <text:p>42,191</text:p>
          </table:table-cell>
          <table:table-cell office:value-type="float" office:value="42362.872703016001" table:style-name="ce11">
            <text:p>42,363</text:p>
          </table:table-cell>
          <table:table-cell office:value-type="float" office:value="42649.116872325198" table:style-name="ce11">
            <text:p>42,649</text:p>
          </table:table-cell>
          <table:table-cell office:value-type="float" office:value="42847.3852121319" table:style-name="ce11">
            <text:p>42,847</text:p>
          </table:table-cell>
          <table:table-cell office:value-type="float" office:value="43136.941461491901" table:style-name="ce11">
            <text:p>43,137</text:p>
          </table:table-cell>
          <table:table-cell office:value-type="float" office:value="43490.916406457698" table:style-name="ce11">
            <text:p>43,491</text:p>
          </table:table-cell>
          <table:table-cell office:value-type="float" office:value="43976.006832296203" table:style-name="ce11">
            <text:p>43,976</text:p>
          </table:table-cell>
          <table:table-cell office:value-type="float" office:value="44501.176439660398" table:style-name="ce11">
            <text:p>44,501</text:p>
          </table:table-cell>
          <table:table-cell office:value-type="float" office:value="45095.087225991098" table:style-name="ce11">
            <text:p>45,095</text:p>
          </table:table-cell>
          <table:table-cell office:value-type="float" office:value="45657.362169947999" table:style-name="ce11">
            <text:p>45,657</text:p>
          </table:table-cell>
          <table:table-cell office:value-type="float" office:value="46219.662770196599" table:style-name="ce11">
            <text:p>46,220</text:p>
          </table:table-cell>
          <table:table-cell office:value-type="float" office:value="46808.825680731599" table:style-name="ce11">
            <text:p>46,809</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94"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94" table:style-name="ce11">
            <text:p>66,550</text:p>
          </table:table-cell>
          <table:table-cell office:value-type="float" office:value="63442.091470632498" table:style-name="ce11">
            <text:p>63,442</text:p>
          </table:table-cell>
          <table:table-cell office:value-type="float" office:value="63269.959567753896" table:style-name="ce11">
            <text:p>63,270</text:p>
          </table:table-cell>
          <table:table-cell office:value-type="float" office:value="61551.5233444447"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301" table:style-name="ce11">
            <text:p>63,265</text:p>
          </table:table-cell>
          <table:table-cell office:value-type="float" office:value="64318.165134668299"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699" table:style-name="ce11">
            <text:p>48,267</text:p>
          </table:table-cell>
          <table:table-cell office:value-type="float" office:value="58779.1833185871" table:style-name="ce11">
            <text:p>58,779</text:p>
          </table:table-cell>
          <table:table-cell office:value-type="float" office:value="57935.994423956501" table:style-name="ce11">
            <text:p>57,936</text:p>
          </table:table-cell>
          <table:table-cell office:value-type="float" office:value="57420.716165227102" table:style-name="ce11">
            <text:p>57,421</text:p>
          </table:table-cell>
          <table:table-cell office:value-type="float" office:value="56560.959540053002" table:style-name="ce11">
            <text:p>56,561</text:p>
          </table:table-cell>
          <table:table-cell office:value-type="float" office:value="55852.754697456097" table:style-name="ce11">
            <text:p>55,853</text:p>
          </table:table-cell>
          <table:table-cell office:value-type="float" office:value="54831.201413003" table:style-name="ce11">
            <text:p>54,831</text:p>
          </table:table-cell>
          <table:table-cell office:value-type="float" office:value="53802.740138152301" table:style-name="ce11">
            <text:p>53,803</text:p>
          </table:table-cell>
          <table:table-cell office:value-type="float" office:value="52805.180826011798" table:style-name="ce11">
            <text:p>52,805</text:p>
          </table:table-cell>
          <table:table-cell office:value-type="float" office:value="51798.699674037503" table:style-name="ce11">
            <text:p>51,799</text:p>
          </table:table-cell>
          <table:table-cell office:value-type="float" office:value="50599.2071122571" table:style-name="ce11">
            <text:p>50,599</text:p>
          </table:table-cell>
          <table:table-cell office:value-type="float" office:value="49666.834300233197" table:style-name="ce11">
            <text:p>49,667</text:p>
          </table:table-cell>
          <table:table-cell office:value-type="float" office:value="48674.394626302797" table:style-name="ce11">
            <text:p>48,674</text:p>
          </table:table-cell>
          <table:table-cell office:value-type="float" office:value="47791.839920531798" table:style-name="ce11">
            <text:p>47,792</text:p>
          </table:table-cell>
          <table:table-cell office:value-type="float" office:value="46981.186109970797" table:style-name="ce11">
            <text:p>46,981</text:p>
          </table:table-cell>
          <table:table-cell office:value-type="float" office:value="46253.8008258013" table:style-name="ce11">
            <text:p>46,254</text:p>
          </table:table-cell>
          <table:table-cell office:value-type="float" office:value="45747.5350086369" table:style-name="ce11">
            <text:p>45,748</text:p>
          </table:table-cell>
          <table:table-cell office:value-type="float" office:value="45407.923296388697" table:style-name="ce11">
            <text:p>45,408</text:p>
          </table:table-cell>
          <table:table-cell office:value-type="float" office:value="45184.775315418599" table:style-name="ce11">
            <text:p>45,185</text:p>
          </table:table-cell>
          <table:table-cell office:value-type="float" office:value="44813.547781093199" table:style-name="ce11">
            <text:p>44,814</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33.3804027246897" table:style-name="ce11">
            <text:p>7,233</text:p>
          </table:table-cell>
          <table:table-cell office:value-type="float" office:value="7467.5733419647004" table:style-name="ce11">
            <text:p>7,468</text:p>
          </table:table-cell>
          <table:table-cell office:value-type="float" office:value="7651.6152656227196" table:style-name="ce11">
            <text:p>7,652</text:p>
          </table:table-cell>
          <table:table-cell office:value-type="float" office:value="7780.8352613044099" table:style-name="ce11">
            <text:p>7,781</text:p>
          </table:table-cell>
          <table:table-cell office:value-type="float" office:value="7883.8805536425198" table:style-name="ce11">
            <text:p>7,884</text:p>
          </table:table-cell>
          <table:table-cell office:value-type="float" office:value="7942.2912444256899" table:style-name="ce11">
            <text:p>7,942</text:p>
          </table:table-cell>
          <table:table-cell office:value-type="float" office:value="7995.9635115766296" table:style-name="ce11">
            <text:p>7,996</text:p>
          </table:table-cell>
          <table:table-cell office:value-type="float" office:value="8042.7912852948502" table:style-name="ce11">
            <text:p>8,043</text:p>
          </table:table-cell>
          <table:table-cell office:value-type="float" office:value="8062.5351089739997" table:style-name="ce11">
            <text:p>8,063</text:p>
          </table:table-cell>
          <table:table-cell office:value-type="float" office:value="8071.5859825583202" table:style-name="ce11">
            <text:p>8,072</text:p>
          </table:table-cell>
          <table:table-cell office:value-type="float" office:value="8073.5806794727096" table:style-name="ce11">
            <text:p>8,074</text:p>
          </table:table-cell>
          <table:table-cell office:value-type="float" office:value="7937.1286256582398" table:style-name="ce11">
            <text:p>7,937</text:p>
          </table:table-cell>
          <table:table-cell office:value-type="float" office:value="7696.8896801062301" table:style-name="ce11">
            <text:p>7,697</text:p>
          </table:table-cell>
          <table:table-cell office:value-type="float" office:value="7259.5914597208002" table:style-name="ce11">
            <text:p>7,260</text:p>
          </table:table-cell>
          <table:table-cell office:value-type="float" office:value="6915.5045871372204" table:style-name="ce11">
            <text:p>6,916</text:p>
          </table:table-cell>
          <table:table-cell office:value-type="float" office:value="6578.9694989616301" table:style-name="ce11">
            <text:p>6,579</text:p>
          </table:table-cell>
          <table:table-cell office:value-type="float" office:value="6364.2872188994497" table:style-name="ce11">
            <text:p>6,364</text:p>
          </table:table-cell>
          <table:table-cell office:value-type="float" office:value="6219.5418083970299" table:style-name="ce11">
            <text:p>6,220</text:p>
          </table:table-cell>
          <table:table-cell office:value-type="float" office:value="6100.2440139131004" table:style-name="ce11">
            <text:p>6,100</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20.0555705117999" table:style-name="ce11">
            <text:p>1,820</text:p>
          </table:table-cell>
          <table:table-cell office:value-type="float" office:value="1793.64135797208" table:style-name="ce11">
            <text:p>1,794</text:p>
          </table:table-cell>
          <table:table-cell office:value-type="float" office:value="1768.32559874043" table:style-name="ce11">
            <text:p>1,768</text:p>
          </table:table-cell>
          <table:table-cell office:value-type="float" office:value="1738.7802377606899" table:style-name="ce11">
            <text:p>1,739</text:p>
          </table:table-cell>
          <table:table-cell office:value-type="float" office:value="1734.9481335354801" table:style-name="ce11">
            <text:p>1,735</text:p>
          </table:table-cell>
          <table:table-cell office:value-type="float" office:value="1736.4693196272101" table:style-name="ce11">
            <text:p>1,736</text:p>
          </table:table-cell>
          <table:table-cell office:value-type="float" office:value="1733.4801989329901" table:style-name="ce11">
            <text:p>1,733</text:p>
          </table:table-cell>
          <table:table-cell office:value-type="float" office:value="1732.2436442171399" table:style-name="ce11">
            <text:p>1,732</text:p>
          </table:table-cell>
          <table:table-cell office:value-type="float" office:value="1737.2217361398" table:style-name="ce11">
            <text:p>1,737</text:p>
          </table:table-cell>
          <table:table-cell office:value-type="float" office:value="1735.9538765586401" table:style-name="ce11">
            <text:p>1,736</text:p>
          </table:table-cell>
          <table:table-cell office:value-type="float" office:value="1739.7409093077099" table:style-name="ce11">
            <text:p>1,740</text:p>
          </table:table-cell>
          <table:table-cell office:value-type="float" office:value="1732.1048733889199" table:style-name="ce11">
            <text:p>1,732</text:p>
          </table:table-cell>
          <table:table-cell office:value-type="float" office:value="1727.2219460024801" table:style-name="ce11">
            <text:p>1,727</text:p>
          </table:table-cell>
          <table:table-cell office:value-type="float" office:value="1727.21373350877" table:style-name="ce11">
            <text:p>1,727</text:p>
          </table:table-cell>
          <table:table-cell office:value-type="float" office:value="1727.3278150216699" table:style-name="ce11">
            <text:p>1,727</text:p>
          </table:table-cell>
          <table:table-cell office:value-type="float" office:value="1728.87323942329" table:style-name="ce11">
            <text:p>1,729</text:p>
          </table:table-cell>
          <table:table-cell office:value-type="float" office:value="1730.12749493462" table:style-name="ce11">
            <text:p>1,730</text:p>
          </table:table-cell>
          <table:table-cell office:value-type="float" office:value="1732.0527820874399" table:style-name="ce11">
            <text:p>1,732</text:p>
          </table:table-cell>
          <table:table-cell office:value-type="float" office:value="1735.4807987898" table:style-name="ce11">
            <text:p>1,735</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398508299" table:style-name="ce11">
            <text:p>24,996</text:p>
          </table:table-cell>
          <table:table-cell office:value-type="float" office:value="25002.949965705098" table:style-name="ce11">
            <text:p>25,003</text:p>
          </table:table-cell>
          <table:table-cell office:value-type="float" office:value="24781.361213841999" table:style-name="ce11">
            <text:p>24,781</text:p>
          </table:table-cell>
          <table:table-cell office:value-type="float" office:value="24711.642467385202" table:style-name="ce11">
            <text:p>24,712</text:p>
          </table:table-cell>
          <table:table-cell office:value-type="float" office:value="24936.573960588201" table:style-name="ce11">
            <text:p>24,937</text:p>
          </table:table-cell>
          <table:table-cell office:value-type="float" office:value="25377.786525314099" table:style-name="ce11">
            <text:p>25,378</text:p>
          </table:table-cell>
          <table:table-cell office:value-type="float" office:value="26082.031620291898" table:style-name="ce11">
            <text:p>26,082</text:p>
          </table:table-cell>
          <table:table-cell office:value-type="float" office:value="26837.131116378499" table:style-name="ce11">
            <text:p>26,837</text:p>
          </table:table-cell>
          <table:table-cell office:value-type="float" office:value="27574.595538819402" table:style-name="ce11">
            <text:p>27,575</text:p>
          </table:table-cell>
          <table:table-cell office:value-type="float" office:value="28342.024813637501" table:style-name="ce11">
            <text:p>28,342</text:p>
          </table:table-cell>
          <table:table-cell office:value-type="float" office:value="28959.8120991941" table:style-name="ce11">
            <text:p>28,960</text:p>
          </table:table-cell>
          <table:table-cell office:value-type="float" office:value="29644.210182242699" table:style-name="ce11">
            <text:p>29,644</text:p>
          </table:table-cell>
          <table:table-cell office:value-type="float" office:value="30430.053415218201" table:style-name="ce11">
            <text:p>30,430</text:p>
          </table:table-cell>
          <table:table-cell office:value-type="float" office:value="31129.3378819155" table:style-name="ce11">
            <text:p>31,129</text:p>
          </table:table-cell>
          <table:table-cell office:value-type="float" office:value="31808.861983696501" table:style-name="ce11">
            <text:p>31,809</text:p>
          </table:table-cell>
          <table:table-cell office:value-type="float" office:value="32528.470068799499" table:style-name="ce11">
            <text:p>32,528</text:p>
          </table:table-cell>
          <table:table-cell office:value-type="float" office:value="33270.846332745597" table:style-name="ce11">
            <text:p>33,271</text:p>
          </table:table-cell>
          <table:table-cell office:value-type="float" office:value="34007.736266999498" table:style-name="ce11">
            <text:p>34,008</text:p>
          </table:table-cell>
          <table:table-cell office:value-type="float" office:value="34696.830681525003" table:style-name="ce11">
            <text:p>34,697</text:p>
          </table:table-cell>
          <table:table-cell office:value-type="float" office:value="35384.002505286502" table:style-name="ce11">
            <text:p>35,384</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9709030503" table:style-name="ce11">
            <text:p>44,750</text:p>
          </table:table-cell>
          <table:table-cell office:value-type="float" office:value="39703.124628662597" table:style-name="ce11">
            <text:p>39,703</text:p>
          </table:table-cell>
          <table:table-cell office:value-type="float" office:value="35235.545536137601" table:style-name="ce11">
            <text:p>35,236</text:p>
          </table:table-cell>
          <table:table-cell office:value-type="float" office:value="34739.059850363497" table:style-name="ce11">
            <text:p>34,739</text:p>
          </table:table-cell>
          <table:table-cell office:value-type="float" office:value="36241.106561899498" table:style-name="ce11">
            <text:p>36,241</text:p>
          </table:table-cell>
          <table:table-cell office:value-type="float" office:value="39318.950452342302" table:style-name="ce11">
            <text:p>39,319</text:p>
          </table:table-cell>
          <table:table-cell office:value-type="float" office:value="41287.180415369003" table:style-name="ce11">
            <text:p>41,287</text:p>
          </table:table-cell>
          <table:table-cell office:value-type="float" office:value="41918.0334224076" table:style-name="ce11">
            <text:p>41,918</text:p>
          </table:table-cell>
          <table:table-cell office:value-type="float" office:value="42190.906794128801" table:style-name="ce11">
            <text:p>42,191</text:p>
          </table:table-cell>
          <table:table-cell office:value-type="float" office:value="42362.872703016001" table:style-name="ce11">
            <text:p>42,363</text:p>
          </table:table-cell>
          <table:table-cell office:value-type="float" office:value="42649.116872325198" table:style-name="ce11">
            <text:p>42,649</text:p>
          </table:table-cell>
          <table:table-cell office:value-type="float" office:value="42847.3852121319" table:style-name="ce11">
            <text:p>42,847</text:p>
          </table:table-cell>
          <table:table-cell office:value-type="float" office:value="43136.941461491901" table:style-name="ce11">
            <text:p>43,137</text:p>
          </table:table-cell>
          <table:table-cell office:value-type="float" office:value="43490.916406457698" table:style-name="ce11">
            <text:p>43,491</text:p>
          </table:table-cell>
          <table:table-cell office:value-type="float" office:value="43976.006832296203" table:style-name="ce11">
            <text:p>43,976</text:p>
          </table:table-cell>
          <table:table-cell office:value-type="float" office:value="44501.176439660398" table:style-name="ce11">
            <text:p>44,501</text:p>
          </table:table-cell>
          <table:table-cell office:value-type="float" office:value="45095.087225991098" table:style-name="ce11">
            <text:p>45,095</text:p>
          </table:table-cell>
          <table:table-cell office:value-type="float" office:value="45657.362169947999" table:style-name="ce11">
            <text:p>45,657</text:p>
          </table:table-cell>
          <table:table-cell office:value-type="float" office:value="46219.662770196599" table:style-name="ce11">
            <text:p>46,220</text:p>
          </table:table-cell>
          <table:table-cell office:value-type="float" office:value="46808.825680731599" table:style-name="ce11">
            <text:p>46,80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301"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901" table:style-name="ce11">
            <text:p>54,418</text:p>
          </table:table-cell>
          <table:table-cell office:value-type="float" office:value="51915.058067363199"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02" table:style-name="ce11">
            <text:p>51,651</text:p>
          </table:table-cell>
          <table:table-cell office:value-type="float" office:value="51807.351523022997"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6257.501502438499" table:style-name="ce11">
            <text:p>46,258</text:p>
          </table:table-cell>
          <table:table-cell office:value-type="float" office:value="45502.817716367099" table:style-name="ce11">
            <text:p>45,503</text:p>
          </table:table-cell>
          <table:table-cell office:value-type="float" office:value="45032.954035826697" table:style-name="ce11">
            <text:p>45,033</text:p>
          </table:table-cell>
          <table:table-cell office:value-type="float" office:value="44186.305897038401" table:style-name="ce11">
            <text:p>44,186</text:p>
          </table:table-cell>
          <table:table-cell office:value-type="float" office:value="43417.126709861797" table:style-name="ce11">
            <text:p>43,417</text:p>
          </table:table-cell>
          <table:table-cell office:value-type="float" office:value="42387.302165269699" table:style-name="ce11">
            <text:p>42,387</text:p>
          </table:table-cell>
          <table:table-cell office:value-type="float" office:value="41322.706759119901" table:style-name="ce11">
            <text:p>41,323</text:p>
          </table:table-cell>
          <table:table-cell office:value-type="float" office:value="40283.313960205698" table:style-name="ce11">
            <text:p>40,283</text:p>
          </table:table-cell>
          <table:table-cell office:value-type="float" office:value="39134.698881859404" table:style-name="ce11">
            <text:p>39,135</text:p>
          </table:table-cell>
          <table:table-cell office:value-type="float" office:value="38034.2876251161" table:style-name="ce11">
            <text:p>38,034</text:p>
          </table:table-cell>
          <table:table-cell office:value-type="float" office:value="37023.076877448097" table:style-name="ce11">
            <text:p>37,023</text:p>
          </table:table-cell>
          <table:table-cell office:value-type="float" office:value="36121.631170342902" table:style-name="ce11">
            <text:p>36,122</text:p>
          </table:table-cell>
          <table:table-cell office:value-type="float" office:value="35302.074757614399" table:style-name="ce11">
            <text:p>35,302</text:p>
          </table:table-cell>
          <table:table-cell office:value-type="float" office:value="34629.724087187496" table:style-name="ce11">
            <text:p>34,630</text:p>
          </table:table-cell>
          <table:table-cell office:value-type="float" office:value="33991.284742895798" table:style-name="ce11">
            <text:p>33,991</text:p>
          </table:table-cell>
          <table:table-cell office:value-type="float" office:value="33451.909171607498" table:style-name="ce11">
            <text:p>33,452</text:p>
          </table:table-cell>
          <table:table-cell office:value-type="float" office:value="32947.6937847956" table:style-name="ce11">
            <text:p>32,948</text:p>
          </table:table-cell>
          <table:table-cell office:value-type="float" office:value="32555.876653694701" table:style-name="ce11">
            <text:p>32,556</text:p>
          </table:table-cell>
          <table:table-cell office:value-type="float" office:value="32199.168269558701" table:style-name="ce11">
            <text:p>32,19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7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502" table:style-name="ce11">
            <text:p>5,273</text:p>
          </table:table-cell>
          <table:table-cell office:value-type="float" office:value="5201.4102231985398" table:style-name="ce11">
            <text:p>5,201</text:p>
          </table:table-cell>
          <table:table-cell office:value-type="float" office:value="6354.8675158148799" table:style-name="ce11">
            <text:p>6,355</text:p>
          </table:table-cell>
          <table:table-cell office:value-type="float" office:value="7207.2391087612305" table:style-name="ce11">
            <text:p>7,207</text:p>
          </table:table-cell>
          <table:table-cell office:value-type="float" office:value="7415.5516779211603" table:style-name="ce11">
            <text:p>7,416</text:p>
          </table:table-cell>
          <table:table-cell office:value-type="float" office:value="7573.7048119786896" table:style-name="ce11">
            <text:p>7,574</text:p>
          </table:table-cell>
          <table:table-cell office:value-type="float" office:value="7676.8465794231597" table:style-name="ce11">
            <text:p>7,677</text:p>
          </table:table-cell>
          <table:table-cell office:value-type="float" office:value="7752.9792021717503" table:style-name="ce11">
            <text:p>7,753</text:p>
          </table:table-cell>
          <table:table-cell office:value-type="float" office:value="7784.7735324290597" table:style-name="ce11">
            <text:p>7,785</text:p>
          </table:table-cell>
          <table:table-cell office:value-type="float" office:value="7811.2695757904403" table:style-name="ce11">
            <text:p>7,811</text:p>
          </table:table-cell>
          <table:table-cell office:value-type="float" office:value="7830.5562493543703" table:style-name="ce11">
            <text:p>7,831</text:p>
          </table:table-cell>
          <table:table-cell office:value-type="float" office:value="7820.5478326903403" table:style-name="ce11">
            <text:p>7,821</text:p>
          </table:table-cell>
          <table:table-cell office:value-type="float" office:value="7810.0952267499297" table:style-name="ce11">
            <text:p>7,810</text:p>
          </table:table-cell>
          <table:table-cell office:value-type="float" office:value="7786.95673005765" table:style-name="ce11">
            <text:p>7,787</text:p>
          </table:table-cell>
          <table:table-cell office:value-type="float" office:value="7627.1113113007104" table:style-name="ce11">
            <text:p>7,627</text:p>
          </table:table-cell>
          <table:table-cell office:value-type="float" office:value="7360.7744402306798" table:style-name="ce11">
            <text:p>7,361</text:p>
          </table:table-cell>
          <table:table-cell office:value-type="float" office:value="6897.3286437898996" table:style-name="ce11">
            <text:p>6,897</text:p>
          </table:table-cell>
          <table:table-cell office:value-type="float" office:value="6523.44835976384" table:style-name="ce11">
            <text:p>6,523</text:p>
          </table:table-cell>
          <table:table-cell office:value-type="float" office:value="6150.3388329031704" table:style-name="ce11">
            <text:p>6,150</text:p>
          </table:table-cell>
          <table:table-cell office:value-type="float" office:value="5890.55566055493" table:style-name="ce11">
            <text:p>5,891</text:p>
          </table:table-cell>
          <table:table-cell office:value-type="float" office:value="5695.7417094093098" table:style-name="ce11">
            <text:p>5,696</text:p>
          </table:table-cell>
          <table:table-cell office:value-type="float" office:value="5529.3028848165604" table:style-name="ce11">
            <text:p>5,52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20.0555705117999" table:style-name="ce11">
            <text:p>1,820</text:p>
          </table:table-cell>
          <table:table-cell office:value-type="float" office:value="1793.64135797208" table:style-name="ce11">
            <text:p>1,794</text:p>
          </table:table-cell>
          <table:table-cell office:value-type="float" office:value="1768.32559874043" table:style-name="ce11">
            <text:p>1,768</text:p>
          </table:table-cell>
          <table:table-cell office:value-type="float" office:value="1738.7802377606899" table:style-name="ce11">
            <text:p>1,739</text:p>
          </table:table-cell>
          <table:table-cell office:value-type="float" office:value="1734.9481335354801" table:style-name="ce11">
            <text:p>1,735</text:p>
          </table:table-cell>
          <table:table-cell office:value-type="float" office:value="1736.4693196272101" table:style-name="ce11">
            <text:p>1,736</text:p>
          </table:table-cell>
          <table:table-cell office:value-type="float" office:value="1733.4801989329901" table:style-name="ce11">
            <text:p>1,733</text:p>
          </table:table-cell>
          <table:table-cell office:value-type="float" office:value="1732.2436442171399" table:style-name="ce11">
            <text:p>1,732</text:p>
          </table:table-cell>
          <table:table-cell office:value-type="float" office:value="1737.2217361398" table:style-name="ce11">
            <text:p>1,737</text:p>
          </table:table-cell>
          <table:table-cell office:value-type="float" office:value="1735.9538765586401" table:style-name="ce11">
            <text:p>1,736</text:p>
          </table:table-cell>
          <table:table-cell office:value-type="float" office:value="1739.7409093077099" table:style-name="ce11">
            <text:p>1,740</text:p>
          </table:table-cell>
          <table:table-cell office:value-type="float" office:value="1732.1048733889199" table:style-name="ce11">
            <text:p>1,732</text:p>
          </table:table-cell>
          <table:table-cell office:value-type="float" office:value="1727.2219460024801" table:style-name="ce11">
            <text:p>1,727</text:p>
          </table:table-cell>
          <table:table-cell office:value-type="float" office:value="1727.21373350877" table:style-name="ce11">
            <text:p>1,727</text:p>
          </table:table-cell>
          <table:table-cell office:value-type="float" office:value="1727.3278150216699" table:style-name="ce11">
            <text:p>1,727</text:p>
          </table:table-cell>
          <table:table-cell office:value-type="float" office:value="1728.87323942329" table:style-name="ce11">
            <text:p>1,729</text:p>
          </table:table-cell>
          <table:table-cell office:value-type="float" office:value="1730.12749493462" table:style-name="ce11">
            <text:p>1,730</text:p>
          </table:table-cell>
          <table:table-cell office:value-type="float" office:value="1732.0527820874399" table:style-name="ce11">
            <text:p>1,732</text:p>
          </table:table-cell>
          <table:table-cell office:value-type="float" office:value="1735.4807987898" table:style-name="ce11">
            <text:p>1,735</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3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607"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3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6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89.0811802592698" table:style-name="ce11">
            <text:p>5,689</text:p>
          </table:table-cell>
          <table:table-cell office:value-type="float" office:value="5579.9758221600196" table:style-name="ce11">
            <text:p>5,580</text:p>
          </table:table-cell>
          <table:table-cell office:value-type="float" office:value="5549.4229497651304" table:style-name="ce11">
            <text:p>5,549</text:p>
          </table:table-cell>
          <table:table-cell office:value-type="float" office:value="5516.4328180955099" table:style-name="ce11">
            <text:p>5,516</text:p>
          </table:table-cell>
          <table:table-cell office:value-type="float" office:value="5498.5820464824101" table:style-name="ce11">
            <text:p>5,499</text:p>
          </table:table-cell>
          <table:table-cell office:value-type="float" office:value="5523.8616425648097" table:style-name="ce11">
            <text:p>5,524</text:p>
          </table:table-cell>
          <table:table-cell office:value-type="float" office:value="5587.4957889526204" table:style-name="ce11">
            <text:p>5,587</text:p>
          </table:table-cell>
          <table:table-cell office:value-type="float" office:value="5662.5753935229905" table:style-name="ce11">
            <text:p>5,663</text:p>
          </table:table-cell>
          <table:table-cell office:value-type="float" office:value="5769.7304390035797" table:style-name="ce11">
            <text:p>5,770</text:p>
          </table:table-cell>
          <table:table-cell office:value-type="float" office:value="5872.7716436502496" table:style-name="ce11">
            <text:p>5,873</text:p>
          </table:table-cell>
          <table:table-cell office:value-type="float" office:value="5983.1537785957398" table:style-name="ce11">
            <text:p>5,983</text:p>
          </table:table-cell>
          <table:table-cell office:value-type="float" office:value="6096.3817902972496" table:style-name="ce11">
            <text:p>6,096</text:p>
          </table:table-cell>
          <table:table-cell office:value-type="float" office:value="6210.2586584187302" table:style-name="ce11">
            <text:p>6,210</text:p>
          </table:table-cell>
          <table:table-cell office:value-type="float" office:value="6330.4801816180898" table:style-name="ce11">
            <text:p>6,330</text:p>
          </table:table-cell>
          <table:table-cell office:value-type="float" office:value="6470.3748960683497" table:style-name="ce11">
            <text:p>6,470</text:p>
          </table:table-cell>
          <table:table-cell office:value-type="float" office:value="6610.4510122163801" table:style-name="ce11">
            <text:p>6,610</text:p>
          </table:table-cell>
          <table:table-cell office:value-type="float" office:value="6734.89702257508" table:style-name="ce11">
            <text:p>6,735</text:p>
          </table:table-cell>
          <table:table-cell office:value-type="float" office:value="6831.8798151756" table:style-name="ce11">
            <text:p>6,832</text:p>
          </table:table-cell>
          <table:table-cell office:value-type="float" office:value="6925.44028000055" table:style-name="ce11">
            <text:p>6,925</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503" table:style-name="ce11">
            <text:p>4,656</text:p>
          </table:table-cell>
          <table:table-cell office:value-type="float" office:value="4489.2791025448396" table:style-name="ce11">
            <text:p>4,489</text:p>
          </table:table-cell>
          <table:table-cell office:value-type="float" office:value="4431.8226517122403" table:style-name="ce11">
            <text:p>4,432</text:p>
          </table:table-cell>
          <table:table-cell office:value-type="float" office:value="4415.28608250251" table:style-name="ce11">
            <text:p>4,415</text:p>
          </table:table-cell>
          <table:table-cell office:value-type="float" office:value="4396.15604058594" table:style-name="ce11">
            <text:p>4,396</text:p>
          </table:table-cell>
          <table:table-cell office:value-type="float" office:value="4448.6859695653602" table:style-name="ce11">
            <text:p>4,449</text:p>
          </table:table-cell>
          <table:table-cell office:value-type="float" office:value="4536.70529559243" table:style-name="ce11">
            <text:p>4,537</text:p>
          </table:table-cell>
          <table:table-cell office:value-type="float" office:value="4639.5003423676098" table:style-name="ce11">
            <text:p>4,640</text:p>
          </table:table-cell>
          <table:table-cell office:value-type="float" office:value="4704.4590278747701" table:style-name="ce11">
            <text:p>4,704</text:p>
          </table:table-cell>
          <table:table-cell office:value-type="float" office:value="4731.7080788748699" table:style-name="ce11">
            <text:p>4,732</text:p>
          </table:table-cell>
          <table:table-cell office:value-type="float" office:value="4775.3560363526303" table:style-name="ce11">
            <text:p>4,775</text:p>
          </table:table-cell>
          <table:table-cell office:value-type="float" office:value="4802.1285553464504" table:style-name="ce11">
            <text:p>4,802</text:p>
          </table:table-cell>
          <table:table-cell office:value-type="float" office:value="4831.30523183061" table:style-name="ce11">
            <text:p>4,831</text:p>
          </table:table-cell>
          <table:table-cell office:value-type="float" office:value="4860.1314026555201" table:style-name="ce11">
            <text:p>4,860</text:p>
          </table:table-cell>
          <table:table-cell office:value-type="float" office:value="4899.10186661033" table:style-name="ce11">
            <text:p>4,899</text:p>
          </table:table-cell>
          <table:table-cell office:value-type="float" office:value="4935.96302397005" table:style-name="ce11">
            <text:p>4,936</text:p>
          </table:table-cell>
          <table:table-cell office:value-type="float" office:value="4978.1363543615498" table:style-name="ce11">
            <text:p>4,978</text:p>
          </table:table-cell>
          <table:table-cell office:value-type="float" office:value="5013.0299585926005" table:style-name="ce11">
            <text:p>5,013</text:p>
          </table:table-cell>
          <table:table-cell office:value-type="float" office:value="5044.9813359919699" table:style-name="ce11">
            <text:p>5,045</text:p>
          </table:table-cell>
          <table:table-cell office:value-type="float" office:value="5073.7819192144898" table:style-name="ce11">
            <text:p>5,074</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0464675717108" table:style-name="ce11">
            <text:p>9</text:p>
          </table:table-cell>
          <table:table-cell office:value-type="float" office:value="7.7800406199672096" table:style-name="ce11">
            <text:p>8</text:p>
          </table:table-cell>
          <table:table-cell office:value-type="float" office:value="8.4300440136662598" table:style-name="ce11">
            <text:p>8</text:p>
          </table:table-cell>
          <table:table-cell office:value-type="float" office:value="8.4400440658770304" table:style-name="ce11">
            <text:p>8</text:p>
          </table:table-cell>
          <table:table-cell office:value-type="float" office:value="8.4700442225093102" table:style-name="ce11">
            <text:p>8</text:p>
          </table:table-cell>
          <table:table-cell office:value-type="float" office:value="8.4700442225093102" table:style-name="ce11">
            <text:p>8</text:p>
          </table:table-cell>
          <table:table-cell office:value-type="float" office:value="8.4300440136662793" table:style-name="ce11">
            <text:p>8</text:p>
          </table:table-cell>
          <table:table-cell office:value-type="float" office:value="8.4300440136662793" table:style-name="ce11">
            <text:p>8</text:p>
          </table:table-cell>
          <table:table-cell office:value-type="float" office:value="8.4300440136662296" table:style-name="ce11">
            <text:p>8</text:p>
          </table:table-cell>
          <table:table-cell office:value-type="float" office:value="8.4300440136662793"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395" table:style-name="ce11">
            <text:p>10</text:p>
          </table:table-cell>
          <table:table-cell office:value-type="float" office:value="9.5643201627261103" table:style-name="ce11">
            <text:p>10</text:p>
          </table:table-cell>
          <table:table-cell office:value-type="float" office:value="9.52010656364296" table:style-name="ce11">
            <text:p>10</text:p>
          </table:table-cell>
          <table:table-cell office:value-type="float" office:value="9.7526565834283705" table:style-name="ce11">
            <text:p>10</text:p>
          </table:table-cell>
          <table:table-cell office:value-type="float" office:value="9.7723645567044404" table:style-name="ce11">
            <text:p>10</text:p>
          </table:table-cell>
          <table:table-cell office:value-type="float" office:value="9.7995650541039794" table:style-name="ce11">
            <text:p>10</text:p>
          </table:table-cell>
          <table:table-cell office:value-type="float" office:value="9.8302967394538197" table:style-name="ce11">
            <text:p>10</text:p>
          </table:table-cell>
          <table:table-cell office:value-type="float" office:value="9.8707120113343496" table:style-name="ce11">
            <text:p>10</text:p>
          </table:table-cell>
          <table:table-cell office:value-type="float" office:value="9.9871978576603002"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8992" table:style-name="ce11">
            <text:p>9,164</text:p>
          </table:table-cell>
          <table:table-cell office:value-type="float" office:value="8963.5992821690706" table:style-name="ce11">
            <text:p>8,964</text:p>
          </table:table-cell>
          <table:table-cell office:value-type="float" office:value="8661.9914567779106" table:style-name="ce11">
            <text:p>8,662</text:p>
          </table:table-cell>
          <table:table-cell office:value-type="float" office:value="8358.5538864757309" table:style-name="ce11">
            <text:p>8,359</text:p>
          </table:table-cell>
          <table:table-cell office:value-type="float" office:value="8304.0357943273102" table:style-name="ce11">
            <text:p>8,304</text:p>
          </table:table-cell>
          <table:table-cell office:value-type="float" office:value="8383.4975562018899" table:style-name="ce11">
            <text:p>8,383</text:p>
          </table:table-cell>
          <table:table-cell office:value-type="float" office:value="8720.4489568662593" table:style-name="ce11">
            <text:p>8,720</text:p>
          </table:table-cell>
          <table:table-cell office:value-type="float" office:value="9031.5349647904895" table:style-name="ce11">
            <text:p>9,032</text:p>
          </table:table-cell>
          <table:table-cell office:value-type="float" office:value="9307.8623964367798" table:style-name="ce11">
            <text:p>9,308</text:p>
          </table:table-cell>
          <table:table-cell office:value-type="float" office:value="9581.9468502107902" table:style-name="ce11">
            <text:p>9,582</text:p>
          </table:table-cell>
          <table:table-cell office:value-type="float" office:value="9702.4700484504792" table:style-name="ce11">
            <text:p>9,702</text:p>
          </table:table-cell>
          <table:table-cell office:value-type="float" office:value="9882.6674914031792" table:style-name="ce11">
            <text:p>9,883</text:p>
          </table:table-cell>
          <table:table-cell office:value-type="float" office:value="10040.9868615414" table:style-name="ce11">
            <text:p>10,041</text:p>
          </table:table-cell>
          <table:table-cell office:value-type="float" office:value="10195.971895667701" table:style-name="ce11">
            <text:p>10,196</text:p>
          </table:table-cell>
          <table:table-cell office:value-type="float" office:value="10347.8655399905" table:style-name="ce11">
            <text:p>10,348</text:p>
          </table:table-cell>
          <table:table-cell office:value-type="float" office:value="10503.673424688601" table:style-name="ce11">
            <text:p>10,504</text:p>
          </table:table-cell>
          <table:table-cell office:value-type="float" office:value="10674.902123108501" table:style-name="ce11">
            <text:p>10,675</text:p>
          </table:table-cell>
          <table:table-cell office:value-type="float" office:value="10882.5635251162" table:style-name="ce11">
            <text:p>10,883</text:p>
          </table:table-cell>
          <table:table-cell office:value-type="float" office:value="11090.865364785401" table:style-name="ce11">
            <text:p>11,091</text:p>
          </table:table-cell>
          <table:table-cell office:value-type="float" office:value="11316.701491629099" table:style-name="ce11">
            <text:p>11,317</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701"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3828.043784244099" table:style-name="ce11">
            <text:p>23,828</text:p>
          </table:table-cell>
          <table:table-cell office:value-type="float" office:value="19517.165383066302" table:style-name="ce11">
            <text:p>19,517</text:p>
          </table:table-cell>
          <table:table-cell office:value-type="float" office:value="19288.532305974299" table:style-name="ce11">
            <text:p>19,289</text:p>
          </table:table-cell>
          <table:table-cell office:value-type="float" office:value="20907.862050686101" table:style-name="ce11">
            <text:p>20,908</text:p>
          </table:table-cell>
          <table:table-cell office:value-type="float" office:value="23951.069569345502" table:style-name="ce11">
            <text:p>23,951</text:p>
          </table:table-cell>
          <table:table-cell office:value-type="float" office:value="25789.969249150199" table:style-name="ce11">
            <text:p>25,790</text:p>
          </table:table-cell>
          <table:table-cell office:value-type="float" office:value="26224.2039749531" table:style-name="ce11">
            <text:p>26,224</text:p>
          </table:table-cell>
          <table:table-cell office:value-type="float" office:value="26357.503765148798" table:style-name="ce11">
            <text:p>26,358</text:p>
          </table:table-cell>
          <table:table-cell office:value-type="float" office:value="26440.5196213501" table:style-name="ce11">
            <text:p>26,441</text:p>
          </table:table-cell>
          <table:table-cell office:value-type="float" office:value="26581.4185441562" table:style-name="ce11">
            <text:p>26,581</text:p>
          </table:table-cell>
          <table:table-cell office:value-type="float" office:value="26651.6933135488" table:style-name="ce11">
            <text:p>26,652</text:p>
          </table:table-cell>
          <table:table-cell office:value-type="float" office:value="26779.331240612701" table:style-name="ce11">
            <text:p>26,779</text:p>
          </table:table-cell>
          <table:table-cell office:value-type="float" office:value="26933.154457061999" table:style-name="ce11">
            <text:p>26,933</text:p>
          </table:table-cell>
          <table:table-cell office:value-type="float" office:value="27149.603547683098" table:style-name="ce11">
            <text:p>27,150</text:p>
          </table:table-cell>
          <table:table-cell office:value-type="float" office:value="27361.932996411499" table:style-name="ce11">
            <text:p>27,362</text:p>
          </table:table-cell>
          <table:table-cell office:value-type="float" office:value="27590.783920951901" table:style-name="ce11">
            <text:p>27,591</text:p>
          </table:table-cell>
          <table:table-cell office:value-type="float" office:value="27827.753602393401" table:style-name="ce11">
            <text:p>27,828</text:p>
          </table:table-cell>
          <table:table-cell office:value-type="float" office:value="28072.9478102088" table:style-name="ce11">
            <text:p>28,073</text:p>
          </table:table-cell>
          <table:table-cell office:value-type="float" office:value="28339.145563178201" table:style-name="ce11">
            <text:p>28,339</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301"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02"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5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495" table:style-name="ce11">
            <text:p>752</text:p>
          </table:table-cell>
          <table:table-cell office:value-type="float" office:value="786.01410381753601" table:style-name="ce11">
            <text:p>786</text:p>
          </table:table-cell>
          <table:table-cell office:value-type="float" office:value="885.20462169601399" table:style-name="ce11">
            <text:p>885</text:p>
          </table:table-cell>
          <table:table-cell office:value-type="float" office:value="957.054996830287" table:style-name="ce11">
            <text:p>957</text:p>
          </table:table-cell>
          <table:table-cell office:value-type="float" office:value="987.24515445455404"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701" table:style-name="ce11">
            <text:p>1,479</text:p>
          </table:table-cell>
          <table:table-cell office:value-type="float" office:value="1481.60492547376" table:style-name="ce11">
            <text:p>1,482</text:p>
          </table:table-cell>
          <table:table-cell office:value-type="float" office:value="1481.8305012150399" table:style-name="ce11">
            <text:p>1,482</text:p>
          </table:table-cell>
          <table:table-cell office:value-type="float" office:value="1482.45864886207" table:style-name="ce11">
            <text:p>1,482</text:p>
          </table:table-cell>
          <table:table-cell office:value-type="float" office:value="1482.95931760675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4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05"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95" table:style-name="ce11">
            <text:p>765</text:p>
          </table:table-cell>
          <table:table-cell office:value-type="float" office:value="728.14380167390095" table:style-name="ce11">
            <text:p>728</text:p>
          </table:table-cell>
          <table:table-cell office:value-type="float" office:value="691.14360849410605" table:style-name="ce11">
            <text:p>691</text:p>
          </table:table-cell>
          <table:table-cell office:value-type="float" office:value="706.54368889866703"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1903"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702"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302" table:style-name="ce11">
            <text:p>326</text:p>
          </table:table-cell>
          <table:table-cell office:value-type="float" office:value="309.78760003831502"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3905352143801" table:style-name="ce11">
            <text:p>171</text:p>
          </table:table-cell>
          <table:table-cell office:value-type="float" office:value="134.57652053614601" table:style-name="ce11">
            <text:p>135</text:p>
          </table:table-cell>
          <table:table-cell office:value-type="float" office:value="134.77852745790801" table:style-name="ce11">
            <text:p>135</text:p>
          </table:table-cell>
          <table:table-cell office:value-type="float" office:value="142.949265077316" table:style-name="ce11">
            <text:p>143</text:p>
          </table:table-cell>
          <table:table-cell office:value-type="float" office:value="164.30705595541701" table:style-name="ce11">
            <text:p>164</text:p>
          </table:table-cell>
          <table:table-cell office:value-type="float" office:value="164.73099838601601" table:style-name="ce11">
            <text:p>165</text:p>
          </table:table-cell>
          <table:table-cell office:value-type="float" office:value="164.995033723039" table:style-name="ce11">
            <text:p>165</text:p>
          </table:table-cell>
          <table:table-cell office:value-type="float" office:value="164.357164072312" table:style-name="ce11">
            <text:p>164</text:p>
          </table:table-cell>
          <table:table-cell office:value-type="float" office:value="162.65616280723" table:style-name="ce11">
            <text:p>163</text:p>
          </table:table-cell>
          <table:table-cell office:value-type="float" office:value="160.79209348030301" table:style-name="ce11">
            <text:p>161</text:p>
          </table:table-cell>
          <table:table-cell office:value-type="float" office:value="158.710112965631" table:style-name="ce11">
            <text:p>159</text:p>
          </table:table-cell>
          <table:table-cell office:value-type="float" office:value="157.10137853410899" table:style-name="ce11">
            <text:p>157</text:p>
          </table:table-cell>
          <table:table-cell office:value-type="float" office:value="156.00970377322199" table:style-name="ce11">
            <text:p>156</text:p>
          </table:table-cell>
          <table:table-cell office:value-type="float" office:value="154.346764956973" table:style-name="ce11">
            <text:p>154</text:p>
          </table:table-cell>
          <table:table-cell office:value-type="float" office:value="151.581055621134" table:style-name="ce11">
            <text:p>152</text:p>
          </table:table-cell>
          <table:table-cell office:value-type="float" office:value="149.45443828625901" table:style-name="ce11">
            <text:p>149</text:p>
          </table:table-cell>
          <table:table-cell office:value-type="float" office:value="148.100994440715" table:style-name="ce11">
            <text:p>148</text:p>
          </table:table-cell>
          <table:table-cell office:value-type="float" office:value="145.56545734930199" table:style-name="ce11">
            <text:p>146</text:p>
          </table:table-cell>
          <table:table-cell office:value-type="float" office:value="143.43299485851799" table:style-name="ce11">
            <text:p>143</text:p>
          </table:table-cell>
          <table:table-cell office:value-type="float" office:value="141.43530335809101" table:style-name="ce11">
            <text:p>141</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2752430116402" table:style-name="ce11">
            <text:p>313</text:p>
          </table:table-cell>
          <table:table-cell office:value-type="float" office:value="196.51934246931" table:style-name="ce11">
            <text:p>197</text:p>
          </table:table-cell>
          <table:table-cell office:value-type="float" office:value="200.00535910752399" table:style-name="ce11">
            <text:p>200</text:p>
          </table:table-cell>
          <table:table-cell office:value-type="float" office:value="229.173881035878" table:style-name="ce11">
            <text:p>229</text:p>
          </table:table-cell>
          <table:table-cell office:value-type="float" office:value="307.28910199810002" table:style-name="ce11">
            <text:p>307</text:p>
          </table:table-cell>
          <table:table-cell office:value-type="float" office:value="313.25985245543598" table:style-name="ce11">
            <text:p>313</text:p>
          </table:table-cell>
          <table:table-cell office:value-type="float" office:value="318.79349701911502" table:style-name="ce11">
            <text:p>319</text:p>
          </table:table-cell>
          <table:table-cell office:value-type="float" office:value="321.030059472777" table:style-name="ce11">
            <text:p>321</text:p>
          </table:table-cell>
          <table:table-cell office:value-type="float" office:value="319.24953930249097" table:style-name="ce11">
            <text:p>319</text:p>
          </table:table-cell>
          <table:table-cell office:value-type="float" office:value="316.85610073756698" table:style-name="ce11">
            <text:p>317</text:p>
          </table:table-cell>
          <table:table-cell office:value-type="float" office:value="313.62849897605901" table:style-name="ce11">
            <text:p>314</text:p>
          </table:table-cell>
          <table:table-cell office:value-type="float" office:value="312.25007573692199" table:style-name="ce11">
            <text:p>312</text:p>
          </table:table-cell>
          <table:table-cell office:value-type="float" office:value="312.92940724610997" table:style-name="ce11">
            <text:p>313</text:p>
          </table:table-cell>
          <table:table-cell office:value-type="float" office:value="311.39950961784302" table:style-name="ce11">
            <text:p>311</text:p>
          </table:table-cell>
          <table:table-cell office:value-type="float" office:value="305.50712168041201" table:style-name="ce11">
            <text:p>306</text:p>
          </table:table-cell>
          <table:table-cell office:value-type="float" office:value="302.148392715966" table:style-name="ce11">
            <text:p>302</text:p>
          </table:table-cell>
          <table:table-cell office:value-type="float" office:value="301.89594283665002" table:style-name="ce11">
            <text:p>302</text:p>
          </table:table-cell>
          <table:table-cell office:value-type="float" office:value="296.91364062553401" table:style-name="ce11">
            <text:p>297</text:p>
          </table:table-cell>
          <table:table-cell office:value-type="float" office:value="293.55573710089499" table:style-name="ce11">
            <text:p>294</text:p>
          </table:table-cell>
          <table:table-cell office:value-type="float" office:value="290.75312225005302" table:style-name="ce11">
            <text:p>291</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84.5512440891998" table:style-name="ce11">
            <text:p>7,585</text:p>
          </table:table-cell>
          <table:table-cell office:value-type="float" office:value="7597.9029299746999" table:style-name="ce11">
            <text:p>7,598</text:p>
          </table:table-cell>
          <table:table-cell office:value-type="float" office:value="7636.5450489947998" table:style-name="ce11">
            <text:p>7,637</text:p>
          </table:table-cell>
          <table:table-cell office:value-type="float" office:value="7670.4246667647503" table:style-name="ce11">
            <text:p>7,670</text:p>
          </table:table-cell>
          <table:table-cell office:value-type="float" office:value="7690.9449930169603" table:style-name="ce11">
            <text:p>7,691</text:p>
          </table:table-cell>
          <table:table-cell office:value-type="float" office:value="7726.6316813741596" table:style-name="ce11">
            <text:p>7,727</text:p>
          </table:table-cell>
          <table:table-cell office:value-type="float" office:value="7782.43707874751" table:style-name="ce11">
            <text:p>7,782</text:p>
          </table:table-cell>
          <table:table-cell office:value-type="float" office:value="7848.7905391492404" table:style-name="ce11">
            <text:p>7,849</text:p>
          </table:table-cell>
          <table:table-cell office:value-type="float" office:value="7920.5386349376704" table:style-name="ce11">
            <text:p>7,921</text:p>
          </table:table-cell>
          <table:table-cell office:value-type="float" office:value="8000.2605358587798" table:style-name="ce11">
            <text:p>8,000</text:p>
          </table:table-cell>
          <table:table-cell office:value-type="float" office:value="8088.4536166033804" table:style-name="ce11">
            <text:p>8,088</text:p>
          </table:table-cell>
          <table:table-cell office:value-type="float" office:value="8188.2837102870199" table:style-name="ce11">
            <text:p>8,188</text:p>
          </table:table-cell>
          <table:table-cell office:value-type="float" office:value="8298.8828843161591" table:style-name="ce11">
            <text:p>8,299</text:p>
          </table:table-cell>
          <table:table-cell office:value-type="float" office:value="8422.6117152882198" table:style-name="ce11">
            <text:p>8,423</text:p>
          </table:table-cell>
          <table:table-cell office:value-type="float" office:value="8568.2873327259695" table:style-name="ce11">
            <text:p>8,568</text:p>
          </table:table-cell>
          <table:table-cell office:value-type="float" office:value="8731.9477758108405" table:style-name="ce11">
            <text:p>8,732</text:p>
          </table:table-cell>
          <table:table-cell office:value-type="float" office:value="8902.5095761696393" table:style-name="ce11">
            <text:p>8,903</text:p>
          </table:table-cell>
          <table:table-cell office:value-type="float" office:value="9078.7311913563008" table:style-name="ce11">
            <text:p>9,079</text:p>
          </table:table-cell>
          <table:table-cell office:value-type="float" office:value="9264.2060182865007" table:style-name="ce11">
            <text:p>9,26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699"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796" table:style-name="ce11">
            <text:p>8,579</text:p>
          </table:table-cell>
          <table:table-cell office:value-type="float" office:value="8496.1643588837906" table:style-name="ce11">
            <text:p>8,496</text:p>
          </table:table-cell>
          <table:table-cell office:value-type="float" office:value="7792.9306872668903" table:style-name="ce11">
            <text:p>7,793</text:p>
          </table:table-cell>
          <table:table-cell office:value-type="float" office:value="8079.5900525344896" table:style-name="ce11">
            <text:p>8,080</text:p>
          </table:table-cell>
          <table:table-cell office:value-type="float" office:value="8032.6196539352704" table:style-name="ce11">
            <text:p>8,033</text:p>
          </table:table-cell>
          <table:table-cell office:value-type="float" office:value="7953.40119961458" table:style-name="ce11">
            <text:p>7,953</text:p>
          </table:table-cell>
          <table:table-cell office:value-type="float" office:value="7688.3030548289998" table:style-name="ce11">
            <text:p>7,688</text:p>
          </table:table-cell>
          <table:table-cell office:value-type="float" office:value="7497.3386583705997" table:style-name="ce11">
            <text:p>7,497</text:p>
          </table:table-cell>
          <table:table-cell office:value-type="float" office:value="7435.1165831942799" table:style-name="ce11">
            <text:p>7,435</text:p>
          </table:table-cell>
          <table:table-cell office:value-type="float" office:value="7414.3154601308697" table:style-name="ce11">
            <text:p>7,414</text:p>
          </table:table-cell>
          <table:table-cell office:value-type="float" office:value="7437.30993396342" table:style-name="ce11">
            <text:p>7,437</text:p>
          </table:table-cell>
          <table:table-cell office:value-type="float" office:value="7469.6904618188501" table:style-name="ce11">
            <text:p>7,470</text:p>
          </table:table-cell>
          <table:table-cell office:value-type="float" office:value="7505.7573975636997" table:style-name="ce11">
            <text:p>7,506</text:p>
          </table:table-cell>
          <table:table-cell office:value-type="float" office:value="7555.7806536564603" table:style-name="ce11">
            <text:p>7,556</text:p>
          </table:table-cell>
          <table:table-cell office:value-type="float" office:value="7626.6507985611297" table:style-name="ce11">
            <text:p>7,627</text:p>
          </table:table-cell>
          <table:table-cell office:value-type="float" office:value="7724.5392029321802" table:style-name="ce11">
            <text:p>7,725</text:p>
          </table:table-cell>
          <table:table-cell office:value-type="float" office:value="7855.91119776917" table:style-name="ce11">
            <text:p>7,856</text:p>
          </table:table-cell>
          <table:table-cell office:value-type="float" office:value="8039.9028029301198" table:style-name="ce11">
            <text:p>8,040</text:p>
          </table:table-cell>
          <table:table-cell office:value-type="float" office:value="8270.4726983648397" table:style-name="ce11">
            <text:p>8,270</text:p>
          </table:table-cell>
          <table:table-cell office:value-type="float" office:value="8546.8378765676698" table:style-name="ce11">
            <text:p>8,547</text:p>
          </table:table-cell>
          <table:table-cell office:value-type="float" office:value="8795.7843101587496" table:style-name="ce11">
            <text:p>8,796</text:p>
          </table:table-cell>
          <table:table-cell office:value-type="float" office:value="9034.5448342468007" table:style-name="ce11">
            <text:p>9,035</text:p>
          </table:table-cell>
          <table:table-cell office:value-type="float" office:value="9286.5349667675" table:style-name="ce11">
            <text:p>9,287</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6.0383714416198" table:style-name="ce11">
            <text:p>2,186</text:p>
          </table:table-cell>
          <table:table-cell office:value-type="float" office:value="2178.4810435089898" table:style-name="ce11">
            <text:p>2,178</text:p>
          </table:table-cell>
          <table:table-cell office:value-type="float" office:value="2144.8320839624798" table:style-name="ce11">
            <text:p>2,145</text:p>
          </table:table-cell>
          <table:table-cell office:value-type="float" office:value="2121.9145253698598" table:style-name="ce11">
            <text:p>2,122</text:p>
          </table:table-cell>
          <table:table-cell office:value-type="float" office:value="2116.4968228683501" table:style-name="ce11">
            <text:p>2,116</text:p>
          </table:table-cell>
          <table:table-cell office:value-type="float" office:value="2120.6211802154098" table:style-name="ce11">
            <text:p>2,121</text:p>
          </table:table-cell>
          <table:table-cell office:value-type="float" office:value="2129.8114326811301" table:style-name="ce11">
            <text:p>2,130</text:p>
          </table:table-cell>
          <table:table-cell office:value-type="float" office:value="2139.88357573646" table:style-name="ce11">
            <text:p>2,140</text:p>
          </table:table-cell>
          <table:table-cell office:value-type="float" office:value="2150.7299356794801" table:style-name="ce11">
            <text:p>2,151</text:p>
          </table:table-cell>
          <table:table-cell office:value-type="float" office:value="2162.2377440739901" table:style-name="ce11">
            <text:p>2,162</text:p>
          </table:table-cell>
          <table:table-cell office:value-type="float" office:value="2180.0382770972401" table:style-name="ce11">
            <text:p>2,180</text:p>
          </table:table-cell>
          <table:table-cell office:value-type="float" office:value="2210.0995489359202" table:style-name="ce11">
            <text:p>2,210</text:p>
          </table:table-cell>
          <table:table-cell office:value-type="float" office:value="2249.9025129005399" table:style-name="ce11">
            <text:p>2,250</text:p>
          </table:table-cell>
          <table:table-cell office:value-type="float" office:value="2308.9440169320601" table:style-name="ce11">
            <text:p>2,309</text:p>
          </table:table-cell>
          <table:table-cell office:value-type="float" office:value="2365.7276987872901" table:style-name="ce11">
            <text:p>2,366</text:p>
          </table:table-cell>
          <table:table-cell office:value-type="float" office:value="2441.25608152419" table:style-name="ce11">
            <text:p>2,441</text:p>
          </table:table-cell>
          <table:table-cell office:value-type="float" office:value="2493.02730833757" table:style-name="ce11">
            <text:p>2,493</text:p>
          </table:table-cell>
          <table:table-cell office:value-type="float" office:value="2528.9037255718899" table:style-name="ce11">
            <text:p>2,529</text:p>
          </table:table-cell>
          <table:table-cell office:value-type="float" office:value="2564.5286426377702" table:style-name="ce11">
            <text:p>2,565</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61.55282002591" table:style-name="ce11">
            <text:p>1,862</text:p>
          </table:table-cell>
          <table:table-cell office:value-type="float" office:value="1920.47452347683" table:style-name="ce11">
            <text:p>1,920</text:p>
          </table:table-cell>
          <table:table-cell office:value-type="float" office:value="1939.3760318575801" table:style-name="ce11">
            <text:p>1,939</text:p>
          </table:table-cell>
          <table:table-cell office:value-type="float" office:value="1970.3510558195001" table:style-name="ce11">
            <text:p>1,970</text:p>
          </table:table-cell>
          <table:table-cell office:value-type="float" office:value="1987.87811443498" table:style-name="ce11">
            <text:p>1,988</text:p>
          </table:table-cell>
          <table:table-cell office:value-type="float" office:value="1996.94596681547" table:style-name="ce11">
            <text:p>1,997</text:p>
          </table:table-cell>
          <table:table-cell office:value-type="float" office:value="2011.2800199093499" table:style-name="ce11">
            <text:p>2,011</text:p>
          </table:table-cell>
          <table:table-cell office:value-type="float" office:value="2024.5227694595901" table:style-name="ce11">
            <text:p>2,025</text:p>
          </table:table-cell>
          <table:table-cell office:value-type="float" office:value="2036.79528111933" table:style-name="ce11">
            <text:p>2,037</text:p>
          </table:table-cell>
          <table:table-cell office:value-type="float" office:value="2049.85297647482" table:style-name="ce11">
            <text:p>2,050</text:p>
          </table:table-cell>
          <table:table-cell office:value-type="float" office:value="2046.8012371545201" table:style-name="ce11">
            <text:p>2,047</text:p>
          </table:table-cell>
          <table:table-cell office:value-type="float" office:value="2013.84652673554" table:style-name="ce11">
            <text:p>2,014</text:p>
          </table:table-cell>
          <table:table-cell office:value-type="float" office:value="1951.7389359833301" table:style-name="ce11">
            <text:p>1,952</text:p>
          </table:table-cell>
          <table:table-cell office:value-type="float" office:value="1827.26331425629" table:style-name="ce11">
            <text:p>1,827</text:p>
          </table:table-cell>
          <table:table-cell office:value-type="float" office:value="1698.3281043500499" table:style-name="ce11">
            <text:p>1,698</text:p>
          </table:table-cell>
          <table:table-cell office:value-type="float" office:value="1516.42135162626" table:style-name="ce11">
            <text:p>1,516</text:p>
          </table:table-cell>
          <table:table-cell office:value-type="float" office:value="1416.4364753152799" table:style-name="ce11">
            <text:p>1,416</text:p>
          </table:table-cell>
          <table:table-cell office:value-type="float" office:value="1377.72792611358" table:style-name="ce11">
            <text:p>1,378</text:p>
          </table:table-cell>
          <table:table-cell office:value-type="float" office:value="1353.6389534078801" table:style-name="ce11">
            <text:p>1,35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602" table:style-name="ce11">
            <text:p>989</text:p>
          </table:table-cell>
          <table:table-cell office:value-type="float" office:value="959.49220000194202" table:style-name="ce11">
            <text:p>959</text:p>
          </table:table-cell>
          <table:table-cell office:value-type="float" office:value="949.038583360026" table:style-name="ce11">
            <text:p>949</text:p>
          </table:table-cell>
          <table:table-cell office:value-type="float" office:value="939.14700352850002" table:style-name="ce11">
            <text:p>939</text:p>
          </table:table-cell>
          <table:table-cell office:value-type="float" office:value="907.117531491931" table:style-name="ce11">
            <text:p>907</text:p>
          </table:table-cell>
          <table:table-cell office:value-type="float" office:value="904.56114844120896" table:style-name="ce11">
            <text:p>905</text:p>
          </table:table-cell>
          <table:table-cell office:value-type="float" office:value="911.94670517373902" table:style-name="ce11">
            <text:p>912</text:p>
          </table:table-cell>
          <table:table-cell office:value-type="float" office:value="917.68216254350705" table:style-name="ce11">
            <text:p>918</text:p>
          </table:table-cell>
          <table:table-cell office:value-type="float" office:value="927.00938290841202" table:style-name="ce11">
            <text:p>927</text:p>
          </table:table-cell>
          <table:table-cell office:value-type="float" office:value="936.75365968215306" table:style-name="ce11">
            <text:p>937</text:p>
          </table:table-cell>
          <table:table-cell office:value-type="float" office:value="946.292918709133" table:style-name="ce11">
            <text:p>946</text:p>
          </table:table-cell>
          <table:table-cell office:value-type="float" office:value="957.48682766212198" table:style-name="ce11">
            <text:p>957</text:p>
          </table:table-cell>
          <table:table-cell office:value-type="float" office:value="969.96538884326606" table:style-name="ce11">
            <text:p>970</text:p>
          </table:table-cell>
          <table:table-cell office:value-type="float" office:value="983.57667492054497" table:style-name="ce11">
            <text:p>984</text:p>
          </table:table-cell>
          <table:table-cell office:value-type="float" office:value="998.88468325764597" table:style-name="ce11">
            <text:p>999</text:p>
          </table:table-cell>
          <table:table-cell office:value-type="float" office:value="1016.79098071166" table:style-name="ce11">
            <text:p>1,017</text:p>
          </table:table-cell>
          <table:table-cell office:value-type="float" office:value="1037.07813222659" table:style-name="ce11">
            <text:p>1,037</text:p>
          </table:table-cell>
          <table:table-cell office:value-type="float" office:value="1057.59942233897" table:style-name="ce11">
            <text:p>1,058</text:p>
          </table:table-cell>
          <table:table-cell office:value-type="float" office:value="1078.7838106715801" table:style-name="ce11">
            <text:p>1,079</text:p>
          </table:table-cell>
          <table:table-cell office:value-type="float" office:value="1101.0989192688901" table:style-name="ce11">
            <text:p>1,101</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5.58718669672" table:style-name="ce11">
            <text:p>1,436</text:p>
          </table:table-cell>
          <table:table-cell office:value-type="float" office:value="1402.1832792587199" table:style-name="ce11">
            <text:p>1,402</text:p>
          </table:table-cell>
          <table:table-cell office:value-type="float" office:value="1372.5163115831999" table:style-name="ce11">
            <text:p>1,373</text:p>
          </table:table-cell>
          <table:table-cell office:value-type="float" office:value="1342.6146069977999" table:style-name="ce11">
            <text:p>1,343</text:p>
          </table:table-cell>
          <table:table-cell office:value-type="float" office:value="1342.6347415857499" table:style-name="ce11">
            <text:p>1,343</text:p>
          </table:table-cell>
          <table:table-cell office:value-type="float" office:value="1325.72178968107" table:style-name="ce11">
            <text:p>1,326</text:p>
          </table:table-cell>
          <table:table-cell office:value-type="float" office:value="1321.2641705178801" table:style-name="ce11">
            <text:p>1,321</text:p>
          </table:table-cell>
          <table:table-cell office:value-type="float" office:value="1312.8635538865999" table:style-name="ce11">
            <text:p>1,313</text:p>
          </table:table-cell>
          <table:table-cell office:value-type="float" office:value="1306.0584257073399" table:style-name="ce11">
            <text:p>1,306</text:p>
          </table:table-cell>
          <table:table-cell office:value-type="float" office:value="1301.4580377371301" table:style-name="ce11">
            <text:p>1,301</text:p>
          </table:table-cell>
          <table:table-cell office:value-type="float" office:value="1296.7384757755001" table:style-name="ce11">
            <text:p>1,297</text:p>
          </table:table-cell>
          <table:table-cell office:value-type="float" office:value="1293.9469182914299" table:style-name="ce11">
            <text:p>1,294</text:p>
          </table:table-cell>
          <table:table-cell office:value-type="float" office:value="1291.9539556525799" table:style-name="ce11">
            <text:p>1,292</text:p>
          </table:table-cell>
          <table:table-cell office:value-type="float" office:value="1294.99536820138" table:style-name="ce11">
            <text:p>1,295</text:p>
          </table:table-cell>
          <table:table-cell office:value-type="float" office:value="1302.8558080948601" table:style-name="ce11">
            <text:p>1,303</text:p>
          </table:table-cell>
          <table:table-cell office:value-type="float" office:value="1311.4744020196799" table:style-name="ce11">
            <text:p>1,311</text:p>
          </table:table-cell>
          <table:table-cell office:value-type="float" office:value="1318.68763376999" table:style-name="ce11">
            <text:p>1,319</text:p>
          </table:table-cell>
          <table:table-cell office:value-type="float" office:value="1326.3596963128" table:style-name="ce11">
            <text:p>1,326</text:p>
          </table:table-cell>
          <table:table-cell office:value-type="float" office:value="1328.4973568881801" table:style-name="ce11">
            <text:p>1,32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2"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802" table:style-name="ce11">
            <text:p>2,999</text:p>
          </table:table-cell>
          <table:table-cell office:value-type="float" office:value="3157.8319740455099" table:style-name="ce11">
            <text:p>3,158</text:p>
          </table:table-cell>
          <table:table-cell office:value-type="float" office:value="3065.1931644904998" table:style-name="ce11">
            <text:p>3,065</text:p>
          </table:table-cell>
          <table:table-cell office:value-type="float" office:value="3041.7049695394498" table:style-name="ce11">
            <text:p>3,042</text:p>
          </table:table-cell>
          <table:table-cell office:value-type="float" office:value="3026.33474325616" table:style-name="ce11">
            <text:p>3,026</text:p>
          </table:table-cell>
          <table:table-cell office:value-type="float" office:value="3041.0379980509301" table:style-name="ce11">
            <text:p>3,041</text:p>
          </table:table-cell>
          <table:table-cell office:value-type="float" office:value="3079.3467715448" table:style-name="ce11">
            <text:p>3,079</text:p>
          </table:table-cell>
          <table:table-cell office:value-type="float" office:value="3135.8778461133702" table:style-name="ce11">
            <text:p>3,136</text:p>
          </table:table-cell>
          <table:table-cell office:value-type="float" office:value="3204.4281488681199" table:style-name="ce11">
            <text:p>3,204</text:p>
          </table:table-cell>
          <table:table-cell office:value-type="float" office:value="3248.4129505738501" table:style-name="ce11">
            <text:p>3,248</text:p>
          </table:table-cell>
          <table:table-cell office:value-type="float" office:value="3276.44777965398" table:style-name="ce11">
            <text:p>3,276</text:p>
          </table:table-cell>
          <table:table-cell office:value-type="float" office:value="3331.3602934712899" table:style-name="ce11">
            <text:p>3,331</text:p>
          </table:table-cell>
          <table:table-cell office:value-type="float" office:value="3363.0984402293998" table:style-name="ce11">
            <text:p>3,363</text:p>
          </table:table-cell>
          <table:table-cell office:value-type="float" office:value="3397.2663039033901" table:style-name="ce11">
            <text:p>3,397</text:p>
          </table:table-cell>
          <table:table-cell office:value-type="float" office:value="3438.5961381080101" table:style-name="ce11">
            <text:p>3,439</text:p>
          </table:table-cell>
          <table:table-cell office:value-type="float" office:value="3489.9903882631502" table:style-name="ce11">
            <text:p>3,490</text:p>
          </table:table-cell>
          <table:table-cell office:value-type="float" office:value="3538.6041724616898" table:style-name="ce11">
            <text:p>3,539</text:p>
          </table:table-cell>
          <table:table-cell office:value-type="float" office:value="3585.2951575222301" table:style-name="ce11">
            <text:p>3,585</text:p>
          </table:table-cell>
          <table:table-cell office:value-type="float" office:value="3631.5999269008798" table:style-name="ce11">
            <text:p>3,632</text:p>
          </table:table-cell>
          <table:table-cell office:value-type="float" office:value="3681.1553279445402" table:style-name="ce11">
            <text:p>3,681</text:p>
          </table:table-cell>
          <table:table-cell office:value-type="float" office:value="3725.9537051010798" table:style-name="ce11">
            <text:p>3,726</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5901" table:style-name="ce11">
            <text:p>695</text:p>
          </table:table-cell>
          <table:table-cell office:value-type="float" office:value="697.75559624070502" table:style-name="ce11">
            <text:p>698</text:p>
          </table:table-cell>
          <table:table-cell office:value-type="float" office:value="699.91356855788899"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402"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597" table:style-name="ce11">
            <text:p>79</text:p>
          </table:table-cell>
          <table:table-cell office:value-type="float" office:value="87.087888021101605" table:style-name="ce11">
            <text:p>87</text:p>
          </table:table-cell>
          <table:table-cell office:value-type="float" office:value="99.331204404937196" table:style-name="ce11">
            <text:p>99</text:p>
          </table:table-cell>
          <table:table-cell office:value-type="float" office:value="112.966525939083" table:style-name="ce11">
            <text:p>113</text:p>
          </table:table-cell>
          <table:table-cell office:value-type="float" office:value="119.567108542833" table:style-name="ce11">
            <text:p>120</text:p>
          </table:table-cell>
          <table:table-cell office:value-type="float" office:value="124.523112914851" table:style-name="ce11">
            <text:p>125</text:p>
          </table:table-cell>
          <table:table-cell office:value-type="float" office:value="129.757020618806" table:style-name="ce11">
            <text:p>130</text:p>
          </table:table-cell>
          <table:table-cell office:value-type="float" office:value="132.04075643343401" table:style-name="ce11">
            <text:p>132</text:p>
          </table:table-cell>
          <table:table-cell office:value-type="float" office:value="133.90674793285999" table:style-name="ce11">
            <text:p>134</text:p>
          </table:table-cell>
          <table:table-cell office:value-type="float" office:value="135.33509877345699" table:style-name="ce11">
            <text:p>135</text:p>
          </table:table-cell>
          <table:table-cell office:value-type="float" office:value="136.02398459534001" table:style-name="ce11">
            <text:p>136</text:p>
          </table:table-cell>
          <table:table-cell office:value-type="float" office:value="136.55993617446401" table:style-name="ce11">
            <text:p>137</text:p>
          </table:table-cell>
          <table:table-cell office:value-type="float" office:value="137.053269228923" table:style-name="ce11">
            <text:p>137</text:p>
          </table:table-cell>
          <table:table-cell office:value-type="float" office:value="136.09479692610699" table:style-name="ce11">
            <text:p>136</text:p>
          </table:table-cell>
          <table:table-cell office:value-type="float" office:value="131.83357924702199" table:style-name="ce11">
            <text:p>132</text:p>
          </table:table-cell>
          <table:table-cell office:value-type="float" office:value="119.04035260934801" table:style-name="ce11">
            <text:p>119</text:p>
          </table:table-cell>
          <table:table-cell office:value-type="float" office:value="95.968903388372595" table:style-name="ce11">
            <text:p>96</text:p>
          </table:table-cell>
          <table:table-cell office:value-type="float" office:value="75.665627595032205" table:style-name="ce11">
            <text:p>76</text:p>
          </table:table-cell>
          <table:table-cell office:value-type="float" office:value="56.508356415029503" table:style-name="ce11">
            <text:p>57</text:p>
          </table:table-cell>
          <table:table-cell office:value-type="float" office:value="42.547535694558803" table:style-name="ce11">
            <text:p>43</text:p>
          </table:table-cell>
          <table:table-cell office:value-type="float" office:value="29.855734981258401" table:style-name="ce11">
            <text:p>30</text:p>
          </table:table-cell>
          <table:table-cell office:value-type="float" office:value="18.7164858896037"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4994"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41553936106" table:style-name="ce11">
            <text:p>11</text:p>
          </table:table-cell>
          <table:table-cell office:value-type="float" office:value="9.1929312579133509" table:style-name="ce11">
            <text:p>9</text:p>
          </table:table-cell>
          <table:table-cell office:value-type="float" office:value="7.8980762125370303" table:style-name="ce11">
            <text:p>8</text:p>
          </table:table-cell>
          <table:table-cell office:value-type="float" office:value="6.7006941043652297" table:style-name="ce11">
            <text:p>7</text:p>
          </table:table-cell>
          <table:table-cell office:value-type="float" office:value="5.9963790853848096" table:style-name="ce11">
            <text:p>6</text:p>
          </table:table-cell>
          <table:table-cell office:value-type="float" office:value="5.0804404241046504" table:style-name="ce11">
            <text:p>5</text:p>
          </table:table-cell>
          <table:table-cell office:value-type="float" office:value="4.4169995232388297" table:style-name="ce11">
            <text:p>4</text:p>
          </table:table-cell>
          <table:table-cell office:value-type="float" office:value="3.6713101054441402" table:style-name="ce11">
            <text:p>4</text:p>
          </table:table-cell>
          <table:table-cell office:value-type="float" office:value="2.9987222325649698" table:style-name="ce11">
            <text:p>3</text:p>
          </table:table-cell>
          <table:table-cell office:value-type="float" office:value="2.5265877609678902" table:style-name="ce11">
            <text:p>3</text:p>
          </table:table-cell>
          <table:table-cell office:value-type="float" office:value="2.0036923110595501" table:style-name="ce11">
            <text:p>2</text:p>
          </table:table-cell>
          <table:table-cell office:value-type="float" office:value="1.56850616097295" table:style-name="ce11">
            <text:p>2</text:p>
          </table:table-cell>
          <table:table-cell office:value-type="float" office:value="1.2043721903197599" table:style-name="ce11">
            <text:p>1</text:p>
          </table:table-cell>
          <table:table-cell office:value-type="float" office:value="0.92678602887920603" table:style-name="ce11">
            <text:p>1</text:p>
          </table:table-cell>
          <table:table-cell office:value-type="float" office:value="0.67403279193094101" table:style-name="ce11">
            <text:p>1</text:p>
          </table:table-cell>
          <table:table-cell office:value-type="float" office:value="0.51364601540335197" table:style-name="ce11">
            <text:p>1</text:p>
          </table:table-cell>
          <table:table-cell office:value-type="float" office:value="0.30815186476370998" table:style-name="ce11">
            <text:p>0</text:p>
          </table:table-cell>
          <table:table-cell office:value-type="float" office:value="8.5215955585810299E-2"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49.38457870976197" table:style-name="ce11">
            <text:p>849</text:p>
          </table:table-cell>
          <table:table-cell office:value-type="float" office:value="1058.3592249538499" table:style-name="ce11">
            <text:p>1,058</text:p>
          </table:table-cell>
          <table:table-cell office:value-type="float" office:value="1305.48503234237" table:style-name="ce11">
            <text:p>1,305</text:p>
          </table:table-cell>
          <table:table-cell office:value-type="float" office:value="1592.5890454191201" table:style-name="ce11">
            <text:p>1,593</text:p>
          </table:table-cell>
          <table:table-cell office:value-type="float" office:value="1951.2262164874301" table:style-name="ce11">
            <text:p>1,951</text:p>
          </table:table-cell>
          <table:table-cell office:value-type="float" office:value="2274.2025429240498" table:style-name="ce11">
            <text:p>2,274</text:p>
          </table:table-cell>
          <table:table-cell office:value-type="float" office:value="2603.8719761492498" table:style-name="ce11">
            <text:p>2,604</text:p>
          </table:table-cell>
          <table:table-cell office:value-type="float" office:value="2933.6775197556399" table:style-name="ce11">
            <text:p>2,934</text:p>
          </table:table-cell>
          <table:table-cell office:value-type="float" office:value="3256.7883970497701" table:style-name="ce11">
            <text:p>3,257</text:p>
          </table:table-cell>
          <table:table-cell office:value-type="float" office:value="3577.9717471612398" table:style-name="ce11">
            <text:p>3,578</text:p>
          </table:table-cell>
          <table:table-cell office:value-type="float" office:value="3889.92546797571" table:style-name="ce11">
            <text:p>3,890</text:p>
          </table:table-cell>
          <table:table-cell office:value-type="float" office:value="4308.2744576842197" table:style-name="ce11">
            <text:p>4,308</text:p>
          </table:table-cell>
          <table:table-cell office:value-type="float" office:value="4631.7537494326998" table:style-name="ce11">
            <text:p>4,632</text:p>
          </table:table-cell>
          <table:table-cell office:value-type="float" office:value="4915.1581495186601" table:style-name="ce11">
            <text:p>4,915</text:p>
          </table:table-cell>
          <table:table-cell office:value-type="float" office:value="5187.65419547685" table:style-name="ce11">
            <text:p>5,188</text:p>
          </table:table-cell>
          <table:table-cell office:value-type="float" office:value="5447.8000516908996" table:style-name="ce11">
            <text:p>5,448</text:p>
          </table:table-cell>
          <table:table-cell office:value-type="float" office:value="5677.3430785607898" table:style-name="ce11">
            <text:p>5,677</text:p>
          </table:table-cell>
          <table:table-cell office:value-type="float" office:value="5879.3916455777398" table:style-name="ce11">
            <text:p>5,879</text:p>
          </table:table-cell>
          <table:table-cell office:value-type="float" office:value="6061.5520816655198" table:style-name="ce11">
            <text:p>6,062</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99E-2" table:style-name="ce11">
            <text:p>0</text:p>
          </table:table-cell>
          <table:table-cell office:value-type="float" office:value="4.0695168073080899E-2" table:style-name="ce11">
            <text:p>0</text:p>
          </table:table-cell>
          <table:table-cell office:value-type="float" office:value="4.1984803681030698E-2" table:style-name="ce11">
            <text:p>0</text:p>
          </table:table-cell>
          <table:table-cell office:value-type="float" office:value="4.1411632299719697E-2" table:style-name="ce11">
            <text:p>0</text:p>
          </table:table-cell>
          <table:table-cell office:value-type="float" office:value="4.1554925145047397E-2" table:style-name="ce11">
            <text:p>0</text:p>
          </table:table-cell>
          <table:table-cell office:value-type="float" office:value="4.1984803681030698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7E-2" table:style-name="ce11">
            <text:p>0</text:p>
          </table:table-cell>
          <table:table-cell office:value-type="float" office:value="3.9736590899936697E-2" table:style-name="ce11">
            <text:p>0</text:p>
          </table:table-cell>
          <table:table-cell office:value-type="float" office:value="3.1218328712521799E-2" table:style-name="ce11">
            <text:p>0</text:p>
          </table:table-cell>
          <table:table-cell office:value-type="float" office:value="2.1499019234289998E-2" table:style-name="ce11">
            <text:p>0</text:p>
          </table:table-cell>
          <table:table-cell office:value-type="float" office:value="3.2645553074978698E-2" table:style-name="ce11">
            <text:p>0</text:p>
          </table:table-cell>
          <table:table-cell office:value-type="float" office:value="6.5833767116574807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801" table:style-name="ce11">
            <text:p>0</text:p>
          </table:table-cell>
          <table:table-cell office:value-type="float" office:value="0.50117771269237898" table:style-name="ce11">
            <text:p>1</text:p>
          </table:table-cell>
          <table:table-cell office:value-type="float" office:value="0.63356788377202899" table:style-name="ce11">
            <text:p>1</text:p>
          </table:table-cell>
          <table:table-cell office:value-type="float" office:value="0.76844153679637694" table:style-name="ce11">
            <text:p>1</text:p>
          </table:table-cell>
          <table:table-cell office:value-type="float" office:value="0.87758097701783599" table:style-name="ce11">
            <text:p>1</text:p>
          </table:table-cell>
          <table:table-cell office:value-type="float" office:value="0.97311307195074104" table:style-name="ce11">
            <text:p>1</text:p>
          </table:table-cell>
          <table:table-cell office:value-type="float" office:value="1.0436920946919299" table:style-name="ce11">
            <text:p>1</text:p>
          </table:table-cell>
          <table:table-cell office:value-type="float" office:value="1.09015954766315" table:style-name="ce11">
            <text:p>1</text:p>
          </table:table-cell>
          <table:table-cell office:value-type="float" office:value="1.1189980483150199" table:style-name="ce11">
            <text:p>1</text:p>
          </table:table-cell>
          <table:table-cell office:value-type="float" office:value="1.1125781162844799" table:style-name="ce11">
            <text:p>1</text:p>
          </table:table-cell>
          <table:table-cell office:value-type="float" office:value="1.0998995193700001" table:style-name="ce11">
            <text:p>1</text:p>
          </table:table-cell>
          <table:table-cell office:value-type="float" office:value="1.08418490218006" table:style-name="ce11">
            <text:p>1</text:p>
          </table:table-cell>
          <table:table-cell office:value-type="float" office:value="1.0676244649261599" table:style-name="ce11">
            <text:p>1</text:p>
          </table:table-cell>
          <table:table-cell office:value-type="float" office:value="1.0506372339505099" table:style-name="ce11">
            <text:p>1</text:p>
          </table:table-cell>
          <table:table-cell office:value-type="float" office:value="1.03510084812985" table:style-name="ce11">
            <text:p>1</text:p>
          </table:table-cell>
          <table:table-cell office:value-type="float" office:value="1.0225481918445201" table:style-name="ce11">
            <text:p>1</text:p>
          </table:table-cell>
          <table:table-cell office:value-type="float" office:value="1.0147131434344501" table:style-name="ce11">
            <text:p>1</text:p>
          </table:table-cell>
          <table:table-cell office:value-type="float" office:value="1.0102253535686401" table:style-name="ce11">
            <text:p>1</text:p>
          </table:table-cell>
          <table:table-cell office:value-type="float" office:value="1.00849890412181" table:style-name="ce11">
            <text:p>1</text:p>
          </table:table-cell>
          <table:table-cell office:value-type="float" office:value="1.00868207149724"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98"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8001" table:style-name="ce11">
            <text:p>42,517</text:p>
          </table:table-cell>
          <table:table-cell office:value-type="float" office:value="42895.502413171598"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98"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401" table:style-name="ce11">
            <text:p>40,575</text:p>
          </table:table-cell>
          <table:table-cell office:value-type="float" office:value="40045.822992888301" table:style-name="ce11">
            <text:p>40,046</text:p>
          </table:table-cell>
          <table:table-cell office:value-type="float" office:value="39241.317743223299" table:style-name="ce11">
            <text:p>39,241</text:p>
          </table:table-cell>
          <table:table-cell office:value-type="float" office:value="31829.635581960501" table:style-name="ce11">
            <text:p>31,830</text:p>
          </table:table-cell>
          <table:table-cell office:value-type="float" office:value="32961.070432122702" table:style-name="ce11">
            <text:p>32,961</text:p>
          </table:table-cell>
          <table:table-cell office:value-type="float" office:value="35700.141505927102" table:style-name="ce11">
            <text:p>35,700</text:p>
          </table:table-cell>
          <table:table-cell office:value-type="float" office:value="34970.327319803298" table:style-name="ce11">
            <text:p>34,970</text:p>
          </table:table-cell>
          <table:table-cell office:value-type="float" office:value="34565.4435615943" table:style-name="ce11">
            <text:p>34,565</text:p>
          </table:table-cell>
          <table:table-cell office:value-type="float" office:value="33754.667578037603" table:style-name="ce11">
            <text:p>33,755</text:p>
          </table:table-cell>
          <table:table-cell office:value-type="float" office:value="33018.194059432302" table:style-name="ce11">
            <text:p>33,018</text:p>
          </table:table-cell>
          <table:table-cell office:value-type="float" office:value="31989.6397761199" table:style-name="ce11">
            <text:p>31,990</text:p>
          </table:table-cell>
          <table:table-cell office:value-type="float" office:value="30908.9868345418" table:style-name="ce11">
            <text:p>30,909</text:p>
          </table:table-cell>
          <table:table-cell office:value-type="float" office:value="29848.632516813101" table:style-name="ce11">
            <text:p>29,849</text:p>
          </table:table-cell>
          <table:table-cell office:value-type="float" office:value="28665.281988626699" table:style-name="ce11">
            <text:p>28,665</text:p>
          </table:table-cell>
          <table:table-cell office:value-type="float" office:value="27557.2203278165" table:style-name="ce11">
            <text:p>27,557</text:p>
          </table:table-cell>
          <table:table-cell office:value-type="float" office:value="26521.835684412199" table:style-name="ce11">
            <text:p>26,522</text:p>
          </table:table-cell>
          <table:table-cell office:value-type="float" office:value="25600.393831879399" table:style-name="ce11">
            <text:p>25,600</text:p>
          </table:table-cell>
          <table:table-cell office:value-type="float" office:value="24733.773413107901" table:style-name="ce11">
            <text:p>24,734</text:p>
          </table:table-cell>
          <table:table-cell office:value-type="float" office:value="23955.180622979198" table:style-name="ce11">
            <text:p>23,955</text:p>
          </table:table-cell>
          <table:table-cell office:value-type="float" office:value="23236.244975481201" table:style-name="ce11">
            <text:p>23,236</text:p>
          </table:table-cell>
          <table:table-cell office:value-type="float" office:value="22612.927180355" table:style-name="ce11">
            <text:p>22,613</text:p>
          </table:table-cell>
          <table:table-cell office:value-type="float" office:value="22050.6844030836" table:style-name="ce11">
            <text:p>22,051</text:p>
          </table:table-cell>
          <table:table-cell office:value-type="float" office:value="21621.037030867701" table:style-name="ce11">
            <text:p>21,621</text:p>
          </table:table-cell>
          <table:table-cell office:value-type="float" office:value="21225.411099139201" table:style-name="ce11">
            <text:p>21,225</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3098" table:style-name="ce11">
            <text:p>75</text:p>
          </table:table-cell>
          <table:table-cell office:value-type="float" office:value="192.53690553707099" table:style-name="ce11">
            <text:p>193</text:p>
          </table:table-cell>
          <table:table-cell office:value-type="float" office:value="371.63778288552601"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9" table:style-name="ce11">
            <text:p>1,366</text:p>
          </table:table-cell>
          <table:table-cell office:value-type="float" office:value="1432.44069015672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28.9750270156101" table:style-name="ce11">
            <text:p>2,529</text:p>
          </table:table-cell>
          <table:table-cell office:value-type="float" office:value="2615.78061756123" table:style-name="ce11">
            <text:p>2,616</text:p>
          </table:table-cell>
          <table:table-cell office:value-type="float" office:value="2709.0419743429002" table:style-name="ce11">
            <text:p>2,709</text:p>
          </table:table-cell>
          <table:table-cell office:value-type="float" office:value="2754.9503670968802" table:style-name="ce11">
            <text:p>2,755</text:p>
          </table:table-cell>
          <table:table-cell office:value-type="float" office:value="2820.7895352014598" table:style-name="ce11">
            <text:p>2,821</text:p>
          </table:table-cell>
          <table:table-cell office:value-type="float" office:value="2857.4997547832199" table:style-name="ce11">
            <text:p>2,857</text:p>
          </table:table-cell>
          <table:table-cell office:value-type="float" office:value="2891.7325255846399" table:style-name="ce11">
            <text:p>2,892</text:p>
          </table:table-cell>
          <table:table-cell office:value-type="float" office:value="2923.7509365303399" table:style-name="ce11">
            <text:p>2,924</text:p>
          </table:table-cell>
          <table:table-cell office:value-type="float" office:value="2929.83966939739" table:style-name="ce11">
            <text:p>2,930</text:p>
          </table:table-cell>
          <table:table-cell office:value-type="float" office:value="2924.7711627157901" table:style-name="ce11">
            <text:p>2,925</text:p>
          </table:table-cell>
          <table:table-cell office:value-type="float" office:value="2936.7209483353899" table:style-name="ce11">
            <text:p>2,937</text:p>
          </table:table-cell>
          <table:table-cell office:value-type="float" office:value="2861.6930317261899" table:style-name="ce11">
            <text:p>2,862</text:p>
          </table:table-cell>
          <table:table-cell office:value-type="float" office:value="2792.7807628260898" table:style-name="ce11">
            <text:p>2,793</text:p>
          </table:table-cell>
          <table:table-cell office:value-type="float" office:value="2713.27168594868" table:style-name="ce11">
            <text:p>2,713</text:p>
          </table:table-cell>
          <table:table-cell office:value-type="float" office:value="2677.0261621136801" table:style-name="ce11">
            <text:p>2,677</text:p>
          </table:table-cell>
          <table:table-cell office:value-type="float" office:value="2658.4481616497401" table:style-name="ce11">
            <text:p>2,658</text:p>
          </table:table-cell>
          <table:table-cell office:value-type="float" office:value="2653.03229354209" table:style-name="ce11">
            <text:p>2,653</text:p>
          </table:table-cell>
          <table:table-cell office:value-type="float" office:value="2663.9673098201301" table:style-name="ce11">
            <text:p>2,664</text:p>
          </table:table-cell>
          <table:table-cell office:value-type="float" office:value="2674.1140146706298" table:style-name="ce11">
            <text:p>2,674</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Existi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With Existing Measures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047.06268502699" table:style-name="ce11">
            <text:p>149,047</text:p>
          </table:table-cell>
          <table:table-cell office:value-type="float" office:value="137332.139141525" table:style-name="ce11">
            <text:p>137,332</text:p>
          </table:table-cell>
          <table:table-cell office:value-type="float" office:value="140829.562743549" table:style-name="ce11">
            <text:p>140,830</text:p>
          </table:table-cell>
          <table:table-cell office:value-type="float" office:value="141305.89090094701" table:style-name="ce11">
            <text:p>141,306</text:p>
          </table:table-cell>
          <table:table-cell office:value-type="float" office:value="134078.12779662799" table:style-name="ce11">
            <text:p>134,078</text:p>
          </table:table-cell>
          <table:table-cell office:value-type="float" office:value="136735.77365159299" table:style-name="ce11">
            <text:p>136,736</text:p>
          </table:table-cell>
          <table:table-cell office:value-type="float" office:value="138795.24661491701" table:style-name="ce11">
            <text:p>138,795</text:p>
          </table:table-cell>
          <table:table-cell office:value-type="float" office:value="138581.039436869" table:style-name="ce11">
            <text:p>138,581</text:p>
          </table:table-cell>
          <table:table-cell office:value-type="float" office:value="139954.34829502701" table:style-name="ce11">
            <text:p>139,954</text:p>
          </table:table-cell>
          <table:table-cell office:value-type="float" office:value="137397.38178672799" table:style-name="ce11">
            <text:p>137,397</text:p>
          </table:table-cell>
          <table:table-cell office:value-type="float" office:value="119192.38021436799" table:style-name="ce11">
            <text:p>119,192</text:p>
          </table:table-cell>
          <table:table-cell office:value-type="float" office:value="126234.612711771" table:style-name="ce11">
            <text:p>126,235</text:p>
          </table:table-cell>
          <table:table-cell office:value-type="float" office:value="132435.360213648" table:style-name="ce11">
            <text:p>132,435</text:p>
          </table:table-cell>
          <table:table-cell office:value-type="float" office:value="127001.634757571" table:style-name="ce11">
            <text:p>127,002</text:p>
          </table:table-cell>
          <table:table-cell office:value-type="float" office:value="125967.30392410301" table:style-name="ce11">
            <text:p>125,967</text:p>
          </table:table-cell>
          <table:table-cell office:value-type="float" office:value="126818.248519247" table:style-name="ce11">
            <text:p>126,818</text:p>
          </table:table-cell>
          <table:table-cell office:value-type="float" office:value="129599.113424893" table:style-name="ce11">
            <text:p>129,599</text:p>
          </table:table-cell>
          <table:table-cell office:value-type="float" office:value="131167.22478756099" table:style-name="ce11">
            <text:p>131,167</text:p>
          </table:table-cell>
          <table:table-cell office:value-type="float" office:value="131434.77343649499" table:style-name="ce11">
            <text:p>131,435</text:p>
          </table:table-cell>
          <table:table-cell office:value-type="float" office:value="131345.15348650099" table:style-name="ce11">
            <text:p>131,345</text:p>
          </table:table-cell>
          <table:table-cell office:value-type="float" office:value="131164.68174897" table:style-name="ce11">
            <text:p>131,165</text:p>
          </table:table-cell>
          <table:table-cell office:value-type="float" office:value="130743.645820294" table:style-name="ce11">
            <text:p>130,744</text:p>
          </table:table-cell>
          <table:table-cell office:value-type="float" office:value="130563.002387667" table:style-name="ce11">
            <text:p>130,563</text:p>
          </table:table-cell>
          <table:table-cell office:value-type="float" office:value="130364.66387691601" table:style-name="ce11">
            <text:p>130,365</text:p>
          </table:table-cell>
          <table:table-cell office:value-type="float" office:value="130157.809067767" table:style-name="ce11">
            <text:p>130,158</text:p>
          </table:table-cell>
          <table:table-cell office:value-type="float" office:value="129948.384152146" table:style-name="ce11">
            <text:p>129,948</text:p>
          </table:table-cell>
          <table:table-cell office:value-type="float" office:value="129987.32399731" table:style-name="ce11">
            <text:p>129,987</text:p>
          </table:table-cell>
          <table:table-cell office:value-type="float" office:value="130328.66339168799" table:style-name="ce11">
            <text:p>130,329</text:p>
          </table:table-cell>
          <table:table-cell office:value-type="float" office:value="130909.566318813" table:style-name="ce11">
            <text:p>130,910</text:p>
          </table:table-cell>
          <table:table-cell office:value-type="float" office:value="131632.165376007" table:style-name="ce11">
            <text:p>131,632</text:p>
          </table:table-cell>
          <table:table-cell office:value-type="float" office:value="132279.23213888699" table:style-name="ce11">
            <text:p>132,279</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7984.60846791699" table:style-name="ce11">
            <text:p>137,985</text:p>
          </table:table-cell>
          <table:table-cell office:value-type="float" office:value="125739.453720862" table:style-name="ce11">
            <text:p>125,739</text:p>
          </table:table-cell>
          <table:table-cell office:value-type="float" office:value="129580.12614151" table:style-name="ce11">
            <text:p>129,580</text:p>
          </table:table-cell>
          <table:table-cell office:value-type="float" office:value="129982.302010787" table:style-name="ce11">
            <text:p>129,982</text:p>
          </table:table-cell>
          <table:table-cell office:value-type="float" office:value="122698.60107434601" table:style-name="ce11">
            <text:p>122,699</text:p>
          </table:table-cell>
          <table:table-cell office:value-type="float" office:value="125157.121537807" table:style-name="ce11">
            <text:p>125,157</text:p>
          </table:table-cell>
          <table:table-cell office:value-type="float" office:value="127181.04945869499" table:style-name="ce11">
            <text:p>127,181</text:p>
          </table:table-cell>
          <table:table-cell office:value-type="float" office:value="126070.22582522299" table:style-name="ce11">
            <text:p>126,070</text:p>
          </table:table-cell>
          <table:table-cell office:value-type="float" office:value="127312.141930945" table:style-name="ce11">
            <text:p>127,312</text:p>
          </table:table-cell>
          <table:table-cell office:value-type="float" office:value="124685.882937692" table:style-name="ce11">
            <text:p>124,686</text:p>
          </table:table-cell>
          <table:table-cell office:value-type="float" office:value="114231.840827319" table:style-name="ce11">
            <text:p>114,232</text:p>
          </table:table-cell>
          <table:table-cell office:value-type="float" office:value="121274.07332472299" table:style-name="ce11">
            <text:p>121,274</text:p>
          </table:table-cell>
          <table:table-cell office:value-type="float" office:value="119887.537103536" table:style-name="ce11">
            <text:p>119,888</text:p>
          </table:table-cell>
          <table:table-cell office:value-type="float" office:value="114516.436385938" table:style-name="ce11">
            <text:p>114,516</text:p>
          </table:table-cell>
          <table:table-cell office:value-type="float" office:value="113501.63134105899" table:style-name="ce11">
            <text:p>113,502</text:p>
          </table:table-cell>
          <table:table-cell office:value-type="float" office:value="114339.606194351" table:style-name="ce11">
            <text:p>114,340</text:p>
          </table:table-cell>
          <table:table-cell office:value-type="float" office:value="117032.584085828" table:style-name="ce11">
            <text:p>117,033</text:p>
          </table:table-cell>
          <table:table-cell office:value-type="float" office:value="118565.807827831" table:style-name="ce11">
            <text:p>118,566</text:p>
          </table:table-cell>
          <table:table-cell office:value-type="float" office:value="118770.04612167701" table:style-name="ce11">
            <text:p>118,770</text:p>
          </table:table-cell>
          <table:table-cell office:value-type="float" office:value="118611.051584755" table:style-name="ce11">
            <text:p>118,611</text:p>
          </table:table-cell>
          <table:table-cell office:value-type="float" office:value="118258.69368050899" table:style-name="ce11">
            <text:p>118,259</text:p>
          </table:table-cell>
          <table:table-cell office:value-type="float" office:value="117917.23557734401" table:style-name="ce11">
            <text:p>117,917</text:p>
          </table:table-cell>
          <table:table-cell office:value-type="float" office:value="117632.621015467" table:style-name="ce11">
            <text:p>117,633</text:p>
          </table:table-cell>
          <table:table-cell office:value-type="float" office:value="117501.88310659899" table:style-name="ce11">
            <text:p>117,502</text:p>
          </table:table-cell>
          <table:table-cell office:value-type="float" office:value="117331.928664974" table:style-name="ce11">
            <text:p>117,332</text:p>
          </table:table-cell>
          <table:table-cell office:value-type="float" office:value="117234.659313432" table:style-name="ce11">
            <text:p>117,235</text:p>
          </table:table-cell>
          <table:table-cell office:value-type="float" office:value="117332.75168703101" table:style-name="ce11">
            <text:p>117,333</text:p>
          </table:table-cell>
          <table:table-cell office:value-type="float" office:value="117604.4068886" table:style-name="ce11">
            <text:p>117,604</text:p>
          </table:table-cell>
          <table:table-cell office:value-type="float" office:value="117975.605248875" table:style-name="ce11">
            <text:p>117,976</text:p>
          </table:table-cell>
          <table:table-cell office:value-type="float" office:value="118479.46661529499" table:style-name="ce11">
            <text:p>118,479</text:p>
          </table:table-cell>
          <table:table-cell office:value-type="float" office:value="119093.911498256" table:style-name="ce11">
            <text:p>119,094</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296"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41.9998824629999" table:style-name="ce11">
            <text:p>1,542</text:p>
          </table:table-cell>
          <table:table-cell office:value-type="float" office:value="1520.2999560293999" table:style-name="ce11">
            <text:p>1,520</text:p>
          </table:table-cell>
          <table:table-cell office:value-type="float" office:value="1484.1583697117801" table:style-name="ce11">
            <text:p>1,484</text:p>
          </table:table-cell>
          <table:table-cell office:value-type="float" office:value="1462.0704418733701" table:style-name="ce11">
            <text:p>1,462</text:p>
          </table:table-cell>
          <table:table-cell office:value-type="float" office:value="1477.6524888194699" table:style-name="ce11">
            <text:p>1,478</text:p>
          </table:table-cell>
          <table:table-cell office:value-type="float" office:value="1477.65334151922" table:style-name="ce11">
            <text:p>1,478</text:p>
          </table:table-cell>
          <table:table-cell office:value-type="float" office:value="1477.6537710106099" table:style-name="ce11">
            <text:p>1,478</text:p>
          </table:table-cell>
          <table:table-cell office:value-type="float" office:value="1477.6539862413499" table:style-name="ce11">
            <text:p>1,478</text:p>
          </table:table-cell>
          <table:table-cell office:value-type="float" office:value="1477.6540476697201" table:style-name="ce11">
            <text:p>1,478</text:p>
          </table:table-cell>
          <table:table-cell office:value-type="float" office:value="1477.65404305384" table:style-name="ce11">
            <text:p>1,478</text:p>
          </table:table-cell>
          <table:table-cell office:value-type="float" office:value="1477.65401810808" table:style-name="ce11">
            <text:p>1,478</text:p>
          </table:table-cell>
          <table:table-cell office:value-type="float" office:value="1477.6539622431501" table:style-name="ce11">
            <text:p>1,478</text:p>
          </table:table-cell>
          <table:table-cell office:value-type="float" office:value="1477.6538933291599" table:style-name="ce11">
            <text:p>1,478</text:p>
          </table:table-cell>
          <table:table-cell office:value-type="float" office:value="1477.65384178722" table:style-name="ce11">
            <text:p>1,478</text:p>
          </table:table-cell>
          <table:table-cell office:value-type="float" office:value="1477.6538063231901" table:style-name="ce11">
            <text:p>1,478</text:p>
          </table:table-cell>
          <table:table-cell office:value-type="float" office:value="1477.6537598602399" table:style-name="ce11">
            <text:p>1,478</text:p>
          </table:table-cell>
          <table:table-cell office:value-type="float" office:value="1477.6536801585401" table:style-name="ce11">
            <text:p>1,478</text:p>
          </table:table-cell>
          <table:table-cell office:value-type="float" office:value="1477.65352864906" table:style-name="ce11">
            <text:p>1,478</text:p>
          </table:table-cell>
          <table:table-cell office:value-type="float" office:value="1477.6527133295999"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8713501" table:style-name="ce11">
            <text:p>1,478</text:p>
          </table:table-cell>
          <table:table-cell office:value-type="float" office:value="1477.6518249171199" table:style-name="ce11">
            <text:p>1,478</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74.8977425667" table:style-name="ce11">
            <text:p>12,975</text:p>
          </table:table-cell>
          <table:table-cell office:value-type="float" office:value="12296.3141996493" table:style-name="ce11">
            <text:p>12,296</text:p>
          </table:table-cell>
          <table:table-cell office:value-type="float" office:value="13042.1380936319" table:style-name="ce11">
            <text:p>13,042</text:p>
          </table:table-cell>
          <table:table-cell office:value-type="float" office:value="13316.0995239977" table:style-name="ce11">
            <text:p>13,316</text:p>
          </table:table-cell>
          <table:table-cell office:value-type="float" office:value="12450.6750055746" table:style-name="ce11">
            <text:p>12,451</text:p>
          </table:table-cell>
          <table:table-cell office:value-type="float" office:value="13123.038516016901" table:style-name="ce11">
            <text:p>13,123</text:p>
          </table:table-cell>
          <table:table-cell office:value-type="float" office:value="14188.3340779764" table:style-name="ce11">
            <text:p>14,188</text:p>
          </table:table-cell>
          <table:table-cell office:value-type="float" office:value="14202.904154047401" table:style-name="ce11">
            <text:p>14,203</text:p>
          </table:table-cell>
          <table:table-cell office:value-type="float" office:value="14354.3249446227" table:style-name="ce11">
            <text:p>14,354</text:p>
          </table:table-cell>
          <table:table-cell office:value-type="float" office:value="14334.344840305601" table:style-name="ce11">
            <text:p>14,334</text:p>
          </table:table-cell>
          <table:table-cell office:value-type="float" office:value="13254.9592047811" table:style-name="ce11">
            <text:p>13,255</text:p>
          </table:table-cell>
          <table:table-cell office:value-type="float" office:value="13696.7131956189" table:style-name="ce11">
            <text:p>13,697</text:p>
          </table:table-cell>
          <table:table-cell office:value-type="float" office:value="13482.386225175" table:style-name="ce11">
            <text:p>13,482</text:p>
          </table:table-cell>
          <table:table-cell office:value-type="float" office:value="13296.2732209858" table:style-name="ce11">
            <text:p>13,296</text:p>
          </table:table-cell>
          <table:table-cell office:value-type="float" office:value="13227.795091046401" table:style-name="ce11">
            <text:p>13,228</text:p>
          </table:table-cell>
          <table:table-cell office:value-type="float" office:value="13154.781827463699" table:style-name="ce11">
            <text:p>13,155</text:p>
          </table:table-cell>
          <table:table-cell office:value-type="float" office:value="13164.095364291599" table:style-name="ce11">
            <text:p>13,164</text:p>
          </table:table-cell>
          <table:table-cell office:value-type="float" office:value="13253.1676812515" table:style-name="ce11">
            <text:p>13,253</text:p>
          </table:table-cell>
          <table:table-cell office:value-type="float" office:value="13398.385182" table:style-name="ce11">
            <text:p>13,398</text:p>
          </table:table-cell>
          <table:table-cell office:value-type="float" office:value="13515.690738539901" table:style-name="ce11">
            <text:p>13,516</text:p>
          </table:table-cell>
          <table:table-cell office:value-type="float" office:value="13629.486846125301" table:style-name="ce11">
            <text:p>13,629</text:p>
          </table:table-cell>
          <table:table-cell office:value-type="float" office:value="13748.304166882001" table:style-name="ce11">
            <text:p>13,748</text:p>
          </table:table-cell>
          <table:table-cell office:value-type="float" office:value="13853.2946116124" table:style-name="ce11">
            <text:p>13,853</text:p>
          </table:table-cell>
          <table:table-cell office:value-type="float" office:value="13956.299630386" table:style-name="ce11">
            <text:p>13,956</text:p>
          </table:table-cell>
          <table:table-cell office:value-type="float" office:value="14044.8403482381" table:style-name="ce11">
            <text:p>14,045</text:p>
          </table:table-cell>
          <table:table-cell office:value-type="float" office:value="14130.243984003" table:style-name="ce11">
            <text:p>14,130</text:p>
          </table:table-cell>
          <table:table-cell office:value-type="float" office:value="14247.350903427499" table:style-name="ce11">
            <text:p>14,247</text:p>
          </table:table-cell>
          <table:table-cell office:value-type="float" office:value="14370.8896166126" table:style-name="ce11">
            <text:p>14,371</text:p>
          </table:table-cell>
          <table:table-cell office:value-type="float" office:value="14479.8200529309" table:style-name="ce11">
            <text:p>14,480</text:p>
          </table:table-cell>
          <table:table-cell office:value-type="float" office:value="14561.859482153999" table:style-name="ce11">
            <text:p>14,562</text:p>
          </table:table-cell>
          <table:table-cell office:value-type="float" office:value="14640.9145921322" table:style-name="ce11">
            <text:p>14,641</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375.172569108603" table:style-name="ce11">
            <text:p>48,375</text:p>
          </table:table-cell>
          <table:table-cell office:value-type="float" office:value="39984.328760108401" table:style-name="ce11">
            <text:p>39,984</text:p>
          </table:table-cell>
          <table:table-cell office:value-type="float" office:value="43294.7560440089" table:style-name="ce11">
            <text:p>43,295</text:p>
          </table:table-cell>
          <table:table-cell office:value-type="float" office:value="43545.3273522538" table:style-name="ce11">
            <text:p>43,545</text:p>
          </table:table-cell>
          <table:table-cell office:value-type="float" office:value="37393.085231101002" table:style-name="ce11">
            <text:p>37,393</text:p>
          </table:table-cell>
          <table:table-cell office:value-type="float" office:value="38646.2017736829" table:style-name="ce11">
            <text:p>38,646</text:p>
          </table:table-cell>
          <table:table-cell office:value-type="float" office:value="39452.375982757301" table:style-name="ce11">
            <text:p>39,452</text:p>
          </table:table-cell>
          <table:table-cell office:value-type="float" office:value="38177.229325155102" table:style-name="ce11">
            <text:p>38,177</text:p>
          </table:table-cell>
          <table:table-cell office:value-type="float" office:value="39237.624861531302" table:style-name="ce11">
            <text:p>39,238</text:p>
          </table:table-cell>
          <table:table-cell office:value-type="float" office:value="38125.709056165302" table:style-name="ce11">
            <text:p>38,126</text:p>
          </table:table-cell>
          <table:table-cell office:value-type="float" office:value="39006.623655463001" table:style-name="ce11">
            <text:p>39,007</text:p>
          </table:table-cell>
          <table:table-cell office:value-type="float" office:value="41584.630354962399" table:style-name="ce11">
            <text:p>41,585</text:p>
          </table:table-cell>
          <table:table-cell office:value-type="float" office:value="36826.8662927025" table:style-name="ce11">
            <text:p>36,827</text:p>
          </table:table-cell>
          <table:table-cell office:value-type="float" office:value="32240.225541479202" table:style-name="ce11">
            <text:p>32,240</text:p>
          </table:table-cell>
          <table:table-cell office:value-type="float" office:value="31722.347221708598" table:style-name="ce11">
            <text:p>31,722</text:p>
          </table:table-cell>
          <table:table-cell office:value-type="float" office:value="33307.702431965299" table:style-name="ce11">
            <text:p>33,308</text:p>
          </table:table-cell>
          <table:table-cell office:value-type="float" office:value="36418.283980211301" table:style-name="ce11">
            <text:p>36,418</text:p>
          </table:table-cell>
          <table:table-cell office:value-type="float" office:value="38581.395359613001" table:style-name="ce11">
            <text:p>38,581</text:p>
          </table:table-cell>
          <table:table-cell office:value-type="float" office:value="39303.575943953998" table:style-name="ce11">
            <text:p>39,304</text:p>
          </table:table-cell>
          <table:table-cell office:value-type="float" office:value="39683.072660655198" table:style-name="ce11">
            <text:p>39,683</text:p>
          </table:table-cell>
          <table:table-cell office:value-type="float" office:value="40012.731266316099" table:style-name="ce11">
            <text:p>40,013</text:p>
          </table:table-cell>
          <table:table-cell office:value-type="float" office:value="40239.702774290403" table:style-name="ce11">
            <text:p>40,240</text:p>
          </table:table-cell>
          <table:table-cell office:value-type="float" office:value="40467.4394266452" table:style-name="ce11">
            <text:p>40,467</text:p>
          </table:table-cell>
          <table:table-cell office:value-type="float" office:value="40696.370555610098" table:style-name="ce11">
            <text:p>40,696</text:p>
          </table:table-cell>
          <table:table-cell office:value-type="float" office:value="40915.924835033002" table:style-name="ce11">
            <text:p>40,916</text:p>
          </table:table-cell>
          <table:table-cell office:value-type="float" office:value="41138.255505375397" table:style-name="ce11">
            <text:p>41,138</text:p>
          </table:table-cell>
          <table:table-cell office:value-type="float" office:value="41368.038112332302" table:style-name="ce11">
            <text:p>41,368</text:p>
          </table:table-cell>
          <table:table-cell office:value-type="float" office:value="41654.439801107801" table:style-name="ce11">
            <text:p>41,654</text:p>
          </table:table-cell>
          <table:table-cell office:value-type="float" office:value="41982.804686521798" table:style-name="ce11">
            <text:p>41,983</text:p>
          </table:table-cell>
          <table:table-cell office:value-type="float" office:value="42298.8593558469" table:style-name="ce11">
            <text:p>42,299</text:p>
          </table:table-cell>
          <table:table-cell office:value-type="float" office:value="42661.479421517899" table:style-name="ce11">
            <text:p>42,661</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4.428454586871" table:style-name="ce11">
            <text:p>874</text:p>
          </table:table-cell>
          <table:table-cell office:value-type="float" office:value="718.29651112133297" table:style-name="ce11">
            <text:p>718</text:p>
          </table:table-cell>
          <table:table-cell office:value-type="float" office:value="718.70038149041602" table:style-name="ce11">
            <text:p>719</text:p>
          </table:table-cell>
          <table:table-cell office:value-type="float" office:value="753.158111140448" table:style-name="ce11">
            <text:p>753</text:p>
          </table:table-cell>
          <table:table-cell office:value-type="float" office:value="849.35979395089896" table:style-name="ce11">
            <text:p>849</text:p>
          </table:table-cell>
          <table:table-cell office:value-type="float" office:value="850.34538791954503" table:style-name="ce11">
            <text:p>850</text:p>
          </table:table-cell>
          <table:table-cell office:value-type="float" office:value="849.49337878508095" table:style-name="ce11">
            <text:p>849</text:p>
          </table:table-cell>
          <table:table-cell office:value-type="float" office:value="848.39804817025595" table:style-name="ce11">
            <text:p>848</text:p>
          </table:table-cell>
          <table:table-cell office:value-type="float" office:value="843.15520185078503" table:style-name="ce11">
            <text:p>843</text:p>
          </table:table-cell>
          <table:table-cell office:value-type="float" office:value="842.49439864182796" table:style-name="ce11">
            <text:p>842</text:p>
          </table:table-cell>
          <table:table-cell office:value-type="float" office:value="834.76328626208397" table:style-name="ce11">
            <text:p>835</text:p>
          </table:table-cell>
          <table:table-cell office:value-type="float" office:value="831.86126424110103" table:style-name="ce11">
            <text:p>832</text:p>
          </table:table-cell>
          <table:table-cell office:value-type="float" office:value="826.05901031842598" table:style-name="ce11">
            <text:p>826</text:p>
          </table:table-cell>
          <table:table-cell office:value-type="float" office:value="819.86880861363795" table:style-name="ce11">
            <text:p>820</text:p>
          </table:table-cell>
          <table:table-cell office:value-type="float" office:value="809.52626788305497" table:style-name="ce11">
            <text:p>810</text:p>
          </table:table-cell>
          <table:table-cell office:value-type="float" office:value="802.15126155189898" table:style-name="ce11">
            <text:p>802</text:p>
          </table:table-cell>
          <table:table-cell office:value-type="float" office:value="795.604280386906" table:style-name="ce11">
            <text:p>796</text:p>
          </table:table-cell>
          <table:table-cell office:value-type="float" office:value="783.77642071056596" table:style-name="ce11">
            <text:p>784</text:p>
          </table:table-cell>
          <table:table-cell office:value-type="float" office:value="779.71977849596499" table:style-name="ce11">
            <text:p>780</text:p>
          </table:table-cell>
          <table:table-cell office:value-type="float" office:value="779.86485504326799" table:style-name="ce11">
            <text:p>780</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4.4194528595" table:style-name="ce11">
            <text:p>24,794</text:p>
          </table:table-cell>
          <table:table-cell office:value-type="float" office:value="23205.4211566228" table:style-name="ce11">
            <text:p>23,205</text:p>
          </table:table-cell>
          <table:table-cell office:value-type="float" office:value="22918.989661150099" table:style-name="ce11">
            <text:p>22,919</text:p>
          </table:table-cell>
          <table:table-cell office:value-type="float" office:value="22801.649048509102" table:style-name="ce11">
            <text:p>22,802</text:p>
          </table:table-cell>
          <table:table-cell office:value-type="float" office:value="22314.626505740998" table:style-name="ce11">
            <text:p>22,315</text:p>
          </table:table-cell>
          <table:table-cell office:value-type="float" office:value="22315.406509813401" table:style-name="ce11">
            <text:p>22,315</text:p>
          </table:table-cell>
          <table:table-cell office:value-type="float" office:value="20845.388834780199" table:style-name="ce11">
            <text:p>20,845</text:p>
          </table:table-cell>
          <table:table-cell office:value-type="float" office:value="21176.590564000398" table:style-name="ce11">
            <text:p>21,177</text:p>
          </table:table-cell>
          <table:table-cell office:value-type="float" office:value="21526.112388870701" table:style-name="ce11">
            <text:p>21,526</text:p>
          </table:table-cell>
          <table:table-cell office:value-type="float" office:value="20811.988660396299" table:style-name="ce11">
            <text:p>20,812</text:p>
          </table:table-cell>
          <table:table-cell office:value-type="float" office:value="19455.691579103899" table:style-name="ce11">
            <text:p>19,456</text:p>
          </table:table-cell>
          <table:table-cell office:value-type="float" office:value="20529.4896632091" table:style-name="ce11">
            <text:p>20,529</text:p>
          </table:table-cell>
          <table:table-cell office:value-type="float" office:value="20573.2696585866" table:style-name="ce11">
            <text:p>20,573</text:p>
          </table:table-cell>
          <table:table-cell office:value-type="float" office:value="20496.244559053201" table:style-name="ce11">
            <text:p>20,496</text:p>
          </table:table-cell>
          <table:table-cell office:value-type="float" office:value="20194.487202596199" table:style-name="ce11">
            <text:p>20,194</text:p>
          </table:table-cell>
          <table:table-cell office:value-type="float" office:value="19962.8406439951" table:style-name="ce11">
            <text:p>19,963</text:p>
          </table:table-cell>
          <table:table-cell office:value-type="float" office:value="19880.0150746564" table:style-name="ce11">
            <text:p>19,880</text:p>
          </table:table-cell>
          <table:table-cell office:value-type="float" office:value="19864.774494266101" table:style-name="ce11">
            <text:p>19,865</text:p>
          </table:table-cell>
          <table:table-cell office:value-type="float" office:value="19921.088953409198" table:style-name="ce11">
            <text:p>19,921</text:p>
          </table:table-cell>
          <table:table-cell office:value-type="float" office:value="19999.9454743608" table:style-name="ce11">
            <text:p>20,000</text:p>
          </table:table-cell>
          <table:table-cell office:value-type="float" office:value="20087.448167266" table:style-name="ce11">
            <text:p>20,087</text:p>
          </table:table-cell>
          <table:table-cell office:value-type="float" office:value="20197.069582944499" table:style-name="ce11">
            <text:p>20,197</text:p>
          </table:table-cell>
          <table:table-cell office:value-type="float" office:value="20326.653765350002" table:style-name="ce11">
            <text:p>20,327</text:p>
          </table:table-cell>
          <table:table-cell office:value-type="float" office:value="20477.114910673099" table:style-name="ce11">
            <text:p>20,477</text:p>
          </table:table-cell>
          <table:table-cell office:value-type="float" office:value="20651.8613693886" table:style-name="ce11">
            <text:p>20,652</text:p>
          </table:table-cell>
          <table:table-cell office:value-type="float" office:value="20849.016379734101" table:style-name="ce11">
            <text:p>20,849</text:p>
          </table:table-cell>
          <table:table-cell office:value-type="float" office:value="21107.588397668002" table:style-name="ce11">
            <text:p>21,108</text:p>
          </table:table-cell>
          <table:table-cell office:value-type="float" office:value="21395.275223382199" table:style-name="ce11">
            <text:p>21,395</text:p>
          </table:table-cell>
          <table:table-cell office:value-type="float" office:value="21718.073564266" table:style-name="ce11">
            <text:p>21,718</text:p>
          </table:table-cell>
          <table:table-cell office:value-type="float" office:value="22079.3364646175" table:style-name="ce11">
            <text:p>22,079</text:p>
          </table:table-cell>
          <table:table-cell office:value-type="float" office:value="22475.275348994001" table:style-name="ce11">
            <text:p>22,475</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58.3005864698298" table:style-name="ce11">
            <text:p>5,858</text:p>
          </table:table-cell>
          <table:table-cell office:value-type="float" office:value="5125.43676015247" table:style-name="ce11">
            <text:p>5,125</text:p>
          </table:table-cell>
          <table:table-cell office:value-type="float" office:value="5596.74922089756" table:style-name="ce11">
            <text:p>5,597</text:p>
          </table:table-cell>
          <table:table-cell office:value-type="float" office:value="5689.7997067186398" table:style-name="ce11">
            <text:p>5,690</text:p>
          </table:table-cell>
          <table:table-cell office:value-type="float" office:value="5068.4264624989501" table:style-name="ce11">
            <text:p>5,068</text:p>
          </table:table-cell>
          <table:table-cell office:value-type="float" office:value="5261.2174690700904" table:style-name="ce11">
            <text:p>5,261</text:p>
          </table:table-cell>
          <table:table-cell office:value-type="float" office:value="5752.9700365339704" table:style-name="ce11">
            <text:p>5,753</text:p>
          </table:table-cell>
          <table:table-cell office:value-type="float" office:value="5525.2888477994802" table:style-name="ce11">
            <text:p>5,525</text:p>
          </table:table-cell>
          <table:table-cell office:value-type="float" office:value="5464.33962303098" table:style-name="ce11">
            <text:p>5,464</text:p>
          </table:table-cell>
          <table:table-cell office:value-type="float" office:value="5332.4709934004604" table:style-name="ce11">
            <text:p>5,332</text:p>
          </table:table-cell>
          <table:table-cell office:value-type="float" office:value="5205.0446091199201" table:style-name="ce11">
            <text:p>5,205</text:p>
          </table:table-cell>
          <table:table-cell office:value-type="float" office:value="5438.7007030079603" table:style-name="ce11">
            <text:p>5,439</text:p>
          </table:table-cell>
          <table:table-cell office:value-type="float" office:value="5309.0324622240096" table:style-name="ce11">
            <text:p>5,309</text:p>
          </table:table-cell>
          <table:table-cell office:value-type="float" office:value="5249.6289455872002" table:style-name="ce11">
            <text:p>5,250</text:p>
          </table:table-cell>
          <table:table-cell office:value-type="float" office:value="5200.5415201423803" table:style-name="ce11">
            <text:p>5,201</text:p>
          </table:table-cell>
          <table:table-cell office:value-type="float" office:value="5184.4281169278602" table:style-name="ce11">
            <text:p>5,184</text:p>
          </table:table-cell>
          <table:table-cell office:value-type="float" office:value="5219.3794657485096" table:style-name="ce11">
            <text:p>5,219</text:p>
          </table:table-cell>
          <table:table-cell office:value-type="float" office:value="5254.8850086338798" table:style-name="ce11">
            <text:p>5,255</text:p>
          </table:table-cell>
          <table:table-cell office:value-type="float" office:value="5315.5761711472196" table:style-name="ce11">
            <text:p>5,316</text:p>
          </table:table-cell>
          <table:table-cell office:value-type="float" office:value="5345.8790248413197" table:style-name="ce11">
            <text:p>5,346</text:p>
          </table:table-cell>
          <table:table-cell office:value-type="float" office:value="5361.6519306739201" table:style-name="ce11">
            <text:p>5,362</text:p>
          </table:table-cell>
          <table:table-cell office:value-type="float" office:value="5406.8638283177897" table:style-name="ce11">
            <text:p>5,407</text:p>
          </table:table-cell>
          <table:table-cell office:value-type="float" office:value="5427.3035316529804" table:style-name="ce11">
            <text:p>5,427</text:p>
          </table:table-cell>
          <table:table-cell office:value-type="float" office:value="5449.8581649756698" table:style-name="ce11">
            <text:p>5,450</text:p>
          </table:table-cell>
          <table:table-cell office:value-type="float" office:value="5472.9765438615796" table:style-name="ce11">
            <text:p>5,473</text:p>
          </table:table-cell>
          <table:table-cell office:value-type="float" office:value="5502.5910886249703" table:style-name="ce11">
            <text:p>5,503</text:p>
          </table:table-cell>
          <table:table-cell office:value-type="float" office:value="5535.5747739430999" table:style-name="ce11">
            <text:p>5,536</text:p>
          </table:table-cell>
          <table:table-cell office:value-type="float" office:value="5569.3542676758798" table:style-name="ce11">
            <text:p>5,569</text:p>
          </table:table-cell>
          <table:table-cell office:value-type="float" office:value="5604.8093920777601" table:style-name="ce11">
            <text:p>5,605</text:p>
          </table:table-cell>
          <table:table-cell office:value-type="float" office:value="5644.1002619696101" table:style-name="ce11">
            <text:p>5,644</text:p>
          </table:table-cell>
          <table:table-cell office:value-type="float" office:value="5674.7225554876304" table:style-name="ce11">
            <text:p>5,675</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8901"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4.691714348002" table:style-name="ce11">
            <text:p>54,685</text:p>
          </table:table-cell>
          <table:table-cell office:value-type="float" office:value="54524.257532075797" table:style-name="ce11">
            <text:p>54,524</text:p>
          </table:table-cell>
          <table:table-cell office:value-type="float" office:value="53798.178073926902" table:style-name="ce11">
            <text:p>53,798</text:p>
          </table:table-cell>
          <table:table-cell office:value-type="float" office:value="53520.4922230027" table:style-name="ce11">
            <text:p>53,520</text:p>
          </table:table-cell>
          <table:table-cell office:value-type="float" office:value="54209.741527201797" table:style-name="ce11">
            <text:p>54,210</text:p>
          </table:table-cell>
          <table:table-cell office:value-type="float" office:value="55048.025124801097" table:style-name="ce11">
            <text:p>55,048</text:p>
          </table:table-cell>
          <table:table-cell office:value-type="float" office:value="56045.827060812298" table:style-name="ce11">
            <text:p>56,046</text:p>
          </table:table-cell>
          <table:table-cell office:value-type="float" office:value="57057.322629766699" table:style-name="ce11">
            <text:p>57,057</text:p>
          </table:table-cell>
          <table:table-cell office:value-type="float" office:value="57000.197472003398" table:style-name="ce11">
            <text:p>57,000</text:p>
          </table:table-cell>
          <table:table-cell office:value-type="float" office:value="56447.636959148302" table:style-name="ce11">
            <text:p>56,448</text:p>
          </table:table-cell>
          <table:table-cell office:value-type="float" office:value="39928.512856212699" table:style-name="ce11">
            <text:p>39,929</text:p>
          </table:table-cell>
          <table:table-cell office:value-type="float" office:value="42632.996998866904" table:style-name="ce11">
            <text:p>42,633</text:p>
          </table:table-cell>
          <table:table-cell office:value-type="float" office:value="54047.855292827902" table:style-name="ce11">
            <text:p>54,048</text:p>
          </table:table-cell>
          <table:table-cell office:value-type="float" office:value="53522.908122733999" table:style-name="ce11">
            <text:p>53,523</text:p>
          </table:table-cell>
          <table:table-cell office:value-type="float" office:value="53391.320729799299" table:style-name="ce11">
            <text:p>53,391</text:p>
          </table:table-cell>
          <table:table-cell office:value-type="float" office:value="52881.481661890502" table:style-name="ce11">
            <text:p>52,881</text:p>
          </table:table-cell>
          <table:table-cell office:value-type="float" office:value="52589.3401339579" table:style-name="ce11">
            <text:p>52,589</text:p>
          </table:table-cell>
          <table:table-cell office:value-type="float" office:value="51885.854902768602" table:style-name="ce11">
            <text:p>51,886</text:p>
          </table:table-cell>
          <table:table-cell office:value-type="float" office:value="51170.095244485601" table:style-name="ce11">
            <text:p>51,170</text:p>
          </table:table-cell>
          <table:table-cell office:value-type="float" office:value="50479.756544466203" table:style-name="ce11">
            <text:p>50,480</text:p>
          </table:table-cell>
          <table:table-cell office:value-type="float" office:value="49753.215333624103" table:style-name="ce11">
            <text:p>49,753</text:p>
          </table:table-cell>
          <table:table-cell office:value-type="float" office:value="48839.288421736499" table:style-name="ce11">
            <text:p>48,839</text:p>
          </table:table-cell>
          <table:table-cell office:value-type="float" office:value="48178.796108007002" table:style-name="ce11">
            <text:p>48,179</text:p>
          </table:table-cell>
          <table:table-cell office:value-type="float" office:value="47481.308076303998" table:style-name="ce11">
            <text:p>47,481</text:p>
          </table:table-cell>
          <table:table-cell office:value-type="float" office:value="46774.684449302702" table:style-name="ce11">
            <text:p>46,775</text:p>
          </table:table-cell>
          <table:table-cell office:value-type="float" office:value="46041.099101653803" table:style-name="ce11">
            <text:p>46,041</text:p>
          </table:table-cell>
          <table:table-cell office:value-type="float" office:value="45448.968723515398" table:style-name="ce11">
            <text:p>45,449</text:p>
          </table:table-cell>
          <table:table-cell office:value-type="float" office:value="45065.448377650799" table:style-name="ce11">
            <text:p>45,065</text:p>
          </table:table-cell>
          <table:table-cell office:value-type="float" office:value="44862.6303774345" table:style-name="ce11">
            <text:p>44,863</text:p>
          </table:table-cell>
          <table:table-cell office:value-type="float" office:value="44790.638208051299" table:style-name="ce11">
            <text:p>44,791</text:p>
          </table:table-cell>
          <table:table-cell office:value-type="float" office:value="44569.323540795303" table:style-name="ce11">
            <text:p>44,569</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398371202" table:style-name="ce11">
            <text:p>24,996</text:p>
          </table:table-cell>
          <table:table-cell office:value-type="float" office:value="24967.311489807402" table:style-name="ce11">
            <text:p>24,967</text:p>
          </table:table-cell>
          <table:table-cell office:value-type="float" office:value="24708.401554350199" table:style-name="ce11">
            <text:p>24,708</text:p>
          </table:table-cell>
          <table:table-cell office:value-type="float" office:value="24600.560910426699" table:style-name="ce11">
            <text:p>24,601</text:p>
          </table:table-cell>
          <table:table-cell office:value-type="float" office:value="24785.588075101499" table:style-name="ce11">
            <text:p>24,786</text:p>
          </table:table-cell>
          <table:table-cell office:value-type="float" office:value="25175.845810799601" table:style-name="ce11">
            <text:p>25,176</text:p>
          </table:table-cell>
          <table:table-cell office:value-type="float" office:value="25825.4041271141" table:style-name="ce11">
            <text:p>25,825</text:p>
          </table:table-cell>
          <table:table-cell office:value-type="float" office:value="26526.144103115999" table:style-name="ce11">
            <text:p>26,526</text:p>
          </table:table-cell>
          <table:table-cell office:value-type="float" office:value="27204.041416039101" table:style-name="ce11">
            <text:p>27,204</text:p>
          </table:table-cell>
          <table:table-cell office:value-type="float" office:value="27907.532068104301" table:style-name="ce11">
            <text:p>27,908</text:p>
          </table:table-cell>
          <table:table-cell office:value-type="float" office:value="28463.7119644997" table:style-name="ce11">
            <text:p>28,464</text:p>
          </table:table-cell>
          <table:table-cell office:value-type="float" office:value="29091.379913639899" table:style-name="ce11">
            <text:p>29,091</text:p>
          </table:table-cell>
          <table:table-cell office:value-type="float" office:value="29808.924407895502" table:style-name="ce11">
            <text:p>29,809</text:p>
          </table:table-cell>
          <table:table-cell office:value-type="float" office:value="30448.2269843535" table:style-name="ce11">
            <text:p>30,448</text:p>
          </table:table-cell>
          <table:table-cell office:value-type="float" office:value="31065.711726955" table:style-name="ce11">
            <text:p>31,066</text:p>
          </table:table-cell>
          <table:table-cell office:value-type="float" office:value="31724.322723984002" table:style-name="ce11">
            <text:p>31,724</text:p>
          </table:table-cell>
          <table:table-cell office:value-type="float" office:value="32394.584679597399" table:style-name="ce11">
            <text:p>32,395</text:p>
          </table:table-cell>
          <table:table-cell office:value-type="float" office:value="33049.114452887203" table:style-name="ce11">
            <text:p>33,049</text:p>
          </table:table-cell>
          <table:table-cell office:value-type="float" office:value="33651.1308151802" table:style-name="ce11">
            <text:p>33,651</text:p>
          </table:table-cell>
          <table:table-cell office:value-type="float" office:value="34255.228921042202" table:style-name="ce11">
            <text:p>34,25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9708536298" table:style-name="ce11">
            <text:p>44,750</text:p>
          </table:table-cell>
          <table:table-cell office:value-type="float" office:value="39658.527431002898" table:style-name="ce11">
            <text:p>39,659</text:p>
          </table:table-cell>
          <table:table-cell office:value-type="float" office:value="35145.586157241203" table:style-name="ce11">
            <text:p>35,146</text:p>
          </table:table-cell>
          <table:table-cell office:value-type="float" office:value="34604.760526910497" table:style-name="ce11">
            <text:p>34,605</text:p>
          </table:table-cell>
          <table:table-cell office:value-type="float" office:value="36060.763687760496" table:style-name="ce11">
            <text:p>36,061</text:p>
          </table:table-cell>
          <table:table-cell office:value-type="float" office:value="39092.556407009703" table:style-name="ce11">
            <text:p>39,093</text:p>
          </table:table-cell>
          <table:table-cell office:value-type="float" office:value="41013.590340898903" table:style-name="ce11">
            <text:p>41,014</text:p>
          </table:table-cell>
          <table:table-cell office:value-type="float" office:value="41596.7870479954" table:style-name="ce11">
            <text:p>41,597</text:p>
          </table:table-cell>
          <table:table-cell office:value-type="float" office:value="41821.387993265998" table:style-name="ce11">
            <text:p>41,821</text:p>
          </table:table-cell>
          <table:table-cell office:value-type="float" office:value="41949.144260649402" table:style-name="ce11">
            <text:p>41,949</text:p>
          </table:table-cell>
          <table:table-cell office:value-type="float" office:value="42188.901535908" table:style-name="ce11">
            <text:p>42,189</text:p>
          </table:table-cell>
          <table:table-cell office:value-type="float" office:value="42343.867784494403" table:style-name="ce11">
            <text:p>42,344</text:p>
          </table:table-cell>
          <table:table-cell office:value-type="float" office:value="42585.340245202897" table:style-name="ce11">
            <text:p>42,585</text:p>
          </table:table-cell>
          <table:table-cell office:value-type="float" office:value="42892.437188635398" table:style-name="ce11">
            <text:p>42,892</text:p>
          </table:table-cell>
          <table:table-cell office:value-type="float" office:value="43330.740822123698" table:style-name="ce11">
            <text:p>43,331</text:p>
          </table:table-cell>
          <table:table-cell office:value-type="float" office:value="43807.306334957102" table:style-name="ce11">
            <text:p>43,807</text:p>
          </table:table-cell>
          <table:table-cell office:value-type="float" office:value="44348.734252305301" table:style-name="ce11">
            <text:p>44,349</text:p>
          </table:table-cell>
          <table:table-cell office:value-type="float" office:value="44857.761409145198" table:style-name="ce11">
            <text:p>44,858</text:p>
          </table:table-cell>
          <table:table-cell office:value-type="float" office:value="45370.027085824302" table:style-name="ce11">
            <text:p>45,370</text:p>
          </table:table-cell>
          <table:table-cell office:value-type="float" office:value="45910.481389499801" table:style-name="ce11">
            <text:p>45,910</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07"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07" table:style-name="ce11">
            <text:p>66,550</text:p>
          </table:table-cell>
          <table:table-cell office:value-type="float" office:value="63442.0914706326" table:style-name="ce11">
            <text:p>63,442</text:p>
          </table:table-cell>
          <table:table-cell office:value-type="float" office:value="63269.959567753896" table:style-name="ce11">
            <text:p>63,270</text:p>
          </table:table-cell>
          <table:table-cell office:value-type="float" office:value="61551.523344444598" table:style-name="ce11">
            <text:p>61,552</text:p>
          </table:table-cell>
          <table:table-cell office:value-type="float" office:value="61157.686087063601" table:style-name="ce11">
            <text:p>61,158</text:p>
          </table:table-cell>
          <table:table-cell office:value-type="float" office:value="60248.1691798662" table:style-name="ce11">
            <text:p>60,248</text:p>
          </table:table-cell>
          <table:table-cell office:value-type="float" office:value="60928.051041298299" table:style-name="ce11">
            <text:p>60,928</text:p>
          </table:table-cell>
          <table:table-cell office:value-type="float" office:value="62325.762403120898" table:style-name="ce11">
            <text:p>62,326</text:p>
          </table:table-cell>
          <table:table-cell office:value-type="float" office:value="63265.261552251402" table:style-name="ce11">
            <text:p>63,265</text:p>
          </table:table-cell>
          <table:table-cell office:value-type="float" office:value="64318.165134668197" table:style-name="ce11">
            <text:p>64,318</text:p>
          </table:table-cell>
          <table:table-cell office:value-type="float" office:value="63986.485093975803" table:style-name="ce11">
            <text:p>63,986</text:p>
          </table:table-cell>
          <table:table-cell office:value-type="float" office:value="62666.418634581103" table:style-name="ce11">
            <text:p>62,666</text:p>
          </table:table-cell>
          <table:table-cell office:value-type="float" office:value="46617.873161361698" table:style-name="ce11">
            <text:p>46,618</text:p>
          </table:table-cell>
          <table:table-cell office:value-type="float" office:value="48266.675701549801" table:style-name="ce11">
            <text:p>48,267</text:p>
          </table:table-cell>
          <table:table-cell office:value-type="float" office:value="58761.520514226497" table:style-name="ce11">
            <text:p>58,762</text:p>
          </table:table-cell>
          <table:table-cell office:value-type="float" office:value="57897.825918564798" table:style-name="ce11">
            <text:p>57,898</text:p>
          </table:table-cell>
          <table:table-cell office:value-type="float" office:value="57359.627592858997" table:style-name="ce11">
            <text:p>57,360</text:p>
          </table:table-cell>
          <table:table-cell office:value-type="float" office:value="56476.209475985401" table:style-name="ce11">
            <text:p>56,476</text:p>
          </table:table-cell>
          <table:table-cell office:value-type="float" office:value="55742.616645501199" table:style-name="ce11">
            <text:p>55,743</text:p>
          </table:table-cell>
          <table:table-cell office:value-type="float" office:value="54687.844909454703" table:style-name="ce11">
            <text:p>54,688</text:p>
          </table:table-cell>
          <table:table-cell office:value-type="float" office:value="53628.582194628601" table:style-name="ce11">
            <text:p>53,629</text:p>
          </table:table-cell>
          <table:table-cell office:value-type="float" office:value="52599.135950944503" table:style-name="ce11">
            <text:p>52,599</text:p>
          </table:table-cell>
          <table:table-cell office:value-type="float" office:value="51570.336802221398" table:style-name="ce11">
            <text:p>51,570</text:p>
          </table:table-cell>
          <table:table-cell office:value-type="float" office:value="50353.084458293299" table:style-name="ce11">
            <text:p>50,353</text:p>
          </table:table-cell>
          <table:table-cell office:value-type="float" office:value="49392.781647370299" table:style-name="ce11">
            <text:p>49,393</text:p>
          </table:table-cell>
          <table:table-cell office:value-type="float" office:value="48386.264160807899" table:style-name="ce11">
            <text:p>48,386</text:p>
          </table:table-cell>
          <table:table-cell office:value-type="float" office:value="47485.328399596197" table:style-name="ce11">
            <text:p>47,485</text:p>
          </table:table-cell>
          <table:table-cell office:value-type="float" office:value="46663.796520901902" table:style-name="ce11">
            <text:p>46,664</text:p>
          </table:table-cell>
          <table:table-cell office:value-type="float" office:value="45919.1257371225" table:style-name="ce11">
            <text:p>45,919</text:p>
          </table:table-cell>
          <table:table-cell office:value-type="float" office:value="45391.924585195004" table:style-name="ce11">
            <text:p>45,392</text:p>
          </table:table-cell>
          <table:table-cell office:value-type="float" office:value="45031.078112484298" table:style-name="ce11">
            <text:p>45,031</text:p>
          </table:table-cell>
          <table:table-cell office:value-type="float" office:value="44790.4905821707" table:style-name="ce11">
            <text:p>44,790</text:p>
          </table:table-cell>
          <table:table-cell office:value-type="float" office:value="44416.047280010898" table:style-name="ce11">
            <text:p>44,416</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8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402" table:style-name="ce11">
            <text:p>5,273</text:p>
          </table:table-cell>
          <table:table-cell office:value-type="float" office:value="5201.4102231985398" table:style-name="ce11">
            <text:p>5,201</text:p>
          </table:table-cell>
          <table:table-cell office:value-type="float" office:value="6354.8675158148899" table:style-name="ce11">
            <text:p>6,355</text:p>
          </table:table-cell>
          <table:table-cell office:value-type="float" office:value="7230.3396397275601" table:style-name="ce11">
            <text:p>7,230</text:p>
          </table:table-cell>
          <table:table-cell office:value-type="float" office:value="7461.0056613321003" table:style-name="ce11">
            <text:p>7,461</text:p>
          </table:table-cell>
          <table:table-cell office:value-type="float" office:value="7641.3770101498203" table:style-name="ce11">
            <text:p>7,641</text:p>
          </table:table-cell>
          <table:table-cell office:value-type="float" office:value="7766.6172598489502" table:style-name="ce11">
            <text:p>7,767</text:p>
          </table:table-cell>
          <table:table-cell office:value-type="float" office:value="7865.3110374891603" table:style-name="ce11">
            <text:p>7,865</text:p>
          </table:table-cell>
          <table:table-cell office:value-type="float" office:value="7918.5871821598303" table:style-name="ce11">
            <text:p>7,919</text:p>
          </table:table-cell>
          <table:table-cell office:value-type="float" office:value="7966.9510324634603" table:style-name="ce11">
            <text:p>7,967</text:p>
          </table:table-cell>
          <table:table-cell office:value-type="float" office:value="8008.1022380262502" table:style-name="ce11">
            <text:p>8,008</text:p>
          </table:table-cell>
          <table:table-cell office:value-type="float" office:value="8022.8345338061799" table:style-name="ce11">
            <text:p>8,023</text:p>
          </table:table-cell>
          <table:table-cell office:value-type="float" office:value="8027.0523080003304" table:style-name="ce11">
            <text:p>8,027</text:p>
          </table:table-cell>
          <table:table-cell office:value-type="float" office:value="8023.03831040369" table:style-name="ce11">
            <text:p>8,023</text:p>
          </table:table-cell>
          <table:table-cell office:value-type="float" office:value="7882.6555169037001" table:style-name="ce11">
            <text:p>7,883</text:p>
          </table:table-cell>
          <table:table-cell office:value-type="float" office:value="7638.1198484726201" table:style-name="ce11">
            <text:p>7,638</text:p>
          </table:table-cell>
          <table:table-cell office:value-type="float" office:value="7197.4436113908896" table:style-name="ce11">
            <text:p>7,197</text:p>
          </table:table-cell>
          <table:table-cell office:value-type="float" office:value="6848.9034314622304" table:style-name="ce11">
            <text:p>6,849</text:p>
          </table:table-cell>
          <table:table-cell office:value-type="float" office:value="6507.4814150576403" table:style-name="ce11">
            <text:p>6,507</text:p>
          </table:table-cell>
          <table:table-cell office:value-type="float" office:value="6287.8219998793402" table:style-name="ce11">
            <text:p>6,288</text:p>
          </table:table-cell>
          <table:table-cell office:value-type="float" office:value="6138.3431863510696" table:style-name="ce11">
            <text:p>6,138</text:p>
          </table:table-cell>
          <table:table-cell office:value-type="float" office:value="6015.5080859790496" table:style-name="ce11">
            <text:p>6,016</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275.835764863001" table:style-name="ce11">
            <text:p>28,276</text:p>
          </table:table-cell>
          <table:table-cell office:value-type="float" office:value="27333.166093289601" table:style-name="ce11">
            <text:p>27,333</text:p>
          </table:table-cell>
          <table:table-cell office:value-type="float" office:value="27367.963906802499" table:style-name="ce11">
            <text:p>27,368</text:p>
          </table:table-cell>
          <table:table-cell office:value-type="float" office:value="27196.511352509799" table:style-name="ce11">
            <text:p>27,197</text:p>
          </table:table-cell>
          <table:table-cell office:value-type="float" office:value="26038.6097386478" table:style-name="ce11">
            <text:p>26,039</text:p>
          </table:table-cell>
          <table:table-cell office:value-type="float" office:value="26103.360725822298" table:style-name="ce11">
            <text:p>26,103</text:p>
          </table:table-cell>
          <table:table-cell office:value-type="float" office:value="26158.264068981101" table:style-name="ce11">
            <text:p>26,158</text:p>
          </table:table-cell>
          <table:table-cell office:value-type="float" office:value="25789.292040734199" table:style-name="ce11">
            <text:p>25,789</text:p>
          </table:table-cell>
          <table:table-cell office:value-type="float" office:value="25867.484754274501" table:style-name="ce11">
            <text:p>25,867</text:p>
          </table:table-cell>
          <table:table-cell office:value-type="float" office:value="25494.074172963599" table:style-name="ce11">
            <text:p>25,494</text:p>
          </table:table-cell>
          <table:table-cell office:value-type="float" office:value="24155.663924874501" table:style-name="ce11">
            <text:p>24,156</text:p>
          </table:table-cell>
          <table:table-cell office:value-type="float" office:value="24996.287398371202" table:style-name="ce11">
            <text:p>24,996</text:p>
          </table:table-cell>
          <table:table-cell office:value-type="float" office:value="24967.311489807402" table:style-name="ce11">
            <text:p>24,967</text:p>
          </table:table-cell>
          <table:table-cell office:value-type="float" office:value="24708.401554350199" table:style-name="ce11">
            <text:p>24,708</text:p>
          </table:table-cell>
          <table:table-cell office:value-type="float" office:value="24600.560910426699" table:style-name="ce11">
            <text:p>24,601</text:p>
          </table:table-cell>
          <table:table-cell office:value-type="float" office:value="24785.588075101499" table:style-name="ce11">
            <text:p>24,786</text:p>
          </table:table-cell>
          <table:table-cell office:value-type="float" office:value="25175.845810799601" table:style-name="ce11">
            <text:p>25,176</text:p>
          </table:table-cell>
          <table:table-cell office:value-type="float" office:value="25825.4041271141" table:style-name="ce11">
            <text:p>25,825</text:p>
          </table:table-cell>
          <table:table-cell office:value-type="float" office:value="26526.144103115999" table:style-name="ce11">
            <text:p>26,526</text:p>
          </table:table-cell>
          <table:table-cell office:value-type="float" office:value="27204.041416039101" table:style-name="ce11">
            <text:p>27,204</text:p>
          </table:table-cell>
          <table:table-cell office:value-type="float" office:value="27907.532068104301" table:style-name="ce11">
            <text:p>27,908</text:p>
          </table:table-cell>
          <table:table-cell office:value-type="float" office:value="28463.7119644997" table:style-name="ce11">
            <text:p>28,464</text:p>
          </table:table-cell>
          <table:table-cell office:value-type="float" office:value="29091.379913639899" table:style-name="ce11">
            <text:p>29,091</text:p>
          </table:table-cell>
          <table:table-cell office:value-type="float" office:value="29808.924407895502" table:style-name="ce11">
            <text:p>29,809</text:p>
          </table:table-cell>
          <table:table-cell office:value-type="float" office:value="30448.2269843535" table:style-name="ce11">
            <text:p>30,448</text:p>
          </table:table-cell>
          <table:table-cell office:value-type="float" office:value="31065.711726955" table:style-name="ce11">
            <text:p>31,066</text:p>
          </table:table-cell>
          <table:table-cell office:value-type="float" office:value="31724.322723984002" table:style-name="ce11">
            <text:p>31,724</text:p>
          </table:table-cell>
          <table:table-cell office:value-type="float" office:value="32394.584679597399" table:style-name="ce11">
            <text:p>32,395</text:p>
          </table:table-cell>
          <table:table-cell office:value-type="float" office:value="33049.114452887203" table:style-name="ce11">
            <text:p>33,049</text:p>
          </table:table-cell>
          <table:table-cell office:value-type="float" office:value="33651.1308151802" table:style-name="ce11">
            <text:p>33,651</text:p>
          </table:table-cell>
          <table:table-cell office:value-type="float" office:value="34255.228921042202" table:style-name="ce11">
            <text:p>34,255</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30.763854949699" table:style-name="ce11">
            <text:p>51,631</text:p>
          </table:table-cell>
          <table:table-cell office:value-type="float" office:value="42907.528069994602" table:style-name="ce11">
            <text:p>42,908</text:p>
          </table:table-cell>
          <table:table-cell office:value-type="float" office:value="46853.394312975797" table:style-name="ce11">
            <text:p>46,853</text:p>
          </table:table-cell>
          <table:table-cell office:value-type="float" office:value="47429.640762066498" table:style-name="ce11">
            <text:p>47,430</text:p>
          </table:table-cell>
          <table:table-cell office:value-type="float" office:value="40427.667703406201" table:style-name="ce11">
            <text:p>40,428</text:p>
          </table:table-cell>
          <table:table-cell office:value-type="float" office:value="41895.956926933497" table:style-name="ce11">
            <text:p>41,896</text:p>
          </table:table-cell>
          <table:table-cell office:value-type="float" office:value="43058.623634620002" table:style-name="ce11">
            <text:p>43,059</text:p>
          </table:table-cell>
          <table:table-cell office:value-type="float" office:value="42171.590221842103" table:style-name="ce11">
            <text:p>42,172</text:p>
          </table:table-cell>
          <table:table-cell office:value-type="float" office:value="43138.776844874497" table:style-name="ce11">
            <text:p>43,139</text:p>
          </table:table-cell>
          <table:table-cell office:value-type="float" office:value="42230.497275564099" table:style-name="ce11">
            <text:p>42,230</text:p>
          </table:table-cell>
          <table:table-cell office:value-type="float" office:value="41569.9200141447" table:style-name="ce11">
            <text:p>41,570</text:p>
          </table:table-cell>
          <table:table-cell office:value-type="float" office:value="44749.849708536298" table:style-name="ce11">
            <text:p>44,750</text:p>
          </table:table-cell>
          <table:table-cell office:value-type="float" office:value="39658.527431002898" table:style-name="ce11">
            <text:p>39,659</text:p>
          </table:table-cell>
          <table:table-cell office:value-type="float" office:value="35145.586157241203" table:style-name="ce11">
            <text:p>35,146</text:p>
          </table:table-cell>
          <table:table-cell office:value-type="float" office:value="34604.760526910497" table:style-name="ce11">
            <text:p>34,605</text:p>
          </table:table-cell>
          <table:table-cell office:value-type="float" office:value="36060.763687760496" table:style-name="ce11">
            <text:p>36,061</text:p>
          </table:table-cell>
          <table:table-cell office:value-type="float" office:value="39092.556407009703" table:style-name="ce11">
            <text:p>39,093</text:p>
          </table:table-cell>
          <table:table-cell office:value-type="float" office:value="41013.590340898903" table:style-name="ce11">
            <text:p>41,014</text:p>
          </table:table-cell>
          <table:table-cell office:value-type="float" office:value="41596.7870479954" table:style-name="ce11">
            <text:p>41,597</text:p>
          </table:table-cell>
          <table:table-cell office:value-type="float" office:value="41821.387993265998" table:style-name="ce11">
            <text:p>41,821</text:p>
          </table:table-cell>
          <table:table-cell office:value-type="float" office:value="41949.144260649402" table:style-name="ce11">
            <text:p>41,949</text:p>
          </table:table-cell>
          <table:table-cell office:value-type="float" office:value="42188.901535908" table:style-name="ce11">
            <text:p>42,189</text:p>
          </table:table-cell>
          <table:table-cell office:value-type="float" office:value="42343.867784494403" table:style-name="ce11">
            <text:p>42,344</text:p>
          </table:table-cell>
          <table:table-cell office:value-type="float" office:value="42585.340245202897" table:style-name="ce11">
            <text:p>42,585</text:p>
          </table:table-cell>
          <table:table-cell office:value-type="float" office:value="42892.437188635398" table:style-name="ce11">
            <text:p>42,892</text:p>
          </table:table-cell>
          <table:table-cell office:value-type="float" office:value="43330.740822123698" table:style-name="ce11">
            <text:p>43,331</text:p>
          </table:table-cell>
          <table:table-cell office:value-type="float" office:value="43807.306334957102" table:style-name="ce11">
            <text:p>43,807</text:p>
          </table:table-cell>
          <table:table-cell office:value-type="float" office:value="44348.734252305301" table:style-name="ce11">
            <text:p>44,349</text:p>
          </table:table-cell>
          <table:table-cell office:value-type="float" office:value="44857.761409145198" table:style-name="ce11">
            <text:p>44,858</text:p>
          </table:table-cell>
          <table:table-cell office:value-type="float" office:value="45370.027085824302" table:style-name="ce11">
            <text:p>45,370</text:p>
          </table:table-cell>
          <table:table-cell office:value-type="float" office:value="45910.481389499801" table:style-name="ce11">
            <text:p>45,910</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199"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799" table:style-name="ce11">
            <text:p>54,418</text:p>
          </table:table-cell>
          <table:table-cell office:value-type="float" office:value="51915.058067363301" table:style-name="ce11">
            <text:p>51,915</text:p>
          </table:table-cell>
          <table:table-cell office:value-type="float" office:value="52207.505350643602" table:style-name="ce11">
            <text:p>52,208</text:p>
          </table:table-cell>
          <table:table-cell office:value-type="float" office:value="49958.837923781502" table:style-name="ce11">
            <text:p>49,959</text:p>
          </table:table-cell>
          <table:table-cell office:value-type="float" office:value="49908.249485024797" table:style-name="ce11">
            <text:p>49,908</text:p>
          </table:table-cell>
          <table:table-cell office:value-type="float" office:value="48924.5802897061" table:style-name="ce11">
            <text:p>48,925</text:p>
          </table:table-cell>
          <table:table-cell office:value-type="float" office:value="49548.524319016498" table:style-name="ce11">
            <text:p>49,549</text:p>
          </table:table-cell>
          <table:table-cell office:value-type="float" office:value="50747.110289335396" table:style-name="ce11">
            <text:p>50,747</text:p>
          </table:table-cell>
          <table:table-cell office:value-type="float" office:value="51651.064396029396" table:style-name="ce11">
            <text:p>51,651</text:p>
          </table:table-cell>
          <table:table-cell office:value-type="float" office:value="51807.351523022902" table:style-name="ce11">
            <text:p>51,807</text:p>
          </table:table-cell>
          <table:table-cell office:value-type="float" office:value="51344.278729894002" table:style-name="ce11">
            <text:p>51,344</text:p>
          </table:table-cell>
          <table:table-cell office:value-type="float" office:value="49954.919785544997" table:style-name="ce11">
            <text:p>49,955</text:p>
          </table:table-cell>
          <table:table-cell office:value-type="float" office:value="41657.333774312901" table:style-name="ce11">
            <text:p>41,657</text:p>
          </table:table-cell>
          <table:table-cell office:value-type="float" office:value="43306.136314500996" table:style-name="ce11">
            <text:p>43,306</text:p>
          </table:table-cell>
          <table:table-cell office:value-type="float" office:value="46239.838698077903" table:style-name="ce11">
            <text:p>46,240</text:p>
          </table:table-cell>
          <table:table-cell office:value-type="float" office:value="45464.649210975302" table:style-name="ce11">
            <text:p>45,465</text:p>
          </table:table-cell>
          <table:table-cell office:value-type="float" office:value="44971.865463458496" table:style-name="ce11">
            <text:p>44,972</text:p>
          </table:table-cell>
          <table:table-cell office:value-type="float" office:value="44101.555832970698" table:style-name="ce11">
            <text:p>44,102</text:p>
          </table:table-cell>
          <table:table-cell office:value-type="float" office:value="43306.988657906899" table:style-name="ce11">
            <text:p>43,307</text:p>
          </table:table-cell>
          <table:table-cell office:value-type="float" office:value="42243.945661721496" table:style-name="ce11">
            <text:p>42,244</text:p>
          </table:table-cell>
          <table:table-cell office:value-type="float" office:value="41148.548815596201" table:style-name="ce11">
            <text:p>41,149</text:p>
          </table:table-cell>
          <table:table-cell office:value-type="float" office:value="40077.269085138301" table:style-name="ce11">
            <text:p>40,077</text:p>
          </table:table-cell>
          <table:table-cell office:value-type="float" office:value="38906.3360100434" table:style-name="ce11">
            <text:p>38,906</text:p>
          </table:table-cell>
          <table:table-cell office:value-type="float" office:value="37788.164971152299" table:style-name="ce11">
            <text:p>37,788</text:p>
          </table:table-cell>
          <table:table-cell office:value-type="float" office:value="36749.024224585199" table:style-name="ce11">
            <text:p>36,749</text:p>
          </table:table-cell>
          <table:table-cell office:value-type="float" office:value="35833.500704847997" table:style-name="ce11">
            <text:p>35,834</text:p>
          </table:table-cell>
          <table:table-cell office:value-type="float" office:value="34995.563236678798" table:style-name="ce11">
            <text:p>34,996</text:p>
          </table:table-cell>
          <table:table-cell office:value-type="float" office:value="34312.334498118602" table:style-name="ce11">
            <text:p>34,312</text:p>
          </table:table-cell>
          <table:table-cell office:value-type="float" office:value="33656.609654216998" table:style-name="ce11">
            <text:p>33,657</text:p>
          </table:table-cell>
          <table:table-cell office:value-type="float" office:value="33096.298748165696" table:style-name="ce11">
            <text:p>33,096</text:p>
          </table:table-cell>
          <table:table-cell office:value-type="float" office:value="32570.8486008912" table:style-name="ce11">
            <text:p>32,571</text:p>
          </table:table-cell>
          <table:table-cell office:value-type="float" office:value="32161.591920446801" table:style-name="ce11">
            <text:p>32,162</text:p>
          </table:table-cell>
          <table:table-cell office:value-type="float" office:value="31801.6677684764" table:style-name="ce11">
            <text:p>31,802</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3132.0902664397399" table:style-name="ce11">
            <text:p>3,132</text:p>
          </table:table-cell>
          <table:table-cell office:value-type="float" office:value="3057.1363589706398" table:style-name="ce11">
            <text:p>3,057</text:p>
          </table:table-cell>
          <table:table-cell office:value-type="float" office:value="3541.3141873310301" table:style-name="ce11">
            <text:p>3,541</text:p>
          </table:table-cell>
          <table:table-cell office:value-type="float" office:value="3859.3442376523299" table:style-name="ce11">
            <text:p>3,859</text:p>
          </table:table-cell>
          <table:table-cell office:value-type="float" office:value="3899.6487840116802" table:style-name="ce11">
            <text:p>3,900</text:p>
          </table:table-cell>
          <table:table-cell office:value-type="float" office:value="4086.8665561217599" table:style-name="ce11">
            <text:p>4,087</text:p>
          </table:table-cell>
          <table:table-cell office:value-type="float" office:value="4300.5690756236099" table:style-name="ce11">
            <text:p>4,301</text:p>
          </table:table-cell>
          <table:table-cell office:value-type="float" office:value="5024.4821396092502" table:style-name="ce11">
            <text:p>5,024</text:p>
          </table:table-cell>
          <table:table-cell office:value-type="float" office:value="5272.6032044898402" table:style-name="ce11">
            <text:p>5,273</text:p>
          </table:table-cell>
          <table:table-cell office:value-type="float" office:value="5201.4102231985398" table:style-name="ce11">
            <text:p>5,201</text:p>
          </table:table-cell>
          <table:table-cell office:value-type="float" office:value="6354.8675158148899" table:style-name="ce11">
            <text:p>6,355</text:p>
          </table:table-cell>
          <table:table-cell office:value-type="float" office:value="7204.1983457641099" table:style-name="ce11">
            <text:p>7,204</text:p>
          </table:table-cell>
          <table:table-cell office:value-type="float" office:value="7408.9839972885702" table:style-name="ce11">
            <text:p>7,409</text:p>
          </table:table-cell>
          <table:table-cell office:value-type="float" office:value="7563.4665565058003" table:style-name="ce11">
            <text:p>7,563</text:p>
          </table:table-cell>
          <table:table-cell office:value-type="float" office:value="7662.62857796769" table:style-name="ce11">
            <text:p>7,663</text:p>
          </table:table-cell>
          <table:table-cell office:value-type="float" office:value="7734.4096860183799" table:style-name="ce11">
            <text:p>7,734</text:p>
          </table:table-cell>
          <table:table-cell office:value-type="float" office:value="7761.0694701632101" table:style-name="ce11">
            <text:p>7,761</text:p>
          </table:table-cell>
          <table:table-cell office:value-type="float" office:value="7782.2570966772701" table:style-name="ce11">
            <text:p>7,782</text:p>
          </table:table-cell>
          <table:table-cell office:value-type="float" office:value="7795.8672020857703" table:style-name="ce11">
            <text:p>7,796</text:p>
          </table:table-cell>
          <table:table-cell office:value-type="float" office:value="7780.8472575225196" table:style-name="ce11">
            <text:p>7,781</text:p>
          </table:table-cell>
          <table:table-cell office:value-type="float" office:value="7765.5615521919399" table:style-name="ce11">
            <text:p>7,766</text:p>
          </table:table-cell>
          <table:table-cell office:value-type="float" office:value="7736.4143609886296" table:style-name="ce11">
            <text:p>7,736</text:p>
          </table:table-cell>
          <table:table-cell office:value-type="float" office:value="7572.6382025461699" table:style-name="ce11">
            <text:p>7,573</text:p>
          </table:table-cell>
          <table:table-cell office:value-type="float" office:value="7302.0046085970698" table:style-name="ce11">
            <text:p>7,302</text:p>
          </table:table-cell>
          <table:table-cell office:value-type="float" office:value="6835.1807954599899" table:style-name="ce11">
            <text:p>6,835</text:p>
          </table:table-cell>
          <table:table-cell office:value-type="float" office:value="6456.84720408885" table:style-name="ce11">
            <text:p>6,457</text:p>
          </table:table-cell>
          <table:table-cell office:value-type="float" office:value="6078.8507489991798" table:style-name="ce11">
            <text:p>6,079</text:p>
          </table:table-cell>
          <table:table-cell office:value-type="float" office:value="5814.0904415348296" table:style-name="ce11">
            <text:p>5,814</text:p>
          </table:table-cell>
          <table:table-cell office:value-type="float" office:value="5614.5430873633504" table:style-name="ce11">
            <text:p>5,615</text:p>
          </table:table-cell>
          <table:table-cell office:value-type="float" office:value="5444.5669568825197" table:style-name="ce11">
            <text:p>5,445</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56.85191260385" table:style-name="ce11">
            <text:p>2,657</text:p>
          </table:table-cell>
          <table:table-cell office:value-type="float" office:value="2407.8313673566299" table:style-name="ce11">
            <text:p>2,408</text:p>
          </table:table-cell>
          <table:table-cell office:value-type="float" office:value="2393.3820777360902" table:style-name="ce11">
            <text:p>2,393</text:p>
          </table:table-cell>
          <table:table-cell office:value-type="float" office:value="2890.2554191734998" table:style-name="ce11">
            <text:p>2,890</text:p>
          </table:table-cell>
          <table:table-cell office:value-type="float" office:value="2824.4550756230401" table:style-name="ce11">
            <text:p>2,824</text:p>
          </table:table-cell>
          <table:table-cell office:value-type="float" office:value="2511.0448117044898" table:style-name="ce11">
            <text:p>2,511</text:p>
          </table:table-cell>
          <table:table-cell office:value-type="float" office:value="2226.2308029425399" table:style-name="ce11">
            <text:p>2,226</text:p>
          </table:table-cell>
          <table:table-cell office:value-type="float" office:value="2001.4229640006199" table:style-name="ce11">
            <text:p>2,001</text:p>
          </table:table-cell>
          <table:table-cell office:value-type="float" office:value="1937.1194622932601" table:style-name="ce11">
            <text:p>1,937</text:p>
          </table:table-cell>
          <table:table-cell office:value-type="float" office:value="1733.78849912901" table:style-name="ce11">
            <text:p>1,734</text:p>
          </table:table-cell>
          <table:table-cell office:value-type="float" office:value="1647.5128907886999" table:style-name="ce11">
            <text:p>1,648</text:p>
          </table:table-cell>
          <table:table-cell office:value-type="float" office:value="1866.9323874992799" table:style-name="ce11">
            <text:p>1,867</text:p>
          </table:table-cell>
          <table:table-cell office:value-type="float" office:value="1817.6611388835199" table:style-name="ce11">
            <text:p>1,818</text:p>
          </table:table-cell>
          <table:table-cell office:value-type="float" office:value="1788.8154660827599" table:style-name="ce11">
            <text:p>1,789</text:p>
          </table:table-cell>
          <table:table-cell office:value-type="float" office:value="1760.97788375709" table:style-name="ce11">
            <text:p>1,761</text:p>
          </table:table-cell>
          <table:table-cell office:value-type="float" office:value="1729.0700205508599" table:style-name="ce11">
            <text:p>1,729</text:p>
          </table:table-cell>
          <table:table-cell office:value-type="float" office:value="1722.7835240936699" table:style-name="ce11">
            <text:p>1,723</text:p>
          </table:table-cell>
          <table:table-cell office:value-type="float" office:value="1721.7982279338401" table:style-name="ce11">
            <text:p>1,722</text:p>
          </table:table-cell>
          <table:table-cell office:value-type="float" office:value="1716.3090582919101" table:style-name="ce11">
            <text:p>1,716</text:p>
          </table:table-cell>
          <table:table-cell office:value-type="float" office:value="1712.4858882255401" table:style-name="ce11">
            <text:p>1,712</text:p>
          </table:table-cell>
          <table:table-cell office:value-type="float" office:value="1714.83408418916" table:style-name="ce11">
            <text:p>1,715</text:p>
          </table:table-cell>
          <table:table-cell office:value-type="float" office:value="1710.89555359216" table:style-name="ce11">
            <text:p>1,711</text:p>
          </table:table-cell>
          <table:table-cell office:value-type="float" office:value="1711.93473175898" table:style-name="ce11">
            <text:p>1,712</text:p>
          </table:table-cell>
          <table:table-cell office:value-type="float" office:value="1701.47954610638" table:style-name="ce11">
            <text:p>1,701</text:p>
          </table:table-cell>
          <table:table-cell office:value-type="float" office:value="1693.6966467094101" table:style-name="ce11">
            <text:p>1,694</text:p>
          </table:table-cell>
          <table:table-cell office:value-type="float" office:value="1690.6914707742401" table:style-name="ce11">
            <text:p>1,691</text:p>
          </table:table-cell>
          <table:table-cell office:value-type="float" office:value="1687.66576978378" table:style-name="ce11">
            <text:p>1,688</text:p>
          </table:table-cell>
          <table:table-cell office:value-type="float" office:value="1685.9384595322799" table:style-name="ce11">
            <text:p>1,686</text:p>
          </table:table-cell>
          <table:table-cell office:value-type="float" office:value="1683.7903444168301" table:style-name="ce11">
            <text:p>1,684</text:p>
          </table:table-cell>
          <table:table-cell office:value-type="float" office:value="1682.1737064802701" table:style-name="ce11">
            <text:p>1,682</text:p>
          </table:table-cell>
          <table:table-cell office:value-type="float" office:value="1681.96646235551" table:style-name="ce11">
            <text:p>1,682</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0.58998505475898" table:style-name="ce11">
            <text:p>371</text:p>
          </table:table-cell>
          <table:table-cell office:value-type="float" office:value="373.82998492409598" table:style-name="ce11">
            <text:p>374</text:p>
          </table:table-cell>
          <table:table-cell office:value-type="float" office:value="371.09998502092799" table:style-name="ce11">
            <text:p>371</text:p>
          </table:table-cell>
          <table:table-cell office:value-type="float" office:value="361.589976264737" table:style-name="ce11">
            <text:p>362</text:p>
          </table:table-cell>
          <table:table-cell office:value-type="float" office:value="346.16997336558899" table:style-name="ce11">
            <text:p>346</text:p>
          </table:table-cell>
          <table:table-cell office:value-type="float" office:value="346.16997325016501" table:style-name="ce11">
            <text:p>346</text:p>
          </table:table-cell>
          <table:table-cell office:value-type="float" office:value="346.16997324491501" table:style-name="ce11">
            <text:p>346</text:p>
          </table:table-cell>
          <table:table-cell office:value-type="float" office:value="346.16997325886098" table:style-name="ce11">
            <text:p>346</text:p>
          </table:table-cell>
          <table:table-cell office:value-type="float" office:value="346.16997314665201" table:style-name="ce11">
            <text:p>346</text:p>
          </table:table-cell>
          <table:table-cell office:value-type="float" office:value="346.16997302826502" table:style-name="ce11">
            <text:p>346</text:p>
          </table:table-cell>
          <table:table-cell office:value-type="float" office:value="346.169973153662" table:style-name="ce11">
            <text:p>346</text:p>
          </table:table-cell>
          <table:table-cell office:value-type="float" office:value="346.169973158456" table:style-name="ce11">
            <text:p>346</text:p>
          </table:table-cell>
          <table:table-cell office:value-type="float" office:value="346.16997314841399" table:style-name="ce11">
            <text:p>346</text:p>
          </table:table-cell>
          <table:table-cell office:value-type="float" office:value="346.16997326088801" table:style-name="ce11">
            <text:p>346</text:p>
          </table:table-cell>
          <table:table-cell office:value-type="float" office:value="346.16997324800298" table:style-name="ce11">
            <text:p>346</text:p>
          </table:table-cell>
          <table:table-cell office:value-type="float" office:value="346.16997337061702" table:style-name="ce11">
            <text:p>346</text:p>
          </table:table-cell>
          <table:table-cell office:value-type="float" office:value="346.16997335511701" table:style-name="ce11">
            <text:p>346</text:p>
          </table:table-cell>
          <table:table-cell office:value-type="float" office:value="346.169973343648" table:style-name="ce11">
            <text:p>346</text:p>
          </table:table-cell>
          <table:table-cell office:value-type="float" office:value="346.169973470643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office:value-type="float" office:value="346.16997345856601" table:style-name="ce11">
            <text:p>346</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29999980508398" table:style-name="ce11">
            <text:p>100</text:p>
          </table:table-cell>
          <table:table-cell office:value-type="float" office:value="94.279999950192007" table:style-name="ce11">
            <text:p>94</text:p>
          </table:table-cell>
          <table:table-cell office:value-type="float" office:value="92.299999833667201" table:style-name="ce11">
            <text:p>92</text:p>
          </table:table-cell>
          <table:table-cell office:value-type="float" office:value="84.479999012542194" table:style-name="ce11">
            <text:p>84</text:p>
          </table:table-cell>
          <table:table-cell office:value-type="float" office:value="86.819981791669406" table:style-name="ce11">
            <text:p>87</text:p>
          </table:table-cell>
          <table:table-cell office:value-type="float" office:value="87.979980571796602" table:style-name="ce11">
            <text:p>88</text:p>
          </table:table-cell>
          <table:table-cell office:value-type="float" office:value="88.858393860092804" table:style-name="ce11">
            <text:p>89</text:p>
          </table:table-cell>
          <table:table-cell office:value-type="float" office:value="94.670473941682104" table:style-name="ce11">
            <text:p>95</text:p>
          </table:table-cell>
          <table:table-cell office:value-type="float" office:value="91.372522668248493" table:style-name="ce11">
            <text:p>91</text:p>
          </table:table-cell>
          <table:table-cell office:value-type="float" office:value="91.211623488126406" table:style-name="ce11">
            <text:p>91</text:p>
          </table:table-cell>
          <table:table-cell office:value-type="float" office:value="90.968403265837296" table:style-name="ce11">
            <text:p>91</text:p>
          </table:table-cell>
          <table:table-cell office:value-type="float" office:value="90.8124052137468" table:style-name="ce11">
            <text:p>91</text:p>
          </table:table-cell>
          <table:table-cell office:value-type="float" office:value="90.661341228890606" table:style-name="ce11">
            <text:p>91</text:p>
          </table:table-cell>
          <table:table-cell office:value-type="float" office:value="90.545131230785799" table:style-name="ce11">
            <text:p>91</text:p>
          </table:table-cell>
          <table:table-cell office:value-type="float" office:value="90.498593164980306" table:style-name="ce11">
            <text:p>90</text:p>
          </table:table-cell>
          <table:table-cell office:value-type="float" office:value="90.475375268338993" table:style-name="ce11">
            <text:p>90</text:p>
          </table:table-cell>
          <table:table-cell office:value-type="float" office:value="90.470803234957899" table:style-name="ce11">
            <text:p>90</text:p>
          </table:table-cell>
          <table:table-cell office:value-type="float" office:value="90.472051361648596" table:style-name="ce11">
            <text:p>90</text:p>
          </table:table-cell>
          <table:table-cell office:value-type="float" office:value="90.471146719489994" table:style-name="ce11">
            <text:p>90</text:p>
          </table:table-cell>
          <table:table-cell office:value-type="float" office:value="90.472946193195199" table:style-name="ce11">
            <text:p>90</text:p>
          </table:table-cell>
          <table:table-cell office:value-type="float" office:value="90.479843806987006" table:style-name="ce11">
            <text:p>90</text:p>
          </table:table-cell>
          <table:table-cell office:value-type="float" office:value="90.502450501989401" table:style-name="ce11">
            <text:p>91</text:p>
          </table:table-cell>
          <table:table-cell office:value-type="float" office:value="90.673064011197297" table:style-name="ce11">
            <text:p>91</text:p>
          </table:table-cell>
          <table:table-cell office:value-type="float" office:value="90.866004281002901" table:style-name="ce11">
            <text:p>91</text:p>
          </table:table-cell>
          <table:table-cell office:value-type="float" office:value="91.032607544559596" table:style-name="ce11">
            <text:p>91</text:p>
          </table:table-cell>
          <table:table-cell office:value-type="float" office:value="91.123260607636993" table:style-name="ce11">
            <text:p>91</text:p>
          </table:table-cell>
          <table:table-cell office:value-type="float" office:value="91.270505923305507" table:style-name="ce11">
            <text:p>91</text:p>
          </table:table-cell>
          <table:table-cell office:value-type="float" office:value="91.469225799487404" table:style-name="ce11">
            <text:p>91</text:p>
          </table:table-cell>
          <table:table-cell office:value-type="float" office:value="91.647722148820407" table:style-name="ce11">
            <text:p>92</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6.87998794959503" table:style-name="ce11">
            <text:p>967</text:p>
          </table:table-cell>
          <table:table-cell office:value-type="float" office:value="928.35998772308903" table:style-name="ce11">
            <text:p>928</text:p>
          </table:table-cell>
          <table:table-cell office:value-type="float" office:value="890.379987629786" table:style-name="ce11">
            <text:p>890</text:p>
          </table:table-cell>
          <table:table-cell office:value-type="float" office:value="873.32998763527996" table:style-name="ce11">
            <text:p>873</text:p>
          </table:table-cell>
          <table:table-cell office:value-type="float" office:value="909.87998763143003" table:style-name="ce11">
            <text:p>910</text:p>
          </table:table-cell>
          <table:table-cell office:value-type="float" office:value="909.87998730244203" table:style-name="ce11">
            <text:p>910</text:p>
          </table:table-cell>
          <table:table-cell office:value-type="float" office:value="909.87998726373701" table:style-name="ce11">
            <text:p>910</text:p>
          </table:table-cell>
          <table:table-cell office:value-type="float" office:value="909.87998736049803" table:style-name="ce11">
            <text:p>910</text:p>
          </table:table-cell>
          <table:table-cell office:value-type="float" office:value="909.879987495965" table:style-name="ce11">
            <text:p>910</text:p>
          </table:table-cell>
          <table:table-cell office:value-type="float" office:value="909.879987495965" table:style-name="ce11">
            <text:p>910</text:p>
          </table:table-cell>
          <table:table-cell office:value-type="float" office:value="909.879987534669" table:style-name="ce11">
            <text:p>910</text:p>
          </table:table-cell>
          <table:table-cell office:value-type="float" office:value="909.879987534669" table:style-name="ce11">
            <text:p>910</text:p>
          </table:table-cell>
          <table:table-cell office:value-type="float" office:value="909.879987515317" table:style-name="ce11">
            <text:p>910</text:p>
          </table:table-cell>
          <table:table-cell office:value-type="float" office:value="909.87998759272602" table:style-name="ce11">
            <text:p>910</text:p>
          </table:table-cell>
          <table:table-cell office:value-type="float" office:value="909.879987554021" table:style-name="ce11">
            <text:p>910</text:p>
          </table:table-cell>
          <table:table-cell office:value-type="float" office:value="909.879987495965" table:style-name="ce11">
            <text:p>910</text:p>
          </table:table-cell>
          <table:table-cell office:value-type="float" office:value="909.87998757337402" table:style-name="ce11">
            <text:p>910</text:p>
          </table:table-cell>
          <table:table-cell office:value-type="float" office:value="909.87998763143003" table:style-name="ce11">
            <text:p>910</text:p>
          </table:table-cell>
          <table:table-cell office:value-type="float" office:value="909.879987941067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7005504" table:style-name="ce11">
            <text:p>910</text:p>
          </table:table-cell>
          <table:table-cell office:value-type="float" office:value="909.87998828940795" table:style-name="ce11">
            <text:p>910</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990074302799" table:style-name="ce11">
            <text:p>184</text:p>
          </table:table-cell>
          <table:table-cell office:value-type="float" office:value="302.409985246041" table:style-name="ce11">
            <text:p>302</text:p>
          </table:table-cell>
          <table:table-cell office:value-type="float" office:value="459.10999913592002" table:style-name="ce11">
            <text:p>459</text:p>
          </table:table-cell>
          <table:table-cell office:value-type="float" office:value="121.430000959751" table:style-name="ce11">
            <text:p>121</text:p>
          </table:table-cell>
          <table:table-cell office:value-type="float" office:value="117.70992766697699" table:style-name="ce11">
            <text:p>118</text:p>
          </table:table-cell>
          <table:table-cell office:value-type="float" office:value="130.13000281042301" table:style-name="ce11">
            <text:p>130</text:p>
          </table:table-cell>
          <table:table-cell office:value-type="float" office:value="133.82000320097001" table:style-name="ce11">
            <text:p>134</text:p>
          </table:table-cell>
          <table:table-cell office:value-type="float" office:value="132.48000403167401" table:style-name="ce11">
            <text:p>132</text:p>
          </table:table-cell>
          <table:table-cell office:value-type="float" office:value="130.230005154206" table:style-name="ce11">
            <text:p>130</text:p>
          </table:table-cell>
          <table:table-cell office:value-type="float" office:value="130.39175747849001" table:style-name="ce11">
            <text:p>130</text:p>
          </table:table-cell>
          <table:table-cell office:value-type="float" office:value="130.63540723612101" table:style-name="ce11">
            <text:p>131</text:p>
          </table:table-cell>
          <table:table-cell office:value-type="float" office:value="130.791620408244" table:style-name="ce11">
            <text:p>131</text:p>
          </table:table-cell>
          <table:table-cell office:value-type="float" office:value="130.94274579821499" table:style-name="ce11">
            <text:p>131</text:p>
          </table:table-cell>
          <table:table-cell office:value-type="float" office:value="131.058951298826" table:style-name="ce11">
            <text:p>131</text:p>
          </table:table-cell>
          <table:table-cell office:value-type="float" office:value="131.105464254765" table:style-name="ce11">
            <text:p>131</text:p>
          </table:table-cell>
          <table:table-cell office:value-type="float" office:value="131.12862628168099" table:style-name="ce11">
            <text:p>131</text:p>
          </table:table-cell>
          <table:table-cell office:value-type="float" office:value="131.13312943046699" table:style-name="ce11">
            <text:p>131</text:p>
          </table:table-cell>
          <table:table-cell office:value-type="float" office:value="131.13182957195599" table:style-name="ce11">
            <text:p>131</text:p>
          </table:table-cell>
          <table:table-cell office:value-type="float" office:value="131.13269880167499" table:style-name="ce11">
            <text:p>131</text:p>
          </table:table-cell>
          <table:table-cell office:value-type="float" office:value="131.13085280046599" table:style-name="ce11">
            <text:p>131</text:p>
          </table:table-cell>
          <table:table-cell office:value-type="float" office:value="131.123875423062" table:style-name="ce11">
            <text:p>131</text:p>
          </table:table-cell>
          <table:table-cell office:value-type="float" office:value="131.10111717199001" table:style-name="ce11">
            <text:p>131</text:p>
          </table:table-cell>
          <table:table-cell office:value-type="float" office:value="130.92968790669701" table:style-name="ce11">
            <text:p>131</text:p>
          </table:table-cell>
          <table:table-cell office:value-type="float" office:value="130.73585886172401" table:style-name="ce11">
            <text:p>131</text:p>
          </table:table-cell>
          <table:table-cell office:value-type="float" office:value="130.56925559816699" table:style-name="ce11">
            <text:p>131</text:p>
          </table:table-cell>
          <table:table-cell office:value-type="float" office:value="130.47860253509" table:style-name="ce11">
            <text:p>130</text:p>
          </table:table-cell>
          <table:table-cell office:value-type="float" office:value="130.33135721942199" table:style-name="ce11">
            <text:p>130</text:p>
          </table:table-cell>
          <table:table-cell office:value-type="float" office:value="130.13263734323999" table:style-name="ce11">
            <text:p>130</text:p>
          </table:table-cell>
          <table:table-cell office:value-type="float" office:value="129.95414102032399" table:style-name="ce11">
            <text:p>130</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47115893798" table:style-name="ce11">
            <text:p>6,648</text:p>
          </table:table-cell>
          <table:table-cell office:value-type="float" office:value="6698.1749714945099" table:style-name="ce11">
            <text:p>6,698</text:p>
          </table:table-cell>
          <table:table-cell office:value-type="float" office:value="6779.8553979519502" table:style-name="ce11">
            <text:p>6,780</text:p>
          </table:table-cell>
          <table:table-cell office:value-type="float" office:value="6436.3536045125302" table:style-name="ce11">
            <text:p>6,436</text:p>
          </table:table-cell>
          <table:table-cell office:value-type="float" office:value="6429.3435679127697" table:style-name="ce11">
            <text:p>6,429</text:p>
          </table:table-cell>
          <table:table-cell office:value-type="float" office:value="6361.5432139238801" table:style-name="ce11">
            <text:p>6,362</text:p>
          </table:table-cell>
          <table:table-cell office:value-type="float" office:value="6280.8927928441399" table:style-name="ce11">
            <text:p>6,281</text:p>
          </table:table-cell>
          <table:table-cell office:value-type="float" office:value="6359.5032032728705" table:style-name="ce11">
            <text:p>6,360</text:p>
          </table:table-cell>
          <table:table-cell office:value-type="float" office:value="6209.3024190673304" table:style-name="ce11">
            <text:p>6,209</text:p>
          </table:table-cell>
          <table:table-cell office:value-type="float" office:value="5443.0284183138101" table:style-name="ce11">
            <text:p>5,443</text:p>
          </table:table-cell>
          <table:table-cell office:value-type="float" office:value="5723.9305804076002" table:style-name="ce11">
            <text:p>5,724</text:p>
          </table:table-cell>
          <table:table-cell office:value-type="float" office:value="5673.5655540237804" table:style-name="ce11">
            <text:p>5,674</text:p>
          </table:table-cell>
          <table:table-cell office:value-type="float" office:value="5548.3420225397304" table:style-name="ce11">
            <text:p>5,548</text:p>
          </table:table-cell>
          <table:table-cell office:value-type="float" office:value="5501.2851278303897" table:style-name="ce11">
            <text:p>5,501</text:p>
          </table:table-cell>
          <table:table-cell office:value-type="float" office:value="5451.5145669233598" table:style-name="ce11">
            <text:p>5,452</text:p>
          </table:table-cell>
          <table:table-cell office:value-type="float" office:value="5416.63142432527" table:style-name="ce11">
            <text:p>5,417</text:p>
          </table:table-cell>
          <table:table-cell office:value-type="float" office:value="5424.43587434642" table:style-name="ce11">
            <text:p>5,424</text:p>
          </table:table-cell>
          <table:table-cell office:value-type="float" office:value="5470.1777423461099" table:style-name="ce11">
            <text:p>5,470</text:p>
          </table:table-cell>
          <table:table-cell office:value-type="float" office:value="5527.0106630194196" table:style-name="ce11">
            <text:p>5,527</text:p>
          </table:table-cell>
          <table:table-cell office:value-type="float" office:value="5615.5932552641498" table:style-name="ce11">
            <text:p>5,616</text:p>
          </table:table-cell>
          <table:table-cell office:value-type="float" office:value="5699.7682324951502" table:style-name="ce11">
            <text:p>5,700</text:p>
          </table:table-cell>
          <table:table-cell office:value-type="float" office:value="5790.9824415180401" table:style-name="ce11">
            <text:p>5,791</text:p>
          </table:table-cell>
          <table:table-cell office:value-type="float" office:value="5884.7337430449797" table:style-name="ce11">
            <text:p>5,885</text:p>
          </table:table-cell>
          <table:table-cell office:value-type="float" office:value="5978.8376351118504" table:style-name="ce11">
            <text:p>5,979</text:p>
          </table:table-cell>
          <table:table-cell office:value-type="float" office:value="6078.9872675667702" table:style-name="ce11">
            <text:p>6,079</text:p>
          </table:table-cell>
          <table:table-cell office:value-type="float" office:value="6198.2844719765299" table:style-name="ce11">
            <text:p>6,198</text:p>
          </table:table-cell>
          <table:table-cell office:value-type="float" office:value="6317.3662750035201" table:style-name="ce11">
            <text:p>6,317</text:p>
          </table:table-cell>
          <table:table-cell office:value-type="float" office:value="6420.5135936472498" table:style-name="ce11">
            <text:p>6,421</text:p>
          </table:table-cell>
          <table:table-cell office:value-type="float" office:value="6495.9022234292397" table:style-name="ce11">
            <text:p>6,496</text:p>
          </table:table-cell>
          <table:table-cell office:value-type="float" office:value="6567.5964718205496" table:style-name="ce11">
            <text:p>6,568</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37.1752551252303" table:style-name="ce11">
            <text:p>4,837</text:p>
          </table:table-cell>
          <table:table-cell office:value-type="float" office:value="4162.5917330921402" table:style-name="ce11">
            <text:p>4,163</text:p>
          </table:table-cell>
          <table:table-cell office:value-type="float" office:value="4870.3654284127597" table:style-name="ce11">
            <text:p>4,870</text:p>
          </table:table-cell>
          <table:table-cell office:value-type="float" office:value="5050.7963704513804" table:style-name="ce11">
            <text:p>5,051</text:p>
          </table:table-cell>
          <table:table-cell office:value-type="float" office:value="4281.8723558620304" table:style-name="ce11">
            <text:p>4,282</text:p>
          </table:table-cell>
          <table:table-cell office:value-type="float" office:value="4630.9041781740198" table:style-name="ce11">
            <text:p>4,631</text:p>
          </table:table-cell>
          <table:table-cell office:value-type="float" office:value="4802.4850740061502" table:style-name="ce11">
            <text:p>4,802</text:p>
          </table:table-cell>
          <table:table-cell office:value-type="float" office:value="4807.80510178226" table:style-name="ce11">
            <text:p>4,808</text:p>
          </table:table-cell>
          <table:table-cell office:value-type="float" office:value="4783.8649767897105" table:style-name="ce11">
            <text:p>4,784</text:p>
          </table:table-cell>
          <table:table-cell office:value-type="float" office:value="4933.4257576537702" table:style-name="ce11">
            <text:p>4,933</text:p>
          </table:table-cell>
          <table:table-cell office:value-type="float" office:value="4617.3841075850796" table:style-name="ce11">
            <text:p>4,617</text:p>
          </table:table-cell>
          <table:table-cell office:value-type="float" office:value="4656.1996646113603" table:style-name="ce11">
            <text:p>4,656</text:p>
          </table:table-cell>
          <table:table-cell office:value-type="float" office:value="4474.4964641763099" table:style-name="ce11">
            <text:p>4,474</text:p>
          </table:table-cell>
          <table:table-cell office:value-type="float" office:value="4401.9990122745903" table:style-name="ce11">
            <text:p>4,402</text:p>
          </table:table-cell>
          <table:table-cell office:value-type="float" office:value="4370.3560657384596" table:style-name="ce11">
            <text:p>4,370</text:p>
          </table:table-cell>
          <table:table-cell office:value-type="float" office:value="4336.1974323748" table:style-name="ce11">
            <text:p>4,336</text:p>
          </table:table-cell>
          <table:table-cell office:value-type="float" office:value="4373.8010077564004" table:style-name="ce11">
            <text:p>4,374</text:p>
          </table:table-cell>
          <table:table-cell office:value-type="float" office:value="4446.7879046223898" table:style-name="ce11">
            <text:p>4,447</text:p>
          </table:table-cell>
          <table:table-cell office:value-type="float" office:value="4534.4844204505998" table:style-name="ce11">
            <text:p>4,534</text:p>
          </table:table-cell>
          <table:table-cell office:value-type="float" office:value="4584.3539929886201" table:style-name="ce11">
            <text:p>4,584</text:p>
          </table:table-cell>
          <table:table-cell office:value-type="float" office:value="4596.5588318686196" table:style-name="ce11">
            <text:p>4,597</text:p>
          </table:table-cell>
          <table:table-cell office:value-type="float" office:value="4625.2448298365498" table:style-name="ce11">
            <text:p>4,625</text:p>
          </table:table-cell>
          <table:table-cell office:value-type="float" office:value="4637.1325512074" table:style-name="ce11">
            <text:p>4,637</text:p>
          </table:table-cell>
          <table:table-cell office:value-type="float" office:value="4651.497773436" table:style-name="ce11">
            <text:p>4,651</text:p>
          </table:table-cell>
          <table:table-cell office:value-type="float" office:value="4665.6018681522401" table:style-name="ce11">
            <text:p>4,666</text:p>
          </table:table-cell>
          <table:table-cell office:value-type="float" office:value="4689.9400447749604" table:style-name="ce11">
            <text:p>4,690</text:p>
          </table:table-cell>
          <table:table-cell office:value-type="float" office:value="4712.0407902110901" table:style-name="ce11">
            <text:p>4,712</text:p>
          </table:table-cell>
          <table:table-cell office:value-type="float" office:value="4739.4602019879003" table:style-name="ce11">
            <text:p>4,739</text:p>
          </table:table-cell>
          <table:table-cell office:value-type="float" office:value="4759.70035616323" table:style-name="ce11">
            <text:p>4,760</text:p>
          </table:table-cell>
          <table:table-cell office:value-type="float" office:value="4777.1099180455103" table:style-name="ce11">
            <text:p>4,777</text:p>
          </table:table-cell>
          <table:table-cell office:value-type="float" office:value="4791.5045458473396" table:style-name="ce11">
            <text:p>4,792</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7361021706104" table:style-name="ce11">
            <text:p>691</text:p>
          </table:table-cell>
          <table:table-cell office:value-type="float" office:value="656.29342653962703" table:style-name="ce11">
            <text:p>656</text:p>
          </table:table-cell>
          <table:table-cell office:value-type="float" office:value="650.23339489990803" table:style-name="ce11">
            <text:p>650</text:p>
          </table:table-cell>
          <table:table-cell office:value-type="float" office:value="881.51460243024599" table:style-name="ce11">
            <text:p>882</text:p>
          </table:table-cell>
          <table:table-cell office:value-type="float" office:value="1119.0458425923" table:style-name="ce11">
            <text:p>1,119</text:p>
          </table:table-cell>
          <table:table-cell office:value-type="float" office:value="2029.89059815669" table:style-name="ce11">
            <text:p>2,030</text:p>
          </table:table-cell>
          <table:table-cell office:value-type="float" office:value="2012.56050767545" table:style-name="ce11">
            <text:p>2,013</text:p>
          </table:table-cell>
          <table:table-cell office:value-type="float" office:value="2058.45074727061" table:style-name="ce11">
            <text:p>2,058</text:p>
          </table:table-cell>
          <table:table-cell office:value-type="float" office:value="2002.7504564567" table:style-name="ce11">
            <text:p>2,003</text:p>
          </table:table-cell>
          <table:table-cell office:value-type="float" office:value="1913.81999214646" table:style-name="ce11">
            <text:p>1,914</text:p>
          </table:table-cell>
          <table:table-cell office:value-type="float" office:value="2009.8508317886101" table:style-name="ce11">
            <text:p>2,010</text:p>
          </table:table-cell>
          <table:table-cell office:value-type="float" office:value="2009.36702626089" table:style-name="ce11">
            <text:p>2,009</text:p>
          </table:table-cell>
          <table:table-cell office:value-type="float" office:value="2010.8804922324" table:style-name="ce11">
            <text:p>2,011</text:p>
          </table:table-cell>
          <table:table-cell office:value-type="float" office:value="2013.34969680328" table:style-name="ce11">
            <text:p>2,013</text:p>
          </table:table-cell>
          <table:table-cell office:value-type="float" office:value="2018.94071541826" table:style-name="ce11">
            <text:p>2,019</text:p>
          </table:table-cell>
          <table:table-cell office:value-type="float" office:value="2022.65663890104" table:style-name="ce11">
            <text:p>2,023</text:p>
          </table:table-cell>
          <table:table-cell office:value-type="float" office:value="2028.7570934489199" table:style-name="ce11">
            <text:p>2,029</text:p>
          </table:table-cell>
          <table:table-cell office:value-type="float" office:value="2039.0456417442099" table:style-name="ce11">
            <text:p>2,039</text:p>
          </table:table-cell>
          <table:table-cell office:value-type="float" office:value="2048.9645218698101" table:style-name="ce11">
            <text:p>2,049</text:p>
          </table:table-cell>
          <table:table-cell office:value-type="float" office:value="2061.7151723621701" table:style-name="ce11">
            <text:p>2,062</text:p>
          </table:table-cell>
          <table:table-cell office:value-type="float" office:value="2067.4855029610899" table:style-name="ce11">
            <text:p>2,067</text:p>
          </table:table-cell>
          <table:table-cell office:value-type="float" office:value="2073.3936056898301" table:style-name="ce11">
            <text:p>2,073</text:p>
          </table:table-cell>
          <table:table-cell office:value-type="float" office:value="2084.9601574092899" table:style-name="ce11">
            <text:p>2,085</text:p>
          </table:table-cell>
          <table:table-cell office:value-type="float" office:value="2103.3104954099899" table:style-name="ce11">
            <text:p>2,103</text:p>
          </table:table-cell>
          <table:table-cell office:value-type="float" office:value="2131.55720011945" table:style-name="ce11">
            <text:p>2,132</text:p>
          </table:table-cell>
          <table:table-cell office:value-type="float" office:value="2146.9744805037499" table:style-name="ce11">
            <text:p>2,147</text:p>
          </table:table-cell>
          <table:table-cell office:value-type="float" office:value="2161.3010850194901" table:style-name="ce11">
            <text:p>2,161</text:p>
          </table:table-cell>
          <table:table-cell office:value-type="float" office:value="2171.0335810624101" table:style-name="ce11">
            <text:p>2,171</text:p>
          </table:table-cell>
          <table:table-cell office:value-type="float" office:value="2177.85034418534" table:style-name="ce11">
            <text:p>2,178</text:p>
          </table:table-cell>
          <table:table-cell office:value-type="float" office:value="2184.5676118689898" table:style-name="ce11">
            <text:p>2,185</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54098283196" table:style-name="ce11">
            <text:p>785</text:p>
          </table:table-cell>
          <table:table-cell office:value-type="float" office:value="809.52422656502199" table:style-name="ce11">
            <text:p>810</text:p>
          </table:table-cell>
          <table:table-cell office:value-type="float" office:value="826.78431668078304" table:style-name="ce11">
            <text:p>827</text:p>
          </table:table-cell>
          <table:table-cell office:value-type="float" office:value="842.49439870387903" table:style-name="ce11">
            <text:p>842</text:p>
          </table:table-cell>
          <table:table-cell office:value-type="float" office:value="935.27488311526099" table:style-name="ce11">
            <text:p>935</text:p>
          </table:table-cell>
          <table:table-cell office:value-type="float" office:value="985.94514766715804" table:style-name="ce11">
            <text:p>986</text:p>
          </table:table-cell>
          <table:table-cell office:value-type="float" office:value="1093.21570773192" table:style-name="ce11">
            <text:p>1,093</text:p>
          </table:table-cell>
          <table:table-cell office:value-type="float" office:value="1144.0759732758199" table:style-name="ce11">
            <text:p>1,144</text:p>
          </table:table-cell>
          <table:table-cell office:value-type="float" office:value="1180.4361631141301" table:style-name="ce11">
            <text:p>1,180</text:p>
          </table:table-cell>
          <table:table-cell office:value-type="float" office:value="1272.2966427221199" table:style-name="ce11">
            <text:p>1,272</text:p>
          </table:table-cell>
          <table:table-cell office:value-type="float" office:value="1297.77690277328" table:style-name="ce11">
            <text:p>1,298</text:p>
          </table:table-cell>
          <table:table-cell office:value-type="float" office:value="1315.67502393581" table:style-name="ce11">
            <text:p>1,316</text:p>
          </table:table-cell>
          <table:table-cell office:value-type="float" office:value="1325.44798456845" table:style-name="ce11">
            <text:p>1,325</text:p>
          </table:table-cell>
          <table:table-cell office:value-type="float" office:value="1333.2398805115699" table:style-name="ce11">
            <text:p>1,333</text:p>
          </table:table-cell>
          <table:table-cell office:value-type="float" office:value="1338.6090061836201" table:style-name="ce11">
            <text:p>1,339</text:p>
          </table:table-cell>
          <table:table-cell office:value-type="float" office:value="1341.25363672546" table:style-name="ce11">
            <text:p>1,341</text:p>
          </table:table-cell>
          <table:table-cell office:value-type="float" office:value="1343.4144442770901" table:style-name="ce11">
            <text:p>1,343</text:p>
          </table:table-cell>
          <table:table-cell office:value-type="float" office:value="1344.87781240495" table:style-name="ce11">
            <text:p>1,345</text:p>
          </table:table-cell>
          <table:table-cell office:value-type="float" office:value="1345.5312639225699" table:style-name="ce11">
            <text:p>1,346</text:p>
          </table:table-cell>
          <table:table-cell office:value-type="float" office:value="1345.74887461907" table:style-name="ce11">
            <text:p>1,346</text:p>
          </table:table-cell>
          <table:table-cell office:value-type="float" office:value="1345.81840373158" table:style-name="ce11">
            <text:p>1,346</text:p>
          </table:table-cell>
          <table:table-cell office:value-type="float" office:value="1341.73649781157" table:style-name="ce11">
            <text:p>1,342</text:p>
          </table:table-cell>
          <table:table-cell office:value-type="float" office:value="1324.8595355345001" table:style-name="ce11">
            <text:p>1,325</text:p>
          </table:table-cell>
          <table:table-cell office:value-type="float" office:value="1286.21463462868" table:style-name="ce11">
            <text:p>1,286</text:p>
          </table:table-cell>
          <table:table-cell office:value-type="float" office:value="1218.1835079821401" table:style-name="ce11">
            <text:p>1,218</text:p>
          </table:table-cell>
          <table:table-cell office:value-type="float" office:value="1177.9733308258601" table:style-name="ce11">
            <text:p>1,178</text:p>
          </table:table-cell>
          <table:table-cell office:value-type="float" office:value="1140.2449919835601" table:style-name="ce11">
            <text:p>1,140</text:p>
          </table:table-cell>
          <table:table-cell office:value-type="float" office:value="1115.83493339962" table:style-name="ce11">
            <text:p>1,116</text:p>
          </table:table-cell>
          <table:table-cell office:value-type="float" office:value="1098.17024443737" table:style-name="ce11">
            <text:p>1,098</text:p>
          </table:table-cell>
          <table:table-cell office:value-type="float" office:value="1084.3623445026201" table:style-name="ce11">
            <text:p>1,08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799" table:style-name="ce11">
            <text:p>5</text:p>
          </table:table-cell>
          <table:table-cell office:value-type="float" office:value="4.9800260009558999" table:style-name="ce11">
            <text:p>5</text:p>
          </table:table-cell>
          <table:table-cell office:value-type="float" office:value="5.5600290291796801" table:style-name="ce11">
            <text:p>6</text:p>
          </table:table-cell>
          <table:table-cell office:value-type="float" office:value="7.4500388970123099"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4903" table:style-name="ce11">
            <text:p>7</text:p>
          </table:table-cell>
          <table:table-cell office:value-type="float" office:value="8.9000464675717392" table:style-name="ce11">
            <text:p>9</text:p>
          </table:table-cell>
          <table:table-cell office:value-type="float" office:value="7.7800406199671999" table:style-name="ce11">
            <text:p>8</text:p>
          </table:table-cell>
          <table:table-cell office:value-type="float" office:value="8.4300440136662704" table:style-name="ce11">
            <text:p>8</text:p>
          </table:table-cell>
          <table:table-cell office:value-type="float" office:value="8.4400440658770304" table:style-name="ce11">
            <text:p>8</text:p>
          </table:table-cell>
          <table:table-cell office:value-type="float" office:value="8.4700442225092907" table:style-name="ce11">
            <text:p>8</text:p>
          </table:table-cell>
          <table:table-cell office:value-type="float" office:value="8.4700442225092996" table:style-name="ce11">
            <text:p>8</text:p>
          </table:table-cell>
          <table:table-cell office:value-type="float" office:value="8.4300440136662598" table:style-name="ce11">
            <text:p>8</text:p>
          </table:table-cell>
          <table:table-cell office:value-type="float" office:value="8.4300440136662598" table:style-name="ce11">
            <text:p>8</text:p>
          </table:table-cell>
          <table:table-cell office:value-type="float" office:value="8.4300440136662491" table:style-name="ce11">
            <text:p>8</text:p>
          </table:table-cell>
          <table:table-cell office:value-type="float" office:value="8.4300440136662491" table:style-name="ce11">
            <text:p>8</text:p>
          </table:table-cell>
          <table:table-cell office:value-type="float" office:value="8.9552160380335994" table:style-name="ce11">
            <text:p>9</text:p>
          </table:table-cell>
          <table:table-cell office:value-type="float" office:value="9.2821567782492007" table:style-name="ce11">
            <text:p>9</text:p>
          </table:table-cell>
          <table:table-cell office:value-type="float" office:value="9.6037093705943608" table:style-name="ce11">
            <text:p>10</text:p>
          </table:table-cell>
          <table:table-cell office:value-type="float" office:value="9.5643201627260996" table:style-name="ce11">
            <text:p>10</text:p>
          </table:table-cell>
          <table:table-cell office:value-type="float" office:value="9.5201065636429494" table:style-name="ce11">
            <text:p>10</text:p>
          </table:table-cell>
          <table:table-cell office:value-type="float" office:value="9.7526565834283794" table:style-name="ce11">
            <text:p>10</text:p>
          </table:table-cell>
          <table:table-cell office:value-type="float" office:value="9.7723645567044404" table:style-name="ce11">
            <text:p>10</text:p>
          </table:table-cell>
          <table:table-cell office:value-type="float" office:value="9.7995650541039598" table:style-name="ce11">
            <text:p>10</text:p>
          </table:table-cell>
          <table:table-cell office:value-type="float" office:value="9.8302967394538108" table:style-name="ce11">
            <text:p>10</text:p>
          </table:table-cell>
          <table:table-cell office:value-type="float" office:value="9.8707120113343692" table:style-name="ce11">
            <text:p>10</text:p>
          </table:table-cell>
          <table:table-cell office:value-type="float" office:value="9.9871978576603198" table:style-name="ce11">
            <text:p>10</text:p>
          </table:table-cell>
          <table:table-cell office:value-type="float" office:value="10.0495153855664" table:style-name="ce11">
            <text:p>10</text:p>
          </table:table-cell>
          <table:table-cell office:value-type="float" office:value="10.2484209612642" table:style-name="ce11">
            <text:p>10</text:p>
          </table:table-cell>
          <table:table-cell office:value-type="float" office:value="10.875714935349" table:style-name="ce11">
            <text:p>11</text:p>
          </table:table-cell>
          <table:table-cell office:value-type="float" office:value="11.575963559646199" table:style-name="ce11">
            <text:p>12</text:p>
          </table:table-cell>
          <table:table-cell office:value-type="float" office:value="12.077829910224899" table:style-name="ce11">
            <text:p>12</text:p>
          </table:table-cell>
          <table:table-cell office:value-type="float" office:value="12.5170626181794" table:style-name="ce11">
            <text:p>13</text:p>
          </table:table-cell>
          <table:table-cell office:value-type="float" office:value="12.737588658444601" table:style-name="ce11">
            <text:p>13</text:p>
          </table:table-cell>
          <table:table-cell office:value-type="float" office:value="12.8267520565492" table:style-name="ce11">
            <text:p>13</text:p>
          </table:table-cell>
          <table:table-cell office:value-type="float" office:value="12.8836180927053" table:style-name="ce11">
            <text:p>13</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217.763347435101" table:style-name="ce11">
            <text:p>10,218</text:p>
          </table:table-cell>
          <table:table-cell office:value-type="float" office:value="9594.7500946528999" table:style-name="ce11">
            <text:p>9,595</text:p>
          </table:table-cell>
          <table:table-cell office:value-type="float" office:value="9859.2614756795701" table:style-name="ce11">
            <text:p>9,859</text:p>
          </table:table-cell>
          <table:table-cell office:value-type="float" office:value="9751.7709144661494" table:style-name="ce11">
            <text:p>9,752</text:p>
          </table:table-cell>
          <table:table-cell office:value-type="float" office:value="9292.9185187756793" table:style-name="ce11">
            <text:p>9,293</text:p>
          </table:table-cell>
          <table:table-cell office:value-type="float" office:value="9266.0683785897909" table:style-name="ce11">
            <text:p>9,266</text:p>
          </table:table-cell>
          <table:table-cell office:value-type="float" office:value="9288.5284958551601" table:style-name="ce11">
            <text:p>9,289</text:p>
          </table:table-cell>
          <table:table-cell office:value-type="float" office:value="9060.0573029960306" table:style-name="ce11">
            <text:p>9,060</text:p>
          </table:table-cell>
          <table:table-cell office:value-type="float" office:value="9033.9671667781695" table:style-name="ce11">
            <text:p>9,034</text:p>
          </table:table-cell>
          <table:table-cell office:value-type="float" office:value="8927.3766102637292" table:style-name="ce11">
            <text:p>8,927</text:p>
          </table:table-cell>
          <table:table-cell office:value-type="float" office:value="9273.2084158682901" table:style-name="ce11">
            <text:p>9,273</text:p>
          </table:table-cell>
          <table:table-cell office:value-type="float" office:value="9164.3644330009101" table:style-name="ce11">
            <text:p>9,164</text:p>
          </table:table-cell>
          <table:table-cell office:value-type="float" office:value="8963.5992821690706" table:style-name="ce11">
            <text:p>8,964</text:p>
          </table:table-cell>
          <table:table-cell office:value-type="float" office:value="8661.9914567779197" table:style-name="ce11">
            <text:p>8,662</text:p>
          </table:table-cell>
          <table:table-cell office:value-type="float" office:value="8358.55388647574" table:style-name="ce11">
            <text:p>8,359</text:p>
          </table:table-cell>
          <table:table-cell office:value-type="float" office:value="8303.5279302164108" table:style-name="ce11">
            <text:p>8,304</text:p>
          </table:table-cell>
          <table:table-cell office:value-type="float" office:value="8372.3863671545496" table:style-name="ce11">
            <text:p>8,372</text:p>
          </table:table-cell>
          <table:table-cell office:value-type="float" office:value="8696.8420579248705" table:style-name="ce11">
            <text:p>8,697</text:p>
          </table:table-cell>
          <table:table-cell office:value-type="float" office:value="8996.3937263533408" table:style-name="ce11">
            <text:p>8,996</text:p>
          </table:table-cell>
          <table:table-cell office:value-type="float" office:value="9257.4155363603404" table:style-name="ce11">
            <text:p>9,257</text:p>
          </table:table-cell>
          <table:table-cell office:value-type="float" office:value="9511.1001907413993" table:style-name="ce11">
            <text:p>9,511</text:p>
          </table:table-cell>
          <table:table-cell office:value-type="float" office:value="9615.4943256807692" table:style-name="ce11">
            <text:p>9,615</text:p>
          </table:table-cell>
          <table:table-cell office:value-type="float" office:value="9787.4526432396797" table:style-name="ce11">
            <text:p>9,787</text:p>
          </table:table-cell>
          <table:table-cell office:value-type="float" office:value="9926.1607108665903" table:style-name="ce11">
            <text:p>9,926</text:p>
          </table:table-cell>
          <table:table-cell office:value-type="float" office:value="10072.3796447316" table:style-name="ce11">
            <text:p>10,072</text:p>
          </table:table-cell>
          <table:table-cell office:value-type="float" office:value="10213.236073858499" table:style-name="ce11">
            <text:p>10,213</text:p>
          </table:table-cell>
          <table:table-cell office:value-type="float" office:value="10363.5901125031" table:style-name="ce11">
            <text:p>10,364</text:p>
          </table:table-cell>
          <table:table-cell office:value-type="float" office:value="10522.2730669553" table:style-name="ce11">
            <text:p>10,522</text:p>
          </table:table-cell>
          <table:table-cell office:value-type="float" office:value="10709.2022557813" table:style-name="ce11">
            <text:p>10,709</text:p>
          </table:table-cell>
          <table:table-cell office:value-type="float" office:value="10890.6272757734" table:style-name="ce11">
            <text:p>10,891</text:p>
          </table:table-cell>
          <table:table-cell office:value-type="float" office:value="11089.7006327747" table:style-name="ce11">
            <text:p>11,090</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499.354901747203" table:style-name="ce11">
            <text:p>33,499</text:p>
          </table:table-cell>
          <table:table-cell office:value-type="float" office:value="26555.658648374301" table:style-name="ce11">
            <text:p>26,556</text:p>
          </table:table-cell>
          <table:table-cell office:value-type="float" office:value="29508.334064434999" table:style-name="ce11">
            <text:p>29,508</text:p>
          </table:table-cell>
          <table:table-cell office:value-type="float" office:value="29621.904657392599" table:style-name="ce11">
            <text:p>29,622</text:p>
          </table:table-cell>
          <table:table-cell office:value-type="float" office:value="24393.1573578508" table:style-name="ce11">
            <text:p>24,393</text:p>
          </table:table-cell>
          <table:table-cell office:value-type="float" office:value="25587.553593851098" table:style-name="ce11">
            <text:p>25,588</text:p>
          </table:table-cell>
          <table:table-cell office:value-type="float" office:value="26300.647316947801" table:style-name="ce11">
            <text:p>26,301</text:p>
          </table:table-cell>
          <table:table-cell office:value-type="float" office:value="25372.142469179202" table:style-name="ce11">
            <text:p>25,372</text:p>
          </table:table-cell>
          <table:table-cell office:value-type="float" office:value="26248.6570455041" table:style-name="ce11">
            <text:p>26,249</text:p>
          </table:table-cell>
          <table:table-cell office:value-type="float" office:value="25355.002379689999" table:style-name="ce11">
            <text:p>25,355</text:p>
          </table:table-cell>
          <table:table-cell office:value-type="float" office:value="25735.354365526098" table:style-name="ce11">
            <text:p>25,735</text:p>
          </table:table-cell>
          <table:table-cell office:value-type="float" office:value="28451.597665620899" table:style-name="ce11">
            <text:p>28,452</text:p>
          </table:table-cell>
          <table:table-cell office:value-type="float" office:value="23828.043784244201" table:style-name="ce11">
            <text:p>23,828</text:p>
          </table:table-cell>
          <table:table-cell office:value-type="float" office:value="19517.165383066302" table:style-name="ce11">
            <text:p>19,517</text:p>
          </table:table-cell>
          <table:table-cell office:value-type="float" office:value="19288.498468331702" table:style-name="ce11">
            <text:p>19,288</text:p>
          </table:table-cell>
          <table:table-cell office:value-type="float" office:value="20907.760100195301" table:style-name="ce11">
            <text:p>20,908</text:p>
          </table:table-cell>
          <table:table-cell office:value-type="float" office:value="23950.836206310101" table:style-name="ce11">
            <text:p>23,951</text:p>
          </table:table-cell>
          <table:table-cell office:value-type="float" office:value="25789.038015003302" table:style-name="ce11">
            <text:p>25,789</text:p>
          </table:table-cell>
          <table:table-cell office:value-type="float" office:value="26219.936974095799" table:style-name="ce11">
            <text:p>26,220</text:p>
          </table:table-cell>
          <table:table-cell office:value-type="float" office:value="26348.8705674536" table:style-name="ce11">
            <text:p>26,349</text:p>
          </table:table-cell>
          <table:table-cell office:value-type="float" office:value="26427.557582552599" table:style-name="ce11">
            <text:p>26,428</text:p>
          </table:table-cell>
          <table:table-cell office:value-type="float" office:value="26567.028413277501" table:style-name="ce11">
            <text:p>26,567</text:p>
          </table:table-cell>
          <table:table-cell office:value-type="float" office:value="26637.2763288602" table:style-name="ce11">
            <text:p>26,637</text:p>
          </table:table-cell>
          <table:table-cell office:value-type="float" office:value="26765.013431454401" table:style-name="ce11">
            <text:p>26,765</text:p>
          </table:table-cell>
          <table:table-cell office:value-type="float" office:value="26918.995209905999" table:style-name="ce11">
            <text:p>26,919</text:p>
          </table:table-cell>
          <table:table-cell office:value-type="float" office:value="27135.470427153199" table:style-name="ce11">
            <text:p>27,135</text:p>
          </table:table-cell>
          <table:table-cell office:value-type="float" office:value="27347.745057262699" table:style-name="ce11">
            <text:p>27,348</text:p>
          </table:table-cell>
          <table:table-cell office:value-type="float" office:value="27576.458260453299" table:style-name="ce11">
            <text:p>27,576</text:p>
          </table:table-cell>
          <table:table-cell office:value-type="float" office:value="27813.258242293399" table:style-name="ce11">
            <text:p>27,813</text:p>
          </table:table-cell>
          <table:table-cell office:value-type="float" office:value="28058.290731024801" table:style-name="ce11">
            <text:p>28,058</text:p>
          </table:table-cell>
          <table:table-cell office:value-type="float" office:value="28324.324028097501" table:style-name="ce11">
            <text:p>28,324</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27.75789648926" table:style-name="ce11">
            <text:p>3,428</text:p>
          </table:table-cell>
          <table:table-cell office:value-type="float" office:value="2669.0339351548701" table:style-name="ce11">
            <text:p>2,669</text:p>
          </table:table-cell>
          <table:table-cell office:value-type="float" office:value="2706.9141329292102" table:style-name="ce11">
            <text:p>2,707</text:p>
          </table:table-cell>
          <table:table-cell office:value-type="float" office:value="2844.5948517668799" table:style-name="ce11">
            <text:p>2,845</text:p>
          </table:table-cell>
          <table:table-cell office:value-type="float" office:value="2507.9230939874001" table:style-name="ce11">
            <text:p>2,508</text:p>
          </table:table-cell>
          <table:table-cell office:value-type="float" office:value="2518.0931470857399" table:style-name="ce11">
            <text:p>2,518</text:p>
          </table:table-cell>
          <table:table-cell office:value-type="float" office:value="2542.8232762029302" table:style-name="ce11">
            <text:p>2,543</text:p>
          </table:table-cell>
          <table:table-cell office:value-type="float" office:value="2416.07261443162" table:style-name="ce11">
            <text:p>2,416</text:p>
          </table:table-cell>
          <table:table-cell office:value-type="float" office:value="2540.4332637245602" table:style-name="ce11">
            <text:p>2,540</text:p>
          </table:table-cell>
          <table:table-cell office:value-type="float" office:value="2407.30256864279" table:style-name="ce11">
            <text:p>2,407</text:p>
          </table:table-cell>
          <table:table-cell office:value-type="float" office:value="2549.61331165404" table:style-name="ce11">
            <text:p>2,550</text:p>
          </table:table-cell>
          <table:table-cell office:value-type="float" office:value="2346.6492253420402" table:style-name="ce11">
            <text:p>2,347</text:p>
          </table:table-cell>
          <table:table-cell office:value-type="float" office:value="2302.4160933264902" table:style-name="ce11">
            <text:p>2,302</text:p>
          </table:table-cell>
          <table:table-cell office:value-type="float" office:value="2268.0484456325098" table:style-name="ce11">
            <text:p>2,268</text:p>
          </table:table-cell>
          <table:table-cell office:value-type="float" office:value="2234.5757230406098" table:style-name="ce11">
            <text:p>2,235</text:p>
          </table:table-cell>
          <table:table-cell office:value-type="float" office:value="2209.4191794315002" table:style-name="ce11">
            <text:p>2,209</text:p>
          </table:table-cell>
          <table:table-cell office:value-type="float" office:value="2191.4191170342001" table:style-name="ce11">
            <text:p>2,191</text:p>
          </table:table-cell>
          <table:table-cell office:value-type="float" office:value="2184.9999553358398" table:style-name="ce11">
            <text:p>2,185</text:p>
          </table:table-cell>
          <table:table-cell office:value-type="float" office:value="2179.8739325102902" table:style-name="ce11">
            <text:p>2,180</text:p>
          </table:table-cell>
          <table:table-cell office:value-type="float" office:value="2176.4396476014399" table:style-name="ce11">
            <text:p>2,176</text:p>
          </table:table-cell>
          <table:table-cell office:value-type="float" office:value="2174.71892856051" table:style-name="ce11">
            <text:p>2,175</text:p>
          </table:table-cell>
          <table:table-cell office:value-type="float" office:value="2165.3119640155401" table:style-name="ce11">
            <text:p>2,165</text:p>
          </table:table-cell>
          <table:table-cell office:value-type="float" office:value="2156.9251544212102" table:style-name="ce11">
            <text:p>2,157</text:p>
          </table:table-cell>
          <table:table-cell office:value-type="float" office:value="2143.8829501598998" table:style-name="ce11">
            <text:p>2,144</text:p>
          </table:table-cell>
          <table:table-cell office:value-type="float" office:value="2136.9790443371799" table:style-name="ce11">
            <text:p>2,137</text:p>
          </table:table-cell>
          <table:table-cell office:value-type="float" office:value="2157.1281464275698" table:style-name="ce11">
            <text:p>2,157</text:p>
          </table:table-cell>
          <table:table-cell office:value-type="float" office:value="2157.9423939093599" table:style-name="ce11">
            <text:p>2,158</text:p>
          </table:table-cell>
          <table:table-cell office:value-type="float" office:value="2152.4198704878099" table:style-name="ce11">
            <text:p>2,152</text:p>
          </table:table-cell>
          <table:table-cell office:value-type="float" office:value="2144.4519646803601" table:style-name="ce11">
            <text:p>2,144</text:p>
          </table:table-cell>
          <table:table-cell office:value-type="float" office:value="2136.9537610421698" table:style-name="ce11">
            <text:p>2,137</text:p>
          </table:table-cell>
          <table:table-cell office:value-type="float" office:value="2130.93136948759" table:style-name="ce11">
            <text:p>2,131</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29.10276247103604" table:style-name="ce11">
            <text:p>529</text:p>
          </table:table-cell>
          <table:table-cell office:value-type="float" office:value="620.51323972954401" table:style-name="ce11">
            <text:p>621</text:p>
          </table:table-cell>
          <table:table-cell office:value-type="float" office:value="602.15314387060005" table:style-name="ce11">
            <text:p>602</text:p>
          </table:table-cell>
          <table:table-cell office:value-type="float" office:value="689.72360108017904" table:style-name="ce11">
            <text:p>690</text:p>
          </table:table-cell>
          <table:table-cell office:value-type="float" office:value="751.80392520454598" table:style-name="ce11">
            <text:p>752</text:p>
          </table:table-cell>
          <table:table-cell office:value-type="float" office:value="786.01410381753499" table:style-name="ce11">
            <text:p>786</text:p>
          </table:table-cell>
          <table:table-cell office:value-type="float" office:value="885.20462169601399" table:style-name="ce11">
            <text:p>885</text:p>
          </table:table-cell>
          <table:table-cell office:value-type="float" office:value="957.05499683028597" table:style-name="ce11">
            <text:p>957</text:p>
          </table:table-cell>
          <table:table-cell office:value-type="float" office:value="987.24515445455495" table:style-name="ce11">
            <text:p>987</text:p>
          </table:table-cell>
          <table:table-cell office:value-type="float" office:value="1160.5663845890599" table:style-name="ce11">
            <text:p>1,161</text:p>
          </table:table-cell>
          <table:table-cell office:value-type="float" office:value="1283.5755985721501" table:style-name="ce11">
            <text:p>1,284</text:p>
          </table:table-cell>
          <table:table-cell office:value-type="float" office:value="1355.5114874071101" table:style-name="ce11">
            <text:p>1,356</text:p>
          </table:table-cell>
          <table:table-cell office:value-type="float" office:value="1414.4915201976" table:style-name="ce11">
            <text:p>1,414</text:p>
          </table:table-cell>
          <table:table-cell office:value-type="float" office:value="1456.1088602867801" table:style-name="ce11">
            <text:p>1,456</text:p>
          </table:table-cell>
          <table:table-cell office:value-type="float" office:value="1470.8130465924301" table:style-name="ce11">
            <text:p>1,471</text:p>
          </table:table-cell>
          <table:table-cell office:value-type="float" office:value="1479.3957043353601" table:style-name="ce11">
            <text:p>1,479</text:p>
          </table:table-cell>
          <table:table-cell office:value-type="float" office:value="1481.60492547376" table:style-name="ce11">
            <text:p>1,482</text:p>
          </table:table-cell>
          <table:table-cell office:value-type="float" office:value="1481.8305012150499" table:style-name="ce11">
            <text:p>1,482</text:p>
          </table:table-cell>
          <table:table-cell office:value-type="float" office:value="1482.45864886207" table:style-name="ce11">
            <text:p>1,482</text:p>
          </table:table-cell>
          <table:table-cell office:value-type="float" office:value="1482.9593176067499" table:style-name="ce11">
            <text:p>1,483</text:p>
          </table:table-cell>
          <table:table-cell office:value-type="float" office:value="1481.10332382206" table:style-name="ce11">
            <text:p>1,481</text:p>
          </table:table-cell>
          <table:table-cell office:value-type="float" office:value="1473.7948352430001" table:style-name="ce11">
            <text:p>1,474</text:p>
          </table:table-cell>
          <table:table-cell office:value-type="float" office:value="1416.1853061521001" table:style-name="ce11">
            <text:p>1,416</text:p>
          </table:table-cell>
          <table:table-cell office:value-type="float" office:value="1274.1681892836" table:style-name="ce11">
            <text:p>1,274</text:p>
          </table:table-cell>
          <table:table-cell office:value-type="float" office:value="1155.9421066544301" table:style-name="ce11">
            <text:p>1,156</text:p>
          </table:table-cell>
          <table:table-cell office:value-type="float" office:value="1076.8680347519501" table:style-name="ce11">
            <text:p>1,077</text:p>
          </table:table-cell>
          <table:table-cell office:value-type="float" office:value="1006.10462372848" table:style-name="ce11">
            <text:p>1,006</text:p>
          </table:table-cell>
          <table:table-cell office:value-type="float" office:value="919.68795570145096" table:style-name="ce11">
            <text:p>920</text:p>
          </table:table-cell>
          <table:table-cell office:value-type="float" office:value="839.45807442204796" table:style-name="ce11">
            <text:p>839</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65.33399584569304" table:style-name="ce11">
            <text:p>765</text:p>
          </table:table-cell>
          <table:table-cell office:value-type="float" office:value="728.14380167390095" table:style-name="ce11">
            <text:p>728</text:p>
          </table:table-cell>
          <table:table-cell office:value-type="float" office:value="691.14360849410502" table:style-name="ce11">
            <text:p>691</text:p>
          </table:table-cell>
          <table:table-cell office:value-type="float" office:value="706.54368889866805" table:style-name="ce11">
            <text:p>707</text:p>
          </table:table-cell>
          <table:table-cell office:value-type="float" office:value="596.93311661658504" table:style-name="ce11">
            <text:p>597</text:p>
          </table:table-cell>
          <table:table-cell office:value-type="float" office:value="584.76305307609596" table:style-name="ce11">
            <text:p>585</text:p>
          </table:table-cell>
          <table:table-cell office:value-type="float" office:value="568.57296854688695" table:style-name="ce11">
            <text:p>569</text:p>
          </table:table-cell>
          <table:table-cell office:value-type="float" office:value="542.94283473072005" table:style-name="ce11">
            <text:p>543</text:p>
          </table:table-cell>
          <table:table-cell office:value-type="float" office:value="529.36276382851702" table:style-name="ce11">
            <text:p>529</text:p>
          </table:table-cell>
          <table:table-cell office:value-type="float" office:value="478.97250073852001" table:style-name="ce11">
            <text:p>479</text:p>
          </table:table-cell>
          <table:table-cell office:value-type="float" office:value="461.202407960009" table:style-name="ce11">
            <text:p>461</text:p>
          </table:table-cell>
          <table:table-cell office:value-type="float" office:value="461.45264640953002" table:style-name="ce11">
            <text:p>461</text:p>
          </table:table-cell>
          <table:table-cell office:value-type="float" office:value="449.231534390604" table:style-name="ce11">
            <text:p>449</text:p>
          </table:table-cell>
          <table:table-cell office:value-type="float" office:value="437.50876859527199" table:style-name="ce11">
            <text:p>438</text:p>
          </table:table-cell>
          <table:table-cell office:value-type="float" office:value="426.22762366298701" table:style-name="ce11">
            <text:p>426</text:p>
          </table:table-cell>
          <table:table-cell office:value-type="float" office:value="430.88636183528502" table:style-name="ce11">
            <text:p>431</text:p>
          </table:table-cell>
          <table:table-cell office:value-type="float" office:value="432.82924312007998" table:style-name="ce11">
            <text:p>433</text:p>
          </table:table-cell>
          <table:table-cell office:value-type="float" office:value="431.11962701367497" table:style-name="ce11">
            <text:p>431</text:p>
          </table:table-cell>
          <table:table-cell office:value-type="float" office:value="425.766385520776" table:style-name="ce11">
            <text:p>426</text:p>
          </table:table-cell>
          <table:table-cell office:value-type="float" office:value="418.51640802472502" table:style-name="ce11">
            <text:p>419</text:p>
          </table:table-cell>
          <table:table-cell office:value-type="float" office:value="416.895915599506" table:style-name="ce11">
            <text:p>417</text:p>
          </table:table-cell>
          <table:table-cell office:value-type="float" office:value="408.908753709873" table:style-name="ce11">
            <text:p>409</text:p>
          </table:table-cell>
          <table:table-cell office:value-type="float" office:value="404.68197630202798" table:style-name="ce11">
            <text:p>405</text:p>
          </table:table-cell>
          <table:table-cell office:value-type="float" office:value="387.51862788622498" table:style-name="ce11">
            <text:p>388</text:p>
          </table:table-cell>
          <table:table-cell office:value-type="float" office:value="371.38562990604697" table:style-name="ce11">
            <text:p>371</text:p>
          </table:table-cell>
          <table:table-cell office:value-type="float" office:value="358.25266865256401" table:style-name="ce11">
            <text:p>358</text:p>
          </table:table-cell>
          <table:table-cell office:value-type="float" office:value="342.81844200266801" table:style-name="ce11">
            <text:p>343</text:p>
          </table:table-cell>
          <table:table-cell office:value-type="float" office:value="326.42056845944199" table:style-name="ce11">
            <text:p>326</text:p>
          </table:table-cell>
          <table:table-cell office:value-type="float" office:value="309.787600038314" table:style-name="ce11">
            <text:p>310</text:p>
          </table:table-cell>
          <table:table-cell office:value-type="float" office:value="293.29963230507201" table:style-name="ce11">
            <text:p>293</text:p>
          </table:table-cell>
          <table:table-cell office:value-type="float" office:value="277.06531673597601" table:style-name="ce11">
            <text:p>277</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53905338426199" table:style-name="ce11">
            <text:p>171</text:p>
          </table:table-cell>
          <table:table-cell office:value-type="float" office:value="134.57346735665601" table:style-name="ce11">
            <text:p>135</text:p>
          </table:table-cell>
          <table:table-cell office:value-type="float" office:value="134.75668188073999" table:style-name="ce11">
            <text:p>135</text:p>
          </table:table-cell>
          <table:table-cell office:value-type="float" office:value="142.93380735848999" table:style-name="ce11">
            <text:p>143</text:p>
          </table:table-cell>
          <table:table-cell office:value-type="float" office:value="163.81331606623499" table:style-name="ce11">
            <text:p>164</text:p>
          </table:table-cell>
          <table:table-cell office:value-type="float" office:value="163.69917990683601" table:style-name="ce11">
            <text:p>164</text:p>
          </table:table-cell>
          <table:table-cell office:value-type="float" office:value="163.282555470874" table:style-name="ce11">
            <text:p>163</text:p>
          </table:table-cell>
          <table:table-cell office:value-type="float" office:value="162.68694087971301" table:style-name="ce11">
            <text:p>163</text:p>
          </table:table-cell>
          <table:table-cell office:value-type="float" office:value="161.18696960507799" table:style-name="ce11">
            <text:p>161</text:p>
          </table:table-cell>
          <table:table-cell office:value-type="float" office:value="160.60862920165599" table:style-name="ce11">
            <text:p>161</text:p>
          </table:table-cell>
          <table:table-cell office:value-type="float" office:value="158.55573051725801" table:style-name="ce11">
            <text:p>159</text:p>
          </table:table-cell>
          <table:table-cell office:value-type="float" office:value="157.53913239785601" table:style-name="ce11">
            <text:p>158</text:p>
          </table:table-cell>
          <table:table-cell office:value-type="float" office:value="155.92244095028801" table:style-name="ce11">
            <text:p>156</text:p>
          </table:table-cell>
          <table:table-cell office:value-type="float" office:value="154.204146929226" table:style-name="ce11">
            <text:p>154</text:p>
          </table:table-cell>
          <table:table-cell office:value-type="float" office:value="151.64346947657901" table:style-name="ce11">
            <text:p>152</text:p>
          </table:table-cell>
          <table:table-cell office:value-type="float" office:value="149.67976106106201" table:style-name="ce11">
            <text:p>150</text:p>
          </table:table-cell>
          <table:table-cell office:value-type="float" office:value="147.882009280311" table:style-name="ce11">
            <text:p>148</text:p>
          </table:table-cell>
          <table:table-cell office:value-type="float" office:value="145.035306513884" table:style-name="ce11">
            <text:p>145</text:p>
          </table:table-cell>
          <table:table-cell office:value-type="float" office:value="143.730761954549" table:style-name="ce11">
            <text:p>144</text:p>
          </table:table-cell>
          <table:table-cell office:value-type="float" office:value="143.23690952825299" table:style-name="ce11">
            <text:p>143</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3.02752380689901" table:style-name="ce11">
            <text:p>313</text:p>
          </table:table-cell>
          <table:table-cell office:value-type="float" office:value="196.50999618482999" table:style-name="ce11">
            <text:p>197</text:p>
          </table:table-cell>
          <table:table-cell office:value-type="float" office:value="199.93760780248999" table:style-name="ce11">
            <text:p>200</text:p>
          </table:table-cell>
          <table:table-cell office:value-type="float" office:value="229.123197945405" table:style-name="ce11">
            <text:p>229</text:p>
          </table:table-cell>
          <table:table-cell office:value-type="float" office:value="305.47459921236498" table:style-name="ce11">
            <text:p>305</text:p>
          </table:table-cell>
          <table:table-cell office:value-type="float" office:value="309.417362556537" table:style-name="ce11">
            <text:p>309</text:p>
          </table:table-cell>
          <table:table-cell office:value-type="float" office:value="312.33669746047099" table:style-name="ce11">
            <text:p>312</text:p>
          </table:table-cell>
          <table:table-cell office:value-type="float" office:value="314.66827336046998" table:style-name="ce11">
            <text:p>315</text:p>
          </table:table-cell>
          <table:table-cell office:value-type="float" office:value="313.620433923929" table:style-name="ce11">
            <text:p>314</text:p>
          </table:table-cell>
          <table:table-cell office:value-type="float" office:value="316.147686699296" table:style-name="ce11">
            <text:p>316</text:p>
          </table:table-cell>
          <table:table-cell office:value-type="float" office:value="313.02997685322902" table:style-name="ce11">
            <text:p>313</text:p>
          </table:table-cell>
          <table:table-cell office:value-type="float" office:value="313.960269581766" table:style-name="ce11">
            <text:p>314</text:p>
          </table:table-cell>
          <table:table-cell office:value-type="float" office:value="312.585870972441" table:style-name="ce11">
            <text:p>313</text:p>
          </table:table-cell>
          <table:table-cell office:value-type="float" office:value="310.83453453172001" table:style-name="ce11">
            <text:p>311</text:p>
          </table:table-cell>
          <table:table-cell office:value-type="float" office:value="305.75478905001597" table:style-name="ce11">
            <text:p>306</text:p>
          </table:table-cell>
          <table:table-cell office:value-type="float" office:value="303.04678929526301" table:style-name="ce11">
            <text:p>303</text:p>
          </table:table-cell>
          <table:table-cell office:value-type="float" office:value="301.01645516857099" table:style-name="ce11">
            <text:p>301</text:p>
          </table:table-cell>
          <table:table-cell office:value-type="float" office:value="294.78059208425401" table:style-name="ce11">
            <text:p>295</text:p>
          </table:table-cell>
          <table:table-cell office:value-type="float" office:value="294.76205112049598" table:style-name="ce11">
            <text:p>295</text:p>
          </table:table-cell>
          <table:table-cell office:value-type="float" office:value="298.12160225655799" table:style-name="ce11">
            <text:p>298</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142484580392" table:style-name="ce11">
            <text:p>8,475</text:p>
          </table:table-cell>
          <table:table-cell office:value-type="float" office:value="8158.0125933771196" table:style-name="ce11">
            <text:p>8,158</text:p>
          </table:table-cell>
          <table:table-cell office:value-type="float" office:value="8012.2818325097896" table:style-name="ce11">
            <text:p>8,012</text:p>
          </table:table-cell>
          <table:table-cell office:value-type="float" office:value="7671.4200528539996" table:style-name="ce11">
            <text:p>7,671</text:p>
          </table:table-cell>
          <table:table-cell office:value-type="float" office:value="7674.23006752522" table:style-name="ce11">
            <text:p>7,674</text:p>
          </table:table-cell>
          <table:table-cell office:value-type="float" office:value="7780.4206219512298" table:style-name="ce11">
            <text:p>7,780</text:p>
          </table:table-cell>
          <table:table-cell office:value-type="float" office:value="7704.7502268724502" table:style-name="ce11">
            <text:p>7,705</text:p>
          </table:table-cell>
          <table:table-cell office:value-type="float" office:value="7851.3809924387397" table:style-name="ce11">
            <text:p>7,851</text:p>
          </table:table-cell>
          <table:table-cell office:value-type="float" office:value="7719.1003017948797" table:style-name="ce11">
            <text:p>7,719</text:p>
          </table:table-cell>
          <table:table-cell office:value-type="float" office:value="7005.0165735293003" table:style-name="ce11">
            <text:p>7,005</text:p>
          </table:table-cell>
          <table:table-cell office:value-type="float" office:value="7502.4335056848404" table:style-name="ce11">
            <text:p>7,502</text:p>
          </table:table-cell>
          <table:table-cell office:value-type="float" office:value="7565.2497734014196" table:style-name="ce11">
            <text:p>7,565</text:p>
          </table:table-cell>
          <table:table-cell office:value-type="float" office:value="7558.8785483604097" table:style-name="ce11">
            <text:p>7,559</text:p>
          </table:table-cell>
          <table:table-cell office:value-type="float" office:value="7577.9355847364995" table:style-name="ce11">
            <text:p>7,578</text:p>
          </table:table-cell>
          <table:table-cell office:value-type="float" office:value="7592.2449182865003" table:style-name="ce11">
            <text:p>7,592</text:p>
          </table:table-cell>
          <table:table-cell office:value-type="float" office:value="7593.0846151659398" table:style-name="ce11">
            <text:p>7,593</text:p>
          </table:table-cell>
          <table:table-cell office:value-type="float" office:value="7608.8550322569899" table:style-name="ce11">
            <text:p>7,609</text:p>
          </table:table-cell>
          <table:table-cell office:value-type="float" office:value="7644.3247136374002" table:style-name="ce11">
            <text:p>7,644</text:p>
          </table:table-cell>
          <table:table-cell office:value-type="float" office:value="7689.9561328098298" table:style-name="ce11">
            <text:p>7,690</text:p>
          </table:table-cell>
          <table:table-cell office:value-type="float" office:value="7740.6274054103296" table:style-name="ce11">
            <text:p>7,741</text:p>
          </table:table-cell>
          <table:table-cell office:value-type="float" office:value="7798.8320476772196" table:style-name="ce11">
            <text:p>7,799</text:p>
          </table:table-cell>
          <table:table-cell office:value-type="float" office:value="7864.9903064195096" table:style-name="ce11">
            <text:p>7,865</text:p>
          </table:table-cell>
          <table:table-cell office:value-type="float" office:value="7942.19052628384" table:style-name="ce11">
            <text:p>7,942</text:p>
          </table:table-cell>
          <table:table-cell office:value-type="float" office:value="8029.4834205198704" table:style-name="ce11">
            <text:p>8,029</text:p>
          </table:table-cell>
          <table:table-cell office:value-type="float" office:value="8129.1440974260004" table:style-name="ce11">
            <text:p>8,129</text:p>
          </table:table-cell>
          <table:table-cell office:value-type="float" office:value="8249.5785954474795" table:style-name="ce11">
            <text:p>8,250</text:p>
          </table:table-cell>
          <table:table-cell office:value-type="float" office:value="8386.9046883834799" table:style-name="ce11">
            <text:p>8,387</text:p>
          </table:table-cell>
          <table:table-cell office:value-type="float" office:value="8530.0679447136899" table:style-name="ce11">
            <text:p>8,530</text:p>
          </table:table-cell>
          <table:table-cell office:value-type="float" office:value="8677.7298699253497" table:style-name="ce11">
            <text:p>8,678</text:p>
          </table:table-cell>
          <table:table-cell office:value-type="float" office:value="8833.4003791038795" table:style-name="ce11">
            <text:p>8,833</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8.9263050918908" table:style-name="ce11">
            <text:p>8,869</text:p>
          </table:table-cell>
          <table:table-cell office:value-type="float" office:value="8505.6144082229494" table:style-name="ce11">
            <text:p>8,506</text:p>
          </table:table-cell>
          <table:table-cell office:value-type="float" office:value="8383.8237723481707" table:style-name="ce11">
            <text:p>8,384</text:p>
          </table:table-cell>
          <table:table-cell office:value-type="float" office:value="8570.69474801055" table:style-name="ce11">
            <text:p>8,571</text:p>
          </table:table-cell>
          <table:table-cell office:value-type="float" office:value="8184.2327302737103" table:style-name="ce11">
            <text:p>8,184</text:p>
          </table:table-cell>
          <table:table-cell office:value-type="float" office:value="7962.06157030738" table:style-name="ce11">
            <text:p>7,962</text:p>
          </table:table-cell>
          <table:table-cell office:value-type="float" office:value="8264.6631502048094" table:style-name="ce11">
            <text:p>8,265</text:p>
          </table:table-cell>
          <table:table-cell office:value-type="float" office:value="8495.5043554378699" table:style-name="ce11">
            <text:p>8,496</text:p>
          </table:table-cell>
          <table:table-cell office:value-type="float" office:value="8579.0047913976905" table:style-name="ce11">
            <text:p>8,579</text:p>
          </table:table-cell>
          <table:table-cell office:value-type="float" office:value="8496.1643588837906" table:style-name="ce11">
            <text:p>8,496</text:p>
          </table:table-cell>
          <table:table-cell office:value-type="float" office:value="7792.9306872668803" table:style-name="ce11">
            <text:p>7,793</text:p>
          </table:table-cell>
          <table:table-cell office:value-type="float" office:value="8079.5900525344996" table:style-name="ce11">
            <text:p>8,080</text:p>
          </table:table-cell>
          <table:table-cell office:value-type="float" office:value="8008.0346657712698" table:style-name="ce11">
            <text:p>8,008</text:p>
          </table:table-cell>
          <table:table-cell office:value-type="float" office:value="7903.8622873517897" table:style-name="ce11">
            <text:p>7,904</text:p>
          </table:table-cell>
          <table:table-cell office:value-type="float" office:value="7614.9215343430096" table:style-name="ce11">
            <text:p>7,615</text:p>
          </table:table-cell>
          <table:table-cell office:value-type="float" office:value="7400.1905149398799" table:style-name="ce11">
            <text:p>7,400</text:p>
          </table:table-cell>
          <table:table-cell office:value-type="float" office:value="7314.3716942525398" table:style-name="ce11">
            <text:p>7,314</text:p>
          </table:table-cell>
          <table:table-cell office:value-type="float" office:value="7270.20632727458" table:style-name="ce11">
            <text:p>7,270</text:p>
          </table:table-cell>
          <table:table-cell office:value-type="float" office:value="7269.4153039522398" table:style-name="ce11">
            <text:p>7,269</text:p>
          </table:table-cell>
          <table:table-cell office:value-type="float" office:value="7277.8034072093296" table:style-name="ce11">
            <text:p>7,278</text:p>
          </table:table-cell>
          <table:table-cell office:value-type="float" office:value="7289.69771666427" table:style-name="ce11">
            <text:p>7,290</text:p>
          </table:table-cell>
          <table:table-cell office:value-type="float" office:value="7315.1264936083999" table:style-name="ce11">
            <text:p>7,315</text:p>
          </table:table-cell>
          <table:table-cell office:value-type="float" office:value="7360.9326577537104" table:style-name="ce11">
            <text:p>7,361</text:p>
          </table:table-cell>
          <table:table-cell office:value-type="float" office:value="7433.1545787866298" table:style-name="ce11">
            <text:p>7,433</text:p>
          </table:table-cell>
          <table:table-cell office:value-type="float" office:value="7538.1090792721398" table:style-name="ce11">
            <text:p>7,538</text:p>
          </table:table-cell>
          <table:table-cell office:value-type="float" office:value="7694.8221402977697" table:style-name="ce11">
            <text:p>7,695</text:p>
          </table:table-cell>
          <table:table-cell office:value-type="float" office:value="7896.7316913632903" table:style-name="ce11">
            <text:p>7,897</text:p>
          </table:table-cell>
          <table:table-cell office:value-type="float" office:value="8143.1131736068201" table:style-name="ce11">
            <text:p>8,143</text:p>
          </table:table-cell>
          <table:table-cell office:value-type="float" office:value="8360.7558293597394" table:style-name="ce11">
            <text:p>8,361</text:p>
          </table:table-cell>
          <table:table-cell office:value-type="float" office:value="8566.7369926686806" table:style-name="ce11">
            <text:p>8,567</text:p>
          </table:table-cell>
          <table:table-cell office:value-type="float" office:value="8784.3307108900008" table:style-name="ce11">
            <text:p>8,78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5.9334734854501" table:style-name="ce11">
            <text:p>4,496</text:p>
          </table:table-cell>
          <table:table-cell office:value-type="float" office:value="4663.4743482244403" table:style-name="ce11">
            <text:p>4,663</text:p>
          </table:table-cell>
          <table:table-cell office:value-type="float" office:value="4051.58115350056" table:style-name="ce11">
            <text:p>4,052</text:p>
          </table:table-cell>
          <table:table-cell office:value-type="float" office:value="4231.3820922499299" table:style-name="ce11">
            <text:p>4,231</text:p>
          </table:table-cell>
          <table:table-cell office:value-type="float" office:value="4205.8719590602996" table:style-name="ce11">
            <text:p>4,206</text:p>
          </table:table-cell>
          <table:table-cell office:value-type="float" office:value="2326.47214662326" table:style-name="ce11">
            <text:p>2,326</text:p>
          </table:table-cell>
          <table:table-cell office:value-type="float" office:value="2639.8937830127302" table:style-name="ce11">
            <text:p>2,640</text:p>
          </table:table-cell>
          <table:table-cell office:value-type="float" office:value="2579.66346854736" table:style-name="ce11">
            <text:p>2,580</text:p>
          </table:table-cell>
          <table:table-cell office:value-type="float" office:value="2189.3714308138101" table:style-name="ce11">
            <text:p>2,189</text:p>
          </table:table-cell>
          <table:table-cell office:value-type="float" office:value="2159.9212770531399" table:style-name="ce11">
            <text:p>2,160</text:p>
          </table:table-cell>
          <table:table-cell office:value-type="float" office:value="2187.8982860699002" table:style-name="ce11">
            <text:p>2,188</text:p>
          </table:table-cell>
          <table:table-cell office:value-type="float" office:value="2183.30137706183" table:style-name="ce11">
            <text:p>2,183</text:p>
          </table:table-cell>
          <table:table-cell office:value-type="float" office:value="2172.95359939934" table:style-name="ce11">
            <text:p>2,173</text:p>
          </table:table-cell>
          <table:table-cell office:value-type="float" office:value="2136.6222843626601" table:style-name="ce11">
            <text:p>2,137</text:p>
          </table:table-cell>
          <table:table-cell office:value-type="float" office:value="2111.0047156043001" table:style-name="ce11">
            <text:p>2,111</text:p>
          </table:table-cell>
          <table:table-cell office:value-type="float" office:value="2102.8965545449" table:style-name="ce11">
            <text:p>2,103</text:p>
          </table:table-cell>
          <table:table-cell office:value-type="float" office:value="2104.3384478401999" table:style-name="ce11">
            <text:p>2,104</text:p>
          </table:table-cell>
          <table:table-cell office:value-type="float" office:value="2110.78012029197" table:style-name="ce11">
            <text:p>2,111</text:p>
          </table:table-cell>
          <table:table-cell office:value-type="float" office:value="2118.0684726524901" table:style-name="ce11">
            <text:p>2,118</text:p>
          </table:table-cell>
          <table:table-cell office:value-type="float" office:value="2126.0960795881601" table:style-name="ce11">
            <text:p>2,126</text:p>
          </table:table-cell>
          <table:table-cell office:value-type="float" office:value="2134.7246487753901" table:style-name="ce11">
            <text:p>2,135</text:p>
          </table:table-cell>
          <table:table-cell office:value-type="float" office:value="2149.58295821819" table:style-name="ce11">
            <text:p>2,150</text:p>
          </table:table-cell>
          <table:table-cell office:value-type="float" office:value="2176.62421036763" table:style-name="ce11">
            <text:p>2,177</text:p>
          </table:table-cell>
          <table:table-cell office:value-type="float" office:value="2213.3145025632398" table:style-name="ce11">
            <text:p>2,213</text:p>
          </table:table-cell>
          <table:table-cell office:value-type="float" office:value="2269.1402067582098" table:style-name="ce11">
            <text:p>2,269</text:p>
          </table:table-cell>
          <table:table-cell office:value-type="float" office:value="2322.54656493835" table:style-name="ce11">
            <text:p>2,323</text:p>
          </table:table-cell>
          <table:table-cell office:value-type="float" office:value="2394.5450696197599" table:style-name="ce11">
            <text:p>2,395</text:p>
          </table:table-cell>
          <table:table-cell office:value-type="float" office:value="2442.6366250917299" table:style-name="ce11">
            <text:p>2,443</text:p>
          </table:table-cell>
          <table:table-cell office:value-type="float" office:value="2474.6680722954802" table:style-name="ce11">
            <text:p>2,475</text:p>
          </table:table-cell>
          <table:table-cell office:value-type="float" office:value="2506.2691394645099" table:style-name="ce11">
            <text:p>2,50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86277166012803" table:style-name="ce11">
            <text:p>531</text:p>
          </table:table-cell>
          <table:table-cell office:value-type="float" office:value="488.18254882462799" table:style-name="ce11">
            <text:p>488</text:p>
          </table:table-cell>
          <table:table-cell office:value-type="float" office:value="575.69300572094198" table:style-name="ce11">
            <text:p>576</text:p>
          </table:table-cell>
          <table:table-cell office:value-type="float" office:value="593.173096985342" table:style-name="ce11">
            <text:p>593</text:p>
          </table:table-cell>
          <table:table-cell office:value-type="float" office:value="1112.68580938626" table:style-name="ce11">
            <text:p>1,113</text:p>
          </table:table-cell>
          <table:table-cell office:value-type="float" office:value="1194.14623469507" table:style-name="ce11">
            <text:p>1,194</text:p>
          </table:table-cell>
          <table:table-cell office:value-type="float" office:value="1232.8564368028999" table:style-name="ce11">
            <text:p>1,233</text:p>
          </table:table-cell>
          <table:table-cell office:value-type="float" office:value="1432.50747919062" table:style-name="ce11">
            <text:p>1,433</text:p>
          </table:table-cell>
          <table:table-cell office:value-type="float" office:value="1491.3477863987" table:style-name="ce11">
            <text:p>1,491</text:p>
          </table:table-cell>
          <table:table-cell office:value-type="float" office:value="1676.2887519844001" table:style-name="ce11">
            <text:p>1,676</text:p>
          </table:table-cell>
          <table:table-cell office:value-type="float" office:value="1770.50122687149" table:style-name="ce11">
            <text:p>1,771</text:p>
          </table:table-cell>
          <table:table-cell office:value-type="float" office:value="1859.5674895883899" table:style-name="ce11">
            <text:p>1,860</text:p>
          </table:table-cell>
          <table:table-cell office:value-type="float" office:value="1916.3037232967199" table:style-name="ce11">
            <text:p>1,916</text:p>
          </table:table-cell>
          <table:table-cell office:value-type="float" office:value="1933.1627211642101" table:style-name="ce11">
            <text:p>1,933</text:p>
          </table:table-cell>
          <table:table-cell office:value-type="float" office:value="1961.9379752612101" table:style-name="ce11">
            <text:p>1,962</text:p>
          </table:table-cell>
          <table:table-cell office:value-type="float" office:value="1977.20352192583" table:style-name="ce11">
            <text:p>1,977</text:p>
          </table:table-cell>
          <table:table-cell office:value-type="float" office:value="1984.0316924797" table:style-name="ce11">
            <text:p>1,984</text:p>
          </table:table-cell>
          <table:table-cell office:value-type="float" office:value="1995.98678272147" table:style-name="ce11">
            <text:p>1,996</text:p>
          </table:table-cell>
          <table:table-cell office:value-type="float" office:value="2006.7925652414101" table:style-name="ce11">
            <text:p>2,007</text:p>
          </table:table-cell>
          <table:table-cell office:value-type="float" office:value="2016.58656425339" table:style-name="ce11">
            <text:p>2,017</text:p>
          </table:table-cell>
          <table:table-cell office:value-type="float" office:value="2027.07721239684" table:style-name="ce11">
            <text:p>2,027</text:p>
          </table:table-cell>
          <table:table-cell office:value-type="float" office:value="2021.3931830496999" table:style-name="ce11">
            <text:p>2,021</text:p>
          </table:table-cell>
          <table:table-cell office:value-type="float" office:value="1985.7327228527399" table:style-name="ce11">
            <text:p>1,986</text:p>
          </table:table-cell>
          <table:table-cell office:value-type="float" office:value="1920.8318661625101" table:style-name="ce11">
            <text:p>1,921</text:p>
          </table:table-cell>
          <table:table-cell office:value-type="float" office:value="1793.47844112194" table:style-name="ce11">
            <text:p>1,793</text:p>
          </table:table-cell>
          <table:table-cell office:value-type="float" office:value="1661.53584760731" table:style-name="ce11">
            <text:p>1,662</text:p>
          </table:table-cell>
          <table:table-cell office:value-type="float" office:value="1476.5046884390999" table:style-name="ce11">
            <text:p>1,477</text:p>
          </table:table-cell>
          <table:table-cell office:value-type="float" office:value="1373.2893027897201" table:style-name="ce11">
            <text:p>1,373</text:p>
          </table:table-cell>
          <table:table-cell office:value-type="float" office:value="1331.23796790351" table:style-name="ce11">
            <text:p>1,331</text:p>
          </table:table-cell>
          <table:table-cell office:value-type="float" office:value="1303.69053670106" table:style-name="ce11">
            <text:p>1,304</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25479621" table:style-name="ce11">
            <text:p>1,198</text:p>
          </table:table-cell>
          <table:table-cell office:value-type="float" office:value="1225.49639837579" table:style-name="ce11">
            <text:p>1,225</text:p>
          </table:table-cell>
          <table:table-cell office:value-type="float" office:value="1591.39830876731" table:style-name="ce11">
            <text:p>1,591</text:p>
          </table:table-cell>
          <table:table-cell office:value-type="float" office:value="1634.4185333779701" table:style-name="ce11">
            <text:p>1,634</text:p>
          </table:table-cell>
          <table:table-cell office:value-type="float" office:value="1360.55710353424" table:style-name="ce11">
            <text:p>1,361</text:p>
          </table:table-cell>
          <table:table-cell office:value-type="float" office:value="1279.68668130586" table:style-name="ce11">
            <text:p>1,280</text:p>
          </table:table-cell>
          <table:table-cell office:value-type="float" office:value="1103.5857618744801" table:style-name="ce11">
            <text:p>1,104</text:p>
          </table:table-cell>
          <table:table-cell office:value-type="float" office:value="1083.5556572963301" table:style-name="ce11">
            <text:p>1,084</text:p>
          </table:table-cell>
          <table:table-cell office:value-type="float" office:value="916.004782505138" table:style-name="ce11">
            <text:p>916</text:p>
          </table:table-cell>
          <table:table-cell office:value-type="float" office:value="821.53428927013704" table:style-name="ce11">
            <text:p>822</text:p>
          </table:table-cell>
          <table:table-cell office:value-type="float" office:value="989.06659204833704" table:style-name="ce11">
            <text:p>989</text:p>
          </table:table-cell>
          <table:table-cell office:value-type="float" office:value="957.11635276372704" table:style-name="ce11">
            <text:p>957</text:p>
          </table:table-cell>
          <table:table-cell office:value-type="float" office:value="944.24640064493701" table:style-name="ce11">
            <text:p>944</text:p>
          </table:table-cell>
          <table:table-cell office:value-type="float" office:value="931.84507798980599" table:style-name="ce11">
            <text:p>932</text:p>
          </table:table-cell>
          <table:table-cell office:value-type="float" office:value="897.46251990318501" table:style-name="ce11">
            <text:p>897</text:p>
          </table:table-cell>
          <table:table-cell office:value-type="float" office:value="892.458688767176" table:style-name="ce11">
            <text:p>892</text:p>
          </table:table-cell>
          <table:table-cell office:value-type="float" office:value="897.34299441467499" table:style-name="ce11">
            <text:p>897</text:p>
          </table:table-cell>
          <table:table-cell office:value-type="float" office:value="900.58203280613702" table:style-name="ce11">
            <text:p>901</text:p>
          </table:table-cell>
          <table:table-cell office:value-type="float" office:value="907.32489644770897" table:style-name="ce11">
            <text:p>907</text:p>
          </table:table-cell>
          <table:table-cell office:value-type="float" office:value="914.44040134984402" table:style-name="ce11">
            <text:p>914</text:p>
          </table:table-cell>
          <table:table-cell office:value-type="float" office:value="921.30918048665603" table:style-name="ce11">
            <text:p>921</text:p>
          </table:table-cell>
          <table:table-cell office:value-type="float" office:value="929.75465990892803" table:style-name="ce11">
            <text:p>930</text:p>
          </table:table-cell>
          <table:table-cell office:value-type="float" office:value="939.41287238223299" table:style-name="ce11">
            <text:p>939</text:p>
          </table:table-cell>
          <table:table-cell office:value-type="float" office:value="950.12250087078996" table:style-name="ce11">
            <text:p>950</text:p>
          </table:table-cell>
          <table:table-cell office:value-type="float" office:value="962.43149413021501" table:style-name="ce11">
            <text:p>962</text:p>
          </table:table-cell>
          <table:table-cell office:value-type="float" office:value="977.19569831161402" table:style-name="ce11">
            <text:p>977</text:p>
          </table:table-cell>
          <table:table-cell office:value-type="float" office:value="994.20760333303701" table:style-name="ce11">
            <text:p>994</text:p>
          </table:table-cell>
          <table:table-cell office:value-type="float" office:value="1011.32386231111" table:style-name="ce11">
            <text:p>1,011</text:p>
          </table:table-cell>
          <table:table-cell office:value-type="float" office:value="1028.9635618244799" table:style-name="ce11">
            <text:p>1,029</text:p>
          </table:table-cell>
          <table:table-cell office:value-type="float" office:value="1047.58458283459" table:style-name="ce11">
            <text:p>1,048</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2590626699" table:style-name="ce11">
            <text:p>1,582</text:p>
          </table:table-cell>
          <table:table-cell office:value-type="float" office:value="1625.33848597061" table:style-name="ce11">
            <text:p>1,625</text:p>
          </table:table-cell>
          <table:table-cell office:value-type="float" office:value="1616.7284410171501" table:style-name="ce11">
            <text:p>1,617</text:p>
          </table:table-cell>
          <table:table-cell office:value-type="float" office:value="1590.8683060001299" table:style-name="ce11">
            <text:p>1,591</text:p>
          </table:table-cell>
          <table:table-cell office:value-type="float" office:value="1665.65869648437" table:style-name="ce11">
            <text:p>1,666</text:p>
          </table:table-cell>
          <table:table-cell office:value-type="float" office:value="1694.5788474778701" table:style-name="ce11">
            <text:p>1,695</text:p>
          </table:table-cell>
          <table:table-cell office:value-type="float" office:value="1697.8288644463701" table:style-name="ce11">
            <text:p>1,698</text:p>
          </table:table-cell>
          <table:table-cell office:value-type="float" office:value="1569.0781922328999" table:style-name="ce11">
            <text:p>1,569</text:p>
          </table:table-cell>
          <table:table-cell office:value-type="float" office:value="1536.8880241664799" table:style-name="ce11">
            <text:p>1,537</text:p>
          </table:table-cell>
          <table:table-cell office:value-type="float" office:value="1409.9673615075801" table:style-name="ce11">
            <text:p>1,410</text:p>
          </table:table-cell>
          <table:table-cell office:value-type="float" office:value="1476.66782687146" table:style-name="ce11">
            <text:p>1,477</text:p>
          </table:table-cell>
          <table:table-cell office:value-type="float" office:value="1434.9544025206501" table:style-name="ce11">
            <text:p>1,435</text:p>
          </table:table-cell>
          <table:table-cell office:value-type="float" office:value="1400.4832295507599" table:style-name="ce11">
            <text:p>1,400</text:p>
          </table:table-cell>
          <table:table-cell office:value-type="float" office:value="1369.45454237985" table:style-name="ce11">
            <text:p>1,369</text:p>
          </table:table-cell>
          <table:table-cell office:value-type="float" office:value="1337.99623492674" table:style-name="ce11">
            <text:p>1,338</text:p>
          </table:table-cell>
          <table:table-cell office:value-type="float" office:value="1336.3440982454699" table:style-name="ce11">
            <text:p>1,336</text:p>
          </table:table-cell>
          <table:table-cell office:value-type="float" office:value="1317.6785145193501" table:style-name="ce11">
            <text:p>1,318</text:p>
          </table:table-cell>
          <table:table-cell office:value-type="float" office:value="1311.4209217267601" table:style-name="ce11">
            <text:p>1,311</text:p>
          </table:table-cell>
          <table:table-cell office:value-type="float" office:value="1301.1978313049999" table:style-name="ce11">
            <text:p>1,301</text:p>
          </table:table-cell>
          <table:table-cell office:value-type="float" office:value="1292.56460992914" table:style-name="ce11">
            <text:p>1,293</text:p>
          </table:table-cell>
          <table:table-cell office:value-type="float" office:value="1286.14201699059" table:style-name="ce11">
            <text:p>1,286</text:p>
          </table:table-cell>
          <table:table-cell office:value-type="float" office:value="1279.6144769596001" table:style-name="ce11">
            <text:p>1,280</text:p>
          </table:table-cell>
          <table:table-cell office:value-type="float" office:value="1275.0355233969301" table:style-name="ce11">
            <text:p>1,275</text:p>
          </table:table-cell>
          <table:table-cell office:value-type="float" office:value="1271.2791146073" table:style-name="ce11">
            <text:p>1,271</text:p>
          </table:table-cell>
          <table:table-cell office:value-type="float" office:value="1272.58166070517" table:style-name="ce11">
            <text:p>1,273</text:p>
          </table:table-cell>
          <table:table-cell office:value-type="float" office:value="1278.72553576208" table:style-name="ce11">
            <text:p>1,279</text:p>
          </table:table-cell>
          <table:table-cell office:value-type="float" office:value="1285.6497504997201" table:style-name="ce11">
            <text:p>1,286</text:p>
          </table:table-cell>
          <table:table-cell office:value-type="float" office:value="1291.1919662816499" table:style-name="ce11">
            <text:p>1,291</text:p>
          </table:table-cell>
          <table:table-cell office:value-type="float" office:value="1297.2184744431599" table:style-name="ce11">
            <text:p>1,297</text:p>
          </table:table-cell>
          <table:table-cell office:value-type="float" office:value="1297.73851869126" table:style-name="ce11">
            <text:p>1,298</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1.0197408863801" table:style-name="ce11">
            <text:p>3,781</text:p>
          </table:table-cell>
          <table:table-cell office:value-type="float" office:value="3065.74600640773" table:style-name="ce11">
            <text:p>3,066</text:p>
          </table:table-cell>
          <table:table-cell office:value-type="float" office:value="3553.1885513687698" table:style-name="ce11">
            <text:p>3,553</text:p>
          </table:table-cell>
          <table:table-cell office:value-type="float" office:value="3632.9189676451201" table:style-name="ce11">
            <text:p>3,633</text:p>
          </table:table-cell>
          <table:table-cell office:value-type="float" office:value="3007.0957001916499" table:style-name="ce11">
            <text:p>3,007</text:p>
          </table:table-cell>
          <table:table-cell office:value-type="float" office:value="3174.90657634032" table:style-name="ce11">
            <text:p>3,175</text:p>
          </table:table-cell>
          <table:table-cell office:value-type="float" office:value="3221.90682173088" table:style-name="ce11">
            <text:p>3,222</text:p>
          </table:table-cell>
          <table:table-cell office:value-type="float" office:value="3041.4958797966301" table:style-name="ce11">
            <text:p>3,041</text:p>
          </table:table-cell>
          <table:table-cell office:value-type="float" office:value="3067.4560153357802" table:style-name="ce11">
            <text:p>3,067</text:p>
          </table:table-cell>
          <table:table-cell office:value-type="float" office:value="2990.5656138872801" table:style-name="ce11">
            <text:p>2,991</text:p>
          </table:table-cell>
          <table:table-cell office:value-type="float" office:value="2999.4056600415702" table:style-name="ce11">
            <text:p>2,999</text:p>
          </table:table-cell>
          <table:table-cell office:value-type="float" office:value="3157.8319740455099" table:style-name="ce11">
            <text:p>3,158</text:p>
          </table:table-cell>
          <table:table-cell office:value-type="float" office:value="3059.9729396478201" table:style-name="ce11">
            <text:p>3,060</text:p>
          </table:table-cell>
          <table:table-cell office:value-type="float" office:value="3031.1758936484898" table:style-name="ce11">
            <text:p>3,031</text:p>
          </table:table-cell>
          <table:table-cell office:value-type="float" office:value="3010.4314777862401" table:style-name="ce11">
            <text:p>3,010</text:p>
          </table:table-cell>
          <table:table-cell office:value-type="float" office:value="3019.7183288303099" table:style-name="ce11">
            <text:p>3,020</text:p>
          </table:table-cell>
          <table:table-cell office:value-type="float" office:value="3052.6584298972498" table:style-name="ce11">
            <text:p>3,053</text:p>
          </table:table-cell>
          <table:table-cell office:value-type="float" office:value="3103.7024412442001" table:style-name="ce11">
            <text:p>3,104</text:p>
          </table:table-cell>
          <table:table-cell office:value-type="float" office:value="3166.7212936464698" table:style-name="ce11">
            <text:p>3,167</text:p>
          </table:table-cell>
          <table:table-cell office:value-type="float" office:value="3205.1487910279102" table:style-name="ce11">
            <text:p>3,205</text:p>
          </table:table-cell>
          <table:table-cell office:value-type="float" office:value="3227.5990253938999" table:style-name="ce11">
            <text:p>3,228</text:p>
          </table:table-cell>
          <table:table-cell office:value-type="float" office:value="3276.89933843478" table:style-name="ce11">
            <text:p>3,277</text:p>
          </table:table-cell>
          <table:table-cell office:value-type="float" office:value="3303.0023609381801" table:style-name="ce11">
            <text:p>3,303</text:p>
          </table:table-cell>
          <table:table-cell office:value-type="float" office:value="3331.5189744683698" table:style-name="ce11">
            <text:p>3,332</text:p>
          </table:table-cell>
          <table:table-cell office:value-type="float" office:value="3367.17329729019" table:style-name="ce11">
            <text:p>3,367</text:p>
          </table:table-cell>
          <table:table-cell office:value-type="float" office:value="3412.8528596416099" table:style-name="ce11">
            <text:p>3,413</text:p>
          </table:table-cell>
          <table:table-cell office:value-type="float" office:value="3455.6874400644601" table:style-name="ce11">
            <text:p>3,456</text:p>
          </table:table-cell>
          <table:table-cell office:value-type="float" office:value="3496.54882301013" table:style-name="ce11">
            <text:p>3,497</text:p>
          </table:table-cell>
          <table:table-cell office:value-type="float" office:value="3536.9863417268102" table:style-name="ce11">
            <text:p>3,537</text:p>
          </table:table-cell>
          <table:table-cell office:value-type="float" office:value="3580.65040155408" table:style-name="ce11">
            <text:p>3,581</text:p>
          </table:table-cell>
          <table:table-cell office:value-type="float" office:value="3619.5448821813902" table:style-name="ce11">
            <text:p>3,620</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190960835602" table:style-name="ce11">
            <text:p>366</text:p>
          </table:table-cell>
          <table:table-cell office:value-type="float" office:value="321.41167810586899" table:style-name="ce11">
            <text:p>321</text:p>
          </table:table-cell>
          <table:table-cell office:value-type="float" office:value="299.62156433863498" table:style-name="ce11">
            <text:p>300</text:p>
          </table:table-cell>
          <table:table-cell office:value-type="float" office:value="334.23174504005698" table:style-name="ce11">
            <text:p>334</text:p>
          </table:table-cell>
          <table:table-cell office:value-type="float" office:value="360.20188063138698" table:style-name="ce11">
            <text:p>360</text:p>
          </table:table-cell>
          <table:table-cell office:value-type="float" office:value="789.34412120371803" table:style-name="ce11">
            <text:p>789</text:p>
          </table:table-cell>
          <table:table-cell office:value-type="float" office:value="706.68368962961904" table:style-name="ce11">
            <text:p>707</text:p>
          </table:table-cell>
          <table:table-cell office:value-type="float" office:value="746.64389826379704" table:style-name="ce11">
            <text:p>747</text:p>
          </table:table-cell>
          <table:table-cell office:value-type="float" office:value="713.103723148923" table:style-name="ce11">
            <text:p>713</text:p>
          </table:table-cell>
          <table:table-cell office:value-type="float" office:value="695.65363204115897" table:style-name="ce11">
            <text:p>696</text:p>
          </table:table-cell>
          <table:table-cell office:value-type="float" office:value="692.37252414739396" table:style-name="ce11">
            <text:p>692</text:p>
          </table:table-cell>
          <table:table-cell office:value-type="float" office:value="690.51596076443298" table:style-name="ce11">
            <text:p>691</text:p>
          </table:table-cell>
          <table:table-cell office:value-type="float" office:value="689.244183075097" table:style-name="ce11">
            <text:p>689</text:p>
          </table:table-cell>
          <table:table-cell office:value-type="float" office:value="688.28116489889101" table:style-name="ce11">
            <text:p>688</text:p>
          </table:table-cell>
          <table:table-cell office:value-type="float" office:value="690.31249923504902" table:style-name="ce11">
            <text:p>690</text:p>
          </table:table-cell>
          <table:table-cell office:value-type="float" office:value="692.40380916197898" table:style-name="ce11">
            <text:p>692</text:p>
          </table:table-cell>
          <table:table-cell office:value-type="float" office:value="694.58652843816003" table:style-name="ce11">
            <text:p>695</text:p>
          </table:table-cell>
          <table:table-cell office:value-type="float" office:value="697.75559624070502" table:style-name="ce11">
            <text:p>698</text:p>
          </table:table-cell>
          <table:table-cell office:value-type="float" office:value="699.91356855788797" table:style-name="ce11">
            <text:p>700</text:p>
          </table:table-cell>
          <table:table-cell office:value-type="float" office:value="702.00770432295599" table:style-name="ce11">
            <text:p>702</text:p>
          </table:table-cell>
          <table:table-cell office:value-type="float" office:value="704.32137675937702" table:style-name="ce11">
            <text:p>704</text:p>
          </table:table-cell>
          <table:table-cell office:value-type="float" office:value="706.66691285450202" table:style-name="ce11">
            <text:p>707</text:p>
          </table:table-cell>
          <table:table-cell office:value-type="float" office:value="709.97963365964404" table:style-name="ce11">
            <text:p>710</text:p>
          </table:table-cell>
          <table:table-cell office:value-type="float" office:value="714.35633754595494" table:style-name="ce11">
            <text:p>714</text:p>
          </table:table-cell>
          <table:table-cell office:value-type="float" office:value="720.33634486188305" table:style-name="ce11">
            <text:p>720</text:p>
          </table:table-cell>
          <table:table-cell office:value-type="float" office:value="724.89590627007794" table:style-name="ce11">
            <text:p>725</text:p>
          </table:table-cell>
          <table:table-cell office:value-type="float" office:value="730.20558751183103" table:style-name="ce11">
            <text:p>730</text:p>
          </table:table-cell>
          <table:table-cell office:value-type="float" office:value="733.84529639054801" table:style-name="ce11">
            <text:p>734</text:p>
          </table:table-cell>
          <table:table-cell office:value-type="float" office:value="736.358260976868" table:style-name="ce11">
            <text:p>736</text:p>
          </table:table-cell>
          <table:table-cell office:value-type="float" office:value="738.73238262949098" table:style-name="ce11">
            <text:p>739</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910490311198302" table:style-name="ce11">
            <text:p>94</text:p>
          </table:table-cell>
          <table:table-cell office:value-type="float" office:value="88.640462796130393" table:style-name="ce11">
            <text:p>89</text:p>
          </table:table-cell>
          <table:table-cell office:value-type="float" office:value="123.90064689125199" table:style-name="ce11">
            <text:p>124</text:p>
          </table:table-cell>
          <table:table-cell office:value-type="float" office:value="119.12062193451099" table:style-name="ce11">
            <text:p>119</text:p>
          </table:table-cell>
          <table:table-cell office:value-type="float" office:value="42.400221373600303" table:style-name="ce11">
            <text:p>42</text:p>
          </table:table-cell>
          <table:table-cell office:value-type="float" office:value="27.320142639781899" table:style-name="ce11">
            <text:p>27</text:p>
          </table:table-cell>
          <table:table-cell office:value-type="float" office:value="60.840317650232102" table:style-name="ce11">
            <text:p>61</text:p>
          </table:table-cell>
          <table:table-cell office:value-type="float" office:value="63.241423636832302" table:style-name="ce11">
            <text:p>63</text:p>
          </table:table-cell>
          <table:table-cell office:value-type="float" office:value="78.843563958329696" table:style-name="ce11">
            <text:p>79</text:p>
          </table:table-cell>
          <table:table-cell office:value-type="float" office:value="87.087888021101506" table:style-name="ce11">
            <text:p>87</text:p>
          </table:table-cell>
          <table:table-cell office:value-type="float" office:value="99.331204404937097" table:style-name="ce11">
            <text:p>99</text:p>
          </table:table-cell>
          <table:table-cell office:value-type="float" office:value="112.966189745056" table:style-name="ce11">
            <text:p>113</text:p>
          </table:table-cell>
          <table:table-cell office:value-type="float" office:value="119.56641722918501" table:style-name="ce11">
            <text:p>120</text:p>
          </table:table-cell>
          <table:table-cell office:value-type="float" office:value="124.522048309507" table:style-name="ce11">
            <text:p>125</text:p>
          </table:table-cell>
          <table:table-cell office:value-type="float" office:value="129.75556545247301" table:style-name="ce11">
            <text:p>130</text:p>
          </table:table-cell>
          <table:table-cell office:value-type="float" office:value="132.03889912620301" table:style-name="ce11">
            <text:p>132</text:p>
          </table:table-cell>
          <table:table-cell office:value-type="float" office:value="133.904464942369" table:style-name="ce11">
            <text:p>134</text:p>
          </table:table-cell>
          <table:table-cell office:value-type="float" office:value="135.332370913754" table:style-name="ce11">
            <text:p>135</text:p>
          </table:table-cell>
          <table:table-cell office:value-type="float" office:value="136.020793375968" table:style-name="ce11">
            <text:p>136</text:p>
          </table:table-cell>
          <table:table-cell office:value-type="float" office:value="136.556262413697" table:style-name="ce11">
            <text:p>137</text:p>
          </table:table-cell>
          <table:table-cell office:value-type="float" office:value="137.049093116081" table:style-name="ce11">
            <text:p>137</text:p>
          </table:table-cell>
          <table:table-cell office:value-type="float" office:value="136.09009838516499" table:style-name="ce11">
            <text:p>136</text:p>
          </table:table-cell>
          <table:table-cell office:value-type="float" office:value="131.828338111254" table:style-name="ce11">
            <text:p>132</text:p>
          </table:table-cell>
          <table:table-cell office:value-type="float" office:value="119.03454747114201" table:style-name="ce11">
            <text:p>119</text:p>
          </table:table-cell>
          <table:table-cell office:value-type="float" office:value="95.962510994520798" table:style-name="ce11">
            <text:p>96</text:p>
          </table:table-cell>
          <table:table-cell office:value-type="float" office:value="75.658621892396297" table:style-name="ce11">
            <text:p>76</text:p>
          </table:table-cell>
          <table:table-cell office:value-type="float" office:value="56.500711636265002" table:style-name="ce11">
            <text:p>57</text:p>
          </table:table-cell>
          <table:table-cell office:value-type="float" office:value="42.539226303912798" table:style-name="ce11">
            <text:p>43</text:p>
          </table:table-cell>
          <table:table-cell office:value-type="float" office:value="29.846735799985399" table:style-name="ce11">
            <text:p>30</text:p>
          </table:table-cell>
          <table:table-cell office:value-type="float" office:value="18.706771985487801" table:style-name="ce11">
            <text:p>19</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2"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201"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094762520101" table:style-name="ce11">
            <text:p>18</text:p>
          </table:table-cell>
          <table:table-cell office:value-type="float" office:value="8.17004265618651" table:style-name="ce11">
            <text:p>8</text:p>
          </table:table-cell>
          <table:table-cell office:value-type="float" office:value="16.6300868264853" table:style-name="ce11">
            <text:p>17</text:p>
          </table:table-cell>
          <table:table-cell office:value-type="float" office:value="17.110089332601401" table:style-name="ce11">
            <text:p>17</text:p>
          </table:table-cell>
          <table:table-cell office:value-type="float" office:value="18.050094240412399" table:style-name="ce11">
            <text:p>18</text:p>
          </table:table-cell>
          <table:table-cell office:value-type="float" office:value="19.820103481716" table:style-name="ce11">
            <text:p>20</text:p>
          </table:table-cell>
          <table:table-cell office:value-type="float" office:value="18.440096276631799" table:style-name="ce11">
            <text:p>18</text:p>
          </table:table-cell>
          <table:table-cell office:value-type="float" office:value="17.920093561672601" table:style-name="ce11">
            <text:p>18</text:p>
          </table:table-cell>
          <table:table-cell office:value-type="float" office:value="13.0700682394565" table:style-name="ce11">
            <text:p>13</text:p>
          </table:table-cell>
          <table:table-cell office:value-type="float" office:value="12.9300675085059" table:style-name="ce11">
            <text:p>13</text:p>
          </table:table-cell>
          <table:table-cell office:value-type="float" office:value="12.4971735386591" table:style-name="ce11">
            <text:p>12</text:p>
          </table:table-cell>
          <table:table-cell office:value-type="float" office:value="10.6229695460488" table:style-name="ce11">
            <text:p>11</text:p>
          </table:table-cell>
          <table:table-cell office:value-type="float" office:value="9.1592220836773706" table:style-name="ce11">
            <text:p>9</text:p>
          </table:table-cell>
          <table:table-cell office:value-type="float" office:value="7.8522867678913002" table:style-name="ce11">
            <text:p>8</text:p>
          </table:table-cell>
          <table:table-cell office:value-type="float" office:value="6.6454884832802303" table:style-name="ce11">
            <text:p>7</text:p>
          </table:table-cell>
          <table:table-cell office:value-type="float" office:value="5.9342293176027603" table:style-name="ce11">
            <text:p>6</text:p>
          </table:table-cell>
          <table:table-cell office:value-type="float" office:value="5.0130594898016403" table:style-name="ce11">
            <text:p>5</text:p>
          </table:table-cell>
          <table:table-cell office:value-type="float" office:value="4.3459886195264303" table:style-name="ce11">
            <text:p>4</text:p>
          </table:table-cell>
          <table:table-cell office:value-type="float" office:value="3.5980405745438602" table:style-name="ce11">
            <text:p>4</text:p>
          </table:table-cell>
          <table:table-cell office:value-type="float" office:value="2.9243286142296898" table:style-name="ce11">
            <text:p>3</text:p>
          </table:table-cell>
          <table:table-cell office:value-type="float" office:value="2.4520030169654099" table:style-name="ce11">
            <text:p>2</text:p>
          </table:table-cell>
          <table:table-cell office:value-type="float" office:value="1.92968251552439" table:style-name="ce11">
            <text:p>2</text:p>
          </table:table-cell>
          <table:table-cell office:value-type="float" office:value="1.49569533946709" table:style-name="ce11">
            <text:p>1</text:p>
          </table:table-cell>
          <table:table-cell office:value-type="float" office:value="1.13324694700073" table:style-name="ce11">
            <text:p>1</text:p>
          </table:table-cell>
          <table:table-cell office:value-type="float" office:value="0.85771242178530904" table:style-name="ce11">
            <text:p>1</text:p>
          </table:table-cell>
          <table:table-cell office:value-type="float" office:value="0.60726995408565099" table:style-name="ce11">
            <text:p>1</text:p>
          </table:table-cell>
          <table:table-cell office:value-type="float" office:value="0.449395017943723" table:style-name="ce11">
            <text:p>0</text:p>
          </table:table-cell>
          <table:table-cell office:value-type="float" office:value="0.24656137483981999" table:style-name="ce11">
            <text:p>0</text:p>
          </table:table-cell>
          <table:table-cell office:value-type="float" office:value="2.6389195509589999E-2"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51349869549398" table:style-name="ce11">
            <text:p>351</text:p>
          </table:table-cell>
          <table:table-cell office:value-type="float" office:value="362.46877957227503" table:style-name="ce11">
            <text:p>362</text:p>
          </table:table-cell>
          <table:table-cell office:value-type="float" office:value="386.62638032553298" table:style-name="ce11">
            <text:p>387</text:p>
          </table:table-cell>
          <table:table-cell office:value-type="float" office:value="376.154766609619" table:style-name="ce11">
            <text:p>376</text:p>
          </table:table-cell>
          <table:table-cell office:value-type="float" office:value="390.89925654995699" table:style-name="ce11">
            <text:p>391</text:p>
          </table:table-cell>
          <table:table-cell office:value-type="float" office:value="397.00001535775499" table:style-name="ce11">
            <text:p>397</text:p>
          </table:table-cell>
          <table:table-cell office:value-type="float" office:value="419.25290471816999" table:style-name="ce11">
            <text:p>419</text:p>
          </table:table-cell>
          <table:table-cell office:value-type="float" office:value="439.55286865113902" table:style-name="ce11">
            <text:p>440</text:p>
          </table:table-cell>
          <table:table-cell office:value-type="float" office:value="462.31521453091102" table:style-name="ce11">
            <text:p>462</text:p>
          </table:table-cell>
          <table:table-cell office:value-type="float" office:value="529.72684140647505" table:style-name="ce11">
            <text:p>530</text:p>
          </table:table-cell>
          <table:table-cell office:value-type="float" office:value="488.09318228990799" table:style-name="ce11">
            <text:p>488</text:p>
          </table:table-cell>
          <table:table-cell office:value-type="float" office:value="612.18202577192903" table:style-name="ce11">
            <text:p>612</text:p>
          </table:table-cell>
          <table:table-cell office:value-type="float" office:value="849.19903709095797" table:style-name="ce11">
            <text:p>849</text:p>
          </table:table-cell>
          <table:table-cell office:value-type="float" office:value="1057.7796419817901" table:style-name="ce11">
            <text:p>1,058</text:p>
          </table:table-cell>
          <table:table-cell office:value-type="float" office:value="1304.2279884990901" table:style-name="ce11">
            <text:p>1,304</text:p>
          </table:table-cell>
          <table:table-cell office:value-type="float" office:value="1590.32113565396" table:style-name="ce11">
            <text:p>1,590</text:p>
          </table:table-cell>
          <table:table-cell office:value-type="float" office:value="1947.5301528478301" table:style-name="ce11">
            <text:p>1,948</text:p>
          </table:table-cell>
          <table:table-cell office:value-type="float" office:value="2268.1401194371101" table:style-name="ce11">
            <text:p>2,268</text:p>
          </table:table-cell>
          <table:table-cell office:value-type="float" office:value="2594.9700850242398" table:style-name="ce11">
            <text:p>2,595</text:p>
          </table:table-cell>
          <table:table-cell office:value-type="float" office:value="2921.1043096785202" table:style-name="ce11">
            <text:p>2,921</text:p>
          </table:table-cell>
          <table:table-cell office:value-type="float" office:value="3240.8680043096101" table:style-name="ce11">
            <text:p>3,241</text:p>
          </table:table-cell>
          <table:table-cell office:value-type="float" office:value="3558.74963776812" table:style-name="ce11">
            <text:p>3,559</text:p>
          </table:table-cell>
          <table:table-cell office:value-type="float" office:value="3864.63093975007" table:style-name="ce11">
            <text:p>3,865</text:p>
          </table:table-cell>
          <table:table-cell office:value-type="float" office:value="4278.7114900092802" table:style-name="ce11">
            <text:p>4,279</text:p>
          </table:table-cell>
          <table:table-cell office:value-type="float" office:value="4595.8730489829804" table:style-name="ce11">
            <text:p>4,596</text:p>
          </table:table-cell>
          <table:table-cell office:value-type="float" office:value="4873.9491844634504" table:style-name="ce11">
            <text:p>4,874</text:p>
          </table:table-cell>
          <table:table-cell office:value-type="float" office:value="5138.2942737752201" table:style-name="ce11">
            <text:p>5,138</text:p>
          </table:table-cell>
          <table:table-cell office:value-type="float" office:value="5388.3389160165098" table:style-name="ce11">
            <text:p>5,388</text:p>
          </table:table-cell>
          <table:table-cell office:value-type="float" office:value="5606.9334124909301" table:style-name="ce11">
            <text:p>5,607</text:p>
          </table:table-cell>
          <table:table-cell office:value-type="float" office:value="5799.75223619599" table:style-name="ce11">
            <text:p>5,800</text:p>
          </table:table-cell>
          <table:table-cell office:value-type="float" office:value="5977.3860356649402" table:style-name="ce11">
            <text:p>5,977</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02E-2" table:style-name="ce11">
            <text:p>0</text:p>
          </table:table-cell>
          <table:table-cell office:value-type="float" office:value="4.0695168073080899E-2" table:style-name="ce11">
            <text:p>0</text:p>
          </table:table-cell>
          <table:table-cell office:value-type="float" office:value="4.1984803681030601E-2" table:style-name="ce11">
            <text:p>0</text:p>
          </table:table-cell>
          <table:table-cell office:value-type="float" office:value="4.14116322997196E-2" table:style-name="ce11">
            <text:p>0</text:p>
          </table:table-cell>
          <table:table-cell office:value-type="float" office:value="4.1554925145047397E-2" table:style-name="ce11">
            <text:p>0</text:p>
          </table:table-cell>
          <table:table-cell office:value-type="float" office:value="4.1984803681030601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51109497263803E-2" table:style-name="ce11">
            <text:p>0</text:p>
          </table:table-cell>
          <table:table-cell office:value-type="float" office:value="4.2673627743873503E-2" table:style-name="ce11">
            <text:p>0</text:p>
          </table:table-cell>
          <table:table-cell office:value-type="float" office:value="3.6195813125283603E-2" table:style-name="ce11">
            <text:p>0</text:p>
          </table:table-cell>
          <table:table-cell office:value-type="float" office:value="3.9736590899936801E-2" table:style-name="ce11">
            <text:p>0</text:p>
          </table:table-cell>
          <table:table-cell office:value-type="float" office:value="3.1218328712521701E-2" table:style-name="ce11">
            <text:p>0</text:p>
          </table:table-cell>
          <table:table-cell office:value-type="float" office:value="2.1499019234289998E-2" table:style-name="ce11">
            <text:p>0</text:p>
          </table:table-cell>
          <table:table-cell office:value-type="float" office:value="3.26455530749786E-2" table:style-name="ce11">
            <text:p>0</text:p>
          </table:table-cell>
          <table:table-cell office:value-type="float" office:value="6.5833767116574599E-2" table:style-name="ce11">
            <text:p>0</text:p>
          </table:table-cell>
          <table:table-cell office:value-type="float" office:value="0.11890314468926801" table:style-name="ce11">
            <text:p>0</text:p>
          </table:table-cell>
          <table:table-cell office:value-type="float" office:value="0.18288245616738499" table:style-name="ce11">
            <text:p>0</text:p>
          </table:table-cell>
          <table:table-cell office:value-type="float" office:value="0.39120442901244901" table:style-name="ce11">
            <text:p>0</text:p>
          </table:table-cell>
          <table:table-cell office:value-type="float" office:value="0.50117771269237898" table:style-name="ce11">
            <text:p>1</text:p>
          </table:table-cell>
          <table:table-cell office:value-type="float" office:value="0.63356788377202999" table:style-name="ce11">
            <text:p>1</text:p>
          </table:table-cell>
          <table:table-cell office:value-type="float" office:value="0.76844153679637806" table:style-name="ce11">
            <text:p>1</text:p>
          </table:table-cell>
          <table:table-cell office:value-type="float" office:value="0.87758097701783599" table:style-name="ce11">
            <text:p>1</text:p>
          </table:table-cell>
          <table:table-cell office:value-type="float" office:value="0.97311307195073604" table:style-name="ce11">
            <text:p>1</text:p>
          </table:table-cell>
          <table:table-cell office:value-type="float" office:value="1.04358002564893" table:style-name="ce11">
            <text:p>1</text:p>
          </table:table-cell>
          <table:table-cell office:value-type="float" office:value="1.0899792548256799" table:style-name="ce11">
            <text:p>1</text:p>
          </table:table-cell>
          <table:table-cell office:value-type="float" office:value="1.11874930096921" table:style-name="ce11">
            <text:p>1</text:p>
          </table:table-cell>
          <table:table-cell office:value-type="float" office:value="1.11227075125346" table:style-name="ce11">
            <text:p>1</text:p>
          </table:table-cell>
          <table:table-cell office:value-type="float" office:value="1.0995377044114001" table:style-name="ce11">
            <text:p>1</text:p>
          </table:table-cell>
          <table:table-cell office:value-type="float" office:value="1.0837723461561" table:style-name="ce11">
            <text:p>1</text:p>
          </table:table-cell>
          <table:table-cell office:value-type="float" office:value="1.06716558304854" table:style-name="ce11">
            <text:p>1</text:p>
          </table:table-cell>
          <table:table-cell office:value-type="float" office:value="1.0501354719562399" table:style-name="ce11">
            <text:p>1</text:p>
          </table:table-cell>
          <table:table-cell office:value-type="float" office:value="1.0345569250965601" table:style-name="ce11">
            <text:p>1</text:p>
          </table:table-cell>
          <table:table-cell office:value-type="float" office:value="1.02195921563965" table:style-name="ce11">
            <text:p>1</text:p>
          </table:table-cell>
          <table:table-cell office:value-type="float" office:value="1.0140774709035201" table:style-name="ce11">
            <text:p>1</text:p>
          </table:table-cell>
          <table:table-cell office:value-type="float" office:value="1.0095415944722099" table:style-name="ce11">
            <text:p>1</text:p>
          </table:table-cell>
          <table:table-cell office:value-type="float" office:value="1.0077656112111899" table:style-name="ce11">
            <text:p>1</text:p>
          </table:table-cell>
          <table:table-cell office:value-type="float" office:value="1.0078980781462299" table:style-name="ce11">
            <text:p>1</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9.763444656758" table:style-name="ce11">
            <text:p>660</text:p>
          </table:table-cell>
          <table:table-cell office:value-type="float" office:value="650.59339677949504" table:style-name="ce11">
            <text:p>651</text:p>
          </table:table-cell>
          <table:table-cell office:value-type="float" office:value="672.62351179978702" table:style-name="ce11">
            <text:p>673</text:p>
          </table:table-cell>
          <table:table-cell office:value-type="float" office:value="667.42348465019597" table:style-name="ce11">
            <text:p>667</text:p>
          </table:table-cell>
          <table:table-cell office:value-type="float" office:value="675.78352829838695" table:style-name="ce11">
            <text:p>676</text:p>
          </table:table-cell>
          <table:table-cell office:value-type="float" office:value="673.67351728191795" table:style-name="ce11">
            <text:p>674</text:p>
          </table:table-cell>
          <table:table-cell office:value-type="float" office:value="666.41347937691" table:style-name="ce11">
            <text:p>666</text:p>
          </table:table-cell>
          <table:table-cell office:value-type="float" office:value="661.42345332374202" table:style-name="ce11">
            <text:p>661</text:p>
          </table:table-cell>
          <table:table-cell office:value-type="float" office:value="658.27343687735504" table:style-name="ce11">
            <text:p>658</text:p>
          </table:table-cell>
          <table:table-cell office:value-type="float" office:value="688.45359444941198" table:style-name="ce11">
            <text:p>688</text:p>
          </table:table-cell>
          <table:table-cell office:value-type="float" office:value="576.55301021106698" table:style-name="ce11">
            <text:p>577</text:p>
          </table:table-cell>
          <table:table-cell office:value-type="float" office:value="669.38349488350298" table:style-name="ce11">
            <text:p>669</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03"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7899" table:style-name="ce11">
            <text:p>42,517</text:p>
          </table:table-cell>
          <table:table-cell office:value-type="float" office:value="42895.502413171504"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7.8384437278" table:style-name="ce11">
            <text:p>39,228</text:p>
          </table:table-cell>
          <table:table-cell office:value-type="float" office:value="38706.667576559099" table:style-name="ce11">
            <text:p>38,707</text:p>
          </table:table-cell>
          <table:table-cell office:value-type="float" office:value="38554.379265189003" table:style-name="ce11">
            <text:p>38,554</text:p>
          </table:table-cell>
          <table:table-cell office:value-type="float" office:value="38233.9039000993" table:style-name="ce11">
            <text:p>38,234</text:p>
          </table:table-cell>
          <table:table-cell office:value-type="float" office:value="38784.138737108202" table:style-name="ce11">
            <text:p>38,784</text:p>
          </table:table-cell>
          <table:table-cell office:value-type="float" office:value="39560.303113330003" table:style-name="ce11">
            <text:p>39,560</text:p>
          </table:table-cell>
          <table:table-cell office:value-type="float" office:value="40481.930353495001" table:style-name="ce11">
            <text:p>40,482</text:p>
          </table:table-cell>
          <table:table-cell office:value-type="float" office:value="40574.632985124299" table:style-name="ce11">
            <text:p>40,575</text:p>
          </table:table-cell>
          <table:table-cell office:value-type="float" office:value="40045.822992888301" table:style-name="ce11">
            <text:p>40,046</text:p>
          </table:table-cell>
          <table:table-cell office:value-type="float" office:value="39241.317743223401" table:style-name="ce11">
            <text:p>39,241</text:p>
          </table:table-cell>
          <table:table-cell office:value-type="float" office:value="31829.6355819606" table:style-name="ce11">
            <text:p>31,830</text:p>
          </table:table-cell>
          <table:table-cell office:value-type="float" office:value="32961.070432122797" table:style-name="ce11">
            <text:p>32,961</text:p>
          </table:table-cell>
          <table:table-cell office:value-type="float" office:value="35685.215695946201" table:style-name="ce11">
            <text:p>35,685</text:p>
          </table:table-cell>
          <table:table-cell office:value-type="float" office:value="34937.686258521098" table:style-name="ce11">
            <text:p>34,938</text:p>
          </table:table-cell>
          <table:table-cell office:value-type="float" office:value="34512.564788825999" table:style-name="ce11">
            <text:p>34,513</text:p>
          </table:table-cell>
          <table:table-cell office:value-type="float" office:value="33680.827323735502" table:style-name="ce11">
            <text:p>33,681</text:p>
          </table:table-cell>
          <table:table-cell office:value-type="float" office:value="32921.656275800902" table:style-name="ce11">
            <text:p>32,922</text:p>
          </table:table-cell>
          <table:table-cell office:value-type="float" office:value="31862.566004946799" table:style-name="ce11">
            <text:p>31,863</text:p>
          </table:table-cell>
          <table:table-cell office:value-type="float" office:value="30753.860203407301" table:style-name="ce11">
            <text:p>30,754</text:p>
          </table:table-cell>
          <table:table-cell office:value-type="float" office:value="29664.402744829698" table:style-name="ce11">
            <text:p>29,664</text:p>
          </table:table-cell>
          <table:table-cell office:value-type="float" office:value="28461.5529729019" table:style-name="ce11">
            <text:p>28,462</text:p>
          </table:table-cell>
          <table:table-cell office:value-type="float" office:value="27338.610769151299" table:style-name="ce11">
            <text:p>27,339</text:p>
          </table:table-cell>
          <table:table-cell office:value-type="float" office:value="26278.238350428299" table:style-name="ce11">
            <text:p>26,278</text:p>
          </table:table-cell>
          <table:table-cell office:value-type="float" office:value="25345.738704952899" table:style-name="ce11">
            <text:p>25,346</text:p>
          </table:table-cell>
          <table:table-cell office:value-type="float" office:value="24463.849902509599" table:style-name="ce11">
            <text:p>24,464</text:p>
          </table:table-cell>
          <table:table-cell office:value-type="float" office:value="23677.5948440842" table:style-name="ce11">
            <text:p>23,678</text:p>
          </table:table-cell>
          <table:table-cell office:value-type="float" office:value="22944.751020651402" table:style-name="ce11">
            <text:p>22,945</text:p>
          </table:table-cell>
          <table:table-cell office:value-type="float" office:value="22304.027768817501" table:style-name="ce11">
            <text:p>22,304</text:p>
          </table:table-cell>
          <table:table-cell office:value-type="float" office:value="21724.229902425101" table:style-name="ce11">
            <text:p>21,724</text:p>
          </table:table-cell>
          <table:table-cell office:value-type="float" office:value="21280.9879508962" table:style-name="ce11">
            <text:p>21,281</text:p>
          </table:table-cell>
          <table:table-cell office:value-type="float" office:value="20886.1701012302" table:style-name="ce11">
            <text:p>20,88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48.24" table:style-name="ce11">
            <text:p>948</text:p>
          </table:table-cell>
          <table:table-cell office:value-type="float" office:value="893.9" table:style-name="ce11">
            <text:p>894</text:p>
          </table:table-cell>
          <table:table-cell office:value-type="float" office:value="833.19" table:style-name="ce11">
            <text:p>833</text:p>
          </table:table-cell>
          <table:table-cell office:value-type="float" office:value="736.18" table:style-name="ce11">
            <text:p>736</text:p>
          </table:table-cell>
          <table:table-cell office:value-type="float" office:value="698.65" table:style-name="ce11">
            <text:p>699</text:p>
          </table:table-cell>
          <table:table-cell office:value-type="float" office:value="905.95" table:style-name="ce11">
            <text:p>906</text:p>
          </table:table-cell>
          <table:table-cell office:value-type="float" office:value="944.78" table:style-name="ce11">
            <text:p>945</text:p>
          </table:table-cell>
          <table:table-cell office:value-type="float" office:value="926.68" table:style-name="ce11">
            <text:p>927</text:p>
          </table:table-cell>
          <table:table-cell office:value-type="float" office:value="910.87" table:style-name="ce11">
            <text:p>911</text:p>
          </table:table-cell>
          <table:table-cell office:value-type="float" office:value="947.06" table:style-name="ce11">
            <text:p>947</text:p>
          </table:table-cell>
          <table:table-cell office:value-type="float" office:value="472.79" table:style-name="ce11">
            <text:p>473</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office:value-type="float" office:value="928.20333333333303" table:style-name="ce11">
            <text:p>928</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2999" table:style-name="ce11">
            <text:p>75</text:p>
          </table:table-cell>
          <table:table-cell office:value-type="float" office:value="192.53690553707" table:style-name="ce11">
            <text:p>193</text:p>
          </table:table-cell>
          <table:table-cell office:value-type="float" office:value="371.63778288552697"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1128.19080622824" table:style-name="ce11">
            <text:p>1,128</text:p>
          </table:table-cell>
          <table:table-cell office:value-type="float" office:value="958.07645757080002" table:style-name="ce11">
            <text:p>958</text:p>
          </table:table-cell>
          <table:table-cell office:value-type="float" office:value="1092.0129930624601" table:style-name="ce11">
            <text:p>1,092</text:p>
          </table:table-cell>
          <table:table-cell office:value-type="float" office:value="1243.2929770220801" table:style-name="ce11">
            <text:p>1,243</text:p>
          </table:table-cell>
          <table:table-cell office:value-type="float" office:value="998.13426809662303" table:style-name="ce11">
            <text:p>998</text:p>
          </table:table-cell>
          <table:table-cell office:value-type="float" office:value="1009.94117824823" table:style-name="ce11">
            <text:p>1,010</text:p>
          </table:table-cell>
          <table:table-cell office:value-type="float" office:value="997.51250681059196" table:style-name="ce11">
            <text:p>998</text:p>
          </table:table-cell>
          <table:table-cell office:value-type="float" office:value="1365.63263860898" table:style-name="ce11">
            <text:p>1,366</text:p>
          </table:table-cell>
          <table:table-cell office:value-type="float" office:value="1432.4406901567199" table:style-name="ce11">
            <text:p>1,432</text:p>
          </table:table-cell>
          <table:table-cell office:value-type="float" office:value="1048.2617808621601" table:style-name="ce11">
            <text:p>1,048</text:p>
          </table:table-cell>
          <table:table-cell office:value-type="float" office:value="1896.3000396976299" table:style-name="ce11">
            <text:p>1,896</text:p>
          </table:table-cell>
          <table:table-cell office:value-type="float" office:value="2527.91993065004" table:style-name="ce11">
            <text:p>2,528</text:p>
          </table:table-cell>
          <table:table-cell office:value-type="float" office:value="2613.3844284223901" table:style-name="ce11">
            <text:p>2,613</text:p>
          </table:table-cell>
          <table:table-cell office:value-type="float" office:value="2705.0180941687199" table:style-name="ce11">
            <text:p>2,705</text:p>
          </table:table-cell>
          <table:table-cell office:value-type="float" office:value="2749.1469013660399" table:style-name="ce11">
            <text:p>2,749</text:p>
          </table:table-cell>
          <table:table-cell office:value-type="float" office:value="2812.8964688644801" table:style-name="ce11">
            <text:p>2,813</text:p>
          </table:table-cell>
          <table:table-cell office:value-type="float" office:value="2846.7122498436302" table:style-name="ce11">
            <text:p>2,847</text:p>
          </table:table-cell>
          <table:table-cell office:value-type="float" office:value="2878.0160115190602" table:style-name="ce11">
            <text:p>2,878</text:p>
          </table:table-cell>
          <table:table-cell office:value-type="float" office:value="2906.7952846992998" table:style-name="ce11">
            <text:p>2,907</text:p>
          </table:table-cell>
          <table:table-cell office:value-type="float" office:value="2910.35148485628" table:style-name="ce11">
            <text:p>2,910</text:p>
          </table:table-cell>
          <table:table-cell office:value-type="float" office:value="2903.0174283486099" table:style-name="ce11">
            <text:p>2,903</text:p>
          </table:table-cell>
          <table:table-cell office:value-type="float" office:value="2911.59133191213" table:style-name="ce11">
            <text:p>2,912</text:p>
          </table:table-cell>
          <table:table-cell office:value-type="float" office:value="2835.3389679902202" table:style-name="ce11">
            <text:p>2,835</text:p>
          </table:table-cell>
          <table:table-cell office:value-type="float" office:value="2764.9238061514998" table:style-name="ce11">
            <text:p>2,765</text:p>
          </table:table-cell>
          <table:table-cell office:value-type="float" office:value="2684.9151031469601" table:style-name="ce11">
            <text:p>2,685</text:p>
          </table:table-cell>
          <table:table-cell office:value-type="float" office:value="2647.2242688840602" table:style-name="ce11">
            <text:p>2,647</text:p>
          </table:table-cell>
          <table:table-cell office:value-type="float" office:value="2626.8843857116799" table:style-name="ce11">
            <text:p>2,627</text:p>
          </table:table-cell>
          <table:table-cell office:value-type="float" office:value="2619.7225564381902" table:style-name="ce11">
            <text:p>2,620</text:p>
          </table:table-cell>
          <table:table-cell office:value-type="float" office:value="2629.2676451655102" table:style-name="ce11">
            <text:p>2,629</text:p>
          </table:table-cell>
          <table:table-cell office:value-type="float" office:value="2639.3362173475198" table:style-name="ce11">
            <text:p>2,639</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610071058837301" table:style-name="ce11">
            <text:p>14</text:p>
          </table:table-cell>
          <table:table-cell office:value-type="float" office:value="11.0700577973055" table:style-name="ce11">
            <text:p>11</text:p>
          </table:table-cell>
          <table:table-cell office:value-type="float" office:value="11.6000605644755" table:style-name="ce11">
            <text:p>12</text:p>
          </table:table-cell>
          <table:table-cell office:value-type="float" office:value="9.8800515842257095" table:style-name="ce11">
            <text:p>10</text:p>
          </table:table-cell>
          <table:table-cell office:value-type="float" office:value="9.3600488692664801" table:style-name="ce11">
            <text:p>9</text:p>
          </table:table-cell>
          <table:table-cell office:value-type="float" office:value="9.3600488692664801" table:style-name="ce11">
            <text:p>9</text:p>
          </table:table-cell>
          <table:table-cell office:value-type="float" office:value="10.8000563876152"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9.4700494435847702" table:style-name="ce11">
            <text:p>9</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office:value-type="float" office:value="10.770056230982901" table:style-name="ce11">
            <text:p>11</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table table:name="Pre2010_Baseline"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2" table:number-columns-repeated="41" table:default-cell-style-name="ce1"/>
        <table:table-column table:style-name="co2" table:number-columns-repeated="16339" table:default-cell-style-name="ce1"/>
        <table:table-row table:style-name="ro1">
          <table:table-cell office:value-type="string" table:style-name="ce6">
            <text:p>Pre2010 Baseline - Annex F - Final Energy Demand</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fuel</text:p>
          </table:table-cell>
          <table:table-cell office:value-type="string" table:style-name="ce7">
            <text:p>units</text:p>
          </table:table-cell>
          <table:table-cell office:value-type="string" table:style-name="ce7">
            <text:p>Note</text:p>
          </table:table-cell>
          <table:table-cell office:value-type="string" table:style-name="ce10">
            <text:p>2000</text:p>
          </table:table-cell>
          <table:table-cell office:value-type="string" table:style-name="ce10">
            <text:p>2001</text:p>
          </table:table-cell>
          <table:table-cell office:value-type="string" table:style-name="ce10">
            <text:p>2002</text:p>
          </table:table-cell>
          <table:table-cell office:value-type="string" table:style-name="ce10">
            <text:p>2003</text:p>
          </table:table-cell>
          <table:table-cell office:value-type="string" table:style-name="ce10">
            <text:p>2004</text:p>
          </table:table-cell>
          <table:table-cell office:value-type="string" table:style-name="ce10">
            <text:p>2005</text:p>
          </table:table-cell>
          <table:table-cell office:value-type="string" table:style-name="ce10">
            <text:p>2006</text:p>
          </table:table-cell>
          <table:table-cell office:value-type="string" table:style-name="ce10">
            <text:p>2007</text:p>
          </table:table-cell>
          <table:table-cell office:value-type="string" table:style-name="ce10">
            <text:p>2008</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57886.251908387" table:style-name="ce11">
            <text:p>157,886</text:p>
          </table:table-cell>
          <table:table-cell office:value-type="float" office:value="159677.02731341799" table:style-name="ce11">
            <text:p>159,677</text:p>
          </table:table-cell>
          <table:table-cell office:value-type="float" office:value="155750.02178821599" table:style-name="ce11">
            <text:p>155,750</text:p>
          </table:table-cell>
          <table:table-cell office:value-type="float" office:value="157464.42441522799" table:style-name="ce11">
            <text:p>157,464</text:p>
          </table:table-cell>
          <table:table-cell office:value-type="float" office:value="159185.52522714701" table:style-name="ce11">
            <text:p>159,186</text:p>
          </table:table-cell>
          <table:table-cell office:value-type="float" office:value="157951.85813141501" table:style-name="ce11">
            <text:p>157,952</text:p>
          </table:table-cell>
          <table:table-cell office:value-type="float" office:value="155204.60108650901" table:style-name="ce11">
            <text:p>155,205</text:p>
          </table:table-cell>
          <table:table-cell office:value-type="float" office:value="152433.662822682" table:style-name="ce11">
            <text:p>152,434</text:p>
          </table:table-cell>
          <table:table-cell office:value-type="float" office:value="152798.972646112" table:style-name="ce11">
            <text:p>152,799</text:p>
          </table:table-cell>
          <table:table-cell office:value-type="float" office:value="143112.420369645" table:style-name="ce11">
            <text:p>143,112</text:p>
          </table:table-cell>
          <table:table-cell office:value-type="float" office:value="149193.572114357" table:style-name="ce11">
            <text:p>149,194</text:p>
          </table:table-cell>
          <table:table-cell office:value-type="float" office:value="138266.72531124699" table:style-name="ce11">
            <text:p>138,267</text:p>
          </table:table-cell>
          <table:table-cell office:value-type="float" office:value="142588.73737208699" table:style-name="ce11">
            <text:p>142,589</text:p>
          </table:table-cell>
          <table:table-cell office:value-type="float" office:value="144019.82026713999" table:style-name="ce11">
            <text:p>144,020</text:p>
          </table:table-cell>
          <table:table-cell office:value-type="float" office:value="137637.53196629899" table:style-name="ce11">
            <text:p>137,638</text:p>
          </table:table-cell>
          <table:table-cell office:value-type="float" office:value="140832.08709592701" table:style-name="ce11">
            <text:p>140,832</text:p>
          </table:table-cell>
          <table:table-cell office:value-type="float" office:value="143562.27798845599" table:style-name="ce11">
            <text:p>143,562</text:p>
          </table:table-cell>
          <table:table-cell office:value-type="float" office:value="144620.91676898801" table:style-name="ce11">
            <text:p>144,621</text:p>
          </table:table-cell>
          <table:table-cell office:value-type="float" office:value="147204.81358195399" table:style-name="ce11">
            <text:p>147,205</text:p>
          </table:table-cell>
          <table:table-cell office:value-type="float" office:value="146689.85112800001" table:style-name="ce11">
            <text:p>146,690</text:p>
          </table:table-cell>
          <table:table-cell office:value-type="float" office:value="128839.668630509" table:style-name="ce11">
            <text:p>128,840</text:p>
          </table:table-cell>
          <table:table-cell office:value-type="float" office:value="136877.23942767599" table:style-name="ce11">
            <text:p>136,877</text:p>
          </table:table-cell>
          <table:table-cell office:value-type="float" office:value="144676.74483769899" table:style-name="ce11">
            <text:p>144,677</text:p>
          </table:table-cell>
          <table:table-cell office:value-type="float" office:value="140606.40662723401" table:style-name="ce11">
            <text:p>140,606</text:p>
          </table:table-cell>
          <table:table-cell office:value-type="float" office:value="141144.45109302201" table:style-name="ce11">
            <text:p>141,144</text:p>
          </table:table-cell>
          <table:table-cell office:value-type="float" office:value="143527.081014517" table:style-name="ce11">
            <text:p>143,527</text:p>
          </table:table-cell>
          <table:table-cell office:value-type="float" office:value="147621.09576418099" table:style-name="ce11">
            <text:p>147,621</text:p>
          </table:table-cell>
          <table:table-cell office:value-type="float" office:value="150104.50212294899" table:style-name="ce11">
            <text:p>150,105</text:p>
          </table:table-cell>
          <table:table-cell office:value-type="float" office:value="151172.082772672" table:style-name="ce11">
            <text:p>151,172</text:p>
          </table:table-cell>
          <table:table-cell office:value-type="float" office:value="151915.46156880399" table:style-name="ce11">
            <text:p>151,915</text:p>
          </table:table-cell>
          <table:table-cell office:value-type="float" office:value="152712.81922764101" table:style-name="ce11">
            <text:p>152,713</text:p>
          </table:table-cell>
          <table:table-cell office:value-type="float" office:value="153182.48996136701" table:style-name="ce11">
            <text:p>153,182</text:p>
          </table:table-cell>
          <table:table-cell office:value-type="float" office:value="153866.38997724999" table:style-name="ce11">
            <text:p>153,866</text:p>
          </table:table-cell>
          <table:table-cell office:value-type="float" office:value="154443.50688709499" table:style-name="ce11">
            <text:p>154,444</text:p>
          </table:table-cell>
          <table:table-cell office:value-type="float" office:value="154969.82650027299" table:style-name="ce11">
            <text:p>154,970</text:p>
          </table:table-cell>
          <table:table-cell office:value-type="float" office:value="155431.194554246" table:style-name="ce11">
            <text:p>155,431</text:p>
          </table:table-cell>
          <table:table-cell office:value-type="float" office:value="156093.485417724" table:style-name="ce11">
            <text:p>156,093</text:p>
          </table:table-cell>
          <table:table-cell office:value-type="float" office:value="156964.446298906" table:style-name="ce11">
            <text:p>156,964</text:p>
          </table:table-cell>
          <table:table-cell office:value-type="float" office:value="158005.99896858199" table:style-name="ce11">
            <text:p>158,006</text:p>
          </table:table-cell>
          <table:table-cell office:value-type="float" office:value="159061.736883106" table:style-name="ce11">
            <text:p>159,062</text:p>
          </table:table-cell>
          <table:table-cell office:value-type="float" office:value="159986.91186908801" table:style-name="ce11">
            <text:p>159,987</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Total</text:p>
          </table:table-cell>
          <table:table-cell office:value-type="string" table:style-name="ce11">
            <text:p>ktoe</text:p>
          </table:table-cell>
          <table:table-cell table:style-name="ce12"/>
          <table:table-cell office:value-type="float" office:value="145753.820273274" table:style-name="ce11">
            <text:p>145,754</text:p>
          </table:table-cell>
          <table:table-cell office:value-type="float" office:value="147544.59567830499" table:style-name="ce11">
            <text:p>147,545</text:p>
          </table:table-cell>
          <table:table-cell office:value-type="float" office:value="143617.59015310401" table:style-name="ce11">
            <text:p>143,618</text:p>
          </table:table-cell>
          <table:table-cell office:value-type="float" office:value="145331.99278011499" table:style-name="ce11">
            <text:p>145,332</text:p>
          </table:table-cell>
          <table:table-cell office:value-type="float" office:value="147053.09359203401" table:style-name="ce11">
            <text:p>147,053</text:p>
          </table:table-cell>
          <table:table-cell office:value-type="float" office:value="145819.42649630201" table:style-name="ce11">
            <text:p>145,819</text:p>
          </table:table-cell>
          <table:table-cell office:value-type="float" office:value="143072.16945139601" table:style-name="ce11">
            <text:p>143,072</text:p>
          </table:table-cell>
          <table:table-cell office:value-type="float" office:value="140301.23118756901" table:style-name="ce11">
            <text:p>140,301</text:p>
          </table:table-cell>
          <table:table-cell office:value-type="float" office:value="140666.541010999" table:style-name="ce11">
            <text:p>140,667</text:p>
          </table:table-cell>
          <table:table-cell office:value-type="float" office:value="131585.38696637499" table:style-name="ce11">
            <text:p>131,585</text:p>
          </table:table-cell>
          <table:table-cell office:value-type="float" office:value="138131.11789724699" table:style-name="ce11">
            <text:p>138,131</text:p>
          </table:table-cell>
          <table:table-cell office:value-type="float" office:value="126674.039890584" table:style-name="ce11">
            <text:p>126,674</text:p>
          </table:table-cell>
          <table:table-cell office:value-type="float" office:value="131339.30077004799" table:style-name="ce11">
            <text:p>131,339</text:p>
          </table:table-cell>
          <table:table-cell office:value-type="float" office:value="132696.23137697901" table:style-name="ce11">
            <text:p>132,696</text:p>
          </table:table-cell>
          <table:table-cell office:value-type="float" office:value="126258.005244017" table:style-name="ce11">
            <text:p>126,258</text:p>
          </table:table-cell>
          <table:table-cell office:value-type="float" office:value="129253.434982141" table:style-name="ce11">
            <text:p>129,253</text:p>
          </table:table-cell>
          <table:table-cell office:value-type="float" office:value="131948.080832234" table:style-name="ce11">
            <text:p>131,948</text:p>
          </table:table-cell>
          <table:table-cell office:value-type="float" office:value="132110.10315734299" table:style-name="ce11">
            <text:p>132,110</text:p>
          </table:table-cell>
          <table:table-cell office:value-type="float" office:value="134562.60721787199" table:style-name="ce11">
            <text:p>134,563</text:p>
          </table:table-cell>
          <table:table-cell office:value-type="float" office:value="133978.35227896401" table:style-name="ce11">
            <text:p>133,978</text:p>
          </table:table-cell>
          <table:table-cell office:value-type="float" office:value="123879.12924346099" table:style-name="ce11">
            <text:p>123,879</text:p>
          </table:table-cell>
          <table:table-cell office:value-type="float" office:value="131916.700040628" table:style-name="ce11">
            <text:p>131,917</text:p>
          </table:table-cell>
          <table:table-cell office:value-type="float" office:value="132128.921727587" table:style-name="ce11">
            <text:p>132,129</text:p>
          </table:table-cell>
          <table:table-cell office:value-type="float" office:value="128121.208255601" table:style-name="ce11">
            <text:p>128,121</text:p>
          </table:table-cell>
          <table:table-cell office:value-type="float" office:value="128678.778509977" table:style-name="ce11">
            <text:p>128,679</text:p>
          </table:table-cell>
          <table:table-cell office:value-type="float" office:value="131048.43868962101" table:style-name="ce11">
            <text:p>131,048</text:p>
          </table:table-cell>
          <table:table-cell office:value-type="float" office:value="135054.56642511601" table:style-name="ce11">
            <text:p>135,055</text:p>
          </table:table-cell>
          <table:table-cell office:value-type="float" office:value="137503.08516322001" table:style-name="ce11">
            <text:p>137,503</text:p>
          </table:table-cell>
          <table:table-cell office:value-type="float" office:value="138507.355457853" table:style-name="ce11">
            <text:p>138,507</text:p>
          </table:table-cell>
          <table:table-cell office:value-type="float" office:value="139181.359667057" table:style-name="ce11">
            <text:p>139,181</text:p>
          </table:table-cell>
          <table:table-cell office:value-type="float" office:value="139806.83115917901" table:style-name="ce11">
            <text:p>139,807</text:p>
          </table:table-cell>
          <table:table-cell office:value-type="float" office:value="140356.07971841801" table:style-name="ce11">
            <text:p>140,356</text:p>
          </table:table-cell>
          <table:table-cell office:value-type="float" office:value="140936.00860505001" table:style-name="ce11">
            <text:p>140,936</text:p>
          </table:table-cell>
          <table:table-cell office:value-type="float" office:value="141580.72611677801" table:style-name="ce11">
            <text:p>141,581</text:p>
          </table:table-cell>
          <table:table-cell office:value-type="float" office:value="142143.94609747999" table:style-name="ce11">
            <text:p>142,144</text:p>
          </table:table-cell>
          <table:table-cell office:value-type="float" office:value="142717.469715532" table:style-name="ce11">
            <text:p>142,717</text:p>
          </table:table-cell>
          <table:table-cell office:value-type="float" office:value="143438.91310744599" table:style-name="ce11">
            <text:p>143,439</text:p>
          </table:table-cell>
          <table:table-cell office:value-type="float" office:value="144240.18979581801" table:style-name="ce11">
            <text:p>144,240</text:p>
          </table:table-cell>
          <table:table-cell office:value-type="float" office:value="145072.03789864501" table:style-name="ce11">
            <text:p>145,072</text:p>
          </table:table-cell>
          <table:table-cell office:value-type="float" office:value="145909.038122395" table:style-name="ce11">
            <text:p>145,909</text:p>
          </table:table-cell>
          <table:table-cell office:value-type="float" office:value="146801.59122845699" table:style-name="ce11">
            <text:p>146,802</text:p>
          </table:table-cell>
          <table:table-cell table:number-columns-repeated="16339"/>
        </table:table-row>
        <table:table-row table:style-name="ro7">
          <table:table-cell office:value-type="string" table:style-name="ce11">
            <text:p>Agriculture</text:p>
          </table:table-cell>
          <table:table-cell office:value-type="string" table:style-name="ce11">
            <text:p>Total</text:p>
          </table:table-cell>
          <table:table-cell office:value-type="string" table:style-name="ce11">
            <text:p>ktoe</text:p>
          </table:table-cell>
          <table:table-cell table:style-name="ce12"/>
          <table:table-cell office:value-type="float" office:value="1216.2099998363501" table:style-name="ce11">
            <text:p>1,216</text:p>
          </table:table-cell>
          <table:table-cell office:value-type="float" office:value="1278.5399998279599" table:style-name="ce11">
            <text:p>1,279</text:p>
          </table:table-cell>
          <table:table-cell office:value-type="float" office:value="1188.84999984003" table:style-name="ce11">
            <text:p>1,189</text:p>
          </table:table-cell>
          <table:table-cell office:value-type="float" office:value="949.04999987229598" table:style-name="ce11">
            <text:p>949</text:p>
          </table:table-cell>
          <table:table-cell office:value-type="float" office:value="906.02999987808505" table:style-name="ce11">
            <text:p>906</text:p>
          </table:table-cell>
          <table:table-cell office:value-type="float" office:value="1006.81999986452" table:style-name="ce11">
            <text:p>1,007</text:p>
          </table:table-cell>
          <table:table-cell office:value-type="float" office:value="916.50999987667399" table:style-name="ce11">
            <text:p>917</text:p>
          </table:table-cell>
          <table:table-cell office:value-type="float" office:value="906.97999987795697" table:style-name="ce11">
            <text:p>907</text:p>
          </table:table-cell>
          <table:table-cell office:value-type="float" office:value="914.49999987694503" table:style-name="ce11">
            <text:p>914</text:p>
          </table:table-cell>
          <table:table-cell office:value-type="float" office:value="868.66999988311102" table:style-name="ce11">
            <text:p>869</text:p>
          </table:table-cell>
          <table:table-cell office:value-type="float" office:value="965.38999987009697" table:style-name="ce11">
            <text:p>965</text:p>
          </table:table-cell>
          <table:table-cell office:value-type="float" office:value="916.83981960228903" table:style-name="ce11">
            <text:p>917</text:p>
          </table:table-cell>
          <table:table-cell office:value-type="float" office:value="979.97990062982399" table:style-name="ce11">
            <text:p>980</text:p>
          </table:table-cell>
          <table:table-cell office:value-type="float" office:value="1085.4299851035601" table:style-name="ce11">
            <text:p>1,085</text:p>
          </table:table-cell>
          <table:table-cell office:value-type="float" office:value="1281.8999988712901" table:style-name="ce11">
            <text:p>1,282</text:p>
          </table:table-cell>
          <table:table-cell office:value-type="float" office:value="1032.90999986101" table:style-name="ce11">
            <text:p>1,033</text:p>
          </table:table-cell>
          <table:table-cell office:value-type="float" office:value="1550.723492994" table:style-name="ce11">
            <text:p>1,551</text:p>
          </table:table-cell>
          <table:table-cell office:value-type="float" office:value="1529.1626152157601" table:style-name="ce11">
            <text:p>1,529</text:p>
          </table:table-cell>
          <table:table-cell office:value-type="float" office:value="1493.05102237252" table:style-name="ce11">
            <text:p>1,493</text:p>
          </table:table-cell>
          <table:table-cell office:value-type="float" office:value="1472.8980342416701" table:style-name="ce11">
            <text:p>1,473</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office:value-type="float" office:value="1489.12018436381" table:style-name="ce11">
            <text:p>1,489</text:p>
          </table:table-cell>
          <table:table-cell table:number-columns-repeated="16339"/>
        </table:table-row>
        <table:table-row table:style-name="ro2">
          <table:table-cell office:value-type="string" table:style-name="ce11">
            <text:p>Commercial Services</text:p>
          </table:table-cell>
          <table:table-cell office:value-type="string" table:style-name="ce11">
            <text:p>Total</text:p>
          </table:table-cell>
          <table:table-cell office:value-type="string" table:style-name="ce11">
            <text:p>ktoe</text:p>
          </table:table-cell>
          <table:table-cell office:value-type="string" office:string-value="[note 6]" table:formula="of:=HYPERLINK(&quot;#Notes!A9&quot;;&quot;[note 6]&quot;)" table:style-name="ce12">
            <text:p>[note 6]</text:p>
          </table:table-cell>
          <table:table-cell office:value-type="float" office:value="12156.6934706828" table:style-name="ce11">
            <text:p>12,157</text:p>
          </table:table-cell>
          <table:table-cell office:value-type="float" office:value="12836.307018977899" table:style-name="ce11">
            <text:p>12,836</text:p>
          </table:table-cell>
          <table:table-cell office:value-type="float" office:value="11345.1192334146" table:style-name="ce11">
            <text:p>11,345</text:p>
          </table:table-cell>
          <table:table-cell office:value-type="float" office:value="11735.8412733932" table:style-name="ce11">
            <text:p>11,736</text:p>
          </table:table-cell>
          <table:table-cell office:value-type="float" office:value="12221.7838105226" table:style-name="ce11">
            <text:p>12,222</text:p>
          </table:table-cell>
          <table:table-cell office:value-type="float" office:value="12659.7260970404" table:style-name="ce11">
            <text:p>12,660</text:p>
          </table:table-cell>
          <table:table-cell office:value-type="float" office:value="11976.762531254701" table:style-name="ce11">
            <text:p>11,977</text:p>
          </table:table-cell>
          <table:table-cell office:value-type="float" office:value="11755.4813759351" table:style-name="ce11">
            <text:p>11,755</text:p>
          </table:table-cell>
          <table:table-cell office:value-type="float" office:value="13824.492178340201" table:style-name="ce11">
            <text:p>13,824</text:p>
          </table:table-cell>
          <table:table-cell office:value-type="float" office:value="12345.074454228999" table:style-name="ce11">
            <text:p>12,345</text:p>
          </table:table-cell>
          <table:table-cell office:value-type="float" office:value="12980.0804316698" table:style-name="ce11">
            <text:p>12,980</text:p>
          </table:table-cell>
          <table:table-cell office:value-type="float" office:value="12327.906104896099" table:style-name="ce11">
            <text:p>12,328</text:p>
          </table:table-cell>
          <table:table-cell office:value-type="float" office:value="13155.4088028765" table:style-name="ce11">
            <text:p>13,155</text:p>
          </table:table-cell>
          <table:table-cell office:value-type="float" office:value="13510.4707107634" table:style-name="ce11">
            <text:p>13,510</text:p>
          </table:table-cell>
          <table:table-cell office:value-type="float" office:value="12723.193535551" table:style-name="ce11">
            <text:p>12,723</text:p>
          </table:table-cell>
          <table:table-cell office:value-type="float" office:value="13510.3140572459" table:style-name="ce11">
            <text:p>13,510</text:p>
          </table:table-cell>
          <table:table-cell office:value-type="float" office:value="14847.257630350899" table:style-name="ce11">
            <text:p>14,847</text:p>
          </table:table-cell>
          <table:table-cell office:value-type="float" office:value="15051.4896944999" table:style-name="ce11">
            <text:p>15,051</text:p>
          </table:table-cell>
          <table:table-cell office:value-type="float" office:value="15415.8321925985" table:style-name="ce11">
            <text:p>15,416</text:p>
          </table:table-cell>
          <table:table-cell office:value-type="float" office:value="15602.4192140837" table:style-name="ce11">
            <text:p>15,602</text:p>
          </table:table-cell>
          <table:table-cell office:value-type="float" office:value="14759.940902148601" table:style-name="ce11">
            <text:p>14,760</text:p>
          </table:table-cell>
          <table:table-cell office:value-type="float" office:value="15408.639408836199" table:style-name="ce11">
            <text:p>15,409</text:p>
          </table:table-cell>
          <table:table-cell office:value-type="float" office:value="15404.5315754946" table:style-name="ce11">
            <text:p>15,405</text:p>
          </table:table-cell>
          <table:table-cell office:value-type="float" office:value="15411.1987346767" table:style-name="ce11">
            <text:p>15,411</text:p>
          </table:table-cell>
          <table:table-cell office:value-type="float" office:value="15470.182109065099" table:style-name="ce11">
            <text:p>15,470</text:p>
          </table:table-cell>
          <table:table-cell office:value-type="float" office:value="15499.2231321457" table:style-name="ce11">
            <text:p>15,499</text:p>
          </table:table-cell>
          <table:table-cell office:value-type="float" office:value="15529.377080829099" table:style-name="ce11">
            <text:p>15,529</text:p>
          </table:table-cell>
          <table:table-cell office:value-type="float" office:value="15580.7473867884" table:style-name="ce11">
            <text:p>15,581</text:p>
          </table:table-cell>
          <table:table-cell office:value-type="float" office:value="15661.937735981201" table:style-name="ce11">
            <text:p>15,662</text:p>
          </table:table-cell>
          <table:table-cell office:value-type="float" office:value="15745.1968006145" table:style-name="ce11">
            <text:p>15,745</text:p>
          </table:table-cell>
          <table:table-cell office:value-type="float" office:value="15837.9321998101" table:style-name="ce11">
            <text:p>15,838</text:p>
          </table:table-cell>
          <table:table-cell office:value-type="float" office:value="15921.072121789901" table:style-name="ce11">
            <text:p>15,921</text:p>
          </table:table-cell>
          <table:table-cell office:value-type="float" office:value="16005.335234570701" table:style-name="ce11">
            <text:p>16,005</text:p>
          </table:table-cell>
          <table:table-cell office:value-type="float" office:value="16088.109816460899" table:style-name="ce11">
            <text:p>16,088</text:p>
          </table:table-cell>
          <table:table-cell office:value-type="float" office:value="16167.826451574199" table:style-name="ce11">
            <text:p>16,168</text:p>
          </table:table-cell>
          <table:table-cell office:value-type="float" office:value="16250.9780470065" table:style-name="ce11">
            <text:p>16,251</text:p>
          </table:table-cell>
          <table:table-cell office:value-type="float" office:value="16356.2291420193" table:style-name="ce11">
            <text:p>16,356</text:p>
          </table:table-cell>
          <table:table-cell office:value-type="float" office:value="16463.0064422225" table:style-name="ce11">
            <text:p>16,463</text:p>
          </table:table-cell>
          <table:table-cell office:value-type="float" office:value="16551.590311382799" table:style-name="ce11">
            <text:p>16,552</text:p>
          </table:table-cell>
          <table:table-cell office:value-type="float" office:value="16624.7583533545" table:style-name="ce11">
            <text:p>16,625</text:p>
          </table:table-cell>
          <table:table-cell office:value-type="float" office:value="16693.1774629705" table:style-name="ce11">
            <text:p>16,693</text:p>
          </table:table-cell>
          <table:table-cell table:number-columns-repeated="16339"/>
        </table:table-row>
        <table:table-row table:style-name="ro2">
          <table:table-cell office:value-type="string" table:style-name="ce11">
            <text:p>Residential</text:p>
          </table:table-cell>
          <table:table-cell office:value-type="string" table:style-name="ce11">
            <text:p>Total</text:p>
          </table:table-cell>
          <table:table-cell office:value-type="string" table:style-name="ce11">
            <text:p>ktoe</text:p>
          </table:table-cell>
          <table:table-cell office:value-type="string" office:string-value="[note 7]" table:formula="of:=HYPERLINK(&quot;#Notes!A10&quot;;&quot;[note 7]&quot;)" table:style-name="ce12">
            <text:p>[note 7]</text:p>
          </table:table-cell>
          <table:table-cell office:value-type="float" office:value="46807.004381626801" table:style-name="ce11">
            <text:p>46,807</text:p>
          </table:table-cell>
          <table:table-cell office:value-type="float" office:value="48146.701376249403" table:style-name="ce11">
            <text:p>48,147</text:p>
          </table:table-cell>
          <table:table-cell office:value-type="float" office:value="47437.667674350298" table:style-name="ce11">
            <text:p>47,438</text:p>
          </table:table-cell>
          <table:table-cell office:value-type="float" office:value="48282.432084906002" table:style-name="ce11">
            <text:p>48,282</text:p>
          </table:table-cell>
          <table:table-cell office:value-type="float" office:value="49281.147299246302" table:style-name="ce11">
            <text:p>49,281</text:p>
          </table:table-cell>
          <table:table-cell office:value-type="float" office:value="47753.729324523403" table:style-name="ce11">
            <text:p>47,754</text:p>
          </table:table-cell>
          <table:table-cell office:value-type="float" office:value="46523.452901190904" table:style-name="ce11">
            <text:p>46,523</text:p>
          </table:table-cell>
          <table:table-cell office:value-type="float" office:value="44880.734324477999" table:style-name="ce11">
            <text:p>44,881</text:p>
          </table:table-cell>
          <table:table-cell office:value-type="float" office:value="45316.476599509399" table:style-name="ce11">
            <text:p>45,316</text:p>
          </table:table-cell>
          <table:table-cell office:value-type="float" office:value="43945.279440422899" table:style-name="ce11">
            <text:p>43,945</text:p>
          </table:table-cell>
          <table:table-cell office:value-type="float" office:value="48514.079849527501" table:style-name="ce11">
            <text:p>48,514</text:p>
          </table:table-cell>
          <table:table-cell office:value-type="float" office:value="40350.648132447503" table:style-name="ce11">
            <text:p>40,351</text:p>
          </table:table-cell>
          <table:table-cell office:value-type="float" office:value="44163.637246028396" table:style-name="ce11">
            <text:p>44,164</text:p>
          </table:table-cell>
          <table:table-cell office:value-type="float" office:value="44643.271219040202" table:style-name="ce11">
            <text:p>44,643</text:p>
          </table:table-cell>
          <table:table-cell office:value-type="float" office:value="38752.221423434203" table:style-name="ce11">
            <text:p>38,752</text:p>
          </table:table-cell>
          <table:table-cell office:value-type="float" office:value="40313.510552359199" table:style-name="ce11">
            <text:p>40,314</text:p>
          </table:table-cell>
          <table:table-cell office:value-type="float" office:value="41462.627431579698" table:style-name="ce11">
            <text:p>41,463</text:p>
          </table:table-cell>
          <table:table-cell office:value-type="float" office:value="40561.127424952501" table:style-name="ce11">
            <text:p>40,561</text:p>
          </table:table-cell>
          <table:table-cell office:value-type="float" office:value="41994.672435848202" table:style-name="ce11">
            <text:p>41,995</text:p>
          </table:table-cell>
          <table:table-cell office:value-type="float" office:value="41256.654063250797" table:style-name="ce11">
            <text:p>41,257</text:p>
          </table:table-cell>
          <table:table-cell office:value-type="float" office:value="42563.773234239299" table:style-name="ce11">
            <text:p>42,564</text:p>
          </table:table-cell>
          <table:table-cell office:value-type="float" office:value="45549.244736026398" table:style-name="ce11">
            <text:p>45,549</text:p>
          </table:table-cell>
          <table:table-cell office:value-type="float" office:value="41068.819986012997" table:style-name="ce11">
            <text:p>41,069</text:p>
          </table:table-cell>
          <table:table-cell office:value-type="float" office:value="36791.991225580401" table:style-name="ce11">
            <text:p>36,792</text:p>
          </table:table-cell>
          <table:table-cell office:value-type="float" office:value="36729.170324117797" table:style-name="ce11">
            <text:p>36,729</text:p>
          </table:table-cell>
          <table:table-cell office:value-type="float" office:value="38680.893347937803" table:style-name="ce11">
            <text:p>38,681</text:p>
          </table:table-cell>
          <table:table-cell office:value-type="float" office:value="42234.741893104801" table:style-name="ce11">
            <text:p>42,235</text:p>
          </table:table-cell>
          <table:table-cell office:value-type="float" office:value="44513.588753091397" table:style-name="ce11">
            <text:p>44,514</text:p>
          </table:table-cell>
          <table:table-cell office:value-type="float" office:value="45247.455386816502" table:style-name="ce11">
            <text:p>45,247</text:p>
          </table:table-cell>
          <table:table-cell office:value-type="float" office:value="45627.740984677599" table:style-name="ce11">
            <text:p>45,628</text:p>
          </table:table-cell>
          <table:table-cell office:value-type="float" office:value="45951.620227061903" table:style-name="ce11">
            <text:p>45,952</text:p>
          </table:table-cell>
          <table:table-cell office:value-type="float" office:value="46170.570063229403" table:style-name="ce11">
            <text:p>46,171</text:p>
          </table:table-cell>
          <table:table-cell office:value-type="float" office:value="46388.805680745798" table:style-name="ce11">
            <text:p>46,389</text:p>
          </table:table-cell>
          <table:table-cell office:value-type="float" office:value="46589.883319773398" table:style-name="ce11">
            <text:p>46,590</text:p>
          </table:table-cell>
          <table:table-cell office:value-type="float" office:value="46781.524130081802" table:style-name="ce11">
            <text:p>46,782</text:p>
          </table:table-cell>
          <table:table-cell office:value-type="float" office:value="46959.431945244498" table:style-name="ce11">
            <text:p>46,959</text:p>
          </table:table-cell>
          <table:table-cell office:value-type="float" office:value="47143.334137178099" table:style-name="ce11">
            <text:p>47,143</text:p>
          </table:table-cell>
          <table:table-cell office:value-type="float" office:value="47368.209654235303" table:style-name="ce11">
            <text:p>47,368</text:p>
          </table:table-cell>
          <table:table-cell office:value-type="float" office:value="47623.659381340098" table:style-name="ce11">
            <text:p>47,624</text:p>
          </table:table-cell>
          <table:table-cell office:value-type="float" office:value="47872.723376554299" table:style-name="ce11">
            <text:p>47,873</text:p>
          </table:table-cell>
          <table:table-cell office:value-type="float" office:value="48154.843841240101" table:style-name="ce11">
            <text:p>48,155</text:p>
          </table:table-cell>
          <table:table-cell table:number-columns-repeated="16339"/>
        </table:table-row>
        <table:table-row table:style-name="ro2">
          <table:table-cell office:value-type="string" table:style-name="ce11">
            <text:p>Iron &amp; Steel</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2244.7370593792798" table:style-name="ce11">
            <text:p>2,245</text:p>
          </table:table-cell>
          <table:table-cell office:value-type="float" office:value="2145.9523616900601" table:style-name="ce11">
            <text:p>2,146</text:p>
          </table:table-cell>
          <table:table-cell office:value-type="float" office:value="2011.8584782805499" table:style-name="ce11">
            <text:p>2,012</text:p>
          </table:table-cell>
          <table:table-cell office:value-type="float" office:value="1946.9211624105701" table:style-name="ce11">
            <text:p>1,947</text:p>
          </table:table-cell>
          <table:table-cell office:value-type="float" office:value="1917.5125494249801" table:style-name="ce11">
            <text:p>1,918</text:p>
          </table:table-cell>
          <table:table-cell office:value-type="float" office:value="1760.8524334203501" table:style-name="ce11">
            <text:p>1,761</text:p>
          </table:table-cell>
          <table:table-cell office:value-type="float" office:value="1863.4894988260901" table:style-name="ce11">
            <text:p>1,863</text:p>
          </table:table-cell>
          <table:table-cell office:value-type="float" office:value="1775.6816941024299" table:style-name="ce11">
            <text:p>1,776</text:p>
          </table:table-cell>
          <table:table-cell office:value-type="float" office:value="1593.6413821410399" table:style-name="ce11">
            <text:p>1,594</text:p>
          </table:table-cell>
          <table:table-cell office:value-type="float" office:value="1231.3694829312401" table:style-name="ce11">
            <text:p>1,231</text:p>
          </table:table-cell>
          <table:table-cell office:value-type="float" office:value="1394.1906198045101" table:style-name="ce11">
            <text:p>1,394</text:p>
          </table:table-cell>
          <table:table-cell office:value-type="float" office:value="1279.54091331413" table:style-name="ce11">
            <text:p>1,280</text:p>
          </table:table-cell>
          <table:table-cell office:value-type="float" office:value="1198.7717493033699" table:style-name="ce11">
            <text:p>1,199</text:p>
          </table:table-cell>
          <table:table-cell office:value-type="float" office:value="1347.0930613615601" table:style-name="ce11">
            <text:p>1,347</text:p>
          </table:table-cell>
          <table:table-cell office:value-type="float" office:value="1359.6730656391501" table:style-name="ce11">
            <text:p>1,360</text:p>
          </table:table-cell>
          <table:table-cell office:value-type="float" office:value="1308.9742583474599" table:style-name="ce11">
            <text:p>1,309</text:p>
          </table:table-cell>
          <table:table-cell office:value-type="float" office:value="968.35073959349404" table:style-name="ce11">
            <text:p>968</text:p>
          </table:table-cell>
          <table:table-cell office:value-type="float" office:value="921.40396007019001" table:style-name="ce11">
            <text:p>921</text:p>
          </table:table-cell>
          <table:table-cell office:value-type="float" office:value="887.59063525636998" table:style-name="ce11">
            <text:p>888</text:p>
          </table:table-cell>
          <table:table-cell office:value-type="float" office:value="883.16083543828597" table:style-name="ce11">
            <text:p>883</text:p>
          </table:table-cell>
          <table:table-cell office:value-type="float" office:value="863.89582086804501" table:style-name="ce11">
            <text:p>864</text:p>
          </table:table-cell>
          <table:table-cell office:value-type="float" office:value="872.48704884996403" table:style-name="ce11">
            <text:p>872</text:p>
          </table:table-cell>
          <table:table-cell office:value-type="float" office:value="719.72374673216996" table:style-name="ce11">
            <text:p>720</text:p>
          </table:table-cell>
          <table:table-cell office:value-type="float" office:value="720.89551835417706" table:style-name="ce11">
            <text:p>721</text:p>
          </table:table-cell>
          <table:table-cell office:value-type="float" office:value="754.47593056122798" table:style-name="ce11">
            <text:p>754</text:p>
          </table:table-cell>
          <table:table-cell office:value-type="float" office:value="852.05642487166403" table:style-name="ce11">
            <text:p>852</text:p>
          </table:table-cell>
          <table:table-cell office:value-type="float" office:value="851.51672455114897" table:style-name="ce11">
            <text:p>852</text:p>
          </table:table-cell>
          <table:table-cell office:value-type="float" office:value="845.43757323894295" table:style-name="ce11">
            <text:p>845</text:p>
          </table:table-cell>
          <table:table-cell office:value-type="float" office:value="844.90729299430404" table:style-name="ce11">
            <text:p>845</text:p>
          </table:table-cell>
          <table:table-cell office:value-type="float" office:value="832.63224371149101" table:style-name="ce11">
            <text:p>833</text:p>
          </table:table-cell>
          <table:table-cell office:value-type="float" office:value="823.10989744008998" table:style-name="ce11">
            <text:p>823</text:p>
          </table:table-cell>
          <table:table-cell office:value-type="float" office:value="813.04395427959196" table:style-name="ce11">
            <text:p>813</text:p>
          </table:table-cell>
          <table:table-cell office:value-type="float" office:value="803.468661464702" table:style-name="ce11">
            <text:p>803</text:p>
          </table:table-cell>
          <table:table-cell office:value-type="float" office:value="794.41492153117895" table:style-name="ce11">
            <text:p>794</text:p>
          </table:table-cell>
          <table:table-cell office:value-type="float" office:value="785.66220933884699" table:style-name="ce11">
            <text:p>786</text:p>
          </table:table-cell>
          <table:table-cell office:value-type="float" office:value="777.42494786647103" table:style-name="ce11">
            <text:p>777</text:p>
          </table:table-cell>
          <table:table-cell office:value-type="float" office:value="767.94926417341799" table:style-name="ce11">
            <text:p>768</text:p>
          </table:table-cell>
          <table:table-cell office:value-type="float" office:value="764.95040693933299" table:style-name="ce11">
            <text:p>765</text:p>
          </table:table-cell>
          <table:table-cell office:value-type="float" office:value="751.45302221219197" table:style-name="ce11">
            <text:p>751</text:p>
          </table:table-cell>
          <table:table-cell office:value-type="float" office:value="740.62916091998898" table:style-name="ce11">
            <text:p>741</text:p>
          </table:table-cell>
          <table:table-cell office:value-type="float" office:value="731.49962641651598" table:style-name="ce11">
            <text:p>731</text:p>
          </table:table-cell>
          <table:table-cell table:number-columns-repeated="16339"/>
        </table:table-row>
        <table:table-row table:style-name="ro2">
          <table:table-cell office:value-type="string" table:style-name="ce11">
            <text:p>Other Industry sectors</text:p>
          </table:table-cell>
          <table:table-cell office:value-type="string" table:style-name="ce11">
            <text:p>Total</text:p>
          </table:table-cell>
          <table:table-cell office:value-type="string" table:style-name="ce11">
            <text:p>ktoe</text:p>
          </table:table-cell>
          <table:table-cell office:value-type="string" office:string-value="[note 8]" table:formula="of:=HYPERLINK(&quot;#Notes!A11&quot;;&quot;[note 8]&quot;)" table:style-name="ce12">
            <text:p>[note 8]</text:p>
          </table:table-cell>
          <table:table-cell office:value-type="float" office:value="32162.177921281698" table:style-name="ce11">
            <text:p>32,162</text:p>
          </table:table-cell>
          <table:table-cell office:value-type="float" office:value="32151.657866355999" table:style-name="ce11">
            <text:p>32,152</text:p>
          </table:table-cell>
          <table:table-cell office:value-type="float" office:value="30432.028888090201" table:style-name="ce11">
            <text:p>30,432</text:p>
          </table:table-cell>
          <table:table-cell office:value-type="float" office:value="30999.131848962101" table:style-name="ce11">
            <text:p>30,999</text:p>
          </table:table-cell>
          <table:table-cell office:value-type="float" office:value="30162.7674822634" table:style-name="ce11">
            <text:p>30,163</text:p>
          </table:table-cell>
          <table:table-cell office:value-type="float" office:value="29711.715127297299" table:style-name="ce11">
            <text:p>29,712</text:p>
          </table:table-cell>
          <table:table-cell office:value-type="float" office:value="28769.860209827399" table:style-name="ce11">
            <text:p>28,770</text:p>
          </table:table-cell>
          <table:table-cell office:value-type="float" office:value="27868.7455050641" table:style-name="ce11">
            <text:p>27,869</text:p>
          </table:table-cell>
          <table:table-cell office:value-type="float" office:value="27605.354128884999" table:style-name="ce11">
            <text:p>27,605</text:p>
          </table:table-cell>
          <table:table-cell office:value-type="float" office:value="23692.9337019493" table:style-name="ce11">
            <text:p>23,693</text:p>
          </table:table-cell>
          <table:table-cell office:value-type="float" office:value="24795.099716423902" table:style-name="ce11">
            <text:p>24,795</text:p>
          </table:table-cell>
          <table:table-cell office:value-type="float" office:value="23209.519222595802" table:style-name="ce11">
            <text:p>23,210</text:p>
          </table:table-cell>
          <table:table-cell office:value-type="float" office:value="22954.4782388036" table:style-name="ce11">
            <text:p>22,954</text:p>
          </table:table-cell>
          <table:table-cell office:value-type="float" office:value="22862.018882295601" table:style-name="ce11">
            <text:p>22,862</text:p>
          </table:table-cell>
          <table:table-cell office:value-type="float" office:value="22395.233917388701" table:style-name="ce11">
            <text:p>22,395</text:p>
          </table:table-cell>
          <table:table-cell office:value-type="float" office:value="22417.9137140723" table:style-name="ce11">
            <text:p>22,418</text:p>
          </table:table-cell>
          <table:table-cell office:value-type="float" office:value="21087.150364457299" table:style-name="ce11">
            <text:p>21,087</text:p>
          </table:table-cell>
          <table:table-cell office:value-type="float" office:value="21444.888208511598" table:style-name="ce11">
            <text:p>21,445</text:p>
          </table:table-cell>
          <table:table-cell office:value-type="float" office:value="21821.7219531419" table:style-name="ce11">
            <text:p>21,822</text:p>
          </table:table-cell>
          <table:table-cell office:value-type="float" office:value="21131.7060332816" table:style-name="ce11">
            <text:p>21,132</text:p>
          </table:table-cell>
          <table:table-cell office:value-type="float" office:value="19804.000067882102" table:style-name="ce11">
            <text:p>19,804</text:p>
          </table:table-cell>
          <table:table-cell office:value-type="float" office:value="20923.8469828376" table:style-name="ce11">
            <text:p>20,924</text:p>
          </table:table-cell>
          <table:table-cell office:value-type="float" office:value="21008.544533801902" table:style-name="ce11">
            <text:p>21,009</text:p>
          </table:table-cell>
          <table:table-cell office:value-type="float" office:value="21010.853622335799" table:style-name="ce11">
            <text:p>21,011</text:p>
          </table:table-cell>
          <table:table-cell office:value-type="float" office:value="20838.022167817799" table:style-name="ce11">
            <text:p>20,838</text:p>
          </table:table-cell>
          <table:table-cell office:value-type="float" office:value="20725.333681800999" table:style-name="ce11">
            <text:p>20,725</text:p>
          </table:table-cell>
          <table:table-cell office:value-type="float" office:value="20669.370388847699" table:style-name="ce11">
            <text:p>20,669</text:p>
          </table:table-cell>
          <table:table-cell office:value-type="float" office:value="20630.692389053798" table:style-name="ce11">
            <text:p>20,631</text:p>
          </table:table-cell>
          <table:table-cell office:value-type="float" office:value="20663.6646210617" table:style-name="ce11">
            <text:p>20,664</text:p>
          </table:table-cell>
          <table:table-cell office:value-type="float" office:value="20723.860534949199" table:style-name="ce11">
            <text:p>20,724</text:p>
          </table:table-cell>
          <table:table-cell office:value-type="float" office:value="20796.301428863499" table:style-name="ce11">
            <text:p>20,796</text:p>
          </table:table-cell>
          <table:table-cell office:value-type="float" office:value="20895.2224201096" table:style-name="ce11">
            <text:p>20,895</text:p>
          </table:table-cell>
          <table:table-cell office:value-type="float" office:value="21017.056363105799" table:style-name="ce11">
            <text:p>21,017</text:p>
          </table:table-cell>
          <table:table-cell office:value-type="float" office:value="21164.5264386647" table:style-name="ce11">
            <text:p>21,165</text:p>
          </table:table-cell>
          <table:table-cell office:value-type="float" office:value="21339.369391208998" table:style-name="ce11">
            <text:p>21,339</text:p>
          </table:table-cell>
          <table:table-cell office:value-type="float" office:value="21542.140103426798" table:style-name="ce11">
            <text:p>21,542</text:p>
          </table:table-cell>
          <table:table-cell office:value-type="float" office:value="21797.0975709382" table:style-name="ce11">
            <text:p>21,797</text:p>
          </table:table-cell>
          <table:table-cell office:value-type="float" office:value="22088.6224592818" table:style-name="ce11">
            <text:p>22,089</text:p>
          </table:table-cell>
          <table:table-cell office:value-type="float" office:value="22408.717481704902" table:style-name="ce11">
            <text:p>22,409</text:p>
          </table:table-cell>
          <table:table-cell office:value-type="float" office:value="22759.288440249002" table:style-name="ce11">
            <text:p>22,759</text:p>
          </table:table-cell>
          <table:table-cell office:value-type="float" office:value="23140.760719036702" table:style-name="ce11">
            <text:p>23,141</text:p>
          </table:table-cell>
          <table:table-cell table:number-columns-repeated="16339"/>
        </table:table-row>
        <table:table-row table:style-name="ro2">
          <table:table-cell office:value-type="string" table:style-name="ce11">
            <text:p>Public services</text:p>
          </table:table-cell>
          <table:table-cell office:value-type="string" table:style-name="ce11">
            <text:p>Total</text:p>
          </table:table-cell>
          <table:table-cell office:value-type="string" table:style-name="ce11">
            <text:p>ktoe</text:p>
          </table:table-cell>
          <table:table-cell office:value-type="string" office:string-value="[note 9]" table:formula="of:=HYPERLINK(&quot;#Notes!A12&quot;;&quot;[note 9]&quot;)" table:style-name="ce12">
            <text:p>[note 9]</text:p>
          </table:table-cell>
          <table:table-cell office:value-type="float" office:value="6802.9855187154099" table:style-name="ce11">
            <text:p>6,803</text:p>
          </table:table-cell>
          <table:table-cell office:value-type="float" office:value="6758.6652873173598" table:style-name="ce11">
            <text:p>6,759</text:p>
          </table:table-cell>
          <table:table-cell office:value-type="float" office:value="6292.3928528864899" table:style-name="ce11">
            <text:p>6,292</text:p>
          </table:table-cell>
          <table:table-cell office:value-type="float" office:value="6081.5917522837699" table:style-name="ce11">
            <text:p>6,082</text:p>
          </table:table-cell>
          <table:table-cell office:value-type="float" office:value="6815.8255857540398" table:style-name="ce11">
            <text:p>6,816</text:p>
          </table:table-cell>
          <table:table-cell office:value-type="float" office:value="6722.4450982099897" table:style-name="ce11">
            <text:p>6,722</text:p>
          </table:table-cell>
          <table:table-cell office:value-type="float" office:value="6245.39260749594" table:style-name="ce11">
            <text:p>6,245</text:p>
          </table:table-cell>
          <table:table-cell office:value-type="float" office:value="5962.8011320722298" table:style-name="ce11">
            <text:p>5,963</text:p>
          </table:table-cell>
          <table:table-cell office:value-type="float" office:value="6137.18204252336" table:style-name="ce11">
            <text:p>6,137</text:p>
          </table:table-cell>
          <table:table-cell office:value-type="float" office:value="5603.3692554610698" table:style-name="ce11">
            <text:p>5,603</text:p>
          </table:table-cell>
          <table:table-cell office:value-type="float" office:value="5860.8815205663104" table:style-name="ce11">
            <text:p>5,861</text:p>
          </table:table-cell>
          <table:table-cell office:value-type="float" office:value="5141.1688642371901" table:style-name="ce11">
            <text:p>5,141</text:p>
          </table:table-cell>
          <table:table-cell office:value-type="float" office:value="5652.1370210195801" table:style-name="ce11">
            <text:p>5,652</text:p>
          </table:table-cell>
          <table:table-cell office:value-type="float" office:value="5785.6127268760201" table:style-name="ce11">
            <text:p>5,786</text:p>
          </table:table-cell>
          <table:table-cell office:value-type="float" office:value="5199.58640208212" table:style-name="ce11">
            <text:p>5,200</text:p>
          </table:table-cell>
          <table:table-cell office:value-type="float" office:value="5440.7158494553096" table:style-name="ce11">
            <text:p>5,441</text:p>
          </table:table-cell>
          <table:table-cell office:value-type="float" office:value="6026.0683838651503" table:style-name="ce11">
            <text:p>6,026</text:p>
          </table:table-cell>
          <table:table-cell office:value-type="float" office:value="5850.7345078161497" table:style-name="ce11">
            <text:p>5,851</text:p>
          </table:table-cell>
          <table:table-cell office:value-type="float" office:value="5870.7211459397904" table:style-name="ce11">
            <text:p>5,871</text:p>
          </table:table-cell>
          <table:table-cell office:value-type="float" office:value="5845.9631088778297" table:style-name="ce11">
            <text:p>5,846</text:p>
          </table:table-cell>
          <table:table-cell office:value-type="float" office:value="5790.78938249562" table:style-name="ce11">
            <text:p>5,791</text:p>
          </table:table-cell>
          <table:table-cell office:value-type="float" office:value="6169.1184183709001" table:style-name="ce11">
            <text:p>6,169</text:p>
          </table:table-cell>
          <table:table-cell office:value-type="float" office:value="6166.2859083084304" table:style-name="ce11">
            <text:p>6,166</text:p>
          </table:table-cell>
          <table:table-cell office:value-type="float" office:value="6212.5201397054898" table:style-name="ce11">
            <text:p>6,213</text:p>
          </table:table-cell>
          <table:table-cell office:value-type="float" office:value="6265.2320675207502" table:style-name="ce11">
            <text:p>6,265</text:p>
          </table:table-cell>
          <table:table-cell office:value-type="float" office:value="6304.3089255658197" table:style-name="ce11">
            <text:p>6,304</text:p>
          </table:table-cell>
          <table:table-cell office:value-type="float" office:value="6330.1622843687401" table:style-name="ce11">
            <text:p>6,330</text:p>
          </table:table-cell>
          <table:table-cell office:value-type="float" office:value="6347.4106795889502" table:style-name="ce11">
            <text:p>6,347</text:p>
          </table:table-cell>
          <table:table-cell office:value-type="float" office:value="6373.4619648406397" table:style-name="ce11">
            <text:p>6,373</text:p>
          </table:table-cell>
          <table:table-cell office:value-type="float" office:value="6385.7328149641799" table:style-name="ce11">
            <text:p>6,386</text:p>
          </table:table-cell>
          <table:table-cell office:value-type="float" office:value="6396.2158351836297" table:style-name="ce11">
            <text:p>6,396</text:p>
          </table:table-cell>
          <table:table-cell office:value-type="float" office:value="6405.2464420077904" table:style-name="ce11">
            <text:p>6,405</text:p>
          </table:table-cell>
          <table:table-cell office:value-type="float" office:value="6408.8757592246802" table:style-name="ce11">
            <text:p>6,409</text:p>
          </table:table-cell>
          <table:table-cell office:value-type="float" office:value="6411.3050683968804" table:style-name="ce11">
            <text:p>6,411</text:p>
          </table:table-cell>
          <table:table-cell office:value-type="float" office:value="6413.49537605552" table:style-name="ce11">
            <text:p>6,413</text:p>
          </table:table-cell>
          <table:table-cell office:value-type="float" office:value="6417.1883839443899" table:style-name="ce11">
            <text:p>6,417</text:p>
          </table:table-cell>
          <table:table-cell office:value-type="float" office:value="6424.2153886587503" table:style-name="ce11">
            <text:p>6,424</text:p>
          </table:table-cell>
          <table:table-cell office:value-type="float" office:value="6431.5579535674797" table:style-name="ce11">
            <text:p>6,432</text:p>
          </table:table-cell>
          <table:table-cell office:value-type="float" office:value="6435.8041161990304" table:style-name="ce11">
            <text:p>6,436</text:p>
          </table:table-cell>
          <table:table-cell office:value-type="float" office:value="6437.5429966312604" table:style-name="ce11">
            <text:p>6,438</text:p>
          </table:table-cell>
          <table:table-cell office:value-type="float" office:value="6438.84623297078" table:style-name="ce11">
            <text:p>6,439</text:p>
          </table:table-cell>
          <table:table-cell table:number-columns-repeated="16339"/>
        </table:table-row>
        <table:table-row table:style-name="ro2">
          <table:table-cell office:value-type="string" table:style-name="ce11">
            <text:p>Transport</text:p>
          </table:table-cell>
          <table:table-cell office:value-type="string" table:style-name="ce11">
            <text:p>Total</text:p>
          </table:table-cell>
          <table:table-cell office:value-type="string" table:style-name="ce11">
            <text:p>ktoe</text:p>
          </table:table-cell>
          <table:table-cell table:style-name="ce12"/>
          <table:table-cell office:value-type="float" office:value="56496.443556864899" table:style-name="ce11">
            <text:p>56,496</text:p>
          </table:table-cell>
          <table:table-cell office:value-type="float" office:value="56359.203402998901" table:style-name="ce11">
            <text:p>56,359</text:p>
          </table:table-cell>
          <table:table-cell office:value-type="float" office:value="57042.1046613543" table:style-name="ce11">
            <text:p>57,042</text:p>
          </table:table-cell>
          <table:table-cell office:value-type="float" office:value="57469.456293399897" table:style-name="ce11">
            <text:p>57,469</text:p>
          </table:table-cell>
          <table:table-cell office:value-type="float" office:value="57880.458500057299" table:style-name="ce11">
            <text:p>57,880</text:p>
          </table:table-cell>
          <table:table-cell office:value-type="float" office:value="58336.570051058901" table:style-name="ce11">
            <text:p>58,337</text:p>
          </table:table-cell>
          <table:table-cell office:value-type="float" office:value="58909.1333380375" table:style-name="ce11">
            <text:p>58,909</text:p>
          </table:table-cell>
          <table:table-cell office:value-type="float" office:value="59283.238791152296" table:style-name="ce11">
            <text:p>59,283</text:p>
          </table:table-cell>
          <table:table-cell office:value-type="float" office:value="57407.3263148361" table:style-name="ce11">
            <text:p>57,407</text:p>
          </table:table-cell>
          <table:table-cell office:value-type="float" office:value="55425.724034767998" table:style-name="ce11">
            <text:p>55,426</text:p>
          </table:table-cell>
          <table:table-cell office:value-type="float" office:value="54683.849976494697" table:style-name="ce11">
            <text:p>54,684</text:p>
          </table:table-cell>
          <table:table-cell office:value-type="float" office:value="55041.102254154401" table:style-name="ce11">
            <text:p>55,041</text:p>
          </table:table-cell>
          <table:table-cell office:value-type="float" office:value="54484.324413425602" table:style-name="ce11">
            <text:p>54,484</text:p>
          </table:table-cell>
          <table:table-cell office:value-type="float" office:value="54785.923681699198" table:style-name="ce11">
            <text:p>54,786</text:p>
          </table:table-cell>
          <table:table-cell office:value-type="float" office:value="55925.7236233324" table:style-name="ce11">
            <text:p>55,926</text:p>
          </table:table-cell>
          <table:table-cell office:value-type="float" office:value="56807.748664585502" table:style-name="ce11">
            <text:p>56,808</text:p>
          </table:table-cell>
          <table:table-cell office:value-type="float" office:value="57620.099945615497" table:style-name="ce11">
            <text:p>57,620</text:p>
          </table:table-cell>
          <table:table-cell office:value-type="float" office:value="59262.110357922" table:style-name="ce11">
            <text:p>59,262</text:p>
          </table:table-cell>
          <table:table-cell office:value-type="float" office:value="59721.2241967968" table:style-name="ce11">
            <text:p>59,721</text:p>
          </table:table-cell>
          <table:table-cell office:value-type="float" office:value="60497.049838826199" table:style-name="ce11">
            <text:p>60,497</text:p>
          </table:table-cell>
          <table:table-cell office:value-type="float" office:value="43568.149038511903" table:style-name="ce11">
            <text:p>43,568</text:p>
          </table:table-cell>
          <table:table-cell office:value-type="float" office:value="46464.782648391403" table:style-name="ce11">
            <text:p>46,465</text:p>
          </table:table-cell>
          <table:table-cell office:value-type="float" office:value="58819.718902985202" table:style-name="ce11">
            <text:p>58,820</text:p>
          </table:table-cell>
          <table:table-cell office:value-type="float" office:value="58969.827202218097" table:style-name="ce11">
            <text:p>58,970</text:p>
          </table:table-cell>
          <table:table-cell office:value-type="float" office:value="59598.248309575501" table:style-name="ce11">
            <text:p>59,598</text:p>
          </table:table-cell>
          <table:table-cell office:value-type="float" office:value="59976.1453178308" table:style-name="ce11">
            <text:p>59,976</text:p>
          </table:table-cell>
          <table:table-cell office:value-type="float" office:value="60516.807208116101" table:style-name="ce11">
            <text:p>60,517</text:p>
          </table:table-cell>
          <table:table-cell office:value-type="float" office:value="60697.505156824001" table:style-name="ce11">
            <text:p>60,698</text:p>
          </table:table-cell>
          <table:table-cell office:value-type="float" office:value="60891.535586613703" table:style-name="ce11">
            <text:p>60,892</text:p>
          </table:table-cell>
          <table:table-cell office:value-type="float" office:value="61111.178005522997" table:style-name="ce11">
            <text:p>61,111</text:p>
          </table:table-cell>
          <table:table-cell office:value-type="float" office:value="61418.519454918103" table:style-name="ce11">
            <text:p>61,419</text:p>
          </table:table-cell>
          <table:table-cell office:value-type="float" office:value="61488.214775587199" table:style-name="ce11">
            <text:p>61,488</text:p>
          </table:table-cell>
          <table:table-cell office:value-type="float" office:value="61753.728093774902" table:style-name="ce11">
            <text:p>61,754</text:p>
          </table:table-cell>
          <table:table-cell office:value-type="float" office:value="61906.147137904103" table:style-name="ce11">
            <text:p>61,906</text:p>
          </table:table-cell>
          <table:table-cell office:value-type="float" office:value="61992.828757649899" table:style-name="ce11">
            <text:p>61,993</text:p>
          </table:table-cell>
          <table:table-cell office:value-type="float" office:value="61994.910942393697" table:style-name="ce11">
            <text:p>61,995</text:p>
          </table:table-cell>
          <table:table-cell office:value-type="float" office:value="62115.539730392898" table:style-name="ce11">
            <text:p>62,116</text:p>
          </table:table-cell>
          <table:table-cell office:value-type="float" office:value="62358.979198295601" table:style-name="ce11">
            <text:p>62,359</text:p>
          </table:table-cell>
          <table:table-cell office:value-type="float" office:value="62745.654471379399" table:style-name="ce11">
            <text:p>62,746</text:p>
          </table:table-cell>
          <table:table-cell office:value-type="float" office:value="63137.674371033303" table:style-name="ce11">
            <text:p>63,138</text:p>
          </table:table-cell>
          <table:table-cell office:value-type="float" office:value="63338.663802089701" table:style-name="ce11">
            <text:p>63,339</text:p>
          </table:table-cell>
          <table:table-cell table:number-columns-repeated="16339"/>
        </table:table-row>
        <table:table-row table:style-name="ro7">
          <table:table-cell office:value-type="string" table:style-name="ce11">
            <text:p>Total in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368.558871932299" table:style-name="ce11">
            <text:p>28,369</text:p>
          </table:table-cell>
          <table:table-cell office:value-type="float" office:value="27504.2944757183" table:style-name="ce11">
            <text:p>27,504</text:p>
          </table:table-cell>
          <table:table-cell office:value-type="float" office:value="27628.037190662799" table:style-name="ce11">
            <text:p>27,628</text:p>
          </table:table-cell>
          <table:table-cell office:value-type="float" office:value="27593.791316910399" table:style-name="ce11">
            <text:p>27,594</text:p>
          </table:table-cell>
          <table:table-cell office:value-type="float" office:value="26607.295514371999" table:style-name="ce11">
            <text:p>26,607</text:p>
          </table:table-cell>
          <table:table-cell office:value-type="float" office:value="26913.635376247799" table:style-name="ce11">
            <text:p>26,914</text:p>
          </table:table-cell>
          <table:table-cell office:value-type="float" office:value="27259.523678625599" table:style-name="ce11">
            <text:p>27,260</text:p>
          </table:table-cell>
          <table:table-cell office:value-type="float" office:value="27203.557563349699" table:style-name="ce11">
            <text:p>27,204</text:p>
          </table:table-cell>
          <table:table-cell office:value-type="float" office:value="27548.081514994501" table:style-name="ce11">
            <text:p>27,548</text:p>
          </table:table-cell>
          <table:table-cell office:value-type="float" office:value="27506.267589838699" table:style-name="ce11">
            <text:p>27,506</text:p>
          </table:table-cell>
          <table:table-cell office:value-type="float" office:value="26432.498939132001" table:style-name="ce11">
            <text:p>26,432</text:p>
          </table:table-cell>
          <table:table-cell office:value-type="float" office:value="27646.626968432101" table:style-name="ce11">
            <text:p>27,647</text:p>
          </table:table-cell>
          <table:table-cell office:value-type="float" office:value="27676.474741844399" table:style-name="ce11">
            <text:p>27,676</text:p>
          </table:table-cell>
          <table:table-cell office:value-type="float" office:value="27452.3075600968" table:style-name="ce11">
            <text:p>27,452</text:p>
          </table:table-cell>
          <table:table-cell office:value-type="float" office:value="27275.875816113199" table:style-name="ce11">
            <text:p>27,276</text:p>
          </table:table-cell>
          <table:table-cell office:value-type="float" office:value="27366.184585618699" table:style-name="ce11">
            <text:p>27,366</text:p>
          </table:table-cell>
          <table:table-cell office:value-type="float" office:value="27636.552134752699" table:style-name="ce11">
            <text:p>27,637</text:p>
          </table:table-cell>
          <table:table-cell office:value-type="float" office:value="28080.4281412239" table:style-name="ce11">
            <text:p>28,080</text:p>
          </table:table-cell>
          <table:table-cell office:value-type="float" office:value="28507.395433172202" table:style-name="ce11">
            <text:p>28,507</text:p>
          </table:table-cell>
          <table:table-cell office:value-type="float" office:value="28870.856491759099" table:style-name="ce11">
            <text:p>28,871</text:p>
          </table:table-cell>
          <table:table-cell office:value-type="float" office:value="29212.1228253714" table:style-name="ce11">
            <text:p>29,212</text:p>
          </table:table-cell>
          <table:table-cell office:value-type="float" office:value="29434.0516742578" table:style-name="ce11">
            <text:p>29,434</text:p>
          </table:table-cell>
          <table:table-cell office:value-type="float" office:value="29692.493237853399" table:style-name="ce11">
            <text:p>29,692</text:p>
          </table:table-cell>
          <table:table-cell office:value-type="float" office:value="30061.820280136999" table:style-name="ce11">
            <text:p>30,062</text:p>
          </table:table-cell>
          <table:table-cell office:value-type="float" office:value="30349.456063408499" table:style-name="ce11">
            <text:p>30,349</text:p>
          </table:table-cell>
          <table:table-cell office:value-type="float" office:value="30617.579246604499" table:style-name="ce11">
            <text:p>30,618</text:p>
          </table:table-cell>
          <table:table-cell office:value-type="float" office:value="30924.834258081901" table:style-name="ce11">
            <text:p>30,925</text:p>
          </table:table-cell>
          <table:table-cell office:value-type="float" office:value="31251.3442488867" table:style-name="ce11">
            <text:p>31,251</text:p>
          </table:table-cell>
          <table:table-cell office:value-type="float" office:value="31582.764953968701" table:style-name="ce11">
            <text:p>31,583</text:p>
          </table:table-cell>
          <table:table-cell office:value-type="float" office:value="31912.027363200901" table:style-name="ce11">
            <text:p>31,912</text:p>
          </table:table-cell>
          <table:table-cell office:value-type="float" office:value="32257.180814797899" table:style-name="ce11">
            <text:p>32,257</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67.721595338997" table:style-name="ce11">
            <text:p>51,668</text:p>
          </table:table-cell>
          <table:table-cell office:value-type="float" office:value="43110.952368622697" table:style-name="ce11">
            <text:p>43,111</text:p>
          </table:table-cell>
          <table:table-cell office:value-type="float" office:value="47558.919755263298" table:style-name="ce11">
            <text:p>47,559</text:p>
          </table:table-cell>
          <table:table-cell office:value-type="float" office:value="48381.3378464856" table:style-name="ce11">
            <text:p>48,381</text:p>
          </table:table-cell>
          <table:table-cell office:value-type="float" office:value="41633.3338387271" table:style-name="ce11">
            <text:p>41,633</text:p>
          </table:table-cell>
          <table:table-cell office:value-type="float" office:value="43563.332431124101" table:style-name="ce11">
            <text:p>43,563</text:p>
          </table:table-cell>
          <table:table-cell office:value-type="float" office:value="45438.595776039801" table:style-name="ce11">
            <text:p>45,439</text:p>
          </table:table-cell>
          <table:table-cell office:value-type="float" office:value="45155.233680120196" table:style-name="ce11">
            <text:p>45,155</text:p>
          </table:table-cell>
          <table:table-cell office:value-type="float" office:value="46664.348699707603" table:style-name="ce11">
            <text:p>46,664</text:p>
          </table:table-cell>
          <table:table-cell office:value-type="float" office:value="46239.785466576199" table:style-name="ce11">
            <text:p>46,240</text:p>
          </table:table-cell>
          <table:table-cell office:value-type="float" office:value="46158.565074985199" table:style-name="ce11">
            <text:p>46,159</text:p>
          </table:table-cell>
          <table:table-cell office:value-type="float" office:value="49943.386318773701" table:style-name="ce11">
            <text:p>49,943</text:p>
          </table:table-cell>
          <table:table-cell office:value-type="float" office:value="45404.923798782998" table:style-name="ce11">
            <text:p>45,405</text:p>
          </table:table-cell>
          <table:table-cell office:value-type="float" office:value="41386.579141992901" table:style-name="ce11">
            <text:p>41,387</text:p>
          </table:table-cell>
          <table:table-cell office:value-type="float" office:value="41487.934942161402" table:style-name="ce11">
            <text:p>41,488</text:p>
          </table:table-cell>
          <table:table-cell office:value-type="float" office:value="43391.795688115199" table:style-name="ce11">
            <text:p>43,392</text:p>
          </table:table-cell>
          <table:table-cell office:value-type="float" office:value="46694.8325119324" table:style-name="ce11">
            <text:p>46,695</text:p>
          </table:table-cell>
          <table:table-cell office:value-type="float" office:value="48549.348755643201" table:style-name="ce11">
            <text:p>48,549</text:p>
          </table:table-cell>
          <table:table-cell office:value-type="float" office:value="48979.705592084501" table:style-name="ce11">
            <text:p>48,980</text:p>
          </table:table-cell>
          <table:table-cell office:value-type="float" office:value="49118.2077010801" table:style-name="ce11">
            <text:p>49,118</text:p>
          </table:table-cell>
          <table:table-cell office:value-type="float" office:value="49249.490408006001" table:style-name="ce11">
            <text:p>49,249</text:p>
          </table:table-cell>
          <table:table-cell office:value-type="float" office:value="49420.965923019197" table:style-name="ce11">
            <text:p>49,421</text:p>
          </table:table-cell>
          <table:table-cell office:value-type="float" office:value="49570.437324044899" table:style-name="ce11">
            <text:p>49,570</text:p>
          </table:table-cell>
          <table:table-cell office:value-type="float" office:value="49722.431063404503" table:style-name="ce11">
            <text:p>49,722</text:p>
          </table:table-cell>
          <table:table-cell office:value-type="float" office:value="49880.445237234802" table:style-name="ce11">
            <text:p>49,880</text:p>
          </table:table-cell>
          <table:table-cell office:value-type="float" office:value="50047.605347408098" table:style-name="ce11">
            <text:p>50,048</text:p>
          </table:table-cell>
          <table:table-cell office:value-type="float" office:value="50252.905411308901" table:style-name="ce11">
            <text:p>50,253</text:p>
          </table:table-cell>
          <table:table-cell office:value-type="float" office:value="50521.978245628197" table:style-name="ce11">
            <text:p>50,522</text:p>
          </table:table-cell>
          <table:table-cell office:value-type="float" office:value="50813.089000875101" table:style-name="ce11">
            <text:p>50,813</text:p>
          </table:table-cell>
          <table:table-cell office:value-type="float" office:value="51113.1962906505" table:style-name="ce11">
            <text:p>51,113</text:p>
          </table:table-cell>
          <table:table-cell office:value-type="float" office:value="51455.833207419302" table:style-name="ce11">
            <text:p>51,456</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7713.860938159007" table:style-name="ce11">
            <text:p>67,714</text:p>
          </table:table-cell>
          <table:table-cell office:value-type="float" office:value="68709.7772134767" table:style-name="ce11">
            <text:p>68,710</text:p>
          </table:table-cell>
          <table:table-cell office:value-type="float" office:value="67839.819898896894" table:style-name="ce11">
            <text:p>67,840</text:p>
          </table:table-cell>
          <table:table-cell office:value-type="float" office:value="68234.865375006397" table:style-name="ce11">
            <text:p>68,235</text:p>
          </table:table-cell>
          <table:table-cell office:value-type="float" office:value="69137.477944421393" table:style-name="ce11">
            <text:p>69,137</text:p>
          </table:table-cell>
          <table:table-cell office:value-type="float" office:value="69060.449728665903" table:style-name="ce11">
            <text:p>69,060</text:p>
          </table:table-cell>
          <table:table-cell office:value-type="float" office:value="69240.198100100897" table:style-name="ce11">
            <text:p>69,240</text:p>
          </table:table-cell>
          <table:table-cell office:value-type="float" office:value="69031.839953859395" table:style-name="ce11">
            <text:p>69,032</text:p>
          </table:table-cell>
          <table:table-cell office:value-type="float" office:value="66550.264388998607" table:style-name="ce11">
            <text:p>66,550</text:p>
          </table:table-cell>
          <table:table-cell office:value-type="float" office:value="63442.0914706326" table:style-name="ce11">
            <text:p>63,442</text:p>
          </table:table-cell>
          <table:table-cell office:value-type="float" office:value="63276.633084046698" table:style-name="ce11">
            <text:p>63,277</text:p>
          </table:table-cell>
          <table:table-cell office:value-type="float" office:value="62239.501624623401" table:style-name="ce11">
            <text:p>62,240</text:p>
          </table:table-cell>
          <table:table-cell office:value-type="float" office:value="61964.811249247097" table:style-name="ce11">
            <text:p>61,965</text:p>
          </table:table-cell>
          <table:table-cell office:value-type="float" office:value="61674.220280745598" table:style-name="ce11">
            <text:p>61,674</text:p>
          </table:table-cell>
          <table:table-cell office:value-type="float" office:value="62807.423856601599" table:style-name="ce11">
            <text:p>62,807</text:p>
          </table:table-cell>
          <table:table-cell office:value-type="float" office:value="64388.110936532998" table:style-name="ce11">
            <text:p>64,388</text:p>
          </table:table-cell>
          <table:table-cell office:value-type="float" office:value="65292.091703354003" table:style-name="ce11">
            <text:p>65,292</text:p>
          </table:table-cell>
          <table:table-cell office:value-type="float" office:value="66991.656507476" table:style-name="ce11">
            <text:p>66,992</text:p>
          </table:table-cell>
          <table:table-cell office:value-type="float" office:value="67564.500395003895" table:style-name="ce11">
            <text:p>67,565</text:p>
          </table:table-cell>
          <table:table-cell office:value-type="float" office:value="67663.655378294905" table:style-name="ce11">
            <text:p>67,664</text:p>
          </table:table-cell>
          <table:table-cell office:value-type="float" office:value="51124.263982531404" table:style-name="ce11">
            <text:p>51,124</text:p>
          </table:table-cell>
          <table:table-cell office:value-type="float" office:value="53755.892172009699" table:style-name="ce11">
            <text:p>53,756</text:p>
          </table:table-cell>
          <table:table-cell office:value-type="float" office:value="65929.879358640406" table:style-name="ce11">
            <text:p>65,930</text:p>
          </table:table-cell>
          <table:table-cell office:value-type="float" office:value="66054.573586796498" table:style-name="ce11">
            <text:p>66,055</text:p>
          </table:table-cell>
          <table:table-cell office:value-type="float" office:value="66634.075047570106" table:style-name="ce11">
            <text:p>66,634</text:p>
          </table:table-cell>
          <table:table-cell office:value-type="float" office:value="66983.009243332403" table:style-name="ce11">
            <text:p>66,983</text:p>
          </table:table-cell>
          <table:table-cell office:value-type="float" office:value="67446.500410991794" table:style-name="ce11">
            <text:p>67,447</text:p>
          </table:table-cell>
          <table:table-cell office:value-type="float" office:value="67597.075718923094" table:style-name="ce11">
            <text:p>67,597</text:p>
          </table:table-cell>
          <table:table-cell office:value-type="float" office:value="67770.785343480195" table:style-name="ce11">
            <text:p>67,771</text:p>
          </table:table-cell>
          <table:table-cell office:value-type="float" office:value="67973.3932356023" table:style-name="ce11">
            <text:p>67,973</text:p>
          </table:table-cell>
          <table:table-cell office:value-type="float" office:value="68261.998859436499" table:style-name="ce11">
            <text:p>68,262</text:p>
          </table:table-cell>
          <table:table-cell office:value-type="float" office:value="68316.985076619501" table:style-name="ce11">
            <text:p>68,317</text:p>
          </table:table-cell>
          <table:table-cell office:value-type="float" office:value="68564.458303243198" table:style-name="ce11">
            <text:p>68,564</text:p>
          </table:table-cell>
          <table:table-cell office:value-type="float" office:value="68593.614203377103" table:style-name="ce11">
            <text:p>68,594</text:p>
          </table:table-cell>
          <table:table-cell office:value-type="float" office:value="68643.063788452404" table:style-name="ce11">
            <text:p>68,643</text:p>
          </table:table-cell>
          <table:table-cell office:value-type="float" office:value="68635.235294124097" table:style-name="ce11">
            <text:p>68,635</text:p>
          </table:table-cell>
          <table:table-cell office:value-type="float" office:value="68741.6239511241" table:style-name="ce11">
            <text:p>68,742</text:p>
          </table:table-cell>
          <table:table-cell office:value-type="float" office:value="68964.233993093905" table:style-name="ce11">
            <text:p>68,964</text:p>
          </table:table-cell>
          <table:table-cell office:value-type="float" office:value="69320.128714177597" table:style-name="ce11">
            <text:p>69,320</text:p>
          </table:table-cell>
          <table:table-cell office:value-type="float" office:value="69676.402880902504" table:style-name="ce11">
            <text:p>69,676</text:p>
          </table:table-cell>
          <table:table-cell office:value-type="float" office:value="69844.861937658294" table:style-name="ce11">
            <text:p>69,845</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2981.6760224894902" table:style-name="ce11">
            <text:p>2,982</text:p>
          </table:table-cell>
          <table:table-cell office:value-type="float" office:value="2998.7774588856701" table:style-name="ce11">
            <text:p>2,999</text:p>
          </table:table-cell>
          <table:table-cell office:value-type="float" office:value="3427.6442236620501" table:style-name="ce11">
            <text:p>3,428</text:p>
          </table:table-cell>
          <table:table-cell office:value-type="float" office:value="3700.6710412794" table:style-name="ce11">
            <text:p>3,701</text:p>
          </table:table-cell>
          <table:table-cell office:value-type="float" office:value="3376.8792708436599" table:style-name="ce11">
            <text:p>3,377</text:p>
          </table:table-cell>
          <table:table-cell office:value-type="float" office:value="3247.74906341418" table:style-name="ce11">
            <text:p>3,248</text:p>
          </table:table-cell>
          <table:table-cell office:value-type="float" office:value="3161.6824319331499" table:style-name="ce11">
            <text:p>3,162</text:p>
          </table:table-cell>
          <table:table-cell office:value-type="float" office:value="3378.2649678900798" table:style-name="ce11">
            <text:p>3,378</text:p>
          </table:table-cell>
          <table:table-cell office:value-type="float" office:value="3430.0796521018701" table:style-name="ce11">
            <text:p>3,430</text:p>
          </table:table-cell>
          <table:table-cell office:value-type="float" office:value="3354.2516788746998" table:style-name="ce11">
            <text:p>3,354</text:p>
          </table:table-cell>
          <table:table-cell office:value-type="float" office:value="3538.1967725791201" table:style-name="ce11">
            <text:p>3,538</text:p>
          </table:table-cell>
          <table:table-cell office:value-type="float" office:value="3719.32087619105" table:style-name="ce11">
            <text:p>3,719</text:p>
          </table:table-cell>
          <table:table-cell office:value-type="float" office:value="3784.62619461022" table:style-name="ce11">
            <text:p>3,785</text:p>
          </table:table-cell>
          <table:table-cell office:value-type="float" office:value="3820.7944430929501" table:style-name="ce11">
            <text:p>3,821</text:p>
          </table:table-cell>
          <table:table-cell office:value-type="float" office:value="3868.1591332764001" table:style-name="ce11">
            <text:p>3,868</text:p>
          </table:table-cell>
          <table:table-cell office:value-type="float" office:value="3917.8310913626401" table:style-name="ce11">
            <text:p>3,918</text:p>
          </table:table-cell>
          <table:table-cell office:value-type="float" office:value="3954.5872700770201" table:style-name="ce11">
            <text:p>3,955</text:p>
          </table:table-cell>
          <table:table-cell office:value-type="float" office:value="3997.8140183258902" table:style-name="ce11">
            <text:p>3,998</text:p>
          </table:table-cell>
          <table:table-cell office:value-type="float" office:value="4041.5911535636201" table:style-name="ce11">
            <text:p>4,042</text:p>
          </table:table-cell>
          <table:table-cell office:value-type="float" office:value="4085.9769133304699" table:style-name="ce11">
            <text:p>4,086</text:p>
          </table:table-cell>
          <table:table-cell office:value-type="float" office:value="4121.4361768986601" table:style-name="ce11">
            <text:p>4,121</text:p>
          </table:table-cell>
          <table:table-cell office:value-type="float" office:value="4162.8715244453497" table:style-name="ce11">
            <text:p>4,163</text:p>
          </table:table-cell>
          <table:table-cell office:value-type="float" office:value="4201.4860186690903" table:style-name="ce11">
            <text:p>4,201</text:p>
          </table:table-cell>
          <table:table-cell office:value-type="float" office:value="4243.5771472148999" table:style-name="ce11">
            <text:p>4,244</text:p>
          </table:table-cell>
          <table:table-cell office:value-type="float" office:value="4287.0852348180097" table:style-name="ce11">
            <text:p>4,287</text:p>
          </table:table-cell>
          <table:table-cell office:value-type="float" office:value="4337.7256459487298" table:style-name="ce11">
            <text:p>4,338</text:p>
          </table:table-cell>
          <table:table-cell office:value-type="float" office:value="4396.2420268255401" table:style-name="ce11">
            <text:p>4,396</text:p>
          </table:table-cell>
          <table:table-cell office:value-type="float" office:value="4463.9525089449498" table:style-name="ce11">
            <text:p>4,464</text:p>
          </table:table-cell>
          <table:table-cell office:value-type="float" office:value="4537.4270325298703" table:style-name="ce11">
            <text:p>4,537</text:p>
          </table:table-cell>
          <table:table-cell office:value-type="float" office:value="4608.4468995203797" table:style-name="ce11">
            <text:p>4,608</text:p>
          </table:table-cell>
          <table:table-cell table:number-columns-repeated="16339"/>
        </table:table-row>
        <table:table-row table:style-name="ro2">
          <table:table-cell office:value-type="string" table:style-name="ce11">
            <text:p>Total in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67.0069781820698" table:style-name="ce11">
            <text:p>2,667</text:p>
          </table:table-cell>
          <table:table-cell office:value-type="float" office:value="2430.30081979345" table:style-name="ce11">
            <text:p>2,430</text:p>
          </table:table-cell>
          <table:table-cell office:value-type="float" office:value="2438.1917180280898" table:style-name="ce11">
            <text:p>2,438</text:p>
          </table:table-cell>
          <table:table-cell office:value-type="float" office:value="2942.82659933587" table:style-name="ce11">
            <text:p>2,943</text:p>
          </table:table-cell>
          <table:table-cell office:value-type="float" office:value="2888.8077153188301" table:style-name="ce11">
            <text:p>2,889</text:p>
          </table:table-cell>
          <table:table-cell office:value-type="float" office:value="2590.129081178" table:style-name="ce11">
            <text:p>2,590</text:p>
          </table:table-cell>
          <table:table-cell office:value-type="float" office:value="2324.31776702241" table:style-name="ce11">
            <text:p>2,324</text:p>
          </table:table-cell>
          <table:table-cell office:value-type="float" office:value="2108.7865861089199" table:style-name="ce11">
            <text:p>2,109</text:p>
          </table:table-cell>
          <table:table-cell office:value-type="float" office:value="2049.6180043580698" table:style-name="ce11">
            <text:p>2,050</text:p>
          </table:table-cell>
          <table:table-cell office:value-type="float" office:value="1850.0630411882501" table:style-name="ce11">
            <text:p>1,850</text:p>
          </table:table-cell>
          <table:table-cell office:value-type="float" office:value="1770.08895498623" table:style-name="ce11">
            <text:p>1,770</text:p>
          </table:table-cell>
          <table:table-cell office:value-type="float" office:value="1993.1371958817299" table:style-name="ce11">
            <text:p>1,993</text:p>
          </table:table-cell>
          <table:table-cell office:value-type="float" office:value="1946.1460622403399" table:style-name="ce11">
            <text:p>1,946</text:p>
          </table:table-cell>
          <table:table-cell office:value-type="float" office:value="1928.32014373787" table:style-name="ce11">
            <text:p>1,928</text:p>
          </table:table-cell>
          <table:table-cell office:value-type="float" office:value="1925.7708440843401" table:style-name="ce11">
            <text:p>1,926</text:p>
          </table:table-cell>
          <table:table-cell office:value-type="float" office:value="1917.93236417392" table:style-name="ce11">
            <text:p>1,918</text:p>
          </table:table-cell>
          <table:table-cell office:value-type="float" office:value="1925.3796151420099" table:style-name="ce11">
            <text:p>1,925</text:p>
          </table:table-cell>
          <table:table-cell office:value-type="float" office:value="1923.06223708222" table:style-name="ce11">
            <text:p>1,923</text:p>
          </table:table-cell>
          <table:table-cell office:value-type="float" office:value="1916.3823856091501" table:style-name="ce11">
            <text:p>1,916</text:p>
          </table:table-cell>
          <table:table-cell office:value-type="float" office:value="1911.4129867986801" table:style-name="ce11">
            <text:p>1,911</text:p>
          </table:table-cell>
          <table:table-cell office:value-type="float" office:value="1903.2302214967101" table:style-name="ce11">
            <text:p>1,903</text:p>
          </table:table-cell>
          <table:table-cell office:value-type="float" office:value="1889.05111057205" table:style-name="ce11">
            <text:p>1,889</text:p>
          </table:table-cell>
          <table:table-cell office:value-type="float" office:value="1876.12958766362" table:style-name="ce11">
            <text:p>1,876</text:p>
          </table:table-cell>
          <table:table-cell office:value-type="float" office:value="1864.15532150744" table:style-name="ce11">
            <text:p>1,864</text:p>
          </table:table-cell>
          <table:table-cell office:value-type="float" office:value="1853.2842639625501" table:style-name="ce11">
            <text:p>1,853</text:p>
          </table:table-cell>
          <table:table-cell office:value-type="float" office:value="1843.6894312914901" table:style-name="ce11">
            <text:p>1,844</text:p>
          </table:table-cell>
          <table:table-cell office:value-type="float" office:value="1836.3961512609501" table:style-name="ce11">
            <text:p>1,836</text:p>
          </table:table-cell>
          <table:table-cell office:value-type="float" office:value="1830.6477844716901" table:style-name="ce11">
            <text:p>1,831</text:p>
          </table:table-cell>
          <table:table-cell office:value-type="float" office:value="1826.06379061593" table:style-name="ce11">
            <text:p>1,826</text:p>
          </table:table-cell>
          <table:table-cell office:value-type="float" office:value="1822.6833158223801" table:style-name="ce11">
            <text:p>1,823</text:p>
          </table:table-cell>
          <table:table-cell office:value-type="float" office:value="1820.5890096922799" table:style-name="ce11">
            <text:p>1,821</text:p>
          </table:table-cell>
          <table:table-cell table:number-columns-repeated="16339"/>
        </table:table-row>
        <table:table-row table:style-name="ro7">
          <table:table-cell office:value-type="string" table:style-name="ce11">
            <text:p>Total excluding international aviation</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27939.397629021001" table:style-name="ce11">
            <text:p>27,939</text:p>
          </table:table-cell>
          <table:table-cell office:value-type="float" office:value="28205.699604783302" table:style-name="ce11">
            <text:p>28,206</text:p>
          </table:table-cell>
          <table:table-cell office:value-type="float" office:value="28281.1927560363" table:style-name="ce11">
            <text:p>28,281</text:p>
          </table:table-cell>
          <table:table-cell office:value-type="float" office:value="28534.458926515199" table:style-name="ce11">
            <text:p>28,534</text:p>
          </table:table-cell>
          <table:table-cell office:value-type="float" office:value="29142.787911658699" table:style-name="ce11">
            <text:p>29,143</text:p>
          </table:table-cell>
          <table:table-cell office:value-type="float" office:value="29979.122473313098" table:style-name="ce11">
            <text:p>29,979</text:p>
          </table:table-cell>
          <table:table-cell office:value-type="float" office:value="29682.910546201601" table:style-name="ce11">
            <text:p>29,683</text:p>
          </table:table-cell>
          <table:table-cell office:value-type="float" office:value="29375.729336051401" table:style-name="ce11">
            <text:p>29,376</text:p>
          </table:table-cell>
          <table:table-cell office:value-type="float" office:value="29389.989531056799" table:style-name="ce11">
            <text:p>29,390</text:p>
          </table:table-cell>
          <table:table-cell office:value-type="float" office:value="27663.9311064582" table:style-name="ce11">
            <text:p>27,664</text:p>
          </table:table-cell>
          <table:table-cell office:value-type="float" office:value="28368.558871932299" table:style-name="ce11">
            <text:p>28,369</text:p>
          </table:table-cell>
          <table:table-cell office:value-type="float" office:value="27504.2944757183" table:style-name="ce11">
            <text:p>27,504</text:p>
          </table:table-cell>
          <table:table-cell office:value-type="float" office:value="27628.037190662799" table:style-name="ce11">
            <text:p>27,628</text:p>
          </table:table-cell>
          <table:table-cell office:value-type="float" office:value="27593.791316910399" table:style-name="ce11">
            <text:p>27,594</text:p>
          </table:table-cell>
          <table:table-cell office:value-type="float" office:value="26607.295514371999" table:style-name="ce11">
            <text:p>26,607</text:p>
          </table:table-cell>
          <table:table-cell office:value-type="float" office:value="26913.635376247799" table:style-name="ce11">
            <text:p>26,914</text:p>
          </table:table-cell>
          <table:table-cell office:value-type="float" office:value="27259.523678625599" table:style-name="ce11">
            <text:p>27,260</text:p>
          </table:table-cell>
          <table:table-cell office:value-type="float" office:value="27203.557563349699" table:style-name="ce11">
            <text:p>27,204</text:p>
          </table:table-cell>
          <table:table-cell office:value-type="float" office:value="27548.081514994501" table:style-name="ce11">
            <text:p>27,548</text:p>
          </table:table-cell>
          <table:table-cell office:value-type="float" office:value="27506.267589838699" table:style-name="ce11">
            <text:p>27,506</text:p>
          </table:table-cell>
          <table:table-cell office:value-type="float" office:value="26432.498939132001" table:style-name="ce11">
            <text:p>26,432</text:p>
          </table:table-cell>
          <table:table-cell office:value-type="float" office:value="27646.626968432101" table:style-name="ce11">
            <text:p>27,647</text:p>
          </table:table-cell>
          <table:table-cell office:value-type="float" office:value="27676.474741844399" table:style-name="ce11">
            <text:p>27,676</text:p>
          </table:table-cell>
          <table:table-cell office:value-type="float" office:value="27452.3075600968" table:style-name="ce11">
            <text:p>27,452</text:p>
          </table:table-cell>
          <table:table-cell office:value-type="float" office:value="27275.875816113199" table:style-name="ce11">
            <text:p>27,276</text:p>
          </table:table-cell>
          <table:table-cell office:value-type="float" office:value="27366.184585618699" table:style-name="ce11">
            <text:p>27,366</text:p>
          </table:table-cell>
          <table:table-cell office:value-type="float" office:value="27636.552134752699" table:style-name="ce11">
            <text:p>27,637</text:p>
          </table:table-cell>
          <table:table-cell office:value-type="float" office:value="28080.4281412239" table:style-name="ce11">
            <text:p>28,080</text:p>
          </table:table-cell>
          <table:table-cell office:value-type="float" office:value="28507.395433172202" table:style-name="ce11">
            <text:p>28,507</text:p>
          </table:table-cell>
          <table:table-cell office:value-type="float" office:value="28870.856491759099" table:style-name="ce11">
            <text:p>28,871</text:p>
          </table:table-cell>
          <table:table-cell office:value-type="float" office:value="29212.1228253714" table:style-name="ce11">
            <text:p>29,212</text:p>
          </table:table-cell>
          <table:table-cell office:value-type="float" office:value="29434.0516742578" table:style-name="ce11">
            <text:p>29,434</text:p>
          </table:table-cell>
          <table:table-cell office:value-type="float" office:value="29692.493237853399" table:style-name="ce11">
            <text:p>29,692</text:p>
          </table:table-cell>
          <table:table-cell office:value-type="float" office:value="30061.820280136999" table:style-name="ce11">
            <text:p>30,062</text:p>
          </table:table-cell>
          <table:table-cell office:value-type="float" office:value="30349.456063408499" table:style-name="ce11">
            <text:p>30,349</text:p>
          </table:table-cell>
          <table:table-cell office:value-type="float" office:value="30617.579246604499" table:style-name="ce11">
            <text:p>30,618</text:p>
          </table:table-cell>
          <table:table-cell office:value-type="float" office:value="30924.834258081901" table:style-name="ce11">
            <text:p>30,925</text:p>
          </table:table-cell>
          <table:table-cell office:value-type="float" office:value="31251.3442488867" table:style-name="ce11">
            <text:p>31,251</text:p>
          </table:table-cell>
          <table:table-cell office:value-type="float" office:value="31582.764953968701" table:style-name="ce11">
            <text:p>31,583</text:p>
          </table:table-cell>
          <table:table-cell office:value-type="float" office:value="31912.027363200901" table:style-name="ce11">
            <text:p>31,912</text:p>
          </table:table-cell>
          <table:table-cell office:value-type="float" office:value="32257.180814797899" table:style-name="ce11">
            <text:p>32,257</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7077.373646419299" table:style-name="ce11">
            <text:p>57,077</text:p>
          </table:table-cell>
          <table:table-cell office:value-type="float" office:value="57814.607022488999" table:style-name="ce11">
            <text:p>57,815</text:p>
          </table:table-cell>
          <table:table-cell office:value-type="float" office:value="55234.303849725999" table:style-name="ce11">
            <text:p>55,234</text:p>
          </table:table-cell>
          <table:table-cell office:value-type="float" office:value="56701.700998619002" table:style-name="ce11">
            <text:p>56,702</text:p>
          </table:table-cell>
          <table:table-cell office:value-type="float" office:value="57080.214407299602" table:style-name="ce11">
            <text:p>57,080</text:p>
          </table:table-cell>
          <table:table-cell office:value-type="float" office:value="55383.915586240299" table:style-name="ce11">
            <text:p>55,384</text:p>
          </table:table-cell>
          <table:table-cell office:value-type="float" office:value="52633.381508318198" table:style-name="ce11">
            <text:p>52,633</text:p>
          </table:table-cell>
          <table:table-cell office:value-type="float" office:value="49961.238472833902" table:style-name="ce11">
            <text:p>49,961</text:p>
          </table:table-cell>
          <table:table-cell office:value-type="float" office:value="51502.635788270098" table:style-name="ce11">
            <text:p>51,503</text:p>
          </table:table-cell>
          <table:table-cell office:value-type="float" office:value="46827.878796969802" table:style-name="ce11">
            <text:p>46,828</text:p>
          </table:table-cell>
          <table:table-cell office:value-type="float" office:value="51667.721595338997" table:style-name="ce11">
            <text:p>51,668</text:p>
          </table:table-cell>
          <table:table-cell office:value-type="float" office:value="43110.952368622697" table:style-name="ce11">
            <text:p>43,111</text:p>
          </table:table-cell>
          <table:table-cell office:value-type="float" office:value="47558.919755263298" table:style-name="ce11">
            <text:p>47,559</text:p>
          </table:table-cell>
          <table:table-cell office:value-type="float" office:value="48381.3378464856" table:style-name="ce11">
            <text:p>48,381</text:p>
          </table:table-cell>
          <table:table-cell office:value-type="float" office:value="41633.3338387271" table:style-name="ce11">
            <text:p>41,633</text:p>
          </table:table-cell>
          <table:table-cell office:value-type="float" office:value="43563.332431124101" table:style-name="ce11">
            <text:p>43,563</text:p>
          </table:table-cell>
          <table:table-cell office:value-type="float" office:value="45438.595776039801" table:style-name="ce11">
            <text:p>45,439</text:p>
          </table:table-cell>
          <table:table-cell office:value-type="float" office:value="45155.233680120196" table:style-name="ce11">
            <text:p>45,155</text:p>
          </table:table-cell>
          <table:table-cell office:value-type="float" office:value="46664.348699707603" table:style-name="ce11">
            <text:p>46,664</text:p>
          </table:table-cell>
          <table:table-cell office:value-type="float" office:value="46239.785466576199" table:style-name="ce11">
            <text:p>46,240</text:p>
          </table:table-cell>
          <table:table-cell office:value-type="float" office:value="46158.565074985199" table:style-name="ce11">
            <text:p>46,159</text:p>
          </table:table-cell>
          <table:table-cell office:value-type="float" office:value="49943.386318773701" table:style-name="ce11">
            <text:p>49,943</text:p>
          </table:table-cell>
          <table:table-cell office:value-type="float" office:value="45404.923798782998" table:style-name="ce11">
            <text:p>45,405</text:p>
          </table:table-cell>
          <table:table-cell office:value-type="float" office:value="41386.579141992901" table:style-name="ce11">
            <text:p>41,387</text:p>
          </table:table-cell>
          <table:table-cell office:value-type="float" office:value="41487.934942161402" table:style-name="ce11">
            <text:p>41,488</text:p>
          </table:table-cell>
          <table:table-cell office:value-type="float" office:value="43391.795688115199" table:style-name="ce11">
            <text:p>43,392</text:p>
          </table:table-cell>
          <table:table-cell office:value-type="float" office:value="46694.8325119324" table:style-name="ce11">
            <text:p>46,695</text:p>
          </table:table-cell>
          <table:table-cell office:value-type="float" office:value="48549.348755643201" table:style-name="ce11">
            <text:p>48,549</text:p>
          </table:table-cell>
          <table:table-cell office:value-type="float" office:value="48979.705592084501" table:style-name="ce11">
            <text:p>48,980</text:p>
          </table:table-cell>
          <table:table-cell office:value-type="float" office:value="49118.2077010801" table:style-name="ce11">
            <text:p>49,118</text:p>
          </table:table-cell>
          <table:table-cell office:value-type="float" office:value="49249.490408006001" table:style-name="ce11">
            <text:p>49,249</text:p>
          </table:table-cell>
          <table:table-cell office:value-type="float" office:value="49420.965923019197" table:style-name="ce11">
            <text:p>49,421</text:p>
          </table:table-cell>
          <table:table-cell office:value-type="float" office:value="49570.437324044899" table:style-name="ce11">
            <text:p>49,570</text:p>
          </table:table-cell>
          <table:table-cell office:value-type="float" office:value="49722.431063404503" table:style-name="ce11">
            <text:p>49,722</text:p>
          </table:table-cell>
          <table:table-cell office:value-type="float" office:value="49880.445237234802" table:style-name="ce11">
            <text:p>49,880</text:p>
          </table:table-cell>
          <table:table-cell office:value-type="float" office:value="50047.605347408098" table:style-name="ce11">
            <text:p>50,048</text:p>
          </table:table-cell>
          <table:table-cell office:value-type="float" office:value="50252.905411308901" table:style-name="ce11">
            <text:p>50,253</text:p>
          </table:table-cell>
          <table:table-cell office:value-type="float" office:value="50521.978245628197" table:style-name="ce11">
            <text:p>50,522</text:p>
          </table:table-cell>
          <table:table-cell office:value-type="float" office:value="50813.089000875101" table:style-name="ce11">
            <text:p>50,813</text:p>
          </table:table-cell>
          <table:table-cell office:value-type="float" office:value="51113.1962906505" table:style-name="ce11">
            <text:p>51,113</text:p>
          </table:table-cell>
          <table:table-cell office:value-type="float" office:value="51455.833207419302" table:style-name="ce11">
            <text:p>51,456</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5581.429303046199" table:style-name="ce11">
            <text:p>55,581</text:p>
          </table:table-cell>
          <table:table-cell office:value-type="float" office:value="56577.3455783639" table:style-name="ce11">
            <text:p>56,577</text:p>
          </table:table-cell>
          <table:table-cell office:value-type="float" office:value="55707.388263784102" table:style-name="ce11">
            <text:p>55,707</text:p>
          </table:table-cell>
          <table:table-cell office:value-type="float" office:value="56102.433739893597" table:style-name="ce11">
            <text:p>56,102</text:p>
          </table:table-cell>
          <table:table-cell office:value-type="float" office:value="57005.0463093086" table:style-name="ce11">
            <text:p>57,005</text:p>
          </table:table-cell>
          <table:table-cell office:value-type="float" office:value="56928.018093553103" table:style-name="ce11">
            <text:p>56,928</text:p>
          </table:table-cell>
          <table:table-cell office:value-type="float" office:value="57107.766464988097" table:style-name="ce11">
            <text:p>57,108</text:p>
          </table:table-cell>
          <table:table-cell office:value-type="float" office:value="56899.408318746602" table:style-name="ce11">
            <text:p>56,899</text:p>
          </table:table-cell>
          <table:table-cell office:value-type="float" office:value="54417.832753885799" table:style-name="ce11">
            <text:p>54,418</text:p>
          </table:table-cell>
          <table:table-cell office:value-type="float" office:value="51915.058067363301" table:style-name="ce11">
            <text:p>51,915</text:p>
          </table:table-cell>
          <table:table-cell office:value-type="float" office:value="52214.178866936403" table:style-name="ce11">
            <text:p>52,214</text:p>
          </table:table-cell>
          <table:table-cell office:value-type="float" office:value="50646.816203960203" table:style-name="ce11">
            <text:p>50,647</text:p>
          </table:table-cell>
          <table:table-cell office:value-type="float" office:value="50715.3746472083" table:style-name="ce11">
            <text:p>50,715</text:p>
          </table:table-cell>
          <table:table-cell office:value-type="float" office:value="50350.631390585499" table:style-name="ce11">
            <text:p>50,351</text:p>
          </table:table-cell>
          <table:table-cell office:value-type="float" office:value="51427.897134319799" table:style-name="ce11">
            <text:p>51,428</text:p>
          </table:table-cell>
          <table:table-cell office:value-type="float" office:value="52809.458822747503" table:style-name="ce11">
            <text:p>52,809</text:p>
          </table:table-cell>
          <table:table-cell office:value-type="float" office:value="53677.894547131997" table:style-name="ce11">
            <text:p>53,678</text:p>
          </table:table-cell>
          <table:table-cell office:value-type="float" office:value="54480.842895830698" table:style-name="ce11">
            <text:p>54,481</text:p>
          </table:table-cell>
          <table:table-cell office:value-type="float" office:value="54922.294030922101" table:style-name="ce11">
            <text:p>54,922</text:p>
          </table:table-cell>
          <table:table-cell office:value-type="float" office:value="54952.156529258798" table:style-name="ce11">
            <text:p>54,952</text:p>
          </table:table-cell>
          <table:table-cell office:value-type="float" office:value="46163.724595482599" table:style-name="ce11">
            <text:p>46,164</text:p>
          </table:table-cell>
          <table:table-cell office:value-type="float" office:value="48795.352784960996" table:style-name="ce11">
            <text:p>48,795</text:p>
          </table:table-cell>
          <table:table-cell office:value-type="float" office:value="53408.197542491798" table:style-name="ce11">
            <text:p>53,408</text:p>
          </table:table-cell>
          <table:table-cell office:value-type="float" office:value="53621.396879207103" table:style-name="ce11">
            <text:p>53,621</text:p>
          </table:table-cell>
          <table:table-cell office:value-type="float" office:value="54246.312918169599" table:style-name="ce11">
            <text:p>54,246</text:p>
          </table:table-cell>
          <table:table-cell office:value-type="float" office:value="54608.3556003177" table:style-name="ce11">
            <text:p>54,608</text:p>
          </table:table-cell>
          <table:table-cell office:value-type="float" office:value="55010.872423397501" table:style-name="ce11">
            <text:p>55,011</text:p>
          </table:table-cell>
          <table:table-cell office:value-type="float" office:value="55153.176471189799" table:style-name="ce11">
            <text:p>55,153</text:p>
          </table:table-cell>
          <table:table-cell office:value-type="float" office:value="55290.7519644477" table:style-name="ce11">
            <text:p>55,291</text:p>
          </table:table-cell>
          <table:table-cell office:value-type="float" office:value="55451.526369796098" table:style-name="ce11">
            <text:p>55,452</text:p>
          </table:table-cell>
          <table:table-cell office:value-type="float" office:value="55597.998067258399" table:style-name="ce11">
            <text:p>55,598</text:p>
          </table:table-cell>
          <table:table-cell office:value-type="float" office:value="55752.065589478501" table:style-name="ce11">
            <text:p>55,752</text:p>
          </table:table-cell>
          <table:table-cell office:value-type="float" office:value="55920.700880458098" table:style-name="ce11">
            <text:p>55,921</text:p>
          </table:table-cell>
          <table:table-cell office:value-type="float" office:value="56040.8507474172" table:style-name="ce11">
            <text:p>56,041</text:p>
          </table:table-cell>
          <table:table-cell office:value-type="float" office:value="56153.298625535099" table:style-name="ce11">
            <text:p>56,153</text:p>
          </table:table-cell>
          <table:table-cell office:value-type="float" office:value="56283.773271340797" table:style-name="ce11">
            <text:p>56,284</text:p>
          </table:table-cell>
          <table:table-cell office:value-type="float" office:value="56479.107868218598" table:style-name="ce11">
            <text:p>56,479</text:p>
          </table:table-cell>
          <table:table-cell office:value-type="float" office:value="56668.608156064503" table:style-name="ce11">
            <text:p>56,669</text:p>
          </table:table-cell>
          <table:table-cell office:value-type="float" office:value="56859.8992025845" table:style-name="ce11">
            <text:p>56,860</text:p>
          </table:table-cell>
          <table:table-cell office:value-type="float" office:value="57047.504219178598" table:style-name="ce11">
            <text:p>57,048</text:p>
          </table:table-cell>
          <table:table-cell office:value-type="float" office:value="57230.482426123803" table:style-name="ce11">
            <text:p>57,230</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672.06313216568196" table:style-name="ce11">
            <text:p>672</text:p>
          </table:table-cell>
          <table:table-cell office:value-type="float" office:value="656.04304852405096" table:style-name="ce11">
            <text:p>656</text:p>
          </table:table-cell>
          <table:table-cell office:value-type="float" office:value="684.12115191515204" table:style-name="ce11">
            <text:p>684</text:p>
          </table:table-cell>
          <table:table-cell office:value-type="float" office:value="725.40380368835599" table:style-name="ce11">
            <text:p>725</text:p>
          </table:table-cell>
          <table:table-cell office:value-type="float" office:value="731.84913304524298" table:style-name="ce11">
            <text:p>732</text:p>
          </table:table-cell>
          <table:table-cell office:value-type="float" office:value="798.47655414050098" table:style-name="ce11">
            <text:p>798</text:p>
          </table:table-cell>
          <table:table-cell office:value-type="float" office:value="955.96042390336504" table:style-name="ce11">
            <text:p>956</text:p>
          </table:table-cell>
          <table:table-cell office:value-type="float" office:value="1244.9518755179299" table:style-name="ce11">
            <text:p>1,245</text:p>
          </table:table-cell>
          <table:table-cell office:value-type="float" office:value="2524.5095072612799" table:style-name="ce11">
            <text:p>2,525</text:p>
          </table:table-cell>
          <table:table-cell office:value-type="float" office:value="2762.2890633243801" table:style-name="ce11">
            <text:p>2,762</text:p>
          </table:table-cell>
          <table:table-cell office:value-type="float" office:value="3213.6515848568001" table:style-name="ce11">
            <text:p>3,214</text:p>
          </table:table-cell>
          <table:table-cell office:value-type="float" office:value="2981.6760224894902" table:style-name="ce11">
            <text:p>2,982</text:p>
          </table:table-cell>
          <table:table-cell office:value-type="float" office:value="2998.7774588856701" table:style-name="ce11">
            <text:p>2,999</text:p>
          </table:table-cell>
          <table:table-cell office:value-type="float" office:value="3427.6442236620501" table:style-name="ce11">
            <text:p>3,428</text:p>
          </table:table-cell>
          <table:table-cell office:value-type="float" office:value="3700.6710412794" table:style-name="ce11">
            <text:p>3,701</text:p>
          </table:table-cell>
          <table:table-cell office:value-type="float" office:value="3376.8792708436599" table:style-name="ce11">
            <text:p>3,377</text:p>
          </table:table-cell>
          <table:table-cell office:value-type="float" office:value="3247.74906341418" table:style-name="ce11">
            <text:p>3,248</text:p>
          </table:table-cell>
          <table:table-cell office:value-type="float" office:value="3161.6824319331499" table:style-name="ce11">
            <text:p>3,162</text:p>
          </table:table-cell>
          <table:table-cell office:value-type="float" office:value="3378.2649678900798" table:style-name="ce11">
            <text:p>3,378</text:p>
          </table:table-cell>
          <table:table-cell office:value-type="float" office:value="3430.0796521018701" table:style-name="ce11">
            <text:p>3,430</text:p>
          </table:table-cell>
          <table:table-cell office:value-type="float" office:value="3354.2516788746998" table:style-name="ce11">
            <text:p>3,354</text:p>
          </table:table-cell>
          <table:table-cell office:value-type="float" office:value="3538.1967725791201" table:style-name="ce11">
            <text:p>3,538</text:p>
          </table:table-cell>
          <table:table-cell office:value-type="float" office:value="3693.1795822275899" table:style-name="ce11">
            <text:p>3,693</text:p>
          </table:table-cell>
          <table:table-cell office:value-type="float" office:value="3732.6045305666898" table:style-name="ce11">
            <text:p>3,733</text:p>
          </table:table-cell>
          <table:table-cell office:value-type="float" office:value="3742.8839894489201" table:style-name="ce11">
            <text:p>3,743</text:p>
          </table:table-cell>
          <table:table-cell office:value-type="float" office:value="3764.1704513951399" table:style-name="ce11">
            <text:p>3,764</text:p>
          </table:table-cell>
          <table:table-cell office:value-type="float" office:value="3786.9297398918602" table:style-name="ce11">
            <text:p>3,787</text:p>
          </table:table-cell>
          <table:table-cell office:value-type="float" office:value="3797.0695580803999" table:style-name="ce11">
            <text:p>3,797</text:p>
          </table:table-cell>
          <table:table-cell office:value-type="float" office:value="3813.1200825397" table:style-name="ce11">
            <text:p>3,813</text:p>
          </table:table-cell>
          <table:table-cell office:value-type="float" office:value="3829.3561176231401" table:style-name="ce11">
            <text:p>3,829</text:p>
          </table:table-cell>
          <table:table-cell office:value-type="float" office:value="3843.98963704681" table:style-name="ce11">
            <text:p>3,844</text:p>
          </table:table-cell>
          <table:table-cell office:value-type="float" office:value="3859.94542109026" table:style-name="ce11">
            <text:p>3,860</text:p>
          </table:table-cell>
          <table:table-cell office:value-type="float" office:value="3876.2475750303001" table:style-name="ce11">
            <text:p>3,876</text:p>
          </table:table-cell>
          <table:table-cell office:value-type="float" office:value="3891.46870431156" table:style-name="ce11">
            <text:p>3,891</text:p>
          </table:table-cell>
          <table:table-cell office:value-type="float" office:value="3907.4619073393401" table:style-name="ce11">
            <text:p>3,907</text:p>
          </table:table-cell>
          <table:table-cell office:value-type="float" office:value="3924.82241888711" table:style-name="ce11">
            <text:p>3,925</text:p>
          </table:table-cell>
          <table:table-cell office:value-type="float" office:value="3945.6694185753499" table:style-name="ce11">
            <text:p>3,946</text:p>
          </table:table-cell>
          <table:table-cell office:value-type="float" office:value="3967.61136076707" table:style-name="ce11">
            <text:p>3,968</text:p>
          </table:table-cell>
          <table:table-cell office:value-type="float" office:value="3990.2209506004401" table:style-name="ce11">
            <text:p>3,990</text:p>
          </table:table-cell>
          <table:table-cell office:value-type="float" office:value="4013.6269335421498" table:style-name="ce11">
            <text:p>4,014</text:p>
          </table:table-cell>
          <table:table-cell office:value-type="float" office:value="4037.5057704238502" table:style-name="ce11">
            <text:p>4,038</text:p>
          </table:table-cell>
          <table:table-cell table:number-columns-repeated="16339"/>
        </table:table-row>
        <table:table-row table:style-name="ro2">
          <table:table-cell office:value-type="string" table:style-name="ce11">
            <text:p>Total excluding international aviation</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483.5565626222897" table:style-name="ce11">
            <text:p>4,484</text:p>
          </table:table-cell>
          <table:table-cell office:value-type="float" office:value="4290.90042414456" table:style-name="ce11">
            <text:p>4,291</text:p>
          </table:table-cell>
          <table:table-cell office:value-type="float" office:value="3710.5841316420801" table:style-name="ce11">
            <text:p>3,711</text:p>
          </table:table-cell>
          <table:table-cell office:value-type="float" office:value="3267.9953113989" table:style-name="ce11">
            <text:p>3,268</text:p>
          </table:table-cell>
          <table:table-cell office:value-type="float" office:value="3093.1958307218802" table:style-name="ce11">
            <text:p>3,093</text:p>
          </table:table-cell>
          <table:table-cell office:value-type="float" office:value="2729.8937890551701" table:style-name="ce11">
            <text:p>2,730</text:p>
          </table:table-cell>
          <table:table-cell office:value-type="float" office:value="2692.1505079851299" table:style-name="ce11">
            <text:p>2,692</text:p>
          </table:table-cell>
          <table:table-cell office:value-type="float" office:value="2819.9031844193501" table:style-name="ce11">
            <text:p>2,820</text:p>
          </table:table-cell>
          <table:table-cell office:value-type="float" office:value="2831.57343052533" table:style-name="ce11">
            <text:p>2,832</text:p>
          </table:table-cell>
          <table:table-cell office:value-type="float" office:value="2416.2299322597" table:style-name="ce11">
            <text:p>2,416</text:p>
          </table:table-cell>
          <table:table-cell office:value-type="float" office:value="2667.0069781820698" table:style-name="ce11">
            <text:p>2,667</text:p>
          </table:table-cell>
          <table:table-cell office:value-type="float" office:value="2430.30081979345" table:style-name="ce11">
            <text:p>2,430</text:p>
          </table:table-cell>
          <table:table-cell office:value-type="float" office:value="2438.1917180280898" table:style-name="ce11">
            <text:p>2,438</text:p>
          </table:table-cell>
          <table:table-cell office:value-type="float" office:value="2942.82659933587" table:style-name="ce11">
            <text:p>2,943</text:p>
          </table:table-cell>
          <table:table-cell office:value-type="float" office:value="2888.8077153188301" table:style-name="ce11">
            <text:p>2,889</text:p>
          </table:table-cell>
          <table:table-cell office:value-type="float" office:value="2590.129081178" table:style-name="ce11">
            <text:p>2,590</text:p>
          </table:table-cell>
          <table:table-cell office:value-type="float" office:value="2324.31776702241" table:style-name="ce11">
            <text:p>2,324</text:p>
          </table:table-cell>
          <table:table-cell office:value-type="float" office:value="2108.7865861089199" table:style-name="ce11">
            <text:p>2,109</text:p>
          </table:table-cell>
          <table:table-cell office:value-type="float" office:value="2049.6180043580698" table:style-name="ce11">
            <text:p>2,050</text:p>
          </table:table-cell>
          <table:table-cell office:value-type="float" office:value="1850.0630411882501" table:style-name="ce11">
            <text:p>1,850</text:p>
          </table:table-cell>
          <table:table-cell office:value-type="float" office:value="1770.08895498623" table:style-name="ce11">
            <text:p>1,770</text:p>
          </table:table-cell>
          <table:table-cell office:value-type="float" office:value="1993.1371958817299" table:style-name="ce11">
            <text:p>1,993</text:p>
          </table:table-cell>
          <table:table-cell office:value-type="float" office:value="1946.1460622403399" table:style-name="ce11">
            <text:p>1,946</text:p>
          </table:table-cell>
          <table:table-cell office:value-type="float" office:value="1928.32014373787" table:style-name="ce11">
            <text:p>1,928</text:p>
          </table:table-cell>
          <table:table-cell office:value-type="float" office:value="1925.7708440843401" table:style-name="ce11">
            <text:p>1,926</text:p>
          </table:table-cell>
          <table:table-cell office:value-type="float" office:value="1917.93236417392" table:style-name="ce11">
            <text:p>1,918</text:p>
          </table:table-cell>
          <table:table-cell office:value-type="float" office:value="1925.3796151420099" table:style-name="ce11">
            <text:p>1,925</text:p>
          </table:table-cell>
          <table:table-cell office:value-type="float" office:value="1923.06223708222" table:style-name="ce11">
            <text:p>1,923</text:p>
          </table:table-cell>
          <table:table-cell office:value-type="float" office:value="1916.3823856091501" table:style-name="ce11">
            <text:p>1,916</text:p>
          </table:table-cell>
          <table:table-cell office:value-type="float" office:value="1911.4129867986801" table:style-name="ce11">
            <text:p>1,911</text:p>
          </table:table-cell>
          <table:table-cell office:value-type="float" office:value="1903.2302214967101" table:style-name="ce11">
            <text:p>1,903</text:p>
          </table:table-cell>
          <table:table-cell office:value-type="float" office:value="1889.05111057205" table:style-name="ce11">
            <text:p>1,889</text:p>
          </table:table-cell>
          <table:table-cell office:value-type="float" office:value="1876.12958766362" table:style-name="ce11">
            <text:p>1,876</text:p>
          </table:table-cell>
          <table:table-cell office:value-type="float" office:value="1864.15532150744" table:style-name="ce11">
            <text:p>1,864</text:p>
          </table:table-cell>
          <table:table-cell office:value-type="float" office:value="1853.2842639625501" table:style-name="ce11">
            <text:p>1,853</text:p>
          </table:table-cell>
          <table:table-cell office:value-type="float" office:value="1843.6894312914901" table:style-name="ce11">
            <text:p>1,844</text:p>
          </table:table-cell>
          <table:table-cell office:value-type="float" office:value="1836.3961512609501" table:style-name="ce11">
            <text:p>1,836</text:p>
          </table:table-cell>
          <table:table-cell office:value-type="float" office:value="1830.6477844716901" table:style-name="ce11">
            <text:p>1,831</text:p>
          </table:table-cell>
          <table:table-cell office:value-type="float" office:value="1826.06379061593" table:style-name="ce11">
            <text:p>1,826</text:p>
          </table:table-cell>
          <table:table-cell office:value-type="float" office:value="1822.6833158223801" table:style-name="ce11">
            <text:p>1,823</text:p>
          </table:table-cell>
          <table:table-cell office:value-type="float" office:value="1820.5890096922799" table:style-name="ce11">
            <text:p>1,821</text:p>
          </table:table-cell>
          <table:table-cell table:number-columns-repeated="16339"/>
        </table:table-row>
        <table:table-row table:style-name="ro7">
          <table:table-cell office:value-type="string" table:style-name="ce11">
            <text:p>Agriculture</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74.71999994957798" table:style-name="ce11">
            <text:p>375</text:p>
          </table:table-cell>
          <table:table-cell office:value-type="float" office:value="352.53999995256203" table:style-name="ce11">
            <text:p>353</text:p>
          </table:table-cell>
          <table:table-cell office:value-type="float" office:value="347.779999953203" table:style-name="ce11">
            <text:p>348</text:p>
          </table:table-cell>
          <table:table-cell office:value-type="float" office:value="344.39999995365798" table:style-name="ce11">
            <text:p>344</text:p>
          </table:table-cell>
          <table:table-cell office:value-type="float" office:value="347.71999995321102" table:style-name="ce11">
            <text:p>348</text:p>
          </table:table-cell>
          <table:table-cell office:value-type="float" office:value="344.08999995369902" table:style-name="ce11">
            <text:p>344</text:p>
          </table:table-cell>
          <table:table-cell office:value-type="float" office:value="344.69999995361701" table:style-name="ce11">
            <text:p>345</text:p>
          </table:table-cell>
          <table:table-cell office:value-type="float" office:value="348.65999995308403" table:style-name="ce11">
            <text:p>349</text:p>
          </table:table-cell>
          <table:table-cell office:value-type="float" office:value="349.68999995294598" table:style-name="ce11">
            <text:p>350</text:p>
          </table:table-cell>
          <table:table-cell office:value-type="float" office:value="326.78999995602697" table:style-name="ce11">
            <text:p>327</text:p>
          </table:table-cell>
          <table:table-cell office:value-type="float" office:value="346.39999995338798" table:style-name="ce11">
            <text:p>346</text:p>
          </table:table-cell>
          <table:table-cell office:value-type="float" office:value="339.45999995432197" table:style-name="ce11">
            <text:p>339</text:p>
          </table:table-cell>
          <table:table-cell office:value-type="float" office:value="332.84999995521201" table:style-name="ce11">
            <text:p>333</text:p>
          </table:table-cell>
          <table:table-cell office:value-type="float" office:value="333.10999995517699" table:style-name="ce11">
            <text:p>333</text:p>
          </table:table-cell>
          <table:table-cell office:value-type="float" office:value="330.55999995552003" table:style-name="ce11">
            <text:p>331</text:p>
          </table:table-cell>
          <table:table-cell office:value-type="float" office:value="353.98999995236699" table:style-name="ce11">
            <text:p>354</text:p>
          </table:table-cell>
          <table:table-cell office:value-type="float" office:value="373.44285860017698" table:style-name="ce11">
            <text:p>373</text:p>
          </table:table-cell>
          <table:table-cell office:value-type="float" office:value="376.70780061794102" table:style-name="ce11">
            <text:p>377</text:p>
          </table:table-cell>
          <table:table-cell office:value-type="float" office:value="373.959325049271" table:style-name="ce11">
            <text:p>374</text:p>
          </table:table-cell>
          <table:table-cell office:value-type="float" office:value="366.12661251795902" table:style-name="ce11">
            <text:p>366</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office:value-type="float" office:value="351.26227356667198" table:style-name="ce11">
            <text:p>351</text:p>
          </table:table-cell>
          <table:table-cell table:number-columns-repeated="16339"/>
        </table:table-row>
        <table:table-row table:style-name="ro2">
          <table:table-cell office:value-type="string" table:style-name="ce11">
            <text:p>Agriculture</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30.86999998239" table:style-name="ce11">
            <text:p>131</text:p>
          </table:table-cell>
          <table:table-cell office:value-type="float" office:value="200.259999973053" table:style-name="ce11">
            <text:p>200</text:p>
          </table:table-cell>
          <table:table-cell office:value-type="float" office:value="201.69999997285899" table:style-name="ce11">
            <text:p>202</text:p>
          </table:table-cell>
          <table:table-cell office:value-type="float" office:value="199.829999973111" table:style-name="ce11">
            <text:p>200</text:p>
          </table:table-cell>
          <table:table-cell office:value-type="float" office:value="202.459999972757" table:style-name="ce11">
            <text:p>202</text:p>
          </table:table-cell>
          <table:table-cell office:value-type="float" office:value="194.42999997383799" table:style-name="ce11">
            <text:p>194</text:p>
          </table:table-cell>
          <table:table-cell office:value-type="float" office:value="173.09999997670801" table:style-name="ce11">
            <text:p>173</text:p>
          </table:table-cell>
          <table:table-cell office:value-type="float" office:value="171.82999997687901" table:style-name="ce11">
            <text:p>172</text:p>
          </table:table-cell>
          <table:table-cell office:value-type="float" office:value="121.51999998364801" table:style-name="ce11">
            <text:p>122</text:p>
          </table:table-cell>
          <table:table-cell office:value-type="float" office:value="126.209999983017" table:style-name="ce11">
            <text:p>126</text:p>
          </table:table-cell>
          <table:table-cell office:value-type="float" office:value="117.689999984164" table:style-name="ce11">
            <text:p>118</text:p>
          </table:table-cell>
          <table:table-cell office:value-type="float" office:value="116.139999984372" table:style-name="ce11">
            <text:p>116</text:p>
          </table:table-cell>
          <table:table-cell office:value-type="float" office:value="99.931157762792395" table:style-name="ce11">
            <text:p>100</text:p>
          </table:table-cell>
          <table:table-cell office:value-type="float" office:value="94.287109762122597" table:style-name="ce11">
            <text:p>94</text:p>
          </table:table-cell>
          <table:table-cell office:value-type="float" office:value="92.329478373322999" table:style-name="ce11">
            <text:p>92</text:p>
          </table:table-cell>
          <table:table-cell office:value-type="float" office:value="84.6669471070512" table:style-name="ce11">
            <text:p>85</text:p>
          </table:table-cell>
          <table:table-cell office:value-type="float" office:value="90.305140007362596" table:style-name="ce11">
            <text:p>90</text:p>
          </table:table-cell>
          <table:table-cell office:value-type="float" office:value="91.698748078804996" table:style-name="ce11">
            <text:p>92</text:p>
          </table:table-cell>
          <table:table-cell office:value-type="float" office:value="92.677787410845696" table:style-name="ce11">
            <text:p>93</text:p>
          </table:table-cell>
          <table:table-cell office:value-type="float" office:value="98.907318314711404" table:style-name="ce11">
            <text:p>99</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office:value-type="float" office:value="95.908991094416095" table:style-name="ce11">
            <text:p>96</text:p>
          </table:table-cell>
          <table:table-cell table:number-columns-repeated="16339"/>
        </table:table-row>
        <table:table-row table:style-name="ro2">
          <table:table-cell office:value-type="string" table:style-name="ce11">
            <text:p>Agriculture</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33.589999914744" table:style-name="ce11">
            <text:p>634</text:p>
          </table:table-cell>
          <table:table-cell office:value-type="float" office:value="650.12999991251797" table:style-name="ce11">
            <text:p>650</text:p>
          </table:table-cell>
          <table:table-cell office:value-type="float" office:value="563.00999992424101" table:style-name="ce11">
            <text:p>563</text:p>
          </table:table-cell>
          <table:table-cell office:value-type="float" office:value="328.349999955817" table:style-name="ce11">
            <text:p>328</text:p>
          </table:table-cell>
          <table:table-cell office:value-type="float" office:value="276.58999996278197" table:style-name="ce11">
            <text:p>277</text:p>
          </table:table-cell>
          <table:table-cell office:value-type="float" office:value="381.64999994864502" table:style-name="ce11">
            <text:p>382</text:p>
          </table:table-cell>
          <table:table-cell office:value-type="float" office:value="305.829999958847" table:style-name="ce11">
            <text:p>306</text:p>
          </table:table-cell>
          <table:table-cell office:value-type="float" office:value="294.36999996038901" table:style-name="ce11">
            <text:p>294</text:p>
          </table:table-cell>
          <table:table-cell office:value-type="float" office:value="299.62999995968198" table:style-name="ce11">
            <text:p>300</text:p>
          </table:table-cell>
          <table:table-cell office:value-type="float" office:value="286.01999996151301" table:style-name="ce11">
            <text:p>286</text:p>
          </table:table-cell>
          <table:table-cell office:value-type="float" office:value="312.69999995792301" table:style-name="ce11">
            <text:p>313</text:p>
          </table:table-cell>
          <table:table-cell office:value-type="float" office:value="302.79999995925499" table:style-name="ce11">
            <text:p>303</text:p>
          </table:table-cell>
          <table:table-cell office:value-type="float" office:value="362.56999995121299" table:style-name="ce11">
            <text:p>363</text:p>
          </table:table-cell>
          <table:table-cell office:value-type="float" office:value="355.62999995214602" table:style-name="ce11">
            <text:p>356</text:p>
          </table:table-cell>
          <table:table-cell office:value-type="float" office:value="399.929999946186" table:style-name="ce11">
            <text:p>400</text:p>
          </table:table-cell>
          <table:table-cell office:value-type="float" office:value="473.00999993635202" table:style-name="ce11">
            <text:p>473</text:p>
          </table:table-cell>
          <table:table-cell office:value-type="float" office:value="969.16305328944304" table:style-name="ce11">
            <text:p>969</text:p>
          </table:table-cell>
          <table:table-cell office:value-type="float" office:value="930.68742783422704" table:style-name="ce11">
            <text:p>931</text:p>
          </table:table-cell>
          <table:table-cell office:value-type="float" office:value="892.72627685877603" table:style-name="ce11">
            <text:p>893</text:p>
          </table:table-cell>
          <table:table-cell office:value-type="float" office:value="875.67566395830295" table:style-name="ce11">
            <text:p>876</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office:value-type="float" office:value="912.225459342828" table:style-name="ce11">
            <text:p>912</text:p>
          </table:table-cell>
          <table:table-cell table:number-columns-repeated="16339"/>
        </table:table-row>
        <table:table-row table:style-name="ro2">
          <table:table-cell office:value-type="string" table:style-name="ce11">
            <text:p>Agriculture</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2.149999990291505" table:style-name="ce11">
            <text:p>72</text:p>
          </table:table-cell>
          <table:table-cell office:value-type="float" office:value="73.839999990064101" table:style-name="ce11">
            <text:p>74</text:p>
          </table:table-cell>
          <table:table-cell office:value-type="float" office:value="80.629999989150406" table:style-name="ce11">
            <text:p>81</text:p>
          </table:table-cell>
          <table:table-cell office:value-type="float" office:value="89.539999987951504" table:style-name="ce11">
            <text:p>90</text:p>
          </table:table-cell>
          <table:table-cell office:value-type="float" office:value="89.439999987964995" table:style-name="ce11">
            <text:p>89</text:p>
          </table:table-cell>
          <table:table-cell office:value-type="float" office:value="140.319999981119" table:style-name="ce11">
            <text:p>140</text:p>
          </table:table-cell>
          <table:table-cell office:value-type="float" office:value="129.64999998255399" table:style-name="ce11">
            <text:p>130</text:p>
          </table:table-cell>
          <table:table-cell office:value-type="float" office:value="187.64999997474999" table:style-name="ce11">
            <text:p>188</text:p>
          </table:table-cell>
          <table:table-cell office:value-type="float" office:value="157.42981970447599" table:style-name="ce11">
            <text:p>157</text:p>
          </table:table-cell>
          <table:table-cell office:value-type="float" office:value="183.608742960744" table:style-name="ce11">
            <text:p>184</text:p>
          </table:table-cell>
          <table:table-cell office:value-type="float" office:value="302.40287543411102" table:style-name="ce11">
            <text:p>302</text:p>
          </table:table-cell>
          <table:table-cell office:value-type="float" office:value="459.08052059626402" table:style-name="ce11">
            <text:p>459</text:p>
          </table:table-cell>
          <table:table-cell office:value-type="float" office:value="121.24305286524201" table:style-name="ce11">
            <text:p>121</text:p>
          </table:table-cell>
          <table:table-cell office:value-type="float" office:value="117.34133483583901" table:style-name="ce11">
            <text:p>117</text:p>
          </table:table-cell>
          <table:table-cell office:value-type="float" office:value="129.588375772587" table:style-name="ce11">
            <text:p>130</text:p>
          </table:table-cell>
          <table:table-cell office:value-type="float" office:value="133.203480661219" table:style-name="ce11">
            <text:p>133</text:p>
          </table:table-cell>
          <table:table-cell office:value-type="float" office:value="131.704413530294" table:style-name="ce11">
            <text:p>132</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office:value-type="float" office:value="129.239476660717" table:style-name="ce11">
            <text:p>129</text:p>
          </table:table-cell>
          <table:table-cell table:number-columns-repeated="16339"/>
        </table:table-row>
        <table:table-row table:style-name="ro2">
          <table:table-cell office:value-type="string" table:style-name="ce11">
            <text:p>Agriculture</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87999999934335" table:style-name="ce11">
            <text:p>5</text:p>
          </table:table-cell>
          <table:table-cell office:value-type="float" office:value="3.4599999995344199" table:style-name="ce11">
            <text:p>3</text:p>
          </table:table-cell>
          <table:table-cell office:value-type="float" office:value="4.2099999994335002" table:style-name="ce11">
            <text:p>4</text:p>
          </table:table-cell>
          <table:table-cell office:value-type="float" office:value="4.3199999994186999" table:style-name="ce11">
            <text:p>4</text:p>
          </table:table-cell>
          <table:table-cell office:value-type="float" office:value="5.4199999992706802" table:style-name="ce11">
            <text:p>5</text:p>
          </table:table-cell>
          <table:table-cell office:value-type="float" office:value="6.0199999991899498" table:style-name="ce11">
            <text:p>6</text:p>
          </table:table-cell>
          <table:table-cell office:value-type="float" office:value="3.33999999955057" table:style-name="ce11">
            <text:p>3</text:p>
          </table:table-cell>
          <table:table-cell office:value-type="float" office:value="2.6799999996393802" table:style-name="ce11">
            <text:p>3</text:p>
          </table:table-cell>
          <table:table-cell office:value-type="float" office:value="3.33999999955057" table:style-name="ce11">
            <text:p>3</text:p>
          </table:table-cell>
          <table:table-cell office:value-type="float" office:value="0" table:style-name="ce11">
            <text:p>-</text:p>
          </table:table-cell>
          <table:table-cell office:value-type="float" office:value="0.94999999987216799" table:style-name="ce11">
            <text:p>1</text:p>
          </table:table-cell>
          <table:table-cell office:value-type="float" office:value="1.0099999998640901" table:style-name="ce11">
            <text:p>1</text:p>
          </table:table-cell>
          <table:table-cell office:value-type="float" office:value="1.0199999998627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47110626117640098" table:style-name="ce11">
            <text:p>0</text:p>
          </table:table-cell>
          <table:table-cell office:value-type="float" office:value="0.48026291220496697" table:style-name="ce11">
            <text:p>0</text:p>
          </table:table-cell>
          <table:table-cell office:value-type="float" office:value="0.48415239240637198" table:style-name="ce11">
            <text:p>0</text:p>
          </table:table-cell>
          <table:table-cell office:value-type="float" office:value="0.48402592040692799"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office:value-type="float" office:value="0.48398369918088102" table:style-name="ce11">
            <text:p>0</text:p>
          </table:table-cell>
          <table:table-cell table:number-columns-repeated="16339"/>
        </table:table-row>
        <table:table-row table:style-name="ro7">
          <table:table-cell office:value-type="string" table:style-name="ce11">
            <text:p>Commercial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982.0612326301398" table:style-name="ce11">
            <text:p>5,982</text:p>
          </table:table-cell>
          <table:table-cell office:value-type="float" office:value="6192.1223293692501" table:style-name="ce11">
            <text:p>6,192</text:p>
          </table:table-cell>
          <table:table-cell office:value-type="float" office:value="6050.1915883420297" table:style-name="ce11">
            <text:p>6,050</text:p>
          </table:table-cell>
          <table:table-cell office:value-type="float" office:value="6130.5620079598602" table:style-name="ce11">
            <text:p>6,131</text:p>
          </table:table-cell>
          <table:table-cell office:value-type="float" office:value="6450.6536791739099" table:style-name="ce11">
            <text:p>6,451</text:p>
          </table:table-cell>
          <table:table-cell office:value-type="float" office:value="6779.9553984740596" table:style-name="ce11">
            <text:p>6,780</text:p>
          </table:table-cell>
          <table:table-cell office:value-type="float" office:value="6672.9648398711797" table:style-name="ce11">
            <text:p>6,673</text:p>
          </table:table-cell>
          <table:table-cell office:value-type="float" office:value="6679.06487171974" table:style-name="ce11">
            <text:p>6,679</text:p>
          </table:table-cell>
          <table:table-cell office:value-type="float" office:value="6835.4356881393196" table:style-name="ce11">
            <text:p>6,835</text:p>
          </table:table-cell>
          <table:table-cell office:value-type="float" office:value="6550.0041978877598" table:style-name="ce11">
            <text:p>6,550</text:p>
          </table:table-cell>
          <table:table-cell office:value-type="float" office:value="6730.1851386211301" table:style-name="ce11">
            <text:p>6,730</text:p>
          </table:table-cell>
          <table:table-cell office:value-type="float" office:value="6648.3963685557301" table:style-name="ce11">
            <text:p>6,648</text:p>
          </table:table-cell>
          <table:table-cell office:value-type="float" office:value="6735.8002520043401" table:style-name="ce11">
            <text:p>6,736</text:p>
          </table:table-cell>
          <table:table-cell office:value-type="float" office:value="6853.7443452691296" table:style-name="ce11">
            <text:p>6,854</text:p>
          </table:table-cell>
          <table:table-cell office:value-type="float" office:value="6552.8121295757101" table:style-name="ce11">
            <text:p>6,553</text:p>
          </table:table-cell>
          <table:table-cell office:value-type="float" office:value="6614.9755850149304" table:style-name="ce11">
            <text:p>6,615</text:p>
          </table:table-cell>
          <table:table-cell office:value-type="float" office:value="6691.4985256319096" table:style-name="ce11">
            <text:p>6,691</text:p>
          </table:table-cell>
          <table:table-cell office:value-type="float" office:value="6717.6532542170899" table:style-name="ce11">
            <text:p>6,718</text:p>
          </table:table-cell>
          <table:table-cell office:value-type="float" office:value="6920.4778685102201" table:style-name="ce11">
            <text:p>6,920</text:p>
          </table:table-cell>
          <table:table-cell office:value-type="float" office:value="6923.3737245347902" table:style-name="ce11">
            <text:p>6,923</text:p>
          </table:table-cell>
          <table:table-cell office:value-type="float" office:value="6291.4108401940102" table:style-name="ce11">
            <text:p>6,291</text:p>
          </table:table-cell>
          <table:table-cell office:value-type="float" office:value="6688.4593528240002" table:style-name="ce11">
            <text:p>6,688</text:p>
          </table:table-cell>
          <table:table-cell office:value-type="float" office:value="6761.8129992446402" table:style-name="ce11">
            <text:p>6,762</text:p>
          </table:table-cell>
          <table:table-cell office:value-type="float" office:value="6769.0195241866904" table:style-name="ce11">
            <text:p>6,769</text:p>
          </table:table-cell>
          <table:table-cell office:value-type="float" office:value="6804.4966045414503" table:style-name="ce11">
            <text:p>6,804</text:p>
          </table:table-cell>
          <table:table-cell office:value-type="float" office:value="6826.2538054852703" table:style-name="ce11">
            <text:p>6,826</text:p>
          </table:table-cell>
          <table:table-cell office:value-type="float" office:value="6853.4320256527899" table:style-name="ce11">
            <text:p>6,853</text:p>
          </table:table-cell>
          <table:table-cell office:value-type="float" office:value="6891.8290686014197" table:style-name="ce11">
            <text:p>6,892</text:p>
          </table:table-cell>
          <table:table-cell office:value-type="float" office:value="6953.9395560343901" table:style-name="ce11">
            <text:p>6,954</text:p>
          </table:table-cell>
          <table:table-cell office:value-type="float" office:value="7020.6845945794603" table:style-name="ce11">
            <text:p>7,021</text:p>
          </table:table-cell>
          <table:table-cell office:value-type="float" office:value="7099.6671383047196" table:style-name="ce11">
            <text:p>7,100</text:p>
          </table:table-cell>
          <table:table-cell office:value-type="float" office:value="7173.9300753887601" table:style-name="ce11">
            <text:p>7,174</text:p>
          </table:table-cell>
          <table:table-cell office:value-type="float" office:value="7251.80345814254" table:style-name="ce11">
            <text:p>7,252</text:p>
          </table:table-cell>
          <table:table-cell office:value-type="float" office:value="7329.6904955134296" table:style-name="ce11">
            <text:p>7,330</text:p>
          </table:table-cell>
          <table:table-cell office:value-type="float" office:value="7406.33504027647" table:style-name="ce11">
            <text:p>7,406</text:p>
          </table:table-cell>
          <table:table-cell office:value-type="float" office:value="7487.8306093865303" table:style-name="ce11">
            <text:p>7,488</text:p>
          </table:table-cell>
          <table:table-cell office:value-type="float" office:value="7586.1504044827097" table:style-name="ce11">
            <text:p>7,586</text:p>
          </table:table-cell>
          <table:table-cell office:value-type="float" office:value="7685.2320841707096" table:style-name="ce11">
            <text:p>7,685</text:p>
          </table:table-cell>
          <table:table-cell office:value-type="float" office:value="7768.1297052997197" table:style-name="ce11">
            <text:p>7,768</text:p>
          </table:table-cell>
          <table:table-cell office:value-type="float" office:value="7837.3674142884702" table:style-name="ce11">
            <text:p>7,837</text:p>
          </table:table-cell>
          <table:table-cell office:value-type="float" office:value="7904.0158269037202" table:style-name="ce11">
            <text:p>7,904</text:p>
          </table:table-cell>
          <table:table-cell table:number-columns-repeated="16339"/>
        </table:table-row>
        <table:table-row table:style-name="ro2">
          <table:table-cell office:value-type="string" table:style-name="ce11">
            <text:p>Commercial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5535.8889031428798" table:style-name="ce11">
            <text:p>5,536</text:p>
          </table:table-cell>
          <table:table-cell office:value-type="float" office:value="5550.3289785352199" table:style-name="ce11">
            <text:p>5,550</text:p>
          </table:table-cell>
          <table:table-cell office:value-type="float" office:value="4771.2649110041502" table:style-name="ce11">
            <text:p>4,771</text:p>
          </table:table-cell>
          <table:table-cell office:value-type="float" office:value="5163.18695724808" table:style-name="ce11">
            <text:p>5,163</text:p>
          </table:table-cell>
          <table:table-cell office:value-type="float" office:value="5089.1065704707798" table:style-name="ce11">
            <text:p>5,089</text:p>
          </table:table-cell>
          <table:table-cell office:value-type="float" office:value="5005.2461326314196" table:style-name="ce11">
            <text:p>5,005</text:p>
          </table:table-cell>
          <table:table-cell office:value-type="float" office:value="4543.2337204423302" table:style-name="ce11">
            <text:p>4,543</text:p>
          </table:table-cell>
          <table:table-cell office:value-type="float" office:value="4332.3026191608596" table:style-name="ce11">
            <text:p>4,332</text:p>
          </table:table-cell>
          <table:table-cell office:value-type="float" office:value="5600.2692392757199" table:style-name="ce11">
            <text:p>5,600</text:p>
          </table:table-cell>
          <table:table-cell office:value-type="float" office:value="4415.5130536065699" table:style-name="ce11">
            <text:p>4,416</text:p>
          </table:table-cell>
          <table:table-cell office:value-type="float" office:value="4842.3579442283099" table:style-name="ce11">
            <text:p>4,842</text:p>
          </table:table-cell>
          <table:table-cell office:value-type="float" office:value="4194.1982708838796" table:style-name="ce11">
            <text:p>4,194</text:p>
          </table:table-cell>
          <table:table-cell office:value-type="float" office:value="4944.9010607851897" table:style-name="ce11">
            <text:p>4,945</text:p>
          </table:table-cell>
          <table:table-cell office:value-type="float" office:value="5175.4384623852502" table:style-name="ce11">
            <text:p>5,175</text:p>
          </table:table-cell>
          <table:table-cell office:value-type="float" office:value="4459.5756773820303" table:style-name="ce11">
            <text:p>4,460</text:p>
          </table:table-cell>
          <table:table-cell office:value-type="float" office:value="4895.1203563018698" table:style-name="ce11">
            <text:p>4,895</text:p>
          </table:table-cell>
          <table:table-cell office:value-type="float" office:value="5201.03140961596" table:style-name="ce11">
            <text:p>5,201</text:p>
          </table:table-cell>
          <table:table-cell office:value-type="float" office:value="5315.8636368569296" table:style-name="ce11">
            <text:p>5,316</text:p>
          </table:table-cell>
          <table:table-cell office:value-type="float" office:value="5390.3776690913901" table:style-name="ce11">
            <text:p>5,390</text:p>
          </table:table-cell>
          <table:table-cell office:value-type="float" office:value="5600.5395132186504" table:style-name="ce11">
            <text:p>5,601</text:p>
          </table:table-cell>
          <table:table-cell office:value-type="float" office:value="5384.6926267176304" table:style-name="ce11">
            <text:p>5,385</text:p>
          </table:table-cell>
          <table:table-cell office:value-type="float" office:value="5528.8695982516401" table:style-name="ce11">
            <text:p>5,529</text:p>
          </table:table-cell>
          <table:table-cell office:value-type="float" office:value="5448.1878716070896" table:style-name="ce11">
            <text:p>5,448</text:p>
          </table:table-cell>
          <table:table-cell office:value-type="float" office:value="5444.3740367603104" table:style-name="ce11">
            <text:p>5,444</text:p>
          </table:table-cell>
          <table:table-cell office:value-type="float" office:value="5464.04709638451" table:style-name="ce11">
            <text:p>5,464</text:p>
          </table:table-cell>
          <table:table-cell office:value-type="float" office:value="5466.42934583429" table:style-name="ce11">
            <text:p>5,466</text:p>
          </table:table-cell>
          <table:table-cell office:value-type="float" office:value="5464.4913459936197" table:style-name="ce11">
            <text:p>5,464</text:p>
          </table:table-cell>
          <table:table-cell office:value-type="float" office:value="5473.0307240028196" table:style-name="ce11">
            <text:p>5,473</text:p>
          </table:table-cell>
          <table:table-cell office:value-type="float" office:value="5485.58081105369" table:style-name="ce11">
            <text:p>5,486</text:p>
          </table:table-cell>
          <table:table-cell office:value-type="float" office:value="5495.3589056505898" table:style-name="ce11">
            <text:p>5,495</text:p>
          </table:table-cell>
          <table:table-cell office:value-type="float" office:value="5501.8132118210797" table:style-name="ce11">
            <text:p>5,502</text:p>
          </table:table-cell>
          <table:table-cell office:value-type="float" office:value="5506.6590763423301" table:style-name="ce11">
            <text:p>5,507</text:p>
          </table:table-cell>
          <table:table-cell office:value-type="float" office:value="5509.0176859948397" table:style-name="ce11">
            <text:p>5,509</text:p>
          </table:table-cell>
          <table:table-cell office:value-type="float" office:value="5509.8741101396399" table:style-name="ce11">
            <text:p>5,510</text:p>
          </table:table-cell>
          <table:table-cell office:value-type="float" office:value="5508.9150801153201" table:style-name="ce11">
            <text:p>5,509</text:p>
          </table:table-cell>
          <table:table-cell office:value-type="float" office:value="5506.5399860629996" table:style-name="ce11">
            <text:p>5,507</text:p>
          </table:table-cell>
          <table:table-cell office:value-type="float" office:value="5509.4401656051195" table:style-name="ce11">
            <text:p>5,509</text:p>
          </table:table-cell>
          <table:table-cell office:value-type="float" office:value="5513.1046657458401" table:style-name="ce11">
            <text:p>5,513</text:p>
          </table:table-cell>
          <table:table-cell office:value-type="float" office:value="5514.7597934025898" table:style-name="ce11">
            <text:p>5,515</text:p>
          </table:table-cell>
          <table:table-cell office:value-type="float" office:value="5514.6590060109602" table:style-name="ce11">
            <text:p>5,515</text:p>
          </table:table-cell>
          <table:table-cell office:value-type="float" office:value="5512.39858263723" table:style-name="ce11">
            <text:p>5,512</text:p>
          </table:table-cell>
          <table:table-cell table:number-columns-repeated="16339"/>
        </table:table-row>
        <table:table-row table:style-name="ro2">
          <table:table-cell office:value-type="string" table:style-name="ce11">
            <text:p>Commercial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616.89322082925105" table:style-name="ce11">
            <text:p>617</text:p>
          </table:table-cell>
          <table:table-cell office:value-type="float" office:value="1072.7356008043" table:style-name="ce11">
            <text:p>1,073</text:p>
          </table:table-cell>
          <table:table-cell office:value-type="float" office:value="499.35260714403898" table:style-name="ce11">
            <text:p>499</text:p>
          </table:table-cell>
          <table:table-cell office:value-type="float" office:value="417.05217744952802" table:style-name="ce11">
            <text:p>417</text:p>
          </table:table-cell>
          <table:table-cell office:value-type="float" office:value="657.35343207396704" table:style-name="ce11">
            <text:p>657</text:p>
          </table:table-cell>
          <table:table-cell office:value-type="float" office:value="849.27443410276999" table:style-name="ce11">
            <text:p>849</text:p>
          </table:table-cell>
          <table:table-cell office:value-type="float" office:value="733.83383138181796" table:style-name="ce11">
            <text:p>734</text:p>
          </table:table-cell>
          <table:table-cell office:value-type="float" office:value="718.94375364000405" table:style-name="ce11">
            <text:p>719</text:p>
          </table:table-cell>
          <table:table-cell office:value-type="float" office:value="643.23335835238004" table:style-name="ce11">
            <text:p>643</text:p>
          </table:table-cell>
          <table:table-cell office:value-type="float" office:value="592.19309186868998" table:style-name="ce11">
            <text:p>592</text:p>
          </table:table-cell>
          <table:table-cell office:value-type="float" office:value="631.44329679590101" table:style-name="ce11">
            <text:p>631</text:p>
          </table:table-cell>
          <table:table-cell office:value-type="float" office:value="691.48297703863" table:style-name="ce11">
            <text:p>691</text:p>
          </table:table-cell>
          <table:table-cell office:value-type="float" office:value="660.98981862497806" table:style-name="ce11">
            <text:p>661</text:p>
          </table:table-cell>
          <table:table-cell office:value-type="float" office:value="665.21746381837102" table:style-name="ce11">
            <text:p>665</text:p>
          </table:table-cell>
          <table:table-cell office:value-type="float" office:value="912.50301243851902" table:style-name="ce11">
            <text:p>913</text:p>
          </table:table-cell>
          <table:table-cell office:value-type="float" office:value="1177.34014389186" table:style-name="ce11">
            <text:p>1,177</text:p>
          </table:table-cell>
          <table:table-cell office:value-type="float" office:value="2121.2128874100899" table:style-name="ce11">
            <text:p>2,121</text:p>
          </table:table-cell>
          <table:table-cell office:value-type="float" office:value="2119.33486663239" table:style-name="ce11">
            <text:p>2,119</text:p>
          </table:table-cell>
          <table:table-cell office:value-type="float" office:value="2176.4867768938502" table:style-name="ce11">
            <text:p>2,176</text:p>
          </table:table-cell>
          <table:table-cell office:value-type="float" office:value="2128.7078798699699" table:style-name="ce11">
            <text:p>2,129</text:p>
          </table:table-cell>
          <table:table-cell office:value-type="float" office:value="2045.5293602137799" table:style-name="ce11">
            <text:p>2,046</text:p>
          </table:table-cell>
          <table:table-cell office:value-type="float" office:value="2152.1319220689202" table:style-name="ce11">
            <text:p>2,152</text:p>
          </table:table-cell>
          <table:table-cell office:value-type="float" office:value="2155.2860930021802" table:style-name="ce11">
            <text:p>2,155</text:p>
          </table:table-cell>
          <table:table-cell office:value-type="float" office:value="2158.5546650727802" table:style-name="ce11">
            <text:p>2,159</text:p>
          </table:table-cell>
          <table:table-cell office:value-type="float" office:value="2162.3825070269299" table:style-name="ce11">
            <text:p>2,162</text:p>
          </table:table-cell>
          <table:table-cell office:value-type="float" office:value="2167.2809238134801" table:style-name="ce11">
            <text:p>2,167</text:p>
          </table:table-cell>
          <table:table-cell office:value-type="float" office:value="2171.8854586318998" table:style-name="ce11">
            <text:p>2,172</text:p>
          </table:table-cell>
          <table:table-cell office:value-type="float" office:value="2176.3176904209599" table:style-name="ce11">
            <text:p>2,176</text:p>
          </table:table-cell>
          <table:table-cell office:value-type="float" office:value="2182.8168036113598" table:style-name="ce11">
            <text:p>2,183</text:p>
          </table:table-cell>
          <table:table-cell office:value-type="float" office:value="2189.5527351026599" table:style-name="ce11">
            <text:p>2,190</text:p>
          </table:table-cell>
          <table:table-cell office:value-type="float" office:value="2196.8512844024599" table:style-name="ce11">
            <text:p>2,197</text:p>
          </table:table-cell>
          <table:table-cell office:value-type="float" office:value="2200.8824047769999" table:style-name="ce11">
            <text:p>2,201</text:p>
          </table:table-cell>
          <table:table-cell office:value-type="float" office:value="2204.9135251515299" table:style-name="ce11">
            <text:p>2,205</text:p>
          </table:table-cell>
          <table:table-cell office:value-type="float" office:value="2208.94464552606" table:style-name="ce11">
            <text:p>2,209</text:p>
          </table:table-cell>
          <table:table-cell office:value-type="float" office:value="2212.9757659006" table:style-name="ce11">
            <text:p>2,213</text:p>
          </table:table-cell>
          <table:table-cell office:value-type="float" office:value="2217.00688627513" table:style-name="ce11">
            <text:p>2,217</text:p>
          </table:table-cell>
          <table:table-cell office:value-type="float" office:value="2221.03800664967" table:style-name="ce11">
            <text:p>2,221</text:p>
          </table:table-cell>
          <table:table-cell office:value-type="float" office:value="2225.0691270242" table:style-name="ce11">
            <text:p>2,225</text:p>
          </table:table-cell>
          <table:table-cell office:value-type="float" office:value="2229.1002473987401" table:style-name="ce11">
            <text:p>2,229</text:p>
          </table:table-cell>
          <table:table-cell office:value-type="float" office:value="2233.1313677732701" table:style-name="ce11">
            <text:p>2,233</text:p>
          </table:table-cell>
          <table:table-cell office:value-type="float" office:value="2237.1624881478101" table:style-name="ce11">
            <text:p>2,237</text:p>
          </table:table-cell>
          <table:table-cell table:number-columns-repeated="16339"/>
        </table:table-row>
        <table:table-row table:style-name="ro2">
          <table:table-cell office:value-type="string" table:style-name="ce11">
            <text:p>Commercial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11.460059833524999" table:style-name="ce11">
            <text:p>11</text:p>
          </table:table-cell>
          <table:table-cell office:value-type="float" office:value="10.670055708875401" table:style-name="ce11">
            <text:p>11</text:p>
          </table:table-cell>
          <table:table-cell office:value-type="float" office:value="19.280100662335201" table:style-name="ce11">
            <text:p>19</text:p>
          </table:table-cell>
          <table:table-cell office:value-type="float" office:value="19.690102802976199" table:style-name="ce11">
            <text:p>20</text:p>
          </table:table-cell>
          <table:table-cell office:value-type="float" office:value="19.690102802976099" table:style-name="ce11">
            <text:p>20</text:p>
          </table:table-cell>
          <table:table-cell office:value-type="float" office:value="19.690102802976099" table:style-name="ce11">
            <text:p>20</text:p>
          </table:table-cell>
          <table:table-cell office:value-type="float" office:value="19.280100662335201" table:style-name="ce11">
            <text:p>19</text:p>
          </table:table-cell>
          <table:table-cell office:value-type="float" office:value="19.280100662335201" table:style-name="ce11">
            <text:p>19</text:p>
          </table:table-cell>
          <table:table-cell office:value-type="float" office:value="737.46385033432205" table:style-name="ce11">
            <text:p>737</text:p>
          </table:table-cell>
          <table:table-cell office:value-type="float" office:value="750.98392092326196" table:style-name="ce11">
            <text:p>751</text:p>
          </table:table-cell>
          <table:table-cell office:value-type="float" office:value="769.344016782209" table:style-name="ce11">
            <text:p>769</text:p>
          </table:table-cell>
          <table:table-cell office:value-type="float" office:value="784.928251654414" table:style-name="ce11">
            <text:p>785</text:p>
          </table:table-cell>
          <table:table-cell office:value-type="float" office:value="805.797102415273" table:style-name="ce11">
            <text:p>806</text:p>
          </table:table-cell>
          <table:table-cell office:value-type="float" office:value="807.23060831153896" table:style-name="ce11">
            <text:p>807</text:p>
          </table:table-cell>
          <table:table-cell office:value-type="float" office:value="789.02989434727897" table:style-name="ce11">
            <text:p>789</text:p>
          </table:table-cell>
          <table:table-cell office:value-type="float" office:value="812.94433865305598" table:style-name="ce11">
            <text:p>813</text:p>
          </table:table-cell>
          <table:table-cell office:value-type="float" office:value="819.47038200000702" table:style-name="ce11">
            <text:p>819</text:p>
          </table:table-cell>
          <table:table-cell office:value-type="float" office:value="884.11398890149997" table:style-name="ce11">
            <text:p>884</text:p>
          </table:table-cell>
          <table:table-cell office:value-type="float" office:value="913.59366818389105" table:style-name="ce11">
            <text:p>914</text:p>
          </table:table-cell>
          <table:table-cell office:value-type="float" office:value="934.82058896326896" table:style-name="ce11">
            <text:p>935</text:p>
          </table:table-cell>
          <table:table-cell office:value-type="float" office:value="1023.28051750493" table:style-name="ce11">
            <text:p>1,023</text:p>
          </table:table-cell>
          <table:table-cell office:value-type="float" office:value="1023.61034672583" table:style-name="ce11">
            <text:p>1,024</text:p>
          </table:table-cell>
          <table:table-cell office:value-type="float" office:value="1023.60720846485" table:style-name="ce11">
            <text:p>1,024</text:p>
          </table:table-cell>
          <table:table-cell office:value-type="float" office:value="1023.6042014117" table:style-name="ce11">
            <text:p>1,024</text:p>
          </table:table-cell>
          <table:table-cell office:value-type="float" office:value="1023.60128816425" table:style-name="ce11">
            <text:p>1,024</text:p>
          </table:table-cell>
          <table:table-cell office:value-type="float" office:value="1023.59848264579" table:style-name="ce11">
            <text:p>1,024</text:p>
          </table:table-cell>
          <table:table-cell office:value-type="float" office:value="1023.59923200028" table:style-name="ce11">
            <text:p>1,024</text:p>
          </table:table-cell>
          <table:table-cell office:value-type="float" office:value="1023.5999309270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office:value-type="float" office:value="1023.61545894485" table:style-name="ce11">
            <text:p>1,024</text:p>
          </table:table-cell>
          <table:table-cell table:number-columns-repeated="16339"/>
        </table:table-row>
        <table:table-row table:style-name="ro2">
          <table:table-cell office:value-type="string" table:style-name="ce11">
            <text:p>Commercial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0.3900542469742" table:style-name="ce11">
            <text:p>10</text:p>
          </table:table-cell>
          <table:table-cell office:value-type="float" office:value="10.4500545602387" table:style-name="ce11">
            <text:p>10</text:p>
          </table:table-cell>
          <table:table-cell office:value-type="float" office:value="5.0300262620096401" table:style-name="ce11">
            <text:p>5</text:p>
          </table:table-cell>
          <table:table-cell office:value-type="float" office:value="5.3500279327537896" table:style-name="ce11">
            <text:p>5</text:p>
          </table:table-cell>
          <table:table-cell office:value-type="float" office:value="4.9800260009559096" table:style-name="ce11">
            <text:p>5</text:p>
          </table:table-cell>
          <table:table-cell office:value-type="float" office:value="5.5600290291796597" table:style-name="ce11">
            <text:p>6</text:p>
          </table:table-cell>
          <table:table-cell office:value-type="float" office:value="7.4500388970123304" table:style-name="ce11">
            <text:p>7</text:p>
          </table:table-cell>
          <table:table-cell office:value-type="float" office:value="5.8900307521345798" table:style-name="ce11">
            <text:p>6</text:p>
          </table:table-cell>
          <table:table-cell office:value-type="float" office:value="8.0900422385006205" table:style-name="ce11">
            <text:p>8</text:p>
          </table:table-cell>
          <table:table-cell office:value-type="float" office:value="36.3801899427257" table:style-name="ce11">
            <text:p>36</text:p>
          </table:table-cell>
          <table:table-cell office:value-type="float" office:value="6.7500352422595098" table:style-name="ce11">
            <text:p>7</text:p>
          </table:table-cell>
          <table:table-cell office:value-type="float" office:value="8.9002367634361708" table:style-name="ce11">
            <text:p>9</text:p>
          </table:table-cell>
          <table:table-cell office:value-type="float" office:value="7.92056904667397" table:style-name="ce11">
            <text:p>8</text:p>
          </table:table-cell>
          <table:table-cell office:value-type="float" office:value="8.8398309790714595" table:style-name="ce11">
            <text:p>9</text:p>
          </table:table-cell>
          <table:table-cell office:value-type="float" office:value="9.2728218074789304" table:style-name="ce11">
            <text:p>9</text:p>
          </table:table-cell>
          <table:table-cell office:value-type="float" office:value="9.93363338416302" table:style-name="ce11">
            <text:p>10</text:p>
          </table:table-cell>
          <table:table-cell office:value-type="float" office:value="14.044425692891" table:style-name="ce11">
            <text:p>14</text:p>
          </table:table-cell>
          <table:table-cell office:value-type="float" office:value="14.523947891940701" table:style-name="ce11">
            <text:p>15</text:p>
          </table:table-cell>
          <table:table-cell office:value-type="float" office:value="14.8962099191747" table:style-name="ce11">
            <text:p>15</text:p>
          </table:table-cell>
          <table:table-cell office:value-type="float" office:value="14.977507496985799" table:style-name="ce11">
            <text:p>15</text:p>
          </table:table-cell>
          <table:table-cell office:value-type="float" office:value="15.0275575183011" table:style-name="ce11">
            <text:p>15</text:p>
          </table:table-cell>
          <table:table-cell office:value-type="float" office:value="15.568188965828201" table:style-name="ce11">
            <text:p>16</text:p>
          </table:table-cell>
          <table:table-cell office:value-type="float" office:value="15.637403175886799" table:style-name="ce11">
            <text:p>16</text:p>
          </table:table-cell>
          <table:table-cell office:value-type="float" office:value="15.6463072451774" table:style-name="ce11">
            <text:p>16</text:p>
          </table:table-cell>
          <table:table-cell office:value-type="float" office:value="15.6546129479634" table:style-name="ce11">
            <text:p>16</text:p>
          </table:table-cell>
          <table:table-cell office:value-type="float" office:value="15.660574366896" table:style-name="ce11">
            <text:p>16</text:p>
          </table:table-cell>
          <table:table-cell office:value-type="float" office:value="15.9690185505585" table:style-name="ce11">
            <text:p>16</text:p>
          </table:table-cell>
          <table:table-cell office:value-type="float" office:value="15.9699728361939"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office:value-type="float" office:value="15.9851063369528" table:style-name="ce11">
            <text:p>16</text:p>
          </table:table-cell>
          <table:table-cell table:number-columns-repeated="16339"/>
        </table:table-row>
        <table:table-row table:style-name="ro7">
          <table:table-cell office:value-type="string" table:style-name="ce11">
            <text:p>Residentia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616.7302094121205" table:style-name="ce11">
            <text:p>9,617</text:p>
          </table:table-cell>
          <table:table-cell office:value-type="float" office:value="9917.2517784497104" table:style-name="ce11">
            <text:p>9,917</text:p>
          </table:table-cell>
          <table:table-cell office:value-type="float" office:value="10319.4338782619" table:style-name="ce11">
            <text:p>10,319</text:p>
          </table:table-cell>
          <table:table-cell office:value-type="float" office:value="10576.215218929599" table:style-name="ce11">
            <text:p>10,576</text:p>
          </table:table-cell>
          <table:table-cell office:value-type="float" office:value="10679.375757535799" table:style-name="ce11">
            <text:p>10,679</text:p>
          </table:table-cell>
          <table:table-cell office:value-type="float" office:value="10809.2664357013" table:style-name="ce11">
            <text:p>10,809</text:p>
          </table:table-cell>
          <table:table-cell office:value-type="float" office:value="10722.6659835561" table:style-name="ce11">
            <text:p>10,723</text:p>
          </table:table-cell>
          <table:table-cell office:value-type="float" office:value="10582.68525271" table:style-name="ce11">
            <text:p>10,583</text:p>
          </table:table-cell>
          <table:table-cell office:value-type="float" office:value="10301.0037820374" table:style-name="ce11">
            <text:p>10,301</text:p>
          </table:table-cell>
          <table:table-cell office:value-type="float" office:value="10192.7232166994" table:style-name="ce11">
            <text:p>10,193</text:p>
          </table:table-cell>
          <table:table-cell office:value-type="float" office:value="10310.891424327599" table:style-name="ce11">
            <text:p>10,311</text:p>
          </table:table-cell>
          <table:table-cell office:value-type="float" office:value="9766.2198502850006" table:style-name="ce11">
            <text:p>9,766</text:p>
          </table:table-cell>
          <table:table-cell office:value-type="float" office:value="10049.219613978899" table:style-name="ce11">
            <text:p>10,049</text:p>
          </table:table-cell>
          <table:table-cell office:value-type="float" office:value="10009.118317890399" table:style-name="ce11">
            <text:p>10,009</text:p>
          </table:table-cell>
          <table:table-cell office:value-type="float" office:value="9644.6985656227098" table:style-name="ce11">
            <text:p>9,645</text:p>
          </table:table-cell>
          <table:table-cell office:value-type="float" office:value="9741.5809194025896" table:style-name="ce11">
            <text:p>9,742</text:p>
          </table:table-cell>
          <table:table-cell office:value-type="float" office:value="9798.6478540058706" table:style-name="ce11">
            <text:p>9,799</text:p>
          </table:table-cell>
          <table:table-cell office:value-type="float" office:value="9707.0109124314204" table:style-name="ce11">
            <text:p>9,707</text:p>
          </table:table-cell>
          <table:table-cell office:value-type="float" office:value="9759.1355950002398" table:style-name="ce11">
            <text:p>9,759</text:p>
          </table:table-cell>
          <table:table-cell office:value-type="float" office:value="9739.6973038577507" table:style-name="ce11">
            <text:p>9,740</text:p>
          </table:table-cell>
          <table:table-cell office:value-type="float" office:value="10157.8967903128" table:style-name="ce11">
            <text:p>10,158</text:p>
          </table:table-cell>
          <table:table-cell office:value-type="float" office:value="10182.728755706599" table:style-name="ce11">
            <text:p>10,183</text:p>
          </table:table-cell>
          <table:table-cell office:value-type="float" office:value="10072.886081304299" table:style-name="ce11">
            <text:p>10,073</text:p>
          </table:table-cell>
          <table:table-cell office:value-type="float" office:value="9850.4932667733101" table:style-name="ce11">
            <text:p>9,850</text:p>
          </table:table-cell>
          <table:table-cell office:value-type="float" office:value="9654.2259841078194" table:style-name="ce11">
            <text:p>9,654</text:p>
          </table:table-cell>
          <table:table-cell office:value-type="float" office:value="9729.2892600389096" table:style-name="ce11">
            <text:p>9,729</text:p>
          </table:table-cell>
          <table:table-cell office:value-type="float" office:value="9930.4249824368108" table:style-name="ce11">
            <text:p>9,930</text:p>
          </table:table-cell>
          <table:table-cell office:value-type="float" office:value="10334.6660704241" table:style-name="ce11">
            <text:p>10,335</text:p>
          </table:table-cell>
          <table:table-cell office:value-type="float" office:value="10677.9197313158" table:style-name="ce11">
            <text:p>10,678</text:p>
          </table:table-cell>
          <table:table-cell office:value-type="float" office:value="10956.7938558278" table:style-name="ce11">
            <text:p>10,957</text:p>
          </table:table-cell>
          <table:table-cell office:value-type="float" office:value="11197.009200411099" table:style-name="ce11">
            <text:p>11,197</text:p>
          </table:table-cell>
          <table:table-cell office:value-type="float" office:value="11313.303553470199" table:style-name="ce11">
            <text:p>11,313</text:p>
          </table:table-cell>
          <table:table-cell office:value-type="float" office:value="11459.472657431599" table:style-name="ce11">
            <text:p>11,459</text:p>
          </table:table-cell>
          <table:table-cell office:value-type="float" office:value="11598.553002479301" table:style-name="ce11">
            <text:p>11,599</text:p>
          </table:table-cell>
          <table:table-cell office:value-type="float" office:value="11735.671494833001" table:style-name="ce11">
            <text:p>11,736</text:p>
          </table:table-cell>
          <table:table-cell office:value-type="float" office:value="11864.500208284" table:style-name="ce11">
            <text:p>11,865</text:p>
          </table:table-cell>
          <table:table-cell office:value-type="float" office:value="11993.195271370399" table:style-name="ce11">
            <text:p>11,993</text:p>
          </table:table-cell>
          <table:table-cell office:value-type="float" office:value="12125.0383374622" table:style-name="ce11">
            <text:p>12,125</text:p>
          </table:table-cell>
          <table:table-cell office:value-type="float" office:value="12270.6601401719" table:style-name="ce11">
            <text:p>12,271</text:p>
          </table:table-cell>
          <table:table-cell office:value-type="float" office:value="12417.414142244799" table:style-name="ce11">
            <text:p>12,417</text:p>
          </table:table-cell>
          <table:table-cell office:value-type="float" office:value="12570.0110069374" table:style-name="ce11">
            <text:p>12,570</text:p>
          </table:table-cell>
          <table:table-cell table:number-columns-repeated="16339"/>
        </table:table-row>
        <table:table-row table:style-name="ro2">
          <table:table-cell office:value-type="string" table:style-name="ce11">
            <text:p>Residentia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1806.616063876099" table:style-name="ce11">
            <text:p>31,807</text:p>
          </table:table-cell>
          <table:table-cell office:value-type="float" office:value="32624.930336334401" table:style-name="ce11">
            <text:p>32,625</text:p>
          </table:table-cell>
          <table:table-cell office:value-type="float" office:value="32362.328965280001" table:style-name="ce11">
            <text:p>32,362</text:p>
          </table:table-cell>
          <table:table-cell office:value-type="float" office:value="33232.013505944902" table:style-name="ce11">
            <text:p>33,232</text:p>
          </table:table-cell>
          <table:table-cell office:value-type="float" office:value="34085.367961349701" table:style-name="ce11">
            <text:p>34,085</text:p>
          </table:table-cell>
          <table:table-cell office:value-type="float" office:value="32835.851437563702" table:style-name="ce11">
            <text:p>32,836</text:p>
          </table:table-cell>
          <table:table-cell office:value-type="float" office:value="31550.2947256101" table:style-name="ce11">
            <text:p>31,550</text:p>
          </table:table-cell>
          <table:table-cell office:value-type="float" office:value="30341.3384135909" table:style-name="ce11">
            <text:p>30,341</text:p>
          </table:table-cell>
          <table:table-cell office:value-type="float" office:value="30916.221415082699" table:style-name="ce11">
            <text:p>30,916</text:p>
          </table:table-cell>
          <table:table-cell office:value-type="float" office:value="29681.954970918101" table:style-name="ce11">
            <text:p>29,682</text:p>
          </table:table-cell>
          <table:table-cell office:value-type="float" office:value="33527.868755372503" table:style-name="ce11">
            <text:p>33,528</text:p>
          </table:table-cell>
          <table:table-cell office:value-type="float" office:value="26707.411683011502" table:style-name="ce11">
            <text:p>26,707</text:p>
          </table:table-cell>
          <table:table-cell office:value-type="float" office:value="30076.715481512001" table:style-name="ce11">
            <text:p>30,077</text:p>
          </table:table-cell>
          <table:table-cell office:value-type="float" office:value="30329.394426987299" table:style-name="ce11">
            <text:p>30,329</text:p>
          </table:table-cell>
          <table:table-cell office:value-type="float" office:value="25241.849644758498" table:style-name="ce11">
            <text:p>25,242</text:p>
          </table:table-cell>
          <table:table-cell office:value-type="float" office:value="26680.8291356997" table:style-name="ce11">
            <text:p>26,681</text:p>
          </table:table-cell>
          <table:table-cell office:value-type="float" office:value="27774.721971165302" table:style-name="ce11">
            <text:p>27,775</text:p>
          </table:table-cell>
          <table:table-cell office:value-type="float" office:value="27148.8216967013" table:style-name="ce11">
            <text:p>27,149</text:p>
          </table:table-cell>
          <table:table-cell office:value-type="float" office:value="28341.907249597301" table:style-name="ce11">
            <text:p>28,342</text:p>
          </table:table-cell>
          <table:table-cell office:value-type="float" office:value="27770.047140209299" table:style-name="ce11">
            <text:p>27,770</text:p>
          </table:table-cell>
          <table:table-cell office:value-type="float" office:value="28553.0275815774" table:style-name="ce11">
            <text:p>28,553</text:p>
          </table:table-cell>
          <table:table-cell office:value-type="float" office:value="31586.031472408999" table:style-name="ce11">
            <text:p>31,586</text:p>
          </table:table-cell>
          <table:table-cell office:value-type="float" office:value="27234.2930705701" table:style-name="ce11">
            <text:p>27,234</text:p>
          </table:table-cell>
          <table:table-cell office:value-type="float" office:value="23198.388956966199" table:style-name="ce11">
            <text:p>23,198</text:p>
          </table:table-cell>
          <table:table-cell office:value-type="float" office:value="23351.339268343701" table:style-name="ce11">
            <text:p>23,351</text:p>
          </table:table-cell>
          <table:table-cell office:value-type="float" office:value="25226.025592435999" table:style-name="ce11">
            <text:p>25,226</text:p>
          </table:table-cell>
          <table:table-cell office:value-type="float" office:value="28571.6950135066" table:style-name="ce11">
            <text:p>28,572</text:p>
          </table:table-cell>
          <table:table-cell office:value-type="float" office:value="30454.169028401499" table:style-name="ce11">
            <text:p>30,454</text:p>
          </table:table-cell>
          <table:table-cell office:value-type="float" office:value="30858.015527599" table:style-name="ce11">
            <text:p>30,858</text:p>
          </table:table-cell>
          <table:table-cell office:value-type="float" office:value="30975.377673981198" table:style-name="ce11">
            <text:p>30,975</text:p>
          </table:table-cell>
          <table:table-cell office:value-type="float" office:value="31080.3616987807" table:style-name="ce11">
            <text:p>31,080</text:p>
          </table:table-cell>
          <table:table-cell office:value-type="float" office:value="31212.4489109811" table:style-name="ce11">
            <text:p>31,212</text:p>
          </table:table-cell>
          <table:table-cell office:value-type="float" office:value="31313.9838371115" table:style-name="ce11">
            <text:p>31,314</text:p>
          </table:table-cell>
          <table:table-cell office:value-type="float" office:value="31405.473231836699" table:style-name="ce11">
            <text:p>31,405</text:p>
          </table:table-cell>
          <table:table-cell office:value-type="float" office:value="31489.503816979901" table:style-name="ce11">
            <text:p>31,490</text:p>
          </table:table-cell>
          <table:table-cell office:value-type="float" office:value="31568.100570319399" table:style-name="ce11">
            <text:p>31,568</text:p>
          </table:table-cell>
          <table:table-cell office:value-type="float" office:value="31652.846530544299" table:style-name="ce11">
            <text:p>31,653</text:p>
          </table:table-cell>
          <table:table-cell office:value-type="float" office:value="31775.417812887401" table:style-name="ce11">
            <text:p>31,775</text:p>
          </table:table-cell>
          <table:table-cell office:value-type="float" office:value="31914.646910910302" table:style-name="ce11">
            <text:p>31,915</text:p>
          </table:table-cell>
          <table:table-cell office:value-type="float" office:value="32046.312191762801" table:style-name="ce11">
            <text:p>32,046</text:p>
          </table:table-cell>
          <table:table-cell office:value-type="float" office:value="32205.1910794672" table:style-name="ce11">
            <text:p>32,205</text:p>
          </table:table-cell>
          <table:table-cell table:number-columns-repeated="16339"/>
        </table:table-row>
        <table:table-row table:style-name="ro2">
          <table:table-cell office:value-type="string" table:style-name="ce11">
            <text:p>Residentia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3239.40691309969" table:style-name="ce11">
            <text:p>3,239</text:p>
          </table:table-cell>
          <table:table-cell office:value-type="float" office:value="3526.9184142110998" table:style-name="ce11">
            <text:p>3,527</text:p>
          </table:table-cell>
          <table:table-cell office:value-type="float" office:value="3087.4761198617002" table:style-name="ce11">
            <text:p>3,087</text:p>
          </table:table-cell>
          <table:table-cell office:value-type="float" office:value="3068.1960191993599" table:style-name="ce11">
            <text:p>3,068</text:p>
          </table:table-cell>
          <table:table-cell office:value-type="float" office:value="3265.3470485343901" table:style-name="ce11">
            <text:p>3,265</text:p>
          </table:table-cell>
          <table:table-cell office:value-type="float" office:value="3093.5661516580499" table:style-name="ce11">
            <text:p>3,094</text:p>
          </table:table-cell>
          <table:table-cell office:value-type="float" office:value="3250.7869725155301" table:style-name="ce11">
            <text:p>3,251</text:p>
          </table:table-cell>
          <table:table-cell office:value-type="float" office:value="2876.8450201465698" table:style-name="ce11">
            <text:p>2,877</text:p>
          </table:table-cell>
          <table:table-cell office:value-type="float" office:value="3033.47583792362" table:style-name="ce11">
            <text:p>3,033</text:p>
          </table:table-cell>
          <table:table-cell office:value-type="float" office:value="3013.1557318313598" table:style-name="ce11">
            <text:p>3,013</text:p>
          </table:table-cell>
          <table:table-cell office:value-type="float" office:value="3434.73818013345" table:style-name="ce11">
            <text:p>3,435</text:p>
          </table:table-cell>
          <table:table-cell office:value-type="float" office:value="2692.0719401243" table:style-name="ce11">
            <text:p>2,692</text:p>
          </table:table-cell>
          <table:table-cell office:value-type="float" office:value="2773.9809582707599" table:style-name="ce11">
            <text:p>2,774</text:p>
          </table:table-cell>
          <table:table-cell office:value-type="float" office:value="2931.2521257405501" table:style-name="ce11">
            <text:p>2,931</text:p>
          </table:table-cell>
          <table:table-cell office:value-type="float" office:value="2623.2414742117799" table:style-name="ce11">
            <text:p>2,623</text:p>
          </table:table-cell>
          <table:table-cell office:value-type="float" office:value="2693.16257870655" table:style-name="ce11">
            <text:p>2,693</text:p>
          </table:table-cell>
          <table:table-cell office:value-type="float" office:value="2757.0793393085401" table:style-name="ce11">
            <text:p>2,757</text:p>
          </table:table-cell>
          <table:table-cell office:value-type="float" office:value="2651.7961594530998" table:style-name="ce11">
            <text:p>2,652</text:p>
          </table:table-cell>
          <table:table-cell office:value-type="float" office:value="2800.13821013809" table:style-name="ce11">
            <text:p>2,800</text:p>
          </table:table-cell>
          <table:table-cell office:value-type="float" office:value="2692.83061919691" table:style-name="ce11">
            <text:p>2,693</text:p>
          </table:table-cell>
          <table:table-cell office:value-type="float" office:value="2880.7261417951599" table:style-name="ce11">
            <text:p>2,881</text:p>
          </table:table-cell>
          <table:table-cell office:value-type="float" office:value="2706.2219528210198" table:style-name="ce11">
            <text:p>2,706</text:p>
          </table:table-cell>
          <table:table-cell office:value-type="float" office:value="2695.3512962959198" table:style-name="ce11">
            <text:p>2,695</text:p>
          </table:table-cell>
          <table:table-cell office:value-type="float" office:value="2684.5547537161001" table:style-name="ce11">
            <text:p>2,685</text:p>
          </table:table-cell>
          <table:table-cell office:value-type="float" office:value="2673.7582111362799" table:style-name="ce11">
            <text:p>2,674</text:p>
          </table:table-cell>
          <table:table-cell office:value-type="float" office:value="2668.77288853552" table:style-name="ce11">
            <text:p>2,669</text:p>
          </table:table-cell>
          <table:table-cell office:value-type="float" office:value="2664.79070120595" table:style-name="ce11">
            <text:p>2,665</text:p>
          </table:table-cell>
          <table:table-cell office:value-type="float" office:value="2658.1381080743599" table:style-name="ce11">
            <text:p>2,658</text:p>
          </table:table-cell>
          <table:table-cell office:value-type="float" office:value="2649.8901593942301" table:style-name="ce11">
            <text:p>2,650</text:p>
          </table:table-cell>
          <table:table-cell office:value-type="float" office:value="2640.9448527299901" table:style-name="ce11">
            <text:p>2,641</text:p>
          </table:table-cell>
          <table:table-cell office:value-type="float" office:value="2630.4822012626601" table:style-name="ce11">
            <text:p>2,630</text:p>
          </table:table-cell>
          <table:table-cell office:value-type="float" office:value="2618.2259798001201" table:style-name="ce11">
            <text:p>2,618</text:p>
          </table:table-cell>
          <table:table-cell office:value-type="float" office:value="2605.9697583375701" table:style-name="ce11">
            <text:p>2,606</text:p>
          </table:table-cell>
          <table:table-cell office:value-type="float" office:value="2593.7139321050599" table:style-name="ce11">
            <text:p>2,594</text:p>
          </table:table-cell>
          <table:table-cell office:value-type="float" office:value="2581.45783601118" table:style-name="ce11">
            <text:p>2,581</text:p>
          </table:table-cell>
          <table:table-cell office:value-type="float" office:value="2569.2026769949498" table:style-name="ce11">
            <text:p>2,569</text:p>
          </table:table-cell>
          <table:table-cell office:value-type="float" office:value="2556.9464555324098" table:style-name="ce11">
            <text:p>2,557</text:p>
          </table:table-cell>
          <table:table-cell office:value-type="float" office:value="2544.6902340698698" table:style-name="ce11">
            <text:p>2,545</text:p>
          </table:table-cell>
          <table:table-cell office:value-type="float" office:value="2532.5504146749699" table:style-name="ce11">
            <text:p>2,533</text:p>
          </table:table-cell>
          <table:table-cell office:value-type="float" office:value="2520.4493959693" table:style-name="ce11">
            <text:p>2,520</text:p>
          </table:table-cell>
          <table:table-cell office:value-type="float" office:value="2508.34837726363" table:style-name="ce11">
            <text:p>2,508</text:p>
          </table:table-cell>
          <table:table-cell table:number-columns-repeated="16339"/>
        </table:table-row>
        <table:table-row table:style-name="ro2">
          <table:table-cell office:value-type="string" table:style-name="ce11">
            <text:p>Residentia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36.02123227823401" table:style-name="ce11">
            <text:p>236</text:p>
          </table:table-cell>
          <table:table-cell office:value-type="float" office:value="240.44125535538799" table:style-name="ce11">
            <text:p>240</text:p>
          </table:table-cell>
          <table:table-cell office:value-type="float" office:value="243.351270548717" table:style-name="ce11">
            <text:p>243</text:p>
          </table:table-cell>
          <table:table-cell office:value-type="float" office:value="247.06128991890699" table:style-name="ce11">
            <text:p>247</text:p>
          </table:table-cell>
          <table:table-cell office:value-type="float" office:value="251.65131388364401" table:style-name="ce11">
            <text:p>252</text:p>
          </table:table-cell>
          <table:table-cell office:value-type="float" office:value="317.80165925778601" table:style-name="ce11">
            <text:p>318</text:p>
          </table:table-cell>
          <table:table-cell office:value-type="float" office:value="357.91186867512403" table:style-name="ce11">
            <text:p>358</text:p>
          </table:table-cell>
          <table:table-cell office:value-type="float" office:value="399.73208702050101" table:style-name="ce11">
            <text:p>400</text:p>
          </table:table-cell>
          <table:table-cell office:value-type="float" office:value="313.09163466652097" table:style-name="ce11">
            <text:p>313</text:p>
          </table:table-cell>
          <table:table-cell office:value-type="float" office:value="344.09179651986102" table:style-name="ce11">
            <text:p>344</text:p>
          </table:table-cell>
          <table:table-cell office:value-type="float" office:value="464.96242759125403" table:style-name="ce11">
            <text:p>465</text:p>
          </table:table-cell>
          <table:table-cell office:value-type="float" office:value="436.74228025250397" table:style-name="ce11">
            <text:p>437</text:p>
          </table:table-cell>
          <table:table-cell office:value-type="float" office:value="531.94410636268299" table:style-name="ce11">
            <text:p>532</text:p>
          </table:table-cell>
          <table:table-cell office:value-type="float" office:value="622.95104531817697" table:style-name="ce11">
            <text:p>623</text:p>
          </table:table-cell>
          <table:table-cell office:value-type="float" office:value="593.10746933349901" table:style-name="ce11">
            <text:p>593</text:p>
          </table:table-cell>
          <table:table-cell office:value-type="float" office:value="549.52542857785897" table:style-name="ce11">
            <text:p>550</text:p>
          </table:table-cell>
          <table:table-cell office:value-type="float" office:value="491.770752118536" table:style-name="ce11">
            <text:p>492</text:p>
          </table:table-cell>
          <table:table-cell office:value-type="float" office:value="433.391787148368" table:style-name="ce11">
            <text:p>433</text:p>
          </table:table-cell>
          <table:table-cell office:value-type="float" office:value="484.26888806601102" table:style-name="ce11">
            <text:p>484</text:p>
          </table:table-cell>
          <table:table-cell office:value-type="float" office:value="492.73191157563298" table:style-name="ce11">
            <text:p>493</text:p>
          </table:table-cell>
          <table:table-cell office:value-type="float" office:value="424.36399718478401" table:style-name="ce11">
            <text:p>424</text:p>
          </table:table-cell>
          <table:table-cell office:value-type="float" office:value="522.90307461616601" table:style-name="ce11">
            <text:p>523</text:p>
          </table:table-cell>
          <table:table-cell office:value-type="float" office:value="527.25269848017001" table:style-name="ce11">
            <text:p>527</text:p>
          </table:table-cell>
          <table:table-cell office:value-type="float" office:value="530.18589849331602" table:style-name="ce11">
            <text:p>530</text:p>
          </table:table-cell>
          <table:table-cell office:value-type="float" office:value="532.14700062964903" table:style-name="ce11">
            <text:p>532</text:p>
          </table:table-cell>
          <table:table-cell office:value-type="float" office:value="533.450566433944" table:style-name="ce11">
            <text:p>533</text:p>
          </table:table-cell>
          <table:table-cell office:value-type="float" office:value="534.31368948265299" table:style-name="ce11">
            <text:p>534</text:p>
          </table:table-cell>
          <table:table-cell office:value-type="float" office:value="534.88370307597597" table:style-name="ce11">
            <text:p>535</text:p>
          </table:table-cell>
          <table:table-cell office:value-type="float" office:value="535.25949763400104" table:style-name="ce11">
            <text:p>535</text:p>
          </table:table-cell>
          <table:table-cell office:value-type="float" office:value="535.50696727022205" table:style-name="ce11">
            <text:p>536</text:p>
          </table:table-cell>
          <table:table-cell office:value-type="float" office:value="535.66980971616204" table:style-name="ce11">
            <text:p>536</text:p>
          </table:table-cell>
          <table:table-cell office:value-type="float" office:value="535.77691200189702" table:style-name="ce11">
            <text:p>536</text:p>
          </table:table-cell>
          <table:table-cell office:value-type="float" office:value="535.84733080437695" table:style-name="ce11">
            <text:p>536</text:p>
          </table:table-cell>
          <table:table-cell office:value-type="float" office:value="535.89362063936096" table:style-name="ce11">
            <text:p>536</text:p>
          </table:table-cell>
          <table:table-cell office:value-type="float" office:value="535.92404500587895" table:style-name="ce11">
            <text:p>536</text:p>
          </table:table-cell>
          <table:table-cell office:value-type="float" office:value="535.94403981667199" table:style-name="ce11">
            <text:p>536</text:p>
          </table:table-cell>
          <table:table-cell office:value-type="float" office:value="535.94403981667199" table:style-name="ce11">
            <text:p>536</text:p>
          </table:table-cell>
          <table:table-cell office:value-type="float" office:value="535.94403981667199" table:style-name="ce11">
            <text:p>536</text:p>
          </table:table-cell>
          <table:table-cell office:value-type="float" office:value="535.94403981667199" table:style-name="ce11">
            <text:p>536</text:p>
          </table:table-cell>
          <table:table-cell office:value-type="float" office:value="535.94403981667199" table:style-name="ce11">
            <text:p>536</text:p>
          </table:table-cell>
          <table:table-cell office:value-type="float" office:value="535.94403981667199" table:style-name="ce11">
            <text:p>536</text:p>
          </table:table-cell>
          <table:table-cell table:number-columns-repeated="16339"/>
        </table:table-row>
        <table:table-row table:style-name="ro2">
          <table:table-cell office:value-type="string" table:style-name="ce11">
            <text:p>Residentia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908.22996296065" table:style-name="ce11">
            <text:p>1,908</text:p>
          </table:table-cell>
          <table:table-cell office:value-type="float" office:value="1837.1595918988201" table:style-name="ce11">
            <text:p>1,837</text:p>
          </table:table-cell>
          <table:table-cell office:value-type="float" office:value="1425.0774403980299" table:style-name="ce11">
            <text:p>1,425</text:p>
          </table:table-cell>
          <table:table-cell office:value-type="float" office:value="1158.94605091322" table:style-name="ce11">
            <text:p>1,159</text:p>
          </table:table-cell>
          <table:table-cell office:value-type="float" office:value="999.40521794283404" table:style-name="ce11">
            <text:p>999</text:p>
          </table:table-cell>
          <table:table-cell office:value-type="float" office:value="697.24364034266705" table:style-name="ce11">
            <text:p>697</text:p>
          </table:table-cell>
          <table:table-cell office:value-type="float" office:value="641.79335083402998" table:style-name="ce11">
            <text:p>642</text:p>
          </table:table-cell>
          <table:table-cell office:value-type="float" office:value="680.13355101006505" table:style-name="ce11">
            <text:p>680</text:p>
          </table:table-cell>
          <table:table-cell office:value-type="float" office:value="752.68392979909095" table:style-name="ce11">
            <text:p>753</text:p>
          </table:table-cell>
          <table:table-cell office:value-type="float" office:value="713.35372445419205" table:style-name="ce11">
            <text:p>713</text:p>
          </table:table-cell>
          <table:table-cell office:value-type="float" office:value="775.61906210266" table:style-name="ce11">
            <text:p>776</text:p>
          </table:table-cell>
          <table:table-cell office:value-type="float" office:value="748.20237877414195" table:style-name="ce11">
            <text:p>748</text:p>
          </table:table-cell>
          <table:table-cell office:value-type="float" office:value="731.77708590403404" table:style-name="ce11">
            <text:p>732</text:p>
          </table:table-cell>
          <table:table-cell office:value-type="float" office:value="750.55530310378595" table:style-name="ce11">
            <text:p>751</text:p>
          </table:table-cell>
          <table:table-cell office:value-type="float" office:value="649.32426950772503" table:style-name="ce11">
            <text:p>649</text:p>
          </table:table-cell>
          <table:table-cell office:value-type="float" office:value="648.41248997258799" table:style-name="ce11">
            <text:p>648</text:p>
          </table:table-cell>
          <table:table-cell office:value-type="float" office:value="640.407514981443" table:style-name="ce11">
            <text:p>640</text:p>
          </table:table-cell>
          <table:table-cell office:value-type="float" office:value="620.10686921829904" table:style-name="ce11">
            <text:p>620</text:p>
          </table:table-cell>
          <table:table-cell office:value-type="float" office:value="609.222493046566" table:style-name="ce11">
            <text:p>609</text:p>
          </table:table-cell>
          <table:table-cell office:value-type="float" office:value="561.34708841113104" table:style-name="ce11">
            <text:p>561</text:p>
          </table:table-cell>
          <table:table-cell office:value-type="float" office:value="547.75872336920099" table:style-name="ce11">
            <text:p>548</text:p>
          </table:table-cell>
          <table:table-cell office:value-type="float" office:value="551.35948047356305" table:style-name="ce11">
            <text:p>551</text:p>
          </table:table-cell>
          <table:table-cell office:value-type="float" office:value="539.03683936255004" table:style-name="ce11">
            <text:p>539</text:p>
          </table:table-cell>
          <table:table-cell office:value-type="float" office:value="528.36834963142098" table:style-name="ce11">
            <text:p>528</text:p>
          </table:table-cell>
          <table:table-cell office:value-type="float" office:value="517.69985990029102" table:style-name="ce11">
            <text:p>518</text:p>
          </table:table-cell>
          <table:table-cell office:value-type="float" office:value="523.355040493449" table:style-name="ce11">
            <text:p>523</text:p>
          </table:table-cell>
          <table:table-cell office:value-type="float" office:value="533.51750647287497" table:style-name="ce11">
            <text:p>534</text:p>
          </table:table-cell>
          <table:table-cell office:value-type="float" office:value="531.73184311556304" table:style-name="ce11">
            <text:p>532</text:p>
          </table:table-cell>
          <table:table-cell office:value-type="float" office:value="526.37047087343296" table:style-name="ce11">
            <text:p>526</text:p>
          </table:table-cell>
          <table:table-cell office:value-type="float" office:value="519.11763486841505" table:style-name="ce11">
            <text:p>519</text:p>
          </table:table-cell>
          <table:table-cell office:value-type="float" office:value="508.09731689127301" table:style-name="ce11">
            <text:p>508</text:p>
          </table:table-cell>
          <table:table-cell office:value-type="float" office:value="490.81470697604198" table:style-name="ce11">
            <text:p>491</text:p>
          </table:table-cell>
          <table:table-cell office:value-type="float" office:value="473.532097060811" table:style-name="ce11">
            <text:p>474</text:p>
          </table:table-cell>
          <table:table-cell office:value-type="float" office:value="456.24953271294299" table:style-name="ce11">
            <text:p>456</text:p>
          </table:table-cell>
          <table:table-cell office:value-type="float" office:value="438.96693725187498" table:style-name="ce11">
            <text:p>439</text:p>
          </table:table-cell>
          <table:table-cell office:value-type="float" office:value="421.68444982955401" table:style-name="ce11">
            <text:p>422</text:p>
          </table:table-cell>
          <table:table-cell office:value-type="float" office:value="404.401839914319" table:style-name="ce11">
            <text:p>404</text:p>
          </table:table-cell>
          <table:table-cell office:value-type="float" office:value="387.11922999908802" table:style-name="ce11">
            <text:p>387</text:p>
          </table:table-cell>
          <table:table-cell office:value-type="float" office:value="369.85787576617201" table:style-name="ce11">
            <text:p>370</text:p>
          </table:table-cell>
          <table:table-cell office:value-type="float" office:value="352.60360676069399" table:style-name="ce11">
            <text:p>353</text:p>
          </table:table-cell>
          <table:table-cell office:value-type="float" office:value="335.34933775521603" table:style-name="ce11">
            <text:p>335</text:p>
          </table:table-cell>
          <table:table-cell table:number-columns-repeated="16339"/>
        </table:table-row>
        <table:table-row table:style-name="ro7">
          <table:table-cell office:value-type="string" table:style-name="ce11">
            <text:p>Iron &amp; Steel</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545.91999999999996" table:style-name="ce11">
            <text:p>546</text:p>
          </table:table-cell>
          <table:table-cell office:value-type="float" office:value="455.98" table:style-name="ce11">
            <text:p>456</text:p>
          </table:table-cell>
          <table:table-cell office:value-type="float" office:value="437.81" table:style-name="ce11">
            <text:p>438</text:p>
          </table:table-cell>
          <table:table-cell office:value-type="float" office:value="467.25" table:style-name="ce11">
            <text:p>467</text:p>
          </table:table-cell>
          <table:table-cell office:value-type="float" office:value="465.35" table:style-name="ce11">
            <text:p>465</text:p>
          </table:table-cell>
          <table:table-cell office:value-type="float" office:value="431.61" table:style-name="ce11">
            <text:p>432</text:p>
          </table:table-cell>
          <table:table-cell office:value-type="float" office:value="503.89" table:style-name="ce11">
            <text:p>504</text:p>
          </table:table-cell>
          <table:table-cell office:value-type="float" office:value="424.53" table:style-name="ce11">
            <text:p>425</text:p>
          </table:table-cell>
          <table:table-cell office:value-type="float" office:value="400.41" table:style-name="ce11">
            <text:p>400</text:p>
          </table:table-cell>
          <table:table-cell office:value-type="float" office:value="310.83999999999997" table:style-name="ce11">
            <text:p>311</text:p>
          </table:table-cell>
          <table:table-cell office:value-type="float" office:value="330.33" table:style-name="ce11">
            <text:p>330</text:p>
          </table:table-cell>
          <table:table-cell office:value-type="float" office:value="331.2" table:style-name="ce11">
            <text:p>331</text:p>
          </table:table-cell>
          <table:table-cell office:value-type="float" office:value="307.7" table:style-name="ce11">
            <text:p>308</text:p>
          </table:table-cell>
          <table:table-cell office:value-type="float" office:value="326.61" table:style-name="ce11">
            <text:p>327</text:p>
          </table:table-cell>
          <table:table-cell office:value-type="float" office:value="325.58999999999997" table:style-name="ce11">
            <text:p>326</text:p>
          </table:table-cell>
          <table:table-cell office:value-type="float" office:value="317.07" table:style-name="ce11">
            <text:p>317</text:p>
          </table:table-cell>
          <table:table-cell office:value-type="float" office:value="243.35" table:style-name="ce11">
            <text:p>243</text:p>
          </table:table-cell>
          <table:table-cell office:value-type="float" office:value="232.38" table:style-name="ce11">
            <text:p>232</text:p>
          </table:table-cell>
          <table:table-cell office:value-type="float" office:value="220.14" table:style-name="ce11">
            <text:p>220</text:p>
          </table:table-cell>
          <table:table-cell office:value-type="float" office:value="210.09" table:style-name="ce11">
            <text:p>210</text:p>
          </table:table-cell>
          <table:table-cell office:value-type="float" office:value="190.18" table:style-name="ce11">
            <text:p>190</text:p>
          </table:table-cell>
          <table:table-cell office:value-type="float" office:value="170.116994863678" table:style-name="ce11">
            <text:p>170</text:p>
          </table:table-cell>
          <table:table-cell office:value-type="float" office:value="134.92464974293799" table:style-name="ce11">
            <text:p>135</text:p>
          </table:table-cell>
          <table:table-cell office:value-type="float" office:value="135.29133414358199" table:style-name="ce11">
            <text:p>135</text:p>
          </table:table-cell>
          <table:table-cell office:value-type="float" office:value="143.24161592335" table:style-name="ce11">
            <text:p>143</text:p>
          </table:table-cell>
          <table:table-cell office:value-type="float" office:value="164.39004870852301" table:style-name="ce11">
            <text:p>164</text:p>
          </table:table-cell>
          <table:table-cell office:value-type="float" office:value="163.94747917517799" table:style-name="ce11">
            <text:p>164</text:p>
          </table:table-cell>
          <table:table-cell office:value-type="float" office:value="162.42846100262901" table:style-name="ce11">
            <text:p>162</text:p>
          </table:table-cell>
          <table:table-cell office:value-type="float" office:value="161.95792316356" table:style-name="ce11">
            <text:p>162</text:p>
          </table:table-cell>
          <table:table-cell office:value-type="float" office:value="158.99441058389201" table:style-name="ce11">
            <text:p>159</text:p>
          </table:table-cell>
          <table:table-cell office:value-type="float" office:value="156.59025885101801" table:style-name="ce11">
            <text:p>157</text:p>
          </table:table-cell>
          <table:table-cell office:value-type="float" office:value="154.063493746174" table:style-name="ce11">
            <text:p>154</text:p>
          </table:table-cell>
          <table:table-cell office:value-type="float" office:value="151.693453526973" table:style-name="ce11">
            <text:p>152</text:p>
          </table:table-cell>
          <table:table-cell office:value-type="float" office:value="149.43173229741799" table:style-name="ce11">
            <text:p>149</text:p>
          </table:table-cell>
          <table:table-cell office:value-type="float" office:value="147.214053665519" table:style-name="ce11">
            <text:p>147</text:p>
          </table:table-cell>
          <table:table-cell office:value-type="float" office:value="145.09924994758501" table:style-name="ce11">
            <text:p>145</text:p>
          </table:table-cell>
          <table:table-cell office:value-type="float" office:value="142.72914521524899" table:style-name="ce11">
            <text:p>143</text:p>
          </table:table-cell>
          <table:table-cell office:value-type="float" office:value="141.69150366618101" table:style-name="ce11">
            <text:p>142</text:p>
          </table:table-cell>
          <table:table-cell office:value-type="float" office:value="138.50668926300401" table:style-name="ce11">
            <text:p>139</text:p>
          </table:table-cell>
          <table:table-cell office:value-type="float" office:value="135.868689140047" table:style-name="ce11">
            <text:p>136</text:p>
          </table:table-cell>
          <table:table-cell office:value-type="float" office:value="133.57572419902101" table:style-name="ce11">
            <text:p>134</text:p>
          </table:table-cell>
          <table:table-cell table:number-columns-repeated="16339"/>
        </table:table-row>
        <table:table-row table:style-name="ro2">
          <table:table-cell office:value-type="string" table:style-name="ce11">
            <text:p>Iron &amp; Steel</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769.81993689113403" table:style-name="ce11">
            <text:p>770</text:p>
          </table:table-cell>
          <table:table-cell office:value-type="float" office:value="731.03991023951801" table:style-name="ce11">
            <text:p>731</text:p>
          </table:table-cell>
          <table:table-cell office:value-type="float" office:value="755.89991680129503" table:style-name="ce11">
            <text:p>756</text:p>
          </table:table-cell>
          <table:table-cell office:value-type="float" office:value="887.98994093572196" table:style-name="ce11">
            <text:p>888</text:p>
          </table:table-cell>
          <table:table-cell office:value-type="float" office:value="835.37982280233405" table:style-name="ce11">
            <text:p>835</text:p>
          </table:table-cell>
          <table:table-cell office:value-type="float" office:value="726.84982280293195" table:style-name="ce11">
            <text:p>727</text:p>
          </table:table-cell>
          <table:table-cell office:value-type="float" office:value="721.46982280274597" table:style-name="ce11">
            <text:p>721</text:p>
          </table:table-cell>
          <table:table-cell office:value-type="float" office:value="629.64982280227002" table:style-name="ce11">
            <text:p>630</text:p>
          </table:table-cell>
          <table:table-cell office:value-type="float" office:value="628.09982280304496" table:style-name="ce11">
            <text:p>628</text:p>
          </table:table-cell>
          <table:table-cell office:value-type="float" office:value="459.67982280316198" table:style-name="ce11">
            <text:p>460</text:p>
          </table:table-cell>
          <table:table-cell office:value-type="float" office:value="526.559822803624" table:style-name="ce11">
            <text:p>527</text:p>
          </table:table-cell>
          <table:table-cell office:value-type="float" office:value="501.73982280364999" table:style-name="ce11">
            <text:p>502</text:p>
          </table:table-cell>
          <table:table-cell office:value-type="float" office:value="437.709822802806" table:style-name="ce11">
            <text:p>438</text:p>
          </table:table-cell>
          <table:table-cell office:value-type="float" office:value="459.00982280360802" table:style-name="ce11">
            <text:p>459</text:p>
          </table:table-cell>
          <table:table-cell office:value-type="float" office:value="468.969822803498" table:style-name="ce11">
            <text:p>469</text:p>
          </table:table-cell>
          <table:table-cell office:value-type="float" office:value="456.01979091941803" table:style-name="ce11">
            <text:p>456</text:p>
          </table:table-cell>
          <table:table-cell office:value-type="float" office:value="382.079790919473" table:style-name="ce11">
            <text:p>382</text:p>
          </table:table-cell>
          <table:table-cell office:value-type="float" office:value="366.629789521205" table:style-name="ce11">
            <text:p>367</text:p>
          </table:table-cell>
          <table:table-cell office:value-type="float" office:value="370.86978821998599" table:style-name="ce11">
            <text:p>371</text:p>
          </table:table-cell>
          <table:table-cell office:value-type="float" office:value="360.54978836284403" table:style-name="ce11">
            <text:p>361</text:p>
          </table:table-cell>
          <table:table-cell office:value-type="float" office:value="333.28978860068003" table:style-name="ce11">
            <text:p>333</text:p>
          </table:table-cell>
          <table:table-cell office:value-type="float" office:value="311.508176590576" table:style-name="ce11">
            <text:p>312</text:p>
          </table:table-cell>
          <table:table-cell office:value-type="float" office:value="197.586049409385" table:style-name="ce11">
            <text:p>198</text:p>
          </table:table-cell>
          <table:table-cell office:value-type="float" office:value="201.598092403409" table:style-name="ce11">
            <text:p>202</text:p>
          </table:table-cell>
          <table:table-cell office:value-type="float" office:value="230.133208801325" table:style-name="ce11">
            <text:p>230</text:p>
          </table:table-cell>
          <table:table-cell office:value-type="float" office:value="307.594497490842" table:style-name="ce11">
            <text:p>308</text:p>
          </table:table-cell>
          <table:table-cell office:value-type="float" office:value="310.34039991979898" table:style-name="ce11">
            <text:p>310</text:p>
          </table:table-cell>
          <table:table-cell office:value-type="float" office:value="309.13498638257897" table:style-name="ce11">
            <text:p>309</text:p>
          </table:table-cell>
          <table:table-cell office:value-type="float" office:value="311.906535900672" table:style-name="ce11">
            <text:p>312</text:p>
          </table:table-cell>
          <table:table-cell office:value-type="float" office:value="305.29003480582099" table:style-name="ce11">
            <text:p>305</text:p>
          </table:table-cell>
          <table:table-cell office:value-type="float" office:value="300.78155584819598" table:style-name="ce11">
            <text:p>301</text:p>
          </table:table-cell>
          <table:table-cell office:value-type="float" office:value="295.80288164182099" table:style-name="ce11">
            <text:p>296</text:p>
          </table:table-cell>
          <table:table-cell office:value-type="float" office:value="291.41334567625" table:style-name="ce11">
            <text:p>291</text:p>
          </table:table-cell>
          <table:table-cell office:value-type="float" office:value="287.43249083806302" table:style-name="ce11">
            <text:p>287</text:p>
          </table:table-cell>
          <table:table-cell office:value-type="float" office:value="283.61802852063801" table:style-name="ce11">
            <text:p>284</text:p>
          </table:table-cell>
          <table:table-cell office:value-type="float" office:value="280.19768856242598" table:style-name="ce11">
            <text:p>280</text:p>
          </table:table-cell>
          <table:table-cell office:value-type="float" office:value="275.795407762595" table:style-name="ce11">
            <text:p>276</text:p>
          </table:table-cell>
          <table:table-cell office:value-type="float" office:value="276.553087335128" table:style-name="ce11">
            <text:p>277</text:p>
          </table:table-cell>
          <table:table-cell office:value-type="float" office:value="268.98581083675998" table:style-name="ce11">
            <text:p>269</text:p>
          </table:table-cell>
          <table:table-cell office:value-type="float" office:value="263.533506359022" table:style-name="ce11">
            <text:p>264</text:p>
          </table:table-cell>
          <table:table-cell office:value-type="float" office:value="259.41755895903702" table:style-name="ce11">
            <text:p>259</text:p>
          </table:table-cell>
          <table:table-cell table:number-columns-repeated="16339"/>
        </table:table-row>
        <table:table-row table:style-name="ro2">
          <table:table-cell office:value-type="string" table:style-name="ce11">
            <text:p>Iron &amp; Steel</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49.69987550298401" table:style-name="ce11">
            <text:p>150</text:p>
          </table:table-cell>
          <table:table-cell office:value-type="float" office:value="79.039819276846302" table:style-name="ce11">
            <text:p>79</text:p>
          </table:table-cell>
          <table:table-cell office:value-type="float" office:value="81.839937691842493" table:style-name="ce11">
            <text:p>82</text:p>
          </table:table-cell>
          <table:table-cell office:value-type="float" office:value="19.449963234553199" table:style-name="ce11">
            <text:p>19</text:p>
          </table:table-cell>
          <table:table-cell office:value-type="float" office:value="34.6199788267608" table:style-name="ce11">
            <text:p>35</text:p>
          </table:table-cell>
          <table:table-cell office:value-type="float" office:value="16.8299867871374" table:style-name="ce11">
            <text:p>17</text:p>
          </table:table-cell>
          <table:table-cell office:value-type="float" office:value="19.6699784391744" table:style-name="ce11">
            <text:p>20</text:p>
          </table:table-cell>
          <table:table-cell office:value-type="float" office:value="66.799978508383205" table:style-name="ce11">
            <text:p>67</text:p>
          </table:table-cell>
          <table:table-cell office:value-type="float" office:value="6.5299786695324604" table:style-name="ce11">
            <text:p>7</text:p>
          </table:table-cell>
          <table:table-cell office:value-type="float" office:value="7.9799786669259003" table:style-name="ce11">
            <text:p>8</text:p>
          </table:table-cell>
          <table:table-cell office:value-type="float" office:value="6.3099786601893602" table:style-name="ce11">
            <text:p>6</text:p>
          </table:table-cell>
          <table:table-cell office:value-type="float" office:value="4.03997865121553" table:style-name="ce11">
            <text:p>4</text:p>
          </table:table-cell>
          <table:table-cell office:value-type="float" office:value="5.1899994748546803" table:style-name="ce11">
            <text:p>5</text:p>
          </table:table-cell>
          <table:table-cell office:value-type="float" office:value="4.0999994748019999" table:style-name="ce11">
            <text:p>4</text:p>
          </table:table-cell>
          <table:table-cell office:value-type="float" office:value="6.9199994749161098" table:style-name="ce11">
            <text:p>7</text:p>
          </table:table-cell>
          <table:table-cell office:value-type="float" office:value="6.0399996660853397" table:style-name="ce11">
            <text:p>6</text:p>
          </table:table-cell>
          <table:table-cell office:value-type="float" office:value="4.03999967607405" table:style-name="ce11">
            <text:p>4</text:p>
          </table:table-cell>
          <table:table-cell office:value-type="float" office:value="5.1399996748424801" table:style-name="ce11">
            <text:p>5</text:p>
          </table:table-cell>
          <table:table-cell office:value-type="float" office:value="9.4999996742972002" table:style-name="ce11">
            <text:p>9</text:p>
          </table:table-cell>
          <table:table-cell office:value-type="float" office:value="5.9799996741989796" table:style-name="ce11">
            <text:p>6</text:p>
          </table:table-cell>
          <table:table-cell office:value-type="float" office:value="6.4799996745665398" table:style-name="ce11">
            <text:p>6</text:p>
          </table:table-cell>
          <table:table-cell office:value-type="float" office:value="6.6711741619748004" table:style-name="ce11">
            <text:p>7</text:p>
          </table:table-cell>
          <table:table-cell office:value-type="float" office:value="6.5749784059344902" table:style-name="ce11">
            <text:p>7</text:p>
          </table:table-cell>
          <table:table-cell office:value-type="float" office:value="6.4787826498941703" table:style-name="ce11">
            <text:p>6</text:p>
          </table:table-cell>
          <table:table-cell office:value-type="float" office:value="6.3825868938538601" table:style-name="ce11">
            <text:p>6</text:p>
          </table:table-cell>
          <table:table-cell office:value-type="float" office:value="6.28639113781355" table:style-name="ce11">
            <text:p>6</text:p>
          </table:table-cell>
          <table:table-cell office:value-type="float" office:value="6.1901953817732398" table:style-name="ce11">
            <text:p>6</text:p>
          </table:table-cell>
          <table:table-cell office:value-type="float" office:value="6.0939996257329296" table:style-name="ce11">
            <text:p>6</text:p>
          </table:table-cell>
          <table:table-cell office:value-type="float" office:value="5.9978038696926204" table:style-name="ce11">
            <text:p>6</text:p>
          </table:table-cell>
          <table:table-cell office:value-type="float" office:value="5.9016081136523004" table:style-name="ce11">
            <text:p>6</text:p>
          </table:table-cell>
          <table:table-cell office:value-type="float" office:value="5.8054123576119903" table:style-name="ce11">
            <text:p>6</text:p>
          </table:table-cell>
          <table:table-cell office:value-type="float" office:value="5.7092166015716801" table:style-name="ce11">
            <text:p>6</text:p>
          </table:table-cell>
          <table:table-cell office:value-type="float" office:value="5.6130208455313699" table:style-name="ce11">
            <text:p>6</text:p>
          </table:table-cell>
          <table:table-cell office:value-type="float" office:value="5.51682508949105" table:style-name="ce11">
            <text:p>6</text:p>
          </table:table-cell>
          <table:table-cell office:value-type="float" office:value="5.4206293334507398" table:style-name="ce11">
            <text:p>5</text:p>
          </table:table-cell>
          <table:table-cell office:value-type="float" office:value="5.3244335774104297" table:style-name="ce11">
            <text:p>5</text:p>
          </table:table-cell>
          <table:table-cell office:value-type="float" office:value="5.2282378213701204" table:style-name="ce11">
            <text:p>5</text:p>
          </table:table-cell>
          <table:table-cell office:value-type="float" office:value="5.1320420653297996" table:style-name="ce11">
            <text:p>5</text:p>
          </table:table-cell>
          <table:table-cell office:value-type="float" office:value="5.0358463092894903" table:style-name="ce11">
            <text:p>5</text:p>
          </table:table-cell>
          <table:table-cell office:value-type="float" office:value="4.9396505532491801" table:style-name="ce11">
            <text:p>5</text:p>
          </table:table-cell>
          <table:table-cell office:value-type="float" office:value="4.84345479720887" table:style-name="ce11">
            <text:p>5</text:p>
          </table:table-cell>
          <table:table-cell table:number-columns-repeated="16339"/>
        </table:table-row>
        <table:table-row table:style-name="ro2">
          <table:table-cell office:value-type="string" table:style-name="ce11">
            <text:p>Iron &amp; Steel</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Iron &amp; Steel</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779.29724698516702" table:style-name="ce11">
            <text:p>779</text:p>
          </table:table-cell>
          <table:table-cell office:value-type="float" office:value="879.89263217369796" table:style-name="ce11">
            <text:p>880</text:p>
          </table:table-cell>
          <table:table-cell office:value-type="float" office:value="736.30862378741301" table:style-name="ce11">
            <text:p>736</text:p>
          </table:table-cell>
          <table:table-cell office:value-type="float" office:value="572.23125824029603" table:style-name="ce11">
            <text:p>572</text:p>
          </table:table-cell>
          <table:table-cell office:value-type="float" office:value="582.16274779588298" table:style-name="ce11">
            <text:p>582</text:p>
          </table:table-cell>
          <table:table-cell office:value-type="float" office:value="585.56262383027695" table:style-name="ce11">
            <text:p>586</text:p>
          </table:table-cell>
          <table:table-cell office:value-type="float" office:value="618.45969758417004" table:style-name="ce11">
            <text:p>618</text:p>
          </table:table-cell>
          <table:table-cell office:value-type="float" office:value="654.70189279177498" table:style-name="ce11">
            <text:p>655</text:p>
          </table:table-cell>
          <table:table-cell office:value-type="float" office:value="558.60158066845804" table:style-name="ce11">
            <text:p>559</text:p>
          </table:table-cell>
          <table:table-cell office:value-type="float" office:value="452.86968146115601" table:style-name="ce11">
            <text:p>453</text:p>
          </table:table-cell>
          <table:table-cell office:value-type="float" office:value="530.99081834069295" table:style-name="ce11">
            <text:p>531</text:p>
          </table:table-cell>
          <table:table-cell office:value-type="float" office:value="442.56111185926" table:style-name="ce11">
            <text:p>443</text:p>
          </table:table-cell>
          <table:table-cell office:value-type="float" office:value="448.17192702570799" table:style-name="ce11">
            <text:p>448</text:p>
          </table:table-cell>
          <table:table-cell office:value-type="float" office:value="557.37323908315295" table:style-name="ce11">
            <text:p>557</text:p>
          </table:table-cell>
          <table:table-cell office:value-type="float" office:value="558.19324336073601" table:style-name="ce11">
            <text:p>558</text:p>
          </table:table-cell>
          <table:table-cell office:value-type="float" office:value="529.84446776196103" table:style-name="ce11">
            <text:p>530</text:p>
          </table:table-cell>
          <table:table-cell office:value-type="float" office:value="338.880948997948" table:style-name="ce11">
            <text:p>339</text:p>
          </table:table-cell>
          <table:table-cell office:value-type="float" office:value="317.25417087414201" table:style-name="ce11">
            <text:p>317</text:p>
          </table:table-cell>
          <table:table-cell office:value-type="float" office:value="287.08084736208599" table:style-name="ce11">
            <text:p>287</text:p>
          </table:table-cell>
          <table:table-cell office:value-type="float" office:value="306.54104740124302" table:style-name="ce11">
            <text:p>307</text:p>
          </table:table-cell>
          <table:table-cell office:value-type="float" office:value="333.94603259279802" table:style-name="ce11">
            <text:p>334</text:p>
          </table:table-cell>
          <table:table-cell office:value-type="float" office:value="384.19070323373501" table:style-name="ce11">
            <text:p>384</text:p>
          </table:table-cell>
          <table:table-cell office:value-type="float" office:value="380.63806917391202" table:style-name="ce11">
            <text:p>381</text:p>
          </table:table-cell>
          <table:table-cell office:value-type="float" office:value="377.527309157292" table:style-name="ce11">
            <text:p>378</text:p>
          </table:table-cell>
          <table:table-cell office:value-type="float" office:value="374.71851894269997" table:style-name="ce11">
            <text:p>375</text:p>
          </table:table-cell>
          <table:table-cell office:value-type="float" office:value="373.78548753448501" table:style-name="ce11">
            <text:p>374</text:p>
          </table:table-cell>
          <table:table-cell office:value-type="float" office:value="371.03865007439902" table:style-name="ce11">
            <text:p>371</text:p>
          </table:table-cell>
          <table:table-cell office:value-type="float" office:value="367.78012622800202" table:style-name="ce11">
            <text:p>368</text:p>
          </table:table-cell>
          <table:table-cell office:value-type="float" office:value="365.04503006037999" table:style-name="ce11">
            <text:p>365</text:p>
          </table:table-cell>
          <table:table-cell office:value-type="float" office:value="362.44619020812502" table:style-name="ce11">
            <text:p>362</text:p>
          </table:table-cell>
          <table:table-cell office:value-type="float" office:value="359.932670383264" table:style-name="ce11">
            <text:p>360</text:p>
          </table:table-cell>
          <table:table-cell office:value-type="float" office:value="357.46836229002503" table:style-name="ce11">
            <text:p>357</text:p>
          </table:table-cell>
          <table:table-cell office:value-type="float" office:value="354.74884141594799" table:style-name="ce11">
            <text:p>355</text:p>
          </table:table-cell>
          <table:table-cell office:value-type="float" office:value="352.03387330620598" table:style-name="ce11">
            <text:p>352</text:p>
          </table:table-cell>
          <table:table-cell office:value-type="float" office:value="349.40949781924002" table:style-name="ce11">
            <text:p>349</text:p>
          </table:table-cell>
          <table:table-cell office:value-type="float" office:value="346.80357577904999" table:style-name="ce11">
            <text:p>347</text:p>
          </table:table-cell>
          <table:table-cell office:value-type="float" office:value="344.196473374204" table:style-name="ce11">
            <text:p>344</text:p>
          </table:table-cell>
          <table:table-cell office:value-type="float" office:value="341.57377387269401" table:style-name="ce11">
            <text:p>342</text:p>
          </table:table-cell>
          <table:table-cell office:value-type="float" office:value="338.924675803139" table:style-name="ce11">
            <text:p>339</text:p>
          </table:table-cell>
          <table:table-cell office:value-type="float" office:value="336.287314867671" table:style-name="ce11">
            <text:p>336</text:p>
          </table:table-cell>
          <table:table-cell office:value-type="float" office:value="333.66288846124797" table:style-name="ce11">
            <text:p>334</text:p>
          </table:table-cell>
          <table:table-cell table:number-columns-repeated="16339"/>
        </table:table-row>
        <table:table-row table:style-name="ro7">
          <table:table-cell office:value-type="string" table:style-name="ce11">
            <text:p>Other Industry sector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9266.0783786420106" table:style-name="ce11">
            <text:p>9,266</text:p>
          </table:table-cell>
          <table:table-cell office:value-type="float" office:value="9117.4076024247206" table:style-name="ce11">
            <text:p>9,117</text:p>
          </table:table-cell>
          <table:table-cell office:value-type="float" office:value="9034.9671719992602" table:style-name="ce11">
            <text:p>9,035</text:p>
          </table:table-cell>
          <table:table-cell office:value-type="float" office:value="8929.0366189307297" table:style-name="ce11">
            <text:p>8,929</text:p>
          </table:table-cell>
          <table:table-cell office:value-type="float" office:value="9119.1676116138206" table:style-name="ce11">
            <text:p>9,119</text:p>
          </table:table-cell>
          <table:table-cell office:value-type="float" office:value="9544.6998333380598" table:style-name="ce11">
            <text:p>9,545</text:p>
          </table:table-cell>
          <table:table-cell office:value-type="float" office:value="9375.45894972325" table:style-name="ce11">
            <text:p>9,375</text:p>
          </table:table-cell>
          <table:table-cell office:value-type="float" office:value="9274.5284227601005" table:style-name="ce11">
            <text:p>9,275</text:p>
          </table:table-cell>
          <table:table-cell office:value-type="float" office:value="9414.8391553292004" table:style-name="ce11">
            <text:p>9,415</text:p>
          </table:table-cell>
          <table:table-cell office:value-type="float" office:value="8265.1131525543005" table:style-name="ce11">
            <text:p>8,265</text:p>
          </table:table-cell>
          <table:table-cell office:value-type="float" office:value="8658.3252055333905" table:style-name="ce11">
            <text:p>8,658</text:p>
          </table:table-cell>
          <table:table-cell office:value-type="float" office:value="8475.0240421898798" table:style-name="ce11">
            <text:p>8,475</text:p>
          </table:table-cell>
          <table:table-cell office:value-type="float" office:value="8175.26829198429" table:style-name="ce11">
            <text:p>8,175</text:p>
          </table:table-cell>
          <table:table-cell office:value-type="float" office:value="8047.79806252249" table:style-name="ce11">
            <text:p>8,048</text:p>
          </table:table-cell>
          <table:table-cell office:value-type="float" office:value="7726.62479546144" table:style-name="ce11">
            <text:p>7,727</text:p>
          </table:table-cell>
          <table:table-cell office:value-type="float" office:value="7756.6307354311502" table:style-name="ce11">
            <text:p>7,757</text:p>
          </table:table-cell>
          <table:table-cell office:value-type="float" office:value="7938.2281218033504" table:style-name="ce11">
            <text:p>7,938</text:p>
          </table:table-cell>
          <table:table-cell office:value-type="float" office:value="7897.4337949892097" table:style-name="ce11">
            <text:p>7,897</text:p>
          </table:table-cell>
          <table:table-cell office:value-type="float" office:value="8071.2207208056097" table:style-name="ce11">
            <text:p>8,071</text:p>
          </table:table-cell>
          <table:table-cell office:value-type="float" office:value="7958.7289523233603" table:style-name="ce11">
            <text:p>7,959</text:p>
          </table:table-cell>
          <table:table-cell office:value-type="float" office:value="7260.4810454956396" table:style-name="ce11">
            <text:p>7,260</text:p>
          </table:table-cell>
          <table:table-cell office:value-type="float" office:value="7787.3367930736404" table:style-name="ce11">
            <text:p>7,787</text:p>
          </table:table-cell>
          <table:table-cell office:value-type="float" office:value="7860.37232587772" table:style-name="ce11">
            <text:p>7,860</text:p>
          </table:table-cell>
          <table:table-cell office:value-type="float" office:value="7859.0281647783504" table:style-name="ce11">
            <text:p>7,859</text:p>
          </table:table-cell>
          <table:table-cell office:value-type="float" office:value="7843.4710782652201" table:style-name="ce11">
            <text:p>7,843</text:p>
          </table:table-cell>
          <table:table-cell office:value-type="float" office:value="7823.4446589116496" table:style-name="ce11">
            <text:p>7,823</text:p>
          </table:table-cell>
          <table:table-cell office:value-type="float" office:value="7823.1576796045301" table:style-name="ce11">
            <text:p>7,823</text:p>
          </table:table-cell>
          <table:table-cell office:value-type="float" office:value="7833.9695521925296" table:style-name="ce11">
            <text:p>7,834</text:p>
          </table:table-cell>
          <table:table-cell office:value-type="float" office:value="7864.6936988965699" table:style-name="ce11">
            <text:p>7,865</text:p>
          </table:table-cell>
          <table:table-cell office:value-type="float" office:value="7905.0523130788697" table:style-name="ce11">
            <text:p>7,905</text:p>
          </table:table-cell>
          <table:table-cell office:value-type="float" office:value="7950.0113017167596" table:style-name="ce11">
            <text:p>7,950</text:p>
          </table:table-cell>
          <table:table-cell office:value-type="float" office:value="8003.1567224309201" table:style-name="ce11">
            <text:p>8,003</text:p>
          </table:table-cell>
          <table:table-cell office:value-type="float" office:value="8063.47413181919" table:style-name="ce11">
            <text:p>8,063</text:p>
          </table:table-cell>
          <table:table-cell office:value-type="float" office:value="8132.5201213622604" table:style-name="ce11">
            <text:p>8,133</text:p>
          </table:table-cell>
          <table:table-cell office:value-type="float" office:value="8210.4397155345396" table:style-name="ce11">
            <text:p>8,210</text:p>
          </table:table-cell>
          <table:table-cell office:value-type="float" office:value="8297.8275139235902" table:style-name="ce11">
            <text:p>8,298</text:p>
          </table:table-cell>
          <table:table-cell office:value-type="float" office:value="8403.9262661290504" table:style-name="ce11">
            <text:p>8,404</text:p>
          </table:table-cell>
          <table:table-cell office:value-type="float" office:value="8522.4667119182195" table:style-name="ce11">
            <text:p>8,522</text:p>
          </table:table-cell>
          <table:table-cell office:value-type="float" office:value="8650.6792986460296" table:style-name="ce11">
            <text:p>8,651</text:p>
          </table:table-cell>
          <table:table-cell office:value-type="float" office:value="8789.5285305036705" table:style-name="ce11">
            <text:p>8,790</text:p>
          </table:table-cell>
          <table:table-cell office:value-type="float" office:value="8939.3072213824707" table:style-name="ce11">
            <text:p>8,939</text:p>
          </table:table-cell>
          <table:table-cell table:number-columns-repeated="16339"/>
        </table:table-row>
        <table:table-row table:style-name="ro2">
          <table:table-cell office:value-type="string" table:style-name="ce11">
            <text:p>Other Industry sector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15003.3383331529" table:style-name="ce11">
            <text:p>15,003</text:p>
          </table:table-cell>
          <table:table-cell office:value-type="float" office:value="14732.7469203821" table:style-name="ce11">
            <text:p>14,733</text:p>
          </table:table-cell>
          <table:table-cell office:value-type="float" office:value="13445.8602014845" table:style-name="ce11">
            <text:p>13,446</text:p>
          </table:table-cell>
          <table:table-cell office:value-type="float" office:value="13404.129983609" table:style-name="ce11">
            <text:p>13,404</text:p>
          </table:table-cell>
          <table:table-cell office:value-type="float" office:value="12402.2847529267" table:style-name="ce11">
            <text:p>12,402</text:p>
          </table:table-cell>
          <table:table-cell office:value-type="float" office:value="12294.794191713299" table:style-name="ce11">
            <text:p>12,295</text:p>
          </table:table-cell>
          <table:table-cell office:value-type="float" office:value="11706.8811221908" table:style-name="ce11">
            <text:p>11,707</text:p>
          </table:table-cell>
          <table:table-cell office:value-type="float" office:value="10836.496577871099" table:style-name="ce11">
            <text:p>10,836</text:p>
          </table:table-cell>
          <table:table-cell office:value-type="float" office:value="10401.6543075387" table:style-name="ce11">
            <text:p>10,402</text:p>
          </table:table-cell>
          <table:table-cell office:value-type="float" office:value="8685.9753498961309" table:style-name="ce11">
            <text:p>8,686</text:p>
          </table:table-cell>
          <table:table-cell office:value-type="float" office:value="8869.6065686563106" table:style-name="ce11">
            <text:p>8,870</text:p>
          </table:table-cell>
          <table:table-cell office:value-type="float" office:value="8509.9382863335995" table:style-name="ce11">
            <text:p>8,510</text:p>
          </table:table-cell>
          <table:table-cell office:value-type="float" office:value="8407.4617498941298" table:style-name="ce11">
            <text:p>8,407</text:p>
          </table:table-cell>
          <table:table-cell office:value-type="float" office:value="8624.8440024787396" table:style-name="ce11">
            <text:p>8,625</text:p>
          </table:table-cell>
          <table:table-cell office:value-type="float" office:value="8273.6867039522294" table:style-name="ce11">
            <text:p>8,274</text:p>
          </table:table-cell>
          <table:table-cell office:value-type="float" office:value="8137.8005622133496" table:style-name="ce11">
            <text:p>8,138</text:p>
          </table:table-cell>
          <table:table-cell office:value-type="float" office:value="8583.9162280408691" table:style-name="ce11">
            <text:p>8,584</text:p>
          </table:table-cell>
          <table:table-cell office:value-type="float" office:value="8958.0554588528103" table:style-name="ce11">
            <text:p>8,958</text:p>
          </table:table-cell>
          <table:table-cell office:value-type="float" office:value="9122.9882149544101" table:style-name="ce11">
            <text:p>9,123</text:p>
          </table:table-cell>
          <table:table-cell office:value-type="float" office:value="9087.0403661668606" table:style-name="ce11">
            <text:p>9,087</text:p>
          </table:table-cell>
          <table:table-cell office:value-type="float" office:value="8425.0083543479104" table:style-name="ce11">
            <text:p>8,425</text:p>
          </table:table-cell>
          <table:table-cell office:value-type="float" office:value="8783.5793882561393" table:style-name="ce11">
            <text:p>8,784</text:p>
          </table:table-cell>
          <table:table-cell office:value-type="float" office:value="8792.85611509515" table:style-name="ce11">
            <text:p>8,793</text:p>
          </table:table-cell>
          <table:table-cell office:value-type="float" office:value="8766.2027429474292" table:style-name="ce11">
            <text:p>8,766</text:p>
          </table:table-cell>
          <table:table-cell office:value-type="float" office:value="8617.4070652313494" table:style-name="ce11">
            <text:p>8,617</text:p>
          </table:table-cell>
          <table:table-cell office:value-type="float" office:value="8529.3766715373895" table:style-name="ce11">
            <text:p>8,529</text:p>
          </table:table-cell>
          <table:table-cell office:value-type="float" office:value="8465.1446011528697" table:style-name="ce11">
            <text:p>8,465</text:p>
          </table:table-cell>
          <table:table-cell office:value-type="float" office:value="8407.5968830922702" table:style-name="ce11">
            <text:p>8,408</text:p>
          </table:table-cell>
          <table:table-cell office:value-type="float" office:value="8392.0968243997395" table:style-name="ce11">
            <text:p>8,392</text:p>
          </table:table-cell>
          <table:table-cell office:value-type="float" office:value="8390.0940001942708" table:style-name="ce11">
            <text:p>8,390</text:p>
          </table:table-cell>
          <table:table-cell office:value-type="float" office:value="8395.6227977952403" table:style-name="ce11">
            <text:p>8,396</text:p>
          </table:table-cell>
          <table:table-cell office:value-type="float" office:value="8416.5371378347809" table:style-name="ce11">
            <text:p>8,417</text:p>
          </table:table-cell>
          <table:table-cell office:value-type="float" office:value="8450.4798659540393" table:style-name="ce11">
            <text:p>8,450</text:p>
          </table:table-cell>
          <table:table-cell office:value-type="float" office:value="8498.7200426118507" table:style-name="ce11">
            <text:p>8,499</text:p>
          </table:table-cell>
          <table:table-cell office:value-type="float" office:value="8562.3016248889799" table:style-name="ce11">
            <text:p>8,562</text:p>
          </table:table-cell>
          <table:table-cell office:value-type="float" office:value="8641.2025388197708" table:style-name="ce11">
            <text:p>8,641</text:p>
          </table:table-cell>
          <table:table-cell office:value-type="float" office:value="8746.8694958574306" table:style-name="ce11">
            <text:p>8,747</text:p>
          </table:table-cell>
          <table:table-cell office:value-type="float" office:value="8872.1952034143396" table:style-name="ce11">
            <text:p>8,872</text:p>
          </table:table-cell>
          <table:table-cell office:value-type="float" office:value="9013.2590088327906" table:style-name="ce11">
            <text:p>9,013</text:p>
          </table:table-cell>
          <table:table-cell office:value-type="float" office:value="9170.8615307664604" table:style-name="ce11">
            <text:p>9,171</text:p>
          </table:table-cell>
          <table:table-cell office:value-type="float" office:value="9345.1388872571406" table:style-name="ce11">
            <text:p>9,345</text:p>
          </table:table-cell>
          <table:table-cell table:number-columns-repeated="16339"/>
        </table:table-row>
        <table:table-row table:style-name="ro2">
          <table:table-cell office:value-type="string" table:style-name="ce11">
            <text:p>Other Industry sector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5889.8207510381399" table:style-name="ce11">
            <text:p>5,890</text:p>
          </table:table-cell>
          <table:table-cell office:value-type="float" office:value="6532.0441041172298" table:style-name="ce11">
            <text:p>6,532</text:p>
          </table:table-cell>
          <table:table-cell office:value-type="float" office:value="6166.45219534425" table:style-name="ce11">
            <text:p>6,166</text:p>
          </table:table-cell>
          <table:table-cell office:value-type="float" office:value="6879.7959197462296" table:style-name="ce11">
            <text:p>6,880</text:p>
          </table:table-cell>
          <table:table-cell office:value-type="float" office:value="6883.8559409437903" table:style-name="ce11">
            <text:p>6,884</text:p>
          </table:table-cell>
          <table:table-cell office:value-type="float" office:value="6265.3827118652398" table:style-name="ce11">
            <text:p>6,265</text:p>
          </table:table-cell>
          <table:table-cell office:value-type="float" office:value="6079.7217425203698" table:style-name="ce11">
            <text:p>6,080</text:p>
          </table:table-cell>
          <table:table-cell office:value-type="float" office:value="6028.59147556678" table:style-name="ce11">
            <text:p>6,029</text:p>
          </table:table-cell>
          <table:table-cell office:value-type="float" office:value="5888.6607449816902" table:style-name="ce11">
            <text:p>5,889</text:p>
          </table:table-cell>
          <table:table-cell office:value-type="float" office:value="5143.6368551760397" table:style-name="ce11">
            <text:p>5,144</text:p>
          </table:table-cell>
          <table:table-cell office:value-type="float" office:value="5475.9485901916296" table:style-name="ce11">
            <text:p>5,476</text:p>
          </table:table-cell>
          <table:table-cell office:value-type="float" office:value="4496.0138411815497" table:style-name="ce11">
            <text:p>4,496</text:p>
          </table:table-cell>
          <table:table-cell office:value-type="float" office:value="4672.4498763020902" table:style-name="ce11">
            <text:p>4,672</text:p>
          </table:table-cell>
          <table:table-cell office:value-type="float" office:value="4080.39071100506" table:style-name="ce11">
            <text:p>4,080</text:p>
          </table:table-cell>
          <table:table-cell office:value-type="float" office:value="4287.9005728381799" table:style-name="ce11">
            <text:p>4,288</text:p>
          </table:table-cell>
          <table:table-cell office:value-type="float" office:value="4307.9172572984899" table:style-name="ce11">
            <text:p>4,308</text:p>
          </table:table-cell>
          <table:table-cell office:value-type="float" office:value="2492.7203691234999" table:style-name="ce11">
            <text:p>2,493</text:p>
          </table:table-cell>
          <table:table-cell office:value-type="float" office:value="2863.40182575164" table:style-name="ce11">
            <text:p>2,863</text:p>
          </table:table-cell>
          <table:table-cell office:value-type="float" office:value="2834.01031009897" table:style-name="ce11">
            <text:p>2,834</text:p>
          </table:table-cell>
          <table:table-cell office:value-type="float" office:value="2454.77706520522" table:style-name="ce11">
            <text:p>2,455</text:p>
          </table:table-cell>
          <table:table-cell office:value-type="float" office:value="2433.5976375570399" table:style-name="ce11">
            <text:p>2,434</text:p>
          </table:table-cell>
          <table:table-cell office:value-type="float" office:value="2487.4019770852101" table:style-name="ce11">
            <text:p>2,487</text:p>
          </table:table-cell>
          <table:table-cell office:value-type="float" office:value="2496.2544382360802" table:style-name="ce11">
            <text:p>2,496</text:p>
          </table:table-cell>
          <table:table-cell office:value-type="float" office:value="2497.1580911327101" table:style-name="ce11">
            <text:p>2,497</text:p>
          </table:table-cell>
          <table:table-cell office:value-type="float" office:value="2485.1253283388" table:style-name="ce11">
            <text:p>2,485</text:p>
          </table:table-cell>
          <table:table-cell office:value-type="float" office:value="2481.34129146853" table:style-name="ce11">
            <text:p>2,481</text:p>
          </table:table-cell>
          <table:table-cell office:value-type="float" office:value="2478.7816337856598" table:style-name="ce11">
            <text:p>2,479</text:p>
          </table:table-cell>
          <table:table-cell office:value-type="float" office:value="2477.5142746142201" table:style-name="ce11">
            <text:p>2,478</text:p>
          </table:table-cell>
          <table:table-cell office:value-type="float" office:value="2481.2857899310402" table:style-name="ce11">
            <text:p>2,481</text:p>
          </table:table-cell>
          <table:table-cell office:value-type="float" office:value="2485.9518472540599" table:style-name="ce11">
            <text:p>2,486</text:p>
          </table:table-cell>
          <table:table-cell office:value-type="float" office:value="2491.3522187650701" table:style-name="ce11">
            <text:p>2,491</text:p>
          </table:table-cell>
          <table:table-cell office:value-type="float" office:value="2498.3447742442099" table:style-name="ce11">
            <text:p>2,498</text:p>
          </table:table-cell>
          <table:table-cell office:value-type="float" office:value="2506.5998620505602" table:style-name="ce11">
            <text:p>2,507</text:p>
          </table:table-cell>
          <table:table-cell office:value-type="float" office:value="2516.3023911034402" table:style-name="ce11">
            <text:p>2,516</text:p>
          </table:table-cell>
          <table:table-cell office:value-type="float" office:value="2527.5655608931202" table:style-name="ce11">
            <text:p>2,528</text:p>
          </table:table-cell>
          <table:table-cell office:value-type="float" office:value="2540.3496588466301" table:style-name="ce11">
            <text:p>2,540</text:p>
          </table:table-cell>
          <table:table-cell office:value-type="float" office:value="2555.9873138755302" table:style-name="ce11">
            <text:p>2,556</text:p>
          </table:table-cell>
          <table:table-cell office:value-type="float" office:value="2573.64684398601" table:style-name="ce11">
            <text:p>2,574</text:p>
          </table:table-cell>
          <table:table-cell office:value-type="float" office:value="2592.8632805039401" table:style-name="ce11">
            <text:p>2,593</text:p>
          </table:table-cell>
          <table:table-cell office:value-type="float" office:value="2613.7083999124202" table:style-name="ce11">
            <text:p>2,614</text:p>
          </table:table-cell>
          <table:table-cell office:value-type="float" office:value="2636.1932567275198" table:style-name="ce11">
            <text:p>2,636</text:p>
          </table:table-cell>
          <table:table-cell table:number-columns-repeated="16339"/>
        </table:table-row>
        <table:table-row table:style-name="ro2">
          <table:table-cell office:value-type="string" table:style-name="ce11">
            <text:p>Other Industry sector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264.06137867719099" table:style-name="ce11">
            <text:p>264</text:p>
          </table:table-cell>
          <table:table-cell office:value-type="float" office:value="243.07126908681499" table:style-name="ce11">
            <text:p>243</text:p>
          </table:table-cell>
          <table:table-cell office:value-type="float" office:value="250.03130542550301" table:style-name="ce11">
            <text:p>250</text:p>
          </table:table-cell>
          <table:table-cell office:value-type="float" office:value="266.69139240861898" table:style-name="ce11">
            <text:p>267</text:p>
          </table:table-cell>
          <table:table-cell office:value-type="float" office:value="265.24138483805899" table:style-name="ce11">
            <text:p>265</text:p>
          </table:table-cell>
          <table:table-cell office:value-type="float" office:value="200.76104818311299" table:style-name="ce11">
            <text:p>201</text:p>
          </table:table-cell>
          <table:table-cell office:value-type="float" office:value="213.491114647404" table:style-name="ce11">
            <text:p>213</text:p>
          </table:table-cell>
          <table:table-cell office:value-type="float" office:value="276.33144273978797" table:style-name="ce11">
            <text:p>276</text:p>
          </table:table-cell>
          <table:table-cell office:value-type="float" office:value="414.20216256946202" table:style-name="ce11">
            <text:p>414</text:p>
          </table:table-cell>
          <table:table-cell office:value-type="float" office:value="414.77216554547601" table:style-name="ce11">
            <text:p>415</text:p>
          </table:table-cell>
          <table:table-cell office:value-type="float" office:value="471.90246382551902" table:style-name="ce11">
            <text:p>472</text:p>
          </table:table-cell>
          <table:table-cell office:value-type="float" office:value="530.54617810916204" table:style-name="ce11">
            <text:p>531</text:p>
          </table:table-cell>
          <table:table-cell office:value-type="float" office:value="471.94297359816602" table:style-name="ce11">
            <text:p>472</text:p>
          </table:table-cell>
          <table:table-cell office:value-type="float" office:value="513.604811775607" table:style-name="ce11">
            <text:p>514</text:p>
          </table:table-cell>
          <table:table-cell office:value-type="float" office:value="466.38651318906699" table:style-name="ce11">
            <text:p>466</text:p>
          </table:table-cell>
          <table:table-cell office:value-type="float" office:value="846.16254019599398" table:style-name="ce11">
            <text:p>846</text:p>
          </table:table-cell>
          <table:table-cell office:value-type="float" office:value="776.25331317024495" table:style-name="ce11">
            <text:p>776</text:p>
          </table:table-cell>
          <table:table-cell office:value-type="float" office:value="602.87223982107901" table:style-name="ce11">
            <text:p>603</text:p>
          </table:table-cell>
          <table:table-cell office:value-type="float" office:value="688.43596807051495" table:style-name="ce11">
            <text:p>688</text:p>
          </table:table-cell>
          <table:table-cell office:value-type="float" office:value="692.50125150501799" table:style-name="ce11">
            <text:p>693</text:p>
          </table:table-cell>
          <table:table-cell office:value-type="float" office:value="839.96240065739596" table:style-name="ce11">
            <text:p>840</text:p>
          </table:table-cell>
          <table:table-cell office:value-type="float" office:value="851.58869138680996" table:style-name="ce11">
            <text:p>852</text:p>
          </table:table-cell>
          <table:table-cell office:value-type="float" office:value="874.48627534913805" table:style-name="ce11">
            <text:p>874</text:p>
          </table:table-cell>
          <table:table-cell office:value-type="float" office:value="906.46517171599601" table:style-name="ce11">
            <text:p>906</text:p>
          </table:table-cell>
          <table:table-cell office:value-type="float" office:value="897.77394401119102" table:style-name="ce11">
            <text:p>898</text:p>
          </table:table-cell>
          <table:table-cell office:value-type="float" office:value="908.26297334055505" table:style-name="ce11">
            <text:p>908</text:p>
          </table:table-cell>
          <table:table-cell office:value-type="float" office:value="918.90772739836598" table:style-name="ce11">
            <text:p>919</text:p>
          </table:table-cell>
          <table:table-cell office:value-type="float" office:value="924.48362585960797" table:style-name="ce11">
            <text:p>924</text:p>
          </table:table-cell>
          <table:table-cell office:value-type="float" office:value="936.30293068231401" table:style-name="ce11">
            <text:p>936</text:p>
          </table:table-cell>
          <table:table-cell office:value-type="float" office:value="947.76946618448403" table:style-name="ce11">
            <text:p>948</text:p>
          </table:table-cell>
          <table:table-cell office:value-type="float" office:value="958.23080163340398" table:style-name="ce11">
            <text:p>958</text:p>
          </table:table-cell>
          <table:table-cell office:value-type="float" office:value="969.86793305487799" table:style-name="ce11">
            <text:p>970</text:p>
          </table:table-cell>
          <table:table-cell office:value-type="float" office:value="981.51096315279904" table:style-name="ce11">
            <text:p>982</text:p>
          </table:table-cell>
          <table:table-cell office:value-type="float" office:value="993.43549082910999" table:style-name="ce11">
            <text:p>993</text:p>
          </table:table-cell>
          <table:table-cell office:value-type="float" office:value="1006.0001836607699" table:style-name="ce11">
            <text:p>1,006</text:p>
          </table:table-cell>
          <table:table-cell office:value-type="float" office:value="1018.97672794869" table:style-name="ce11">
            <text:p>1,019</text:p>
          </table:table-cell>
          <table:table-cell office:value-type="float" office:value="1033.5520106576" table:style-name="ce11">
            <text:p>1,034</text:p>
          </table:table-cell>
          <table:table-cell office:value-type="float" office:value="1049.05201357283" table:style-name="ce11">
            <text:p>1,049</text:p>
          </table:table-cell>
          <table:table-cell office:value-type="float" office:value="1065.0211473468501" table:style-name="ce11">
            <text:p>1,065</text:p>
          </table:table-cell>
          <table:table-cell office:value-type="float" office:value="1081.50924803408" table:style-name="ce11">
            <text:p>1,082</text:p>
          </table:table-cell>
          <table:table-cell office:value-type="float" office:value="1098.4937306100101" table:style-name="ce11">
            <text:p>1,098</text:p>
          </table:table-cell>
          <table:table-cell table:number-columns-repeated="16339"/>
        </table:table-row>
        <table:table-row table:style-name="ro2">
          <table:table-cell office:value-type="string" table:style-name="ce11">
            <text:p>Other Industry sector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1738.8790797715201" table:style-name="ce11">
            <text:p>1,739</text:p>
          </table:table-cell>
          <table:table-cell office:value-type="float" office:value="1526.3879703451901" table:style-name="ce11">
            <text:p>1,526</text:p>
          </table:table-cell>
          <table:table-cell office:value-type="float" office:value="1534.7180138367501" table:style-name="ce11">
            <text:p>1,535</text:p>
          </table:table-cell>
          <table:table-cell office:value-type="float" office:value="1519.4779342675599" table:style-name="ce11">
            <text:p>1,519</text:p>
          </table:table-cell>
          <table:table-cell office:value-type="float" office:value="1492.2177919410401" table:style-name="ce11">
            <text:p>1,492</text:p>
          </table:table-cell>
          <table:table-cell office:value-type="float" office:value="1406.0773421976" table:style-name="ce11">
            <text:p>1,406</text:p>
          </table:table-cell>
          <table:table-cell office:value-type="float" office:value="1394.3072807455401" table:style-name="ce11">
            <text:p>1,394</text:p>
          </table:table-cell>
          <table:table-cell office:value-type="float" office:value="1452.7975861262501" table:style-name="ce11">
            <text:p>1,453</text:p>
          </table:table-cell>
          <table:table-cell office:value-type="float" office:value="1485.99775846595" table:style-name="ce11">
            <text:p>1,486</text:p>
          </table:table-cell>
          <table:table-cell office:value-type="float" office:value="1183.4361787773601" table:style-name="ce11">
            <text:p>1,183</text:p>
          </table:table-cell>
          <table:table-cell office:value-type="float" office:value="1319.3168882170901" table:style-name="ce11">
            <text:p>1,319</text:p>
          </table:table-cell>
          <table:table-cell office:value-type="float" office:value="1197.9968747815899" table:style-name="ce11">
            <text:p>1,198</text:p>
          </table:table-cell>
          <table:table-cell office:value-type="float" office:value="1227.3553470249601" table:style-name="ce11">
            <text:p>1,227</text:p>
          </table:table-cell>
          <table:table-cell office:value-type="float" office:value="1595.3812945137099" table:style-name="ce11">
            <text:p>1,595</text:p>
          </table:table-cell>
          <table:table-cell office:value-type="float" office:value="1640.6353319477701" table:style-name="ce11">
            <text:p>1,641</text:p>
          </table:table-cell>
          <table:table-cell office:value-type="float" office:value="1369.4026189332999" table:style-name="ce11">
            <text:p>1,369</text:p>
          </table:table-cell>
          <table:table-cell office:value-type="float" office:value="1296.0323323192799" table:style-name="ce11">
            <text:p>1,296</text:p>
          </table:table-cell>
          <table:table-cell office:value-type="float" office:value="1123.12488909683" table:style-name="ce11">
            <text:p>1,123</text:p>
          </table:table-cell>
          <table:table-cell office:value-type="float" office:value="1105.0667392124101" table:style-name="ce11">
            <text:p>1,105</text:p>
          </table:table-cell>
          <table:table-cell office:value-type="float" office:value="938.65839808109104" table:style-name="ce11">
            <text:p>939</text:p>
          </table:table-cell>
          <table:table-cell office:value-type="float" office:value="844.95062982412401" table:style-name="ce11">
            <text:p>845</text:p>
          </table:table-cell>
          <table:table-cell office:value-type="float" office:value="1013.9401330358" table:style-name="ce11">
            <text:p>1,014</text:p>
          </table:table-cell>
          <table:table-cell office:value-type="float" office:value="984.57537924384098" table:style-name="ce11">
            <text:p>985</text:p>
          </table:table-cell>
          <table:table-cell office:value-type="float" office:value="981.999451761297" table:style-name="ce11">
            <text:p>982</text:p>
          </table:table-cell>
          <table:table-cell office:value-type="float" office:value="994.24475197128004" table:style-name="ce11">
            <text:p>994</text:p>
          </table:table-cell>
          <table:table-cell office:value-type="float" office:value="982.90808654283705" table:style-name="ce11">
            <text:p>983</text:p>
          </table:table-cell>
          <table:table-cell office:value-type="float" office:value="983.37874690627302" table:style-name="ce11">
            <text:p>983</text:p>
          </table:table-cell>
          <table:table-cell office:value-type="float" office:value="987.12805329521802" table:style-name="ce11">
            <text:p>987</text:p>
          </table:table-cell>
          <table:table-cell office:value-type="float" office:value="989.28537715202799" table:style-name="ce11">
            <text:p>989</text:p>
          </table:table-cell>
          <table:table-cell office:value-type="float" office:value="994.99290823752699" table:style-name="ce11">
            <text:p>995</text:p>
          </table:table-cell>
          <table:table-cell office:value-type="float" office:value="1001.08430895306" table:style-name="ce11">
            <text:p>1,001</text:p>
          </table:table-cell>
          <table:table-cell office:value-type="float" office:value="1007.31585254479" table:style-name="ce11">
            <text:p>1,007</text:p>
          </table:table-cell>
          <table:table-cell office:value-type="float" office:value="1014.99154012925" table:style-name="ce11">
            <text:p>1,015</text:p>
          </table:table-cell>
          <table:table-cell office:value-type="float" office:value="1023.54839275809" table:style-name="ce11">
            <text:p>1,024</text:p>
          </table:table-cell>
          <table:table-cell office:value-type="float" office:value="1033.0623062316299" table:style-name="ce11">
            <text:p>1,033</text:p>
          </table:table-cell>
          <table:table-cell office:value-type="float" office:value="1043.7836638881399" table:style-name="ce11">
            <text:p>1,044</text:p>
          </table:table-cell>
          <table:table-cell office:value-type="float" office:value="1056.76248441857" table:style-name="ce11">
            <text:p>1,057</text:p>
          </table:table-cell>
          <table:table-cell office:value-type="float" office:value="1071.26168639044" table:style-name="ce11">
            <text:p>1,071</text:p>
          </table:table-cell>
          <table:table-cell office:value-type="float" office:value="1086.89474637533" table:style-name="ce11">
            <text:p>1,087</text:p>
          </table:table-cell>
          <table:table-cell office:value-type="float" office:value="1103.68073103233" table:style-name="ce11">
            <text:p>1,104</text:p>
          </table:table-cell>
          <table:table-cell office:value-type="float" office:value="1121.6276230595799" table:style-name="ce11">
            <text:p>1,122</text:p>
          </table:table-cell>
          <table:table-cell table:number-columns-repeated="16339"/>
        </table:table-row>
        <table:table-row table:style-name="ro7">
          <table:table-cell office:value-type="string" table:style-name="ce11">
            <text:p>Public services</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1798.19938848571" table:style-name="ce11">
            <text:p>1,798</text:p>
          </table:table-cell>
          <table:table-cell office:value-type="float" office:value="1814.7094746856701" table:style-name="ce11">
            <text:p>1,815</text:p>
          </table:table-cell>
          <table:table-cell office:value-type="float" office:value="1750.37913881388" table:style-name="ce11">
            <text:p>1,750</text:p>
          </table:table-cell>
          <table:table-cell office:value-type="float" office:value="1756.10916873065" table:style-name="ce11">
            <text:p>1,756</text:p>
          </table:table-cell>
          <table:table-cell office:value-type="float" office:value="1733.2390493246501" table:style-name="ce11">
            <text:p>1,733</text:p>
          </table:table-cell>
          <table:table-cell office:value-type="float" office:value="1722.0989911618699" table:style-name="ce11">
            <text:p>1,722</text:p>
          </table:table-cell>
          <table:table-cell office:value-type="float" office:value="1720.74898411342" table:style-name="ce11">
            <text:p>1,721</text:p>
          </table:table-cell>
          <table:table-cell office:value-type="float" office:value="1727.2090178415599" table:style-name="ce11">
            <text:p>1,727</text:p>
          </table:table-cell>
          <table:table-cell office:value-type="float" office:value="1750.2191379785099" table:style-name="ce11">
            <text:p>1,750</text:p>
          </table:table-cell>
          <table:table-cell office:value-type="float" office:value="1671.6887279674499" table:style-name="ce11">
            <text:p>1,672</text:p>
          </table:table-cell>
          <table:table-cell office:value-type="float" office:value="1642.3185746244701" table:style-name="ce11">
            <text:p>1,642</text:p>
          </table:table-cell>
          <table:table-cell office:value-type="float" office:value="1581.8788114794399" table:style-name="ce11">
            <text:p>1,582</text:p>
          </table:table-cell>
          <table:table-cell office:value-type="float" office:value="1640.9892648309001" table:style-name="ce11">
            <text:p>1,641</text:p>
          </table:table-cell>
          <table:table-cell office:value-type="float" office:value="1647.78951339587" table:style-name="ce11">
            <text:p>1,648</text:p>
          </table:table-cell>
          <table:table-cell office:value-type="float" office:value="1636.8231232630501" table:style-name="ce11">
            <text:p>1,637</text:p>
          </table:table-cell>
          <table:table-cell office:value-type="float" office:value="1732.9649954915701" table:style-name="ce11">
            <text:p>1,733</text:p>
          </table:table-cell>
          <table:table-cell office:value-type="float" office:value="1795.97216157862" table:style-name="ce11">
            <text:p>1,796</text:p>
          </table:table-cell>
          <table:table-cell office:value-type="float" office:value="1833.3311504390999" table:style-name="ce11">
            <text:p>1,833</text:p>
          </table:table-cell>
          <table:table-cell office:value-type="float" office:value="1740.6676895363601" table:style-name="ce11">
            <text:p>1,741</text:p>
          </table:table-cell>
          <table:table-cell office:value-type="float" office:value="1776.4833103549199" table:style-name="ce11">
            <text:p>1,776</text:p>
          </table:table-cell>
          <table:table-cell office:value-type="float" office:value="1694.70168973113" table:style-name="ce11">
            <text:p>1,695</text:p>
          </table:table-cell>
          <table:table-cell office:value-type="float" office:value="1799.9366118871001" table:style-name="ce11">
            <text:p>1,800</text:p>
          </table:table-cell>
          <table:table-cell office:value-type="float" office:value="1798.55480625993" table:style-name="ce11">
            <text:p>1,799</text:p>
          </table:table-cell>
          <table:table-cell office:value-type="float" office:value="1800.65290618679" table:style-name="ce11">
            <text:p>1,801</text:p>
          </table:table-cell>
          <table:table-cell office:value-type="float" office:value="1803.8430168104501" table:style-name="ce11">
            <text:p>1,804</text:p>
          </table:table-cell>
          <table:table-cell office:value-type="float" office:value="1804.58468148873" table:style-name="ce11">
            <text:p>1,805</text:p>
          </table:table-cell>
          <table:table-cell office:value-type="float" office:value="1808.14958171905" table:style-name="ce11">
            <text:p>1,808</text:p>
          </table:table-cell>
          <table:table-cell office:value-type="float" office:value="1802.0378883436399" table:style-name="ce11">
            <text:p>1,802</text:p>
          </table:table-cell>
          <table:table-cell office:value-type="float" office:value="1799.17638384816" table:style-name="ce11">
            <text:p>1,799</text:p>
          </table:table-cell>
          <table:table-cell office:value-type="float" office:value="1790.3527660919401" table:style-name="ce11">
            <text:p>1,790</text:p>
          </table:table-cell>
          <table:table-cell office:value-type="float" office:value="1780.89032363621" table:style-name="ce11">
            <text:p>1,781</text:p>
          </table:table-cell>
          <table:table-cell office:value-type="float" office:value="1770.1256841475899" table:style-name="ce11">
            <text:p>1,770</text:p>
          </table:table-cell>
          <table:table-cell office:value-type="float" office:value="1756.4803769013899" table:style-name="ce11">
            <text:p>1,756</text:p>
          </table:table-cell>
          <table:table-cell office:value-type="float" office:value="1742.21542164524" table:style-name="ce11">
            <text:p>1,742</text:p>
          </table:table-cell>
          <table:table-cell office:value-type="float" office:value="1727.8739804337899" table:style-name="ce11">
            <text:p>1,728</text:p>
          </table:table-cell>
          <table:table-cell office:value-type="float" office:value="1714.70433627331" table:style-name="ce11">
            <text:p>1,715</text:p>
          </table:table-cell>
          <table:table-cell office:value-type="float" office:value="1703.8940843099101" table:style-name="ce11">
            <text:p>1,704</text:p>
          </table:table-cell>
          <table:table-cell office:value-type="float" office:value="1692.99527105074" table:style-name="ce11">
            <text:p>1,693</text:p>
          </table:table-cell>
          <table:table-cell office:value-type="float" office:value="1678.98847617251" table:style-name="ce11">
            <text:p>1,679</text:p>
          </table:table-cell>
          <table:table-cell office:value-type="float" office:value="1662.7804159259899" table:style-name="ce11">
            <text:p>1,663</text:p>
          </table:table-cell>
          <table:table-cell office:value-type="float" office:value="1646.5603104701099" table:style-name="ce11">
            <text:p>1,647</text:p>
          </table:table-cell>
          <table:table-cell table:number-columns-repeated="16339"/>
        </table:table-row>
        <table:table-row table:style-name="ro2">
          <table:table-cell office:value-type="string" table:style-name="ce11">
            <text:p>Public services</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3830.8000007915002" table:style-name="ce11">
            <text:p>3,831</text:p>
          </table:table-cell>
          <table:table-cell office:value-type="float" office:value="3975.26075502809" table:style-name="ce11">
            <text:p>3,975</text:p>
          </table:table-cell>
          <table:table-cell office:value-type="float" office:value="3697.20930330804" table:style-name="ce11">
            <text:p>3,697</text:p>
          </table:table-cell>
          <table:table-cell office:value-type="float" office:value="3814.5099157401801" table:style-name="ce11">
            <text:p>3,815</text:p>
          </table:table-cell>
          <table:table-cell office:value-type="float" office:value="4465.5733149736097" table:style-name="ce11">
            <text:p>4,466</text:p>
          </table:table-cell>
          <table:table-cell office:value-type="float" office:value="4326.7025899228302" table:style-name="ce11">
            <text:p>4,327</text:p>
          </table:table-cell>
          <table:table-cell office:value-type="float" office:value="3938.3605623703902" table:style-name="ce11">
            <text:p>3,938</text:p>
          </table:table-cell>
          <table:table-cell office:value-type="float" office:value="3649.5790546282201" table:style-name="ce11">
            <text:p>3,650</text:p>
          </table:table-cell>
          <table:table-cell office:value-type="float" office:value="3834.8300218324498" table:style-name="ce11">
            <text:p>3,835</text:p>
          </table:table-cell>
          <table:table-cell office:value-type="float" office:value="3458.5080570373302" table:style-name="ce11">
            <text:p>3,459</text:p>
          </table:table-cell>
          <table:table-cell office:value-type="float" office:value="3783.6006749828598" table:style-name="ce11">
            <text:p>3,784</text:p>
          </table:table-cell>
          <table:table-cell office:value-type="float" office:value="3081.4868453764402" table:style-name="ce11">
            <text:p>3,081</text:p>
          </table:table-cell>
          <table:table-cell office:value-type="float" office:value="3592.1577260172098" table:style-name="ce11">
            <text:p>3,592</text:p>
          </table:table-cell>
          <table:table-cell office:value-type="float" office:value="3698.3277798420299" table:style-name="ce11">
            <text:p>3,698</text:p>
          </table:table-cell>
          <table:table-cell office:value-type="float" office:value="3096.8827465827198" table:style-name="ce11">
            <text:p>3,097</text:p>
          </table:table-cell>
          <table:table-cell office:value-type="float" office:value="3308.8643165221802" table:style-name="ce11">
            <text:p>3,309</text:p>
          </table:table-cell>
          <table:table-cell office:value-type="float" office:value="3406.5196965366899" table:style-name="ce11">
            <text:p>3,407</text:p>
          </table:table-cell>
          <table:table-cell office:value-type="float" office:value="3274.1312301129201" table:style-name="ce11">
            <text:p>3,274</text:p>
          </table:table-cell>
          <table:table-cell office:value-type="float" office:value="3345.4597316954" table:style-name="ce11">
            <text:p>3,345</text:p>
          </table:table-cell>
          <table:table-cell office:value-type="float" office:value="3322.5766142781099" table:style-name="ce11">
            <text:p>3,323</text:p>
          </table:table-cell>
          <table:table-cell office:value-type="float" office:value="3366.44467773526" table:style-name="ce11">
            <text:p>3,366</text:p>
          </table:table-cell>
          <table:table-cell office:value-type="float" office:value="3637.07247536451" table:style-name="ce11">
            <text:p>3,637</text:p>
          </table:table-cell>
          <table:table-cell office:value-type="float" office:value="3635.6905692851001" table:style-name="ce11">
            <text:p>3,636</text:p>
          </table:table-cell>
          <table:table-cell office:value-type="float" office:value="3679.6994477294602" table:style-name="ce11">
            <text:p>3,680</text:p>
          </table:table-cell>
          <table:table-cell office:value-type="float" office:value="3728.6961791732701" table:style-name="ce11">
            <text:p>3,729</text:p>
          </table:table-cell>
          <table:table-cell office:value-type="float" office:value="3766.0653363381298" table:style-name="ce11">
            <text:p>3,766</text:p>
          </table:table-cell>
          <table:table-cell office:value-type="float" office:value="3786.8872275922399" table:style-name="ce11">
            <text:p>3,787</text:p>
          </table:table-cell>
          <table:table-cell office:value-type="float" office:value="3809.1879823819399" table:style-name="ce11">
            <text:p>3,809</text:p>
          </table:table-cell>
          <table:table-cell office:value-type="float" office:value="3835.9361409615599" table:style-name="ce11">
            <text:p>3,836</text:p>
          </table:table-cell>
          <table:table-cell office:value-type="float" office:value="3855.9616246077098" table:style-name="ce11">
            <text:p>3,856</text:p>
          </table:table-cell>
          <table:table-cell office:value-type="float" office:value="3874.81951822374" table:style-name="ce11">
            <text:p>3,875</text:p>
          </table:table-cell>
          <table:table-cell office:value-type="float" office:value="3893.4506037697602" table:style-name="ce11">
            <text:p>3,893</text:p>
          </table:table-cell>
          <table:table-cell office:value-type="float" office:value="3909.49241066179" table:style-name="ce11">
            <text:p>3,909</text:p>
          </table:table-cell>
          <table:table-cell office:value-type="float" office:value="3924.8923641428901" table:style-name="ce11">
            <text:p>3,925</text:p>
          </table:table-cell>
          <table:table-cell office:value-type="float" office:value="3940.0742158087101" table:style-name="ce11">
            <text:p>3,940</text:p>
          </table:table-cell>
          <table:table-cell office:value-type="float" office:value="3955.5367514484601" table:style-name="ce11">
            <text:p>3,956</text:p>
          </table:table-cell>
          <table:table-cell office:value-type="float" office:value="3971.9284990924398" table:style-name="ce11">
            <text:p>3,972</text:p>
          </table:table-cell>
          <table:table-cell office:value-type="float" office:value="3988.6842393300899" table:style-name="ce11">
            <text:p>3,989</text:p>
          </table:table-cell>
          <table:table-cell office:value-type="float" office:value="4005.4159011033798" table:style-name="ce11">
            <text:p>4,005</text:p>
          </table:table-cell>
          <table:table-cell office:value-type="float" office:value="4021.8097740170601" table:style-name="ce11">
            <text:p>4,022</text:p>
          </table:table-cell>
          <table:table-cell office:value-type="float" office:value="4037.6677212832601" table:style-name="ce11">
            <text:p>4,038</text:p>
          </table:table-cell>
          <table:table-cell table:number-columns-repeated="16339"/>
        </table:table-row>
        <table:table-row table:style-name="ro2">
          <table:table-cell office:value-type="string" table:style-name="ce11">
            <text:p>Public services</text:p>
          </table:table-cell>
          <table:table-cell office:value-type="string" table:style-name="ce11">
            <text:p>Petroleum products</text:p>
          </table:table-cell>
          <table:table-cell office:value-type="string" table:style-name="ce11">
            <text:p>ktoe</text:p>
          </table:table-cell>
          <table:table-cell table:style-name="ce12"/>
          <table:table-cell office:value-type="float" office:value="1043.73544939311" table:style-name="ce11">
            <text:p>1,044</text:p>
          </table:table-cell>
          <table:table-cell office:value-type="float" office:value="845.43441405384203" table:style-name="ce11">
            <text:p>845</text:p>
          </table:table-cell>
          <table:table-cell office:value-type="float" office:value="742.72387779717894" table:style-name="ce11">
            <text:p>743</text:p>
          </table:table-cell>
          <table:table-cell office:value-type="float" office:value="399.12208383564501" table:style-name="ce11">
            <text:p>399</text:p>
          </table:table-cell>
          <table:table-cell office:value-type="float" office:value="503.85263063887999" table:style-name="ce11">
            <text:p>504</text:p>
          </table:table-cell>
          <table:table-cell office:value-type="float" office:value="542.56283274671205" table:style-name="ce11">
            <text:p>543</text:p>
          </table:table-cell>
          <table:table-cell office:value-type="float" office:value="489.99255827477498" table:style-name="ce11">
            <text:p>490</text:p>
          </table:table-cell>
          <table:table-cell office:value-type="float" office:value="487.49254522208298" table:style-name="ce11">
            <text:p>487</text:p>
          </table:table-cell>
          <table:table-cell office:value-type="float" office:value="468.25244476859098" table:style-name="ce11">
            <text:p>468</text:p>
          </table:table-cell>
          <table:table-cell office:value-type="float" office:value="372.76194620809503" table:style-name="ce11">
            <text:p>373</text:p>
          </table:table-cell>
          <table:table-cell office:value-type="float" office:value="313.641637538113" table:style-name="ce11">
            <text:p>314</text:p>
          </table:table-cell>
          <table:table-cell office:value-type="float" office:value="365.75564706503599" table:style-name="ce11">
            <text:p>366</text:p>
          </table:table-cell>
          <table:table-cell office:value-type="float" office:value="322.71938961692899" table:style-name="ce11">
            <text:p>323</text:p>
          </table:table-cell>
          <table:table-cell office:value-type="float" office:value="302.95689174017099" table:style-name="ce11">
            <text:p>303</text:p>
          </table:table-cell>
          <table:table-cell office:value-type="float" office:value="340.34184477438299" table:style-name="ce11">
            <text:p>340</text:p>
          </table:table-cell>
          <table:table-cell office:value-type="float" office:value="370.57627260856299" table:style-name="ce11">
            <text:p>371</text:p>
          </table:table-cell>
          <table:table-cell office:value-type="float" office:value="802.57515736027199" table:style-name="ce11">
            <text:p>803</text:p>
          </table:table-cell>
          <table:table-cell office:value-type="float" office:value="723.45575152870595" table:style-name="ce11">
            <text:p>723</text:p>
          </table:table-cell>
          <table:table-cell office:value-type="float" office:value="765.20623266271298" table:style-name="ce11">
            <text:p>765</text:p>
          </table:table-cell>
          <table:table-cell office:value-type="float" office:value="732.32828074749796" table:style-name="ce11">
            <text:p>732</text:p>
          </table:table-cell>
          <table:table-cell office:value-type="float" office:value="715.20105742670705" table:style-name="ce11">
            <text:p>715</text:p>
          </table:table-cell>
          <table:table-cell office:value-type="float" office:value="717.99469502577904" table:style-name="ce11">
            <text:p>718</text:p>
          </table:table-cell>
          <table:table-cell office:value-type="float" office:value="719.746215558534" table:style-name="ce11">
            <text:p>720</text:p>
          </table:table-cell>
          <table:table-cell office:value-type="float" office:value="721.35311392583105" table:style-name="ce11">
            <text:p>721</text:p>
          </table:table-cell>
          <table:table-cell office:value-type="float" office:value="723.20382529421101" table:style-name="ce11">
            <text:p>723</text:p>
          </table:table-cell>
          <table:table-cell office:value-type="float" office:value="725.39978658198402" table:style-name="ce11">
            <text:p>725</text:p>
          </table:table-cell>
          <table:table-cell office:value-type="float" office:value="727.61383599882902" table:style-name="ce11">
            <text:p>728</text:p>
          </table:table-cell>
          <table:table-cell office:value-type="float" office:value="729.69662133540396" table:style-name="ce11">
            <text:p>730</text:p>
          </table:table-cell>
          <table:table-cell office:value-type="float" office:value="732.61709292383296" table:style-name="ce11">
            <text:p>733</text:p>
          </table:table-cell>
          <table:table-cell office:value-type="float" office:value="734.51133119614303" table:style-name="ce11">
            <text:p>735</text:p>
          </table:table-cell>
          <table:table-cell office:value-type="float" office:value="736.33922847080396" table:style-name="ce11">
            <text:p>736</text:p>
          </table:table-cell>
          <table:table-cell office:value-type="float" office:value="738.167125745465" table:style-name="ce11">
            <text:p>738</text:p>
          </table:table-cell>
          <table:table-cell office:value-type="float" office:value="739.99502302012604" table:style-name="ce11">
            <text:p>740</text:p>
          </table:table-cell>
          <table:table-cell office:value-type="float" office:value="741.82292029478594" table:style-name="ce11">
            <text:p>742</text:p>
          </table:table-cell>
          <table:table-cell office:value-type="float" office:value="743.65081756944699" table:style-name="ce11">
            <text:p>744</text:p>
          </table:table-cell>
          <table:table-cell office:value-type="float" office:value="745.47871484410803" table:style-name="ce11">
            <text:p>745</text:p>
          </table:table-cell>
          <table:table-cell office:value-type="float" office:value="747.30661211876804" table:style-name="ce11">
            <text:p>747</text:p>
          </table:table-cell>
          <table:table-cell office:value-type="float" office:value="749.13450939342897" table:style-name="ce11">
            <text:p>749</text:p>
          </table:table-cell>
          <table:table-cell office:value-type="float" office:value="750.96240666809001" table:style-name="ce11">
            <text:p>751</text:p>
          </table:table-cell>
          <table:table-cell office:value-type="float" office:value="752.79030394275003" table:style-name="ce11">
            <text:p>753</text:p>
          </table:table-cell>
          <table:table-cell office:value-type="float" office:value="754.61820121741096" table:style-name="ce11">
            <text:p>755</text:p>
          </table:table-cell>
          <table:table-cell table:number-columns-repeated="16339"/>
        </table:table-row>
        <table:table-row table:style-name="ro2">
          <table:table-cell office:value-type="string" table:style-name="ce11">
            <text:p>Public services</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88.370461386439899" table:style-name="ce11">
            <text:p>88</text:p>
          </table:table-cell>
          <table:table-cell office:value-type="float" office:value="89.710468382681199" table:style-name="ce11">
            <text:p>90</text:p>
          </table:table-cell>
          <table:table-cell office:value-type="float" office:value="96.8405056089493" table:style-name="ce11">
            <text:p>97</text:p>
          </table:table-cell>
          <table:table-cell office:value-type="float" office:value="104.180543931643" table:style-name="ce11">
            <text:p>104</text:p>
          </table:table-cell>
          <table:table-cell office:value-type="float" office:value="104.150543775011" table:style-name="ce11">
            <text:p>104</text:p>
          </table:table-cell>
          <table:table-cell office:value-type="float" office:value="104.570545967863" table:style-name="ce11">
            <text:p>105</text:p>
          </table:table-cell>
          <table:table-cell office:value-type="float" office:value="83.200434393479895" table:style-name="ce11">
            <text:p>83</text:p>
          </table:table-cell>
          <table:table-cell office:value-type="float" office:value="88.530462221812101" table:style-name="ce11">
            <text:p>89</text:p>
          </table:table-cell>
          <table:table-cell office:value-type="float" office:value="74.530389126755395" table:style-name="ce11">
            <text:p>75</text:p>
          </table:table-cell>
          <table:table-cell office:value-type="float" office:value="83.700437004017502" table:style-name="ce11">
            <text:p>84</text:p>
          </table:table-cell>
          <table:table-cell office:value-type="float" office:value="101.420529521475" table:style-name="ce11">
            <text:p>101</text:p>
          </table:table-cell>
          <table:table-cell office:value-type="float" office:value="93.897413081218403" table:style-name="ce11">
            <text:p>94</text:p>
          </table:table-cell>
          <table:table-cell office:value-type="float" office:value="87.803921907790894" table:style-name="ce11">
            <text:p>88</text:p>
          </table:table-cell>
          <table:table-cell office:value-type="float" office:value="119.341680621903" table:style-name="ce11">
            <text:p>119</text:p>
          </table:table-cell>
          <table:table-cell office:value-type="float" office:value="107.636709146941" table:style-name="ce11">
            <text:p>108</text:p>
          </table:table-cell>
          <table:table-cell office:value-type="float" office:value="9.2544640871079995" table:style-name="ce11">
            <text:p>9</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39"/>
        </table:table-row>
        <table:table-row table:style-name="ro2">
          <table:table-cell office:value-type="string" table:style-name="ce11">
            <text:p>Public services</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41.880218658640999" table:style-name="ce11">
            <text:p>42</text:p>
          </table:table-cell>
          <table:table-cell office:value-type="float" office:value="33.550175167082401" table:style-name="ce11">
            <text:p>34</text:p>
          </table:table-cell>
          <table:table-cell office:value-type="float" office:value="5.24002735843567" table:style-name="ce11">
            <text:p>5</text:p>
          </table:table-cell>
          <table:table-cell office:value-type="float" office:value="7.6700400456487197" table:style-name="ce11">
            <text:p>8</text:p>
          </table:table-cell>
          <table:table-cell office:value-type="float" office:value="9.0100470418901395" table:style-name="ce11">
            <text:p>9</text:p>
          </table:table-cell>
          <table:table-cell office:value-type="float" office:value="26.5101384107112" table:style-name="ce11">
            <text:p>27</text:p>
          </table:table-cell>
          <table:table-cell office:value-type="float" office:value="13.090068343877901" table:style-name="ce11">
            <text:p>13</text:p>
          </table:table-cell>
          <table:table-cell office:value-type="float" office:value="9.9900521585442998" table:style-name="ce11">
            <text:p>10</text:p>
          </table:table-cell>
          <table:table-cell office:value-type="float" office:value="9.3500488170557396" table:style-name="ce11">
            <text:p>9</text:p>
          </table:table-cell>
          <table:table-cell office:value-type="float" office:value="16.710087244171401" table:style-name="ce11">
            <text:p>17</text:p>
          </table:table-cell>
          <table:table-cell office:value-type="float" office:value="19.900103899402001" table:style-name="ce11">
            <text:p>20</text:p>
          </table:table-cell>
          <table:table-cell office:value-type="float" office:value="18.150147235052799" table:style-name="ce11">
            <text:p>18</text:p>
          </table:table-cell>
          <table:table-cell office:value-type="float" office:value="8.4667186467576592" table:style-name="ce11">
            <text:p>8</text:p>
          </table:table-cell>
          <table:table-cell office:value-type="float" office:value="17.196861276050601" table:style-name="ce11">
            <text:p>17</text:p>
          </table:table-cell>
          <table:table-cell office:value-type="float" office:value="17.901978315022699" table:style-name="ce11">
            <text:p>18</text:p>
          </table:table-cell>
          <table:table-cell office:value-type="float" office:value="19.055800745884699" table:style-name="ce11">
            <text:p>19</text:p>
          </table:table-cell>
          <table:table-cell office:value-type="float" office:value="21.001368389571802" table:style-name="ce11">
            <text:p>21</text:p>
          </table:table-cell>
          <table:table-cell office:value-type="float" office:value="19.816375735412901" table:style-name="ce11">
            <text:p>20</text:p>
          </table:table-cell>
          <table:table-cell office:value-type="float" office:value="19.3874920453211" table:style-name="ce11">
            <text:p>19</text:p>
          </table:table-cell>
          <table:table-cell office:value-type="float" office:value="14.5749034972972" table:style-name="ce11">
            <text:p>15</text:p>
          </table:table-cell>
          <table:table-cell office:value-type="float" office:value="14.441957602528801" table:style-name="ce11">
            <text:p>14</text:p>
          </table:table-cell>
          <table:table-cell office:value-type="float" office:value="14.114636093517101" table:style-name="ce11">
            <text:p>14</text:p>
          </table:table-cell>
          <table:table-cell office:value-type="float" office:value="12.294317204868699" table:style-name="ce11">
            <text:p>12</text:p>
          </table:table-cell>
          <table:table-cell office:value-type="float" office:value="10.814671863401999" table:style-name="ce11">
            <text:p>11</text:p>
          </table:table-cell>
          <table:table-cell office:value-type="float" office:value="9.4890462428314599" table:style-name="ce11">
            <text:p>9</text:p>
          </table:table-cell>
          <table:table-cell office:value-type="float" office:value="8.2591211569699894" table:style-name="ce11">
            <text:p>8</text:p>
          </table:table-cell>
          <table:table-cell office:value-type="float" office:value="7.5116390586269999" table:style-name="ce11">
            <text:p>8</text:p>
          </table:table-cell>
          <table:table-cell office:value-type="float" office:value="6.4881875279655503" table:style-name="ce11">
            <text:p>6</text:p>
          </table:table-cell>
          <table:table-cell office:value-type="float" office:value="5.7323471070812602" table:style-name="ce11">
            <text:p>6</text:p>
          </table:table-cell>
          <table:table-cell office:value-type="float" office:value="4.9070930683794396" table:style-name="ce11">
            <text:p>5</text:p>
          </table:table-cell>
          <table:table-cell office:value-type="float" office:value="4.1667648528776304" table:style-name="ce11">
            <text:p>4</text:p>
          </table:table-cell>
          <table:table-cell office:value-type="float" office:value="3.5030283449674902" table:style-name="ce11">
            <text:p>4</text:p>
          </table:table-cell>
          <table:table-cell office:value-type="float" office:value="2.90794864137392" table:style-name="ce11">
            <text:p>3</text:p>
          </table:table-cell>
          <table:table-cell office:value-type="float" office:value="2.37436231396538" table:style-name="ce11">
            <text:p>2</text:p>
          </table:table-cell>
          <table:table-cell office:value-type="float" office:value="1.89636224357168" table:style-name="ce11">
            <text:p>2</text:p>
          </table:table-cell>
          <table:table-cell office:value-type="float" office:value="1.46858137851544" table:style-name="ce11">
            <text:p>1</text:p>
          </table:table-cell>
          <table:table-cell office:value-type="float" office:value="1.08619313762164" table:style-name="ce11">
            <text:p>1</text:p>
          </table:table-cell>
          <table:table-cell office:value-type="float" office:value="0.74393379323008602" table:style-name="ce11">
            <text:p>1</text:p>
          </table:table-cell>
          <table:table-cell office:value-type="float" office:value="0.437332255056474" table:style-name="ce11">
            <text:p>0</text:p>
          </table:table-cell>
          <table:table-cell office:value-type="float" office:value="0.16250274545357801" table:style-name="ce11">
            <text:p>0</text:p>
          </table:table-cell>
          <table:table-cell office:value-type="float" office:value="0" table:style-name="ce11">
            <text:p>-</text:p>
          </table:table-cell>
          <table:table-cell table:number-columns-repeated="16339"/>
        </table:table-row>
        <table:table-row table:style-name="ro7">
          <table:table-cell office:value-type="string" table:style-name="ce11">
            <text:p>Transport</text:p>
          </table:table-cell>
          <table:table-cell office:value-type="string" table:style-name="ce11">
            <text:p>Electricity</text:p>
          </table:table-cell>
          <table:table-cell office:value-type="string" table:style-name="ce11">
            <text:p>ktoe</text:p>
          </table:table-cell>
          <table:table-cell table:style-name="ce12"/>
          <table:table-cell office:value-type="float" office:value="355.68841990141601" table:style-name="ce11">
            <text:p>356</text:p>
          </table:table-cell>
          <table:table-cell office:value-type="float" office:value="355.68841990141601" table:style-name="ce11">
            <text:p>356</text:p>
          </table:table-cell>
          <table:table-cell office:value-type="float" office:value="340.63097866602499" table:style-name="ce11">
            <text:p>341</text:p>
          </table:table-cell>
          <table:table-cell office:value-type="float" office:value="330.88591201069698" table:style-name="ce11">
            <text:p>331</text:p>
          </table:table-cell>
          <table:table-cell office:value-type="float" office:value="347.28181405732499" table:style-name="ce11">
            <text:p>347</text:p>
          </table:table-cell>
          <table:table-cell office:value-type="float" office:value="347.40181468415898" table:style-name="ce11">
            <text:p>347</text:p>
          </table:table-cell>
          <table:table-cell office:value-type="float" office:value="342.48178898396702" table:style-name="ce11">
            <text:p>342</text:p>
          </table:table-cell>
          <table:table-cell office:value-type="float" office:value="339.05177106696601" table:style-name="ce11">
            <text:p>339</text:p>
          </table:table-cell>
          <table:table-cell office:value-type="float" office:value="338.39176761937802" table:style-name="ce11">
            <text:p>338</text:p>
          </table:table-cell>
          <table:table-cell office:value-type="float" office:value="346.77181139328002" table:style-name="ce11">
            <text:p>347</text:p>
          </table:table-cell>
          <table:table-cell office:value-type="float" office:value="350.10852887233" table:style-name="ce11">
            <text:p>350</text:p>
          </table:table-cell>
          <table:table-cell office:value-type="float" office:value="362.11540325390803" table:style-name="ce11">
            <text:p>362</text:p>
          </table:table-cell>
          <table:table-cell office:value-type="float" office:value="386.20976790908003" table:style-name="ce11">
            <text:p>386</text:p>
          </table:table-cell>
          <table:table-cell office:value-type="float" office:value="375.62107787739001" table:style-name="ce11">
            <text:p>376</text:p>
          </table:table-cell>
          <table:table-cell office:value-type="float" office:value="390.18690049355399" table:style-name="ce11">
            <text:p>390</text:p>
          </table:table-cell>
          <table:table-cell office:value-type="float" office:value="396.42314095523898" table:style-name="ce11">
            <text:p>396</text:p>
          </table:table-cell>
          <table:table-cell office:value-type="float" office:value="418.38415700563797" table:style-name="ce11">
            <text:p>418</text:p>
          </table:table-cell>
          <table:table-cell office:value-type="float" office:value="439.04065065491" table:style-name="ce11">
            <text:p>439</text:p>
          </table:table-cell>
          <table:table-cell office:value-type="float" office:value="462.480316092782" table:style-name="ce11">
            <text:p>462</text:p>
          </table:table-cell>
          <table:table-cell office:value-type="float" office:value="531.76768624992701" table:style-name="ce11">
            <text:p>532</text:p>
          </table:table-cell>
          <table:table-cell office:value-type="float" office:value="486.566299831717" table:style-name="ce11">
            <text:p>487</text:p>
          </table:table-cell>
          <table:table-cell office:value-type="float" office:value="666.78618651035299" table:style-name="ce11">
            <text:p>667</text:p>
          </table:table-cell>
          <table:table-cell office:value-type="float" office:value="696.66160584822296" table:style-name="ce11">
            <text:p>697</text:p>
          </table:table-cell>
          <table:table-cell office:value-type="float" office:value="686.56009046141401" table:style-name="ce11">
            <text:p>687</text:p>
          </table:table-cell>
          <table:table-cell office:value-type="float" office:value="675.33524289827005" table:style-name="ce11">
            <text:p>675</text:p>
          </table:table-cell>
          <table:table-cell office:value-type="float" office:value="666.95985741897198" table:style-name="ce11">
            <text:p>667</text:p>
          </table:table-cell>
          <table:table-cell office:value-type="float" office:value="706.17811259766495" table:style-name="ce11">
            <text:p>706</text:p>
          </table:table-cell>
          <table:table-cell office:value-type="float" office:value="704.23482709289397" table:style-name="ce11">
            <text:p>704</text:p>
          </table:table-cell>
          <table:table-cell office:value-type="float" office:value="698.44586634702398" table:style-name="ce11">
            <text:p>698</text:p>
          </table:table-cell>
          <table:table-cell office:value-type="float" office:value="687.71627803046397" table:style-name="ce11">
            <text:p>688</text:p>
          </table:table-cell>
          <table:table-cell office:value-type="float" office:value="676.69232888496401" table:style-name="ce11">
            <text:p>677</text:p>
          </table:table-cell>
          <table:table-cell office:value-type="float" office:value="668.20987150747101" table:style-name="ce11">
            <text:p>668</text:p>
          </table:table-cell>
          <table:table-cell office:value-type="float" office:value="658.30688646499198" table:style-name="ce11">
            <text:p>658</text:p>
          </table:table-cell>
          <table:table-cell office:value-type="float" office:value="758.14723327259298" table:style-name="ce11">
            <text:p>758</text:p>
          </table:table-cell>
          <table:table-cell office:value-type="float" office:value="770.65950509854804" table:style-name="ce11">
            <text:p>771</text:p>
          </table:table-cell>
          <table:table-cell office:value-type="float" office:value="756.35505522280403" table:style-name="ce11">
            <text:p>756</text:p>
          </table:table-cell>
          <table:table-cell office:value-type="float" office:value="743.67681300783295" table:style-name="ce11">
            <text:p>744</text:p>
          </table:table-cell>
          <table:table-cell office:value-type="float" office:value="732.65806705191505" table:style-name="ce11">
            <text:p>733</text:p>
          </table:table-cell>
          <table:table-cell office:value-type="float" office:value="724.53837084881297" table:style-name="ce11">
            <text:p>725</text:p>
          </table:table-cell>
          <table:table-cell office:value-type="float" office:value="717.80589753127504" table:style-name="ce11">
            <text:p>718</text:p>
          </table:table-cell>
          <table:table-cell office:value-type="float" office:value="712.44845133854994" table:style-name="ce11">
            <text:p>712</text:p>
          </table:table-cell>
          <table:table-cell table:number-columns-repeated="16339"/>
        </table:table-row>
        <table:table-row table:style-name="ro2">
          <table:table-cell office:value-type="string" table:style-name="ce11">
            <text:p>Transport</text:p>
          </table:table-cell>
          <table:table-cell office:value-type="string" table:style-name="ce11">
            <text:p>Natural gas</text:p>
          </table:table-cell>
          <table:table-cell office:value-type="string" table:style-name="ce11">
            <text:p>ktoe</text:p>
          </table:table-cell>
          <table:table-cell table:style-name="ce12"/>
          <table:table-cell office:value-type="float" office:value="4.0408582382425402E-2" table:style-name="ce11">
            <text:p>0</text:p>
          </table:table-cell>
          <table:table-cell office:value-type="float" office:value="4.0121996691769898E-2" table:style-name="ce11">
            <text:p>0</text:p>
          </table:table-cell>
          <table:table-cell office:value-type="float" office:value="4.0551875227753102E-2" table:style-name="ce11">
            <text:p>0</text:p>
          </table:table-cell>
          <table:table-cell office:value-type="float" office:value="4.0695168073080899E-2" table:style-name="ce11">
            <text:p>0</text:p>
          </table:table-cell>
          <table:table-cell office:value-type="float" office:value="4.1984803681030601E-2" table:style-name="ce11">
            <text:p>0</text:p>
          </table:table-cell>
          <table:table-cell office:value-type="float" office:value="4.14116322997196E-2" table:style-name="ce11">
            <text:p>0</text:p>
          </table:table-cell>
          <table:table-cell office:value-type="float" office:value="4.1554925145047397E-2" table:style-name="ce11">
            <text:p>0</text:p>
          </table:table-cell>
          <table:table-cell office:value-type="float" office:value="4.1984803681030601E-2" table:style-name="ce11">
            <text:p>0</text:p>
          </table:table-cell>
          <table:table-cell office:value-type="float" office:value="4.0981753763736403E-2" table:style-name="ce11">
            <text:p>0</text:p>
          </table:table-cell>
          <table:table-cell office:value-type="float" office:value="3.7542725475870398E-2" table:style-name="ce11">
            <text:p>0</text:p>
          </table:table-cell>
          <table:table-cell office:value-type="float" office:value="3.7829311166525902E-2" table:style-name="ce11">
            <text:p>0</text:p>
          </table:table-cell>
          <table:table-cell office:value-type="float" office:value="3.7460229232391E-2" table:style-name="ce11">
            <text:p>0</text:p>
          </table:table-cell>
          <table:table-cell office:value-type="float" office:value="4.27564891889795E-2" table:style-name="ce11">
            <text:p>0</text:p>
          </table:table-cell>
          <table:table-cell office:value-type="float" office:value="3.6242226540085298E-2" table:style-name="ce11">
            <text:p>0</text:p>
          </table:table-cell>
          <table:table-cell office:value-type="float" office:value="3.97648748581583E-2" table:style-name="ce11">
            <text:p>0</text:p>
          </table:table-cell>
          <table:table-cell office:value-type="float" office:value="3.1322360611371003E-2" table:style-name="ce11">
            <text:p>0</text:p>
          </table:table-cell>
          <table:table-cell office:value-type="float" office:value="2.1539754132171698E-2" table:style-name="ce11">
            <text:p>0</text:p>
          </table:table-cell>
          <table:table-cell office:value-type="float" office:value="3.3119996233779203E-2" table:style-name="ce11">
            <text:p>0</text:p>
          </table:table-cell>
          <table:table-cell office:value-type="float" office:value="6.8258738256491494E-2" table:style-name="ce11">
            <text:p>0</text:p>
          </table:table-cell>
          <table:table-cell office:value-type="float" office:value="0.124726025722127" table:style-name="ce11">
            <text:p>0</text:p>
          </table:table-cell>
          <table:table-cell office:value-type="float" office:value="0.193054911915824" table:style-name="ce11">
            <text:p>0</text:p>
          </table:table-cell>
          <table:table-cell office:value-type="float" office:value="0.41621680738169903" table:style-name="ce11">
            <text:p>0</text:p>
          </table:table-cell>
          <table:table-cell office:value-type="float" office:value="0.40113172177147999" table:style-name="ce11">
            <text:p>0</text:p>
          </table:table-cell>
          <table:table-cell office:value-type="float" office:value="0.40687409169213601" table:style-name="ce11">
            <text:p>0</text:p>
          </table:table-cell>
          <table:table-cell office:value-type="float" office:value="0.40313313280289698" table:style-name="ce11">
            <text:p>0</text:p>
          </table:table-cell>
          <table:table-cell office:value-type="float" office:value="0.395253384089707" table:style-name="ce11">
            <text:p>0</text:p>
          </table:table-cell>
          <table:table-cell office:value-type="float" office:value="0.36493267288331099" table:style-name="ce11">
            <text:p>0</text:p>
          </table:table-cell>
          <table:table-cell office:value-type="float" office:value="0.320160287754573" table:style-name="ce11">
            <text:p>0</text:p>
          </table:table-cell>
          <table:table-cell office:value-type="float" office:value="0.26076107536034399" table:style-name="ce11">
            <text:p>0</text:p>
          </table:table-cell>
          <table:table-cell office:value-type="float" office:value="0.21647074615105999" table:style-name="ce11">
            <text:p>0</text:p>
          </table:table-cell>
          <table:table-cell office:value-type="float" office:value="0.182634442674592" table:style-name="ce11">
            <text:p>0</text:p>
          </table:table-cell>
          <table:table-cell office:value-type="float" office:value="0.15832135496872801" table:style-name="ce11">
            <text:p>0</text:p>
          </table:table-cell>
          <table:table-cell office:value-type="float" office:value="0.14118755211286499" table:style-name="ce11">
            <text:p>0</text:p>
          </table:table-cell>
          <table:table-cell office:value-type="float" office:value="0.12983274095557101" table:style-name="ce11">
            <text:p>0</text:p>
          </table:table-cell>
          <table:table-cell office:value-type="float" office:value="0.123479826819043" table:style-name="ce11">
            <text:p>0</text:p>
          </table:table-cell>
          <table:table-cell office:value-type="float" office:value="0.118821100661296" table:style-name="ce11">
            <text:p>0</text:p>
          </table:table-cell>
          <table:table-cell office:value-type="float" office:value="0.116321352594731" table:style-name="ce11">
            <text:p>0</text:p>
          </table:table-cell>
          <table:table-cell office:value-type="float" office:value="0.114245820942774" table:style-name="ce11">
            <text:p>0</text:p>
          </table:table-cell>
          <table:table-cell office:value-type="float" office:value="0.112584694839648" table:style-name="ce11">
            <text:p>0</text:p>
          </table:table-cell>
          <table:table-cell office:value-type="float" office:value="0.111290639747437" table:style-name="ce11">
            <text:p>0</text:p>
          </table:table-cell>
          <table:table-cell office:value-type="float" office:value="0.11038672104306101" table:style-name="ce11">
            <text:p>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Aviation)</text:p>
          </table:table-cell>
          <table:table-cell office:value-type="string" table:style-name="ce11">
            <text:p>ktoe</text:p>
          </table:table-cell>
          <table:table-cell office:value-type="string" office:string-value="[note 10]" table:formula="of:=HYPERLINK(&quot;#Notes!A13&quot;;&quot;[note 10]&quot;)" table:style-name="ce12">
            <text:p>[note 10]</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3398.7613929493" table:style-name="ce11">
            <text:p>13,399</text:p>
          </table:table-cell>
          <table:table-cell office:value-type="float" office:value="12725.987962166801" table:style-name="ce11">
            <text:p>12,726</text:p>
          </table:table-cell>
          <table:table-cell office:value-type="float" office:value="12266.3162797363" table:style-name="ce11">
            <text:p>12,266</text:p>
          </table:table-cell>
          <table:table-cell office:value-type="float" office:value="12771.329464029801" table:style-name="ce11">
            <text:p>12,771</text:p>
          </table:table-cell>
          <table:table-cell office:value-type="float" office:value="12381.6397248495" table:style-name="ce11">
            <text:p>12,382</text:p>
          </table:table-cell>
          <table:table-cell office:value-type="float" office:value="12404.900831183801" table:style-name="ce11">
            <text:p>12,405</text:p>
          </table:table-cell>
          <table:table-cell office:value-type="float" office:value="12407.577242763" table:style-name="ce11">
            <text:p>12,408</text:p>
          </table:table-cell>
          <table:table-cell office:value-type="float" office:value="12503.572943536799" table:style-name="ce11">
            <text:p>12,504</text:p>
          </table:table-cell>
          <table:table-cell office:value-type="float" office:value="12512.6875895672" table:style-name="ce11">
            <text:p>12,513</text:p>
          </table:table-cell>
          <table:table-cell office:value-type="float" office:value="13446.718114072801" table:style-name="ce11">
            <text:p>13,447</text:p>
          </table:table-cell>
          <table:table-cell office:value-type="float" office:value="13546.4472990998" table:style-name="ce11">
            <text:p>13,546</text:p>
          </table:table-cell>
          <table:table-cell office:value-type="float" office:value="13597.7491305366" table:style-name="ce11">
            <text:p>13,598</text:p>
          </table:table-cell>
          <table:table-cell office:value-type="float" office:value="5503.5263689892699" table:style-name="ce11">
            <text:p>5,504</text:p>
          </table:table-cell>
          <table:table-cell office:value-type="float" office:value="5554.6964123977696" table:style-name="ce11">
            <text:p>5,555</text:p>
          </table:table-cell>
          <table:table-cell office:value-type="float" office:value="13386.3509213286" table:style-name="ce11">
            <text:p>13,386</text:p>
          </table:table-cell>
          <table:table-cell office:value-type="float" office:value="13310.054356343" table:style-name="ce11">
            <text:p>13,310</text:p>
          </table:table-cell>
          <table:table-cell office:value-type="float" office:value="13261.430235157701" table:style-name="ce11">
            <text:p>13,261</text:p>
          </table:table-cell>
          <table:table-cell office:value-type="float" office:value="13248.8103812601" table:style-name="ce11">
            <text:p>13,249</text:p>
          </table:table-cell>
          <table:table-cell office:value-type="float" office:value="13292.7376709565" table:style-name="ce11">
            <text:p>13,293</text:p>
          </table:table-cell>
          <table:table-cell office:value-type="float" office:value="13297.1732524411" table:style-name="ce11">
            <text:p>13,297</text:p>
          </table:table-cell>
          <table:table-cell office:value-type="float" office:value="13327.694604034299" table:style-name="ce11">
            <text:p>13,328</text:p>
          </table:table-cell>
          <table:table-cell office:value-type="float" office:value="13367.545508805701" table:style-name="ce11">
            <text:p>13,368</text:p>
          </table:table-cell>
          <table:table-cell office:value-type="float" office:value="13516.2032311578" table:style-name="ce11">
            <text:p>13,516</text:p>
          </table:table-cell>
          <table:table-cell office:value-type="float" office:value="13410.4179455717" table:style-name="ce11">
            <text:p>13,410</text:p>
          </table:table-cell>
          <table:table-cell office:value-type="float" office:value="13491.3559462824" table:style-name="ce11">
            <text:p>13,491</text:p>
          </table:table-cell>
          <table:table-cell office:value-type="float" office:value="13382.6773317101" table:style-name="ce11">
            <text:p>13,383</text:p>
          </table:table-cell>
          <table:table-cell office:value-type="float" office:value="13315.7810326171" table:style-name="ce11">
            <text:p>13,316</text:p>
          </table:table-cell>
          <table:table-cell office:value-type="float" office:value="13177.7553140526" table:style-name="ce11">
            <text:p>13,178</text:p>
          </table:table-cell>
          <table:table-cell office:value-type="float" office:value="13089.2146693411" table:style-name="ce11">
            <text:p>13,089</text:p>
          </table:table-cell>
          <table:table-cell office:value-type="float" office:value="13120.3069191169" table:style-name="ce11">
            <text:p>13,120</text:p>
          </table:table-cell>
          <table:table-cell office:value-type="float" office:value="13284.1637214481" table:style-name="ce11">
            <text:p>13,284</text:p>
          </table:table-cell>
          <table:table-cell office:value-type="float" office:value="13454.4560567793" table:style-name="ce11">
            <text:p>13,454</text:p>
          </table:table-cell>
          <table:table-cell office:value-type="float" office:value="13436.0749691662" table:style-name="ce11">
            <text:p>13,436</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ail)</text:p>
          </table:table-cell>
          <table:table-cell office:value-type="string" table:style-name="ce11">
            <text:p>ktoe</text:p>
          </table:table-cell>
          <table:table-cell table:style-name="ce12"/>
          <table:table-cell office:value-type="float" office:value="638.84333543185801" table:style-name="ce11">
            <text:p>639</text:p>
          </table:table-cell>
          <table:table-cell office:value-type="float" office:value="664.26346815159604" table:style-name="ce11">
            <text:p>664</text:p>
          </table:table-cell>
          <table:table-cell office:value-type="float" office:value="661.62345436795897" table:style-name="ce11">
            <text:p>662</text:p>
          </table:table-cell>
          <table:table-cell office:value-type="float" office:value="666.91348198744697" table:style-name="ce11">
            <text:p>667</text:p>
          </table:table-cell>
          <table:table-cell office:value-type="float" office:value="699.94365443957099" table:style-name="ce11">
            <text:p>700</text:p>
          </table:table-cell>
          <table:table-cell office:value-type="float" office:value="633.793309065426" table:style-name="ce11">
            <text:p>634</text:p>
          </table:table-cell>
          <table:table-cell office:value-type="float" office:value="631.88329909317304" table:style-name="ce11">
            <text:p>632</text:p>
          </table:table-cell>
          <table:table-cell office:value-type="float" office:value="646.363374694345" table:style-name="ce11">
            <text:p>646</text:p>
          </table:table-cell>
          <table:table-cell office:value-type="float" office:value="657.64343358807696" table:style-name="ce11">
            <text:p>658</text:p>
          </table:table-cell>
          <table:table-cell office:value-type="float" office:value="656.16342586088604" table:style-name="ce11">
            <text:p>656</text:p>
          </table:table-cell>
          <table:table-cell office:value-type="float" office:value="655.99957004432804" table:style-name="ce11">
            <text:p>656</text:p>
          </table:table-cell>
          <table:table-cell office:value-type="float" office:value="649.18314700081999" table:style-name="ce11">
            <text:p>649</text:p>
          </table:table-cell>
          <table:table-cell office:value-type="float" office:value="670.82258523418102" table:style-name="ce11">
            <text:p>671</text:p>
          </table:table-cell>
          <table:table-cell office:value-type="float" office:value="665.29370876555595" table:style-name="ce11">
            <text:p>665</text:p>
          </table:table-cell>
          <table:table-cell office:value-type="float" office:value="675.009816532336" table:style-name="ce11">
            <text:p>675</text:p>
          </table:table-cell>
          <table:table-cell office:value-type="float" office:value="671.01734017828005" table:style-name="ce11">
            <text:p>671</text:p>
          </table:table-cell>
          <table:table-cell office:value-type="float" office:value="664.534768341931" table:style-name="ce11">
            <text:p>665</text:p>
          </table:table-cell>
          <table:table-cell office:value-type="float" office:value="659.48351959989895" table:style-name="ce11">
            <text:p>659</text:p>
          </table:table-cell>
          <table:table-cell office:value-type="float" office:value="655.99099122515804" table:style-name="ce11">
            <text:p>656</text:p>
          </table:table-cell>
          <table:table-cell office:value-type="float" office:value="686.33089906031501" table:style-name="ce11">
            <text:p>686</text:p>
          </table:table-cell>
          <table:table-cell office:value-type="float" office:value="572.98619524405694" table:style-name="ce11">
            <text:p>573</text:p>
          </table:table-cell>
          <table:table-cell office:value-type="float" office:value="653.67700237161102" table:style-name="ce11">
            <text:p>654</text:p>
          </table:table-cell>
          <table:table-cell office:value-type="float" office:value="659.69514053499404" table:style-name="ce11">
            <text:p>660</text:p>
          </table:table-cell>
          <table:table-cell office:value-type="float" office:value="664.39648001755495" table:style-name="ce11">
            <text:p>664</text:p>
          </table:table-cell>
          <table:table-cell office:value-type="float" office:value="668.33779204666405" table:style-name="ce11">
            <text:p>668</text:p>
          </table:table-cell>
          <table:table-cell office:value-type="float" office:value="672.52494933359299" table:style-name="ce11">
            <text:p>673</text:p>
          </table:table-cell>
          <table:table-cell office:value-type="float" office:value="674.57306285191896" table:style-name="ce11">
            <text:p>675</text:p>
          </table:table-cell>
          <table:table-cell office:value-type="float" office:value="671.24630650993197" table:style-name="ce11">
            <text:p>671</text:p>
          </table:table-cell>
          <table:table-cell office:value-type="float" office:value="675.49097168157596" table:style-name="ce11">
            <text:p>675</text:p>
          </table:table-cell>
          <table:table-cell office:value-type="float" office:value="679.81655758770796" table:style-name="ce11">
            <text:p>680</text:p>
          </table:table-cell>
          <table:table-cell office:value-type="float" office:value="684.15398008293698" table:style-name="ce11">
            <text:p>684</text:p>
          </table:table-cell>
          <table:table-cell office:value-type="float" office:value="688.41971362803304" table:style-name="ce11">
            <text:p>688</text:p>
          </table:table-cell>
          <table:table-cell office:value-type="float" office:value="692.92237772358499" table:style-name="ce11">
            <text:p>693</text:p>
          </table:table-cell>
          <table:table-cell office:value-type="float" office:value="698.80102649419803" table:style-name="ce11">
            <text:p>699</text:p>
          </table:table-cell>
          <table:table-cell office:value-type="float" office:value="694.23313400523" table:style-name="ce11">
            <text:p>694</text:p>
          </table:table-cell>
          <table:table-cell office:value-type="float" office:value="686.87670941723502" table:style-name="ce11">
            <text:p>687</text:p>
          </table:table-cell>
          <table:table-cell office:value-type="float" office:value="689.48914208368399" table:style-name="ce11">
            <text:p>689</text:p>
          </table:table-cell>
          <table:table-cell office:value-type="float" office:value="685.90292095302198" table:style-name="ce11">
            <text:p>686</text:p>
          </table:table-cell>
          <table:table-cell office:value-type="float" office:value="687.59785347346406" table:style-name="ce11">
            <text:p>688</text:p>
          </table:table-cell>
          <table:table-cell office:value-type="float" office:value="686.19316383863702" table:style-name="ce11">
            <text:p>686</text:p>
          </table:table-cell>
          <table:table-cell office:value-type="float" office:value="690.37492974402596" table:style-name="ce11">
            <text:p>690</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Road transport)</text:p>
          </table:table-cell>
          <table:table-cell office:value-type="string" table:style-name="ce11">
            <text:p>ktoe</text:p>
          </table:table-cell>
          <table:table-cell table:style-name="ce12"/>
          <table:table-cell office:value-type="float" office:value="41070.660000000003" table:style-name="ce11">
            <text:p>41,071</text:p>
          </table:table-cell>
          <table:table-cell office:value-type="float" office:value="41096.559999999903" table:style-name="ce11">
            <text:p>41,097</text:p>
          </table:table-cell>
          <table:table-cell office:value-type="float" office:value="41936.120313816398" table:style-name="ce11">
            <text:p>41,936</text:p>
          </table:table-cell>
          <table:table-cell office:value-type="float" office:value="41822.9143366485" table:style-name="ce11">
            <text:p>41,823</text:p>
          </table:table-cell>
          <table:table-cell office:value-type="float" office:value="42221.173866051999" table:style-name="ce11">
            <text:p>42,221</text:p>
          </table:table-cell>
          <table:table-cell office:value-type="float" office:value="42508.318909542599" table:style-name="ce11">
            <text:p>42,508</text:p>
          </table:table-cell>
          <table:table-cell office:value-type="float" office:value="42517.428324967899" table:style-name="ce11">
            <text:p>42,517</text:p>
          </table:table-cell>
          <table:table-cell office:value-type="float" office:value="42895.502413171504" table:style-name="ce11">
            <text:p>42,896</text:p>
          </table:table-cell>
          <table:table-cell office:value-type="float" office:value="41140.147197805803" table:style-name="ce11">
            <text:p>41,140</text:p>
          </table:table-cell>
          <table:table-cell office:value-type="float" office:value="39693.3124788922" table:style-name="ce11">
            <text:p>39,693</text:p>
          </table:table-cell>
          <table:table-cell office:value-type="float" office:value="39228.6555509889" table:style-name="ce11">
            <text:p>39,229</text:p>
          </table:table-cell>
          <table:table-cell office:value-type="float" office:value="39315.944629572798" table:style-name="ce11">
            <text:p>39,316</text:p>
          </table:table-cell>
          <table:table-cell office:value-type="float" office:value="39163.568896922603" table:style-name="ce11">
            <text:p>39,164</text:p>
          </table:table-cell>
          <table:table-cell office:value-type="float" office:value="39313.5985490651" table:style-name="ce11">
            <text:p>39,314</text:p>
          </table:table-cell>
          <table:table-cell office:value-type="float" office:value="40203.119893622199" table:style-name="ce11">
            <text:p>40,203</text:p>
          </table:table-cell>
          <table:table-cell office:value-type="float" office:value="41234.594400709997" table:style-name="ce11">
            <text:p>41,235</text:p>
          </table:table-cell>
          <table:table-cell office:value-type="float" office:value="42017.198539277" table:style-name="ce11">
            <text:p>42,017</text:p>
          </table:table-cell>
          <table:table-cell office:value-type="float" office:value="42640.758842928401" table:style-name="ce11">
            <text:p>42,641</text:p>
          </table:table-cell>
          <table:table-cell office:value-type="float" office:value="42933.114298352302" table:style-name="ce11">
            <text:p>42,933</text:p>
          </table:table-cell>
          <table:table-cell office:value-type="float" office:value="43538.395840045901" table:style-name="ce11">
            <text:p>43,538</text:p>
          </table:table-cell>
          <table:table-cell office:value-type="float" office:value="35103.111762287997" table:style-name="ce11">
            <text:p>35,103</text:p>
          </table:table-cell>
          <table:table-cell office:value-type="float" office:value="37613.991576734603" table:style-name="ce11">
            <text:p>37,614</text:p>
          </table:table-cell>
          <table:table-cell office:value-type="float" office:value="41947.514815935298" table:style-name="ce11">
            <text:p>41,948</text:p>
          </table:table-cell>
          <table:table-cell office:value-type="float" office:value="42148.917884595903" table:style-name="ce11">
            <text:p>42,149</text:p>
          </table:table-cell>
          <table:table-cell office:value-type="float" office:value="42790.349102332701" table:style-name="ce11">
            <text:p>42,790</text:p>
          </table:table-cell>
          <table:table-cell office:value-type="float" office:value="43149.487171858498" table:style-name="ce11">
            <text:p>43,149</text:p>
          </table:table-cell>
          <table:table-cell office:value-type="float" office:value="43566.822392836402" table:style-name="ce11">
            <text:p>43,567</text:p>
          </table:table-cell>
          <table:table-cell office:value-type="float" office:value="43717.790006558498" table:style-name="ce11">
            <text:p>43,718</text:p>
          </table:table-cell>
          <table:table-cell office:value-type="float" office:value="43851.886658691299" table:style-name="ce11">
            <text:p>43,852</text:p>
          </table:table-cell>
          <table:table-cell office:value-type="float" office:value="44006.063335469502" table:style-name="ce11">
            <text:p>44,006</text:p>
          </table:table-cell>
          <table:table-cell office:value-type="float" office:value="44137.705843594304" table:style-name="ce11">
            <text:p>44,138</text:p>
          </table:table-cell>
          <table:table-cell office:value-type="float" office:value="44293.712456908601" table:style-name="ce11">
            <text:p>44,294</text:p>
          </table:table-cell>
          <table:table-cell office:value-type="float" office:value="44453.9833304891" table:style-name="ce11">
            <text:p>44,454</text:p>
          </table:table-cell>
          <table:table-cell office:value-type="float" office:value="44582.729671711102" table:style-name="ce11">
            <text:p>44,583</text:p>
          </table:table-cell>
          <table:table-cell office:value-type="float" office:value="44698.873552779398" table:style-name="ce11">
            <text:p>44,699</text:p>
          </table:table-cell>
          <table:table-cell office:value-type="float" office:value="44830.135440773302" table:style-name="ce11">
            <text:p>44,830</text:p>
          </table:table-cell>
          <table:table-cell office:value-type="float" office:value="45013.308054358698" table:style-name="ce11">
            <text:p>45,013</text:p>
          </table:table-cell>
          <table:table-cell office:value-type="float" office:value="45197.245937142303" table:style-name="ce11">
            <text:p>45,197</text:p>
          </table:table-cell>
          <table:table-cell office:value-type="float" office:value="45374.749484358203" table:style-name="ce11">
            <text:p>45,375</text:p>
          </table:table-cell>
          <table:table-cell office:value-type="float" office:value="45547.6290827907" table:style-name="ce11">
            <text:p>45,548</text:p>
          </table:table-cell>
          <table:table-cell office:value-type="float" office:value="45714.140801251699" table:style-name="ce11">
            <text:p>45,714</text:p>
          </table:table-cell>
          <table:table-cell table:number-columns-repeated="16339"/>
        </table:table-row>
        <table:table-row table:style-name="ro2">
          <table:table-cell office:value-type="string" table:style-name="ce11">
            <text:p>Transport</text:p>
          </table:table-cell>
          <table:table-cell office:value-type="string" table:style-name="ce11">
            <text:p>Petroleum products (Shipping)</text:p>
          </table:table-cell>
          <table:table-cell office:value-type="string" table:style-name="ce11">
            <text:p>ktoe</text:p>
          </table:table-cell>
          <table:table-cell table:style-name="ce12"/>
          <table:table-cell office:value-type="float" office:value="1032.45" table:style-name="ce11">
            <text:p>1,032</text:p>
          </table:table-cell>
          <table:table-cell office:value-type="float" office:value="843.89" table:style-name="ce11">
            <text:p>844</text:p>
          </table:table-cell>
          <table:table-cell office:value-type="float" office:value="702.46" table:style-name="ce11">
            <text:p>702</text:p>
          </table:table-cell>
          <table:table-cell office:value-type="float" office:value="1234.31" table:style-name="ce11">
            <text:p>1,234</text:p>
          </table:table-cell>
          <table:table-cell office:value-type="float" office:value="1195.98" table:style-name="ce11">
            <text:p>1,196</text:p>
          </table:table-cell>
          <table:table-cell office:value-type="float" office:value="1370.31" table:style-name="ce11">
            <text:p>1,370</text:p>
          </table:table-cell>
          <table:table-cell office:value-type="float" office:value="1812.29" table:style-name="ce11">
            <text:p>1,812</text:p>
          </table:table-cell>
          <table:table-cell office:value-type="float" office:value="1618.17" table:style-name="ce11">
            <text:p>1,618</text:p>
          </table:table-cell>
          <table:table-cell office:value-type="float" office:value="1013.93" table:style-name="ce11">
            <text:p>1,014</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office:value-type="float" office:value="950.88" table:style-name="ce11">
            <text:p>951</text:p>
          </table:table-cell>
          <table:table-cell table:number-columns-repeated="16339"/>
        </table:table-row>
        <table:table-row table:style-name="ro2">
          <table:table-cell office:value-type="string" table:style-name="ce11">
            <text:p>Transport</text:p>
          </table:table-cell>
          <table:table-cell office:value-type="string" table:style-name="ce11">
            <text:p>Renewables</text:p>
          </table:table-cell>
          <table:table-cell office:value-type="string" table:style-name="ce11">
            <text:p>ktoe</text:p>
          </table:table-cell>
          <table:table-cell office:value-type="string" office:string-value="[note 11]" table:formula="of:=HYPERLINK(&quot;#Notes!A14&quot;;&quot;[note 11]&quot;)" table:style-name="ce12">
            <text:p>[note 11]</text:p>
          </table:table-cell>
          <table:table-cell office:value-type="float" office:value="0" table:style-name="ce11">
            <text:p>-</text:p>
          </table:table-cell>
          <table:table-cell office:value-type="float" office:value="0" table:style-name="ce11">
            <text:p>-</text:p>
          </table:table-cell>
          <table:table-cell office:value-type="float" office:value="2.4679696793555901" table:style-name="ce11">
            <text:p>2</text:p>
          </table:table-cell>
          <table:table-cell office:value-type="float" office:value="15.6304746359188" table:style-name="ce11">
            <text:p>16</text:p>
          </table:table-cell>
          <table:table-cell office:value-type="float" office:value="17.275787755489201" table:style-name="ce11">
            <text:p>17</text:p>
          </table:table-cell>
          <table:table-cell office:value-type="float" office:value="75.023197939612999" table:style-name="ce11">
            <text:p>75</text:p>
          </table:table-cell>
          <table:table-cell office:value-type="float" office:value="192.53690553707" table:style-name="ce11">
            <text:p>193</text:p>
          </table:table-cell>
          <table:table-cell office:value-type="float" office:value="371.63778288552697" table:style-name="ce11">
            <text:p>372</text:p>
          </table:table-cell>
          <table:table-cell office:value-type="float" office:value="844.90147058310299" table:style-name="ce11">
            <text:p>845</text:p>
          </table:table-cell>
          <table:table-cell office:value-type="float" office:value="1039.09074334921" table:style-name="ce11">
            <text:p>1,039</text:p>
          </table:table-cell>
          <table:table-cell office:value-type="float" office:value="1218.3721471616" table:style-name="ce11">
            <text:p>1,218</text:p>
          </table:table-cell>
          <table:table-cell office:value-type="float" office:value="978.13207968771906" table:style-name="ce11">
            <text:p>978</text:p>
          </table:table-cell>
          <table:table-cell office:value-type="float" office:value="917.680611641013" table:style-name="ce11">
            <text:p>918</text:p>
          </table:table-cell>
          <table:table-cell office:value-type="float" office:value="1062.11320220071" table:style-name="ce11">
            <text:p>1,062</text:p>
          </table:table-cell>
          <table:table-cell office:value-type="float" office:value="1285.4299346663499" table:style-name="ce11">
            <text:p>1,285</text:p>
          </table:table-cell>
          <table:table-cell office:value-type="float" office:value="1037.7494464644001" table:style-name="ce11">
            <text:p>1,038</text:p>
          </table:table-cell>
          <table:table-cell office:value-type="float" office:value="1042.91328128956" table:style-name="ce11">
            <text:p>1,043</text:p>
          </table:table-cell>
          <table:table-cell office:value-type="float" office:value="1111.71604028961" table:style-name="ce11">
            <text:p>1,112</text:p>
          </table:table-cell>
          <table:table-cell office:value-type="float" office:value="1158.7629629084399" table:style-name="ce11">
            <text:p>1,159</text:p>
          </table:table-cell>
          <table:table-cell office:value-type="float" office:value="1178.32148652766" table:style-name="ce11">
            <text:p>1,178</text:p>
          </table:table-cell>
          <table:table-cell office:value-type="float" office:value="937.40528686687298" table:style-name="ce11">
            <text:p>937</text:p>
          </table:table-cell>
          <table:table-cell office:value-type="float" office:value="1010.8551831896" table:style-name="ce11">
            <text:p>1,011</text:p>
          </table:table-cell>
          <table:table-cell office:value-type="float" office:value="1164.73521723618" table:style-name="ce11">
            <text:p>1,165</text:p>
          </table:table-cell>
          <table:table-cell office:value-type="float" office:value="1195.1314463285" table:style-name="ce11">
            <text:p>1,195</text:p>
          </table:table-cell>
          <table:table-cell office:value-type="float" office:value="1238.03273362714" table:style-name="ce11">
            <text:p>1,238</text:p>
          </table:table-cell>
          <table:table-cell office:value-type="float" office:value="1273.6076341953899" table:style-name="ce11">
            <text:p>1,274</text:p>
          </table:table-cell>
          <table:table-cell office:value-type="float" office:value="1311.7709658206199" table:style-name="ce11">
            <text:p>1,312</text:p>
          </table:table-cell>
          <table:table-cell office:value-type="float" office:value="1342.3805335536699" table:style-name="ce11">
            <text:p>1,342</text:p>
          </table:table-cell>
          <table:table-cell office:value-type="float" office:value="1373.39665440401" table:style-name="ce11">
            <text:p>1,373</text:p>
          </table:table-cell>
          <table:table-cell office:value-type="float" office:value="1405.45978450334" table:style-name="ce11">
            <text:p>1,405</text:p>
          </table:table-cell>
          <table:table-cell office:value-type="float" office:value="1439.22136637534" table:style-name="ce11">
            <text:p>1,439</text:p>
          </table:table-cell>
          <table:table-cell office:value-type="float" office:value="1462.93639623632" table:style-name="ce11">
            <text:p>1,463</text:p>
          </table:table-cell>
          <table:table-cell office:value-type="float" office:value="1492.6582948826101" table:style-name="ce11">
            <text:p>1,493</text:p>
          </table:table-cell>
          <table:table-cell office:value-type="float" office:value="1519.30197159505" table:style-name="ce11">
            <text:p>1,519</text:p>
          </table:table-cell>
          <table:table-cell office:value-type="float" office:value="1548.7979829426799" table:style-name="ce11">
            <text:p>1,549</text:p>
          </table:table-cell>
          <table:table-cell office:value-type="float" office:value="1579.30953144709" table:style-name="ce11">
            <text:p>1,579</text:p>
          </table:table-cell>
          <table:table-cell office:value-type="float" office:value="1615.3746598688899" table:style-name="ce11">
            <text:p>1,615</text:p>
          </table:table-cell>
          <table:table-cell office:value-type="float" office:value="1658.3910378304699" table:style-name="ce11">
            <text:p>1,658</text:p>
          </table:table-cell>
          <table:table-cell office:value-type="float" office:value="1710.1323861758599" table:style-name="ce11">
            <text:p>1,710</text:p>
          </table:table-cell>
          <table:table-cell office:value-type="float" office:value="1767.11880907355" table:style-name="ce11">
            <text:p>1,767</text:p>
          </table:table-cell>
          <table:table-cell office:value-type="float" office:value="1821.15419348814" table:style-name="ce11">
            <text:p>1,821</text:p>
          </table:table-cell>
          <table:table-cell table:number-columns-repeated="16339"/>
        </table:table-row>
        <table:table-row table:style-name="ro2">
          <table:table-cell office:value-type="string" table:style-name="ce11">
            <text:p>Transport</text:p>
          </table:table-cell>
          <table:table-cell office:value-type="string" table:style-name="ce11">
            <text:p>Solid / manufactured fuel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9200152455403998" table:style-name="ce11">
            <text:p>3</text:p>
          </table:table-cell>
          <table:table-cell office:value-type="float" office:value="13.710071580944801" table:style-name="ce11">
            <text:p>14</text:p>
          </table:table-cell>
          <table:table-cell office:value-type="float" office:value="13.710071580944801" table:style-name="ce11">
            <text:p>14</text:p>
          </table:table-cell>
          <table:table-cell office:value-type="float" office:value="13.5100705367297" table:style-name="ce11">
            <text:p>14</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office:value-type="float" office:value="13.4800703800974" table:style-name="ce11">
            <text:p>13</text:p>
          </table:table-cell>
          <table:table-cell table:number-columns-repeated="16339"/>
        </table:table-row>
        <table:table-row table:style-name="ro7">
          <table:table-cell office:value-type="string" table:style-name="ce11">
            <text:p>International aviation</text:p>
          </table:table-cell>
          <table:table-cell office:value-type="string" table:style-name="ce11">
            <text:p>Petroleum products (Aviation)</text:p>
          </table:table-cell>
          <table:table-cell office:value-type="string" table:style-name="ce11">
            <text:p>ktoe</text:p>
          </table:table-cell>
          <table:table-cell table:style-name="ce12"/>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2132.4316351128" table:style-name="ce11">
            <text:p>12,132</text:p>
          </table:table-cell>
          <table:table-cell office:value-type="float" office:value="11527.033403269301" table:style-name="ce11">
            <text:p>11,527</text:p>
          </table:table-cell>
          <table:table-cell office:value-type="float" office:value="11062.4542171103" table:style-name="ce11">
            <text:p>11,062</text:p>
          </table:table-cell>
          <table:table-cell office:value-type="float" office:value="11592.6854206632" table:style-name="ce11">
            <text:p>11,593</text:p>
          </table:table-cell>
          <table:table-cell office:value-type="float" office:value="11249.436602038801" table:style-name="ce11">
            <text:p>11,249</text:p>
          </table:table-cell>
          <table:table-cell office:value-type="float" office:value="11323.588890160099" table:style-name="ce11">
            <text:p>11,324</text:p>
          </table:table-cell>
          <table:table-cell office:value-type="float" office:value="11379.5267222818" table:style-name="ce11">
            <text:p>11,380</text:p>
          </table:table-cell>
          <table:table-cell office:value-type="float" office:value="11578.6521137855" table:style-name="ce11">
            <text:p>11,579</text:p>
          </table:table-cell>
          <table:table-cell office:value-type="float" office:value="11614.197156222001" table:style-name="ce11">
            <text:p>11,614</text:p>
          </table:table-cell>
          <table:table-cell office:value-type="float" office:value="12510.813611645301" table:style-name="ce11">
            <text:p>12,511</text:p>
          </table:table-cell>
          <table:table-cell office:value-type="float" office:value="12642.2063640818" table:style-name="ce11">
            <text:p>12,642</text:p>
          </table:table-cell>
          <table:table-cell office:value-type="float" office:value="12711.498849036099" table:style-name="ce11">
            <text:p>12,711</text:p>
          </table:table-cell>
          <table:table-cell office:value-type="float" office:value="4960.5393870487396" table:style-name="ce11">
            <text:p>4,961</text:p>
          </table:table-cell>
          <table:table-cell office:value-type="float" office:value="4960.5393870487396" table:style-name="ce11">
            <text:p>4,961</text:p>
          </table:table-cell>
          <table:table-cell office:value-type="float" office:value="12521.681816148601" table:style-name="ce11">
            <text:p>12,522</text:p>
          </table:table-cell>
          <table:table-cell office:value-type="float" office:value="12433.1767075895" table:style-name="ce11">
            <text:p>12,433</text:p>
          </table:table-cell>
          <table:table-cell office:value-type="float" office:value="12387.7621294005" table:style-name="ce11">
            <text:p>12,388</text:p>
          </table:table-cell>
          <table:table-cell office:value-type="float" office:value="12374.653643014601" table:style-name="ce11">
            <text:p>12,375</text:p>
          </table:table-cell>
          <table:table-cell office:value-type="float" office:value="12435.6279875943" table:style-name="ce11">
            <text:p>12,436</text:p>
          </table:table-cell>
          <table:table-cell office:value-type="float" office:value="12443.899247733299" table:style-name="ce11">
            <text:p>12,444</text:p>
          </table:table-cell>
          <table:table-cell office:value-type="float" office:value="12480.0333790324" table:style-name="ce11">
            <text:p>12,480</text:p>
          </table:table-cell>
          <table:table-cell office:value-type="float" office:value="12521.8668658061" table:style-name="ce11">
            <text:p>12,522</text:p>
          </table:table-cell>
          <table:table-cell office:value-type="float" office:value="12664.000792178" table:style-name="ce11">
            <text:p>12,664</text:p>
          </table:table-cell>
          <table:table-cell office:value-type="float" office:value="12564.919487141" table:style-name="ce11">
            <text:p>12,565</text:p>
          </table:table-cell>
          <table:table-cell office:value-type="float" office:value="12643.7574227851" table:style-name="ce11">
            <text:p>12,644</text:p>
          </table:table-cell>
          <table:table-cell office:value-type="float" office:value="12552.763455959899" table:style-name="ce11">
            <text:p>12,553</text:p>
          </table:table-cell>
          <table:table-cell office:value-type="float" office:value="12489.7651629173" table:style-name="ce11">
            <text:p>12,490</text:p>
          </table:table-cell>
          <table:table-cell office:value-type="float" office:value="12351.4620227833" table:style-name="ce11">
            <text:p>12,351</text:p>
          </table:table-cell>
          <table:table-cell office:value-type="float" office:value="12262.5160829055" table:style-name="ce11">
            <text:p>12,263</text:p>
          </table:table-cell>
          <table:table-cell office:value-type="float" office:value="12295.6258370293" table:style-name="ce11">
            <text:p>12,296</text:p>
          </table:table-cell>
          <table:table-cell office:value-type="float" office:value="12460.229511593099" table:style-name="ce11">
            <text:p>12,460</text:p>
          </table:table-cell>
          <table:table-cell office:value-type="float" office:value="12628.898661723901" table:style-name="ce11">
            <text:p>12,629</text:p>
          </table:table-cell>
          <table:table-cell office:value-type="float" office:value="12614.3795115345" table:style-name="ce11">
            <text:p>12,614</text:p>
          </table:table-cell>
          <table:table-cell table:number-columns-repeated="16339"/>
        </table:table-row>
        <table:table-row table:style-name="ro2">
          <table:table-cell office:value-type="string" table:style-name="ce11">
            <text:p>International aviation</text:p>
          </table:table-cell>
          <table:table-cell office:value-type="string" table:style-name="ce11">
            <text:p>Renewables</text:p>
          </table:table-cell>
          <table:table-cell office:value-type="string" table:style-name="ce11">
            <text:p>ktoe</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26.141293963457802" table:style-name="ce11">
            <text:p>26</text:p>
          </table:table-cell>
          <table:table-cell office:value-type="float" office:value="52.021664043537299" table:style-name="ce11">
            <text:p>52</text:p>
          </table:table-cell>
          <table:table-cell office:value-type="float" office:value="77.910453644029502" table:style-name="ce11">
            <text:p>78</text:p>
          </table:table-cell>
          <table:table-cell office:value-type="float" office:value="103.988681881254" table:style-name="ce11">
            <text:p>104</text:p>
          </table:table-cell>
          <table:table-cell office:value-type="float" office:value="130.90135147077399" table:style-name="ce11">
            <text:p>131</text:p>
          </table:table-cell>
          <table:table-cell office:value-type="float" office:value="157.51771199662201" table:style-name="ce11">
            <text:p>158</text:p>
          </table:table-cell>
          <table:table-cell office:value-type="float" office:value="184.693935786194" table:style-name="ce11">
            <text:p>185</text:p>
          </table:table-cell>
          <table:table-cell office:value-type="float" office:value="212.235035940476" table:style-name="ce11">
            <text:p>212</text:p>
          </table:table-cell>
          <table:table-cell office:value-type="float" office:value="241.987276283657" table:style-name="ce11">
            <text:p>242</text:p>
          </table:table-cell>
          <table:table-cell office:value-type="float" office:value="261.49075580839502" table:style-name="ce11">
            <text:p>261</text:p>
          </table:table-cell>
          <table:table-cell office:value-type="float" office:value="286.62394941505602" table:style-name="ce11">
            <text:p>287</text:p>
          </table:table-cell>
          <table:table-cell office:value-type="float" office:value="310.01731435752401" table:style-name="ce11">
            <text:p>310</text:p>
          </table:table-cell>
          <table:table-cell office:value-type="float" office:value="336.11523987555597" table:style-name="ce11">
            <text:p>336</text:p>
          </table:table-cell>
          <table:table-cell office:value-type="float" office:value="362.26281593089999" table:style-name="ce11">
            <text:p>362</text:p>
          </table:table-cell>
          <table:table-cell office:value-type="float" office:value="392.05622737338098" table:style-name="ce11">
            <text:p>392</text:p>
          </table:table-cell>
          <table:table-cell office:value-type="float" office:value="428.63066605846097" table:style-name="ce11">
            <text:p>429</text:p>
          </table:table-cell>
          <table:table-cell office:value-type="float" office:value="473.73155834451302" table:style-name="ce11">
            <text:p>474</text:p>
          </table:table-cell>
          <table:table-cell office:value-type="float" office:value="523.800098987718" table:style-name="ce11">
            <text:p>524</text:p>
          </table:table-cell>
          <table:table-cell office:value-type="float" office:value="570.94112909653597" table:style-name="ce11">
            <text:p>571</text:p>
          </table:table-cell>
          <table:table-cell table:number-columns-repeated="16339"/>
        </table:table-row>
        <table:table-row table:style-name="ro2">
          <table:table-cell table:number-columns-repeated="45" table:style-name="ce11"/>
          <table:table-cell table:number-columns-repeated="16339"/>
        </table:table-row>
        <table:table-row table:number-rows-repeated="1048513" table:style-name="ro2">
          <table:table-cell table:number-columns-repeated="16384"/>
        </table:table-row>
      </table:table>
      <table:database-ranges>
        <table:database-range table:target-range-address="Table_of_contents.A3:Table_of_contents.G11" table:name="annexf_table_of_contents"/>
        <table:database-range table:target-range-address="Notes.A3:Notes.C14" table:name="annexf_notes"/>
        <table:database-range table:target-range-address="Reference.A3:Reference.AS62" table:name="annexf_reference"/>
        <table:database-range table:target-range-address="FFP_Low.A3:FFP_Low.AS62" table:name="annexf_ffp_low"/>
        <table:database-range table:target-range-address="FFP_High.A3:FFP_High.AS62" table:name="annexf_ffp_high"/>
        <table:database-range table:target-range-address="FFP_Exten_High.A3:FFP_Exten_High.AS62" table:name="annexf_ffp_exten_high"/>
        <table:database-range table:target-range-address="GDP_Low.A3:GDP_Low.AS62" table:name="annexf_gdp_low"/>
        <table:database-range table:target-range-address="GDP_High.A3:GDP_High.AS62" table:name="annexf_gdp_high"/>
        <table:database-range table:target-range-address="Existing.A3:Existing.AS62" table:name="annexf_existing"/>
        <table:database-range table:target-range-address="Pre2010_Baseline.A3:Pre2010_Baseline.AS62" table:name="annexf_pre2010_baselin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 style:apply-style-name="N36P0"/>
      <style:map style:condition="value()&lt;0" style:apply-style-name="N36P1"/>
    </number:text-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meta:initial-creator>EEP_Team</meta:initial-creator>
    <dc:creator>Curran, Ruth (TIUA - Analysis Directorate)</dc:creator>
    <meta:creation-date>2022-10-17T19:27:15Z</meta:creation-date>
    <dc:date>2022-10-17T22:41:58Z</dc:date>
    <meta:user-defined meta:name="MSIP_Label_ba62f585-b40f-4ab9-bafe-39150f03d124_Enabled">true</meta:user-defined>
    <meta:user-defined meta:name="MSIP_Label_ba62f585-b40f-4ab9-bafe-39150f03d124_SetDate">2022-10-17T22:32:26Z</meta:user-defined>
    <meta:user-defined meta:name="MSIP_Label_ba62f585-b40f-4ab9-bafe-39150f03d124_Method">Standard</meta:user-defined>
    <meta:user-defined meta:name="MSIP_Label_ba62f585-b40f-4ab9-bafe-39150f03d124_Name">OFFICIAL</meta:user-defined>
    <meta:user-defined meta:name="MSIP_Label_ba62f585-b40f-4ab9-bafe-39150f03d124_SiteId">cbac7005-02c1-43eb-b497-e6492d1b2dd8</meta:user-defined>
    <meta:user-defined meta:name="MSIP_Label_ba62f585-b40f-4ab9-bafe-39150f03d124_ActionId">4f1fea39-4c14-4a75-9f22-5dfe3add73a6</meta:user-defined>
    <meta:user-defined meta:name="MSIP_Label_ba62f585-b40f-4ab9-bafe-39150f03d124_ContentBits">0</meta:user-defined>
  </office:meta>
</office:document-meta>
</file>